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ro10" style:family="table-row">
      <style:table-row-properties style:row-height="1.1091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1" table:default-cell-style-name="ce2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Teacher ID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Scratch Project ID</text:p>
          </table:table-cell>
          <table:table-cell office:value-type="string" calcext:value-type="string">
            <text:p>Game Link</text:p>
          </table:table-cell>
          <table:table-cell office:value-type="string" calcext:value-type="string">
            <text:p>Scratch Studio Link</text:p>
          </table:table-cell>
          <table:table-cell office:value-type="string" calcext:value-type="string">
            <text:p>Scratch Project Name</text:p>
          </table:table-cell>
          <table:table-cell office:value-type="string" calcext:value-type="string">
            <text:p>Student's Nam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Scratch Experience</text:p>
          </table:table-cell>
          <table:table-cell table:style-name="ce1" office:value-type="string" calcext:value-type="string">
            <text:p>Age-Grad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Race/Ethnicity</text:p>
          </table:table-cell>
          <table:table-cell office:value-type="string" calcext:value-type="string">
            <text:p>Dr. Scratch Score</text:p>
          </table:table-cell>
          <table:table-cell office:value-type="string" calcext:value-type="string">
            <text:p>Game Genre</text:p>
          </table:table-cell>
          <table:table-cell office:value-type="string" calcext:value-type="string">
            <text:p>Pre CT</text:p>
          </table:table-cell>
          <table:table-cell office:value-type="string" calcext:value-type="string">
            <text:p>Post CT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289" calcext:value-type="float">
            <text:p>200817289</text:p>
          </table:table-cell>
          <table:table-cell office:value-type="float" office:value="129150753" calcext:value-type="float">
            <text:p>129150753</text:p>
          </table:table-cell>
          <table:table-cell office:value-type="string" calcext:value-type="string">
            <text:p><text:a xlink:href="https://scratch.mit.edu/projects/129150753" xlink:type="simple">https://scratch.mit.edu/projects/129150753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a</text:p>
          </table:table-cell>
          <table:table-cell office:value-type="string" calcext:value-type="string">
            <text:p>Aidan Auclair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Unplayable/na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125210" calcext:value-type="float">
            <text:p>201125210</text:p>
          </table:table-cell>
          <table:table-cell office:value-type="float" office:value="129150753" calcext:value-type="float">
            <text:p>129150753</text:p>
          </table:table-cell>
          <table:table-cell office:value-type="string" calcext:value-type="string">
            <text:p><text:a xlink:href="https://scratch.mit.edu/projects/129150753" xlink:type="simple">https://scratch.mit.edu/projects/129150753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a</text:p>
          </table:table-cell>
          <table:table-cell office:value-type="string" calcext:value-type="string">
            <text:p>Carter Getchell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Unplayable/nan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700" calcext:value-type="float">
            <text:p>200817700</text:p>
          </table:table-cell>
          <table:table-cell office:value-type="float" office:value="131382669" calcext:value-type="float">
            <text:p>131382669</text:p>
          </table:table-cell>
          <table:table-cell office:value-type="string" calcext:value-type="string">
            <text:p><text:a xlink:href="https://scratch.mit.edu/projects/131382669" xlink:type="simple">https://scratch.mit.edu/projects/131382669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b</text:p>
          </table:table-cell>
          <table:table-cell office:value-type="string" calcext:value-type="string">
            <text:p>Alexa Kwon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Carlin</text:p>
          </table:table-cell>
          <table:table-cell office:value-type="float" office:value="200817454" calcext:value-type="float">
            <text:p>200817454</text:p>
          </table:table-cell>
          <table:table-cell office:value-type="float" office:value="131382669" calcext:value-type="float">
            <text:p>131382669</text:p>
          </table:table-cell>
          <table:table-cell office:value-type="string" calcext:value-type="string">
            <text:p><text:a xlink:href="https://scratch.mit.edu/projects/131382669" xlink:type="simple">https://scratch.mit.edu/projects/131382669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b</text:p>
          </table:table-cell>
          <table:table-cell office:value-type="string" calcext:value-type="string">
            <text:p>Spencer Cox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5/21</text:p>
          </table:table-cell>
          <table:table-cell office:value-type="string" calcext:value-type="string">
            <text:p>Quiz/nan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716583" calcext:value-type="float">
            <text:p>200716583</text:p>
          </table:table-cell>
          <table:table-cell office:value-type="float" office:value="129532769" calcext:value-type="float">
            <text:p>129532769</text:p>
          </table:table-cell>
          <table:table-cell office:value-type="string" calcext:value-type="string">
            <text:p><text:a xlink:href="https://scratch.mit.edu/projects/129532769" xlink:type="simple">https://scratch.mit.edu/projects/129532769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c</text:p>
          </table:table-cell>
          <table:table-cell office:value-type="string" calcext:value-type="string">
            <text:p>Alexa Rossi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8030" calcext:value-type="float">
            <text:p>200818030</text:p>
          </table:table-cell>
          <table:table-cell office:value-type="float" office:value="129532769" calcext:value-type="float">
            <text:p>129532769</text:p>
          </table:table-cell>
          <table:table-cell office:value-type="string" calcext:value-type="string">
            <text:p><text:a xlink:href="https://scratch.mit.edu/projects/129532769" xlink:type="simple">https://scratch.mit.edu/projects/129532769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c</text:p>
          </table:table-cell>
          <table:table-cell office:value-type="string" calcext:value-type="string">
            <text:p>Jay Sharma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021658" calcext:value-type="float">
            <text:p>201021658</text:p>
          </table:table-cell>
          <table:table-cell office:value-type="float" office:value="129532769" calcext:value-type="float">
            <text:p>129532769</text:p>
          </table:table-cell>
          <table:table-cell office:value-type="string" calcext:value-type="string">
            <text:p><text:a xlink:href="https://scratch.mit.edu/projects/129532769" xlink:type="simple">https://scratch.mit.edu/projects/129532769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c</text:p>
          </table:table-cell>
          <table:table-cell office:value-type="string" calcext:value-type="string">
            <text:p>Gus Pelis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125547" calcext:value-type="float">
            <text:p>201125547</text:p>
          </table:table-cell>
          <table:table-cell office:value-type="float" office:value="130705606" calcext:value-type="float">
            <text:p>130705606</text:p>
          </table:table-cell>
          <table:table-cell office:value-type="string" calcext:value-type="string">
            <text:p><text:a xlink:href="https://scratch.mit.edu/projects/130705606" xlink:type="simple">https://scratch.mit.edu/projects/130705606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d</text:p>
          </table:table-cell>
          <table:table-cell office:value-type="string" calcext:value-type="string">
            <text:p>Andre Meza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7/21</text:p>
          </table:table-cell>
          <table:table-cell office:value-type="string" calcext:value-type="string">
            <text:p>Unplayable/nan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1329792" calcext:value-type="float">
            <text:p>201329792</text:p>
          </table:table-cell>
          <table:table-cell office:value-type="float" office:value="130705606" calcext:value-type="float">
            <text:p>130705606</text:p>
          </table:table-cell>
          <table:table-cell office:value-type="string" calcext:value-type="string">
            <text:p><text:a xlink:href="https://scratch.mit.edu/projects/130705606" xlink:type="simple">https://scratch.mit.edu/projects/130705606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d</text:p>
          </table:table-cell>
          <table:table-cell office:value-type="string" calcext:value-type="string">
            <text:p>Julissa Difot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've heard of it.</text:p>
          </table:table-cell>
          <table:table-cell table:style-name="ce1" office:value-type="string" calcext:value-type="string">
            <text:p>12 Calculus project in the summ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Unplayable/nan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716819" calcext:value-type="float">
            <text:p>200716819</text:p>
          </table:table-cell>
          <table:table-cell office:value-type="float" office:value="129151851" calcext:value-type="float">
            <text:p>129151851</text:p>
          </table:table-cell>
          <table:table-cell office:value-type="string" calcext:value-type="string">
            <text:p><text:a xlink:href="https://scratch.mit.edu/projects/129151851" xlink:type="simple">https://scratch.mit.edu/projects/129151851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e</text:p>
          </table:table-cell>
          <table:table-cell office:value-type="string" calcext:value-type="string">
            <text:p>Curtis Howell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table:style-name="ce3" office:value-type="string" calcext:value-type="string">
            <text:p>12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431998" calcext:value-type="float">
            <text:p>201431998</text:p>
          </table:table-cell>
          <table:table-cell office:value-type="float" office:value="129151851" calcext:value-type="float">
            <text:p>129151851</text:p>
          </table:table-cell>
          <table:table-cell office:value-type="string" calcext:value-type="string">
            <text:p><text:a xlink:href="https://scratch.mit.edu/projects/129151851" xlink:type="simple">https://scratch.mit.edu/projects/129151851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e</text:p>
          </table:table-cell>
          <table:table-cell office:value-type="string" calcext:value-type="string">
            <text:p>Parisa Ghavidel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table:style-name="ce3" office:value-type="string" calcext:value-type="string">
            <text:p>12/21</text:p>
          </table:table-cell>
          <table:table-cell table:style-name="ce2"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432" calcext:value-type="float">
            <text:p>200817432</text:p>
          </table:table-cell>
          <table:table-cell office:value-type="float" office:value="129147127" calcext:value-type="float">
            <text:p>129147127</text:p>
          </table:table-cell>
          <table:table-cell office:value-type="string" calcext:value-type="string">
            <text:p><text:a xlink:href="https://scratch.mit.edu/projects/129147127" xlink:type="simple">https://scratch.mit.edu/projects/129147127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f</text:p>
          </table:table-cell>
          <table:table-cell office:value-type="string" calcext:value-type="string">
            <text:p>Sophie Castleman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562" calcext:value-type="float">
            <text:p>200817562</text:p>
          </table:table-cell>
          <table:table-cell office:value-type="float" office:value="129147127" calcext:value-type="float">
            <text:p>129147127</text:p>
          </table:table-cell>
          <table:table-cell office:value-type="string" calcext:value-type="string">
            <text:p><text:a xlink:href="https://scratch.mit.edu/projects/129147127" xlink:type="simple">https://scratch.mit.edu/projects/129147127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f</text:p>
          </table:table-cell>
          <table:table-cell office:value-type="string" calcext:value-type="string">
            <text:p>Jenna Biebel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329863" calcext:value-type="float">
            <text:p>201329863</text:p>
          </table:table-cell>
          <table:table-cell office:value-type="float" office:value="129532847" calcext:value-type="float">
            <text:p>129532847</text:p>
          </table:table-cell>
          <table:table-cell office:value-type="string" calcext:value-type="string">
            <text:p><text:a xlink:href="https://scratch.mit.edu/projects/129532847" xlink:type="simple">https://scratch.mit.edu/projects/129532847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g</text:p>
          </table:table-cell>
          <table:table-cell office:value-type="string" calcext:value-type="string">
            <text:p>Rory Sexton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Swipe Elimination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601507" calcext:value-type="float">
            <text:p>201601507</text:p>
          </table:table-cell>
          <table:table-cell office:value-type="float" office:value="129532847" calcext:value-type="float">
            <text:p>129532847</text:p>
          </table:table-cell>
          <table:table-cell office:value-type="string" calcext:value-type="string">
            <text:p><text:a xlink:href="https://scratch.mit.edu/projects/129532847" xlink:type="simple">https://scratch.mit.edu/projects/129532847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g</text:p>
          </table:table-cell>
          <table:table-cell office:value-type="string" calcext:value-type="string">
            <text:p>Kandibel Melo Cruz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've heard of it.</text:p>
          </table:table-cell>
          <table:table-cell table:style-name="ce1" office:value-type="float" office:value="12" calcext:value-type="float">
            <text:p>12</text:p>
          </table:table-cell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Action/Swipe Eliminatio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794" calcext:value-type="float">
            <text:p>200817794</text:p>
          </table:table-cell>
          <table:table-cell office:value-type="float" office:value="129533232" calcext:value-type="float">
            <text:p>129533232</text:p>
          </table:table-cell>
          <table:table-cell office:value-type="string" calcext:value-type="string">
            <text:p><text:a xlink:href="https://scratch.mit.edu/projects/129533232" xlink:type="simple">https://scratch.mit.edu/projects/129533232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h</text:p>
          </table:table-cell>
          <table:table-cell office:value-type="string" calcext:value-type="string">
            <text:p>Rachel Johnston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 table:style-name="ce1" office:value-type="string" calcext:value-type="string">
            <text:p>6th grade (I think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921209" calcext:value-type="float">
            <text:p>200921209</text:p>
          </table:table-cell>
          <table:table-cell office:value-type="float" office:value="129533232" calcext:value-type="float">
            <text:p>129533232</text:p>
          </table:table-cell>
          <table:table-cell office:value-type="string" calcext:value-type="string">
            <text:p><text:a xlink:href="https://scratch.mit.edu/projects/129533232" xlink:type="simple">https://scratch.mit.edu/projects/129533232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h</text:p>
          </table:table-cell>
          <table:table-cell office:value-type="string" calcext:value-type="string">
            <text:p>Steven Landry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8547" calcext:value-type="float">
            <text:p>200818547</text:p>
          </table:table-cell>
          <table:table-cell office:value-type="float" office:value="129151366" calcext:value-type="float">
            <text:p>129151366</text:p>
          </table:table-cell>
          <table:table-cell office:value-type="string" calcext:value-type="string">
            <text:p><text:a xlink:href="https://scratch.mit.edu/projects/129151366" xlink:type="simple">https://scratch.mit.edu/projects/129151366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i</text:p>
          </table:table-cell>
          <table:table-cell office:value-type="string" calcext:value-type="string">
            <text:p>Riley McGarry Partridge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Storytelling/nan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920346" calcext:value-type="float">
            <text:p>200920346</text:p>
          </table:table-cell>
          <table:table-cell office:value-type="float" office:value="129151366" calcext:value-type="float">
            <text:p>129151366</text:p>
          </table:table-cell>
          <table:table-cell office:value-type="string" calcext:value-type="string">
            <text:p><text:a xlink:href="https://scratch.mit.edu/projects/129151366" xlink:type="simple">https://scratch.mit.edu/projects/129151366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i</text:p>
          </table:table-cell>
          <table:table-cell office:value-type="string" calcext:value-type="string">
            <text:p>Jade Pepin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Storytelling/nan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7677" calcext:value-type="float">
            <text:p>200817677</text:p>
          </table:table-cell>
          <table:table-cell office:value-type="float" office:value="129532431" calcext:value-type="float">
            <text:p>129532431</text:p>
          </table:table-cell>
          <table:table-cell office:value-type="string" calcext:value-type="string">
            <text:p><text:a xlink:href="https://scratch.mit.edu/projects/129532431" xlink:type="simple">https://scratch.mit.edu/projects/129532431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j</text:p>
          </table:table-cell>
          <table:table-cell office:value-type="string" calcext:value-type="string">
            <text:p>Noah Heinstein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have created a project in Scratch.</text:p>
          </table:table-cell>
          <table:table-cell table:style-name="ce1" office:value-type="string" calcext:value-type="string">
            <text:p>5th gr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,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7765" calcext:value-type="float">
            <text:p>200817765</text:p>
          </table:table-cell>
          <table:table-cell office:value-type="float" office:value="129532431" calcext:value-type="float">
            <text:p>129532431</text:p>
          </table:table-cell>
          <table:table-cell office:value-type="string" calcext:value-type="string">
            <text:p><text:a xlink:href="https://scratch.mit.edu/projects/129532431" xlink:type="simple">https://scratch.mit.edu/projects/129532431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j</text:p>
          </table:table-cell>
          <table:table-cell office:value-type="string" calcext:value-type="string">
            <text:p>Nicholas Bauer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have a lot of experience in Scratch.</text:p>
          </table:table-cell>
          <table:table-cell table:style-name="ce1" office:value-type="string" calcext:value-type="string">
            <text:p>5th Gr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614297" calcext:value-type="float">
            <text:p>200614297</text:p>
          </table:table-cell>
          <table:table-cell office:value-type="float" office:value="129217127" calcext:value-type="float">
            <text:p>129217127</text:p>
          </table:table-cell>
          <table:table-cell office:value-type="string" calcext:value-type="string">
            <text:p><text:a xlink:href="https://scratch.mit.edu/projects/129217127" xlink:type="simple">https://scratch.mit.edu/projects/129217127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k</text:p>
          </table:table-cell>
          <table:table-cell office:value-type="string" calcext:value-type="string">
            <text:p>Kyrene Sugianto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've heard of it., I have created a project in Scratch.</text:p>
          </table:table-cell>
          <table:table-cell table:style-name="ce1" office:value-type="string" calcext:value-type="string">
            <text:p>13 FA Day Middle School</text:p>
          </table:table-cell>
          <table:table-cell table:style-name="ce2" table:number-columns-repeated="2"/>
          <table:table-cell office:value-type="string" calcext:value-type="string">
            <text:p>15/21</text:p>
          </table:table-cell>
          <table:table-cell office:value-type="string" calcext:value-type="string">
            <text:p>Action/Swipe Elimination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1601746" calcext:value-type="float">
            <text:p>201601746</text:p>
          </table:table-cell>
          <table:table-cell office:value-type="float" office:value="129217127" calcext:value-type="float">
            <text:p>129217127</text:p>
          </table:table-cell>
          <table:table-cell office:value-type="string" calcext:value-type="string">
            <text:p><text:a xlink:href="https://scratch.mit.edu/projects/129217127" xlink:type="simple">https://scratch.mit.edu/projects/129217127</text:a></text:p>
          </table:table-cell>
          <table:table-cell office:value-type="string" calcext:value-type="string">
            <text:p><text:a xlink:href="https://scratch.mit.edu/studios/2991196/" xlink:type="simple">https://scratch.mit.edu/studios/2991196/</text:a></text:p>
          </table:table-cell>
          <table:table-cell office:value-type="string" calcext:value-type="string">
            <text:p>emerald1k</text:p>
          </table:table-cell>
          <table:table-cell office:value-type="string" calcext:value-type="string">
            <text:p>Boyu Liu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used Scratch during Hour of Code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Swipe Elimination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817476" calcext:value-type="float">
            <text:p>200817476</text:p>
          </table:table-cell>
          <table:table-cell office:value-type="float" office:value="129179080" calcext:value-type="float">
            <text:p>129179080</text:p>
          </table:table-cell>
          <table:table-cell office:value-type="string" calcext:value-type="string">
            <text:p><text:a xlink:href="https://scratch.mit.edu/projects/129179080" xlink:type="simple">https://scratch.mit.edu/projects/129179080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a</text:p>
          </table:table-cell>
          <table:table-cell office:value-type="string" calcext:value-type="string">
            <text:p>Emily Fink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've heard of it., I used Scratch during Hour of Code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,Multiracial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Quiz/nan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8015" calcext:value-type="float">
            <text:p>200818015</text:p>
          </table:table-cell>
          <table:table-cell office:value-type="float" office:value="129179080" calcext:value-type="float">
            <text:p>129179080</text:p>
          </table:table-cell>
          <table:table-cell office:value-type="string" calcext:value-type="string">
            <text:p><text:a xlink:href="https://scratch.mit.edu/projects/129179080" xlink:type="simple">https://scratch.mit.edu/projects/129179080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a</text:p>
          </table:table-cell>
          <table:table-cell office:value-type="string" calcext:value-type="string">
            <text:p>Amanda Murphy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2</text:p>
          </table:table-cell>
          <table:table-cell office:value-type="string" calcext:value-type="string">
            <text:p>Quiz/nan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452" calcext:value-type="float">
            <text:p>200817452</text:p>
          </table:table-cell>
          <table:table-cell office:value-type="float" office:value="129557515" calcext:value-type="float">
            <text:p>129557515</text:p>
          </table:table-cell>
          <table:table-cell office:value-type="string" calcext:value-type="string">
            <text:p><text:a xlink:href="https://scratch.mit.edu/projects/129557515" xlink:type="simple">https://scratch.mit.edu/projects/129557515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b</text:p>
          </table:table-cell>
          <table:table-cell office:value-type="string" calcext:value-type="string">
            <text:p>Alexander Chung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Pong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601509" calcext:value-type="float">
            <text:p>201601509</text:p>
          </table:table-cell>
          <table:table-cell office:value-type="float" office:value="129557515" calcext:value-type="float">
            <text:p>129557515</text:p>
          </table:table-cell>
          <table:table-cell office:value-type="string" calcext:value-type="string">
            <text:p><text:a xlink:href="https://scratch.mit.edu/projects/129557515" xlink:type="simple">https://scratch.mit.edu/projects/129557515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b</text:p>
          </table:table-cell>
          <table:table-cell office:value-type="string" calcext:value-type="string">
            <text:p>Hannah Huff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,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881" calcext:value-type="float">
            <text:p>200817881</text:p>
          </table:table-cell>
          <table:table-cell office:value-type="float" office:value="130160517" calcext:value-type="float">
            <text:p>130160517</text:p>
          </table:table-cell>
          <table:table-cell office:value-type="string" calcext:value-type="string">
            <text:p><text:a xlink:href="https://scratch.mit.edu/projects/130160517" xlink:type="simple">https://scratch.mit.edu/projects/130160517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c</text:p>
          </table:table-cell>
          <table:table-cell office:value-type="string" calcext:value-type="string">
            <text:p>Sophia Morgan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Puzzle/nan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Carlin</text:p>
          </table:table-cell>
          <table:table-cell office:value-type="float" office:value="200817640" calcext:value-type="float">
            <text:p>200817640</text:p>
          </table:table-cell>
          <table:table-cell office:value-type="float" office:value="130160517" calcext:value-type="float">
            <text:p>130160517</text:p>
          </table:table-cell>
          <table:table-cell office:value-type="string" calcext:value-type="string">
            <text:p><text:a xlink:href="https://scratch.mit.edu/projects/130160517" xlink:type="simple">https://scratch.mit.edu/projects/130160517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c</text:p>
          </table:table-cell>
          <table:table-cell office:value-type="string" calcext:value-type="string">
            <text:p>Amelia Cohen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9/21</text:p>
          </table:table-cell>
          <table:table-cell office:value-type="string" calcext:value-type="string">
            <text:p>Puzzle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614287" calcext:value-type="float">
            <text:p>200614287</text:p>
          </table:table-cell>
          <table:table-cell office:value-type="float" office:value="129181430" calcext:value-type="float">
            <text:p>129181430</text:p>
          </table:table-cell>
          <table:table-cell office:value-type="string" calcext:value-type="string">
            <text:p><text:a xlink:href="https://scratch.mit.edu/projects/129181430" xlink:type="simple">https://scratch.mit.edu/projects/129181430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d</text:p>
          </table:table-cell>
          <table:table-cell office:value-type="string" calcext:value-type="string">
            <text:p>Luke Dias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Quiz/na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783" calcext:value-type="float">
            <text:p>200817783</text:p>
          </table:table-cell>
          <table:table-cell office:value-type="float" office:value="129181430" calcext:value-type="float">
            <text:p>129181430</text:p>
          </table:table-cell>
          <table:table-cell office:value-type="string" calcext:value-type="string">
            <text:p><text:a xlink:href="https://scratch.mit.edu/projects/129181430" xlink:type="simple">https://scratch.mit.edu/projects/129181430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d</text:p>
          </table:table-cell>
          <table:table-cell office:value-type="string" calcext:value-type="string">
            <text:p>Emily Daigle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Quiz/nan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910" calcext:value-type="float">
            <text:p>200817910</text:p>
          </table:table-cell>
          <table:table-cell office:value-type="float" office:value="129175891" calcext:value-type="float">
            <text:p>129175891</text:p>
          </table:table-cell>
          <table:table-cell office:value-type="string" calcext:value-type="string">
            <text:p><text:a xlink:href="https://scratch.mit.edu/projects/129175891" xlink:type="simple">https://scratch.mit.edu/projects/129175891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e</text:p>
          </table:table-cell>
          <table:table-cell office:value-type="string" calcext:value-type="string">
            <text:p>Ellie Solomon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8222" calcext:value-type="float">
            <text:p>200818222</text:p>
          </table:table-cell>
          <table:table-cell office:value-type="float" office:value="129175891" calcext:value-type="float">
            <text:p>129175891</text:p>
          </table:table-cell>
          <table:table-cell office:value-type="string" calcext:value-type="string">
            <text:p><text:a xlink:href="https://scratch.mit.edu/projects/129175891" xlink:type="simple">https://scratch.mit.edu/projects/129175891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e</text:p>
          </table:table-cell>
          <table:table-cell office:value-type="string" calcext:value-type="string">
            <text:p>Daniel Prudovsky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579" calcext:value-type="float">
            <text:p>200817579</text:p>
          </table:table-cell>
          <table:table-cell office:value-type="float" office:value="129175253" calcext:value-type="float">
            <text:p>129175253</text:p>
          </table:table-cell>
          <table:table-cell office:value-type="string" calcext:value-type="string">
            <text:p><text:a xlink:href="https://scratch.mit.edu/projects/129175253" xlink:type="simple">https://scratch.mit.edu/projects/129175253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f</text:p>
          </table:table-cell>
          <table:table-cell office:value-type="string" calcext:value-type="string">
            <text:p>Felipe Avila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Puzzle/nan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1022767" calcext:value-type="float">
            <text:p>201022767</text:p>
          </table:table-cell>
          <table:table-cell office:value-type="float" office:value="129175253" calcext:value-type="float">
            <text:p>129175253</text:p>
          </table:table-cell>
          <table:table-cell office:value-type="string" calcext:value-type="string">
            <text:p><text:a xlink:href="https://scratch.mit.edu/projects/129175253" xlink:type="simple">https://scratch.mit.edu/projects/129175253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f</text:p>
          </table:table-cell>
          <table:table-cell office:value-type="string" calcext:value-type="string">
            <text:p>Eleanor Stover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 table:style-name="ce1" office:value-type="string" calcext:value-type="string">
            <text:p>Ive never used Hour of Co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erican Indian or Alaskan Native,Multiracial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Puzzle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286" calcext:value-type="float">
            <text:p>200817286</text:p>
          </table:table-cell>
          <table:table-cell office:value-type="float" office:value="129175558" calcext:value-type="float">
            <text:p>129175558</text:p>
          </table:table-cell>
          <table:table-cell office:value-type="string" calcext:value-type="string">
            <text:p><text:a xlink:href="https://scratch.mit.edu/projects/129175558" xlink:type="simple">https://scratch.mit.edu/projects/129175558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g</text:p>
          </table:table-cell>
          <table:table-cell office:value-type="string" calcext:value-type="string">
            <text:p>Grace Archer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Quiz/nan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615" calcext:value-type="float">
            <text:p>200817615</text:p>
          </table:table-cell>
          <table:table-cell office:value-type="float" office:value="129175558" calcext:value-type="float">
            <text:p>129175558</text:p>
          </table:table-cell>
          <table:table-cell office:value-type="string" calcext:value-type="string">
            <text:p><text:a xlink:href="https://scratch.mit.edu/projects/129175558" xlink:type="simple">https://scratch.mit.edu/projects/129175558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g</text:p>
          </table:table-cell>
          <table:table-cell office:value-type="string" calcext:value-type="string">
            <text:p>Dongyin Carter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Quiz/nan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612496" calcext:value-type="float">
            <text:p>200612496</text:p>
          </table:table-cell>
          <table:table-cell office:value-type="float" office:value="129175360" calcext:value-type="float">
            <text:p>129175360</text:p>
          </table:table-cell>
          <table:table-cell office:value-type="string" calcext:value-type="string">
            <text:p><text:a xlink:href="https://scratch.mit.edu/projects/129175360" xlink:type="simple">https://scratch.mit.edu/projects/129175360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h</text:p>
          </table:table-cell>
          <table:table-cell office:value-type="string" calcext:value-type="string">
            <text:p>Jacob Chang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've heard of it.</text:p>
          </table:table-cell>
          <table:table-cell table:style-name="ce1" office:value-type="string" calcext:value-type="string">
            <text:p>6th gr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Simulation/RPG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716821" calcext:value-type="float">
            <text:p>200716821</text:p>
          </table:table-cell>
          <table:table-cell office:value-type="float" office:value="129175360" calcext:value-type="float">
            <text:p>129175360</text:p>
          </table:table-cell>
          <table:table-cell office:value-type="string" calcext:value-type="string">
            <text:p><text:a xlink:href="https://scratch.mit.edu/projects/129175360" xlink:type="simple">https://scratch.mit.edu/projects/129175360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h</text:p>
          </table:table-cell>
          <table:table-cell office:value-type="string" calcext:value-type="string">
            <text:p>Jordy Juarez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5/21</text:p>
          </table:table-cell>
          <table:table-cell office:value-type="string" calcext:value-type="string">
            <text:p>Simulation/RPG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7600" calcext:value-type="float">
            <text:p>200817600</text:p>
          </table:table-cell>
          <table:table-cell office:value-type="float" office:value="129175789" calcext:value-type="float">
            <text:p>129175789</text:p>
          </table:table-cell>
          <table:table-cell office:value-type="string" calcext:value-type="string">
            <text:p><text:a xlink:href="https://scratch.mit.edu/projects/129175789" xlink:type="simple">https://scratch.mit.edu/projects/129175789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i</text:p>
          </table:table-cell>
          <table:table-cell office:value-type="string" calcext:value-type="string">
            <text:p>Richard Pinch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have a lot of experience in Scratch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White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8225" calcext:value-type="float">
            <text:p>200818225</text:p>
          </table:table-cell>
          <table:table-cell office:value-type="float" office:value="129175789" calcext:value-type="float">
            <text:p>129175789</text:p>
          </table:table-cell>
          <table:table-cell office:value-type="string" calcext:value-type="string">
            <text:p><text:a xlink:href="https://scratch.mit.edu/projects/129175789" xlink:type="simple">https://scratch.mit.edu/projects/129175789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i</text:p>
          </table:table-cell>
          <table:table-cell office:value-type="string" calcext:value-type="string">
            <text:p>Sam Prudovsky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used Scratch during Hour of Code.</text:p>
          </table:table-cell>
          <table:table-cell table:style-name="ce1" office:value-type="string" calcext:value-type="string">
            <text:p>5th gr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,Other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7597" calcext:value-type="float">
            <text:p>200817597</text:p>
          </table:table-cell>
          <table:table-cell office:value-type="float" office:value="129208822" calcext:value-type="float">
            <text:p>129208822</text:p>
          </table:table-cell>
          <table:table-cell office:value-type="string" calcext:value-type="string">
            <text:p><text:a xlink:href="https://scratch.mit.edu/projects/129208822" xlink:type="simple">https://scratch.mit.edu/projects/129208822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j</text:p>
          </table:table-cell>
          <table:table-cell office:value-type="string" calcext:value-type="string">
            <text:p>Emma Pinch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,White,Multiracial</text:p>
          </table:table-cell>
          <table:table-cell office:value-type="string" calcext:value-type="string">
            <text:p>15/21</text:p>
          </table:table-cell>
          <table:table-cell table:style-name="ce2"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5">
          <table:table-cell office:value-type="string" calcext:value-type="string">
            <text:p>Carlin</text:p>
          </table:table-cell>
          <table:table-cell office:value-type="float" office:value="200818031" calcext:value-type="float">
            <text:p>200818031</text:p>
          </table:table-cell>
          <table:table-cell office:value-type="float" office:value="129208822" calcext:value-type="float">
            <text:p>129208822</text:p>
          </table:table-cell>
          <table:table-cell office:value-type="string" calcext:value-type="string">
            <text:p><text:a xlink:href="https://scratch.mit.edu/projects/129208822" xlink:type="simple">https://scratch.mit.edu/projects/129208822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j</text:p>
          </table:table-cell>
          <table:table-cell office:value-type="string" calcext:value-type="string">
            <text:p>Megan Schneider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have created a project in Scratch.</text:p>
          </table:table-cell>
          <table:table-cell table:style-name="ce1" office:value-type="string" calcext:value-type="string">
            <text:p>I'm not sure when, but I did go to a coding camp where I used Scratch and other similar programs, so I know how it works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5/21</text:p>
          </table:table-cell>
          <table:table-cell table:style-name="ce2"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716738" calcext:value-type="float">
            <text:p>200716738</text:p>
          </table:table-cell>
          <table:table-cell office:value-type="float" office:value="129553419" calcext:value-type="float">
            <text:p>129553419</text:p>
          </table:table-cell>
          <table:table-cell office:value-type="string" calcext:value-type="string">
            <text:p><text:a xlink:href="https://scratch.mit.edu/projects/129553419" xlink:type="simple">https://scratch.mit.edu/projects/129553419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k</text:p>
          </table:table-cell>
          <table:table-cell office:value-type="string" calcext:value-type="string">
            <text:p>Ricky Whipple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3/21</text:p>
          </table:table-cell>
          <table:table-cell table:style-name="ce2" table:number-columns-repeated="3"/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7800" calcext:value-type="float">
            <text:p>200817800</text:p>
          </table:table-cell>
          <table:table-cell office:value-type="float" office:value="129553419" calcext:value-type="float">
            <text:p>129553419</text:p>
          </table:table-cell>
          <table:table-cell office:value-type="string" calcext:value-type="string">
            <text:p><text:a xlink:href="https://scratch.mit.edu/projects/129553419" xlink:type="simple">https://scratch.mit.edu/projects/129553419</text:a></text:p>
          </table:table-cell>
          <table:table-cell office:value-type="string" calcext:value-type="string">
            <text:p><text:a xlink:href="https://scratch.mit.edu/studios/2991199/" xlink:type="simple">https://scratch.mit.edu/studios/2991199/</text:a></text:p>
          </table:table-cell>
          <table:table-cell office:value-type="string" calcext:value-type="string">
            <text:p>emerald2k</text:p>
          </table:table-cell>
          <table:table-cell office:value-type="string" calcext:value-type="string">
            <text:p>Shane Hicks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have a lot of experience in Scratch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,Other</text:p>
          </table:table-cell>
          <table:table-cell office:value-type="string" calcext:value-type="string">
            <text:p>13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837" calcext:value-type="float">
            <text:p>200817837</text:p>
          </table:table-cell>
          <table:table-cell office:value-type="float" office:value="129112111" calcext:value-type="float">
            <text:p>129112111</text:p>
          </table:table-cell>
          <table:table-cell office:value-type="string" calcext:value-type="string">
            <text:p><text:a xlink:href="https://scratch.mit.edu/projects/129112111" xlink:type="simple">https://scratch.mit.edu/projects/129112111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a</text:p>
          </table:table-cell>
          <table:table-cell office:value-type="string" calcext:value-type="string">
            <text:p>Catalina Powderly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Huh? What is Scratch?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Quiz/nan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8349" calcext:value-type="float">
            <text:p>200818349</text:p>
          </table:table-cell>
          <table:table-cell office:value-type="float" office:value="129112111" calcext:value-type="float">
            <text:p>129112111</text:p>
          </table:table-cell>
          <table:table-cell office:value-type="string" calcext:value-type="string">
            <text:p><text:a xlink:href="https://scratch.mit.edu/projects/129112111" xlink:type="simple">https://scratch.mit.edu/projects/129112111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a</text:p>
          </table:table-cell>
          <table:table-cell office:value-type="string" calcext:value-type="string">
            <text:p>Lily Wood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Quiz/nan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441" calcext:value-type="float">
            <text:p>200817441</text:p>
          </table:table-cell>
          <table:table-cell office:value-type="float" office:value="129109101" calcext:value-type="float">
            <text:p>129109101</text:p>
          </table:table-cell>
          <table:table-cell office:value-type="string" calcext:value-type="string">
            <text:p><text:a xlink:href="https://scratch.mit.edu/projects/129109101" xlink:type="simple">https://scratch.mit.edu/projects/129109101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b</text:p>
          </table:table-cell>
          <table:table-cell office:value-type="string" calcext:value-type="string">
            <text:p>Taylor Castro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 table:style-name="ce1" office:value-type="string" calcext:value-type="string">
            <text:p>6th gra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671" calcext:value-type="float">
            <text:p>200817671</text:p>
          </table:table-cell>
          <table:table-cell office:value-type="float" office:value="129109101" calcext:value-type="float">
            <text:p>129109101</text:p>
          </table:table-cell>
          <table:table-cell office:value-type="string" calcext:value-type="string">
            <text:p><text:a xlink:href="https://scratch.mit.edu/projects/129109101" xlink:type="simple">https://scratch.mit.edu/projects/129109101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b</text:p>
          </table:table-cell>
          <table:table-cell office:value-type="string" calcext:value-type="string">
            <text:p>Nia Goddard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table:style-name="ce3" office:value-type="string" calcext:value-type="string">
            <text:p>12/21</text:p>
          </table:table-cell>
          <table:table-cell table:style-name="ce2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592" calcext:value-type="float">
            <text:p>200817592</text:p>
          </table:table-cell>
          <table:table-cell office:value-type="float" office:value="129113450" calcext:value-type="float">
            <text:p>129113450</text:p>
          </table:table-cell>
          <table:table-cell office:value-type="string" calcext:value-type="string">
            <text:p><text:a xlink:href="https://scratch.mit.edu/projects/129113450" xlink:type="simple">https://scratch.mit.edu/projects/129113450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c</text:p>
          </table:table-cell>
          <table:table-cell office:value-type="string" calcext:value-type="string">
            <text:p>Owen O'Malley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601170" calcext:value-type="float">
            <text:p>201601170</text:p>
          </table:table-cell>
          <table:table-cell office:value-type="float" office:value="129113450" calcext:value-type="float">
            <text:p>129113450</text:p>
          </table:table-cell>
          <table:table-cell office:value-type="string" calcext:value-type="string">
            <text:p><text:a xlink:href="https://scratch.mit.edu/projects/129113450" xlink:type="simple">https://scratch.mit.edu/projects/129113450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c</text:p>
          </table:table-cell>
          <table:table-cell office:value-type="string" calcext:value-type="string">
            <text:p>Jeremy Girgus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6">
          <table:table-cell office:value-type="string" calcext:value-type="string">
            <text:p>Carlin</text:p>
          </table:table-cell>
          <table:table-cell office:value-type="float" office:value="200715102" calcext:value-type="float">
            <text:p>200715102</text:p>
          </table:table-cell>
          <table:table-cell office:value-type="float" office:value="129723521" calcext:value-type="float">
            <text:p>129723521</text:p>
          </table:table-cell>
          <table:table-cell office:value-type="string" calcext:value-type="string">
            <text:p><text:a xlink:href="https://scratch.mit.edu/projects/129723521" xlink:type="simple">https://scratch.mit.edu/projects/129723521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d</text:p>
          </table:table-cell>
          <table:table-cell office:value-type="string" calcext:value-type="string">
            <text:p>Ana Marsischky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merican Indian or Alaskan Nativ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Maze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674" calcext:value-type="float">
            <text:p>200817674</text:p>
          </table:table-cell>
          <table:table-cell office:value-type="float" office:value="129112463" calcext:value-type="float">
            <text:p>129112463</text:p>
          </table:table-cell>
          <table:table-cell office:value-type="string" calcext:value-type="string">
            <text:p><text:a xlink:href="https://scratch.mit.edu/projects/129112463" xlink:type="simple">https://scratch.mit.edu/projects/129112463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e</text:p>
          </table:table-cell>
          <table:table-cell office:value-type="string" calcext:value-type="string">
            <text:p>An-Li Tam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,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420" calcext:value-type="float">
            <text:p>200817420</text:p>
          </table:table-cell>
          <table:table-cell office:value-type="float" office:value="129108168" calcext:value-type="float">
            <text:p>129108168</text:p>
          </table:table-cell>
          <table:table-cell office:value-type="string" calcext:value-type="string">
            <text:p><text:a xlink:href="https://scratch.mit.edu/projects/129108168" xlink:type="simple">https://scratch.mit.edu/projects/129108168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f</text:p>
          </table:table-cell>
          <table:table-cell office:value-type="string" calcext:value-type="string">
            <text:p>Gwen Bankmann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Clicker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7455" calcext:value-type="float">
            <text:p>200817455</text:p>
          </table:table-cell>
          <table:table-cell office:value-type="float" office:value="126845274" calcext:value-type="float">
            <text:p>126845274</text:p>
          </table:table-cell>
          <table:table-cell office:value-type="string" calcext:value-type="string">
            <text:p><text:a xlink:href="https://scratch.mit.edu/projects/126845274" xlink:type="simple">https://scratch.mit.edu/projects/126845274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g</text:p>
          </table:table-cell>
          <table:table-cell office:value-type="string" calcext:value-type="string">
            <text:p>Kayley Somers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have a lot of experience in Scratch.</text:p>
          </table:table-cell>
          <table:table-cell table:style-name="ce1" office:value-type="string" calcext:value-type="string">
            <text:p>6th Gra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,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Carlin</text:p>
          </table:table-cell>
          <table:table-cell office:value-type="float" office:value="200920833" calcext:value-type="float">
            <text:p>200920833</text:p>
          </table:table-cell>
          <table:table-cell office:value-type="float" office:value="126845274" calcext:value-type="float">
            <text:p>126845274</text:p>
          </table:table-cell>
          <table:table-cell office:value-type="string" calcext:value-type="string">
            <text:p><text:a xlink:href="https://scratch.mit.edu/projects/126845274" xlink:type="simple">https://scratch.mit.edu/projects/126845274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g</text:p>
          </table:table-cell>
          <table:table-cell office:value-type="string" calcext:value-type="string">
            <text:p>Kenneth Williams Junior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have created a project in Scratch.</text:p>
          </table:table-cell>
          <table:table-cell table:style-name="ce1" office:value-type="string" calcext:value-type="string">
            <text:p>Grade 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,Black or African American,White,Multiracial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Quiz/nan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8372" calcext:value-type="float">
            <text:p>200818372</text:p>
          </table:table-cell>
          <table:table-cell office:value-type="float" office:value="129108557" calcext:value-type="float">
            <text:p>129108557</text:p>
          </table:table-cell>
          <table:table-cell office:value-type="string" calcext:value-type="string">
            <text:p><text:a xlink:href="https://scratch.mit.edu/projects/129108557" xlink:type="simple">https://scratch.mit.edu/projects/129108557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h</text:p>
          </table:table-cell>
          <table:table-cell office:value-type="string" calcext:value-type="string">
            <text:p>Talia Brodsky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have created a project in Scratch.</text:p>
          </table:table-cell>
          <table:table-cell table:style-name="ce1" office:value-type="string" calcext:value-type="string">
            <text:p>I didn't do Hour of Co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Quiz/nan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1601539" calcext:value-type="float">
            <text:p>201601539</text:p>
          </table:table-cell>
          <table:table-cell office:value-type="float" office:value="129108557" calcext:value-type="float">
            <text:p>129108557</text:p>
          </table:table-cell>
          <table:table-cell office:value-type="string" calcext:value-type="string">
            <text:p><text:a xlink:href="https://scratch.mit.edu/projects/129108557" xlink:type="simple">https://scratch.mit.edu/projects/129108557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h</text:p>
          </table:table-cell>
          <table:table-cell office:value-type="string" calcext:value-type="string">
            <text:p>Ethan Shin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have created a project in Scratch.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7906" calcext:value-type="float">
            <text:p>200817906</text:p>
          </table:table-cell>
          <table:table-cell office:value-type="float" office:value="129107636" calcext:value-type="float">
            <text:p>129107636</text:p>
          </table:table-cell>
          <table:table-cell office:value-type="string" calcext:value-type="string">
            <text:p><text:a xlink:href="https://scratch.mit.edu/projects/129107636" xlink:type="simple">https://scratch.mit.edu/projects/129107636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i</text:p>
          </table:table-cell>
          <table:table-cell office:value-type="string" calcext:value-type="string">
            <text:p>Megan Schwartz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have created a project in Scratch.</text:p>
          </table:table-cell>
          <table:table-cell table:style-name="ce1" office:value-type="string" calcext:value-type="string">
            <text:p>6th Gra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ce2"/>
          <table:table-cell table:number-columns-repeated="2" office:value-type="float" office:value="27" calcext:value-type="float">
            <text:p>27</text:p>
          </table:table-cell>
        </table:table-row>
        <table:table-row table:style-name="ro7">
          <table:table-cell office:value-type="string" calcext:value-type="string">
            <text:p>Carlin</text:p>
          </table:table-cell>
          <table:table-cell office:value-type="float" office:value="201022777" calcext:value-type="float">
            <text:p>201022777</text:p>
          </table:table-cell>
          <table:table-cell office:value-type="float" office:value="129107636" calcext:value-type="float">
            <text:p>129107636</text:p>
          </table:table-cell>
          <table:table-cell office:value-type="string" calcext:value-type="string">
            <text:p><text:a xlink:href="https://scratch.mit.edu/projects/129107636" xlink:type="simple">https://scratch.mit.edu/projects/129107636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i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, I used Scratch during Hour of Code., I have created a project in Scratch.</text:p>
          </table:table-cell>
          <table:table-cell table:style-name="ce1" office:value-type="string" calcext:value-type="string">
            <text:p>6th grade</text:p>
          </table:table-cell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3/21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9117" calcext:value-type="float">
            <text:p>200819117</text:p>
          </table:table-cell>
          <table:table-cell office:value-type="float" office:value="129109176" calcext:value-type="float">
            <text:p>129109176</text:p>
          </table:table-cell>
          <table:table-cell office:value-type="string" calcext:value-type="string">
            <text:p><text:a xlink:href="https://scratch.mit.edu/projects/129109176" xlink:type="simple">https://scratch.mit.edu/projects/129109176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j</text:p>
          </table:table-cell>
          <table:table-cell office:value-type="string" calcext:value-type="string">
            <text:p>Jacy Alpert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used Scratch during Hour of Code.</text:p>
          </table:table-cell>
          <table:table-cell table:style-name="ce1" office:value-type="string" calcext:value-type="string">
            <text:p>12 or 13, can't remember if I turned 13 yet</text:p>
          </table:table-cell>
          <table:table-cell office:value-type="string" calcext:value-type="string">
            <text:p>Female</text:p>
          </table:table-cell>
          <table:table-cell table:style-name="ce2"/>
          <table:table-cell table:style-name="ce3" office:value-type="string" calcext:value-type="string">
            <text:p>12/21</text:p>
          </table:table-cell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7">
          <table:table-cell office:value-type="string" calcext:value-type="string">
            <text:p>Carlin</text:p>
          </table:table-cell>
          <table:table-cell office:value-type="float" office:value="200919933" calcext:value-type="float">
            <text:p>200919933</text:p>
          </table:table-cell>
          <table:table-cell office:value-type="float" office:value="129109176" calcext:value-type="float">
            <text:p>129109176</text:p>
          </table:table-cell>
          <table:table-cell office:value-type="string" calcext:value-type="string">
            <text:p><text:a xlink:href="https://scratch.mit.edu/projects/129109176" xlink:type="simple">https://scratch.mit.edu/projects/129109176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j</text:p>
          </table:table-cell>
          <table:table-cell office:value-type="string" calcext:value-type="string">
            <text:p>Coral Lin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, I used Scratch during Hour of Code., I have created a project in Scratch.</text:p>
          </table:table-cell>
          <table:table-cell table:style-name="ce1" office:value-type="string" calcext:value-type="string">
            <text:p>I think 6th so I was 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Quiz/nan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7303" calcext:value-type="float">
            <text:p>200817303</text:p>
          </table:table-cell>
          <table:table-cell office:value-type="float" office:value="129109590" calcext:value-type="float">
            <text:p>129109590</text:p>
          </table:table-cell>
          <table:table-cell office:value-type="string" calcext:value-type="string">
            <text:p><text:a xlink:href="https://scratch.mit.edu/projects/129109590" xlink:type="simple">https://scratch.mit.edu/projects/129109590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k</text:p>
          </table:table-cell>
          <table:table-cell office:value-type="string" calcext:value-type="string">
            <text:p>Reilly Fitzgerald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used Scratch during Hour of Code.</text:p>
          </table:table-cell>
          <table:table-cell table:style-name="ce1" office:value-type="string" calcext:value-type="string">
            <text:p>6th Gr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Quiz/nan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8122" calcext:value-type="float">
            <text:p>200818122</text:p>
          </table:table-cell>
          <table:table-cell office:value-type="float" office:value="129109590" calcext:value-type="float">
            <text:p>129109590</text:p>
          </table:table-cell>
          <table:table-cell office:value-type="string" calcext:value-type="string">
            <text:p><text:a xlink:href="https://scratch.mit.edu/projects/129109590" xlink:type="simple">https://scratch.mit.edu/projects/129109590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ald3k</text:p>
          </table:table-cell>
          <table:table-cell office:value-type="string" calcext:value-type="string">
            <text:p>Fahimah Bbosa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used Scratch during Hour of Code.</text:p>
          </table:table-cell>
          <table:table-cell table:style-name="ce1" office:value-type="string" calcext:value-type="string">
            <text:p>12 F.A. Da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Quiz/nan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6">
          <table:table-cell office:value-type="string" calcext:value-type="string">
            <text:p>Carlin</text:p>
          </table:table-cell>
          <table:table-cell office:value-type="float" office:value="201125016" calcext:value-type="float">
            <text:p>201125016</text:p>
          </table:table-cell>
          <table:table-cell office:value-type="float" office:value="129112463" calcext:value-type="float">
            <text:p>129112463</text:p>
          </table:table-cell>
          <table:table-cell office:value-type="string" calcext:value-type="string">
            <text:p><text:a xlink:href="https://scratch.mit.edu/projects/129112463" xlink:type="simple">https://scratch.mit.edu/projects/129112463</text:a></text:p>
          </table:table-cell>
          <table:table-cell office:value-type="string" calcext:value-type="string">
            <text:p><text:a xlink:href="https://scratch.mit.edu/studios/2991200/" xlink:type="simple">https://scratch.mit.edu/studios/2991200/</text:a></text:p>
          </table:table-cell>
          <table:table-cell office:value-type="string" calcext:value-type="string">
            <text:p>emerlad3e</text:p>
          </table:table-cell>
          <table:table-cell office:value-type="string" calcext:value-type="string">
            <text:p>Julia Katz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,Multiracial</text:p>
          </table:table-cell>
          <table:table-cell office:value-type="string" calcext:value-type="string">
            <text:p>14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8113" calcext:value-type="float">
            <text:p>200818113</text:p>
          </table:table-cell>
          <table:table-cell office:value-type="float" office:value="129136551" calcext:value-type="float">
            <text:p>129136551</text:p>
          </table:table-cell>
          <table:table-cell office:value-type="string" calcext:value-type="string">
            <text:p><text:a xlink:href="https://scratch.mit.edu/projects/129136551" xlink:type="simple">https://scratch.mit.edu/projects/129136551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a</text:p>
          </table:table-cell>
          <table:table-cell office:value-type="string" calcext:value-type="string">
            <text:p>Sidnie Kulik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Quiz/nan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532987" calcext:value-type="float">
            <text:p>201532987</text:p>
          </table:table-cell>
          <table:table-cell office:value-type="float" office:value="129136551" calcext:value-type="float">
            <text:p>129136551</text:p>
          </table:table-cell>
          <table:table-cell office:value-type="string" calcext:value-type="string">
            <text:p><text:a xlink:href="https://scratch.mit.edu/projects/129136551" xlink:type="simple">https://scratch.mit.edu/projects/129136551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a</text:p>
          </table:table-cell>
          <table:table-cell office:value-type="string" calcext:value-type="string">
            <text:p>Emily Ng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845" calcext:value-type="float">
            <text:p>200817845</text:p>
          </table:table-cell>
          <table:table-cell office:value-type="float" office:value="129506444" calcext:value-type="float">
            <text:p>129506444</text:p>
          </table:table-cell>
          <table:table-cell office:value-type="string" calcext:value-type="string">
            <text:p><text:a xlink:href="https://scratch.mit.edu/projects/129506444" xlink:type="simple">https://scratch.mit.edu/projects/129506444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b</text:p>
          </table:table-cell>
          <table:table-cell office:value-type="string" calcext:value-type="string">
            <text:p>Malia Sung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Quiz/nan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601576" calcext:value-type="float">
            <text:p>201601576</text:p>
          </table:table-cell>
          <table:table-cell office:value-type="float" office:value="129506444" calcext:value-type="float">
            <text:p>129506444</text:p>
          </table:table-cell>
          <table:table-cell office:value-type="string" calcext:value-type="string">
            <text:p><text:a xlink:href="https://scratch.mit.edu/projects/129506444" xlink:type="simple">https://scratch.mit.edu/projects/129506444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b</text:p>
          </table:table-cell>
          <table:table-cell office:value-type="string" calcext:value-type="string">
            <text:p>Evan Rajkovic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Huh? What is Scratch?</text:p>
          </table:table-cell>
          <table:table-cell table:style-name="ce1" office:value-type="string" calcext:value-type="string">
            <text:p>nev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7833" calcext:value-type="float">
            <text:p>200817833</text:p>
          </table:table-cell>
          <table:table-cell office:value-type="float" office:value="129132173" calcext:value-type="float">
            <text:p>129132173</text:p>
          </table:table-cell>
          <table:table-cell office:value-type="string" calcext:value-type="string">
            <text:p><text:a xlink:href="https://scratch.mit.edu/projects/129132173" xlink:type="simple">https://scratch.mit.edu/projects/129132173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c</text:p>
          </table:table-cell>
          <table:table-cell office:value-type="string" calcext:value-type="string">
            <text:p>Jack Norton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Swipe Elimination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125209" calcext:value-type="float">
            <text:p>201125209</text:p>
          </table:table-cell>
          <table:table-cell office:value-type="float" office:value="129132380" calcext:value-type="float">
            <text:p>129132380</text:p>
          </table:table-cell>
          <table:table-cell office:value-type="string" calcext:value-type="string">
            <text:p><text:a xlink:href="https://scratch.mit.edu/projects/129132380" xlink:type="simple">https://scratch.mit.edu/projects/129132380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d</text:p>
          </table:table-cell>
          <table:table-cell office:value-type="string" calcext:value-type="string">
            <text:p>Maxwell Getchell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,Multiracial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Quiz/nan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511575" calcext:value-type="float">
            <text:p>200511575</text:p>
          </table:table-cell>
          <table:table-cell office:value-type="float" office:value="129132150" calcext:value-type="float">
            <text:p>129132150</text:p>
          </table:table-cell>
          <table:table-cell office:value-type="string" calcext:value-type="string">
            <text:p><text:a xlink:href="https://scratch.mit.edu/projects/129132150" xlink:type="simple">https://scratch.mit.edu/projects/129132150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e</text:p>
          </table:table-cell>
          <table:table-cell office:value-type="string" calcext:value-type="string">
            <text:p>Bruce Burba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ce2"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8048" calcext:value-type="float">
            <text:p>200818048</text:p>
          </table:table-cell>
          <table:table-cell office:value-type="float" office:value="129137174" calcext:value-type="float">
            <text:p>129137174</text:p>
          </table:table-cell>
          <table:table-cell office:value-type="string" calcext:value-type="string">
            <text:p><text:a xlink:href="https://scratch.mit.edu/projects/129137174" xlink:type="simple">https://scratch.mit.edu/projects/129137174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f</text:p>
          </table:table-cell>
          <table:table-cell office:value-type="string" calcext:value-type="string">
            <text:p>Jacob Viveiros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Clicker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8120" calcext:value-type="float">
            <text:p>200818120</text:p>
          </table:table-cell>
          <table:table-cell office:value-type="float" office:value="129131832" calcext:value-type="float">
            <text:p>129131832</text:p>
          </table:table-cell>
          <table:table-cell office:value-type="string" calcext:value-type="string">
            <text:p><text:a xlink:href="https://scratch.mit.edu/projects/129131832" xlink:type="simple">https://scratch.mit.edu/projects/129131832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g</text:p>
          </table:table-cell>
          <table:table-cell office:value-type="string" calcext:value-type="string">
            <text:p>Finian Belson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have a lot of experience in Scratch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Unplayable/nan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1329963" calcext:value-type="float">
            <text:p>201329963</text:p>
          </table:table-cell>
          <table:table-cell office:value-type="float" office:value="129131832" calcext:value-type="float">
            <text:p>129131832</text:p>
          </table:table-cell>
          <table:table-cell office:value-type="string" calcext:value-type="string">
            <text:p><text:a xlink:href="https://scratch.mit.edu/projects/129131832" xlink:type="simple">https://scratch.mit.edu/projects/129131832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g</text:p>
          </table:table-cell>
          <table:table-cell office:value-type="string" calcext:value-type="string">
            <text:p>Jacob Vaillancourt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have a lot of experience in Scratch.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,Multiracial,Other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Unplayable/nan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7678" calcext:value-type="float">
            <text:p>200817678</text:p>
          </table:table-cell>
          <table:table-cell office:value-type="float" office:value="129132882" calcext:value-type="float">
            <text:p>129132882</text:p>
          </table:table-cell>
          <table:table-cell office:value-type="string" calcext:value-type="string">
            <text:p><text:a xlink:href="https://scratch.mit.edu/projects/129132882" xlink:type="simple">https://scratch.mit.edu/projects/129132882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h</text:p>
          </table:table-cell>
          <table:table-cell office:value-type="string" calcext:value-type="string">
            <text:p>Andrew Lee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have created a project in Scratch.</text:p>
          </table:table-cell>
          <table:table-cell table:style-name="ce1" office:value-type="string" calcext:value-type="string">
            <text:p>5th</text:p>
          </table:table-cell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8/21</text:p>
          </table:table-cell>
          <table:table-cell office:value-type="string" calcext:value-type="string">
            <text:p>Action/Platform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7680" calcext:value-type="float">
            <text:p>200817680</text:p>
          </table:table-cell>
          <table:table-cell office:value-type="float" office:value="129132882" calcext:value-type="float">
            <text:p>129132882</text:p>
          </table:table-cell>
          <table:table-cell office:value-type="string" calcext:value-type="string">
            <text:p><text:a xlink:href="https://scratch.mit.edu/projects/129132882" xlink:type="simple">https://scratch.mit.edu/projects/129132882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h</text:p>
          </table:table-cell>
          <table:table-cell office:value-type="string" calcext:value-type="string">
            <text:p>Connor MacIntosh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have a lot of experience in Scratch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Action/Platform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8">
          <table:table-cell office:value-type="string" calcext:value-type="string">
            <text:p>Carlin</text:p>
          </table:table-cell>
          <table:table-cell office:value-type="float" office:value="200920728" calcext:value-type="float">
            <text:p>200920728</text:p>
          </table:table-cell>
          <table:table-cell office:value-type="float" office:value="129133904" calcext:value-type="float">
            <text:p>129133904</text:p>
          </table:table-cell>
          <table:table-cell office:value-type="string" calcext:value-type="string">
            <text:p><text:a xlink:href="https://scratch.mit.edu/projects/129133904" xlink:type="simple">https://scratch.mit.edu/projects/129133904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i</text:p>
          </table:table-cell>
          <table:table-cell office:value-type="string" calcext:value-type="string">
            <text:p>Fernando Riedewald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have created a project in Scratch., I have a lot of experience in Scratch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4/21</text:p>
          </table:table-cell>
          <table:table-cell table:style-name="ce2" table:number-columns-repeated="3"/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1534280" calcext:value-type="float">
            <text:p>201534280</text:p>
          </table:table-cell>
          <table:table-cell office:value-type="float" office:value="129133904" calcext:value-type="float">
            <text:p>129133904</text:p>
          </table:table-cell>
          <table:table-cell office:value-type="string" calcext:value-type="string">
            <text:p><text:a xlink:href="https://scratch.mit.edu/projects/129133904" xlink:type="simple">https://scratch.mit.edu/projects/129133904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i</text:p>
          </table:table-cell>
          <table:table-cell office:value-type="string" calcext:value-type="string">
            <text:p>Wade Gregorian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have created a project in Scratch.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7277" calcext:value-type="float">
            <text:p>200817277</text:p>
          </table:table-cell>
          <table:table-cell office:value-type="float" office:value="129134019" calcext:value-type="float">
            <text:p>129134019</text:p>
          </table:table-cell>
          <table:table-cell office:value-type="string" calcext:value-type="string">
            <text:p><text:a xlink:href="https://scratch.mit.edu/projects/129134019" xlink:type="simple">https://scratch.mit.edu/projects/129134019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j</text:p>
          </table:table-cell>
          <table:table-cell office:value-type="string" calcext:value-type="string">
            <text:p>David Genis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have created a project in Scratch.</text:p>
          </table:table-cell>
          <table:table-cell table:style-name="ce1" office:value-type="string" calcext:value-type="string">
            <text:p>10 years old, fifth grade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 table:number-columns-repeated="3"/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7957" calcext:value-type="float">
            <text:p>200817957</text:p>
          </table:table-cell>
          <table:table-cell office:value-type="float" office:value="129134019" calcext:value-type="float">
            <text:p>129134019</text:p>
          </table:table-cell>
          <table:table-cell office:value-type="string" calcext:value-type="string">
            <text:p><text:a xlink:href="https://scratch.mit.edu/projects/129134019" xlink:type="simple">https://scratch.mit.edu/projects/129134019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j</text:p>
          </table:table-cell>
          <table:table-cell office:value-type="string" calcext:value-type="string">
            <text:p>Henry Loftus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used Scratch during Hour of Code.</text:p>
          </table:table-cell>
          <table:table-cell table:style-name="ce1" office:value-type="string" calcext:value-type="string">
            <text:p>6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9">
          <table:table-cell office:value-type="string" calcext:value-type="string">
            <text:p>Carlin</text:p>
          </table:table-cell>
          <table:table-cell office:value-type="float" office:value="200817647" calcext:value-type="float">
            <text:p>200817647</text:p>
          </table:table-cell>
          <table:table-cell office:value-type="float" office:value="129505443" calcext:value-type="float">
            <text:p>129505443</text:p>
          </table:table-cell>
          <table:table-cell office:value-type="string" calcext:value-type="string">
            <text:p><text:a xlink:href="https://scratch.mit.edu/projects/129505443" xlink:type="simple">https://scratch.mit.edu/projects/129505443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k</text:p>
          </table:table-cell>
          <table:table-cell office:value-type="string" calcext:value-type="string">
            <text:p>Lilah Gentry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used Scratch during Hour of Code.</text:p>
          </table:table-cell>
          <table:table-cell table:style-name="ce1" office:value-type="string" calcext:value-type="string">
            <text:p>3rd grade (I think and I'm not sure if it was hour of code but I think it was something else but I used it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1601749" calcext:value-type="float">
            <text:p>201601749</text:p>
          </table:table-cell>
          <table:table-cell office:value-type="float" office:value="129505443" calcext:value-type="float">
            <text:p>129505443</text:p>
          </table:table-cell>
          <table:table-cell office:value-type="string" calcext:value-type="string">
            <text:p><text:a xlink:href="https://scratch.mit.edu/projects/129505443" xlink:type="simple">https://scratch.mit.edu/projects/129505443</text:a></text:p>
          </table:table-cell>
          <table:table-cell office:value-type="string" calcext:value-type="string">
            <text:p><text:a xlink:href="https://scratch.mit.edu/studios/2991201/" xlink:type="simple">https://scratch.mit.edu/studios/2991201/</text:a></text:p>
          </table:table-cell>
          <table:table-cell office:value-type="string" calcext:value-type="string">
            <text:p>emerald4k</text:p>
          </table:table-cell>
          <table:table-cell office:value-type="string" calcext:value-type="string">
            <text:p>Lorenzo Merino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have created a project in Scratch.</text:p>
          </table:table-cell>
          <table:table-cell table:style-name="ce1" office:value-type="string" calcext:value-type="string">
            <text:p>6th gr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,Multiracial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Carlin</text:p>
          </table:table-cell>
          <table:table-cell office:value-type="float" office:value="200817301" calcext:value-type="float">
            <text:p>200817301</text:p>
          </table:table-cell>
          <table:table-cell table:style-name="ce2" table:number-columns-repeated="4"/>
          <table:table-cell office:value-type="string" calcext:value-type="string">
            <text:p>Henry Love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8008" calcext:value-type="float">
            <text:p>200818008</text:p>
          </table:table-cell>
          <table:table-cell table:style-name="ce2" table:number-columns-repeated="4"/>
          <table:table-cell office:value-type="string" calcext:value-type="string">
            <text:p>David Morefield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818629" calcext:value-type="float">
            <text:p>200818629</text:p>
          </table:table-cell>
          <table:table-cell table:style-name="ce2" table:number-columns-repeated="4"/>
          <table:table-cell office:value-type="string" calcext:value-type="string">
            <text:p>Clement Mazona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2">
          <table:table-cell office:value-type="string" calcext:value-type="string">
            <text:p>Carlin</text:p>
          </table:table-cell>
          <table:table-cell office:value-type="float" office:value="200920350" calcext:value-type="float">
            <text:p>200920350</text:p>
          </table:table-cell>
          <table:table-cell table:style-name="ce2" table:number-columns-repeated="4"/>
          <table:table-cell office:value-type="string" calcext:value-type="string">
            <text:p>Matt Morris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2">
          <table:table-cell office:value-type="string" calcext:value-type="string">
            <text:p>Carlin</text:p>
          </table:table-cell>
          <table:table-cell office:value-type="float" office:value="200920585" calcext:value-type="float">
            <text:p>200920585</text:p>
          </table:table-cell>
          <table:table-cell table:style-name="ce2" table:number-columns-repeated="4"/>
          <table:table-cell office:value-type="string" calcext:value-type="string">
            <text:p>Hannah Price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Carlin</text:p>
          </table:table-cell>
          <table:table-cell office:value-type="float" office:value="201532834" calcext:value-type="float">
            <text:p>201532834</text:p>
          </table:table-cell>
          <table:table-cell table:style-name="ce2" table:number-columns-repeated="4"/>
          <table:table-cell office:value-type="string" calcext:value-type="string">
            <text:p>Eddy Xia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781" calcext:value-type="float">
            <text:p>200817781</text:p>
          </table:table-cell>
          <table:table-cell office:value-type="float" office:value="131210000" calcext:value-type="float">
            <text:p>131210000</text:p>
          </table:table-cell>
          <table:table-cell office:value-type="string" calcext:value-type="string">
            <text:p><text:a xlink:href="https://scratch.mit.edu/projects/131210000" xlink:type="simple">https://scratch.mit.edu/projects/131210000</text:a></text:p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office:value-type="string" calcext:value-type="string">
            <text:p>IVGroup10S1</text:p>
          </table:table-cell>
          <table:table-cell office:value-type="string" calcext:value-type="string">
            <text:p>Alex Conley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Quiz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Ms. Adamson</text:p>
          </table:table-cell>
          <table:table-cell office:value-type="float" office:value="201330061" calcext:value-type="float">
            <text:p>201330061</text:p>
          </table:table-cell>
          <table:table-cell office:value-type="float" office:value="129151677" calcext:value-type="float">
            <text:p>129151677</text:p>
          </table:table-cell>
          <table:table-cell office:value-type="string" calcext:value-type="string">
            <text:p><text:a xlink:href="https://scratch.mit.edu/projects/129151677" xlink:type="simple">https://scratch.mit.edu/projects/129151677</text:a></text:p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office:value-type="string" calcext:value-type="string">
            <text:p>IVgroup12S1</text:p>
          </table:table-cell>
          <table:table-cell office:value-type="string" calcext:value-type="string">
            <text:p>Amy Xue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, 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rs.Adamson</text:p>
          </table:table-cell>
          <table:table-cell office:value-type="float" office:value="200817832" calcext:value-type="float">
            <text:p>200817832</text:p>
          </table:table-cell>
          <table:table-cell office:value-type="float" office:value="129151677" calcext:value-type="float">
            <text:p>129151677</text:p>
          </table:table-cell>
          <table:table-cell office:value-type="string" calcext:value-type="string">
            <text:p><text:a xlink:href="https://scratch.mit.edu/projects/129151677" xlink:type="simple">https://scratch.mit.edu/projects/129151677</text:a></text:p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office:value-type="string" calcext:value-type="string">
            <text:p>IVgroup12S1</text:p>
          </table:table-cell>
          <table:table-cell office:value-type="string" calcext:value-type="string">
            <text:p>Amelie Nguyen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8">
          <table:table-cell office:value-type="string" calcext:value-type="string">
            <text:p>Adamson</text:p>
          </table:table-cell>
          <table:table-cell office:value-type="float" office:value="201022717" calcext:value-type="float">
            <text:p>201022717</text:p>
          </table:table-cell>
          <table:table-cell office:value-type="float" office:value="128884245" calcext:value-type="float">
            <text:p>128884245</text:p>
          </table:table-cell>
          <table:table-cell office:value-type="string" calcext:value-type="string">
            <text:p><text:a xlink:href="https://scratch.mit.edu/projects/128884245" xlink:type="simple">https://scratch.mit.edu/projects/128884245</text:a></text:p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office:value-type="string" calcext:value-type="string">
            <text:p>IVGroup1S1</text:p>
          </table:table-cell>
          <table:table-cell office:value-type="string" calcext:value-type="string">
            <text:p>Emma Pleynet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have created a project in Scratch., I have a lot of experience in Scratch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Quiz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rawpaint143</text:p>
          </table:table-cell>
          <table:table-cell office:value-type="float" office:value="200817991" calcext:value-type="float">
            <text:p>200817991</text:p>
          </table:table-cell>
          <table:table-cell office:value-type="float" office:value="129144339" calcext:value-type="float">
            <text:p>129144339</text:p>
          </table:table-cell>
          <table:table-cell office:value-type="string" calcext:value-type="string">
            <text:p><text:a xlink:href="https://scratch.mit.edu/projects/129144339" xlink:type="simple">https://scratch.mit.edu/projects/129144339</text:a></text:p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office:value-type="string" calcext:value-type="string">
            <text:p>IVGroup2S1</text:p>
          </table:table-cell>
          <table:table-cell office:value-type="string" calcext:value-type="string">
            <text:p>Calvin Mamis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0/21</text:p>
          </table:table-cell>
          <table:table-cell table:style-name="ce2"/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023175" calcext:value-type="float">
            <text:p>201023175</text:p>
          </table:table-cell>
          <table:table-cell office:value-type="float" office:value="129144339" calcext:value-type="float">
            <text:p>129144339</text:p>
          </table:table-cell>
          <table:table-cell office:value-type="string" calcext:value-type="string">
            <text:p><text:a xlink:href="https://scratch.mit.edu/projects/129144339" xlink:type="simple">https://scratch.mit.edu/projects/129144339</text:a></text:p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office:value-type="string" calcext:value-type="string">
            <text:p>IVGroup2S1</text:p>
          </table:table-cell>
          <table:table-cell office:value-type="string" calcext:value-type="string">
            <text:p>Liam Hogan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0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883" calcext:value-type="float">
            <text:p>200817883</text:p>
          </table:table-cell>
          <table:table-cell office:value-type="float" office:value="129496171" calcext:value-type="float">
            <text:p>129496171</text:p>
          </table:table-cell>
          <table:table-cell office:value-type="string" calcext:value-type="string">
            <text:p><text:a xlink:href="https://scratch.mit.edu/projects/129496171" xlink:type="simple">https://scratch.mit.edu/projects/129496171</text:a></text:p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office:value-type="string" calcext:value-type="string">
            <text:p>IVGroup3S1</text:p>
          </table:table-cell>
          <table:table-cell office:value-type="string" calcext:value-type="string">
            <text:p>hannah naylor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've heard of it.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1/21</text:p>
          </table:table-cell>
          <table:table-cell office:value-type="string" calcext:value-type="string">
            <text:p>Quiz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883" calcext:value-type="float">
            <text:p>200817883</text:p>
          </table:table-cell>
          <table:table-cell office:value-type="float" office:value="129496171" calcext:value-type="float">
            <text:p>129496171</text:p>
          </table:table-cell>
          <table:table-cell office:value-type="string" calcext:value-type="string">
            <text:p><text:a xlink:href="https://scratch.mit.edu/projects/129496171" xlink:type="simple">https://scratch.mit.edu/projects/129496171</text:a></text:p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office:value-type="string" calcext:value-type="string">
            <text:p>IVGroup3S1</text:p>
          </table:table-cell>
          <table:table-cell office:value-type="string" calcext:value-type="string">
            <text:p>hannah naylor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office:value-type="string" calcext:value-type="string">
            <text:p>Quiz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rs. Adamson</text:p>
          </table:table-cell>
          <table:table-cell office:value-type="float" office:value="200818014" calcext:value-type="float">
            <text:p>200818014</text:p>
          </table:table-cell>
          <table:table-cell office:value-type="float" office:value="129496171" calcext:value-type="float">
            <text:p>129496171</text:p>
          </table:table-cell>
          <table:table-cell office:value-type="string" calcext:value-type="string">
            <text:p><text:a xlink:href="https://scratch.mit.edu/projects/129496171" xlink:type="simple">https://scratch.mit.edu/projects/129496171</text:a></text:p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office:value-type="string" calcext:value-type="string">
            <text:p>IVGroup3S1</text:p>
          </table:table-cell>
          <table:table-cell office:value-type="string" calcext:value-type="string">
            <text:p>Giulia Morgan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office:value-type="string" calcext:value-type="string">
            <text:p>Action/Pong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8320" calcext:value-type="float">
            <text:p>200818320</text:p>
          </table:table-cell>
          <table:table-cell office:value-type="float" office:value="129969362" calcext:value-type="float">
            <text:p>129969362</text:p>
          </table:table-cell>
          <table:table-cell office:value-type="string" calcext:value-type="string">
            <text:p><text:a xlink:href="https://scratch.mit.edu/projects/129969362" xlink:type="simple">https://scratch.mit.edu/projects/129969362</text:a></text:p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office:value-type="string" calcext:value-type="string">
            <text:p>IVGroup4S1</text:p>
          </table:table-cell>
          <table:table-cell office:value-type="string" calcext:value-type="string">
            <text:p>Max Glik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Anthony Amatucci</text:p>
          </table:table-cell>
          <table:table-cell office:value-type="float" office:value="200817759" calcext:value-type="float">
            <text:p>200817759</text:p>
          </table:table-cell>
          <table:table-cell office:value-type="float" office:value="129969362" calcext:value-type="float">
            <text:p>129969362</text:p>
          </table:table-cell>
          <table:table-cell office:value-type="string" calcext:value-type="string">
            <text:p><text:a xlink:href="https://scratch.mit.edu/projects/129969362" xlink:type="simple">https://scratch.mit.edu/projects/129969362</text:a></text:p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office:value-type="string" calcext:value-type="string">
            <text:p>IVGroup4S1</text:p>
          </table:table-cell>
          <table:table-cell office:value-type="string" calcext:value-type="string">
            <text:p>Anthony Amatucci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Adamson</text:p>
          </table:table-cell>
          <table:table-cell office:value-type="float" office:value="201534334" calcext:value-type="float">
            <text:p>201534334</text:p>
          </table:table-cell>
          <table:table-cell office:value-type="float" office:value="129969202" calcext:value-type="float">
            <text:p>129969202</text:p>
          </table:table-cell>
          <table:table-cell office:value-type="string" calcext:value-type="string">
            <text:p><text:a xlink:href="https://scratch.mit.edu/projects/129969202" xlink:type="simple">https://scratch.mit.edu/projects/129969202</text:a></text:p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office:value-type="string" calcext:value-type="string">
            <text:p>IVGroup5S1</text:p>
          </table:table-cell>
          <table:table-cell office:value-type="string" calcext:value-type="string">
            <text:p>Ana-Maria, Leone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used Scratch during Hour of Code.</text:p>
          </table:table-cell>
          <table:table-cell table:style-name="ce1" office:value-type="string" calcext:value-type="string">
            <text:p>5th gra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Pong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20734" calcext:value-type="float">
            <text:p>200920734</text:p>
          </table:table-cell>
          <table:table-cell office:value-type="float" office:value="129969202" calcext:value-type="float">
            <text:p>129969202</text:p>
          </table:table-cell>
          <table:table-cell office:value-type="string" calcext:value-type="string">
            <text:p><text:a xlink:href="https://scratch.mit.edu/projects/129969202" xlink:type="simple">https://scratch.mit.edu/projects/129969202</text:a></text:p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office:value-type="string" calcext:value-type="string">
            <text:p>IVGroup5S1</text:p>
          </table:table-cell>
          <table:table-cell office:value-type="string" calcext:value-type="string">
            <text:p>Dayna Hoffman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Quiz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Adamson</text:p>
          </table:table-cell>
          <table:table-cell office:value-type="float" office:value="201432730" calcext:value-type="float">
            <text:p>201432730</text:p>
          </table:table-cell>
          <table:table-cell office:value-type="float" office:value="129144529" calcext:value-type="float">
            <text:p>129144529</text:p>
          </table:table-cell>
          <table:table-cell office:value-type="string" calcext:value-type="string">
            <text:p><text:a xlink:href="https://scratch.mit.edu/projects/129144529" xlink:type="simple">https://scratch.mit.edu/projects/129144529</text:a></text:p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office:value-type="string" calcext:value-type="string">
            <text:p>IVGroup6S1</text:p>
          </table:table-cell>
          <table:table-cell office:value-type="string" calcext:value-type="string">
            <text:p>Nathan Li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used Scratch during Hour of Code.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,White</text:p>
          </table:table-cell>
          <table:table-cell table:style-name="ce2"/>
          <table:table-cell office:value-type="string" calcext:value-type="string">
            <text:p>Quiz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785" calcext:value-type="float">
            <text:p>200817785</text:p>
          </table:table-cell>
          <table:table-cell office:value-type="float" office:value="129532331" calcext:value-type="float">
            <text:p>129532331</text:p>
          </table:table-cell>
          <table:table-cell office:value-type="string" calcext:value-type="string">
            <text:p><text:a xlink:href="https://scratch.mit.edu/projects/129532331" xlink:type="simple">https://scratch.mit.edu/projects/129532331</text:a></text:p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office:value-type="string" calcext:value-type="string">
            <text:p>IVGroup8S1</text:p>
          </table:table-cell>
          <table:table-cell office:value-type="string" calcext:value-type="string">
            <text:p>Ava DeNucci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office:value-type="string" calcext:value-type="string">
            <text:p>Quiz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Adamson</text:p>
          </table:table-cell>
          <table:table-cell office:value-type="float" office:value="200817645" calcext:value-type="float">
            <text:p>200817645</text:p>
          </table:table-cell>
          <table:table-cell office:value-type="float" office:value="129532331" calcext:value-type="float">
            <text:p>129532331</text:p>
          </table:table-cell>
          <table:table-cell office:value-type="string" calcext:value-type="string">
            <text:p><text:a xlink:href="https://scratch.mit.edu/projects/129532331" xlink:type="simple">https://scratch.mit.edu/projects/129532331</text:a></text:p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office:value-type="string" calcext:value-type="string">
            <text:p>IVGroup8S1</text:p>
          </table:table-cell>
          <table:table-cell office:value-type="string" calcext:value-type="string">
            <text:p>Colin Falchuk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used Scratch during Hour of Code.</text:p>
          </table:table-cell>
          <table:table-cell table:style-name="ce1" office:value-type="string" calcext:value-type="string">
            <text:p>5th gr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297" calcext:value-type="float">
            <text:p>200817297</text:p>
          </table:table-cell>
          <table:table-cell office:value-type="float" office:value="129135793" calcext:value-type="float">
            <text:p>129135793</text:p>
          </table:table-cell>
          <table:table-cell office:value-type="string" calcext:value-type="string">
            <text:p><text:a xlink:href="https://scratch.mit.edu/projects/129135793/" xlink:type="simple">https://scratch.mit.edu/projects/129135793/</text:a></text:p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office:value-type="string" calcext:value-type="string">
            <text:p>IVGroup9S4</text:p>
          </table:table-cell>
          <table:table-cell office:value-type="string" calcext:value-type="string">
            <text:p>Declan Chamberlain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adamson</text:p>
          </table:table-cell>
          <table:table-cell office:value-type="float" office:value="201601642" calcext:value-type="float">
            <text:p>201601642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3533111/" xlink:type="simple">https://scratch.mit.edu/studios/3533111/</text:a></text:p>
          </table:table-cell>
          <table:table-cell table:style-name="ce2"/>
          <table:table-cell office:value-type="string" calcext:value-type="string">
            <text:p>Elizabeth Elvin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used Scratch during Hour of Code.</text:p>
          </table:table-cell>
          <table:table-cell table:style-name="ce1" office:value-type="string" calcext:value-type="string">
            <text:p>i was like 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760" calcext:value-type="float">
            <text:p>200817760</text:p>
          </table:table-cell>
          <table:table-cell office:value-type="float" office:value="129552733" calcext:value-type="float">
            <text:p>129552733</text:p>
          </table:table-cell>
          <table:table-cell office:value-type="string" calcext:value-type="string">
            <text:p><text:a xlink:href="https://scratch.mit.edu/projects/129552733" xlink:type="simple">https://scratch.mit.edu/projects/129552733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10S2</text:p>
          </table:table-cell>
          <table:table-cell office:value-type="string" calcext:value-type="string">
            <text:p>Michael Antonellis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836" calcext:value-type="float">
            <text:p>200817836</text:p>
          </table:table-cell>
          <table:table-cell office:value-type="float" office:value="129552733" calcext:value-type="float">
            <text:p>129552733</text:p>
          </table:table-cell>
          <table:table-cell office:value-type="string" calcext:value-type="string">
            <text:p><text:a xlink:href="https://scratch.mit.edu/projects/129552733" xlink:type="simple">https://scratch.mit.edu/projects/129552733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10S2</text:p>
          </table:table-cell>
          <table:table-cell office:value-type="string" calcext:value-type="string">
            <text:p>Emily Parkman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Mrs.Adamson</text:p>
          </table:table-cell>
          <table:table-cell office:value-type="float" office:value="200715211" calcext:value-type="float">
            <text:p>200715211</text:p>
          </table:table-cell>
          <table:table-cell office:value-type="float" office:value="129181598" calcext:value-type="float">
            <text:p>129181598</text:p>
          </table:table-cell>
          <table:table-cell office:value-type="string" calcext:value-type="string">
            <text:p><text:a xlink:href="https://scratch.mit.edu/projects/129181598" xlink:type="simple">https://scratch.mit.edu/projects/129181598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11S2</text:p>
          </table:table-cell>
          <table:table-cell office:value-type="string" calcext:value-type="string">
            <text:p>Shannon Schulz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've heard of it.</text:p>
          </table:table-cell>
          <table:table-cell table:style-name="ce1" office:value-type="string" calcext:value-type="string">
            <text:p>I have done a bit of coding a outside of schoo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Maze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Ms Adamson</text:p>
          </table:table-cell>
          <table:table-cell office:value-type="float" office:value="200817953" calcext:value-type="float">
            <text:p>200817953</text:p>
          </table:table-cell>
          <table:table-cell office:value-type="float" office:value="129152444" calcext:value-type="float">
            <text:p>129152444</text:p>
          </table:table-cell>
          <table:table-cell office:value-type="string" calcext:value-type="string">
            <text:p><text:a xlink:href="https://scratch.mit.edu/projects/129152444" xlink:type="simple">https://scratch.mit.edu/projects/129152444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2S2</text:p>
          </table:table-cell>
          <table:table-cell office:value-type="string" calcext:value-type="string">
            <text:p>David Li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20/21</text:p>
          </table:table-cell>
          <table:table-cell office:value-type="string" calcext:value-type="string">
            <text:p>Simulation/City-buildi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9039" calcext:value-type="float">
            <text:p>200819039</text:p>
          </table:table-cell>
          <table:table-cell office:value-type="float" office:value="129152444" calcext:value-type="float">
            <text:p>129152444</text:p>
          </table:table-cell>
          <table:table-cell office:value-type="string" calcext:value-type="string">
            <text:p><text:a xlink:href="https://scratch.mit.edu/projects/129152444" xlink:type="simple">https://scratch.mit.edu/projects/129152444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2S2</text:p>
          </table:table-cell>
          <table:table-cell office:value-type="string" calcext:value-type="string">
            <text:p>Savvas Nicolaou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0/21</text:p>
          </table:table-cell>
          <table:table-cell office:value-type="string" calcext:value-type="string">
            <text:p>Simulation/City-building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Christine Adamson</text:p>
          </table:table-cell>
          <table:table-cell office:value-type="float" office:value="200817909" calcext:value-type="float">
            <text:p>200817909</text:p>
          </table:table-cell>
          <table:table-cell office:value-type="float" office:value="129176644" calcext:value-type="float">
            <text:p>129176644</text:p>
          </table:table-cell>
          <table:table-cell office:value-type="string" calcext:value-type="string">
            <text:p><text:a xlink:href="https://scratch.mit.edu/projects/129176644" xlink:type="simple">https://scratch.mit.edu/projects/129176644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3S2</text:p>
          </table:table-cell>
          <table:table-cell office:value-type="string" calcext:value-type="string">
            <text:p>Jacob Silberman-Baron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Simulation/City-building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449" calcext:value-type="float">
            <text:p>200817449</text:p>
          </table:table-cell>
          <table:table-cell office:value-type="float" office:value="129176644" calcext:value-type="float">
            <text:p>129176644</text:p>
          </table:table-cell>
          <table:table-cell office:value-type="string" calcext:value-type="string">
            <text:p><text:a xlink:href="https://scratch.mit.edu/projects/129176644" xlink:type="simple">https://scratch.mit.edu/projects/129176644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3S2</text:p>
          </table:table-cell>
          <table:table-cell office:value-type="string" calcext:value-type="string">
            <text:p>Ryan Waters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Simulation/City-building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Ms. Adamson</text:p>
          </table:table-cell>
          <table:table-cell office:value-type="float" office:value="201601643" calcext:value-type="float">
            <text:p>201601643</text:p>
          </table:table-cell>
          <table:table-cell office:value-type="float" office:value="131009961" calcext:value-type="float">
            <text:p>131009961</text:p>
          </table:table-cell>
          <table:table-cell office:value-type="string" calcext:value-type="string">
            <text:p><text:a xlink:href="https://scratch.mit.edu/projects/131009961" xlink:type="simple">https://scratch.mit.edu/projects/131009961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4S2</text:p>
          </table:table-cell>
          <table:table-cell office:value-type="string" calcext:value-type="string">
            <text:p>Emmanuel Towner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have created a project in Scratch.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Action/Pong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rs.Adamson</text:p>
          </table:table-cell>
          <table:table-cell office:value-type="float" office:value="201534341" calcext:value-type="float">
            <text:p>201534341</text:p>
          </table:table-cell>
          <table:table-cell office:value-type="float" office:value="131009961" calcext:value-type="float">
            <text:p>131009961</text:p>
          </table:table-cell>
          <table:table-cell office:value-type="string" calcext:value-type="string">
            <text:p><text:a xlink:href="https://scratch.mit.edu/projects/131009961" xlink:type="simple">https://scratch.mit.edu/projects/131009961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4S2</text:p>
          </table:table-cell>
          <table:table-cell office:value-type="string" calcext:value-type="string">
            <text:p>Cole Fitzgerald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s.Adamson</text:p>
          </table:table-cell>
          <table:table-cell office:value-type="float" office:value="200817820" calcext:value-type="float">
            <text:p>200817820</text:p>
          </table:table-cell>
          <table:table-cell office:value-type="float" office:value="129177311" calcext:value-type="float">
            <text:p>129177311</text:p>
          </table:table-cell>
          <table:table-cell office:value-type="string" calcext:value-type="string">
            <text:p><text:a xlink:href="https://scratch.mit.edu/projects/129177311" xlink:type="simple">https://scratch.mit.edu/projects/129177311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5S2</text:p>
          </table:table-cell>
          <table:table-cell office:value-type="string" calcext:value-type="string">
            <text:p>Robert Mariano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Swipe Eliminatio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rs. Adamson</text:p>
          </table:table-cell>
          <table:table-cell office:value-type="float" office:value="201534361" calcext:value-type="float">
            <text:p>201534361</text:p>
          </table:table-cell>
          <table:table-cell office:value-type="float" office:value="129177311" calcext:value-type="float">
            <text:p>129177311</text:p>
          </table:table-cell>
          <table:table-cell office:value-type="string" calcext:value-type="string">
            <text:p><text:a xlink:href="https://scratch.mit.edu/projects/129177311" xlink:type="simple">https://scratch.mit.edu/projects/129177311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5S2</text:p>
          </table:table-cell>
          <table:table-cell office:value-type="string" calcext:value-type="string">
            <text:p>Vivek Dattar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Swipe Elimination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Adamson</text:p>
          </table:table-cell>
          <table:table-cell office:value-type="float" office:value="200818022" calcext:value-type="float">
            <text:p>200818022</text:p>
          </table:table-cell>
          <table:table-cell office:value-type="float" office:value="129144529" calcext:value-type="float">
            <text:p>129144529</text:p>
          </table:table-cell>
          <table:table-cell office:value-type="string" calcext:value-type="string">
            <text:p><text:a xlink:href="https://scratch.mit.edu/projects/129144529/" xlink:type="simple">https://scratch.mit.edu/projects/129144529/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6S1</text:p>
          </table:table-cell>
          <table:table-cell office:value-type="string" calcext:value-type="string">
            <text:p>Benjamin Ronell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have a lot of experience in Scratch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Quiz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Christine Adamson</text:p>
          </table:table-cell>
          <table:table-cell office:value-type="float" office:value="200818027" calcext:value-type="float">
            <text:p>200818027</text:p>
          </table:table-cell>
          <table:table-cell office:value-type="float" office:value="131700489" calcext:value-type="float">
            <text:p>131700489</text:p>
          </table:table-cell>
          <table:table-cell office:value-type="string" calcext:value-type="string">
            <text:p><text:a xlink:href="https://scratch.mit.edu/projects/131700489" xlink:type="simple">https://scratch.mit.edu/projects/131700489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6S2</text:p>
          </table:table-cell>
          <table:table-cell office:value-type="string" calcext:value-type="string">
            <text:p>Chiara Ryals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Platform, Clicker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Adamson</text:p>
          </table:table-cell>
          <table:table-cell office:value-type="float" office:value="200817488" calcext:value-type="float">
            <text:p>200817488</text:p>
          </table:table-cell>
          <table:table-cell office:value-type="float" office:value="131700489" calcext:value-type="float">
            <text:p>131700489</text:p>
          </table:table-cell>
          <table:table-cell office:value-type="string" calcext:value-type="string">
            <text:p><text:a xlink:href="https://scratch.mit.edu/projects/131700489" xlink:type="simple">https://scratch.mit.edu/projects/131700489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6S2</text:p>
          </table:table-cell>
          <table:table-cell office:value-type="string" calcext:value-type="string">
            <text:p>Dafna Melamoud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've heard of it.</text:p>
          </table:table-cell>
          <table:table-cell table:style-name="ce1" office:value-type="string" calcext:value-type="string">
            <text:p>Grade 5 on my o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Platform, Clicker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Adamson</text:p>
          </table:table-cell>
          <table:table-cell office:value-type="float" office:value="200818023" calcext:value-type="float">
            <text:p>200818023</text:p>
          </table:table-cell>
          <table:table-cell office:value-type="float" office:value="131720806" calcext:value-type="float">
            <text:p>131720806</text:p>
          </table:table-cell>
          <table:table-cell office:value-type="string" calcext:value-type="string">
            <text:p><text:a xlink:href="https://scratch.mit.edu/projects/131720806" xlink:type="simple">https://scratch.mit.edu/projects/131720806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7S2</text:p>
          </table:table-cell>
          <table:table-cell office:value-type="string" calcext:value-type="string">
            <text:p>Dylan Roth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Platform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918" calcext:value-type="float">
            <text:p>200817918</text:p>
          </table:table-cell>
          <table:table-cell office:value-type="float" office:value="131720806" calcext:value-type="float">
            <text:p>131720806</text:p>
          </table:table-cell>
          <table:table-cell office:value-type="string" calcext:value-type="string">
            <text:p><text:a xlink:href="https://scratch.mit.edu/projects/131720806" xlink:type="simple">https://scratch.mit.edu/projects/131720806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7S2</text:p>
          </table:table-cell>
          <table:table-cell office:value-type="string" calcext:value-type="string">
            <text:p>Max Chalfin-Jacobs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Platform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hristine Adamson</text:p>
          </table:table-cell>
          <table:table-cell office:value-type="float" office:value="201534292" calcext:value-type="float">
            <text:p>201534292</text:p>
          </table:table-cell>
          <table:table-cell office:value-type="float" office:value="129174445" calcext:value-type="float">
            <text:p>129174445</text:p>
          </table:table-cell>
          <table:table-cell office:value-type="string" calcext:value-type="string">
            <text:p><text:a xlink:href="https://scratch.mit.edu/projects/129174445" xlink:type="simple">https://scratch.mit.edu/projects/129174445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8S2</text:p>
          </table:table-cell>
          <table:table-cell office:value-type="string" calcext:value-type="string">
            <text:p>Caitlin Werth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Platform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612456" calcext:value-type="float">
            <text:p>200612456</text:p>
          </table:table-cell>
          <table:table-cell office:value-type="float" office:value="129174445" calcext:value-type="float">
            <text:p>129174445</text:p>
          </table:table-cell>
          <table:table-cell office:value-type="string" calcext:value-type="string">
            <text:p><text:a xlink:href="https://scratch.mit.edu/projects/129174445" xlink:type="simple">https://scratch.mit.edu/projects/129174445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8S2</text:p>
          </table:table-cell>
          <table:table-cell office:value-type="string" calcext:value-type="string">
            <text:p>Tessa Lanfear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Platform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856" calcext:value-type="float">
            <text:p>200817856</text:p>
          </table:table-cell>
          <table:table-cell office:value-type="float" office:value="129178359" calcext:value-type="float">
            <text:p>129178359</text:p>
          </table:table-cell>
          <table:table-cell office:value-type="string" calcext:value-type="string">
            <text:p><text:a xlink:href="https://scratch.mit.edu/projects/129178359" xlink:type="simple">https://scratch.mit.edu/projects/129178359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9S2</text:p>
          </table:table-cell>
          <table:table-cell office:value-type="string" calcext:value-type="string">
            <text:p>Hannah Knapp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hristine Adamson</text:p>
          </table:table-cell>
          <table:table-cell office:value-type="float" office:value="200817901" calcext:value-type="float">
            <text:p>200817901</text:p>
          </table:table-cell>
          <table:table-cell office:value-type="float" office:value="129178359" calcext:value-type="float">
            <text:p>129178359</text:p>
          </table:table-cell>
          <table:table-cell office:value-type="string" calcext:value-type="string">
            <text:p><text:a xlink:href="https://scratch.mit.edu/projects/129178359" xlink:type="simple">https://scratch.mit.edu/projects/129178359</text:a></text:p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office:value-type="string" calcext:value-type="string">
            <text:p>IVGroup9S2</text:p>
          </table:table-cell>
          <table:table-cell office:value-type="string" calcext:value-type="string">
            <text:p>Jocelyn Schechter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rs. Adamson</text:p>
          </table:table-cell>
          <table:table-cell office:value-type="float" office:value="200714642" calcext:value-type="float">
            <text:p>200714642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3533114/" xlink:type="simple">https://scratch.mit.edu/studios/3533114/</text:a></text:p>
          </table:table-cell>
          <table:table-cell table:style-name="ce2"/>
          <table:table-cell office:value-type="string" calcext:value-type="string">
            <text:p>Nicholas, Polnarev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table:style-name="ce2"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style-name="ce2" table:number-columns-repeated="2"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table:number-columns-repeated="2" office:value-type="string" calcext:value-type="string">
            <text:p>-</text:p>
          </table:table-cell>
          <table:table-cell table:style-name="ce2" table:number-columns-repeated="4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style-name="ce2" table:number-columns-repeated="2"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Did not take exam</text:p>
          </table:table-cell>
          <table:table-cell table:style-name="ce1" office:value-type="string" calcext:value-type="string">
            <text:p>Does not want to participate</text:p>
          </table:table-cell>
          <table:table-cell table:number-columns-repeated="2" office:value-type="string" calcext:value-type="string">
            <text:p>-</text:p>
          </table:table-cell>
          <table:table-cell table:style-name="ce2" table:number-columns-repeated="4"/>
        </table:table-row>
        <table:table-row table:style-name="ro3">
          <table:table-cell office:value-type="string" calcext:value-type="string">
            <text:p>Adamson</text:p>
          </table:table-cell>
          <table:table-cell office:value-type="float" office:value="200818050" calcext:value-type="float">
            <text:p>200818050</text:p>
          </table:table-cell>
          <table:table-cell office:value-type="float" office:value="129110587" calcext:value-type="float">
            <text:p>129110587</text:p>
          </table:table-cell>
          <table:table-cell office:value-type="string" calcext:value-type="string">
            <text:p><text:a xlink:href="https://scratch.mit.edu/projects/129110587" xlink:type="simple">https://scratch.mit.edu/projects/129110587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10S</text:p>
          </table:table-cell>
          <table:table-cell office:value-type="string" calcext:value-type="string">
            <text:p>Olivia Walsh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have a lot of experience in Scratch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022646" calcext:value-type="float">
            <text:p>201022646</text:p>
          </table:table-cell>
          <table:table-cell office:value-type="float" office:value="129110587" calcext:value-type="float">
            <text:p>129110587</text:p>
          </table:table-cell>
          <table:table-cell office:value-type="string" calcext:value-type="string">
            <text:p><text:a xlink:href="https://scratch.mit.edu/projects/129110587" xlink:type="simple">https://scratch.mit.edu/projects/129110587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10S</text:p>
          </table:table-cell>
          <table:table-cell office:value-type="string" calcext:value-type="string">
            <text:p>emma davidson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Adamson</text:p>
          </table:table-cell>
          <table:table-cell office:value-type="float" office:value="201023163" calcext:value-type="float">
            <text:p>201023163</text:p>
          </table:table-cell>
          <table:table-cell office:value-type="float" office:value="129552733" calcext:value-type="float">
            <text:p>129552733</text:p>
          </table:table-cell>
          <table:table-cell office:value-type="string" calcext:value-type="string">
            <text:p><text:a xlink:href="https://scratch.mit.edu/projects/129552733/" xlink:type="simple">https://scratch.mit.edu/projects/129552733/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10S2</text:p>
          </table:table-cell>
          <table:table-cell office:value-type="string" calcext:value-type="string">
            <text:p>Michael Holland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393" calcext:value-type="float">
            <text:p>200817393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11S2</text:p>
          </table:table-cell>
          <table:table-cell office:value-type="string" calcext:value-type="string">
            <text:p>Olivia Sliwa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Maze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Adamson</text:p>
          </table:table-cell>
          <table:table-cell office:value-type="float" office:value="200817495" calcext:value-type="float">
            <text:p>200817495</text:p>
          </table:table-cell>
          <table:table-cell office:value-type="float" office:value="129565552" calcext:value-type="float">
            <text:p>129565552</text:p>
          </table:table-cell>
          <table:table-cell office:value-type="string" calcext:value-type="string">
            <text:p><text:a xlink:href="https://scratch.mit.edu/projects/129565552" xlink:type="simple">https://scratch.mit.edu/projects/129565552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12S3</text:p>
          </table:table-cell>
          <table:table-cell office:value-type="string" calcext:value-type="string">
            <text:p>Alexis Hunter-Burton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have a lot of experience in Scratch.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9/21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714624" calcext:value-type="float">
            <text:p>200714624</text:p>
          </table:table-cell>
          <table:table-cell office:value-type="float" office:value="129564450" calcext:value-type="float">
            <text:p>129564450</text:p>
          </table:table-cell>
          <table:table-cell office:value-type="string" calcext:value-type="string">
            <text:p><text:a xlink:href="https://scratch.mit.edu/projects/129564450" xlink:type="simple">https://scratch.mit.edu/projects/129564450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2S3</text:p>
          </table:table-cell>
          <table:table-cell office:value-type="string" calcext:value-type="string">
            <text:p>Miles Levin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Huh? What is Scratch?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adamson</text:p>
          </table:table-cell>
          <table:table-cell office:value-type="float" office:value="201124893" calcext:value-type="float">
            <text:p>201124893</text:p>
          </table:table-cell>
          <table:table-cell office:value-type="float" office:value="129564450" calcext:value-type="float">
            <text:p>129564450</text:p>
          </table:table-cell>
          <table:table-cell office:value-type="string" calcext:value-type="string">
            <text:p><text:a xlink:href="https://scratch.mit.edu/projects/129564450" xlink:type="simple">https://scratch.mit.edu/projects/129564450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2S3</text:p>
          </table:table-cell>
          <table:table-cell office:value-type="string" calcext:value-type="string">
            <text:p>david bennett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used Scratch during Hour of Code.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772" calcext:value-type="float">
            <text:p>200817772</text:p>
          </table:table-cell>
          <table:table-cell office:value-type="float" office:value="129565728" calcext:value-type="float">
            <text:p>129565728</text:p>
          </table:table-cell>
          <table:table-cell office:value-type="string" calcext:value-type="string">
            <text:p><text:a xlink:href="https://scratch.mit.edu/projects/129565728" xlink:type="simple">https://scratch.mit.edu/projects/129565728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3S3</text:p>
          </table:table-cell>
          <table:table-cell office:value-type="string" calcext:value-type="string">
            <text:p>Olivia Busa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 table:style-name="ce1" office:value-type="string" calcext:value-type="string">
            <text:p>3rd Grade or 4th Gra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Pong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913" calcext:value-type="float">
            <text:p>200817913</text:p>
          </table:table-cell>
          <table:table-cell office:value-type="float" office:value="129565728" calcext:value-type="float">
            <text:p>129565728</text:p>
          </table:table-cell>
          <table:table-cell office:value-type="string" calcext:value-type="string">
            <text:p><text:a xlink:href="https://scratch.mit.edu/projects/129565728" xlink:type="simple">https://scratch.mit.edu/projects/129565728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3S3</text:p>
          </table:table-cell>
          <table:table-cell office:value-type="string" calcext:value-type="string">
            <text:p>Chloe Tebaldi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Huh? What is Scratch?</text:p>
          </table:table-cell>
          <table:table-cell table:style-name="ce1" office:value-type="string" calcext:value-type="string">
            <text:p>13 8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Pong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rs. Adamson</text:p>
          </table:table-cell>
          <table:table-cell office:value-type="float" office:value="200715604" calcext:value-type="float">
            <text:p>200715604</text:p>
          </table:table-cell>
          <table:table-cell office:value-type="float" office:value="129915141" calcext:value-type="float">
            <text:p>129915141</text:p>
          </table:table-cell>
          <table:table-cell office:value-type="string" calcext:value-type="string">
            <text:p><text:a xlink:href="https://scratch.mit.edu/projects/129915141" xlink:type="simple">https://scratch.mit.edu/projects/129915141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4S3</text:p>
          </table:table-cell>
          <table:table-cell office:value-type="string" calcext:value-type="string">
            <text:p>Brock Busa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,Multiracial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Clicker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457" calcext:value-type="float">
            <text:p>200817457</text:p>
          </table:table-cell>
          <table:table-cell office:value-type="float" office:value="129107977" calcext:value-type="float">
            <text:p>129107977</text:p>
          </table:table-cell>
          <table:table-cell office:value-type="string" calcext:value-type="string">
            <text:p><text:a xlink:href="https://scratch.mit.edu/projects/129107977" xlink:type="simple">https://scratch.mit.edu/projects/129107977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5S3</text:p>
          </table:table-cell>
          <table:table-cell office:value-type="string" calcext:value-type="string">
            <text:p>Eros sakalowsky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table:style-name="ce3" office:value-type="string" calcext:value-type="string">
            <text:p>11/21</text:p>
          </table:table-cell>
          <table:table-cell office:value-type="string" calcext:value-type="string">
            <text:p>Action/Swipe Elimination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945" calcext:value-type="float">
            <text:p>200817945</text:p>
          </table:table-cell>
          <table:table-cell office:value-type="float" office:value="129107977" calcext:value-type="float">
            <text:p>129107977</text:p>
          </table:table-cell>
          <table:table-cell office:value-type="string" calcext:value-type="string">
            <text:p><text:a xlink:href="https://scratch.mit.edu/projects/129107977" xlink:type="simple">https://scratch.mit.edu/projects/129107977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5S3</text:p>
          </table:table-cell>
          <table:table-cell office:value-type="string" calcext:value-type="string">
            <text:p>D'Agostino Matthew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ce3" office:value-type="string" calcext:value-type="string">
            <text:p>11/21</text:p>
          </table:table-cell>
          <table:table-cell office:value-type="string" calcext:value-type="string">
            <text:p>Action/Swipe Elimination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Ms. Adamson</text:p>
          </table:table-cell>
          <table:table-cell office:value-type="float" office:value="200818232" calcext:value-type="float">
            <text:p>200818232</text:p>
          </table:table-cell>
          <table:table-cell office:value-type="float" office:value="131614215" calcext:value-type="float">
            <text:p>131614215</text:p>
          </table:table-cell>
          <table:table-cell office:value-type="string" calcext:value-type="string">
            <text:p><text:a xlink:href="https://scratch.mit.edu/projects/131614215" xlink:type="simple">https://scratch.mit.edu/projects/131614215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6S3</text:p>
          </table:table-cell>
          <table:table-cell office:value-type="string" calcext:value-type="string">
            <text:p>Anilson Rocha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,Other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Action /Platform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rs.Adamson</text:p>
          </table:table-cell>
          <table:table-cell office:value-type="float" office:value="200817865" calcext:value-type="float">
            <text:p>200817865</text:p>
          </table:table-cell>
          <table:table-cell office:value-type="float" office:value="129562720" calcext:value-type="float">
            <text:p>129562720</text:p>
          </table:table-cell>
          <table:table-cell office:value-type="string" calcext:value-type="string">
            <text:p><text:a xlink:href="https://scratch.mit.edu/projects/129562720" xlink:type="simple">https://scratch.mit.edu/projects/129562720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7S9</text:p>
          </table:table-cell>
          <table:table-cell office:value-type="string" calcext:value-type="string">
            <text:p>Lillian Mayer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595" calcext:value-type="float">
            <text:p>200817595</text:p>
          </table:table-cell>
          <table:table-cell office:value-type="float" office:value="129562720" calcext:value-type="float">
            <text:p>129562720</text:p>
          </table:table-cell>
          <table:table-cell office:value-type="string" calcext:value-type="string">
            <text:p><text:a xlink:href="https://scratch.mit.edu/projects/129562720" xlink:type="simple">https://scratch.mit.edu/projects/129562720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7S9</text:p>
          </table:table-cell>
          <table:table-cell office:value-type="string" calcext:value-type="string">
            <text:p>Romina, Paola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6">
          <table:table-cell office:value-type="string" calcext:value-type="string">
            <text:p>Adamson</text:p>
          </table:table-cell>
          <table:table-cell office:value-type="float" office:value="200817458" calcext:value-type="float">
            <text:p>200817458</text:p>
          </table:table-cell>
          <table:table-cell office:value-type="float" office:value="129107084" calcext:value-type="float">
            <text:p>129107084</text:p>
          </table:table-cell>
          <table:table-cell office:value-type="string" calcext:value-type="string">
            <text:p><text:a xlink:href="https://scratch.mit.edu/projects/129107084" xlink:type="simple">https://scratch.mit.edu/projects/129107084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853</text:p>
          </table:table-cell>
          <table:table-cell office:value-type="string" calcext:value-type="string">
            <text:p>Marley Craine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, I have a lot of experience in Scratch.</text:p>
          </table:table-cell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458" calcext:value-type="float">
            <text:p>200817458</text:p>
          </table:table-cell>
          <table:table-cell office:value-type="float" office:value="129107084" calcext:value-type="float">
            <text:p>129107084</text:p>
          </table:table-cell>
          <table:table-cell office:value-type="string" calcext:value-type="string">
            <text:p><text:a xlink:href="https://scratch.mit.edu/projects/129107084" xlink:type="simple">https://scratch.mit.edu/projects/129107084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853</text:p>
          </table:table-cell>
          <table:table-cell office:value-type="string" calcext:value-type="string">
            <text:p>Marley Craine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Adamson</text:p>
          </table:table-cell>
          <table:table-cell office:value-type="float" office:value="200817673" calcext:value-type="float">
            <text:p>200817673</text:p>
          </table:table-cell>
          <table:table-cell office:value-type="float" office:value="129107084" calcext:value-type="float">
            <text:p>129107084</text:p>
          </table:table-cell>
          <table:table-cell office:value-type="string" calcext:value-type="string">
            <text:p><text:a xlink:href="https://scratch.mit.edu/projects/129107084" xlink:type="simple">https://scratch.mit.edu/projects/129107084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853</text:p>
          </table:table-cell>
          <table:table-cell office:value-type="string" calcext:value-type="string">
            <text:p>Declan Griffin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used Scratch during Hour of Code.</text:p>
          </table:table-cell>
          <table:table-cell table:style-name="ce1" office:value-type="string" calcext:value-type="string">
            <text:p>13 6th gr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321" calcext:value-type="float">
            <text:p>200817321</text:p>
          </table:table-cell>
          <table:table-cell office:value-type="float" office:value="129500016" calcext:value-type="float">
            <text:p>129500016</text:p>
          </table:table-cell>
          <table:table-cell office:value-type="string" calcext:value-type="string">
            <text:p><text:a xlink:href="https://scratch.mit.edu/projects/129500016" xlink:type="simple">https://scratch.mit.edu/projects/129500016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9S3</text:p>
          </table:table-cell>
          <table:table-cell office:value-type="string" calcext:value-type="string">
            <text:p>Will Goldberg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7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839" calcext:value-type="float">
            <text:p>200817839</text:p>
          </table:table-cell>
          <table:table-cell office:value-type="float" office:value="129500016" calcext:value-type="float">
            <text:p>129500016</text:p>
          </table:table-cell>
          <table:table-cell office:value-type="string" calcext:value-type="string">
            <text:p><text:a xlink:href="https://scratch.mit.edu/projects/129500016" xlink:type="simple">https://scratch.mit.edu/projects/129500016</text:a></text:p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office:value-type="string" calcext:value-type="string">
            <text:p>IVGroup9S3</text:p>
          </table:table-cell>
          <table:table-cell office:value-type="string" calcext:value-type="string">
            <text:p>Callahan Ross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Mrs. Adamson</text:p>
          </table:table-cell>
          <table:table-cell office:value-type="float" office:value="200818055" calcext:value-type="float">
            <text:p>200818055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3533116/" xlink:type="simple">https://scratch.mit.edu/studios/3533116/</text:a></text:p>
          </table:table-cell>
          <table:table-cell table:style-name="ce2"/>
          <table:table-cell office:value-type="string" calcext:value-type="string">
            <text:p>(Michael) Yerardi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style-name="ce2" table:number-columns-repeated="2"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table:number-columns-repeated="2" office:value-type="string" calcext:value-type="string">
            <text:p>-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Mrs Adamson</text:p>
          </table:table-cell>
          <table:table-cell office:value-type="float" office:value="200817898" calcext:value-type="float">
            <text:p>200817898</text:p>
          </table:table-cell>
          <table:table-cell office:value-type="float" office:value="129505971" calcext:value-type="float">
            <text:p>129505971</text:p>
          </table:table-cell>
          <table:table-cell office:value-type="string" calcext:value-type="string">
            <text:p><text:a xlink:href="https://scratch.mit.edu/projects/129505971" xlink:type="simple">https://scratch.mit.edu/projects/129505971</text:a></text:p>
          </table:table-cell>
          <table:table-cell office:value-type="string" calcext:value-type="string">
            <text:p><text:a xlink:href="https://scratch.mit.edu/studios/3533119/" xlink:type="simple">https://scratch.mit.edu/studios/3533119/</text:a></text:p>
          </table:table-cell>
          <table:table-cell office:value-type="string" calcext:value-type="string">
            <text:p>IVGroup2S4</text:p>
          </table:table-cell>
          <table:table-cell office:value-type="string" calcext:value-type="string">
            <text:p>Cecelia Robertson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8049" calcext:value-type="float">
            <text:p>200818049</text:p>
          </table:table-cell>
          <table:table-cell office:value-type="float" office:value="129505971" calcext:value-type="float">
            <text:p>129505971</text:p>
          </table:table-cell>
          <table:table-cell office:value-type="string" calcext:value-type="string">
            <text:p><text:a xlink:href="https://scratch.mit.edu/projects/129505971" xlink:type="simple">https://scratch.mit.edu/projects/129505971</text:a></text:p>
          </table:table-cell>
          <table:table-cell office:value-type="string" calcext:value-type="string">
            <text:p><text:a xlink:href="https://scratch.mit.edu/studios/3533119/" xlink:type="simple">https://scratch.mit.edu/studios/3533119/</text:a></text:p>
          </table:table-cell>
          <table:table-cell office:value-type="string" calcext:value-type="string">
            <text:p>IVGroup2S4</text:p>
          </table:table-cell>
          <table:table-cell office:value-type="string" calcext:value-type="string">
            <text:p>Julianna Walsh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Mrs Adamson</text:p>
          </table:table-cell>
          <table:table-cell office:value-type="float" office:value="200817542" calcext:value-type="float">
            <text:p>200817542</text:p>
          </table:table-cell>
          <table:table-cell office:value-type="float" office:value="129134467" calcext:value-type="float">
            <text:p>129134467</text:p>
          </table:table-cell>
          <table:table-cell office:value-type="string" calcext:value-type="string">
            <text:p><text:a xlink:href="https://scratch.mit.edu/projects/129134467" xlink:type="simple">https://scratch.mit.edu/projects/129134467</text:a></text:p>
          </table:table-cell>
          <table:table-cell office:value-type="string" calcext:value-type="string">
            <text:p><text:a xlink:href="https://scratch.mit.edu/studios/3533119/" xlink:type="simple">https://scratch.mit.edu/studios/3533119/</text:a></text:p>
          </table:table-cell>
          <table:table-cell office:value-type="string" calcext:value-type="string">
            <text:p>IVGroup3S4</text:p>
          </table:table-cell>
          <table:table-cell office:value-type="string" calcext:value-type="string">
            <text:p>Liam Mutter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,Other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Action/Pong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damson</text:p>
          </table:table-cell>
          <table:table-cell office:value-type="float" office:value="201534748" calcext:value-type="float">
            <text:p>201534748</text:p>
          </table:table-cell>
          <table:table-cell office:value-type="float" office:value="129134467" calcext:value-type="float">
            <text:p>129134467</text:p>
          </table:table-cell>
          <table:table-cell office:value-type="string" calcext:value-type="string">
            <text:p><text:a xlink:href="https://scratch.mit.edu/projects/129134467" xlink:type="simple">https://scratch.mit.edu/projects/129134467</text:a></text:p>
          </table:table-cell>
          <table:table-cell office:value-type="string" calcext:value-type="string">
            <text:p><text:a xlink:href="https://scratch.mit.edu/studios/3533119/" xlink:type="simple">https://scratch.mit.edu/studios/3533119/</text:a></text:p>
          </table:table-cell>
          <table:table-cell office:value-type="string" calcext:value-type="string">
            <text:p>IVGroup3S4</text:p>
          </table:table-cell>
          <table:table-cell office:value-type="string" calcext:value-type="string">
            <text:p>Ryan Shu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Action/Pong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Mrs. Adamson</text:p>
          </table:table-cell>
          <table:table-cell office:value-type="float" office:value="200613184" calcext:value-type="float">
            <text:p>200613184</text:p>
          </table:table-cell>
          <table:table-cell office:value-type="float" office:value="129133703" calcext:value-type="float">
            <text:p>129133703</text:p>
          </table:table-cell>
          <table:table-cell office:value-type="string" calcext:value-type="string">
            <text:p><text:a xlink:href="https://scratch.mit.edu/projects/129133703" xlink:type="simple">https://scratch.mit.edu/projects/129133703</text:a></text:p>
          </table:table-cell>
          <table:table-cell office:value-type="string" calcext:value-type="string">
            <text:p><text:a xlink:href="https://scratch.mit.edu/studios/3533119/" xlink:type="simple">https://scratch.mit.edu/studios/3533119/</text:a></text:p>
          </table:table-cell>
          <table:table-cell office:value-type="string" calcext:value-type="string">
            <text:p>IVGroup4S4</text:p>
          </table:table-cell>
          <table:table-cell office:value-type="string" calcext:value-type="string">
            <text:p>David Surry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Quiz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adamson</text:p>
          </table:table-cell>
          <table:table-cell office:value-type="float" office:value="200817601" calcext:value-type="float">
            <text:p>200817601</text:p>
          </table:table-cell>
          <table:table-cell office:value-type="float" office:value="129133703" calcext:value-type="float">
            <text:p>129133703</text:p>
          </table:table-cell>
          <table:table-cell office:value-type="string" calcext:value-type="string">
            <text:p><text:a xlink:href="https://scratch.mit.edu/projects/129133703" xlink:type="simple">https://scratch.mit.edu/projects/129133703</text:a></text:p>
          </table:table-cell>
          <table:table-cell office:value-type="string" calcext:value-type="string">
            <text:p><text:a xlink:href="https://scratch.mit.edu/studios/3533119/" xlink:type="simple">https://scratch.mit.edu/studios/3533119/</text:a></text:p>
          </table:table-cell>
          <table:table-cell office:value-type="string" calcext:value-type="string">
            <text:p>IVGroup4S4</text:p>
          </table:table-cell>
          <table:table-cell office:value-type="string" calcext:value-type="string">
            <text:p>Liraz Brand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Quiz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502" calcext:value-type="float">
            <text:p>200817502</text:p>
          </table:table-cell>
          <table:table-cell office:value-type="float" office:value="128882295" calcext:value-type="float">
            <text:p>128882295</text:p>
          </table:table-cell>
          <table:table-cell office:value-type="string" calcext:value-type="string">
            <text:p><text:a xlink:href="https://scratch.mit.edu/projects/128882295" xlink:type="simple">https://scratch.mit.edu/projects/128882295</text:a></text:p>
          </table:table-cell>
          <table:table-cell office:value-type="string" calcext:value-type="string">
            <text:p><text:a xlink:href="https://scratch.mit.edu/studios/3533119/" xlink:type="simple">https://scratch.mit.edu/studios/3533119/</text:a></text:p>
          </table:table-cell>
          <table:table-cell office:value-type="string" calcext:value-type="string">
            <text:p>IVGroup5S4</text:p>
          </table:table-cell>
          <table:table-cell office:value-type="string" calcext:value-type="string">
            <text:p>Clara Gross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473" calcext:value-type="float">
            <text:p>200817473</text:p>
          </table:table-cell>
          <table:table-cell office:value-type="float" office:value="128882295" calcext:value-type="float">
            <text:p>128882295</text:p>
          </table:table-cell>
          <table:table-cell office:value-type="string" calcext:value-type="string">
            <text:p><text:a xlink:href="https://scratch.mit.edu/projects/128882295" xlink:type="simple">https://scratch.mit.edu/projects/128882295</text:a></text:p>
          </table:table-cell>
          <table:table-cell office:value-type="string" calcext:value-type="string">
            <text:p><text:a xlink:href="https://scratch.mit.edu/studios/3533119/" xlink:type="simple">https://scratch.mit.edu/studios/3533119/</text:a></text:p>
          </table:table-cell>
          <table:table-cell office:value-type="string" calcext:value-type="string">
            <text:p>IVGroup5S4</text:p>
          </table:table-cell>
          <table:table-cell office:value-type="string" calcext:value-type="string">
            <text:p>Mira Dreitlein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ss.Adamson</text:p>
          </table:table-cell>
          <table:table-cell office:value-type="float" office:value="200614346" calcext:value-type="float">
            <text:p>200614346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3533119/" xlink:type="simple">https://scratch.mit.edu/studios/3533119/</text:a></text:p>
          </table:table-cell>
          <table:table-cell office:value-type="string" calcext:value-type="string">
            <text:p>IVGroup6S3</text:p>
          </table:table-cell>
          <table:table-cell office:value-type="string" calcext:value-type="string">
            <text:p>Samuel Boraks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 /Platform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rs. Adamson</text:p>
          </table:table-cell>
          <table:table-cell office:value-type="float" office:value="201226389" calcext:value-type="float">
            <text:p>201226389</text:p>
          </table:table-cell>
          <table:table-cell office:value-type="float" office:value="129133223" calcext:value-type="float">
            <text:p>129133223</text:p>
          </table:table-cell>
          <table:table-cell office:value-type="string" calcext:value-type="string">
            <text:p><text:a xlink:href="https://scratch.mit.edu/projects/129133223" xlink:type="simple">https://scratch.mit.edu/projects/129133223</text:a></text:p>
          </table:table-cell>
          <table:table-cell office:value-type="string" calcext:value-type="string">
            <text:p><text:a xlink:href="https://scratch.mit.edu/studios/3533119/" xlink:type="simple">https://scratch.mit.edu/studios/3533119/</text:a></text:p>
          </table:table-cell>
          <table:table-cell office:value-type="string" calcext:value-type="string">
            <text:p>IVGroup6S4</text:p>
          </table:table-cell>
          <table:table-cell office:value-type="string" calcext:value-type="string">
            <text:p>Jonah Sullivan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Quiz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Adamson</text:p>
          </table:table-cell>
          <table:table-cell office:value-type="float" office:value="200714787" calcext:value-type="float">
            <text:p>200714787</text:p>
          </table:table-cell>
          <table:table-cell office:value-type="float" office:value="129133223" calcext:value-type="float">
            <text:p>129133223</text:p>
          </table:table-cell>
          <table:table-cell office:value-type="string" calcext:value-type="string">
            <text:p><text:a xlink:href="https://scratch.mit.edu/projects/129133223" xlink:type="simple">https://scratch.mit.edu/projects/129133223</text:a></text:p>
          </table:table-cell>
          <table:table-cell office:value-type="string" calcext:value-type="string">
            <text:p><text:a xlink:href="https://scratch.mit.edu/studios/3533119/" xlink:type="simple">https://scratch.mit.edu/studios/3533119/</text:a></text:p>
          </table:table-cell>
          <table:table-cell office:value-type="string" calcext:value-type="string">
            <text:p>IVGroup6S4</text:p>
          </table:table-cell>
          <table:table-cell office:value-type="string" calcext:value-type="string">
            <text:p>Alex Sherman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Quiz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hristine Adamson</text:p>
          </table:table-cell>
          <table:table-cell office:value-type="float" office:value="200817681" calcext:value-type="float">
            <text:p>200817681</text:p>
          </table:table-cell>
          <table:table-cell office:value-type="float" office:value="130614446" calcext:value-type="float">
            <text:p>130614446</text:p>
          </table:table-cell>
          <table:table-cell office:value-type="string" calcext:value-type="string">
            <text:p><text:a xlink:href="https://scratch.mit.edu/projects/130614446" xlink:type="simple">https://scratch.mit.edu/projects/130614446</text:a></text:p>
          </table:table-cell>
          <table:table-cell office:value-type="string" calcext:value-type="string">
            <text:p><text:a xlink:href="https://scratch.mit.edu/studios/3533119/" xlink:type="simple">https://scratch.mit.edu/studios/3533119/</text:a></text:p>
          </table:table-cell>
          <table:table-cell office:value-type="string" calcext:value-type="string">
            <text:p>IVGroup7S4</text:p>
          </table:table-cell>
          <table:table-cell office:value-type="string" calcext:value-type="string">
            <text:p>Evan Hoch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table:style-name="ce2"/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s.Adamson</text:p>
          </table:table-cell>
          <table:table-cell office:value-type="float" office:value="201124805" calcext:value-type="float">
            <text:p>201124805</text:p>
          </table:table-cell>
          <table:table-cell office:value-type="float" office:value="130614446" calcext:value-type="float">
            <text:p>130614446</text:p>
          </table:table-cell>
          <table:table-cell office:value-type="string" calcext:value-type="string">
            <text:p><text:a xlink:href="https://scratch.mit.edu/projects/130614446" xlink:type="simple">https://scratch.mit.edu/projects/130614446</text:a></text:p>
          </table:table-cell>
          <table:table-cell office:value-type="string" calcext:value-type="string">
            <text:p><text:a xlink:href="https://scratch.mit.edu/studios/3533119/" xlink:type="simple">https://scratch.mit.edu/studios/3533119/</text:a></text:p>
          </table:table-cell>
          <table:table-cell office:value-type="string" calcext:value-type="string">
            <text:p>IVGroup7S4</text:p>
          </table:table-cell>
          <table:table-cell office:value-type="string" calcext:value-type="string">
            <text:p>Simon Sherbet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table:style-name="ce2"/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table:style-name="ce2"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rs. Adamson</text:p>
          </table:table-cell>
          <table:table-cell office:value-type="float" office:value="201227137" calcext:value-type="float">
            <text:p>201227137</text:p>
          </table:table-cell>
          <table:table-cell office:value-type="float" office:value="129136056" calcext:value-type="float">
            <text:p>129136056</text:p>
          </table:table-cell>
          <table:table-cell office:value-type="string" calcext:value-type="string">
            <text:p><text:a xlink:href="https://scratch.mit.edu/projects/129136056" xlink:type="simple">https://scratch.mit.edu/projects/129136056</text:a></text:p>
          </table:table-cell>
          <table:table-cell office:value-type="string" calcext:value-type="string">
            <text:p><text:a xlink:href="https://scratch.mit.edu/studios/3533119/" xlink:type="simple">https://scratch.mit.edu/studios/3533119/</text:a></text:p>
          </table:table-cell>
          <table:table-cell office:value-type="string" calcext:value-type="string">
            <text:p>IVGroup8S4</text:p>
          </table:table-cell>
          <table:table-cell office:value-type="string" calcext:value-type="string">
            <text:p>Charlotte Holland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7828" calcext:value-type="float">
            <text:p>200817828</text:p>
          </table:table-cell>
          <table:table-cell office:value-type="float" office:value="129136056" calcext:value-type="float">
            <text:p>129136056</text:p>
          </table:table-cell>
          <table:table-cell office:value-type="string" calcext:value-type="string">
            <text:p><text:a xlink:href="https://scratch.mit.edu/projects/129136056" xlink:type="simple">https://scratch.mit.edu/projects/129136056</text:a></text:p>
          </table:table-cell>
          <table:table-cell office:value-type="string" calcext:value-type="string">
            <text:p><text:a xlink:href="https://scratch.mit.edu/studios/3533119/" xlink:type="simple">https://scratch.mit.edu/studios/3533119/</text:a></text:p>
          </table:table-cell>
          <table:table-cell office:value-type="string" calcext:value-type="string">
            <text:p>IVGroup8S4</text:p>
          </table:table-cell>
          <table:table-cell office:value-type="string" calcext:value-type="string">
            <text:p>Jessica Minkin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Adamson</text:p>
          </table:table-cell>
          <table:table-cell office:value-type="float" office:value="200817784" calcext:value-type="float">
            <text:p>200817784</text:p>
          </table:table-cell>
          <table:table-cell office:value-type="float" office:value="129135793" calcext:value-type="float">
            <text:p>129135793</text:p>
          </table:table-cell>
          <table:table-cell office:value-type="string" calcext:value-type="string">
            <text:p><text:a xlink:href="https://scratch.mit.edu/projects/129135793" xlink:type="simple">https://scratch.mit.edu/projects/129135793</text:a></text:p>
          </table:table-cell>
          <table:table-cell office:value-type="string" calcext:value-type="string">
            <text:p><text:a xlink:href="https://scratch.mit.edu/studios/3533119/" xlink:type="simple">https://scratch.mit.edu/studios/3533119/</text:a></text:p>
          </table:table-cell>
          <table:table-cell office:value-type="string" calcext:value-type="string">
            <text:p>IVGroup9S4</text:p>
          </table:table-cell>
          <table:table-cell office:value-type="string" calcext:value-type="string">
            <text:p>Will Daley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9123" calcext:value-type="float">
            <text:p>200819123</text:p>
          </table:table-cell>
          <table:table-cell office:value-type="float" office:value="145502332" calcext:value-type="float">
            <text:p>145502332</text:p>
          </table:table-cell>
          <table:table-cell office:value-type="string" calcext:value-type="string">
            <text:p><text:a xlink:href="https://scratch.mit.edu/projects/145502332" xlink:type="simple">https://scratch.mit.edu/projects/145502332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3</text:p>
          </table:table-cell>
          <table:table-cell office:value-type="string" calcext:value-type="string">
            <text:p>Asp, Ebba J.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Simulation/nan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7443" calcext:value-type="float">
            <text:p>200817443</text:p>
          </table:table-cell>
          <table:table-cell office:value-type="float" office:value="141795915" calcext:value-type="float">
            <text:p>141795915</text:p>
          </table:table-cell>
          <table:table-cell office:value-type="string" calcext:value-type="string">
            <text:p><text:a xlink:href="https://scratch.mit.edu/projects/141795915" xlink:type="simple">https://scratch.mit.edu/projects/141795915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1</text:p>
          </table:table-cell>
          <table:table-cell office:value-type="string" calcext:value-type="string">
            <text:p>Bracher, Christian C.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Quiz/nan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614545" calcext:value-type="float">
            <text:p>200614545</text:p>
          </table:table-cell>
          <table:table-cell office:value-type="float" office:value="142619738" calcext:value-type="float">
            <text:p>142619738</text:p>
          </table:table-cell>
          <table:table-cell office:value-type="string" calcext:value-type="string">
            <text:p><text:a xlink:href="https://scratch.mit.edu/projects/142619738" xlink:type="simple">https://scratch.mit.edu/projects/142619738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6</text:p>
          </table:table-cell>
          <table:table-cell office:value-type="string" calcext:value-type="string">
            <text:p>Brooks, Abigail M.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table:style-name="ce2"/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7725" calcext:value-type="float">
            <text:p>200817725</text:p>
          </table:table-cell>
          <table:table-cell office:value-type="float" office:value="143179714" calcext:value-type="float">
            <text:p>143179714</text:p>
          </table:table-cell>
          <table:table-cell office:value-type="string" calcext:value-type="string">
            <text:p><text:a xlink:href="https://scratch.mit.edu/projects/143179714" xlink:type="simple">https://scratch.mit.edu/projects/143179714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11</text:p>
          </table:table-cell>
          <table:table-cell office:value-type="string" calcext:value-type="string">
            <text:p>Caldicott, Claire P.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Quiz/nan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1125045" calcext:value-type="float">
            <text:p>201125045</text:p>
          </table:table-cell>
          <table:table-cell office:value-type="float" office:value="144080429" calcext:value-type="float">
            <text:p>144080429</text:p>
          </table:table-cell>
          <table:table-cell office:value-type="string" calcext:value-type="string">
            <text:p><text:a xlink:href="https://scratch.mit.edu/projects/144080429" xlink:type="simple">https://scratch.mit.edu/projects/144080429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6</text:p>
          </table:table-cell>
          <table:table-cell office:value-type="string" calcext:value-type="string">
            <text:p>Cheng, Kevin Y.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8058" calcext:value-type="float">
            <text:p>200818058</text:p>
          </table:table-cell>
          <table:table-cell office:value-type="float" office:value="142618845" calcext:value-type="float">
            <text:p>142618845</text:p>
          </table:table-cell>
          <table:table-cell office:value-type="string" calcext:value-type="string">
            <text:p><text:a xlink:href="https://scratch.mit.edu/projects/142618845" xlink:type="simple">https://scratch.mit.edu/projects/142618845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10</text:p>
          </table:table-cell>
          <table:table-cell office:value-type="string" calcext:value-type="string">
            <text:p>Curtis, Elyse B.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office:value-type="string" calcext:value-type="string">
            <text:p>Action/Clicker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1534595" calcext:value-type="float">
            <text:p>201534595</text:p>
          </table:table-cell>
          <table:table-cell office:value-type="float" office:value="142617346" calcext:value-type="float">
            <text:p>142617346</text:p>
          </table:table-cell>
          <table:table-cell office:value-type="string" calcext:value-type="string">
            <text:p><text:a xlink:href="https://scratch.mit.edu/projects/142617346" xlink:type="simple">https://scratch.mit.edu/projects/142617346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7</text:p>
          </table:table-cell>
          <table:table-cell office:value-type="string" calcext:value-type="string">
            <text:p>Dadmun, Lex M.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8/21</text:p>
          </table:table-cell>
          <table:table-cell office:value-type="string" calcext:value-type="string">
            <text:p>Action/Swipe Elimination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8075" calcext:value-type="float">
            <text:p>200818075</text:p>
          </table:table-cell>
          <table:table-cell office:value-type="float" office:value="143501933" calcext:value-type="float">
            <text:p>143501933</text:p>
          </table:table-cell>
          <table:table-cell office:value-type="string" calcext:value-type="string">
            <text:p><text:a xlink:href="https://scratch.mit.edu/projects/143501933" xlink:type="simple">https://scratch.mit.edu/projects/143501933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2</text:p>
          </table:table-cell>
          <table:table-cell office:value-type="string" calcext:value-type="string">
            <text:p>Dioun, Camron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Quiz/GOVRNMENT SIMULATOR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920225" calcext:value-type="float">
            <text:p>200920225</text:p>
          </table:table-cell>
          <table:table-cell office:value-type="float" office:value="143180632" calcext:value-type="float">
            <text:p>143180632</text:p>
          </table:table-cell>
          <table:table-cell office:value-type="string" calcext:value-type="string">
            <text:p><text:a xlink:href="https://scratch.mit.edu/projects/143180632" xlink:type="simple">https://scratch.mit.edu/projects/143180632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7</text:p>
          </table:table-cell>
          <table:table-cell office:value-type="string" calcext:value-type="string">
            <text:p>Dolan, Dorothea J.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7498" calcext:value-type="float">
            <text:p>200817498</text:p>
          </table:table-cell>
          <table:table-cell office:value-type="float" office:value="143381986" calcext:value-type="float">
            <text:p>143381986</text:p>
          </table:table-cell>
          <table:table-cell office:value-type="string" calcext:value-type="string">
            <text:p><text:a xlink:href="https://scratch.mit.edu/projects/143381986" xlink:type="simple">https://scratch.mit.edu/projects/143381986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8</text:p>
          </table:table-cell>
          <table:table-cell office:value-type="string" calcext:value-type="string">
            <text:p>Eswara, Carly R.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Swipe Elimination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1534449" calcext:value-type="float">
            <text:p>201534449</text:p>
          </table:table-cell>
          <table:table-cell office:value-type="float" office:value="143446891" calcext:value-type="float">
            <text:p>143446891</text:p>
          </table:table-cell>
          <table:table-cell office:value-type="string" calcext:value-type="string">
            <text:p><text:a xlink:href="https://scratch.mit.edu/projects/143446891" xlink:type="simple">https://scratch.mit.edu/projects/143446891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9</text:p>
          </table:table-cell>
          <table:table-cell office:value-type="string" calcext:value-type="string">
            <text:p>Farmer, Gregory J.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8339" calcext:value-type="float">
            <text:p>200818339</text:p>
          </table:table-cell>
          <table:table-cell office:value-type="float" office:value="143432270" calcext:value-type="float">
            <text:p>143432270</text:p>
          </table:table-cell>
          <table:table-cell office:value-type="string" calcext:value-type="string">
            <text:p><text:a xlink:href="https://scratch.mit.edu/projects/143432270" xlink:type="simple">https://scratch.mit.edu/projects/143432270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4</text:p>
          </table:table-cell>
          <table:table-cell office:value-type="string" calcext:value-type="string">
            <text:p>Fefer, Julian E.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7446" calcext:value-type="float">
            <text:p>200817446</text:p>
          </table:table-cell>
          <table:table-cell office:value-type="float" office:value="143163429" calcext:value-type="float">
            <text:p>143163429</text:p>
          </table:table-cell>
          <table:table-cell office:value-type="string" calcext:value-type="string">
            <text:p><text:a xlink:href="https://scratch.mit.edu/projects/143163429" xlink:type="simple">https://scratch.mit.edu/projects/143163429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C6</text:p>
          </table:table-cell>
          <table:table-cell office:value-type="string" calcext:value-type="string">
            <text:p>Fitzpatrick, Christopher W.</text:p>
          </table:table-cell>
          <table:table-cell office:value-type="string" calcext:value-type="string">
            <text:p>C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7589" calcext:value-type="float">
            <text:p>200817589</text:p>
          </table:table-cell>
          <table:table-cell office:value-type="float" office:value="143435029" calcext:value-type="float">
            <text:p>143435029</text:p>
          </table:table-cell>
          <table:table-cell office:value-type="string" calcext:value-type="string">
            <text:p><text:a xlink:href="https://scratch.mit.edu/projects/143435029" xlink:type="simple">https://scratch.mit.edu/projects/143435029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5</text:p>
          </table:table-cell>
          <table:table-cell office:value-type="string" calcext:value-type="string">
            <text:p>Frothingham, Clara X.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Swipe Elimination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7731" calcext:value-type="float">
            <text:p>200817731</text:p>
          </table:table-cell>
          <table:table-cell office:value-type="float" office:value="144275907" calcext:value-type="float">
            <text:p>144275907</text:p>
          </table:table-cell>
          <table:table-cell office:value-type="string" calcext:value-type="string">
            <text:p><text:a xlink:href="https://scratch.mit.edu/projects/144275907" xlink:type="simple">https://scratch.mit.edu/projects/144275907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5</text:p>
          </table:table-cell>
          <table:table-cell office:value-type="string" calcext:value-type="string">
            <text:p>Fu, Julian S.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1022592" calcext:value-type="float">
            <text:p>201022592</text:p>
          </table:table-cell>
          <table:table-cell office:value-type="float" office:value="143432270" calcext:value-type="float">
            <text:p>143432270</text:p>
          </table:table-cell>
          <table:table-cell office:value-type="string" calcext:value-type="string">
            <text:p><text:a xlink:href="https://scratch.mit.edu/projects/143432270" xlink:type="simple">https://scratch.mit.edu/projects/143432270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<text:a xlink:href="https://scratch.mit.edu/users/MaroonD4" xlink:type="simple">MaroonD4</text:a></text:p>
          </table:table-cell>
          <table:table-cell office:value-type="string" calcext:value-type="string">
            <text:p>Fyfield, Zaidian A.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7985" calcext:value-type="float">
            <text:p>200817985</text:p>
          </table:table-cell>
          <table:table-cell office:value-type="float" office:value="143381986" calcext:value-type="float">
            <text:p>143381986</text:p>
          </table:table-cell>
          <table:table-cell office:value-type="string" calcext:value-type="string">
            <text:p><text:a xlink:href="https://scratch.mit.edu/projects/143381986" xlink:type="simple">https://scratch.mit.edu/projects/143381986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8</text:p>
          </table:table-cell>
          <table:table-cell office:value-type="string" calcext:value-type="string">
            <text:p>Grandi, Charles J.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Swipe Elimination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7998" calcext:value-type="float">
            <text:p>200817998</text:p>
          </table:table-cell>
          <table:table-cell office:value-type="float" office:value="142606997" calcext:value-type="float">
            <text:p>142606997</text:p>
          </table:table-cell>
          <table:table-cell office:value-type="string" calcext:value-type="string">
            <text:p><text:a xlink:href="https://scratch.mit.edu/projects/142606997" xlink:type="simple">https://scratch.mit.edu/projects/142606997</text:a></text:p>
          </table:table-cell>
          <table:table-cell office:value-type="string" calcext:value-type="string">
            <text:p>https://scratch.mit.edu/studios/3715925/</text:p>
          </table:table-cell>
          <table:table-cell office:value-type="string" calcext:value-type="string">
            <text:p>MaroonA11</text:p>
          </table:table-cell>
          <table:table-cell office:value-type="string" calcext:value-type="string">
            <text:p>Greenbaum, Isabella R.</text:p>
          </table:table-cell>
          <table:table-cell office:value-type="string" calcext:value-type="string">
            <text:p>A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1329607" calcext:value-type="float">
            <text:p>201329607</text:p>
          </table:table-cell>
          <table:table-cell office:value-type="float" office:value="143180040" calcext:value-type="float">
            <text:p>143180040</text:p>
          </table:table-cell>
          <table:table-cell office:value-type="string" calcext:value-type="string">
            <text:p><text:a xlink:href="https://scratch.mit.edu/projects/143180040" xlink:type="simple">https://scratch.mit.edu/projects/143180040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8</text:p>
          </table:table-cell>
          <table:table-cell office:value-type="string" calcext:value-type="string">
            <text:p>Greenberg, Zachary A.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8756" calcext:value-type="float">
            <text:p>200818756</text:p>
          </table:table-cell>
          <table:table-cell office:value-type="float" office:value="142606269" calcext:value-type="float">
            <text:p>142606269</text:p>
          </table:table-cell>
          <table:table-cell office:value-type="string" calcext:value-type="string">
            <text:p><text:a xlink:href="https://scratch.mit.edu/projects/142606269" xlink:type="simple">https://scratch.mit.edu/projects/142606269</text:a></text:p>
          </table:table-cell>
          <table:table-cell office:value-type="string" calcext:value-type="string">
            <text:p>https://scratch.mit.edu/studios/3715925/</text:p>
          </table:table-cell>
          <table:table-cell office:value-type="string" calcext:value-type="string">
            <text:p>MaroonA3</text:p>
          </table:table-cell>
          <table:table-cell office:value-type="string" calcext:value-type="string">
            <text:p>Jackson, Samaria E.</text:p>
          </table:table-cell>
          <table:table-cell office:value-type="string" calcext:value-type="string">
            <text:p>A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1124909" calcext:value-type="float">
            <text:p>201124909</text:p>
          </table:table-cell>
          <table:table-cell office:value-type="float" office:value="142617346" calcext:value-type="float">
            <text:p>142617346</text:p>
          </table:table-cell>
          <table:table-cell office:value-type="string" calcext:value-type="string">
            <text:p><text:a xlink:href="https://scratch.mit.edu/projects/142617346" xlink:type="simple">https://scratch.mit.edu/projects/142617346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7</text:p>
          </table:table-cell>
          <table:table-cell office:value-type="string" calcext:value-type="string">
            <text:p>Jones, Samuel C.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Action/Swipe Elimination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7752" calcext:value-type="float">
            <text:p>200817752</text:p>
          </table:table-cell>
          <table:table-cell office:value-type="float" office:value="144275907" calcext:value-type="float">
            <text:p>144275907</text:p>
          </table:table-cell>
          <table:table-cell office:value-type="string" calcext:value-type="string">
            <text:p><text:a xlink:href="https://scratch.mit.edu/projects/144275907" xlink:type="simple">https://scratch.mit.edu/projects/144275907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5</text:p>
          </table:table-cell>
          <table:table-cell office:value-type="string" calcext:value-type="string">
            <text:p>Kodish, Miller J.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8085" calcext:value-type="float">
            <text:p>200818085</text:p>
          </table:table-cell>
          <table:table-cell office:value-type="float" office:value="145869229" calcext:value-type="float">
            <text:p>145869229</text:p>
          </table:table-cell>
          <table:table-cell office:value-type="string" calcext:value-type="string">
            <text:p><text:a xlink:href="https://scratch.mit.edu/projects/145869229" xlink:type="simple">https://scratch.mit.edu/projects/145869229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1</text:p>
          </table:table-cell>
          <table:table-cell office:value-type="string" calcext:value-type="string">
            <text:p>Leonard, Aidan J.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table:style-name="ce2"/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920516" calcext:value-type="float">
            <text:p>200920516</text:p>
          </table:table-cell>
          <table:table-cell office:value-type="float" office:value="145692876" calcext:value-type="float">
            <text:p>145692876</text:p>
          </table:table-cell>
          <table:table-cell office:value-type="string" calcext:value-type="string">
            <text:p><text:a xlink:href="https://scratch.mit.edu/projects/145692876" xlink:type="simple">https://scratch.mit.edu/projects/145692876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3</text:p>
          </table:table-cell>
          <table:table-cell office:value-type="string" calcext:value-type="string">
            <text:p>Li, Henry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Platform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1432214" calcext:value-type="float">
            <text:p>201432214</text:p>
          </table:table-cell>
          <table:table-cell office:value-type="float" office:value="142620265" calcext:value-type="float">
            <text:p>142620265</text:p>
          </table:table-cell>
          <table:table-cell office:value-type="string" calcext:value-type="string">
            <text:p><text:a xlink:href="https://scratch.mit.edu/projects/142620265" xlink:type="simple">https://scratch.mit.edu/projects/142620265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4</text:p>
          </table:table-cell>
          <table:table-cell office:value-type="string" calcext:value-type="string">
            <text:p>Lin, SiMing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Maze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9036" calcext:value-type="float">
            <text:p>200819036</text:p>
          </table:table-cell>
          <table:table-cell office:value-type="float" office:value="145692876" calcext:value-type="float">
            <text:p>145692876</text:p>
          </table:table-cell>
          <table:table-cell office:value-type="string" calcext:value-type="string">
            <text:p><text:a xlink:href="https://scratch.mit.edu/projects/145692876" xlink:type="simple">https://scratch.mit.edu/projects/145692876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3</text:p>
          </table:table-cell>
          <table:table-cell office:value-type="string" calcext:value-type="string">
            <text:p>Liu, Zhitong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Platform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8377" calcext:value-type="float">
            <text:p>200818377</text:p>
          </table:table-cell>
          <table:table-cell office:value-type="float" office:value="143182247" calcext:value-type="float">
            <text:p>143182247</text:p>
          </table:table-cell>
          <table:table-cell office:value-type="string" calcext:value-type="string">
            <text:p><text:a xlink:href="https://scratch.mit.edu/projects/143182247" xlink:type="simple">https://scratch.mit.edu/projects/143182247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<text:a xlink:href="https://scratch.mit.edu/users/MaroonD12" xlink:type="simple">MaroonD12</text:a></text:p>
          </table:table-cell>
          <table:table-cell office:value-type="string" calcext:value-type="string">
            <text:p>Mahoney, Nicholas R.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Quiz/nan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1125394" calcext:value-type="float">
            <text:p>201125394</text:p>
          </table:table-cell>
          <table:table-cell office:value-type="float" office:value="143446891" calcext:value-type="float">
            <text:p>143446891</text:p>
          </table:table-cell>
          <table:table-cell office:value-type="string" calcext:value-type="string">
            <text:p><text:a xlink:href="https://scratch.mit.edu/projects/143446891" xlink:type="simple">https://scratch.mit.edu/projects/143446891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9</text:p>
          </table:table-cell>
          <table:table-cell office:value-type="string" calcext:value-type="string">
            <text:p>Mann, Kishen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1227800" calcext:value-type="float">
            <text:p>201227800</text:p>
          </table:table-cell>
          <table:table-cell office:value-type="float" office:value="143446891" calcext:value-type="float">
            <text:p>143446891</text:p>
          </table:table-cell>
          <table:table-cell office:value-type="string" calcext:value-type="string">
            <text:p><text:a xlink:href="https://scratch.mit.edu/projects/143446891" xlink:type="simple">https://scratch.mit.edu/projects/143446891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9</text:p>
          </table:table-cell>
          <table:table-cell office:value-type="string" calcext:value-type="string">
            <text:p>McGinnis, Matthew G.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7932" calcext:value-type="float">
            <text:p>200817932</text:p>
          </table:table-cell>
          <table:table-cell office:value-type="float" office:value="143180632" calcext:value-type="float">
            <text:p>143180632</text:p>
          </table:table-cell>
          <table:table-cell office:value-type="string" calcext:value-type="string">
            <text:p><text:a xlink:href="https://scratch.mit.edu/projects/143180632" xlink:type="simple">https://scratch.mit.edu/projects/143180632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7</text:p>
          </table:table-cell>
          <table:table-cell office:value-type="string" calcext:value-type="string">
            <text:p>Mirabile, Grace M.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8196" calcext:value-type="float">
            <text:p>200818196</text:p>
          </table:table-cell>
          <table:table-cell office:value-type="float" office:value="141844038" calcext:value-type="float">
            <text:p>141844038</text:p>
          </table:table-cell>
          <table:table-cell office:value-type="string" calcext:value-type="string">
            <text:p><text:a xlink:href="https://scratch.mit.edu/projects/141844038" xlink:type="simple">https://scratch.mit.edu/projects/141844038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2</text:p>
          </table:table-cell>
          <table:table-cell office:value-type="string" calcext:value-type="string">
            <text:p>Olivier, Jovaughn L.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1432393" calcext:value-type="float">
            <text:p>201432393</text:p>
          </table:table-cell>
          <table:table-cell office:value-type="float" office:value="142605956" calcext:value-type="float">
            <text:p>142605956</text:p>
          </table:table-cell>
          <table:table-cell office:value-type="string" calcext:value-type="string">
            <text:p><text:a xlink:href="https://scratch.mit.edu/projects/142605956" xlink:type="simple">https://scratch.mit.edu/projects/142605956</text:a></text:p>
          </table:table-cell>
          <table:table-cell office:value-type="string" calcext:value-type="string">
            <text:p>https://scratch.mit.edu/studios/3715925/</text:p>
          </table:table-cell>
          <table:table-cell office:value-type="string" calcext:value-type="string">
            <text:p>MaroonA5</text:p>
          </table:table-cell>
          <table:table-cell office:value-type="string" calcext:value-type="string">
            <text:p>Papaporfiriou, Aikaterini</text:p>
          </table:table-cell>
          <table:table-cell office:value-type="string" calcext:value-type="string">
            <text:p>A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919380" calcext:value-type="float">
            <text:p>200919380</text:p>
          </table:table-cell>
          <table:table-cell office:value-type="float" office:value="142620265" calcext:value-type="float">
            <text:p>142620265</text:p>
          </table:table-cell>
          <table:table-cell office:value-type="string" calcext:value-type="string">
            <text:p><text:a xlink:href="https://scratch.mit.edu/projects/142620265" xlink:type="simple">https://scratch.mit.edu/projects/142620265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4</text:p>
          </table:table-cell>
          <table:table-cell office:value-type="string" calcext:value-type="string">
            <text:p>Phillips, David R.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920562" calcext:value-type="float">
            <text:p>200920562</text:p>
          </table:table-cell>
          <table:table-cell office:value-type="float" office:value="142740755" calcext:value-type="float">
            <text:p>142740755</text:p>
          </table:table-cell>
          <table:table-cell office:value-type="string" calcext:value-type="string">
            <text:p><text:a xlink:href="https://scratch.mit.edu/projects/142740755" xlink:type="simple">https://scratch.mit.edu/projects/142740755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9</text:p>
          </table:table-cell>
          <table:table-cell office:value-type="string" calcext:value-type="string">
            <text:p>Raffel, Talia M.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office:value-type="string" calcext:value-type="string">
            <text:p>Quiz/nan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921094" calcext:value-type="float">
            <text:p>200921094</text:p>
          </table:table-cell>
          <table:table-cell office:value-type="float" office:value="144080429" calcext:value-type="float">
            <text:p>144080429</text:p>
          </table:table-cell>
          <table:table-cell office:value-type="string" calcext:value-type="string">
            <text:p><text:a xlink:href="https://scratch.mit.edu/projects/144080429" xlink:type="simple">https://scratch.mit.edu/projects/144080429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<text:a xlink:href="https://scratch.mit.edu/users/MaroonD6" xlink:type="simple">MaroonD6</text:a></text:p>
          </table:table-cell>
          <table:table-cell office:value-type="string" calcext:value-type="string">
            <text:p>Rajapur, Arjun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920479" calcext:value-type="float">
            <text:p>200920479</text:p>
          </table:table-cell>
          <table:table-cell office:value-type="float" office:value="143179714" calcext:value-type="float">
            <text:p>143179714</text:p>
          </table:table-cell>
          <table:table-cell office:value-type="string" calcext:value-type="string">
            <text:p><text:a xlink:href="https://scratch.mit.edu/projects/143179714" xlink:type="simple">https://scratch.mit.edu/projects/143179714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11</text:p>
          </table:table-cell>
          <table:table-cell office:value-type="string" calcext:value-type="string">
            <text:p>Reilly, Jayla E.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Quiz/nan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125624" calcext:value-type="float">
            <text:p>201125624</text:p>
          </table:table-cell>
          <table:table-cell table:style-name="ce2" table:number-columns-repeated="4"/>
          <table:table-cell office:value-type="string" calcext:value-type="string">
            <text:p>Resnick, Jacob A.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Fox</text:p>
          </table:table-cell>
          <table:table-cell office:value-type="float" office:value="200920772" calcext:value-type="float">
            <text:p>200920772</text:p>
          </table:table-cell>
          <table:table-cell office:value-type="float" office:value="141795915" calcext:value-type="float">
            <text:p>141795915</text:p>
          </table:table-cell>
          <table:table-cell office:value-type="string" calcext:value-type="string">
            <text:p><text:a xlink:href="https://scratch.mit.edu/projects/141795915" xlink:type="simple">https://scratch.mit.edu/projects/141795915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1</text:p>
          </table:table-cell>
          <table:table-cell office:value-type="string" calcext:value-type="string">
            <text:p>Rotem, Adam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Black or African American,White,Multiracial,Other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Quiz/nan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919334" calcext:value-type="float">
            <text:p>200919334</text:p>
          </table:table-cell>
          <table:table-cell office:value-type="float" office:value="143435029" calcext:value-type="float">
            <text:p>143435029</text:p>
          </table:table-cell>
          <table:table-cell office:value-type="string" calcext:value-type="string">
            <text:p><text:a xlink:href="https://scratch.mit.edu/projects/143435029" xlink:type="simple">https://scratch.mit.edu/projects/143435029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5</text:p>
          </table:table-cell>
          <table:table-cell office:value-type="string" calcext:value-type="string">
            <text:p>Shiner, Yael D.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Swipe Elimination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1430376" calcext:value-type="float">
            <text:p>201430376</text:p>
          </table:table-cell>
          <table:table-cell office:value-type="float" office:value="142619738" calcext:value-type="float">
            <text:p>142619738</text:p>
          </table:table-cell>
          <table:table-cell office:value-type="string" calcext:value-type="string">
            <text:p><text:a xlink:href="https://scratch.mit.edu/projects/142619738" xlink:type="simple">https://scratch.mit.edu/projects/142619738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6</text:p>
          </table:table-cell>
          <table:table-cell office:value-type="string" calcext:value-type="string">
            <text:p>Small, Madalin A.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1329755" calcext:value-type="float">
            <text:p>201329755</text:p>
          </table:table-cell>
          <table:table-cell office:value-type="float" office:value="142740373" calcext:value-type="float">
            <text:p>142740373</text:p>
          </table:table-cell>
          <table:table-cell office:value-type="string" calcext:value-type="string">
            <text:p><text:a xlink:href="https://scratch.mit.edu/projects/142740373" xlink:type="simple">https://scratch.mit.edu/projects/142740373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10</text:p>
          </table:table-cell>
          <table:table-cell office:value-type="string" calcext:value-type="string">
            <text:p>Studentsova, Katherine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Pong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1601486" calcext:value-type="float">
            <text:p>201601486</text:p>
          </table:table-cell>
          <table:table-cell office:value-type="float" office:value="142740755" calcext:value-type="float">
            <text:p>142740755</text:p>
          </table:table-cell>
          <table:table-cell office:value-type="string" calcext:value-type="string">
            <text:p><text:a xlink:href="https://scratch.mit.edu/projects/142740755" xlink:type="simple">https://scratch.mit.edu/projects/142740755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9</text:p>
          </table:table-cell>
          <table:table-cell office:value-type="string" calcext:value-type="string">
            <text:p>Tchesnovsky, Andrea P.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8266" calcext:value-type="float">
            <text:p>200818266</text:p>
          </table:table-cell>
          <table:table-cell table:style-name="ce2" table:number-columns-repeated="2"/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11</text:p>
          </table:table-cell>
          <table:table-cell office:value-type="string" calcext:value-type="string">
            <text:p>Vito, Daniel T.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818304" calcext:value-type="float">
            <text:p>200818304</text:p>
          </table:table-cell>
          <table:table-cell office:value-type="float" office:value="143182247" calcext:value-type="float">
            <text:p>143182247</text:p>
          </table:table-cell>
          <table:table-cell office:value-type="string" calcext:value-type="string">
            <text:p><text:a xlink:href="https://scratch.mit.edu/projects/143182247" xlink:type="simple">https://scratch.mit.edu/projects/143182247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12</text:p>
          </table:table-cell>
          <table:table-cell office:value-type="string" calcext:value-type="string">
            <text:p>Yang, Ellen H.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Quiz/nan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1227111" calcext:value-type="float">
            <text:p>201227111</text:p>
          </table:table-cell>
          <table:table-cell office:value-type="float" office:value="143501933" calcext:value-type="float">
            <text:p>143501933</text:p>
          </table:table-cell>
          <table:table-cell office:value-type="string" calcext:value-type="string">
            <text:p><text:a xlink:href="https://scratch.mit.edu/projects/143501933" xlink:type="simple">https://scratch.mit.edu/projects/143501933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B2</text:p>
          </table:table-cell>
          <table:table-cell office:value-type="string" calcext:value-type="string">
            <text:p>Yao, Matthew H.</text:p>
          </table:table-cell>
          <table:table-cell office:value-type="string" calcext:value-type="string">
            <text:p>B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Quiz/GOVRNMENT SIMULATOR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1124920" calcext:value-type="float">
            <text:p>201124920</text:p>
          </table:table-cell>
          <table:table-cell office:value-type="float" office:value="145869229" calcext:value-type="float">
            <text:p>145869229</text:p>
          </table:table-cell>
          <table:table-cell office:value-type="string" calcext:value-type="string">
            <text:p><text:a xlink:href="https://scratch.mit.edu/projects/145869229" xlink:type="simple">https://scratch.mit.edu/projects/145869229</text:a></text:p>
          </table:table-cell>
          <table:table-cell office:value-type="string" calcext:value-type="string">
            <text:p>https://scratch.mit.edu/studios/3715932/</text:p>
          </table:table-cell>
          <table:table-cell office:value-type="string" calcext:value-type="string">
            <text:p>MaroonD1</text:p>
          </table:table-cell>
          <table:table-cell office:value-type="string" calcext:value-type="string">
            <text:p>Yearl, Joseph B.</text:p>
          </table:table-cell>
          <table:table-cell office:value-type="string" calcext:value-type="string">
            <text:p>D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9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office:value-type="float" office:value="200613122" calcext:value-type="float">
            <text:p>200613122</text:p>
          </table:table-cell>
          <table:table-cell table:style-name="ce2" table:number-columns-repeated="4"/>
          <table:table-cell office:value-type="string" calcext:value-type="string">
            <text:p>Amicangioli, Valerie M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0817711" calcext:value-type="float">
            <text:p>200817711</text:p>
          </table:table-cell>
          <table:table-cell table:style-name="ce2" table:number-columns-repeated="4"/>
          <table:table-cell office:value-type="string" calcext:value-type="string">
            <text:p>Baines, Benjamin B.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2"/>
          <table:table-cell office:value-type="float" office:value="200715613" calcext:value-type="float">
            <text:p>200715613</text:p>
          </table:table-cell>
          <table:table-cell table:style-name="ce2" table:number-columns-repeated="4"/>
          <table:table-cell office:value-type="string" calcext:value-type="string">
            <text:p>Blumberg, Sophie R.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/>
          <table:table-cell office:value-type="float" office:value="200817952" calcext:value-type="float">
            <text:p>200817952</text:p>
          </table:table-cell>
          <table:table-cell table:style-name="ce2" table:number-columns-repeated="4"/>
          <table:table-cell office:value-type="string" calcext:value-type="string">
            <text:p>Chen, Emily Y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0818265" calcext:value-type="float">
            <text:p>200818265</text:p>
          </table:table-cell>
          <table:table-cell table:style-name="ce2" table:number-columns-repeated="4"/>
          <table:table-cell office:value-type="string" calcext:value-type="string">
            <text:p>Cochin, Ezekiel S.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2"/>
          <table:table-cell office:value-type="float" office:value="200817552" calcext:value-type="float">
            <text:p>200817552</text:p>
          </table:table-cell>
          <table:table-cell table:style-name="ce2" table:number-columns-repeated="4"/>
          <table:table-cell office:value-type="string" calcext:value-type="string">
            <text:p>Corcoran, John B.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2"/>
          <table:table-cell office:value-type="float" office:value="200818256" calcext:value-type="float">
            <text:p>200818256</text:p>
          </table:table-cell>
          <table:table-cell office:value-type="string" calcext:value-type="string">
            <text:p><text:a xlink:href="https://scratch.mit.edu/projects/142606269" xlink:type="simple">142606269</text:a></text:p>
          </table:table-cell>
          <table:table-cell office:value-type="string" calcext:value-type="string">
            <text:p><text:a xlink:href="https://scratch.mit.edu/projects/142606269" xlink:type="simple">https://scratch.mit.edu/projects/142606269</text:a></text:p>
          </table:table-cell>
          <table:table-cell office:value-type="string" calcext:value-type="string">
            <text:p><text:a xlink:href="https://scratch.mit.edu/studios/3715925/" xlink:type="simple">https://scratch.mit.edu/studios/3715925/</text:a></text:p>
          </table:table-cell>
          <table:table-cell office:value-type="string" calcext:value-type="string">
            <text:p>MaroonA3</text:p>
          </table:table-cell>
          <table:table-cell office:value-type="string" calcext:value-type="string">
            <text:p>Del Porto, Jackson R.</text:p>
          </table:table-cell>
          <table:table-cell office:value-type="string" calcext:value-type="string">
            <text:p>A</text:p>
          </table:table-cell>
          <table:table-cell table:style-name="ce2"/>
          <table:table-cell/>
          <table:table-cell table:style-name="ce2" table:number-columns-repeated="4"/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2"/>
          <table:table-cell office:value-type="float" office:value="201328955" calcext:value-type="float">
            <text:p>201328955</text:p>
          </table:table-cell>
          <table:table-cell table:style-name="ce2" table:number-columns-repeated="4"/>
          <table:table-cell office:value-type="string" calcext:value-type="string">
            <text:p>Deveney, Isabel J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1023173" calcext:value-type="float">
            <text:p>201023173</text:p>
          </table:table-cell>
          <table:table-cell table:style-name="ce2" table:number-columns-repeated="4"/>
          <table:table-cell office:value-type="string" calcext:value-type="string">
            <text:p>Dupiton, Anne-Aika A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0715225" calcext:value-type="float">
            <text:p>200715225</text:p>
          </table:table-cell>
          <table:table-cell table:style-name="ce2" table:number-columns-repeated="4"/>
          <table:table-cell office:value-type="string" calcext:value-type="string">
            <text:p>Feldman, Andrew J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0817979" calcext:value-type="float">
            <text:p>200817979</text:p>
          </table:table-cell>
          <table:table-cell table:style-name="ce2" table:number-columns-repeated="4"/>
          <table:table-cell office:value-type="string" calcext:value-type="string">
            <text:p>Flannery, Saylor A.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2"/>
          <table:table-cell office:value-type="float" office:value="201532785" calcext:value-type="float">
            <text:p>201532785</text:p>
          </table:table-cell>
          <table:table-cell office:value-type="string" calcext:value-type="string">
            <text:p><text:a xlink:href="https://scratch.mit.edu/projects/142792810" xlink:type="simple">42792810</text:a></text:p>
          </table:table-cell>
          <table:table-cell office:value-type="string" calcext:value-type="string">
            <text:p><text:a xlink:href="https://scratch.mit.edu/projects/142792810" xlink:type="simple">https://scratch.mit.edu/projects/142792810</text:a></text:p>
          </table:table-cell>
          <table:table-cell office:value-type="string" calcext:value-type="string">
            <text:p><text:a xlink:href="https://scratch.mit.edu/studios/3715925/" xlink:type="simple">https://scratch.mit.edu/studios/3715925/</text:a></text:p>
          </table:table-cell>
          <table:table-cell office:value-type="string" calcext:value-type="string">
            <text:p>MaroonA9</text:p>
          </table:table-cell>
          <table:table-cell office:value-type="string" calcext:value-type="string">
            <text:p>Freilich, Yuval</text:p>
          </table:table-cell>
          <table:table-cell office:value-type="string" calcext:value-type="string">
            <text:p>A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0817986" calcext:value-type="float">
            <text:p>200817986</text:p>
          </table:table-cell>
          <table:table-cell table:style-name="ce2" table:number-columns-repeated="4"/>
          <table:table-cell office:value-type="string" calcext:value-type="string">
            <text:p>Greene, Chloe H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1330101" calcext:value-type="float">
            <text:p>201330101</text:p>
          </table:table-cell>
          <table:table-cell table:style-name="ce2" table:number-columns-repeated="4"/>
          <table:table-cell office:value-type="string" calcext:value-type="string">
            <text:p>Hermann, Arthur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2">
          <table:table-cell table:style-name="ce2"/>
          <table:table-cell office:value-type="float" office:value="201601426" calcext:value-type="float">
            <text:p>201601426</text:p>
          </table:table-cell>
          <table:table-cell table:style-name="ce2" table:number-columns-repeated="4"/>
          <table:table-cell office:value-type="string" calcext:value-type="string">
            <text:p>Jiang, Haiyi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1227042" calcext:value-type="float">
            <text:p>201227042</text:p>
          </table:table-cell>
          <table:table-cell table:style-name="ce2" table:number-columns-repeated="4"/>
          <table:table-cell office:value-type="string" calcext:value-type="string">
            <text:p>Kelgenbaeva, Jibek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/>
          <table:table-cell office:value-type="float" office:value="200818097" calcext:value-type="float">
            <text:p>200818097</text:p>
          </table:table-cell>
          <table:table-cell table:style-name="ce2" table:number-columns-repeated="4"/>
          <table:table-cell office:value-type="string" calcext:value-type="string">
            <text:p>Klevan, Andrew M.</text:p>
          </table:table-cell>
          <table:table-cell table:style-name="ce2" table:number-columns-repeated="2"/>
          <table:table-cell/>
          <table:table-cell table:style-name="ce2" table:number-columns-repeated="4"/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style-name="ce2"/>
          <table:table-cell office:value-type="float" office:value="201022745" calcext:value-type="float">
            <text:p>201022745</text:p>
          </table:table-cell>
          <table:table-cell table:style-name="ce2" table:number-columns-repeated="4"/>
          <table:table-cell office:value-type="string" calcext:value-type="string">
            <text:p>Knight, William H.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"/>
          <table:table-cell office:value-type="float" office:value="200920690" calcext:value-type="float">
            <text:p>200920690</text:p>
          </table:table-cell>
          <table:table-cell table:style-name="ce2" table:number-columns-repeated="4"/>
          <table:table-cell office:value-type="string" calcext:value-type="string">
            <text:p>Kotyk, Solomiya I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0817596" calcext:value-type="float">
            <text:p>200817596</text:p>
          </table:table-cell>
          <table:table-cell table:style-name="ce2" table:number-columns-repeated="4"/>
          <table:table-cell office:value-type="string" calcext:value-type="string">
            <text:p>Kramer, Maia W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0817513" calcext:value-type="float">
            <text:p>200817513</text:p>
          </table:table-cell>
          <table:table-cell table:style-name="ce2" table:number-columns-repeated="4"/>
          <table:table-cell office:value-type="string" calcext:value-type="string">
            <text:p>Lacey, Shanna R.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style-name="ce2"/>
          <table:table-cell office:value-type="float" office:value="200817272" calcext:value-type="float">
            <text:p>200817272</text:p>
          </table:table-cell>
          <table:table-cell table:style-name="ce2" table:number-columns-repeated="4"/>
          <table:table-cell office:value-type="string" calcext:value-type="string">
            <text:p>Li, Daniel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0614420" calcext:value-type="float">
            <text:p>200614420</text:p>
          </table:table-cell>
          <table:table-cell table:style-name="ce2" table:number-columns-repeated="4"/>
          <table:table-cell office:value-type="string" calcext:value-type="string">
            <text:p>Maciejuk, David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/>
          <table:table-cell office:value-type="float" office:value="200506431" calcext:value-type="float">
            <text:p>200506431</text:p>
          </table:table-cell>
          <table:table-cell table:style-name="ce2" table:number-columns-repeated="4"/>
          <table:table-cell office:value-type="string" calcext:value-type="string">
            <text:p>Manwelian, Maxim A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0817598" calcext:value-type="float">
            <text:p>200817598</text:p>
          </table:table-cell>
          <table:table-cell table:style-name="ce2" table:number-columns-repeated="4"/>
          <table:table-cell office:value-type="string" calcext:value-type="string">
            <text:p>Mark, Julian N.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2"/>
          <table:table-cell office:value-type="float" office:value="200817995" calcext:value-type="float">
            <text:p>200817995</text:p>
          </table:table-cell>
          <table:table-cell office:value-type="string" calcext:value-type="string">
            <text:p><text:a xlink:href="https://scratch.mit.edu/projects/142792810" xlink:type="simple">42792810</text:a></text:p>
          </table:table-cell>
          <table:table-cell office:value-type="string" calcext:value-type="string">
            <text:p><text:a xlink:href="https://scratch.mit.edu/projects/142792810" xlink:type="simple">https://scratch.mit.edu/projects/142792810</text:a></text:p>
          </table:table-cell>
          <table:table-cell office:value-type="string" calcext:value-type="string">
            <text:p><text:a xlink:href="https://scratch.mit.edu/studios/3715925/" xlink:type="simple">https://scratch.mit.edu/studios/3715925/</text:a></text:p>
          </table:table-cell>
          <table:table-cell office:value-type="string" calcext:value-type="string">
            <text:p>MaroonA9</text:p>
          </table:table-cell>
          <table:table-cell office:value-type="string" calcext:value-type="string">
            <text:p>McCarthy, Aidan B.</text:p>
          </table:table-cell>
          <table:table-cell office:value-type="string" calcext:value-type="string">
            <text:p>A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0817524" calcext:value-type="float">
            <text:p>200817524</text:p>
          </table:table-cell>
          <table:table-cell table:style-name="ce2" table:number-columns-repeated="4"/>
          <table:table-cell office:value-type="string" calcext:value-type="string">
            <text:p>McElduff, Erin M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0714767" calcext:value-type="float">
            <text:p>200714767</text:p>
          </table:table-cell>
          <table:table-cell table:style-name="ce2" table:number-columns-repeated="4"/>
          <table:table-cell office:value-type="string" calcext:value-type="string">
            <text:p>Merrigan, Caroline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1329848" calcext:value-type="float">
            <text:p>201329848</text:p>
          </table:table-cell>
          <table:table-cell table:style-name="ce2" table:number-columns-repeated="4"/>
          <table:table-cell office:value-type="string" calcext:value-type="string">
            <text:p>Mustafa, Briana N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2">
          <table:table-cell table:style-name="ce2"/>
          <table:table-cell office:value-type="float" office:value="201432646" calcext:value-type="float">
            <text:p>201432646</text:p>
          </table:table-cell>
          <table:table-cell table:style-name="ce2" table:number-columns-repeated="4"/>
          <table:table-cell office:value-type="string" calcext:value-type="string">
            <text:p>Niu, Jiahe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/>
          <table:table-cell office:value-type="float" office:value="200919427" calcext:value-type="float">
            <text:p>200919427</text:p>
          </table:table-cell>
          <table:table-cell table:style-name="ce2" table:number-columns-repeated="4"/>
          <table:table-cell office:value-type="string" calcext:value-type="string">
            <text:p>Pistiner, Scott R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1227186" calcext:value-type="float">
            <text:p>201227186</text:p>
          </table:table-cell>
          <table:table-cell table:style-name="ce2" table:number-columns-repeated="4"/>
          <table:table-cell office:value-type="string" calcext:value-type="string">
            <text:p>Reingold, Jillian R.</text:p>
          </table:table-cell>
          <table:table-cell table:style-name="ce2" table:number-columns-repeated="2"/>
          <table:table-cell/>
          <table:table-cell table:style-name="ce2" table:number-columns-repeated="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style-name="ce2"/>
          <table:table-cell office:value-type="float" office:value="200817807" calcext:value-type="float">
            <text:p>200817807</text:p>
          </table:table-cell>
          <table:table-cell table:style-name="ce2" table:number-columns-repeated="4"/>
          <table:table-cell office:value-type="string" calcext:value-type="string">
            <text:p>Ropelewski, Peter H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0511382" calcext:value-type="float">
            <text:p>200511382</text:p>
          </table:table-cell>
          <table:table-cell table:style-name="ce2" table:number-columns-repeated="4"/>
          <table:table-cell office:value-type="string" calcext:value-type="string">
            <text:p>Schulz, David C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0613057" calcext:value-type="float">
            <text:p>200613057</text:p>
          </table:table-cell>
          <table:table-cell table:style-name="ce2" table:number-columns-repeated="4"/>
          <table:table-cell office:value-type="string" calcext:value-type="string">
            <text:p>Shaw, Isabella S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0613522" calcext:value-type="float">
            <text:p>200613522</text:p>
          </table:table-cell>
          <table:table-cell table:style-name="ce2" table:number-columns-repeated="4"/>
          <table:table-cell office:value-type="string" calcext:value-type="string">
            <text:p>Shriber, Todd M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0817992" calcext:value-type="float">
            <text:p>200817992</text:p>
          </table:table-cell>
          <table:table-cell table:style-name="ce2" table:number-columns-repeated="4"/>
          <table:table-cell office:value-type="string" calcext:value-type="string">
            <text:p>Valente, Isabella M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1601423" calcext:value-type="float">
            <text:p>201601423</text:p>
          </table:table-cell>
          <table:table-cell table:style-name="ce2" table:number-columns-repeated="4"/>
          <table:table-cell office:value-type="string" calcext:value-type="string">
            <text:p>Walker, Kenji C.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/>
          <table:table-cell office:value-type="float" office:value="200818131" calcext:value-type="float">
            <text:p>200818131</text:p>
          </table:table-cell>
          <table:table-cell table:style-name="ce2" table:number-columns-repeated="4"/>
          <table:table-cell office:value-type="string" calcext:value-type="string">
            <text:p>Wang, Emma Y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1124280" calcext:value-type="float">
            <text:p>201124280</text:p>
          </table:table-cell>
          <table:table-cell table:style-name="ce2" table:number-columns-repeated="4"/>
          <table:table-cell office:value-type="string" calcext:value-type="string">
            <text:p>Weng, Nicole X.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2"/>
          <table:table-cell office:value-type="float" office:value="200715631" calcext:value-type="float">
            <text:p>200715631</text:p>
          </table:table-cell>
          <table:table-cell table:style-name="ce2" table:number-columns-repeated="4"/>
          <table:table-cell office:value-type="string" calcext:value-type="string">
            <text:p>Wong, Ashley L.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2"/>
          <table:table-cell office:value-type="float" office:value="200818143" calcext:value-type="float">
            <text:p>200818143</text:p>
          </table:table-cell>
          <table:table-cell table:style-name="ce2" table:number-columns-repeated="4"/>
          <table:table-cell office:value-type="string" calcext:value-type="string">
            <text:p>Wong, Jocelyn L.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2"/>
          <table:table-cell office:value-type="float" office:value="201123792" calcext:value-type="float">
            <text:p>201123792</text:p>
          </table:table-cell>
          <table:table-cell table:style-name="ce2" table:number-columns-repeated="4"/>
          <table:table-cell office:value-type="string" calcext:value-type="string">
            <text:p>Yang, Iris Z.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table:style-name="ce2"/>
          <table:table-cell office:value-type="float" office:value="200817494" calcext:value-type="float">
            <text:p>200817494</text:p>
          </table:table-cell>
          <table:table-cell office:value-type="string" calcext:value-type="string">
            <text:p><text:a xlink:href="https://scratch.mit.edu/projects/142606269" xlink:type="simple">142606269</text:a></text:p>
          </table:table-cell>
          <table:table-cell office:value-type="string" calcext:value-type="string">
            <text:p><text:a xlink:href="https://scratch.mit.edu/projects/142606269" xlink:type="simple">https://scratch.mit.edu/projects/142606269</text:a></text:p>
          </table:table-cell>
          <table:table-cell office:value-type="string" calcext:value-type="string">
            <text:p><text:a xlink:href="https://scratch.mit.edu/studios/3715925/" xlink:type="simple">https://scratch.mit.edu/studios/3715925/</text:a></text:p>
          </table:table-cell>
          <table:table-cell office:value-type="string" calcext:value-type="string">
            <text:p>MaroonA3</text:p>
          </table:table-cell>
          <table:table-cell office:value-type="string" calcext:value-type="string">
            <text:p>Zhang, Dean Y.</text:p>
          </table:table-cell>
          <table:table-cell office:value-type="string" calcext:value-type="string">
            <text:p>A</text:p>
          </table:table-cell>
          <table:table-cell table:style-name="ce2"/>
          <table:table-cell/>
          <table:table-cell table:style-name="ce2" table:number-columns-repeated="4"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2"/>
          <table:table-cell office:value-type="float" office:value="200817949" calcext:value-type="float">
            <text:p>200817949</text:p>
          </table:table-cell>
          <table:table-cell table:style-name="ce2" table:number-columns-repeated="4"/>
          <table:table-cell office:value-type="string" calcext:value-type="string">
            <text:p>Zupanski, Natasa M.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r Murphy</text:p>
          </table:table-cell>
          <table:table-cell office:value-type="float" office:value="201225734" calcext:value-type="float">
            <text:p>201225734</text:p>
          </table:table-cell>
          <table:table-cell office:value-type="float" office:value="165069525" calcext:value-type="float">
            <text:p>165069525</text:p>
          </table:table-cell>
          <table:table-cell office:value-type="string" calcext:value-type="string">
            <text:p><text:a xlink:href="https://scratch.mit.edu/projects/165069525" xlink:type="simple">https://scratch.mit.edu/projects/165069525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a</text:p>
          </table:table-cell>
          <table:table-cell office:value-type="string" calcext:value-type="string">
            <text:p>Tristan Jensen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Simulation/RP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451" calcext:value-type="float">
            <text:p>200817451</text:p>
          </table:table-cell>
          <table:table-cell office:value-type="float" office:value="165069525" calcext:value-type="float">
            <text:p>165069525</text:p>
          </table:table-cell>
          <table:table-cell office:value-type="string" calcext:value-type="string">
            <text:p><text:a xlink:href="https://scratch.mit.edu/projects/165069525" xlink:type="simple">https://scratch.mit.edu/projects/165069525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a</text:p>
          </table:table-cell>
          <table:table-cell office:value-type="string" calcext:value-type="string">
            <text:p>ethan umina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Simulation/RPG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1022773" calcext:value-type="float">
            <text:p>201022773</text:p>
          </table:table-cell>
          <table:table-cell office:value-type="float" office:value="165070843" calcext:value-type="float">
            <text:p>165070843</text:p>
          </table:table-cell>
          <table:table-cell office:value-type="string" calcext:value-type="string">
            <text:p><text:a xlink:href="https://scratch.mit.edu/projects/165070843" xlink:type="simple">https://scratch.mit.edu/projects/165070843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b</text:p>
          </table:table-cell>
          <table:table-cell office:value-type="string" calcext:value-type="string">
            <text:p>Philip Adams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r. Murphy</text:p>
          </table:table-cell>
          <table:table-cell office:value-type="float" office:value="200818223" calcext:value-type="float">
            <text:p>200818223</text:p>
          </table:table-cell>
          <table:table-cell office:value-type="float" office:value="165070843" calcext:value-type="float">
            <text:p>165070843</text:p>
          </table:table-cell>
          <table:table-cell office:value-type="string" calcext:value-type="string">
            <text:p><text:a xlink:href="https://scratch.mit.edu/projects/165070843" xlink:type="simple">https://scratch.mit.edu/projects/165070843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b</text:p>
          </table:table-cell>
          <table:table-cell office:value-type="string" calcext:value-type="string">
            <text:p>Peter Kotz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1022766" calcext:value-type="float">
            <text:p>201022766</text:p>
          </table:table-cell>
          <table:table-cell office:value-type="float" office:value="165073564" calcext:value-type="float">
            <text:p>165073564</text:p>
          </table:table-cell>
          <table:table-cell office:value-type="string" calcext:value-type="string">
            <text:p><text:a xlink:href="https://scratch.mit.edu/projects/165073564" xlink:type="simple">https://scratch.mit.edu/projects/165073564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c</text:p>
          </table:table-cell>
          <table:table-cell office:value-type="string" calcext:value-type="string">
            <text:p>Yonah Kalikow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Simulation/RP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r. Murphy</text:p>
          </table:table-cell>
          <table:table-cell office:value-type="float" office:value="200506478" calcext:value-type="float">
            <text:p>200506478</text:p>
          </table:table-cell>
          <table:table-cell office:value-type="float" office:value="165073564" calcext:value-type="float">
            <text:p>165073564</text:p>
          </table:table-cell>
          <table:table-cell office:value-type="string" calcext:value-type="string">
            <text:p><text:a xlink:href="https://scratch.mit.edu/projects/165073564" xlink:type="simple">https://scratch.mit.edu/projects/165073564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c</text:p>
          </table:table-cell>
          <table:table-cell office:value-type="string" calcext:value-type="string">
            <text:p>Jessica Leahy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Simulation/RP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r. Murphy</text:p>
          </table:table-cell>
          <table:table-cell office:value-type="float" office:value="200818029" calcext:value-type="float">
            <text:p>200818029</text:p>
          </table:table-cell>
          <table:table-cell office:value-type="float" office:value="165073564" calcext:value-type="float">
            <text:p>165073564</text:p>
          </table:table-cell>
          <table:table-cell office:value-type="string" calcext:value-type="string">
            <text:p><text:a xlink:href="https://scratch.mit.edu/projects/165073564" xlink:type="simple">https://scratch.mit.edu/projects/165073564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c</text:p>
          </table:table-cell>
          <table:table-cell office:value-type="string" calcext:value-type="string">
            <text:p>Anna Schafer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Simulation/RPG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1329524" calcext:value-type="float">
            <text:p>201329524</text:p>
          </table:table-cell>
          <table:table-cell office:value-type="float" office:value="165070872" calcext:value-type="float">
            <text:p>165070872</text:p>
          </table:table-cell>
          <table:table-cell office:value-type="string" calcext:value-type="string">
            <text:p><text:a xlink:href="https://scratch.mit.edu/projects/165070872" xlink:type="simple">https://scratch.mit.edu/projects/165070872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d</text:p>
          </table:table-cell>
          <table:table-cell office:value-type="string" calcext:value-type="string">
            <text:p>Skyler Bohnert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Storytelling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Mr Murphy</text:p>
          </table:table-cell>
          <table:table-cell office:value-type="float" office:value="200817822" calcext:value-type="float">
            <text:p>200817822</text:p>
          </table:table-cell>
          <table:table-cell office:value-type="float" office:value="165070872" calcext:value-type="float">
            <text:p>165070872</text:p>
          </table:table-cell>
          <table:table-cell office:value-type="string" calcext:value-type="string">
            <text:p><text:a xlink:href="https://scratch.mit.edu/projects/165070872" xlink:type="simple">https://scratch.mit.edu/projects/165070872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d</text:p>
          </table:table-cell>
          <table:table-cell office:value-type="string" calcext:value-type="string">
            <text:p>Cole Martin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Storytelling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Mr. Murphy</text:p>
          </table:table-cell>
          <table:table-cell office:value-type="float" office:value="201329797" calcext:value-type="float">
            <text:p>201329797</text:p>
          </table:table-cell>
          <table:table-cell office:value-type="float" office:value="165070872" calcext:value-type="float">
            <text:p>165070872</text:p>
          </table:table-cell>
          <table:table-cell office:value-type="string" calcext:value-type="string">
            <text:p><text:a xlink:href="https://scratch.mit.edu/projects/165070872" xlink:type="simple">https://scratch.mit.edu/projects/165070872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d</text:p>
          </table:table-cell>
          <table:table-cell office:value-type="string" calcext:value-type="string">
            <text:p>Adam Obeid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Storytelling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r. Murphy</text:p>
          </table:table-cell>
          <table:table-cell office:value-type="float" office:value="201431838" calcext:value-type="float">
            <text:p>201431838</text:p>
          </table:table-cell>
          <table:table-cell office:value-type="float" office:value="165071206" calcext:value-type="float">
            <text:p>165071206</text:p>
          </table:table-cell>
          <table:table-cell office:value-type="string" calcext:value-type="string">
            <text:p><text:a xlink:href="https://scratch.mit.edu/projects/165071206" xlink:type="simple">https://scratch.mit.edu/projects/165071206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e</text:p>
          </table:table-cell>
          <table:table-cell office:value-type="string" calcext:value-type="string">
            <text:p>Angus Chen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latform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r Murphy</text:p>
          </table:table-cell>
          <table:table-cell office:value-type="float" office:value="200817801" calcext:value-type="float">
            <text:p>200817801</text:p>
          </table:table-cell>
          <table:table-cell office:value-type="float" office:value="165071206" calcext:value-type="float">
            <text:p>165071206</text:p>
          </table:table-cell>
          <table:table-cell office:value-type="string" calcext:value-type="string">
            <text:p><text:a xlink:href="https://scratch.mit.edu/projects/165071206" xlink:type="simple">https://scratch.mit.edu/projects/165071206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e</text:p>
          </table:table-cell>
          <table:table-cell office:value-type="string" calcext:value-type="string">
            <text:p>Aidan Hoyt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latform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8193" calcext:value-type="float">
            <text:p>200818193</text:p>
          </table:table-cell>
          <table:table-cell office:value-type="float" office:value="165072075" calcext:value-type="float">
            <text:p>165072075</text:p>
          </table:table-cell>
          <table:table-cell office:value-type="string" calcext:value-type="string">
            <text:p><text:a xlink:href="https://scratch.mit.edu/projects/165072075" xlink:type="simple">https://scratch.mit.edu/projects/165072075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f</text:p>
          </table:table-cell>
          <table:table-cell office:value-type="string" calcext:value-type="string">
            <text:p>Sydney Morgan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Mark Murphy</text:p>
          </table:table-cell>
          <table:table-cell office:value-type="float" office:value="200818321" calcext:value-type="float">
            <text:p>200818321</text:p>
          </table:table-cell>
          <table:table-cell office:value-type="float" office:value="165072075" calcext:value-type="float">
            <text:p>165072075</text:p>
          </table:table-cell>
          <table:table-cell office:value-type="string" calcext:value-type="string">
            <text:p><text:a xlink:href="https://scratch.mit.edu/projects/165072075" xlink:type="simple">https://scratch.mit.edu/projects/165072075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f</text:p>
          </table:table-cell>
          <table:table-cell office:value-type="string" calcext:value-type="string">
            <text:p>Miriam White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,Multiracial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Dancing16</text:p>
          </table:table-cell>
          <table:table-cell office:value-type="float" office:value="200818321" calcext:value-type="float">
            <text:p>200818321</text:p>
          </table:table-cell>
          <table:table-cell office:value-type="float" office:value="165072075" calcext:value-type="float">
            <text:p>165072075</text:p>
          </table:table-cell>
          <table:table-cell office:value-type="string" calcext:value-type="string">
            <text:p><text:a xlink:href="https://scratch.mit.edu/projects/165072075" xlink:type="simple">https://scratch.mit.edu/projects/165072075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f</text:p>
          </table:table-cell>
          <table:table-cell office:value-type="string" calcext:value-type="string">
            <text:p>Miriam White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3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8115" calcext:value-type="float">
            <text:p>200818115</text:p>
          </table:table-cell>
          <table:table-cell office:value-type="float" office:value="165074407" calcext:value-type="float">
            <text:p>165074407</text:p>
          </table:table-cell>
          <table:table-cell office:value-type="string" calcext:value-type="string">
            <text:p><text:a xlink:href="https://scratch.mit.edu/projects/165074407" xlink:type="simple">https://scratch.mit.edu/projects/165074407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g</text:p>
          </table:table-cell>
          <table:table-cell office:value-type="string" calcext:value-type="string">
            <text:p>Dylan Fort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imulation/RPG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rk Murpgy</text:p>
          </table:table-cell>
          <table:table-cell office:value-type="float" office:value="200919292" calcext:value-type="float">
            <text:p>200919292</text:p>
          </table:table-cell>
          <table:table-cell office:value-type="float" office:value="165074407" calcext:value-type="float">
            <text:p>165074407</text:p>
          </table:table-cell>
          <table:table-cell office:value-type="string" calcext:value-type="string">
            <text:p><text:a xlink:href="https://scratch.mit.edu/projects/165074407" xlink:type="simple">https://scratch.mit.edu/projects/165074407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g</text:p>
          </table:table-cell>
          <table:table-cell office:value-type="string" calcext:value-type="string">
            <text:p>Joey Leone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office:value-type="string" calcext:value-type="string">
            <text:p>Simulation/RPG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919292" calcext:value-type="float">
            <text:p>200919292</text:p>
          </table:table-cell>
          <table:table-cell office:value-type="float" office:value="165074407" calcext:value-type="float">
            <text:p>165074407</text:p>
          </table:table-cell>
          <table:table-cell office:value-type="string" calcext:value-type="string">
            <text:p><text:a xlink:href="https://scratch.mit.edu/projects/165074407" xlink:type="simple">https://scratch.mit.edu/projects/165074407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g</text:p>
          </table:table-cell>
          <table:table-cell office:value-type="string" calcext:value-type="string">
            <text:p>Joey Leone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imulation/RPG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r.Murphy</text:p>
          </table:table-cell>
          <table:table-cell office:value-type="float" office:value="200817790" calcext:value-type="float">
            <text:p>200817790</text:p>
          </table:table-cell>
          <table:table-cell office:value-type="float" office:value="165072757" calcext:value-type="float">
            <text:p>165072757</text:p>
          </table:table-cell>
          <table:table-cell office:value-type="string" calcext:value-type="string">
            <text:p><text:a xlink:href="https://scratch.mit.edu/projects/165072757" xlink:type="simple">https://scratch.mit.edu/projects/165072757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h</text:p>
          </table:table-cell>
          <table:table-cell office:value-type="string" calcext:value-type="string">
            <text:p>Alessia Falchuk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Maze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r.Murphy</text:p>
          </table:table-cell>
          <table:table-cell office:value-type="float" office:value="201125589" calcext:value-type="float">
            <text:p>201125589</text:p>
          </table:table-cell>
          <table:table-cell office:value-type="float" office:value="165073712" calcext:value-type="float">
            <text:p>165073712</text:p>
          </table:table-cell>
          <table:table-cell office:value-type="string" calcext:value-type="string">
            <text:p><text:a xlink:href="https://scratch.mit.edu/projects/165073712/" xlink:type="simple">https://scratch.mit.edu/projects/165073712/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i</text:p>
          </table:table-cell>
          <table:table-cell office:value-type="string" calcext:value-type="string">
            <text:p>Daniel Brambilla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612780" calcext:value-type="float">
            <text:p>200612780</text:p>
          </table:table-cell>
          <table:table-cell office:value-type="float" office:value="165073712" calcext:value-type="float">
            <text:p>165073712</text:p>
          </table:table-cell>
          <table:table-cell office:value-type="string" calcext:value-type="string">
            <text:p><text:a xlink:href="https://scratch.mit.edu/projects/165073712/" xlink:type="simple">https://scratch.mit.edu/projects/165073712/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i</text:p>
          </table:table-cell>
          <table:table-cell office:value-type="string" calcext:value-type="string">
            <text:p>Michael (Keiran) Leary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r.Murphy</text:p>
          </table:table-cell>
          <table:table-cell office:value-type="float" office:value="200818020" calcext:value-type="float">
            <text:p>200818020</text:p>
          </table:table-cell>
          <table:table-cell office:value-type="float" office:value="165196926" calcext:value-type="float">
            <text:p>165196926</text:p>
          </table:table-cell>
          <table:table-cell office:value-type="string" calcext:value-type="string">
            <text:p><text:a xlink:href="https://scratch.mit.edu/projects/165196926" xlink:type="simple">https://scratch.mit.edu/projects/165196926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j</text:p>
          </table:table-cell>
          <table:table-cell office:value-type="string" calcext:value-type="string">
            <text:p>Maddie Quinn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r. Murphy</text:p>
          </table:table-cell>
          <table:table-cell office:value-type="float" office:value="200817843" calcext:value-type="float">
            <text:p>200817843</text:p>
          </table:table-cell>
          <table:table-cell office:value-type="float" office:value="165196926" calcext:value-type="float">
            <text:p>165196926</text:p>
          </table:table-cell>
          <table:table-cell office:value-type="string" calcext:value-type="string">
            <text:p><text:a xlink:href="https://scratch.mit.edu/projects/165196926" xlink:type="simple">https://scratch.mit.edu/projects/165196926</text:a></text:p>
          </table:table-cell>
          <table:table-cell office:value-type="string" calcext:value-type="string">
            <text:p><text:a xlink:href="https://scratch.mit.edu/studios/2998712/" xlink:type="simple">https://scratch.mit.edu/studios/2998712/</text:a></text:p>
          </table:table-cell>
          <table:table-cell office:value-type="string" calcext:value-type="string">
            <text:p>Evergreen1j</text:p>
          </table:table-cell>
          <table:table-cell office:value-type="string" calcext:value-type="string">
            <text:p>Emily Spertner</text:p>
          </table:table-cell>
          <table:table-cell office:value-type="string" calcext:value-type="string">
            <text:p>Section 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ark Murphy</text:p>
          </table:table-cell>
          <table:table-cell office:value-type="float" office:value="200817554" calcext:value-type="float">
            <text:p>200817554</text:p>
          </table:table-cell>
          <table:table-cell office:value-type="float" office:value="165366313" calcext:value-type="float">
            <text:p>165366313</text:p>
          </table:table-cell>
          <table:table-cell office:value-type="string" calcext:value-type="string">
            <text:p><text:a xlink:href="https://scratch.mit.edu/projects/165366313" xlink:type="simple">https://scratch.mit.edu/projects/165366313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a</text:p>
          </table:table-cell>
          <table:table-cell office:value-type="string" calcext:value-type="string">
            <text:p>Niko Negrotti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Unplayable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614243" calcext:value-type="float">
            <text:p>200614243</text:p>
          </table:table-cell>
          <table:table-cell office:value-type="float" office:value="165366313" calcext:value-type="float">
            <text:p>165366313</text:p>
          </table:table-cell>
          <table:table-cell office:value-type="string" calcext:value-type="string">
            <text:p><text:a xlink:href="https://scratch.mit.edu/projects/165366313" xlink:type="simple">https://scratch.mit.edu/projects/165366313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a</text:p>
          </table:table-cell>
          <table:table-cell office:value-type="string" calcext:value-type="string">
            <text:p>Nigel Schaefer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Unplayable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644" calcext:value-type="float">
            <text:p>200817644</text:p>
          </table:table-cell>
          <table:table-cell office:value-type="float" office:value="165085276" calcext:value-type="float">
            <text:p>165085276</text:p>
          </table:table-cell>
          <table:table-cell office:value-type="string" calcext:value-type="string">
            <text:p><text:a xlink:href="https://scratch.mit.edu/projects/165085276" xlink:type="simple">https://scratch.mit.edu/projects/165085276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b</text:p>
          </table:table-cell>
          <table:table-cell office:value-type="string" calcext:value-type="string">
            <text:p>miles ehrhart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Simulation/RPG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1021266" calcext:value-type="float">
            <text:p>201021266</text:p>
          </table:table-cell>
          <table:table-cell office:value-type="float" office:value="165085276" calcext:value-type="float">
            <text:p>165085276</text:p>
          </table:table-cell>
          <table:table-cell office:value-type="string" calcext:value-type="string">
            <text:p><text:a xlink:href="https://scratch.mit.edu/projects/165085276" xlink:type="simple">https://scratch.mit.edu/projects/165085276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b</text:p>
          </table:table-cell>
          <table:table-cell office:value-type="string" calcext:value-type="string">
            <text:p>Colin Lund-Tack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Simulation/RPG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8173" calcext:value-type="float">
            <text:p>200818173</text:p>
          </table:table-cell>
          <table:table-cell office:value-type="float" office:value="165199497" calcext:value-type="float">
            <text:p>165199497</text:p>
          </table:table-cell>
          <table:table-cell office:value-type="string" calcext:value-type="string">
            <text:p><text:a xlink:href="https://scratch.mit.edu/projects/165199497" xlink:type="simple">https://scratch.mit.edu/projects/165199497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c</text:p>
          </table:table-cell>
          <table:table-cell office:value-type="string" calcext:value-type="string">
            <text:p>Hannah Langenfeld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778" calcext:value-type="float">
            <text:p>200817778</text:p>
          </table:table-cell>
          <table:table-cell office:value-type="float" office:value="165199497" calcext:value-type="float">
            <text:p>165199497</text:p>
          </table:table-cell>
          <table:table-cell office:value-type="string" calcext:value-type="string">
            <text:p><text:a xlink:href="https://scratch.mit.edu/projects/165199497" xlink:type="simple">https://scratch.mit.edu/projects/165199497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c</text:p>
          </table:table-cell>
          <table:table-cell office:value-type="string" calcext:value-type="string">
            <text:p>Isabelle Magre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ark Murphy</text:p>
          </table:table-cell>
          <table:table-cell office:value-type="float" office:value="200818218" calcext:value-type="float">
            <text:p>200818218</text:p>
          </table:table-cell>
          <table:table-cell office:value-type="float" office:value="165084615" calcext:value-type="float">
            <text:p>165084615</text:p>
          </table:table-cell>
          <table:table-cell office:value-type="string" calcext:value-type="string">
            <text:p><text:a xlink:href="https://scratch.mit.edu/projects/165084615" xlink:type="simple">https://scratch.mit.edu/projects/165084615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d</text:p>
          </table:table-cell>
          <table:table-cell office:value-type="string" calcext:value-type="string">
            <text:p>Jocelyn Sun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Puzzle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Mark murphy</text:p>
          </table:table-cell>
          <table:table-cell office:value-type="float" office:value="200817791" calcext:value-type="float">
            <text:p>200817791</text:p>
          </table:table-cell>
          <table:table-cell office:value-type="float" office:value="165673060" calcext:value-type="float">
            <text:p>165673060</text:p>
          </table:table-cell>
          <table:table-cell office:value-type="string" calcext:value-type="string">
            <text:p><text:a xlink:href="https://scratch.mit.edu/projects/165673060" xlink:type="simple">https://scratch.mit.edu/projects/165673060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e</text:p>
          </table:table-cell>
          <table:table-cell office:value-type="string" calcext:value-type="string">
            <text:p>ryan grady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Mark Murphy</text:p>
          </table:table-cell>
          <table:table-cell office:value-type="float" office:value="200817390" calcext:value-type="float">
            <text:p>200817390</text:p>
          </table:table-cell>
          <table:table-cell office:value-type="float" office:value="165673060" calcext:value-type="float">
            <text:p>165673060</text:p>
          </table:table-cell>
          <table:table-cell office:value-type="string" calcext:value-type="string">
            <text:p><text:a xlink:href="https://scratch.mit.edu/projects/165673060" xlink:type="simple">https://scratch.mit.edu/projects/165673060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e</text:p>
          </table:table-cell>
          <table:table-cell office:value-type="string" calcext:value-type="string">
            <text:p>Andrew Hahm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5/21</text:p>
          </table:table-cell>
          <table:table-cell table:style-name="ce2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548" calcext:value-type="float">
            <text:p>200817548</text:p>
          </table:table-cell>
          <table:table-cell office:value-type="float" office:value="165085405" calcext:value-type="float">
            <text:p>165085405</text:p>
          </table:table-cell>
          <table:table-cell office:value-type="string" calcext:value-type="string">
            <text:p><text:a xlink:href="https://scratch.mit.edu/projects/165085405" xlink:type="simple">https://scratch.mit.edu/projects/165085405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f</text:p>
          </table:table-cell>
          <table:table-cell office:value-type="string" calcext:value-type="string">
            <text:p>Marjie Bartlett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787" calcext:value-type="float">
            <text:p>200817787</text:p>
          </table:table-cell>
          <table:table-cell office:value-type="float" office:value="165085405" calcext:value-type="float">
            <text:p>165085405</text:p>
          </table:table-cell>
          <table:table-cell office:value-type="string" calcext:value-type="string">
            <text:p><text:a xlink:href="https://scratch.mit.edu/projects/165085405" xlink:type="simple">https://scratch.mit.edu/projects/165085405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f</text:p>
          </table:table-cell>
          <table:table-cell office:value-type="string" calcext:value-type="string">
            <text:p>Cara Dunleavy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817577" calcext:value-type="float">
            <text:p>200817577</text:p>
          </table:table-cell>
          <table:table-cell office:value-type="float" office:value="165086014" calcext:value-type="float">
            <text:p>165086014</text:p>
          </table:table-cell>
          <table:table-cell office:value-type="string" calcext:value-type="string">
            <text:p><text:a xlink:href="https://scratch.mit.edu/projects/165086014" xlink:type="simple">https://scratch.mit.edu/projects/165086014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g</text:p>
          </table:table-cell>
          <table:table-cell office:value-type="string" calcext:value-type="string">
            <text:p>Patrick Armstron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imulation/RPG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613169" calcext:value-type="float">
            <text:p>200613169</text:p>
          </table:table-cell>
          <table:table-cell office:value-type="float" office:value="165086014" calcext:value-type="float">
            <text:p>165086014</text:p>
          </table:table-cell>
          <table:table-cell office:value-type="string" calcext:value-type="string">
            <text:p><text:a xlink:href="https://scratch.mit.edu/projects/165086014" xlink:type="simple">https://scratch.mit.edu/projects/165086014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g</text:p>
          </table:table-cell>
          <table:table-cell office:value-type="string" calcext:value-type="string">
            <text:p>Benjamin O'Guin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imulation/RPG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381" calcext:value-type="float">
            <text:p>200817381</text:p>
          </table:table-cell>
          <table:table-cell office:value-type="float" office:value="165083987" calcext:value-type="float">
            <text:p>165083987</text:p>
          </table:table-cell>
          <table:table-cell office:value-type="string" calcext:value-type="string">
            <text:p><text:a xlink:href="https://scratch.mit.edu/projects/165083987" xlink:type="simple">https://scratch.mit.edu/projects/165083987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h</text:p>
          </table:table-cell>
          <table:table-cell office:value-type="string" calcext:value-type="string">
            <text:p>Olivia Gordon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Swipe Eliminatio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766" calcext:value-type="float">
            <text:p>200817766</text:p>
          </table:table-cell>
          <table:table-cell office:value-type="float" office:value="165083987" calcext:value-type="float">
            <text:p>165083987</text:p>
          </table:table-cell>
          <table:table-cell office:value-type="string" calcext:value-type="string">
            <text:p><text:a xlink:href="https://scratch.mit.edu/projects/165083987" xlink:type="simple">https://scratch.mit.edu/projects/165083987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h</text:p>
          </table:table-cell>
          <table:table-cell office:value-type="string" calcext:value-type="string">
            <text:p>sofia landry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Swipe Elimination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mark murphy</text:p>
          </table:table-cell>
          <table:table-cell office:value-type="float" office:value="200716037" calcext:value-type="float">
            <text:p>200716037</text:p>
          </table:table-cell>
          <table:table-cell office:value-type="float" office:value="165085614" calcext:value-type="float">
            <text:p>165085614</text:p>
          </table:table-cell>
          <table:table-cell office:value-type="string" calcext:value-type="string">
            <text:p><text:a xlink:href="https://scratch.mit.edu/projects/165085614" xlink:type="simple">https://scratch.mit.edu/projects/165085614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j</text:p>
          </table:table-cell>
          <table:table-cell office:value-type="string" calcext:value-type="string">
            <text:p>Duncan Bubar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Puzzl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Mark Murphy</text:p>
          </table:table-cell>
          <table:table-cell office:value-type="float" office:value="200818308" calcext:value-type="float">
            <text:p>200818308</text:p>
          </table:table-cell>
          <table:table-cell office:value-type="float" office:value="165085614" calcext:value-type="float">
            <text:p>165085614</text:p>
          </table:table-cell>
          <table:table-cell office:value-type="string" calcext:value-type="string">
            <text:p><text:a xlink:href="https://scratch.mit.edu/projects/165085614" xlink:type="simple">https://scratch.mit.edu/projects/165085614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j</text:p>
          </table:table-cell>
          <table:table-cell office:value-type="string" calcext:value-type="string">
            <text:p>Jack Dietz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Puzzle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806" calcext:value-type="float">
            <text:p>200817806</text:p>
          </table:table-cell>
          <table:table-cell office:value-type="float" office:value="165084997" calcext:value-type="float">
            <text:p>165084997</text:p>
          </table:table-cell>
          <table:table-cell office:value-type="string" calcext:value-type="string">
            <text:p><text:a xlink:href="https://scratch.mit.edu/projects/165084997" xlink:type="simple">https://scratch.mit.edu/projects/165084997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k</text:p>
          </table:table-cell>
          <table:table-cell office:value-type="string" calcext:value-type="string">
            <text:p>Matthew Johnston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,Other</text:p>
          </table:table-cell>
          <table:table-cell office:value-type="string" calcext:value-type="string">
            <text:p>17/21</text:p>
          </table:table-cell>
          <table:table-cell table:style-name="ce2"/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920640" calcext:value-type="float">
            <text:p>200920640</text:p>
          </table:table-cell>
          <table:table-cell office:value-type="float" office:value="165084997" calcext:value-type="float">
            <text:p>165084997</text:p>
          </table:table-cell>
          <table:table-cell office:value-type="string" calcext:value-type="string">
            <text:p><text:a xlink:href="https://scratch.mit.edu/projects/165084997" xlink:type="simple">https://scratch.mit.edu/projects/165084997</text:a></text:p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Evergreen2k</text:p>
          </table:table-cell>
          <table:table-cell office:value-type="string" calcext:value-type="string">
            <text:p>Antoine Mathieu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table:style-name="ce2"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613492" calcext:value-type="float">
            <text:p>200613492</text:p>
          </table:table-cell>
          <table:table-cell office:value-type="float" office:value="165094114" calcext:value-type="float">
            <text:p>165094114</text:p>
          </table:table-cell>
          <table:table-cell office:value-type="string" calcext:value-type="string">
            <text:p><text:a xlink:href="https://scratch.mit.edu/projects/165094114" xlink:type="simple">https://scratch.mit.edu/projects/165094114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a</text:p>
          </table:table-cell>
          <table:table-cell office:value-type="string" calcext:value-type="string">
            <text:p>Graham Buckton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ce2"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mark murphy</text:p>
          </table:table-cell>
          <table:table-cell office:value-type="float" office:value="200817834" calcext:value-type="float">
            <text:p>200817834</text:p>
          </table:table-cell>
          <table:table-cell office:value-type="float" office:value="165094114" calcext:value-type="float">
            <text:p>165094114</text:p>
          </table:table-cell>
          <table:table-cell office:value-type="string" calcext:value-type="string">
            <text:p><text:a xlink:href="https://scratch.mit.edu/projects/165094114" xlink:type="simple">https://scratch.mit.edu/projects/165094114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a</text:p>
          </table:table-cell>
          <table:table-cell office:value-type="string" calcext:value-type="string">
            <text:p>Ben Notick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1225633" calcext:value-type="float">
            <text:p>201225633</text:p>
          </table:table-cell>
          <table:table-cell office:value-type="float" office:value="165366815" calcext:value-type="float">
            <text:p>165366815</text:p>
          </table:table-cell>
          <table:table-cell office:value-type="string" calcext:value-type="string">
            <text:p><text:a xlink:href="https://scratch.mit.edu/projects/165366815" xlink:type="simple">https://scratch.mit.edu/projects/165366815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b</text:p>
          </table:table-cell>
          <table:table-cell office:value-type="string" calcext:value-type="string">
            <text:p>Hailey McDonald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541" calcext:value-type="float">
            <text:p>200817541</text:p>
          </table:table-cell>
          <table:table-cell office:value-type="float" office:value="165366815" calcext:value-type="float">
            <text:p>165366815</text:p>
          </table:table-cell>
          <table:table-cell office:value-type="string" calcext:value-type="string">
            <text:p><text:a xlink:href="https://scratch.mit.edu/projects/165366815" xlink:type="simple">https://scratch.mit.edu/projects/165366815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b</text:p>
          </table:table-cell>
          <table:table-cell office:value-type="string" calcext:value-type="string">
            <text:p>Annika Morris-Kelly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table:style-name="ce2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716744" calcext:value-type="float">
            <text:p>200716744</text:p>
          </table:table-cell>
          <table:table-cell office:value-type="float" office:value="165093879" calcext:value-type="float">
            <text:p>165093879</text:p>
          </table:table-cell>
          <table:table-cell office:value-type="string" calcext:value-type="string">
            <text:p><text:a xlink:href="https://scratch.mit.edu/projects/165093879" xlink:type="simple">https://scratch.mit.edu/projects/165093879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c</text:p>
          </table:table-cell>
          <table:table-cell office:value-type="string" calcext:value-type="string">
            <text:p>Katherine Kett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3/21</text:p>
          </table:table-cell>
          <table:table-cell table:style-name="ce2"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993" calcext:value-type="float">
            <text:p>200817993</text:p>
          </table:table-cell>
          <table:table-cell office:value-type="float" office:value="165093879" calcext:value-type="float">
            <text:p>165093879</text:p>
          </table:table-cell>
          <table:table-cell office:value-type="string" calcext:value-type="string">
            <text:p><text:a xlink:href="https://scratch.mit.edu/projects/165093879" xlink:type="simple">https://scratch.mit.edu/projects/165093879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c</text:p>
          </table:table-cell>
          <table:table-cell office:value-type="string" calcext:value-type="string">
            <text:p>Makayla Marucci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ark Murphy</text:p>
          </table:table-cell>
          <table:table-cell office:value-type="float" office:value="200817779" calcext:value-type="float">
            <text:p>200817779</text:p>
          </table:table-cell>
          <table:table-cell office:value-type="float" office:value="165216123" calcext:value-type="float">
            <text:p>165216123</text:p>
          </table:table-cell>
          <table:table-cell office:value-type="string" calcext:value-type="string">
            <text:p><text:a xlink:href="https://scratch.mit.edu/projects/165216123" xlink:type="simple">https://scratch.mit.edu/projects/165216123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d</text:p>
          </table:table-cell>
          <table:table-cell office:value-type="string" calcext:value-type="string">
            <text:p>Claflin Chris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8021" calcext:value-type="float">
            <text:p>200818021</text:p>
          </table:table-cell>
          <table:table-cell office:value-type="float" office:value="165216123" calcext:value-type="float">
            <text:p>165216123</text:p>
          </table:table-cell>
          <table:table-cell office:value-type="string" calcext:value-type="string">
            <text:p><text:a xlink:href="https://scratch.mit.edu/projects/165216123" xlink:type="simple">https://scratch.mit.edu/projects/165216123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d</text:p>
          </table:table-cell>
          <table:table-cell office:value-type="string" calcext:value-type="string">
            <text:p>Maxwell Ranta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1534333" calcext:value-type="float">
            <text:p>201534333</text:p>
          </table:table-cell>
          <table:table-cell office:value-type="float" office:value="165094130" calcext:value-type="float">
            <text:p>165094130</text:p>
          </table:table-cell>
          <table:table-cell office:value-type="string" calcext:value-type="string">
            <text:p><text:a xlink:href="https://scratch.mit.edu/projects/165094130" xlink:type="simple">https://scratch.mit.edu/projects/165094130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e</text:p>
          </table:table-cell>
          <table:table-cell office:value-type="string" calcext:value-type="string">
            <text:p>Aidin Kamali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Simulation/RPG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824" calcext:value-type="float">
            <text:p>200817824</text:p>
          </table:table-cell>
          <table:table-cell office:value-type="float" office:value="165094130" calcext:value-type="float">
            <text:p>165094130</text:p>
          </table:table-cell>
          <table:table-cell office:value-type="string" calcext:value-type="string">
            <text:p><text:a xlink:href="https://scratch.mit.edu/projects/165094130" xlink:type="simple">https://scratch.mit.edu/projects/165094130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e</text:p>
          </table:table-cell>
          <table:table-cell office:value-type="string" calcext:value-type="string">
            <text:p>Dylan Martin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Simulation/RP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r Murphy</text:p>
          </table:table-cell>
          <table:table-cell office:value-type="float" office:value="201124815" calcext:value-type="float">
            <text:p>201124815</text:p>
          </table:table-cell>
          <table:table-cell office:value-type="float" office:value="165208194" calcext:value-type="float">
            <text:p>165208194</text:p>
          </table:table-cell>
          <table:table-cell office:value-type="string" calcext:value-type="string">
            <text:p><text:a xlink:href="https://scratch.mit.edu/projects/165208194" xlink:type="simple">https://scratch.mit.edu/projects/165208194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f</text:p>
          </table:table-cell>
          <table:table-cell office:value-type="string" calcext:value-type="string">
            <text:p>Diego Gonzalez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8240" calcext:value-type="float">
            <text:p>200818240</text:p>
          </table:table-cell>
          <table:table-cell office:value-type="float" office:value="165208194" calcext:value-type="float">
            <text:p>165208194</text:p>
          </table:table-cell>
          <table:table-cell office:value-type="string" calcext:value-type="string">
            <text:p><text:a xlink:href="https://scratch.mit.edu/projects/165208194" xlink:type="simple">https://scratch.mit.edu/projects/165208194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f</text:p>
          </table:table-cell>
          <table:table-cell office:value-type="string" calcext:value-type="string">
            <text:p>Maxime Catlin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8239" calcext:value-type="float">
            <text:p>200818239</text:p>
          </table:table-cell>
          <table:table-cell office:value-type="float" office:value="165214166" calcext:value-type="float">
            <text:p>165214166</text:p>
          </table:table-cell>
          <table:table-cell office:value-type="string" calcext:value-type="string">
            <text:p><text:a xlink:href="https://scratch.mit.edu/projects/165214166" xlink:type="simple">https://scratch.mit.edu/projects/165214166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g</text:p>
          </table:table-cell>
          <table:table-cell office:value-type="string" calcext:value-type="string">
            <text:p>Juliette Catlin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0/21</text:p>
          </table:table-cell>
          <table:table-cell office:value-type="string" calcext:value-type="string">
            <text:p>Simulation/RP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827" calcext:value-type="float">
            <text:p>200817827</text:p>
          </table:table-cell>
          <table:table-cell office:value-type="float" office:value="165214166" calcext:value-type="float">
            <text:p>165214166</text:p>
          </table:table-cell>
          <table:table-cell office:value-type="string" calcext:value-type="string">
            <text:p><text:a xlink:href="https://scratch.mit.edu/projects/165214166" xlink:type="simple">https://scratch.mit.edu/projects/165214166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g</text:p>
          </table:table-cell>
          <table:table-cell office:value-type="string" calcext:value-type="string">
            <text:p>Claire McFarland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0/21</text:p>
          </table:table-cell>
          <table:table-cell office:value-type="string" calcext:value-type="string">
            <text:p>Simulation/RPG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Mark</text:p>
          </table:table-cell>
          <table:table-cell office:value-type="float" office:value="200716733" calcext:value-type="float">
            <text:p>200716733</text:p>
          </table:table-cell>
          <table:table-cell office:value-type="float" office:value="166203032" calcext:value-type="float">
            <text:p>166203032</text:p>
          </table:table-cell>
          <table:table-cell office:value-type="string" calcext:value-type="string">
            <text:p><text:a xlink:href="https://scratch.mit.edu/projects/166203032" xlink:type="simple">https://scratch.mit.edu/projects/166203032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h</text:p>
          </table:table-cell>
          <table:table-cell office:value-type="string" calcext:value-type="string">
            <text:p>Andrew chin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5/21</text:p>
          </table:table-cell>
          <table:table-cell office:value-type="string" calcext:value-type="string">
            <text:p>Unplayable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1227290" calcext:value-type="float">
            <text:p>201227290</text:p>
          </table:table-cell>
          <table:table-cell office:value-type="float" office:value="166203032" calcext:value-type="float">
            <text:p>166203032</text:p>
          </table:table-cell>
          <table:table-cell office:value-type="string" calcext:value-type="string">
            <text:p><text:a xlink:href="https://scratch.mit.edu/projects/166203032" xlink:type="simple">https://scratch.mit.edu/projects/166203032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h</text:p>
          </table:table-cell>
          <table:table-cell office:value-type="string" calcext:value-type="string">
            <text:p>Gabriel Hermann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Unplayabl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879" calcext:value-type="float">
            <text:p>200817879</text:p>
          </table:table-cell>
          <table:table-cell office:value-type="float" office:value="165095405" calcext:value-type="float">
            <text:p>165095405</text:p>
          </table:table-cell>
          <table:table-cell office:value-type="string" calcext:value-type="string">
            <text:p><text:a xlink:href="https://scratch.mit.edu/projects/165095405" xlink:type="simple">https://scratch.mit.edu/projects/165095405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i</text:p>
          </table:table-cell>
          <table:table-cell office:value-type="string" calcext:value-type="string">
            <text:p>Jacob Moreau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Simulation/City-buildi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8018" calcext:value-type="float">
            <text:p>200818018</text:p>
          </table:table-cell>
          <table:table-cell office:value-type="float" office:value="165095405" calcext:value-type="float">
            <text:p>165095405</text:p>
          </table:table-cell>
          <table:table-cell office:value-type="string" calcext:value-type="string">
            <text:p><text:a xlink:href="https://scratch.mit.edu/projects/165095405" xlink:type="simple">https://scratch.mit.edu/projects/165095405</text:a></text:p>
          </table:table-cell>
          <table:table-cell office:value-type="string" calcext:value-type="string">
            <text:p><text:a xlink:href="https://scratch.mit.edu/studios/2998723/" xlink:type="simple">https://scratch.mit.edu/studios/2998723/</text:a></text:p>
          </table:table-cell>
          <table:table-cell office:value-type="string" calcext:value-type="string">
            <text:p>Evergreen3i</text:p>
          </table:table-cell>
          <table:table-cell office:value-type="string" calcext:value-type="string">
            <text:p>Nathan Pennie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Simulation/City-build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831" calcext:value-type="float">
            <text:p>200817831</text:p>
          </table:table-cell>
          <table:table-cell office:value-type="float" office:value="165228315" calcext:value-type="float">
            <text:p>165228315</text:p>
          </table:table-cell>
          <table:table-cell office:value-type="string" calcext:value-type="string">
            <text:p><text:a xlink:href="https://scratch.mit.edu/projects/165228315" xlink:type="simple">https://scratch.mit.edu/projects/165228315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a</text:p>
          </table:table-cell>
          <table:table-cell office:value-type="string" calcext:value-type="string">
            <text:p>Samantha Morrill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841" calcext:value-type="float">
            <text:p>200817841</text:p>
          </table:table-cell>
          <table:table-cell office:value-type="float" office:value="165228315" calcext:value-type="float">
            <text:p>165228315</text:p>
          </table:table-cell>
          <table:table-cell office:value-type="string" calcext:value-type="string">
            <text:p><text:a xlink:href="https://scratch.mit.edu/projects/165228315" xlink:type="simple">https://scratch.mit.edu/projects/165228315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a</text:p>
          </table:table-cell>
          <table:table-cell office:value-type="string" calcext:value-type="string">
            <text:p>Kate Silagi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947" calcext:value-type="float">
            <text:p>200817947</text:p>
          </table:table-cell>
          <table:table-cell office:value-type="float" office:value="165053093" calcext:value-type="float">
            <text:p>165053093</text:p>
          </table:table-cell>
          <table:table-cell office:value-type="string" calcext:value-type="string">
            <text:p><text:a xlink:href="https://scratch.mit.edu/projects/165053093" xlink:type="simple">https://scratch.mit.edu/projects/165053093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b</text:p>
          </table:table-cell>
          <table:table-cell office:value-type="string" calcext:value-type="string">
            <text:p>Pamela Giannaros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885" calcext:value-type="float">
            <text:p>200817885</text:p>
          </table:table-cell>
          <table:table-cell office:value-type="float" office:value="165053093" calcext:value-type="float">
            <text:p>165053093</text:p>
          </table:table-cell>
          <table:table-cell office:value-type="string" calcext:value-type="string">
            <text:p><text:a xlink:href="https://scratch.mit.edu/projects/165053093" xlink:type="simple">https://scratch.mit.edu/projects/165053093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b</text:p>
          </table:table-cell>
          <table:table-cell office:value-type="string" calcext:value-type="string">
            <text:p>Kate O'Donovan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Clicker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627" calcext:value-type="float">
            <text:p>200817627</text:p>
          </table:table-cell>
          <table:table-cell office:value-type="float" office:value="165047844" calcext:value-type="float">
            <text:p>165047844</text:p>
          </table:table-cell>
          <table:table-cell office:value-type="string" calcext:value-type="string">
            <text:p><text:a xlink:href="https://scratch.mit.edu/projects/165047844" xlink:type="simple">https://scratch.mit.edu/projects/165047844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c</text:p>
          </table:table-cell>
          <table:table-cell office:value-type="string" calcext:value-type="string">
            <text:p>Pete Campbell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Puzzle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847" calcext:value-type="float">
            <text:p>200817847</text:p>
          </table:table-cell>
          <table:table-cell office:value-type="float" office:value="165047844" calcext:value-type="float">
            <text:p>165047844</text:p>
          </table:table-cell>
          <table:table-cell office:value-type="string" calcext:value-type="string">
            <text:p><text:a xlink:href="https://scratch.mit.edu/projects/165047844" xlink:type="simple">https://scratch.mit.edu/projects/165047844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c</text:p>
          </table:table-cell>
          <table:table-cell office:value-type="string" calcext:value-type="string">
            <text:p>Ruchik Trivedi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Puzzle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8">
          <table:table-cell office:value-type="string" calcext:value-type="string">
            <text:p>Mr. Murphy</text:p>
          </table:table-cell>
          <table:table-cell office:value-type="float" office:value="200817580" calcext:value-type="float">
            <text:p>200817580</text:p>
          </table:table-cell>
          <table:table-cell office:value-type="float" office:value="165230892" calcext:value-type="float">
            <text:p>165230892</text:p>
          </table:table-cell>
          <table:table-cell office:value-type="string" calcext:value-type="string">
            <text:p><text:a xlink:href="https://scratch.mit.edu/projects/165230892" xlink:type="simple">https://scratch.mit.edu/projects/165230892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d</text:p>
          </table:table-cell>
          <table:table-cell office:value-type="string" calcext:value-type="string">
            <text:p>Emma Ball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merican Indian or Alaskan Native,Asian,White,Multiracial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Simulation/City-building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296" calcext:value-type="float">
            <text:p>200817296</text:p>
          </table:table-cell>
          <table:table-cell office:value-type="float" office:value="165230892" calcext:value-type="float">
            <text:p>165230892</text:p>
          </table:table-cell>
          <table:table-cell office:value-type="string" calcext:value-type="string">
            <text:p><text:a xlink:href="https://scratch.mit.edu/projects/165230892" xlink:type="simple">https://scratch.mit.edu/projects/165230892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d</text:p>
          </table:table-cell>
          <table:table-cell office:value-type="string" calcext:value-type="string">
            <text:p>Samantha Boucher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Simulation/City-building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r.Murphy</text:p>
          </table:table-cell>
          <table:table-cell office:value-type="float" office:value="200817483" calcext:value-type="float">
            <text:p>200817483</text:p>
          </table:table-cell>
          <table:table-cell office:value-type="float" office:value="165230549" calcext:value-type="float">
            <text:p>165230549</text:p>
          </table:table-cell>
          <table:table-cell office:value-type="string" calcext:value-type="string">
            <text:p><text:a xlink:href="https://scratch.mit.edu/projects/165230549" xlink:type="simple">https://scratch.mit.edu/projects/165230549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e</text:p>
          </table:table-cell>
          <table:table-cell office:value-type="string" calcext:value-type="string">
            <text:p>Caty Hamel Sellman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table:style-name="ce2" table:number-columns-repeated="3"/>
        </table:table-row>
        <table:table-row table:style-name="ro7">
          <table:table-cell office:value-type="string" calcext:value-type="string">
            <text:p>Mr. Murphy</text:p>
          </table:table-cell>
          <table:table-cell office:value-type="float" office:value="200920352" calcext:value-type="float">
            <text:p>200920352</text:p>
          </table:table-cell>
          <table:table-cell office:value-type="float" office:value="165230549" calcext:value-type="float">
            <text:p>165230549</text:p>
          </table:table-cell>
          <table:table-cell office:value-type="string" calcext:value-type="string">
            <text:p><text:a xlink:href="https://scratch.mit.edu/projects/165230549" xlink:type="simple">https://scratch.mit.edu/projects/165230549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e</text:p>
          </table:table-cell>
          <table:table-cell office:value-type="string" calcext:value-type="string">
            <text:p>Shannon Mitchell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merican Indian or Alaskan Native,Asian,Black or African American,White,Other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Mr. Murphy</text:p>
          </table:table-cell>
          <table:table-cell office:value-type="float" office:value="200817560" calcext:value-type="float">
            <text:p>200817560</text:p>
          </table:table-cell>
          <table:table-cell office:value-type="float" office:value="165048232" calcext:value-type="float">
            <text:p>165048232</text:p>
          </table:table-cell>
          <table:table-cell office:value-type="string" calcext:value-type="string">
            <text:p><text:a xlink:href="https://scratch.mit.edu/projects/165048232" xlink:type="simple">https://scratch.mit.edu/projects/165048232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f</text:p>
          </table:table-cell>
          <table:table-cell office:value-type="string" calcext:value-type="string">
            <text:p>Emma Bartlett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Puzz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r. Murphy</text:p>
          </table:table-cell>
          <table:table-cell office:value-type="float" office:value="200818039" calcext:value-type="float">
            <text:p>200818039</text:p>
          </table:table-cell>
          <table:table-cell office:value-type="float" office:value="165048232" calcext:value-type="float">
            <text:p>165048232</text:p>
          </table:table-cell>
          <table:table-cell office:value-type="string" calcext:value-type="string">
            <text:p><text:a xlink:href="https://scratch.mit.edu/projects/165048232" xlink:type="simple">https://scratch.mit.edu/projects/165048232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f</text:p>
          </table:table-cell>
          <table:table-cell office:value-type="string" calcext:value-type="string">
            <text:p>Toscana Urbano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Puzzl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r. Murphy</text:p>
          </table:table-cell>
          <table:table-cell office:value-type="float" office:value="200817639" calcext:value-type="float">
            <text:p>200817639</text:p>
          </table:table-cell>
          <table:table-cell office:value-type="float" office:value="165228217" calcext:value-type="float">
            <text:p>165228217</text:p>
          </table:table-cell>
          <table:table-cell office:value-type="string" calcext:value-type="string">
            <text:p><text:a xlink:href="https://scratch.mit.edu/projects/165228217" xlink:type="simple">https://scratch.mit.edu/projects/165228217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g</text:p>
          </table:table-cell>
          <table:table-cell office:value-type="string" calcext:value-type="string">
            <text:p>Ian Dickerman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908" calcext:value-type="float">
            <text:p>200817908</text:p>
          </table:table-cell>
          <table:table-cell office:value-type="float" office:value="165228217" calcext:value-type="float">
            <text:p>165228217</text:p>
          </table:table-cell>
          <table:table-cell office:value-type="string" calcext:value-type="string">
            <text:p><text:a xlink:href="https://scratch.mit.edu/projects/165228217" xlink:type="simple">https://scratch.mit.edu/projects/165228217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g</text:p>
          </table:table-cell>
          <table:table-cell office:value-type="string" calcext:value-type="string">
            <text:p>Dana Siano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r. Murphy</text:p>
          </table:table-cell>
          <table:table-cell office:value-type="float" office:value="200817426" calcext:value-type="float">
            <text:p>200817426</text:p>
          </table:table-cell>
          <table:table-cell office:value-type="float" office:value="165050854" calcext:value-type="float">
            <text:p>165050854</text:p>
          </table:table-cell>
          <table:table-cell office:value-type="string" calcext:value-type="string">
            <text:p><text:a xlink:href="https://scratch.mit.edu/projects/165050854" xlink:type="simple">https://scratch.mit.edu/projects/165050854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h</text:p>
          </table:table-cell>
          <table:table-cell office:value-type="string" calcext:value-type="string">
            <text:p>Maggie Baker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977" calcext:value-type="float">
            <text:p>200817977</text:p>
          </table:table-cell>
          <table:table-cell office:value-type="float" office:value="165050854" calcext:value-type="float">
            <text:p>165050854</text:p>
          </table:table-cell>
          <table:table-cell office:value-type="string" calcext:value-type="string">
            <text:p><text:a xlink:href="https://scratch.mit.edu/projects/165050854" xlink:type="simple">https://scratch.mit.edu/projects/165050854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h</text:p>
          </table:table-cell>
          <table:table-cell office:value-type="string" calcext:value-type="string">
            <text:p>Shivani Shah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r.Murphy</text:p>
          </table:table-cell>
          <table:table-cell office:value-type="float" office:value="201534944" calcext:value-type="float">
            <text:p>201534944</text:p>
          </table:table-cell>
          <table:table-cell office:value-type="float" office:value="165048124" calcext:value-type="float">
            <text:p>165048124</text:p>
          </table:table-cell>
          <table:table-cell office:value-type="string" calcext:value-type="string">
            <text:p><text:a xlink:href="https://scratch.mit.edu/projects/165048124" xlink:type="simple">https://scratch.mit.edu/projects/165048124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i</text:p>
          </table:table-cell>
          <table:table-cell office:value-type="string" calcext:value-type="string">
            <text:p>Shea Hickey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0817971" calcext:value-type="float">
            <text:p>200817971</text:p>
          </table:table-cell>
          <table:table-cell office:value-type="float" office:value="165048124" calcext:value-type="float">
            <text:p>165048124</text:p>
          </table:table-cell>
          <table:table-cell office:value-type="string" calcext:value-type="string">
            <text:p><text:a xlink:href="https://scratch.mit.edu/projects/165048124" xlink:type="simple">https://scratch.mit.edu/projects/165048124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i</text:p>
          </table:table-cell>
          <table:table-cell office:value-type="string" calcext:value-type="string">
            <text:p>Tang Isaac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rk Murphy</text:p>
          </table:table-cell>
          <table:table-cell office:value-type="float" office:value="201225759" calcext:value-type="float">
            <text:p>201225759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j</text:p>
          </table:table-cell>
          <table:table-cell office:value-type="string" calcext:value-type="string">
            <text:p>Yossie Lebedev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Mr. Murphy</text:p>
          </table:table-cell>
          <table:table-cell office:value-type="float" office:value="200508902" calcext:value-type="float">
            <text:p>200508902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j</text:p>
          </table:table-cell>
          <table:table-cell office:value-type="string" calcext:value-type="string">
            <text:p>Victor Mo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table:style-name="ce2" table:number-columns-repeated="3"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r. Murphy</text:p>
          </table:table-cell>
          <table:table-cell office:value-type="float" office:value="201225640" calcext:value-type="float">
            <text:p>201225640</text:p>
          </table:table-cell>
          <table:table-cell office:value-type="float" office:value="165048838" calcext:value-type="float">
            <text:p>165048838</text:p>
          </table:table-cell>
          <table:table-cell office:value-type="string" calcext:value-type="string">
            <text:p><text:a xlink:href="https://scratch.mit.edu/projects/165048838" xlink:type="simple">https://scratch.mit.edu/projects/165048838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k</text:p>
          </table:table-cell>
          <table:table-cell office:value-type="string" calcext:value-type="string">
            <text:p>Alix de Saint-Aignan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imulation/RPG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r.Murphy</text:p>
          </table:table-cell>
          <table:table-cell office:value-type="float" office:value="200715212" calcext:value-type="float">
            <text:p>200715212</text:p>
          </table:table-cell>
          <table:table-cell office:value-type="float" office:value="165048838" calcext:value-type="float">
            <text:p>165048838</text:p>
          </table:table-cell>
          <table:table-cell office:value-type="string" calcext:value-type="string">
            <text:p><text:a xlink:href="https://scratch.mit.edu/projects/165048838" xlink:type="simple">https://scratch.mit.edu/projects/165048838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k</text:p>
          </table:table-cell>
          <table:table-cell office:value-type="string" calcext:value-type="string">
            <text:p>Naomi Grusby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imulation/RPG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818017" calcext:value-type="float">
            <text:p>200818017</text:p>
          </table:table-cell>
          <table:table-cell office:value-type="float" office:value="165048838" calcext:value-type="float">
            <text:p>165048838</text:p>
          </table:table-cell>
          <table:table-cell office:value-type="string" calcext:value-type="string">
            <text:p><text:a xlink:href="https://scratch.mit.edu/projects/165048838" xlink:type="simple">https://scratch.mit.edu/projects/165048838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k</text:p>
          </table:table-cell>
          <table:table-cell office:value-type="string" calcext:value-type="string">
            <text:p>Michaela O'Neil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imulation/RPG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Mark Murphy</text:p>
          </table:table-cell>
          <table:table-cell office:value-type="float" office:value="200920533" calcext:value-type="float">
            <text:p>200920533</text:p>
          </table:table-cell>
          <table:table-cell office:value-type="float" office:value="165048838" calcext:value-type="float">
            <text:p>165048838</text:p>
          </table:table-cell>
          <table:table-cell office:value-type="string" calcext:value-type="string">
            <text:p><text:a xlink:href="https://scratch.mit.edu/projects/165048838" xlink:type="simple">https://scratch.mit.edu/projects/165048838</text:a></text:p>
          </table:table-cell>
          <table:table-cell office:value-type="string" calcext:value-type="string">
            <text:p><text:a xlink:href="https://scratch.mit.edu/studios/2998724/" xlink:type="simple">https://scratch.mit.edu/studios/2998724/</text:a></text:p>
          </table:table-cell>
          <table:table-cell office:value-type="string" calcext:value-type="string">
            <text:p>Evergreen4k</text:p>
          </table:table-cell>
          <table:table-cell office:value-type="string" calcext:value-type="string">
            <text:p>Samantha Thurston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table:style-name="ce2"/>
          <table:table-cell office:value-type="string" calcext:value-type="string">
            <text:p>Black or African Americ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imulation/RPG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Mark Murphy</text:p>
          </table:table-cell>
          <table:table-cell office:value-type="float" office:value="200817298" calcext:value-type="float">
            <text:p>200817298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2998719/" xlink:type="simple">https://scratch.mit.edu/studios/2998719/</text:a></text:p>
          </table:table-cell>
          <table:table-cell office:value-type="string" calcext:value-type="string">
            <text:p>gwarveen</text:p>
          </table:table-cell>
          <table:table-cell office:value-type="string" calcext:value-type="string">
            <text:p>Gavin Cox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Nowers</text:p>
          </table:table-cell>
          <table:table-cell office:value-type="float" office:value="201430747" calcext:value-type="float">
            <text:p>201430747</text:p>
          </table:table-cell>
          <table:table-cell office:value-type="string" calcext:value-type="string">
            <text:p><text:a xlink:href="https://scratch.mit.edu/projects/144254416" xlink:type="simple">https://scratch.mit.edu/projects/144254416</text:a></text:p>
          </table:table-cell>
          <table:table-cell office:value-type="string" calcext:value-type="string">
            <text:p><text:a xlink:href="https://scratch.mit.edu/projects/144254416" xlink:type="simple">https://scratch.mit.edu/projects/144254416</text:a></text:p>
          </table:table-cell>
          <table:table-cell table:style-name="ce2"/>
          <table:table-cell office:value-type="string" calcext:value-type="string">
            <text:p>sageteam103</text:p>
          </table:table-cell>
          <table:table-cell office:value-type="string" calcext:value-type="string">
            <text:p>Antonellis, Maddie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817546" calcext:value-type="float">
            <text:p>200817546</text:p>
          </table:table-cell>
          <table:table-cell office:value-type="string" calcext:value-type="string">
            <text:p><text:a xlink:href="https://scratch.mit.edu/projects/144267759" xlink:type="simple">https://scratch.mit.edu/projects/144267759</text:a></text:p>
          </table:table-cell>
          <table:table-cell office:value-type="string" calcext:value-type="string">
            <text:p><text:a xlink:href="https://scratch.mit.edu/projects/144267759" xlink:type="simple">https://scratch.mit.edu/projects/144267759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sageteam303</text:p>
          </table:table-cell>
          <table:table-cell office:value-type="string" calcext:value-type="string">
            <text:p>Atwood, Dante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1022851" calcext:value-type="float">
            <text:p>201022851</text:p>
          </table:table-cell>
          <table:table-cell office:value-type="string" calcext:value-type="string">
            <text:p><text:a xlink:href="https://scratch.mit.edu/projects/144267759" xlink:type="simple">https://scratch.mit.edu/projects/144267759</text:a></text:p>
          </table:table-cell>
          <table:table-cell office:value-type="string" calcext:value-type="string">
            <text:p><text:a xlink:href="https://scratch.mit.edu/projects/144267759" xlink:type="simple">https://scratch.mit.edu/projects/144267759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sageteam303</text:p>
          </table:table-cell>
          <table:table-cell office:value-type="string" calcext:value-type="string">
            <text:p>Belanga, Sophie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920388" calcext:value-type="float">
            <text:p>200920388</text:p>
          </table:table-cell>
          <table:table-cell office:value-type="string" calcext:value-type="string">
            <text:p><text:a xlink:href="https://scratch.mit.edu/projects/144268978" xlink:type="simple">https://scratch.mit.edu/projects/144268978</text:a></text:p>
          </table:table-cell>
          <table:table-cell office:value-type="string" calcext:value-type="string">
            <text:p><text:a xlink:href="https://scratch.mit.edu/projects/144268978" xlink:type="simple">https://scratch.mit.edu/projects/144268978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sageteam310</text:p>
          </table:table-cell>
          <table:table-cell office:value-type="string" calcext:value-type="string">
            <text:p>Brewster, Jamari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1431839" calcext:value-type="float">
            <text:p>201431839</text:p>
          </table:table-cell>
          <table:table-cell office:value-type="string" calcext:value-type="string">
            <text:p><text:a xlink:href="https://scratch.mit.edu/projects/144254018" xlink:type="simple">https://scratch.mit.edu/projects/144254018</text:a></text:p>
          </table:table-cell>
          <table:table-cell office:value-type="string" calcext:value-type="string">
            <text:p><text:a xlink:href="https://scratch.mit.edu/projects/144254018" xlink:type="simple">https://scratch.mit.edu/projects/144254018</text:a></text:p>
          </table:table-cell>
          <table:table-cell office:value-type="string" calcext:value-type="string">
            <text:p>https://scratch.mit.edu/studios/3755077/</text:p>
          </table:table-cell>
          <table:table-cell office:value-type="string" calcext:value-type="string">
            <text:p>sageteam110</text:p>
          </table:table-cell>
          <table:table-cell office:value-type="string" calcext:value-type="string">
            <text:p>Chen, Austin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1227738" calcext:value-type="float">
            <text:p>201227738</text:p>
          </table:table-cell>
          <table:table-cell office:value-type="string" calcext:value-type="string">
            <text:p><text:a xlink:href="https://scratch.mit.edu/projects/145261500" xlink:type="simple">https://scratch.mit.edu/projects/145261500</text:a></text:p>
          </table:table-cell>
          <table:table-cell office:value-type="string" calcext:value-type="string">
            <text:p><text:a xlink:href="https://scratch.mit.edu/projects/145261500" xlink:type="simple">https://scratch.mit.edu/projects/145261500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sageteam305</text:p>
          </table:table-cell>
          <table:table-cell office:value-type="string" calcext:value-type="string">
            <text:p>Church, Josh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merican Indian or Alaskan Native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Nowers</text:p>
          </table:table-cell>
          <table:table-cell office:value-type="float" office:value="201124556" calcext:value-type="float">
            <text:p>201124556</text:p>
          </table:table-cell>
          <table:table-cell office:value-type="string" calcext:value-type="string">
            <text:p><text:a xlink:href="https://scratch.mit.edu/projects/144254416" xlink:type="simple">https://scratch.mit.edu/projects/144254416</text:a></text:p>
          </table:table-cell>
          <table:table-cell office:value-type="string" calcext:value-type="string">
            <text:p><text:a xlink:href="https://scratch.mit.edu/projects/144254416" xlink:type="simple">https://scratch.mit.edu/projects/144254416</text:a></text:p>
          </table:table-cell>
          <table:table-cell table:style-name="ce2"/>
          <table:table-cell office:value-type="string" calcext:value-type="string">
            <text:p>sageteam103</text:p>
          </table:table-cell>
          <table:table-cell office:value-type="string" calcext:value-type="string">
            <text:p>Crowley, Maeve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1534293" calcext:value-type="float">
            <text:p>201534293</text:p>
          </table:table-cell>
          <table:table-cell office:value-type="string" calcext:value-type="string">
            <text:p><text:a xlink:href="https://scratch.mit.edu/projects/144268124" xlink:type="simple">https://scratch.mit.edu/projects/144268124</text:a></text:p>
          </table:table-cell>
          <table:table-cell office:value-type="string" calcext:value-type="string">
            <text:p><text:a xlink:href="https://scratch.mit.edu/projects/144268124" xlink:type="simple">https://scratch.mit.edu/projects/144268124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sageteam308</text:p>
          </table:table-cell>
          <table:table-cell office:value-type="string" calcext:value-type="string">
            <text:p>DeJesus, Luci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table:style-name="ce2"/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818641" calcext:value-type="float">
            <text:p>200818641</text:p>
          </table:table-cell>
          <table:table-cell office:value-type="string" calcext:value-type="string">
            <text:p><text:a xlink:href="https://scratch.mit.edu/projects/145261408" xlink:type="simple">https://scratch.mit.edu/projects/145261408</text:a></text:p>
          </table:table-cell>
          <table:table-cell office:value-type="string" calcext:value-type="string">
            <text:p><text:a xlink:href="https://scratch.mit.edu/projects/145261408" xlink:type="simple">https://scratch.mit.edu/projects/145261408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sageteam311</text:p>
          </table:table-cell>
          <table:table-cell office:value-type="string" calcext:value-type="string">
            <text:p>Fawzi, Rosie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1125097" calcext:value-type="float">
            <text:p>201125097</text:p>
          </table:table-cell>
          <table:table-cell office:value-type="string" calcext:value-type="string">
            <text:p><text:a xlink:href="https://scratch.mit.edu/projects/144267679" xlink:type="simple">https://scratch.mit.edu/projects/144267679</text:a></text:p>
          </table:table-cell>
          <table:table-cell office:value-type="string" calcext:value-type="string">
            <text:p><text:a xlink:href="https://scratch.mit.edu/projects/144267679" xlink:type="simple">https://scratch.mit.edu/projects/144267679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sageteam306</text:p>
          </table:table-cell>
          <table:table-cell office:value-type="string" calcext:value-type="string">
            <text:p>Folse, Rebecca</text:p>
          </table:table-cell>
          <table:table-cell office:value-type="string" calcext:value-type="string">
            <text:p>unsure what rebecca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817655" calcext:value-type="float">
            <text:p>200817655</text:p>
          </table:table-cell>
          <table:table-cell office:value-type="string" calcext:value-type="string">
            <text:p><text:a xlink:href="https://scratch.mit.edu/projects/144253714" xlink:type="simple">https://scratch.mit.edu/projects/144253714</text:a></text:p>
          </table:table-cell>
          <table:table-cell office:value-type="string" calcext:value-type="string">
            <text:p><text:a xlink:href="https://scratch.mit.edu/projects/144253714" xlink:type="simple">https://scratch.mit.edu/projects/144253714</text:a></text:p>
          </table:table-cell>
          <table:table-cell office:value-type="string" calcext:value-type="string">
            <text:p>https://scratch.mit.edu/studios/3755077/</text:p>
          </table:table-cell>
          <table:table-cell office:value-type="string" calcext:value-type="string">
            <text:p>sageteam107</text:p>
          </table:table-cell>
          <table:table-cell office:value-type="string" calcext:value-type="string">
            <text:p>Hamar, Gigi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Nowers</text:p>
          </table:table-cell>
          <table:table-cell office:value-type="float" office:value="201601536" calcext:value-type="float">
            <text:p>201601536</text:p>
          </table:table-cell>
          <table:table-cell office:value-type="string" calcext:value-type="string">
            <text:p><text:a xlink:href="https://scratch.mit.edu/projects/145242632" xlink:type="simple">https://scratch.mit.edu/projects/145242632</text:a></text:p>
          </table:table-cell>
          <table:table-cell office:value-type="string" calcext:value-type="string">
            <text:p><text:a xlink:href="https://scratch.mit.edu/projects/145242632" xlink:type="simple">https://scratch.mit.edu/projects/145242632</text:a></text:p>
          </table:table-cell>
          <table:table-cell table:style-name="ce2"/>
          <table:table-cell office:value-type="string" calcext:value-type="string">
            <text:p>sageteam104</text:p>
          </table:table-cell>
          <table:table-cell office:value-type="string" calcext:value-type="string">
            <text:p>Heredia, Jaleika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920391" calcext:value-type="float">
            <text:p>200920391</text:p>
          </table:table-cell>
          <table:table-cell office:value-type="string" calcext:value-type="string">
            <text:p><text:a xlink:href="https://scratch.mit.edu/projects/145261408" xlink:type="simple">https://scratch.mit.edu/projects/145261408</text:a></text:p>
          </table:table-cell>
          <table:table-cell office:value-type="string" calcext:value-type="string">
            <text:p><text:a xlink:href="https://scratch.mit.edu/projects/145261408" xlink:type="simple">https://scratch.mit.edu/projects/145261408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sageteam311</text:p>
          </table:table-cell>
          <table:table-cell office:value-type="string" calcext:value-type="string">
            <text:p>Jamsri, Eric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1432176" calcext:value-type="float">
            <text:p>201432176</text:p>
          </table:table-cell>
          <table:table-cell office:value-type="string" calcext:value-type="string">
            <text:p><text:a xlink:href="https://scratch.mit.edu/projects/144267679" xlink:type="simple">https://scratch.mit.edu/projects/144267679</text:a></text:p>
          </table:table-cell>
          <table:table-cell office:value-type="string" calcext:value-type="string">
            <text:p><text:a xlink:href="https://scratch.mit.edu/projects/144267679" xlink:type="simple">https://scratch.mit.edu/projects/144267679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sageteam306</text:p>
          </table:table-cell>
          <table:table-cell office:value-type="string" calcext:value-type="string">
            <text:p>Jean-Pierre, Chloe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1124662" calcext:value-type="float">
            <text:p>201124662</text:p>
          </table:table-cell>
          <table:table-cell office:value-type="string" calcext:value-type="string">
            <text:p><text:a xlink:href="https://scratch.mit.edu/projects/144267679" xlink:type="simple">https://scratch.mit.edu/projects/144267679</text:a></text:p>
          </table:table-cell>
          <table:table-cell office:value-type="string" calcext:value-type="string">
            <text:p><text:a xlink:href="https://scratch.mit.edu/projects/144267679" xlink:type="simple">https://scratch.mit.edu/projects/144267679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sageteam306</text:p>
          </table:table-cell>
          <table:table-cell office:value-type="string" calcext:value-type="string">
            <text:p>Kellstein, Rebecca</text:p>
          </table:table-cell>
          <table:table-cell office:value-type="string" calcext:value-type="string">
            <text:p>unsure what rebecca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817484" calcext:value-type="float">
            <text:p>200817484</text:p>
          </table:table-cell>
          <table:table-cell office:value-type="string" calcext:value-type="string">
            <text:p><text:a xlink:href="https://scratch.mit.edu/projects/144268279" xlink:type="simple">https://scratch.mit.edu/projects/144268279</text:a></text:p>
          </table:table-cell>
          <table:table-cell office:value-type="string" calcext:value-type="string">
            <text:p><text:a xlink:href="https://scratch.mit.edu/projects/144268279" xlink:type="simple">https://scratch.mit.edu/projects/144268279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arsemakifle</text:p>
          </table:table-cell>
          <table:table-cell office:value-type="string" calcext:value-type="string">
            <text:p>Kifle, Arsema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1329596" calcext:value-type="float">
            <text:p>201329596</text:p>
          </table:table-cell>
          <table:table-cell office:value-type="string" calcext:value-type="string">
            <text:p><text:a xlink:href="https://scratch.mit.edu/projects/144253835" xlink:type="simple">https://scratch.mit.edu/projects/144253835</text:a></text:p>
          </table:table-cell>
          <table:table-cell office:value-type="string" calcext:value-type="string">
            <text:p><text:a xlink:href="https://scratch.mit.edu/projects/144253835" xlink:type="simple">https://scratch.mit.edu/projects/144253835</text:a></text:p>
          </table:table-cell>
          <table:table-cell office:value-type="string" calcext:value-type="string">
            <text:p>https://scratch.mit.edu/studios/3755077/</text:p>
          </table:table-cell>
          <table:table-cell office:value-type="string" calcext:value-type="string">
            <text:p>sageteam109</text:p>
          </table:table-cell>
          <table:table-cell office:value-type="string" calcext:value-type="string">
            <text:p>Kilburn, Emily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817486" calcext:value-type="float">
            <text:p>200817486</text:p>
          </table:table-cell>
          <table:table-cell office:value-type="string" calcext:value-type="string">
            <text:p><text:a xlink:href="https://scratch.mit.edu/projects/144268901" xlink:type="simple">https://scratch.mit.edu/projects/144268901</text:a></text:p>
          </table:table-cell>
          <table:table-cell office:value-type="string" calcext:value-type="string">
            <text:p><text:a xlink:href="https://scratch.mit.edu/projects/144268901" xlink:type="simple">https://scratch.mit.edu/projects/144268901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sageteam304 (for bella)</text:p>
          </table:table-cell>
          <table:table-cell office:value-type="string" calcext:value-type="string">
            <text:p>Lecona, Isabella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,Other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817702" calcext:value-type="float">
            <text:p>200817702</text:p>
          </table:table-cell>
          <table:table-cell office:value-type="string" calcext:value-type="string">
            <text:p><text:a xlink:href="https://scratch.mit.edu/projects/144268475" xlink:type="simple">https://scratch.mit.edu/projects/144268475</text:a></text:p>
          </table:table-cell>
          <table:table-cell office:value-type="string" calcext:value-type="string">
            <text:p><text:a xlink:href="https://scratch.mit.edu/projects/144268475" xlink:type="simple">https://scratch.mit.edu/projects/144268475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sageteam301 (individual)</text:p>
          </table:table-cell>
          <table:table-cell office:value-type="string" calcext:value-type="string">
            <text:p>Levin, Hudson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818215" calcext:value-type="float">
            <text:p>200818215</text:p>
          </table:table-cell>
          <table:table-cell office:value-type="string" calcext:value-type="string">
            <text:p><text:a xlink:href="https://scratch.mit.edu/projects/144255145" xlink:type="simple">https://scratch.mit.edu/projects/144255145</text:a></text:p>
          </table:table-cell>
          <table:table-cell office:value-type="string" calcext:value-type="string">
            <text:p><text:a xlink:href="https://scratch.mit.edu/projects/144255145" xlink:type="simple">https://scratch.mit.edu/projects/144255145</text:a></text:p>
          </table:table-cell>
          <table:table-cell office:value-type="string" calcext:value-type="string">
            <text:p>https://scratch.mit.edu/studios/3755077/</text:p>
          </table:table-cell>
          <table:table-cell office:value-type="string" calcext:value-type="string">
            <text:p>sageteam105</text:p>
          </table:table-cell>
          <table:table-cell office:value-type="string" calcext:value-type="string">
            <text:p>Marino, Sofia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1227868" calcext:value-type="float">
            <text:p>201227868</text:p>
          </table:table-cell>
          <table:table-cell office:value-type="string" calcext:value-type="string">
            <text:p><text:a xlink:href="https://scratch.mit.edu/projects/144254018" xlink:type="simple">https://scratch.mit.edu/projects/144254018</text:a></text:p>
          </table:table-cell>
          <table:table-cell office:value-type="string" calcext:value-type="string">
            <text:p><text:a xlink:href="https://scratch.mit.edu/projects/144254018" xlink:type="simple">https://scratch.mit.edu/projects/144254018</text:a></text:p>
          </table:table-cell>
          <table:table-cell office:value-type="string" calcext:value-type="string">
            <text:p>https://scratch.mit.edu/studios/3755077/</text:p>
          </table:table-cell>
          <table:table-cell office:value-type="string" calcext:value-type="string">
            <text:p>sageteam110</text:p>
          </table:table-cell>
          <table:table-cell office:value-type="string" calcext:value-type="string">
            <text:p>Mazzola, Nic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920499" calcext:value-type="float">
            <text:p>200920499</text:p>
          </table:table-cell>
          <table:table-cell office:value-type="string" calcext:value-type="string">
            <text:p><text:a xlink:href="https://scratch.mit.edu/projects/145242866" xlink:type="simple">https://scratch.mit.edu/projects/145242866</text:a></text:p>
          </table:table-cell>
          <table:table-cell office:value-type="string" calcext:value-type="string">
            <text:p><text:a xlink:href="https://scratch.mit.edu/projects/145242866" xlink:type="simple">https://scratch.mit.edu/projects/145242866</text:a></text:p>
          </table:table-cell>
          <table:table-cell office:value-type="string" calcext:value-type="string">
            <text:p>https://scratch.mit.edu/studios/3755077/</text:p>
          </table:table-cell>
          <table:table-cell office:value-type="string" calcext:value-type="string">
            <text:p>Trinityrwhite</text:p>
          </table:table-cell>
          <table:table-cell office:value-type="string" calcext:value-type="string">
            <text:p>McBride, Emma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table:style-name="ce2"/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613200" calcext:value-type="float">
            <text:p>200613200</text:p>
          </table:table-cell>
          <table:table-cell office:value-type="string" calcext:value-type="string">
            <text:p><text:a xlink:href="https://scratch.mit.edu/projects/144255145" xlink:type="simple">https://scratch.mit.edu/projects/144255145</text:a></text:p>
          </table:table-cell>
          <table:table-cell office:value-type="string" calcext:value-type="string">
            <text:p><text:a xlink:href="https://scratch.mit.edu/projects/144255145" xlink:type="simple">https://scratch.mit.edu/projects/144255145</text:a></text:p>
          </table:table-cell>
          <table:table-cell office:value-type="string" calcext:value-type="string">
            <text:p>https://scratch.mit.edu/studios/3755077/</text:p>
          </table:table-cell>
          <table:table-cell office:value-type="string" calcext:value-type="string">
            <text:p>sageteam105 / sageteam309</text:p>
          </table:table-cell>
          <table:table-cell office:value-type="string" calcext:value-type="string">
            <text:p>McCabe, Kevin</text:p>
          </table:table-cell>
          <table:table-cell office:value-type="string" calcext:value-type="string">
            <text:p>unsure what kevin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817891" calcext:value-type="float">
            <text:p>200817891</text:p>
          </table:table-cell>
          <table:table-cell office:value-type="string" calcext:value-type="string">
            <text:p><text:a xlink:href="https://scratch.mit.edu/projects/144268901" xlink:type="simple">https://scratch.mit.edu/projects/144268901</text:a></text:p>
          </table:table-cell>
          <table:table-cell office:value-type="string" calcext:value-type="string">
            <text:p><text:a xlink:href="https://scratch.mit.edu/projects/144268901" xlink:type="simple">https://scratch.mit.edu/projects/144268901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sageteam304</text:p>
          </table:table-cell>
          <table:table-cell office:value-type="string" calcext:value-type="string">
            <text:p>Pike, Edie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Nowers</text:p>
          </table:table-cell>
          <table:table-cell office:value-type="float" office:value="200817894" calcext:value-type="float">
            <text:p>200817894</text:p>
          </table:table-cell>
          <table:table-cell table:style-name="ce2" table:number-columns-repeated="4"/>
          <table:table-cell office:value-type="string" calcext:value-type="string">
            <text:p>Poole, Jeremiah</text:p>
          </table:table-cell>
          <table:table-cell table:style-name="ce2" table:number-columns-repeated="2"/>
          <table:table-cell/>
          <table:table-cell table:style-name="ce2"/>
          <table:table-cell office:value-type="string" calcext:value-type="string">
            <text:p>White</text:p>
          </table:table-cell>
          <table:table-cell table:style-name="Default" table:number-columns-repeated="4"/>
        </table:table-row>
        <table:table-row table:style-name="ro3">
          <table:table-cell office:value-type="string" calcext:value-type="string">
            <text:p>Nowers</text:p>
          </table:table-cell>
          <table:table-cell office:value-type="float" office:value="200920347" calcext:value-type="float">
            <text:p>200920347</text:p>
          </table:table-cell>
          <table:table-cell office:value-type="string" calcext:value-type="string">
            <text:p><text:a xlink:href="https://scratch.mit.edu/projects/144261372" xlink:type="simple">https://scratch.mit.edu/projects/144261372</text:a></text:p>
          </table:table-cell>
          <table:table-cell office:value-type="string" calcext:value-type="string">
            <text:p><text:a xlink:href="https://scratch.mit.edu/projects/144261372" xlink:type="simple">https://scratch.mit.edu/projects/144261372</text:a></text:p>
          </table:table-cell>
          <table:table-cell table:style-name="ce2"/>
          <table:table-cell office:value-type="string" calcext:value-type="string">
            <text:p>sageteam102</text:p>
          </table:table-cell>
          <table:table-cell office:value-type="string" calcext:value-type="string">
            <text:p>Price B, Kourtney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817462" calcext:value-type="float">
            <text:p>200817462</text:p>
          </table:table-cell>
          <table:table-cell office:value-type="string" calcext:value-type="string">
            <text:p><text:a xlink:href="https://scratch.mit.edu/projects/144254606" xlink:type="simple">https://scratch.mit.edu/projects/144254606</text:a></text:p>
          </table:table-cell>
          <table:table-cell office:value-type="string" calcext:value-type="string">
            <text:p><text:a xlink:href="https://scratch.mit.edu/projects/144254606" xlink:type="simple">https://scratch.mit.edu/projects/144254606</text:a></text:p>
          </table:table-cell>
          <table:table-cell office:value-type="string" calcext:value-type="string">
            <text:p>https://scratch.mit.edu/studios/3755077/</text:p>
          </table:table-cell>
          <table:table-cell office:value-type="string" calcext:value-type="string">
            <text:p>sageteam108</text:p>
          </table:table-cell>
          <table:table-cell office:value-type="string" calcext:value-type="string">
            <text:p>Rensing, Ethan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920159" calcext:value-type="float">
            <text:p>200920159</text:p>
          </table:table-cell>
          <table:table-cell office:value-type="string" calcext:value-type="string">
            <text:p><text:a xlink:href="https://scratch.mit.edu/projects/144268124" xlink:type="simple">https://scratch.mit.edu/projects/144268124</text:a></text:p>
          </table:table-cell>
          <table:table-cell office:value-type="string" calcext:value-type="string">
            <text:p><text:a xlink:href="https://scratch.mit.edu/projects/144268124" xlink:type="simple">https://scratch.mit.edu/projects/144268124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sageteam308</text:p>
          </table:table-cell>
          <table:table-cell office:value-type="string" calcext:value-type="string">
            <text:p>Rieb-Buni, Helen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817466" calcext:value-type="float">
            <text:p>200817466</text:p>
          </table:table-cell>
          <table:table-cell office:value-type="string" calcext:value-type="string">
            <text:p><text:a xlink:href="https://scratch.mit.edu/projects/144268279" xlink:type="simple">https://scratch.mit.edu/projects/144268279</text:a></text:p>
          </table:table-cell>
          <table:table-cell office:value-type="string" calcext:value-type="string">
            <text:p><text:a xlink:href="https://scratch.mit.edu/projects/144268279" xlink:type="simple">https://scratch.mit.edu/projects/144268279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arsemakifle</text:p>
          </table:table-cell>
          <table:table-cell office:value-type="string" calcext:value-type="string">
            <text:p>Rohanna, Ella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1227555" calcext:value-type="float">
            <text:p>201227555</text:p>
          </table:table-cell>
          <table:table-cell office:value-type="string" calcext:value-type="string">
            <text:p><text:a xlink:href="https://scratch.mit.edu/projects/144268978" xlink:type="simple">https://scratch.mit.edu/projects/144268978</text:a></text:p>
          </table:table-cell>
          <table:table-cell office:value-type="string" calcext:value-type="string">
            <text:p><text:a xlink:href="https://scratch.mit.edu/projects/144268978" xlink:type="simple">https://scratch.mit.edu/projects/144268978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sageteam310</text:p>
          </table:table-cell>
          <table:table-cell office:value-type="string" calcext:value-type="string">
            <text:p>Salguero, Alex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612806" calcext:value-type="float">
            <text:p>200612806</text:p>
          </table:table-cell>
          <table:table-cell office:value-type="string" calcext:value-type="string">
            <text:p><text:a xlink:href="https://scratch.mit.edu/projects/144253714" xlink:type="simple">https://scratch.mit.edu/projects/144253714</text:a></text:p>
          </table:table-cell>
          <table:table-cell office:value-type="string" calcext:value-type="string">
            <text:p><text:a xlink:href="https://scratch.mit.edu/projects/144253714" xlink:type="simple">https://scratch.mit.edu/projects/144253714</text:a></text:p>
          </table:table-cell>
          <table:table-cell office:value-type="string" calcext:value-type="string">
            <text:p>https://scratch.mit.edu/studios/3755077/</text:p>
          </table:table-cell>
          <table:table-cell office:value-type="string" calcext:value-type="string">
            <text:p>sageteam107</text:p>
          </table:table-cell>
          <table:table-cell office:value-type="string" calcext:value-type="string">
            <text:p>Scheirer, Lex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818024" calcext:value-type="float">
            <text:p>200818024</text:p>
          </table:table-cell>
          <table:table-cell office:value-type="string" calcext:value-type="string">
            <text:p><text:a xlink:href="https://scratch.mit.edu/projects/144255145" xlink:type="simple">https://scratch.mit.edu/projects/144255145</text:a></text:p>
          </table:table-cell>
          <table:table-cell office:value-type="string" calcext:value-type="string">
            <text:p><text:a xlink:href="https://scratch.mit.edu/projects/144255145" xlink:type="simple">https://scratch.mit.edu/projects/144255145</text:a></text:p>
          </table:table-cell>
          <table:table-cell office:value-type="string" calcext:value-type="string">
            <text:p>https://scratch.mit.edu/studios/3755077/</text:p>
          </table:table-cell>
          <table:table-cell office:value-type="string" calcext:value-type="string">
            <text:p>sageteam105 / sageteam309</text:p>
          </table:table-cell>
          <table:table-cell office:value-type="string" calcext:value-type="string">
            <text:p>Silva, Kevin</text:p>
          </table:table-cell>
          <table:table-cell office:value-type="string" calcext:value-type="string">
            <text:p>unsure what kevin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White,Multiracial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1227898" calcext:value-type="float">
            <text:p>201227898</text:p>
          </table:table-cell>
          <table:table-cell office:value-type="string" calcext:value-type="string">
            <text:p><text:a xlink:href="https://scratch.mit.edu/projects/145261500" xlink:type="simple">https://scratch.mit.edu/projects/145261500</text:a></text:p>
          </table:table-cell>
          <table:table-cell office:value-type="string" calcext:value-type="string">
            <text:p><text:a xlink:href="https://scratch.mit.edu/projects/145261500" xlink:type="simple">https://scratch.mit.edu/projects/145261500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sageteam305</text:p>
          </table:table-cell>
          <table:table-cell office:value-type="string" calcext:value-type="string">
            <text:p>Snow, Grayson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817912" calcext:value-type="float">
            <text:p>200817912</text:p>
          </table:table-cell>
          <table:table-cell office:value-type="string" calcext:value-type="string">
            <text:p><text:a xlink:href="https://scratch.mit.edu/projects/144253835" xlink:type="simple">https://scratch.mit.edu/projects/144253835</text:a></text:p>
          </table:table-cell>
          <table:table-cell office:value-type="string" calcext:value-type="string">
            <text:p><text:a xlink:href="https://scratch.mit.edu/projects/144253835" xlink:type="simple">https://scratch.mit.edu/projects/144253835</text:a></text:p>
          </table:table-cell>
          <table:table-cell office:value-type="string" calcext:value-type="string">
            <text:p>https://scratch.mit.edu/studios/3755077/</text:p>
          </table:table-cell>
          <table:table-cell office:value-type="string" calcext:value-type="string">
            <text:p>sageteam109</text:p>
          </table:table-cell>
          <table:table-cell office:value-type="string" calcext:value-type="string">
            <text:p>Stolzenthaler, Olivia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818032" calcext:value-type="float">
            <text:p>200818032</text:p>
          </table:table-cell>
          <table:table-cell office:value-type="string" calcext:value-type="string">
            <text:p><text:a xlink:href="https://scratch.mit.edu/projects/144254606" xlink:type="simple">https://scratch.mit.edu/projects/144254606</text:a></text:p>
          </table:table-cell>
          <table:table-cell office:value-type="string" calcext:value-type="string">
            <text:p><text:a xlink:href="https://scratch.mit.edu/projects/144254606" xlink:type="simple">https://scratch.mit.edu/projects/144254606</text:a></text:p>
          </table:table-cell>
          <table:table-cell office:value-type="string" calcext:value-type="string">
            <text:p>https://scratch.mit.edu/studios/3755077/</text:p>
          </table:table-cell>
          <table:table-cell office:value-type="string" calcext:value-type="string">
            <text:p>sageteam108</text:p>
          </table:table-cell>
          <table:table-cell office:value-type="string" calcext:value-type="string">
            <text:p>Thomas, Jadon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Nowers</text:p>
          </table:table-cell>
          <table:table-cell office:value-type="float" office:value="201125327" calcext:value-type="float">
            <text:p>201125327</text:p>
          </table:table-cell>
          <table:table-cell table:style-name="ce2" table:number-columns-repeated="4"/>
          <table:table-cell office:value-type="string" calcext:value-type="string">
            <text:p>Tuttle-H, Cade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Default" table:number-columns-repeated="4"/>
        </table:table-row>
        <table:table-row table:style-name="ro3">
          <table:table-cell office:value-type="string" calcext:value-type="string">
            <text:p>Nowers</text:p>
          </table:table-cell>
          <table:table-cell office:value-type="float" office:value="200920345" calcext:value-type="float">
            <text:p>200920345</text:p>
          </table:table-cell>
          <table:table-cell office:value-type="string" calcext:value-type="string">
            <text:p><text:a xlink:href="https://scratch.mit.edu/projects/144261372" xlink:type="simple">https://scratch.mit.edu/projects/144261372</text:a></text:p>
          </table:table-cell>
          <table:table-cell office:value-type="string" calcext:value-type="string">
            <text:p><text:a xlink:href="https://scratch.mit.edu/projects/144261372" xlink:type="simple">https://scratch.mit.edu/projects/144261372</text:a></text:p>
          </table:table-cell>
          <table:table-cell table:style-name="ce2"/>
          <table:table-cell office:value-type="string" calcext:value-type="string">
            <text:p>sageteam102</text:p>
          </table:table-cell>
          <table:table-cell office:value-type="string" calcext:value-type="string">
            <text:p>Tyler, Kori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613524" calcext:value-type="float">
            <text:p>200613524</text:p>
          </table:table-cell>
          <table:table-cell office:value-type="string" calcext:value-type="string">
            <text:p><text:a xlink:href="https://scratch.mit.edu/projects/145242632" xlink:type="simple">https://scratch.mit.edu/projects/145242632</text:a></text:p>
          </table:table-cell>
          <table:table-cell office:value-type="string" calcext:value-type="string">
            <text:p><text:a xlink:href="https://scratch.mit.edu/projects/145242632" xlink:type="simple">https://scratch.mit.edu/projects/145242632</text:a></text:p>
          </table:table-cell>
          <table:table-cell office:value-type="string" calcext:value-type="string">
            <text:p>https://scratch.mit.edu/studios/3755077/</text:p>
          </table:table-cell>
          <table:table-cell office:value-type="string" calcext:value-type="string">
            <text:p>sageteam104</text:p>
          </table:table-cell>
          <table:table-cell office:value-type="string" calcext:value-type="string">
            <text:p>Urquiola, Jake</text:p>
          </table:table-cell>
          <table:table-cell table:style-name="ce2" table:number-columns-repeated="2"/>
          <table:table-cell/>
          <table:table-cell table:style-name="ce2"/>
          <table:table-cell office:value-type="string" calcext:value-type="string">
            <text:p>White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818170" calcext:value-type="float">
            <text:p>200818170</text:p>
          </table:table-cell>
          <table:table-cell office:value-type="string" calcext:value-type="string">
            <text:p><text:a xlink:href="https://scratch.mit.edu/projects/145242866" xlink:type="simple">https://scratch.mit.edu/projects/145242866</text:a></text:p>
          </table:table-cell>
          <table:table-cell office:value-type="string" calcext:value-type="string">
            <text:p><text:a xlink:href="https://scratch.mit.edu/projects/145242866" xlink:type="simple">https://scratch.mit.edu/projects/145242866</text:a></text:p>
          </table:table-cell>
          <table:table-cell office:value-type="string" calcext:value-type="string">
            <text:p>https://scratch.mit.edu/studios/3755077/</text:p>
          </table:table-cell>
          <table:table-cell office:value-type="string" calcext:value-type="string">
            <text:p>Trinityrwhite</text:p>
          </table:table-cell>
          <table:table-cell office:value-type="string" calcext:value-type="string">
            <text:p>White, Trinity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,Other</text:p>
          </table:table-cell>
          <table:table-cell table:style-name="Default" table:number-columns-repeated="4"/>
        </table:table-row>
        <table:table-row table:style-name="ro6">
          <table:table-cell office:value-type="string" calcext:value-type="string">
            <text:p>Nowers</text:p>
          </table:table-cell>
          <table:table-cell office:value-type="float" office:value="200817938" calcext:value-type="float">
            <text:p>200817938</text:p>
          </table:table-cell>
          <table:table-cell office:value-type="string" calcext:value-type="string">
            <text:p><text:a xlink:href="https://scratch.mit.edu/projects/144267259" xlink:type="simple">https://scratch.mit.edu/projects/144267259</text:a></text:p>
          </table:table-cell>
          <table:table-cell office:value-type="string" calcext:value-type="string">
            <text:p><text:a xlink:href="https://scratch.mit.edu/projects/144267259" xlink:type="simple">https://scratch.mit.edu/projects/144267259</text:a></text:p>
          </table:table-cell>
          <table:table-cell office:value-type="string" calcext:value-type="string">
            <text:p>https://scratch.mit.edu/studios/3755386/</text:p>
          </table:table-cell>
          <table:table-cell office:value-type="string" calcext:value-type="string">
            <text:p>sageteam309</text:p>
          </table:table-cell>
          <table:table-cell office:value-type="string" calcext:value-type="string">
            <text:p>Wong, Ben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Default" table:number-columns-repeated="4"/>
        </table:table-row>
        <table:table-row table:style-name="ro1">
          <table:table-cell table:style-name="ce2"/>
          <table:table-cell office:value-type="float" office:value="8002165" calcext:value-type="float">
            <text:p>8002165</text:p>
          </table:table-cell>
          <table:table-cell table:style-name="ce2" table:number-columns-repeated="4"/>
          <table:table-cell office:value-type="string" calcext:value-type="string">
            <text:p>Babbitt, Elian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37348" calcext:value-type="float">
            <text:p>2037348</text:p>
          </table:table-cell>
          <table:table-cell table:style-name="ce2" table:number-columns-repeated="4"/>
          <table:table-cell office:value-type="string" calcext:value-type="string">
            <text:p>Barry, Fadi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19975" calcext:value-type="float">
            <text:p>2019975</text:p>
          </table:table-cell>
          <table:table-cell office:value-type="string" calcext:value-type="string">
            <text:p><text:a xlink:href="https://scratch.mit.edu/projects/164667265" xlink:type="simple">https://scratch.mit.edu/projects/164667265</text:a></text:p>
          </table:table-cell>
          <table:table-cell office:value-type="string" calcext:value-type="string">
            <text:p><text:a xlink:href="https://scratch.mit.edu/projects/164667265" xlink:type="simple">https://scratch.mit.edu/projects/164667265</text:a></text:p>
          </table:table-cell>
          <table:table-cell office:value-type="string" calcext:value-type="string">
            <text:p><text:a xlink:href="https://scratch.mit.edu/studios/4073022/" xlink:type="simple">https://scratch.mit.edu/studios/4073022/</text:a></text:p>
          </table:table-cell>
          <table:table-cell office:value-type="string" calcext:value-type="string">
            <text:p>schoollife12</text:p>
          </table:table-cell>
          <table:table-cell office:value-type="string" calcext:value-type="string">
            <text:p>Barua, Shuv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 table:style-name="ce2"/>
          <table:table-cell office:value-type="float" office:value="2027189" calcext:value-type="float">
            <text:p>2027189</text:p>
          </table:table-cell>
          <table:table-cell table:style-name="ce2" table:number-columns-repeated="4"/>
          <table:table-cell office:value-type="string" calcext:value-type="string">
            <text:p>Benzan-Martinez, Dabriel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 table:style-name="ce2"/>
          <table:table-cell office:value-type="float" office:value="2037347" calcext:value-type="float">
            <text:p>2037347</text:p>
          </table:table-cell>
          <table:table-cell table:style-name="ce2" table:number-columns-repeated="4"/>
          <table:table-cell office:value-type="string" calcext:value-type="string">
            <text:p>Charles-Marescot, Ayann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40269" calcext:value-type="float">
            <text:p>2040269</text:p>
          </table:table-cell>
          <table:table-cell table:style-name="ce2" table:number-columns-repeated="4"/>
          <table:table-cell office:value-type="string" calcext:value-type="string">
            <text:p>Creary, Tyreec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7000157" calcext:value-type="float">
            <text:p>7000157</text:p>
          </table:table-cell>
          <table:table-cell table:style-name="ce2" table:number-columns-repeated="4"/>
          <table:table-cell office:value-type="string" calcext:value-type="string">
            <text:p>Fleurimond, Gordoncy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4955" calcext:value-type="float">
            <text:p>2034955</text:p>
          </table:table-cell>
          <table:table-cell table:style-name="ce2" table:number-columns-repeated="4"/>
          <table:table-cell office:value-type="string" calcext:value-type="string">
            <text:p>Gallant, Conal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 table:style-name="ce2"/>
          <table:table-cell office:value-type="float" office:value="2031118" calcext:value-type="float">
            <text:p>2031118</text:p>
          </table:table-cell>
          <table:table-cell table:style-name="ce2" table:number-columns-repeated="4"/>
          <table:table-cell office:value-type="string" calcext:value-type="string">
            <text:p>Jean-Chronberg, Zoe Li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3926" calcext:value-type="float">
            <text:p>2033926</text:p>
          </table:table-cell>
          <table:table-cell table:style-name="ce2" table:number-columns-repeated="4"/>
          <table:table-cell office:value-type="string" calcext:value-type="string">
            <text:p>McNulty, Samuel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31370" calcext:value-type="float">
            <text:p>2031370</text:p>
          </table:table-cell>
          <table:table-cell office:value-type="string" calcext:value-type="string">
            <text:p><text:a xlink:href="https://scratch.mit.edu/projects/164667265" xlink:type="simple">https://scratch.mit.edu/projects/164667265</text:a></text:p>
          </table:table-cell>
          <table:table-cell office:value-type="string" calcext:value-type="string">
            <text:p><text:a xlink:href="https://scratch.mit.edu/projects/164667265" xlink:type="simple">https://scratch.mit.edu/projects/164667265</text:a></text:p>
          </table:table-cell>
          <table:table-cell office:value-type="string" calcext:value-type="string">
            <text:p><text:a xlink:href="https://scratch.mit.edu/studios/4073022/" xlink:type="simple">https://scratch.mit.edu/studios/4073022/</text:a></text:p>
          </table:table-cell>
          <table:table-cell office:value-type="string" calcext:value-type="string">
            <text:p>schoollife12</text:p>
          </table:table-cell>
          <table:table-cell office:value-type="string" calcext:value-type="string">
            <text:p>Pace, Sarah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8001441" calcext:value-type="float">
            <text:p>8001441</text:p>
          </table:table-cell>
          <table:table-cell table:style-name="ce2" table:number-columns-repeated="4"/>
          <table:table-cell office:value-type="string" calcext:value-type="string">
            <text:p>Quinonez, Rein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2412" calcext:value-type="float">
            <text:p>2032412</text:p>
          </table:table-cell>
          <table:table-cell table:style-name="ce2" table:number-columns-repeated="4"/>
          <table:table-cell office:value-type="string" calcext:value-type="string">
            <text:p>Ramkissoon, Jahkare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29551" calcext:value-type="float">
            <text:p>2029551</text:p>
          </table:table-cell>
          <table:table-cell table:style-name="ce2" table:number-columns-repeated="4"/>
          <table:table-cell office:value-type="string" calcext:value-type="string">
            <text:p>Rateau, Jaid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28695" calcext:value-type="float">
            <text:p>2028695</text:p>
          </table:table-cell>
          <table:table-cell table:style-name="ce2" table:number-columns-repeated="4"/>
          <table:table-cell office:value-type="string" calcext:value-type="string">
            <text:p>Scott, Hailee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8005139" calcext:value-type="float">
            <text:p>8005139</text:p>
          </table:table-cell>
          <table:table-cell table:style-name="ce2" table:number-columns-repeated="4"/>
          <table:table-cell office:value-type="string" calcext:value-type="string">
            <text:p>Sundaram, Yalini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35756" calcext:value-type="float">
            <text:p>2035756</text:p>
          </table:table-cell>
          <table:table-cell table:style-name="ce2" table:number-columns-repeated="4"/>
          <table:table-cell office:value-type="string" calcext:value-type="string">
            <text:p>Tipper, Avery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9501" calcext:value-type="float">
            <text:p>2029501</text:p>
          </table:table-cell>
          <table:table-cell office:value-type="string" calcext:value-type="string">
            <text:p><text:a xlink:href="https://scratch.mit.edu/projects/165216252" xlink:type="simple">https://scratch.mit.edu/projects/165216252</text:a></text:p>
          </table:table-cell>
          <table:table-cell office:value-type="string" calcext:value-type="string">
            <text:p><text:a xlink:href="https://scratch.mit.edu/projects/165216252" xlink:type="simple">https://scratch.mit.edu/projects/165216252</text:a></text:p>
          </table:table-cell>
          <table:table-cell office:value-type="string" calcext:value-type="string">
            <text:p><text:a xlink:href="https://scratch.mit.edu/studios/4073022/" xlink:type="simple">https://scratch.mit.edu/studios/4073022/</text:a></text:p>
          </table:table-cell>
          <table:table-cell office:value-type="string" calcext:value-type="string">
            <text:p>MichaelandSam8</text:p>
          </table:table-cell>
          <table:table-cell office:value-type="string" calcext:value-type="string">
            <text:p>Wiley, Michael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6161" calcext:value-type="float">
            <text:p>2036161</text:p>
          </table:table-cell>
          <table:table-cell table:style-name="ce2" table:number-columns-repeated="4"/>
          <table:table-cell office:value-type="string" calcext:value-type="string">
            <text:p>Brothers, Jayde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5217" calcext:value-type="float">
            <text:p>2035217</text:p>
          </table:table-cell>
          <table:table-cell table:style-name="ce2" table:number-columns-repeated="4"/>
          <table:table-cell office:value-type="string" calcext:value-type="string">
            <text:p>Brown, Seraphin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6561" calcext:value-type="float">
            <text:p>2026561</text:p>
          </table:table-cell>
          <table:table-cell table:style-name="ce2" table:number-columns-repeated="4"/>
          <table:table-cell office:value-type="string" calcext:value-type="string">
            <text:p>Colbourn, Renner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5864" calcext:value-type="float">
            <text:p>2035864</text:p>
          </table:table-cell>
          <table:table-cell table:style-name="ce2" table:number-columns-repeated="4"/>
          <table:table-cell office:value-type="string" calcext:value-type="string">
            <text:p>Delaney Sire, Felix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35200" calcext:value-type="float">
            <text:p>2035200</text:p>
          </table:table-cell>
          <table:table-cell table:style-name="ce2" table:number-columns-repeated="4"/>
          <table:table-cell office:value-type="string" calcext:value-type="string">
            <text:p>Eccles, Clare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 table:style-name="ce2"/>
          <table:table-cell office:value-type="float" office:value="2037389" calcext:value-type="float">
            <text:p>2037389</text:p>
          </table:table-cell>
          <table:table-cell table:style-name="ce2" table:number-columns-repeated="4"/>
          <table:table-cell office:value-type="string" calcext:value-type="string">
            <text:p>Elawad, Carolina-malak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80495" calcext:value-type="float">
            <text:p>2080495</text:p>
          </table:table-cell>
          <table:table-cell table:style-name="ce2" table:number-columns-repeated="4"/>
          <table:table-cell office:value-type="string" calcext:value-type="string">
            <text:p>Felix, Woodley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27090" calcext:value-type="float">
            <text:p>2027090</text:p>
          </table:table-cell>
          <table:table-cell table:style-name="ce2" table:number-columns-repeated="4"/>
          <table:table-cell office:value-type="string" calcext:value-type="string">
            <text:p>Gray, Thomas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4577" calcext:value-type="float">
            <text:p>2034577</text:p>
          </table:table-cell>
          <table:table-cell table:style-name="ce2" table:number-columns-repeated="4"/>
          <table:table-cell office:value-type="string" calcext:value-type="string">
            <text:p>Guerrero, Rya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6513" calcext:value-type="float">
            <text:p>2026513</text:p>
          </table:table-cell>
          <table:table-cell table:style-name="ce2" table:number-columns-repeated="4"/>
          <table:table-cell office:value-type="string" calcext:value-type="string">
            <text:p>Haile, Philemo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9727" calcext:value-type="float">
            <text:p>2029727</text:p>
          </table:table-cell>
          <table:table-cell table:style-name="ce2" table:number-columns-repeated="4"/>
          <table:table-cell office:value-type="string" calcext:value-type="string">
            <text:p>Khanal, Shishir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4539" calcext:value-type="float">
            <text:p>2034539</text:p>
          </table:table-cell>
          <table:table-cell table:style-name="ce2" table:number-columns-repeated="4"/>
          <table:table-cell office:value-type="string" calcext:value-type="string">
            <text:p>Marshall, Nyh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5617" calcext:value-type="float">
            <text:p>2035617</text:p>
          </table:table-cell>
          <table:table-cell table:style-name="ce2" table:number-columns-repeated="4"/>
          <table:table-cell office:value-type="string" calcext:value-type="string">
            <text:p>Nortelus, Justi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37980" calcext:value-type="float">
            <text:p>2037980</text:p>
          </table:table-cell>
          <table:table-cell table:style-name="ce2" table:number-columns-repeated="4"/>
          <table:table-cell office:value-type="string" calcext:value-type="string">
            <text:p>Orock, Iyl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8004525" calcext:value-type="float">
            <text:p>8004525</text:p>
          </table:table-cell>
          <table:table-cell office:value-type="string" calcext:value-type="string">
            <text:p><text:a xlink:href="https://scratch.mit.edu/projects/164674848" xlink:type="simple">https://scratch.mit.edu/projects/164674848</text:a></text:p>
          </table:table-cell>
          <table:table-cell office:value-type="string" calcext:value-type="string">
            <text:p><text:a xlink:href="https://scratch.mit.edu/projects/164674848" xlink:type="simple">https://scratch.mit.edu/projects/164674848</text:a></text:p>
          </table:table-cell>
          <table:table-cell office:value-type="string" calcext:value-type="string">
            <text:p><text:a xlink:href="https://scratch.mit.edu/studios/4073022/" xlink:type="simple">https://scratch.mit.edu/studios/4073022/</text:a></text:p>
          </table:table-cell>
          <table:table-cell office:value-type="string" calcext:value-type="string">
            <text:p>Thepasswordismy</text:p>
          </table:table-cell>
          <table:table-cell office:value-type="string" calcext:value-type="string">
            <text:p>Rahman, Ashrafur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7007784" calcext:value-type="float">
            <text:p>7007784</text:p>
          </table:table-cell>
          <table:table-cell table:style-name="ce2" table:number-columns-repeated="4"/>
          <table:table-cell office:value-type="string" calcext:value-type="string">
            <text:p>Saaim, Rayhaa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9253" calcext:value-type="float">
            <text:p>2029253</text:p>
          </table:table-cell>
          <table:table-cell office:value-type="string" calcext:value-type="string">
            <text:p><text:a xlink:href="https://scratch.mit.edu/projects/164674848" xlink:type="simple">https://scratch.mit.edu/projects/164674848</text:a></text:p>
          </table:table-cell>
          <table:table-cell office:value-type="string" calcext:value-type="string">
            <text:p><text:a xlink:href="https://scratch.mit.edu/projects/164674848" xlink:type="simple">https://scratch.mit.edu/projects/164674848</text:a></text:p>
          </table:table-cell>
          <table:table-cell office:value-type="string" calcext:value-type="string">
            <text:p><text:a xlink:href="https://scratch.mit.edu/studios/4073022/" xlink:type="simple">https://scratch.mit.edu/studios/4073022/</text:a></text:p>
          </table:table-cell>
          <table:table-cell office:value-type="string" calcext:value-type="string">
            <text:p>Thepasswordismy</text:p>
          </table:table-cell>
          <table:table-cell office:value-type="string" calcext:value-type="string">
            <text:p>Shacklewood, Joshu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27147" calcext:value-type="float">
            <text:p>2027147</text:p>
          </table:table-cell>
          <table:table-cell table:style-name="ce2" table:number-columns-repeated="4"/>
          <table:table-cell office:value-type="string" calcext:value-type="string">
            <text:p>Singh, Mila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45329" calcext:value-type="float">
            <text:p>2045329</text:p>
          </table:table-cell>
          <table:table-cell table:style-name="ce2" table:number-columns-repeated="4"/>
          <table:table-cell office:value-type="string" calcext:value-type="string">
            <text:p>Stallworth, Jahniy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4213" calcext:value-type="float">
            <text:p>2034213</text:p>
          </table:table-cell>
          <table:table-cell table:style-name="ce2" table:number-columns-repeated="4"/>
          <table:table-cell office:value-type="string" calcext:value-type="string">
            <text:p>Washington, Jade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25149" calcext:value-type="float">
            <text:p>2025149</text:p>
          </table:table-cell>
          <table:table-cell table:style-name="ce2" table:number-columns-repeated="4"/>
          <table:table-cell office:value-type="string" calcext:value-type="string">
            <text:p>Zhou, Alice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5036" calcext:value-type="float">
            <text:p>2035036</text:p>
          </table:table-cell>
          <table:table-cell table:style-name="ce2" table:number-columns-repeated="4"/>
          <table:table-cell office:value-type="string" calcext:value-type="string">
            <text:p>Anderson, Dennis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 table:style-name="ce2"/>
          <table:table-cell office:value-type="float" office:value="2028950" calcext:value-type="float">
            <text:p>2028950</text:p>
          </table:table-cell>
          <table:table-cell table:style-name="ce2" table:number-columns-repeated="4"/>
          <table:table-cell office:value-type="string" calcext:value-type="string">
            <text:p>Austin-Spooner, Laure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5454" calcext:value-type="float">
            <text:p>2025454</text:p>
          </table:table-cell>
          <table:table-cell office:value-type="string" calcext:value-type="string">
            <text:p><text:a xlink:href="https://scratch.mit.edu/projects/165597006" xlink:type="simple">https://scratch.mit.edu/projects/165597006</text:a></text:p>
          </table:table-cell>
          <table:table-cell office:value-type="string" calcext:value-type="string">
            <text:p><text:a xlink:href="https://scratch.mit.edu/projects/165597006" xlink:type="simple">https://scratch.mit.edu/projects/165597006</text:a></text:p>
          </table:table-cell>
          <table:table-cell office:value-type="string" calcext:value-type="string">
            <text:p><text:a xlink:href="https://scratch.mit.edu/studios/4073022/" xlink:type="simple">https://scratch.mit.edu/studios/4073022/</text:a></text:p>
          </table:table-cell>
          <table:table-cell office:value-type="string" calcext:value-type="string">
            <text:p>SadBoiz202012</text:p>
          </table:table-cell>
          <table:table-cell office:value-type="string" calcext:value-type="string">
            <text:p>Berman, Ari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7348" calcext:value-type="float">
            <text:p>2027348</text:p>
          </table:table-cell>
          <table:table-cell table:style-name="ce2" table:number-columns-repeated="4"/>
          <table:table-cell office:value-type="string" calcext:value-type="string">
            <text:p>Coulanges, Angelie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28468" calcext:value-type="float">
            <text:p>2028468</text:p>
          </table:table-cell>
          <table:table-cell table:style-name="ce2" table:number-columns-repeated="4"/>
          <table:table-cell office:value-type="string" calcext:value-type="string">
            <text:p>Doran, Molly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4351" calcext:value-type="float">
            <text:p>2034351</text:p>
          </table:table-cell>
          <table:table-cell table:style-name="ce2" table:number-columns-repeated="4"/>
          <table:table-cell office:value-type="string" calcext:value-type="string">
            <text:p>El Majdoubi, Ay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8001484" calcext:value-type="float">
            <text:p>8001484</text:p>
          </table:table-cell>
          <table:table-cell table:style-name="ce2" table:number-columns-repeated="4"/>
          <table:table-cell office:value-type="string" calcext:value-type="string">
            <text:p>Freierman, Isaac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7031" calcext:value-type="float">
            <text:p>2027031</text:p>
          </table:table-cell>
          <table:table-cell office:value-type="string" calcext:value-type="string">
            <text:p><text:a xlink:href="https://scratch.mit.edu/projects/164702572" xlink:type="simple">https://scratch.mit.edu/projects/164702572</text:a></text:p>
          </table:table-cell>
          <table:table-cell office:value-type="string" calcext:value-type="string">
            <text:p><text:a xlink:href="https://scratch.mit.edu/projects/164702572" xlink:type="simple">https://scratch.mit.edu/projects/164702572</text:a></text:p>
          </table:table-cell>
          <table:table-cell office:value-type="string" calcext:value-type="string">
            <text:p><text:a xlink:href="https://scratch.mit.edu/studios/4073022/" xlink:type="simple">https://scratch.mit.edu/studios/4073022/</text:a></text:p>
          </table:table-cell>
          <table:table-cell office:value-type="string" calcext:value-type="string">
            <text:p>scoops1317</text:p>
          </table:table-cell>
          <table:table-cell office:value-type="string" calcext:value-type="string">
            <text:p>Ibrahim, Nawal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46049" calcext:value-type="float">
            <text:p>2046049</text:p>
          </table:table-cell>
          <table:table-cell table:style-name="ce2" table:number-columns-repeated="4"/>
          <table:table-cell office:value-type="string" calcext:value-type="string">
            <text:p>Islam, Mohammed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8000928" calcext:value-type="float">
            <text:p>8000928</text:p>
          </table:table-cell>
          <table:table-cell table:style-name="ce2" table:number-columns-repeated="4"/>
          <table:table-cell office:value-type="string" calcext:value-type="string">
            <text:p>Lartey, Aleahn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1035" calcext:value-type="float">
            <text:p>2031035</text:p>
          </table:table-cell>
          <table:table-cell office:value-type="string" calcext:value-type="string">
            <text:p><text:a xlink:href="https://scratch.mit.edu/projects/165597006" xlink:type="simple">https://scratch.mit.edu/projects/165597006</text:a></text:p>
          </table:table-cell>
          <table:table-cell office:value-type="string" calcext:value-type="string">
            <text:p><text:a xlink:href="https://scratch.mit.edu/projects/165597006" xlink:type="simple">https://scratch.mit.edu/projects/165597006</text:a></text:p>
          </table:table-cell>
          <table:table-cell office:value-type="string" calcext:value-type="string">
            <text:p><text:a xlink:href="https://scratch.mit.edu/studios/4073022/" xlink:type="simple">https://scratch.mit.edu/studios/4073022/</text:a></text:p>
          </table:table-cell>
          <table:table-cell office:value-type="string" calcext:value-type="string">
            <text:p>SadBoiz202012</text:p>
          </table:table-cell>
          <table:table-cell office:value-type="string" calcext:value-type="string">
            <text:p>Lee, Darie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7209" calcext:value-type="float">
            <text:p>2027209</text:p>
          </table:table-cell>
          <table:table-cell table:style-name="ce2" table:number-columns-repeated="4"/>
          <table:table-cell office:value-type="string" calcext:value-type="string">
            <text:p>Mello, Andrew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8907" calcext:value-type="float">
            <text:p>2028907</text:p>
          </table:table-cell>
          <table:table-cell table:style-name="ce2" table:number-columns-repeated="4"/>
          <table:table-cell office:value-type="string" calcext:value-type="string">
            <text:p>Nelson, Derone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38610" calcext:value-type="float">
            <text:p>2038610</text:p>
          </table:table-cell>
          <table:table-cell table:style-name="ce2" table:number-columns-repeated="4"/>
          <table:table-cell office:value-type="string" calcext:value-type="string">
            <text:p>Ofori, Joseph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23861" calcext:value-type="float">
            <text:p>2023861</text:p>
          </table:table-cell>
          <table:table-cell table:style-name="ce2" table:number-columns-repeated="4"/>
          <table:table-cell office:value-type="string" calcext:value-type="string">
            <text:p>Pace, Liam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35156" calcext:value-type="float">
            <text:p>2035156</text:p>
          </table:table-cell>
          <table:table-cell table:style-name="ce2" table:number-columns-repeated="4"/>
          <table:table-cell office:value-type="string" calcext:value-type="string">
            <text:p>Petrover, Noi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6196" calcext:value-type="float">
            <text:p>2036196</text:p>
          </table:table-cell>
          <table:table-cell table:style-name="ce2" table:number-columns-repeated="4"/>
          <table:table-cell office:value-type="string" calcext:value-type="string">
            <text:p>Ransom, Tenley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5121" calcext:value-type="float">
            <text:p>2035121</text:p>
          </table:table-cell>
          <table:table-cell table:style-name="ce2" table:number-columns-repeated="4"/>
          <table:table-cell office:value-type="string" calcext:value-type="string">
            <text:p>Rasmussen, Juli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62511" calcext:value-type="float">
            <text:p>2062511</text:p>
          </table:table-cell>
          <table:table-cell table:style-name="ce2" table:number-columns-repeated="4"/>
          <table:table-cell office:value-type="string" calcext:value-type="string">
            <text:p>Robinson-Ward, Kel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9064" calcext:value-type="float">
            <text:p>2029064</text:p>
          </table:table-cell>
          <table:table-cell table:style-name="ce2" table:number-columns-repeated="4"/>
          <table:table-cell office:value-type="string" calcext:value-type="string">
            <text:p>Serfaty, Natash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6078" calcext:value-type="float">
            <text:p>2036078</text:p>
          </table:table-cell>
          <table:table-cell table:style-name="ce2" table:number-columns-repeated="4"/>
          <table:table-cell office:value-type="string" calcext:value-type="string">
            <text:p>Taylor, Gabriel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6035" calcext:value-type="float">
            <text:p>2036035</text:p>
          </table:table-cell>
          <table:table-cell table:style-name="ce2" table:number-columns-repeated="4"/>
          <table:table-cell office:value-type="string" calcext:value-type="string">
            <text:p>Valaskovic, Grace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8792" calcext:value-type="float">
            <text:p>2038792</text:p>
          </table:table-cell>
          <table:table-cell table:style-name="ce2" table:number-columns-repeated="4"/>
          <table:table-cell office:value-type="string" calcext:value-type="string">
            <text:p>Wallace, Anthony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1095" calcext:value-type="float">
            <text:p>2031095</text:p>
          </table:table-cell>
          <table:table-cell table:style-name="ce2" table:number-columns-repeated="4"/>
          <table:table-cell office:value-type="string" calcext:value-type="string">
            <text:p>Ahmed, Hannah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9612" calcext:value-type="float">
            <text:p>2029612</text:p>
          </table:table-cell>
          <table:table-cell table:style-name="ce2" table:number-columns-repeated="4"/>
          <table:table-cell office:value-type="string" calcext:value-type="string">
            <text:p>Aklilu, Hermel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8949" calcext:value-type="float">
            <text:p>2028949</text:p>
          </table:table-cell>
          <table:table-cell table:style-name="ce2" table:number-columns-repeated="4"/>
          <table:table-cell office:value-type="string" calcext:value-type="string">
            <text:p>Austin-Spooner, Av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31096" calcext:value-type="float">
            <text:p>2031096</text:p>
          </table:table-cell>
          <table:table-cell table:style-name="ce2" table:number-columns-repeated="4"/>
          <table:table-cell office:value-type="string" calcext:value-type="string">
            <text:p>Baker, Anyah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6822" calcext:value-type="float">
            <text:p>2026822</text:p>
          </table:table-cell>
          <table:table-cell table:style-name="ce2" table:number-columns-repeated="4"/>
          <table:table-cell office:value-type="string" calcext:value-type="string">
            <text:p>Banerji, Avani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35620" calcext:value-type="float">
            <text:p>2035620</text:p>
          </table:table-cell>
          <table:table-cell office:value-type="string" calcext:value-type="string">
            <text:p><text:a xlink:href="https://scratch.mit.edu/projects/164702572" xlink:type="simple">https://scratch.mit.edu/projects/164702572</text:a></text:p>
          </table:table-cell>
          <table:table-cell office:value-type="string" calcext:value-type="string">
            <text:p><text:a xlink:href="https://scratch.mit.edu/projects/164702572" xlink:type="simple">https://scratch.mit.edu/projects/164702572</text:a></text:p>
          </table:table-cell>
          <table:table-cell office:value-type="string" calcext:value-type="string">
            <text:p><text:a xlink:href="https://scratch.mit.edu/studios/4073022/" xlink:type="simple">https://scratch.mit.edu/studios/4073022/</text:a></text:p>
          </table:table-cell>
          <table:table-cell office:value-type="string" calcext:value-type="string">
            <text:p>scoops1317</text:p>
          </table:table-cell>
          <table:table-cell office:value-type="string" calcext:value-type="string">
            <text:p>Barlas, Alen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8027" calcext:value-type="float">
            <text:p>2028027</text:p>
          </table:table-cell>
          <table:table-cell table:style-name="ce2" table:number-columns-repeated="4"/>
          <table:table-cell office:value-type="string" calcext:value-type="string">
            <text:p>Bayessa, Beseleel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40389" calcext:value-type="float">
            <text:p>2040389</text:p>
          </table:table-cell>
          <table:table-cell table:style-name="ce2" table:number-columns-repeated="4"/>
          <table:table-cell office:value-type="string" calcext:value-type="string">
            <text:p>Benghomari, Ahmed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7927" calcext:value-type="float">
            <text:p>2027927</text:p>
          </table:table-cell>
          <table:table-cell table:style-name="ce2" table:number-columns-repeated="4"/>
          <table:table-cell office:value-type="string" calcext:value-type="string">
            <text:p>Connor, Mikayl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4361" calcext:value-type="float">
            <text:p>2034361</text:p>
          </table:table-cell>
          <table:table-cell table:style-name="ce2" table:number-columns-repeated="4"/>
          <table:table-cell office:value-type="string" calcext:value-type="string">
            <text:p>Cordero, Ezequiel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5435" calcext:value-type="float">
            <text:p>2035435</text:p>
          </table:table-cell>
          <table:table-cell table:style-name="ce2" table:number-columns-repeated="4"/>
          <table:table-cell office:value-type="string" calcext:value-type="string">
            <text:p>Dickman, Josephine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7001429" calcext:value-type="float">
            <text:p>7001429</text:p>
          </table:table-cell>
          <table:table-cell table:style-name="ce2" table:number-columns-repeated="4"/>
          <table:table-cell office:value-type="string" calcext:value-type="string">
            <text:p>Downing, Tatsm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29567" calcext:value-type="float">
            <text:p>2029567</text:p>
          </table:table-cell>
          <table:table-cell table:style-name="ce2" table:number-columns-repeated="4"/>
          <table:table-cell office:value-type="string" calcext:value-type="string">
            <text:p>Garay, Lar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3875" calcext:value-type="float">
            <text:p>2023875</text:p>
          </table:table-cell>
          <table:table-cell table:style-name="ce2" table:number-columns-repeated="4"/>
          <table:table-cell office:value-type="string" calcext:value-type="string">
            <text:p>Hartenstein, Fion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35876" calcext:value-type="float">
            <text:p>2035876</text:p>
          </table:table-cell>
          <table:table-cell table:style-name="ce2" table:number-columns-repeated="4"/>
          <table:table-cell office:value-type="string" calcext:value-type="string">
            <text:p>Larin, Piper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35716" calcext:value-type="float">
            <text:p>2035716</text:p>
          </table:table-cell>
          <table:table-cell table:style-name="ce2" table:number-columns-repeated="4"/>
          <table:table-cell office:value-type="string" calcext:value-type="string">
            <text:p>Longo, Oliver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8002849" calcext:value-type="float">
            <text:p>8002849</text:p>
          </table:table-cell>
          <table:table-cell table:style-name="ce2" table:number-columns-repeated="4"/>
          <table:table-cell office:value-type="string" calcext:value-type="string">
            <text:p>Maldonado, Jady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5076" calcext:value-type="float">
            <text:p>2035076</text:p>
          </table:table-cell>
          <table:table-cell table:style-name="ce2" table:number-columns-repeated="4"/>
          <table:table-cell office:value-type="string" calcext:value-type="string">
            <text:p>McLaughlin, Rya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7000970" calcext:value-type="float">
            <text:p>7000970</text:p>
          </table:table-cell>
          <table:table-cell table:style-name="ce2" table:number-columns-repeated="4"/>
          <table:table-cell office:value-type="string" calcext:value-type="string">
            <text:p>Quiros-Ruiz, Antonio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5567" calcext:value-type="float">
            <text:p>2035567</text:p>
          </table:table-cell>
          <table:table-cell table:style-name="ce2" table:number-columns-repeated="4"/>
          <table:table-cell office:value-type="string" calcext:value-type="string">
            <text:p>Sequeira, Palom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29065" calcext:value-type="float">
            <text:p>2029065</text:p>
          </table:table-cell>
          <table:table-cell table:style-name="ce2" table:number-columns-repeated="4"/>
          <table:table-cell office:value-type="string" calcext:value-type="string">
            <text:p>Serfaty, Gabriel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table:style-name="ce2"/>
          <table:table-cell office:value-type="float" office:value="2031833" calcext:value-type="float">
            <text:p>2031833</text:p>
          </table:table-cell>
          <table:table-cell table:style-name="ce2" table:number-columns-repeated="4"/>
          <table:table-cell office:value-type="string" calcext:value-type="string">
            <text:p>Sullivan, Andrew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table:style-name="ce2"/>
          <table:table-cell office:value-type="float" office:value="2026686" calcext:value-type="float">
            <text:p>2026686</text:p>
          </table:table-cell>
          <table:table-cell table:style-name="ce2" table:number-columns-repeated="4"/>
          <table:table-cell office:value-type="string" calcext:value-type="string">
            <text:p>Vastey, Jerry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1432422" calcext:value-type="float">
            <text:p>201432422</text:p>
          </table:table-cell>
          <table:table-cell table:style-name="ce2" table:number-columns-repeated="3"/>
          <table:table-cell office:value-type="string" calcext:value-type="string">
            <text:p>project</text:p>
          </table:table-cell>
          <table:table-cell office:value-type="string" calcext:value-type="string">
            <text:p>Jazzlyn Alvarez Feliz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817930" calcext:value-type="float">
            <text:p>200817930</text:p>
          </table:table-cell>
          <table:table-cell table:style-name="ce2" table:number-columns-repeated="3"/>
          <table:table-cell office:value-type="string" calcext:value-type="string">
            <text:p>EmilMeghID</text:p>
          </table:table-cell>
          <table:table-cell office:value-type="string" calcext:value-type="string">
            <text:p>Emily Ball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 office:value-type="string" calcext:value-type="string">
            <text:p>Toulmin</text:p>
          </table:table-cell>
          <table:table-cell office:value-type="float" office:value="200818111" calcext:value-type="float">
            <text:p>200818111</text:p>
          </table:table-cell>
          <table:table-cell table:style-name="ce2" table:number-columns-repeated="3"/>
          <table:table-cell office:value-type="string" calcext:value-type="string">
            <text:p>Climate change penguin maze</text:p>
          </table:table-cell>
          <table:table-cell office:value-type="string" calcext:value-type="string">
            <text:p>Sarah David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 office:value-type="string" calcext:value-type="string">
            <text:p>Toulmin</text:p>
          </table:table-cell>
          <table:table-cell office:value-type="float" office:value="200817926" calcext:value-type="float">
            <text:p>200817926</text:p>
          </table:table-cell>
          <table:table-cell table:style-name="ce2" table:number-columns-repeated="3"/>
          <table:table-cell office:value-type="string" calcext:value-type="string">
            <text:p>Cow Methane Climate Change</text:p>
          </table:table-cell>
          <table:table-cell office:value-type="string" calcext:value-type="string">
            <text:p>Aidan Delaney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1125388" calcext:value-type="float">
            <text:p>201125388</text:p>
          </table:table-cell>
          <table:table-cell table:style-name="ce2" table:number-columns-repeated="3"/>
          <table:table-cell office:value-type="string" calcext:value-type="string">
            <text:p>Climate Change Game</text:p>
          </table:table-cell>
          <table:table-cell office:value-type="string" calcext:value-type="string">
            <text:p>Kriti Dhima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6">
          <table:table-cell office:value-type="string" calcext:value-type="string">
            <text:p>Toulmin</text:p>
          </table:table-cell>
          <table:table-cell office:value-type="float" office:value="200817951" calcext:value-type="float">
            <text:p>200817951</text:p>
          </table:table-cell>
          <table:table-cell table:style-name="ce2" table:number-columns-repeated="3"/>
          <table:table-cell office:value-type="string" calcext:value-type="string">
            <text:p>The Real Climate Change Project v.2</text:p>
          </table:table-cell>
          <table:table-cell office:value-type="string" calcext:value-type="string">
            <text:p>Zachary Dietrich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697" calcext:value-type="float">
            <text:p>200817697</text:p>
          </table:table-cell>
          <table:table-cell table:style-name="ce2" table:number-columns-repeated="3"/>
          <table:table-cell office:value-type="string" calcext:value-type="string">
            <text:p>DuttChenMO (two duttons)</text:p>
          </table:table-cell>
          <table:table-cell office:value-type="string" calcext:value-type="string">
            <text:p>Clara Dutto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4">
          <table:table-cell office:value-type="string" calcext:value-type="string">
            <text:p>Toulmin</text:p>
          </table:table-cell>
          <table:table-cell office:value-type="float" office:value="200919438" calcext:value-type="float">
            <text:p>200919438</text:p>
          </table:table-cell>
          <table:table-cell table:style-name="ce2" table:number-columns-repeated="3"/>
          <table:table-cell office:value-type="string" calcext:value-type="string">
            <text:p>Funny Funny Good Good game, play plz very amazing</text:p>
          </table:table-cell>
          <table:table-cell office:value-type="string" calcext:value-type="string">
            <text:p>Tal Eizenberg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817728" calcext:value-type="float">
            <text:p>200817728</text:p>
          </table:table-cell>
          <table:table-cell table:style-name="ce2" table:number-columns-repeated="3"/>
          <table:table-cell office:value-type="string" calcext:value-type="string">
            <text:p>Albedo Pong</text:p>
          </table:table-cell>
          <table:table-cell office:value-type="string" calcext:value-type="string">
            <text:p>Ella Fontenot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817496" calcext:value-type="float">
            <text:p>200817496</text:p>
          </table:table-cell>
          <table:table-cell table:style-name="ce2" table:number-columns-repeated="3"/>
          <table:table-cell office:value-type="string" calcext:value-type="string">
            <text:p>Albedo Pong</text:p>
          </table:table-cell>
          <table:table-cell office:value-type="string" calcext:value-type="string">
            <text:p>Sophie Gu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817739" calcext:value-type="float">
            <text:p>200817739</text:p>
          </table:table-cell>
          <table:table-cell table:style-name="ce2" table:number-columns-repeated="3"/>
          <table:table-cell office:value-type="string" calcext:value-type="string">
            <text:p>wschq</text:p>
          </table:table-cell>
          <table:table-cell office:value-type="string" calcext:value-type="string">
            <text:p>Collin Holso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1432112" calcext:value-type="float">
            <text:p>201432112</text:p>
          </table:table-cell>
          <table:table-cell table:style-name="ce2" table:number-columns-repeated="4"/>
          <table:table-cell office:value-type="string" calcext:value-type="string">
            <text:p>Funn Kennedy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817764" calcext:value-type="float">
            <text:p>200817764</text:p>
          </table:table-cell>
          <table:table-cell table:style-name="ce2" table:number-columns-repeated="3"/>
          <table:table-cell office:value-type="string" calcext:value-type="string">
            <text:p>CO2 Catching</text:p>
          </table:table-cell>
          <table:table-cell office:value-type="string" calcext:value-type="string">
            <text:p>Patrick Leal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1432391" calcext:value-type="float">
            <text:p>201432391</text:p>
          </table:table-cell>
          <table:table-cell table:style-name="ce2" table:number-columns-repeated="4"/>
          <table:table-cell office:value-type="string" calcext:value-type="string">
            <text:p>Isabella Medin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716765" calcext:value-type="float">
            <text:p>200716765</text:p>
          </table:table-cell>
          <table:table-cell table:style-name="ce2" table:number-columns-repeated="4"/>
          <table:table-cell office:value-type="string" calcext:value-type="string">
            <text:p>Alexander Merkowitz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 office:value-type="string" calcext:value-type="string">
            <text:p>Toulmin</text:p>
          </table:table-cell>
          <table:table-cell office:value-type="float" office:value="200714605" calcext:value-type="float">
            <text:p>200714605</text:p>
          </table:table-cell>
          <table:table-cell table:style-name="ce2" table:number-columns-repeated="3"/>
          <table:table-cell office:value-type="string" calcext:value-type="string">
            <text:p>Climate change penguin maze</text:p>
          </table:table-cell>
          <table:table-cell office:value-type="string" calcext:value-type="string">
            <text:p>Milton Newma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819031" calcext:value-type="float">
            <text:p>200819031</text:p>
          </table:table-cell>
          <table:table-cell table:style-name="ce2" table:number-columns-repeated="4"/>
          <table:table-cell office:value-type="string" calcext:value-type="string">
            <text:p>Sulin Rudr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8125" calcext:value-type="float">
            <text:p>200818125</text:p>
          </table:table-cell>
          <table:table-cell table:style-name="ce2" table:number-columns-repeated="4"/>
          <table:table-cell office:value-type="string" calcext:value-type="string">
            <text:p>Simon Schwartz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1431889" calcext:value-type="float">
            <text:p>201431889</text:p>
          </table:table-cell>
          <table:table-cell table:style-name="ce2" table:number-columns-repeated="4"/>
          <table:table-cell office:value-type="string" calcext:value-type="string">
            <text:p>Lydia Scott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 office:value-type="string" calcext:value-type="string">
            <text:p>Toulmin</text:p>
          </table:table-cell>
          <table:table-cell office:value-type="float" office:value="200818117" calcext:value-type="float">
            <text:p>200818117</text:p>
          </table:table-cell>
          <table:table-cell table:style-name="ce2" table:number-columns-repeated="3"/>
          <table:table-cell office:value-type="string" calcext:value-type="string">
            <text:p>Cow Methane Climate Change</text:p>
          </table:table-cell>
          <table:table-cell office:value-type="string" calcext:value-type="string">
            <text:p>Donny Tou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 office:value-type="string" calcext:value-type="string">
            <text:p>Toulmin</text:p>
          </table:table-cell>
          <table:table-cell office:value-type="float" office:value="200817607" calcext:value-type="float">
            <text:p>200817607</text:p>
          </table:table-cell>
          <table:table-cell table:style-name="ce2" table:number-columns-repeated="3"/>
          <table:table-cell office:value-type="string" calcext:value-type="string">
            <text:p>Carbon Emissions Game</text:p>
          </table:table-cell>
          <table:table-cell office:value-type="string" calcext:value-type="string">
            <text:p>Amanda Yee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660" calcext:value-type="float">
            <text:p>200817660</text:p>
          </table:table-cell>
          <table:table-cell table:style-name="ce2" table:number-columns-repeated="3"/>
          <table:table-cell office:value-type="string" calcext:value-type="string">
            <text:p>Cloud Breaker</text:p>
          </table:table-cell>
          <table:table-cell office:value-type="string" calcext:value-type="string">
            <text:p>Ellen Zhe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923" calcext:value-type="float">
            <text:p>200817923</text:p>
          </table:table-cell>
          <table:table-cell table:style-name="ce2" table:number-columns-repeated="3"/>
          <table:table-cell office:value-type="string" calcext:value-type="string">
            <text:p>BradEeroKY</text:p>
          </table:table-cell>
          <table:table-cell office:value-type="string" calcext:value-type="string">
            <text:p>Bradford Chavin</text:p>
          </table:table-cell>
          <table:table-cell office:value-type="string" calcext:value-type="string">
            <text:p>made two, one is joke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924" calcext:value-type="float">
            <text:p>200817924</text:p>
          </table:table-cell>
          <table:table-cell table:style-name="ce2" table:number-columns-repeated="3"/>
          <table:table-cell office:value-type="string" calcext:value-type="string">
            <text:p>EmilMeghID</text:p>
          </table:table-cell>
          <table:table-cell office:value-type="string" calcext:value-type="string">
            <text:p>Meghan Dalto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817727" calcext:value-type="float">
            <text:p>200817727</text:p>
          </table:table-cell>
          <table:table-cell table:style-name="ce2" table:number-columns-repeated="4"/>
          <table:table-cell office:value-type="string" calcext:value-type="string">
            <text:p>Emily Emmett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8095" calcext:value-type="float">
            <text:p>200818095</text:p>
          </table:table-cell>
          <table:table-cell table:style-name="ce2" table:number-columns-repeated="3"/>
          <table:table-cell office:value-type="string" calcext:value-type="string">
            <text:p>NoraLucyIN</text:p>
          </table:table-cell>
          <table:table-cell office:value-type="string" calcext:value-type="string">
            <text:p>Nora Flint</text:p>
          </table:table-cell>
          <table:table-cell office:value-type="string" calcext:value-type="string">
            <text:p>made two, one is joke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712" calcext:value-type="float">
            <text:p>200817712</text:p>
          </table:table-cell>
          <table:table-cell table:style-name="ce2" table:number-columns-repeated="3"/>
          <table:table-cell office:value-type="string" calcext:value-type="string">
            <text:p>ImanYehoIA</text:p>
          </table:table-cell>
          <table:table-cell office:value-type="string" calcext:value-type="string">
            <text:p>Imani Fonfield</text:p>
          </table:table-cell>
          <table:table-cell office:value-type="string" calcext:value-type="string">
            <text:p>made two, one is joke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920517" calcext:value-type="float">
            <text:p>200920517</text:p>
          </table:table-cell>
          <table:table-cell table:style-name="ce2" table:number-columns-repeated="3"/>
          <table:table-cell office:value-type="string" calcext:value-type="string">
            <text:p>BradEeroKY</text:p>
          </table:table-cell>
          <table:table-cell office:value-type="string" calcext:value-type="string">
            <text:p>Eero Helenius</text:p>
          </table:table-cell>
          <table:table-cell office:value-type="string" calcext:value-type="string">
            <text:p>made two, one is joke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8040" calcext:value-type="float">
            <text:p>200818040</text:p>
          </table:table-cell>
          <table:table-cell table:style-name="ce2" table:number-columns-repeated="3"/>
          <table:table-cell office:value-type="string" calcext:value-type="string">
            <text:p>JonaTessLA</text:p>
          </table:table-cell>
          <table:table-cell office:value-type="string" calcext:value-type="string">
            <text:p>Jonah Henderson</text:p>
          </table:table-cell>
          <table:table-cell office:value-type="string" calcext:value-type="string">
            <text:p>made two, one is joke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508" calcext:value-type="float">
            <text:p>200817508</text:p>
          </table:table-cell>
          <table:table-cell table:style-name="ce2" table:number-columns-repeated="3"/>
          <table:table-cell office:value-type="string" calcext:value-type="string">
            <text:p>BenjJoshME</text:p>
          </table:table-cell>
          <table:table-cell office:value-type="string" calcext:value-type="string">
            <text:p>Benjamin Jacobso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 office:value-type="string" calcext:value-type="string">
            <text:p>Toulmin</text:p>
          </table:table-cell>
          <table:table-cell office:value-type="float" office:value="200919333" calcext:value-type="float">
            <text:p>200919333</text:p>
          </table:table-cell>
          <table:table-cell table:style-name="ce2" table:number-columns-repeated="3"/>
          <table:table-cell office:value-type="string" calcext:value-type="string">
            <text:p>FredEliaKS</text:p>
          </table:table-cell>
          <table:table-cell office:value-type="string" calcext:value-type="string">
            <text:p>Elianna Kruskal</text:p>
          </table:table-cell>
          <table:table-cell office:value-type="string" calcext:value-type="string">
            <text:p>where is fred?/ made two, one is joke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614359" calcext:value-type="float">
            <text:p>200614359</text:p>
          </table:table-cell>
          <table:table-cell table:style-name="ce2" table:number-columns-repeated="4"/>
          <table:table-cell office:value-type="string" calcext:value-type="string">
            <text:p>Federico Lenso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798" calcext:value-type="float">
            <text:p>200817798</text:p>
          </table:table-cell>
          <table:table-cell table:style-name="ce2" table:number-columns-repeated="3"/>
          <table:table-cell office:value-type="string" calcext:value-type="string">
            <text:p>MichAbigMD</text:p>
          </table:table-cell>
          <table:table-cell office:value-type="string" calcext:value-type="string">
            <text:p>Abigail Matthews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602" calcext:value-type="float">
            <text:p>200817602</text:p>
          </table:table-cell>
          <table:table-cell table:style-name="ce2" table:number-columns-repeated="3"/>
          <table:table-cell office:value-type="string" calcext:value-type="string">
            <text:p>ImanYehoIA</text:p>
          </table:table-cell>
          <table:table-cell office:value-type="string" calcext:value-type="string">
            <text:p>Yehonatan Mileguir</text:p>
          </table:table-cell>
          <table:table-cell office:value-type="string" calcext:value-type="string">
            <text:p>made two, one is joke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920365" calcext:value-type="float">
            <text:p>200920365</text:p>
          </table:table-cell>
          <table:table-cell table:style-name="ce2" table:number-columns-repeated="3"/>
          <table:table-cell office:value-type="string" calcext:value-type="string">
            <text:p>DylaAmariMI</text:p>
          </table:table-cell>
          <table:table-cell office:value-type="string" calcext:value-type="string">
            <text:p>Amaris Mills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8104" calcext:value-type="float">
            <text:p>200818104</text:p>
          </table:table-cell>
          <table:table-cell table:style-name="ce2" table:number-columns-repeated="3"/>
          <table:table-cell office:value-type="string" calcext:value-type="string">
            <text:p>GioShalMA</text:p>
          </table:table-cell>
          <table:table-cell office:value-type="string" calcext:value-type="string">
            <text:p>Shalon Nesvacil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919417" calcext:value-type="float">
            <text:p>200919417</text:p>
          </table:table-cell>
          <table:table-cell table:style-name="ce2" table:number-columns-repeated="3"/>
          <table:table-cell office:value-type="string" calcext:value-type="string">
            <text:p>BenjJoshME</text:p>
          </table:table-cell>
          <table:table-cell office:value-type="string" calcext:value-type="string">
            <text:p>Joshua Noonan-Sloan</text:p>
          </table:table-cell>
          <table:table-cell office:value-type="string" calcext:value-type="string">
            <text:p>which Josh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 office:value-type="string" calcext:value-type="string">
            <text:p>Toulmin</text:p>
          </table:table-cell>
          <table:table-cell office:value-type="float" office:value="201430669" calcext:value-type="float">
            <text:p>201430669</text:p>
          </table:table-cell>
          <table:table-cell table:style-name="ce2" table:number-columns-repeated="3"/>
          <table:table-cell office:value-type="string" calcext:value-type="string">
            <text:p>MichAbigMD</text:p>
          </table:table-cell>
          <table:table-cell office:value-type="string" calcext:value-type="string">
            <text:p>Michael Nurnberger</text:p>
          </table:table-cell>
          <table:table-cell office:value-type="string" calcext:value-type="string">
            <text:p>which Mich / made two, one is joke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805" calcext:value-type="float">
            <text:p>200817805</text:p>
          </table:table-cell>
          <table:table-cell table:style-name="ce2" table:number-columns-repeated="3"/>
          <table:table-cell office:value-type="string" calcext:value-type="string">
            <text:p>GioShalMA</text:p>
          </table:table-cell>
          <table:table-cell office:value-type="string" calcext:value-type="string">
            <text:p>Giovanni Rodriguez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818378" calcext:value-type="float">
            <text:p>200818378</text:p>
          </table:table-cell>
          <table:table-cell table:style-name="ce2" table:number-columns-repeated="3"/>
          <table:table-cell office:value-type="string" calcext:value-type="string">
            <text:p>DylaAmariMI</text:p>
          </table:table-cell>
          <table:table-cell office:value-type="string" calcext:value-type="string">
            <text:p>Dylan Shine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567" calcext:value-type="float">
            <text:p>200817567</text:p>
          </table:table-cell>
          <table:table-cell table:style-name="ce2" table:number-columns-repeated="3"/>
          <table:table-cell office:value-type="string" calcext:value-type="string">
            <text:p>JonaTessLA</text:p>
          </table:table-cell>
          <table:table-cell office:value-type="string" calcext:value-type="string">
            <text:p>Tess Sullivan</text:p>
          </table:table-cell>
          <table:table-cell office:value-type="string" calcext:value-type="string">
            <text:p>made two, one is joke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919469" calcext:value-type="float">
            <text:p>200919469</text:p>
          </table:table-cell>
          <table:table-cell table:style-name="ce2" table:number-columns-repeated="3"/>
          <table:table-cell office:value-type="string" calcext:value-type="string">
            <text:p>NoraLucyIN</text:p>
          </table:table-cell>
          <table:table-cell office:value-type="string" calcext:value-type="string">
            <text:p>Lucy Vasil</text:p>
          </table:table-cell>
          <table:table-cell office:value-type="string" calcext:value-type="string">
            <text:p>made two, one is joke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920364" calcext:value-type="float">
            <text:p>200920364</text:p>
          </table:table-cell>
          <table:table-cell table:style-name="ce2" table:number-columns-repeated="3"/>
          <table:table-cell office:value-type="string" calcext:value-type="string">
            <text:p>BarbDiLeMN</text:p>
          </table:table-cell>
          <table:table-cell office:value-type="string" calcext:value-type="string">
            <text:p>Kelly Barbosa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613231" calcext:value-type="float">
            <text:p>200613231</text:p>
          </table:table-cell>
          <table:table-cell table:style-name="ce2" table:number-columns-repeated="3"/>
          <table:table-cell office:value-type="string" calcext:value-type="string">
            <text:p>LiBoycMS</text:p>
          </table:table-cell>
          <table:table-cell office:value-type="string" calcext:value-type="string">
            <text:p>Walder Boyce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1125153" calcext:value-type="float">
            <text:p>201125153</text:p>
          </table:table-cell>
          <table:table-cell table:style-name="ce2" table:number-columns-repeated="3"/>
          <table:table-cell office:value-type="string" calcext:value-type="string">
            <text:p>DuttChenMO (two chens)</text:p>
          </table:table-cell>
          <table:table-cell office:value-type="string" calcext:value-type="string">
            <text:p>Austin Che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8780" calcext:value-type="float">
            <text:p>200818780</text:p>
          </table:table-cell>
          <table:table-cell table:style-name="ce2" table:number-columns-repeated="3"/>
          <table:table-cell office:value-type="string" calcext:value-type="string">
            <text:p>ShepCherMT</text:p>
          </table:table-cell>
          <table:table-cell office:value-type="string" calcext:value-type="string">
            <text:p>Alina Cherkasskiy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919329" calcext:value-type="float">
            <text:p>200919329</text:p>
          </table:table-cell>
          <table:table-cell table:style-name="ce2" table:number-columns-repeated="3"/>
          <table:table-cell office:value-type="string" calcext:value-type="string">
            <text:p>MaDoDeenNE</text:p>
          </table:table-cell>
          <table:table-cell office:value-type="string" calcext:value-type="string">
            <text:p>Ziv Deener-Chodirker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1601390" calcext:value-type="float">
            <text:p>201601390</text:p>
          </table:table-cell>
          <table:table-cell table:style-name="ce2" table:number-columns-repeated="3"/>
          <table:table-cell office:value-type="string" calcext:value-type="string">
            <text:p>BarbDiLeMN</text:p>
          </table:table-cell>
          <table:table-cell office:value-type="string" calcext:value-type="string">
            <text:p>Michael Di Leo</text:p>
          </table:table-cell>
          <table:table-cell office:value-type="string" calcext:value-type="string">
            <text:p>made two, one is joke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 office:value-type="string" calcext:value-type="string">
            <text:p>Toulmin</text:p>
          </table:table-cell>
          <table:table-cell office:value-type="float" office:value="200506503" calcext:value-type="float">
            <text:p>200506503</text:p>
          </table:table-cell>
          <table:table-cell table:style-name="ce2" table:number-columns-repeated="3"/>
          <table:table-cell office:value-type="string" calcext:value-type="string">
            <text:p>SimoFreeNH</text:p>
          </table:table-cell>
          <table:table-cell office:value-type="string" calcext:value-type="string">
            <text:p>Daniel Doran</text:p>
          </table:table-cell>
          <table:table-cell office:value-type="string" calcext:value-type="string">
            <text:p>SimoFreeNH (with "Dan"?) three people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698" calcext:value-type="float">
            <text:p>200817698</text:p>
          </table:table-cell>
          <table:table-cell table:style-name="ce2" table:number-columns-repeated="3"/>
          <table:table-cell office:value-type="string" calcext:value-type="string">
            <text:p>DuttChenMO (two duttons)</text:p>
          </table:table-cell>
          <table:table-cell office:value-type="string" calcext:value-type="string">
            <text:p>Lucile Dutto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730" calcext:value-type="float">
            <text:p>200817730</text:p>
          </table:table-cell>
          <table:table-cell table:style-name="ce2" table:number-columns-repeated="3"/>
          <table:table-cell office:value-type="string" calcext:value-type="string">
            <text:p>ForrMathNV</text:p>
          </table:table-cell>
          <table:table-cell office:value-type="string" calcext:value-type="string">
            <text:p>Haninah Forrest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818694" calcext:value-type="float">
            <text:p>200818694</text:p>
          </table:table-cell>
          <table:table-cell table:style-name="ce2" table:number-columns-repeated="3"/>
          <table:table-cell office:value-type="string" calcext:value-type="string">
            <text:p>SimoFreeNH</text:p>
          </table:table-cell>
          <table:table-cell office:value-type="string" calcext:value-type="string">
            <text:p>Leah Freema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8011" calcext:value-type="float">
            <text:p>200818011</text:p>
          </table:table-cell>
          <table:table-cell table:style-name="ce2" table:number-columns-repeated="3"/>
          <table:table-cell office:value-type="string" calcext:value-type="string">
            <text:p>TerrGarrNJ</text:p>
          </table:table-cell>
          <table:table-cell office:value-type="string" calcext:value-type="string">
            <text:p>William Garriso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 office:value-type="string" calcext:value-type="string">
            <text:p>Toulmin</text:p>
          </table:table-cell>
          <table:table-cell office:value-type="float" office:value="200817736" calcext:value-type="float">
            <text:p>200817736</text:p>
          </table:table-cell>
          <table:table-cell table:style-name="ce2" table:number-columns-repeated="3"/>
          <table:table-cell office:value-type="string" calcext:value-type="string">
            <text:p>VanBHeffMN</text:p>
          </table:table-cell>
          <table:table-cell office:value-type="string" calcext:value-type="string">
            <text:p>Aryeh Heff</text:p>
          </table:table-cell>
          <table:table-cell office:value-type="string" calcext:value-type="string">
            <text:p>made two, one starts with joke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6">
          <table:table-cell office:value-type="string" calcext:value-type="string">
            <text:p>Toulmin</text:p>
          </table:table-cell>
          <table:table-cell office:value-type="float" office:value="200511545" calcext:value-type="float">
            <text:p>200511545</text:p>
          </table:table-cell>
          <table:table-cell table:style-name="ce2" table:number-columns-repeated="3"/>
          <table:table-cell office:value-type="string" calcext:value-type="string">
            <text:p>KellLeeNY</text:p>
          </table:table-cell>
          <table:table-cell office:value-type="string" calcext:value-type="string">
            <text:p>Kelley Michael</text:p>
          </table:table-cell>
          <table:table-cell office:value-type="string" calcext:value-type="string">
            <text:p>which Mich / they sumbitted 2 games</text:p>
          </table:table-cell>
          <table:table-cell office:value-type="string" calcext:value-type="string">
            <text:p>or kelley </text:p>
          </table:table-cell>
          <table:table-cell table:style-name="ce1" office:value-type="string" calcext:value-type="string">
            <text:p>KellLeeNY</text:p>
          </table:table-cell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817782" calcext:value-type="float">
            <text:p>200817782</text:p>
          </table:table-cell>
          <table:table-cell table:style-name="ce2" table:number-columns-repeated="3"/>
          <table:table-cell office:value-type="string" calcext:value-type="string">
            <text:p>KellLeeNY</text:p>
          </table:table-cell>
          <table:table-cell office:value-type="string" calcext:value-type="string">
            <text:p>Nicholas Lee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817965" calcext:value-type="float">
            <text:p>200817965</text:p>
          </table:table-cell>
          <table:table-cell table:style-name="ce2" table:number-columns-repeated="3"/>
          <table:table-cell office:value-type="string" calcext:value-type="string">
            <text:p>LiBoycMS</text:p>
          </table:table-cell>
          <table:table-cell office:value-type="string" calcext:value-type="string">
            <text:p>Andrew Li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1125126" calcext:value-type="float">
            <text:p>201125126</text:p>
          </table:table-cell>
          <table:table-cell table:style-name="ce2" table:number-columns-repeated="3"/>
          <table:table-cell office:value-type="string" calcext:value-type="string">
            <text:p>MaDoDeenNE</text:p>
          </table:table-cell>
          <table:table-cell office:value-type="string" calcext:value-type="string">
            <text:p>Omarii MaDourie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797" calcext:value-type="float">
            <text:p>200817797</text:p>
          </table:table-cell>
          <table:table-cell table:style-name="ce2" table:number-columns-repeated="3"/>
          <table:table-cell office:value-type="string" calcext:value-type="string">
            <text:p>ForrMathNV</text:p>
          </table:table-cell>
          <table:table-cell office:value-type="string" calcext:value-type="string">
            <text:p>Damian Mathews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490" calcext:value-type="float">
            <text:p>200817490</text:p>
          </table:table-cell>
          <table:table-cell table:style-name="ce2" table:number-columns-repeated="3"/>
          <table:table-cell office:value-type="string" calcext:value-type="string">
            <text:p>TarmMeyeNC</text:p>
          </table:table-cell>
          <table:table-cell office:value-type="string" calcext:value-type="string">
            <text:p>Andrew Meyer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715298" calcext:value-type="float">
            <text:p>200715298</text:p>
          </table:table-cell>
          <table:table-cell table:style-name="ce2" table:number-columns-repeated="3"/>
          <table:table-cell office:value-type="string" calcext:value-type="string">
            <text:p>BenjJoshME</text:p>
          </table:table-cell>
          <table:table-cell office:value-type="string" calcext:value-type="string">
            <text:p>Joshua Shepard</text:p>
          </table:table-cell>
          <table:table-cell office:value-type="string" calcext:value-type="string">
            <text:p>which Josh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1227199" calcext:value-type="float">
            <text:p>201227199</text:p>
          </table:table-cell>
          <table:table-cell table:style-name="ce2" table:number-columns-repeated="3"/>
          <table:table-cell office:value-type="string" calcext:value-type="string">
            <text:p>SimoFreeNH</text:p>
          </table:table-cell>
          <table:table-cell office:value-type="string" calcext:value-type="string">
            <text:p>Netanya Simo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574" calcext:value-type="float">
            <text:p>200817574</text:p>
          </table:table-cell>
          <table:table-cell table:style-name="ce2" table:number-columns-repeated="3"/>
          <table:table-cell office:value-type="string" calcext:value-type="string">
            <text:p>TarmMeyeNC</text:p>
          </table:table-cell>
          <table:table-cell office:value-type="string" calcext:value-type="string">
            <text:p>Edward Tarmey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6">
          <table:table-cell office:value-type="string" calcext:value-type="string">
            <text:p>Toulmin</text:p>
          </table:table-cell>
          <table:table-cell office:value-type="float" office:value="200921029" calcext:value-type="float">
            <text:p>200921029</text:p>
          </table:table-cell>
          <table:table-cell table:style-name="ce2" table:number-columns-repeated="3"/>
          <table:table-cell office:value-type="string" calcext:value-type="string">
            <text:p>TerrGarrNJ</text:p>
          </table:table-cell>
          <table:table-cell office:value-type="string" calcext:value-type="string">
            <text:p>Favio-Antonio Terrero-Dupito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8376" calcext:value-type="float">
            <text:p>200818376</text:p>
          </table:table-cell>
          <table:table-cell table:style-name="ce2" table:number-columns-repeated="3"/>
          <table:table-cell office:value-type="string" calcext:value-type="string">
            <text:p>VanBHeffMN</text:p>
          </table:table-cell>
          <table:table-cell office:value-type="string" calcext:value-type="string">
            <text:p>Tayo Van Beever</text:p>
          </table:table-cell>
          <table:table-cell office:value-type="string" calcext:value-type="string">
            <text:p>made two, one is joke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920407" calcext:value-type="float">
            <text:p>200920407</text:p>
          </table:table-cell>
          <table:table-cell table:style-name="ce2" table:number-columns-repeated="3"/>
          <table:table-cell office:value-type="string" calcext:value-type="string">
            <text:p>BenjJoshME</text:p>
          </table:table-cell>
          <table:table-cell office:value-type="string" calcext:value-type="string">
            <text:p>Joshua Yood</text:p>
          </table:table-cell>
          <table:table-cell office:value-type="string" calcext:value-type="string">
            <text:p>which Josh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1125057" calcext:value-type="float">
            <text:p>201125057</text:p>
          </table:table-cell>
          <table:table-cell table:style-name="ce2" table:number-columns-repeated="3"/>
          <table:table-cell office:value-type="string" calcext:value-type="string">
            <text:p>NathOwenSC/MileOwenOH</text:p>
          </table:table-cell>
          <table:table-cell office:value-type="string" calcext:value-type="string">
            <text:p>Owen Beaver</text:p>
          </table:table-cell>
          <table:table-cell office:value-type="string" calcext:value-type="string">
            <text:p>which owen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614391" calcext:value-type="float">
            <text:p>200614391</text:p>
          </table:table-cell>
          <table:table-cell table:style-name="ce2" table:number-columns-repeated="4"/>
          <table:table-cell office:value-type="string" calcext:value-type="string">
            <text:p>John Cable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869" calcext:value-type="float">
            <text:p>200817869</text:p>
          </table:table-cell>
          <table:table-cell table:style-name="ce2" table:number-columns-repeated="3"/>
          <table:table-cell office:value-type="string" calcext:value-type="string">
            <text:p>DuttChenMO (two chens)</text:p>
          </table:table-cell>
          <table:table-cell office:value-type="string" calcext:value-type="string">
            <text:p>Jian Chen (Peter?)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729" calcext:value-type="float">
            <text:p>200817729</text:p>
          </table:table-cell>
          <table:table-cell table:style-name="ce2" table:number-columns-repeated="3"/>
          <table:table-cell office:value-type="string" calcext:value-type="string">
            <text:p>MickDeviPA</text:p>
          </table:table-cell>
          <table:table-cell office:value-type="string" calcext:value-type="string">
            <text:p>Michael Fitzgerald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919470" calcext:value-type="float">
            <text:p>200919470</text:p>
          </table:table-cell>
          <table:table-cell table:style-name="ce2" table:number-columns-repeated="3"/>
          <table:table-cell office:value-type="string" calcext:value-type="string">
            <text:p>JacoAvaRI</text:p>
          </table:table-cell>
          <table:table-cell office:value-type="string" calcext:value-type="string">
            <text:p>Ava Gode-von Aesch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737" calcext:value-type="float">
            <text:p>200817737</text:p>
          </table:table-cell>
          <table:table-cell table:style-name="ce2" table:number-columns-repeated="3"/>
          <table:table-cell office:value-type="string" calcext:value-type="string">
            <text:p>NathOwenSC/MileOwenOH</text:p>
          </table:table-cell>
          <table:table-cell office:value-type="string" calcext:value-type="string">
            <text:p>Owen Holland</text:p>
          </table:table-cell>
          <table:table-cell office:value-type="string" calcext:value-type="string">
            <text:p>which owen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1023123" calcext:value-type="float">
            <text:p>201023123</text:p>
          </table:table-cell>
          <table:table-cell table:style-name="ce2" table:number-columns-repeated="3"/>
          <table:table-cell office:value-type="string" calcext:value-type="string">
            <text:p>PeteAmyOR</text:p>
          </table:table-cell>
          <table:table-cell office:value-type="string" calcext:value-type="string">
            <text:p>Amy Huang</text:p>
          </table:table-cell>
          <table:table-cell office:value-type="string" calcext:value-type="string">
            <text:p>where is Pete (For Peter?)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 office:value-type="string" calcext:value-type="string">
            <text:p>Toulmin</text:p>
          </table:table-cell>
          <table:table-cell office:value-type="float" office:value="200818044" calcext:value-type="float">
            <text:p>200818044</text:p>
          </table:table-cell>
          <table:table-cell table:style-name="ce2" table:number-columns-repeated="3"/>
          <table:table-cell office:value-type="string" calcext:value-type="string">
            <text:p>Carbon Emissions Game</text:p>
          </table:table-cell>
          <table:table-cell office:value-type="string" calcext:value-type="string">
            <text:p>Anne Joseph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1023157" calcext:value-type="float">
            <text:p>201023157</text:p>
          </table:table-cell>
          <table:table-cell table:style-name="ce2" table:number-columns-repeated="3"/>
          <table:table-cell office:value-type="string" calcext:value-type="string">
            <text:p>NathOwenSC</text:p>
          </table:table-cell>
          <table:table-cell office:value-type="string" calcext:value-type="string">
            <text:p>Nathan Lacoste</text:p>
          </table:table-cell>
          <table:table-cell office:value-type="string" calcext:value-type="string">
            <text:p>which owen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8403" calcext:value-type="float">
            <text:p>200818403</text:p>
          </table:table-cell>
          <table:table-cell table:style-name="ce2" table:number-columns-repeated="4"/>
          <table:table-cell office:value-type="string" calcext:value-type="string">
            <text:p>Alexandra Layer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817762" calcext:value-type="float">
            <text:p>200817762</text:p>
          </table:table-cell>
          <table:table-cell table:style-name="ce2" table:number-columns-repeated="3"/>
          <table:table-cell office:value-type="string" calcext:value-type="string">
            <text:p>MattSamSD</text:p>
          </table:table-cell>
          <table:table-cell office:value-type="string" calcext:value-type="string">
            <text:p>Matthew Leal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817899" calcext:value-type="float">
            <text:p>200817899</text:p>
          </table:table-cell>
          <table:table-cell table:style-name="ce2" table:number-columns-repeated="4"/>
          <table:table-cell office:value-type="string" calcext:value-type="string">
            <text:p>Mia Levine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795" calcext:value-type="float">
            <text:p>200817795</text:p>
          </table:table-cell>
          <table:table-cell table:style-name="ce2" table:number-columns-repeated="3"/>
          <table:table-cell office:value-type="string" calcext:value-type="string">
            <text:p>MickDeviPA</text:p>
          </table:table-cell>
          <table:table-cell office:value-type="string" calcext:value-type="string">
            <text:p>Devin MacBai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1534467" calcext:value-type="float">
            <text:p>201534467</text:p>
          </table:table-cell>
          <table:table-cell table:style-name="ce2" table:number-columns-repeated="3"/>
          <table:table-cell office:value-type="string" calcext:value-type="string">
            <text:p>KiraNickTX</text:p>
          </table:table-cell>
          <table:table-cell office:value-type="string" calcext:value-type="string">
            <text:p>Kiran Mak</text:p>
          </table:table-cell>
          <table:table-cell office:value-type="string" calcext:value-type="string">
            <text:p>made two, one is joke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8090" calcext:value-type="float">
            <text:p>200818090</text:p>
          </table:table-cell>
          <table:table-cell table:style-name="ce2" table:number-columns-repeated="3"/>
          <table:table-cell office:value-type="string" calcext:value-type="string">
            <text:p>KiraNickTX</text:p>
          </table:table-cell>
          <table:table-cell office:value-type="string" calcext:value-type="string">
            <text:p>Nicholas Mount</text:p>
          </table:table-cell>
          <table:table-cell office:value-type="string" calcext:value-type="string">
            <text:p>made two, one is joke</text:p>
          </table:table-cell>
          <table:table-cell table:style-name="ce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573" calcext:value-type="float">
            <text:p>200817573</text:p>
          </table:table-cell>
          <table:table-cell table:style-name="ce2" table:number-columns-repeated="3"/>
          <table:table-cell office:value-type="string" calcext:value-type="string">
            <text:p>MattSamSD</text:p>
          </table:table-cell>
          <table:table-cell office:value-type="string" calcext:value-type="string">
            <text:p>Samuel Raue Steiner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716937" calcext:value-type="float">
            <text:p>200716937</text:p>
          </table:table-cell>
          <table:table-cell table:style-name="ce2" table:number-columns-repeated="3"/>
          <table:table-cell office:value-type="string" calcext:value-type="string">
            <text:p>SamaRachUT</text:p>
          </table:table-cell>
          <table:table-cell office:value-type="string" calcext:value-type="string">
            <text:p>Rachel Shepard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547" calcext:value-type="float">
            <text:p>200817547</text:p>
          </table:table-cell>
          <table:table-cell table:style-name="ce2" table:number-columns-repeated="3"/>
          <table:table-cell office:value-type="string" calcext:value-type="string">
            <text:p>SamaRachUT</text:p>
          </table:table-cell>
          <table:table-cell office:value-type="string" calcext:value-type="string">
            <text:p>Samantha Shepherd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 office:value-type="string" calcext:value-type="string">
            <text:p>Toulmin</text:p>
          </table:table-cell>
          <table:table-cell office:value-type="float" office:value="201534495" calcext:value-type="float">
            <text:p>201534495</text:p>
          </table:table-cell>
          <table:table-cell table:style-name="ce2" table:number-columns-repeated="3"/>
          <table:table-cell office:value-type="string" calcext:value-type="string">
            <text:p>MileOwenOH</text:p>
          </table:table-cell>
          <table:table-cell office:value-type="string" calcext:value-type="string">
            <text:p>Miles Sondergaard Jensen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7599" calcext:value-type="float">
            <text:p>200817599</text:p>
          </table:table-cell>
          <table:table-cell table:style-name="ce2" table:number-columns-repeated="4"/>
          <table:table-cell office:value-type="string" calcext:value-type="string">
            <text:p>Grace Tourtelotte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Toulmin</text:p>
          </table:table-cell>
          <table:table-cell office:value-type="float" office:value="200817816" calcext:value-type="float">
            <text:p>200817816</text:p>
          </table:table-cell>
          <table:table-cell table:style-name="ce2" table:number-columns-repeated="3"/>
          <table:table-cell office:value-type="string" calcext:value-type="string">
            <text:p>JacoAvaRI</text:p>
          </table:table-cell>
          <table:table-cell office:value-type="string" calcext:value-type="string">
            <text:p>Jacob Trokel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ulmin</text:p>
          </table:table-cell>
          <table:table-cell office:value-type="float" office:value="200818132" calcext:value-type="float">
            <text:p>200818132</text:p>
          </table:table-cell>
          <table:table-cell table:style-name="ce2" table:number-columns-repeated="4"/>
          <table:table-cell office:value-type="string" calcext:value-type="string">
            <text:p>Leo Weisberger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614333" calcext:value-type="float">
            <text:p>200614333</text:p>
          </table:table-cell>
          <table:table-cell office:value-type="float" office:value="209432579" calcext:value-type="float">
            <text:p>209432579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ec2jasonandmars</text:p>
          </table:table-cell>
          <table:table-cell office:value-type="string" calcext:value-type="string">
            <text:p>Griggs, Marshall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Adamson</text:p>
          </table:table-cell>
          <table:table-cell office:value-type="float" office:value="200614393" calcext:value-type="float">
            <text:p>200614393</text:p>
          </table:table-cell>
          <table:table-cell office:value-type="float" office:value="210203780" calcext:value-type="float">
            <text:p>210203780</text:p>
          </table:table-cell>
          <table:table-cell office:value-type="string" calcext:value-type="string">
            <text:p><text:a xlink:href="https://scratch.mit.edu/projects/210203780" xlink:type="simple">https://scratch.mit.edu/projects/210203780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leoaiden</text:p>
          </table:table-cell>
          <table:table-cell office:value-type="string" calcext:value-type="string">
            <text:p>Choos, Leo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614429" calcext:value-type="float">
            <text:p>200614429</text:p>
          </table:table-cell>
          <table:table-cell office:value-type="float" office:value="212654478" calcext:value-type="float">
            <text:p>212654478</text:p>
          </table:table-cell>
          <table:table-cell office:value-type="string" calcext:value-type="string">
            <text:p><text:a xlink:href="https://scratch.mit.edu/projects/212654478" xlink:type="simple">https://scratch.mit.edu/projects/212654478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AlexJohnny</text:p>
          </table:table-cell>
          <table:table-cell office:value-type="string" calcext:value-type="string">
            <text:p>Donnellan, John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715393" calcext:value-type="float">
            <text:p>200715393</text:p>
          </table:table-cell>
          <table:table-cell office:value-type="float" office:value="212654478" calcext:value-type="float">
            <text:p>212654478</text:p>
          </table:table-cell>
          <table:table-cell office:value-type="string" calcext:value-type="string">
            <text:p><text:a xlink:href="https://scratch.mit.edu/projects/212654478" xlink:type="simple">https://scratch.mit.edu/projects/212654478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AlexJohnny</text:p>
          </table:table-cell>
          <table:table-cell office:value-type="string" calcext:value-type="string">
            <text:p>Friedman, Alexander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ce2"/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715788" calcext:value-type="float">
            <text:p>200715788</text:p>
          </table:table-cell>
          <table:table-cell office:value-type="float" office:value="209520961" calcext:value-type="float">
            <text:p>209520961</text:p>
          </table:table-cell>
          <table:table-cell office:value-type="string" calcext:value-type="string">
            <text:p><text:a xlink:href="https://scratch.mit.edu/projects/209520961" xlink:type="simple">https://scratch.mit.edu/projects/209520961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1marselaava</text:p>
          </table:table-cell>
          <table:table-cell office:value-type="string" calcext:value-type="string">
            <text:p>Jahja, Marsela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715996" calcext:value-type="float">
            <text:p>200715996</text:p>
          </table:table-cell>
          <table:table-cell office:value-type="float" office:value="210521184" calcext:value-type="float">
            <text:p>210521184</text:p>
          </table:table-cell>
          <table:table-cell office:value-type="string" calcext:value-type="string">
            <text:p><text:a xlink:href="https://scratch.mit.edu/projects/210521184" xlink:type="simple">https://scratch.mit.edu/projects/210521184</text:a></text:p>
          </table:table-cell>
          <table:table-cell table:style-name="ce2"/>
          <table:table-cell office:value-type="string" calcext:value-type="string">
            <text:p>Eisik_Michael</text:p>
          </table:table-cell>
          <table:table-cell office:value-type="string" calcext:value-type="string">
            <text:p>Borten, Eisik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0/21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716762" calcext:value-type="float">
            <text:p>200716762</text:p>
          </table:table-cell>
          <table:table-cell office:value-type="float" office:value="209393657" calcext:value-type="float">
            <text:p>209393657</text:p>
          </table:table-cell>
          <table:table-cell office:value-type="string" calcext:value-type="string">
            <text:p><text:a xlink:href="https://scratch.mit.edu/projects/209393657" xlink:type="simple">https://scratch.mit.edu/projects/209393657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connorwill</text:p>
          </table:table-cell>
          <table:table-cell office:value-type="string" calcext:value-type="string">
            <text:p>Ayinon, William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7/21</text:p>
          </table:table-cell>
          <table:table-cell table:style-name="ce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716772" calcext:value-type="float">
            <text:p>200716772</text:p>
          </table:table-cell>
          <table:table-cell office:value-type="float" office:value="209449947" calcext:value-type="float">
            <text:p>209449947</text:p>
          </table:table-cell>
          <table:table-cell office:value-type="string" calcext:value-type="string">
            <text:p><text:a xlink:href="https://scratch.mit.edu/projects/209449947" xlink:type="simple">https://scratch.mit.edu/projects/209449947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2AlecWill</text:p>
          </table:table-cell>
          <table:table-cell office:value-type="string" calcext:value-type="string">
            <text:p>Rooney, William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716826" calcext:value-type="float">
            <text:p>200716826</text:p>
          </table:table-cell>
          <table:table-cell office:value-type="float" office:value="209427643" calcext:value-type="float">
            <text:p>209427643</text:p>
          </table:table-cell>
          <table:table-cell office:value-type="string" calcext:value-type="string">
            <text:p><text:a xlink:href="https://scratch.mit.edu/projects/209427643" xlink:type="simple">https://scratch.mit.edu/projects/209427643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1victoriarachel</text:p>
          </table:table-cell>
          <table:table-cell office:value-type="string" calcext:value-type="string">
            <text:p>Friedman, Rachel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8091" calcext:value-type="float">
            <text:p>200818091</text:p>
          </table:table-cell>
          <table:table-cell office:value-type="float" office:value="209463290" calcext:value-type="float">
            <text:p>209463290</text:p>
          </table:table-cell>
          <table:table-cell office:value-type="string" calcext:value-type="string">
            <text:p><text:a xlink:href="https://scratch.mit.edu/projects/209463290" xlink:type="simple">https://scratch.mit.edu/projects/209463290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NaregDavid</text:p>
          </table:table-cell>
          <table:table-cell office:value-type="string" calcext:value-type="string">
            <text:p>Ren, David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7/21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Adamson</text:p>
          </table:table-cell>
          <table:table-cell office:value-type="float" office:value="200818915" calcext:value-type="float">
            <text:p>200818915</text:p>
          </table:table-cell>
          <table:table-cell office:value-type="float" office:value="209466901" calcext:value-type="float">
            <text:p>209466901</text:p>
          </table:table-cell>
          <table:table-cell office:value-type="string" calcext:value-type="string">
            <text:p><text:a xlink:href="https://scratch.mit.edu/projects/209466901" xlink:type="simple">https://scratch.mit.edu/projects/209466901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michaelnassor</text:p>
          </table:table-cell>
          <table:table-cell office:value-type="string" calcext:value-type="string">
            <text:p>Nguyen, Michael David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7/21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819077" calcext:value-type="float">
            <text:p>200819077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13188337" xlink:type="simple">https://scratch.mit.edu/projects/213188337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1micahcolin</text:p>
          </table:table-cell>
          <table:table-cell office:value-type="string" calcext:value-type="string">
            <text:p>DeSelms, Micah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160" calcext:value-type="float">
            <text:p>200919160</text:p>
          </table:table-cell>
          <table:table-cell office:value-type="float" office:value="209462986" calcext:value-type="float">
            <text:p>209462986</text:p>
          </table:table-cell>
          <table:table-cell office:value-type="string" calcext:value-type="string">
            <text:p><text:a xlink:href="https://scratch.mit.edu/projects/209462986" xlink:type="simple">https://scratch.mit.edu/projects/209462986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LornaMorgan</text:p>
          </table:table-cell>
          <table:table-cell office:value-type="string" calcext:value-type="string">
            <text:p>Arcese, Lorna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164" calcext:value-type="float">
            <text:p>200919164</text:p>
          </table:table-cell>
          <table:table-cell office:value-type="float" office:value="208918047" calcext:value-type="float">
            <text:p>208918047</text:p>
          </table:table-cell>
          <table:table-cell office:value-type="string" calcext:value-type="string">
            <text:p><text:a xlink:href="https://scratch.mit.edu/projects/208918047" xlink:type="simple">https://scratch.mit.edu/projects/208918047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sivangwenyth</text:p>
          </table:table-cell>
          <table:table-cell office:value-type="string" calcext:value-type="string">
            <text:p>Brass, Gwenyth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167" calcext:value-type="float">
            <text:p>200919167</text:p>
          </table:table-cell>
          <table:table-cell office:value-type="float" office:value="209453746" calcext:value-type="float">
            <text:p>209453746</text:p>
          </table:table-cell>
          <table:table-cell office:value-type="string" calcext:value-type="string">
            <text:p><text:a xlink:href="https://scratch.mit.edu/projects/209453746" xlink:type="simple">https://scratch.mit.edu/projects/209453746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jamestyler</text:p>
          </table:table-cell>
          <table:table-cell office:value-type="string" calcext:value-type="string">
            <text:p>Dilworth, James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173" calcext:value-type="float">
            <text:p>200919173</text:p>
          </table:table-cell>
          <table:table-cell office:value-type="float" office:value="209392563" calcext:value-type="float">
            <text:p>209392563</text:p>
          </table:table-cell>
          <table:table-cell office:value-type="string" calcext:value-type="string">
            <text:p><text:a xlink:href="https://scratch.mit.edu/projects/209432579" xlink:type="simple">https://scratch.mit.edu/projects/209432579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WillAndrew</text:p>
          </table:table-cell>
          <table:table-cell office:value-type="string" calcext:value-type="string">
            <text:p>Jensen, Andrew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190" calcext:value-type="float">
            <text:p>200919190</text:p>
          </table:table-cell>
          <table:table-cell office:value-type="float" office:value="209431990" calcext:value-type="float">
            <text:p>209431990</text:p>
          </table:table-cell>
          <table:table-cell office:value-type="string" calcext:value-type="string">
            <text:p><text:a xlink:href="https://scratch.mit.edu/projects/209431990" xlink:type="simple">https://scratch.mit.edu/projects/209431990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1zackianjohn</text:p>
          </table:table-cell>
          <table:table-cell office:value-type="string" calcext:value-type="string">
            <text:p>Russo, Ia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201" calcext:value-type="float">
            <text:p>200919201</text:p>
          </table:table-cell>
          <table:table-cell office:value-type="float" office:value="209392686" calcext:value-type="float">
            <text:p>209392686</text:p>
          </table:table-cell>
          <table:table-cell office:value-type="string" calcext:value-type="string">
            <text:p><text:a xlink:href="https://scratch.mit.edu/projects/209392686" xlink:type="simple">https://scratch.mit.edu/projects/209392686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abbieemma</text:p>
          </table:table-cell>
          <table:table-cell office:value-type="string" calcext:value-type="string">
            <text:p>Symonds, Emma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508" calcext:value-type="float">
            <text:p>200919508</text:p>
          </table:table-cell>
          <table:table-cell office:value-type="float" office:value="209392686" calcext:value-type="float">
            <text:p>209392686</text:p>
          </table:table-cell>
          <table:table-cell office:value-type="string" calcext:value-type="string">
            <text:p><text:a xlink:href="https://scratch.mit.edu/projects/209392686" xlink:type="simple">https://scratch.mit.edu/projects/209392686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abbieemma</text:p>
          </table:table-cell>
          <table:table-cell office:value-type="string" calcext:value-type="string">
            <text:p>Hodgson, Abigail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table:style-name="ce2"/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549" calcext:value-type="float">
            <text:p>200919549</text:p>
          </table:table-cell>
          <table:table-cell office:value-type="float" office:value="209392926" calcext:value-type="float">
            <text:p>209392926</text:p>
          </table:table-cell>
          <table:table-cell office:value-type="string" calcext:value-type="string">
            <text:p><text:a xlink:href="https://scratch.mit.edu/projects/209392926" xlink:type="simple">https://scratch.mit.edu/projects/209392926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AlexWill</text:p>
          </table:table-cell>
          <table:table-cell office:value-type="string" calcext:value-type="string">
            <text:p>Acuna, Alex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table:style-name="ce2"/>
          <table:table-cell table:style-name="ce3" office:value-type="string" calcext:value-type="string">
            <text:p>12/21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583" calcext:value-type="float">
            <text:p>200919583</text:p>
          </table:table-cell>
          <table:table-cell office:value-type="float" office:value="209392926" calcext:value-type="float">
            <text:p>209392926</text:p>
          </table:table-cell>
          <table:table-cell office:value-type="string" calcext:value-type="string">
            <text:p><text:a xlink:href="https://scratch.mit.edu/projects/209392926" xlink:type="simple">https://scratch.mit.edu/projects/209392926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AlexWill</text:p>
          </table:table-cell>
          <table:table-cell office:value-type="string" calcext:value-type="string">
            <text:p>Brown, William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table:style-name="ce3" office:value-type="string" calcext:value-type="string">
            <text:p>12/21</text:p>
          </table:table-cell>
          <table:table-cell table:style-name="ce2" table:number-columns-repeated="3"/>
        </table:table-row>
        <table:table-row table:style-name="ro2">
          <table:table-cell office:value-type="string" calcext:value-type="string">
            <text:p>Adamson</text:p>
          </table:table-cell>
          <table:table-cell office:value-type="float" office:value="200919619" calcext:value-type="float">
            <text:p>200919619</text:p>
          </table:table-cell>
          <table:table-cell office:value-type="float" office:value="209465937" calcext:value-type="float">
            <text:p>209465937</text:p>
          </table:table-cell>
          <table:table-cell office:value-type="string" calcext:value-type="string">
            <text:p><text:a xlink:href="https://scratch.mit.edu/projects/209465937" xlink:type="simple">https://scratch.mit.edu/projects/209465937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NeelElis</text:p>
          </table:table-cell>
          <table:table-cell office:value-type="string" calcext:value-type="string">
            <text:p>Rao, Neel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5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622" calcext:value-type="float">
            <text:p>200919622</text:p>
          </table:table-cell>
          <table:table-cell office:value-type="float" office:value="209397342" calcext:value-type="float">
            <text:p>209397342</text:p>
          </table:table-cell>
          <table:table-cell office:value-type="string" calcext:value-type="string">
            <text:p><text:a xlink:href="https://scratch.mit.edu/projects/209397342" xlink:type="simple">https://scratch.mit.edu/projects/209397342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gloriaselina</text:p>
          </table:table-cell>
          <table:table-cell office:value-type="string" calcext:value-type="string">
            <text:p>Shepherd, Gloria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655" calcext:value-type="float">
            <text:p>200919655</text:p>
          </table:table-cell>
          <table:table-cell office:value-type="float" office:value="208963537" calcext:value-type="float">
            <text:p>208963537</text:p>
          </table:table-cell>
          <table:table-cell office:value-type="string" calcext:value-type="string">
            <text:p><text:a xlink:href="https://scratch.mit.edu/projects/208963537" xlink:type="simple">https://scratch.mit.edu/projects/208963537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1hannahsam</text:p>
          </table:table-cell>
          <table:table-cell office:value-type="string" calcext:value-type="string">
            <text:p>Zupancic, Hannah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table:style-name="ce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676" calcext:value-type="float">
            <text:p>200919676</text:p>
          </table:table-cell>
          <table:table-cell office:value-type="float" office:value="209431990" calcext:value-type="float">
            <text:p>209431990</text:p>
          </table:table-cell>
          <table:table-cell office:value-type="string" calcext:value-type="string">
            <text:p><text:a xlink:href="https://scratch.mit.edu/projects/209431990" xlink:type="simple">https://scratch.mit.edu/projects/209431990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1zackianjohn</text:p>
          </table:table-cell>
          <table:table-cell office:value-type="string" calcext:value-type="string">
            <text:p>Castro, Joh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8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678" calcext:value-type="float">
            <text:p>200919678</text:p>
          </table:table-cell>
          <table:table-cell office:value-type="float" office:value="210521184" calcext:value-type="float">
            <text:p>210521184</text:p>
          </table:table-cell>
          <table:table-cell office:value-type="string" calcext:value-type="string">
            <text:p><text:a xlink:href="https://scratch.mit.edu/projects/210521184" xlink:type="simple">https://scratch.mit.edu/projects/210521184</text:a></text:p>
          </table:table-cell>
          <table:table-cell table:style-name="ce2"/>
          <table:table-cell office:value-type="string" calcext:value-type="string">
            <text:p>Eisik_Michael</text:p>
          </table:table-cell>
          <table:table-cell office:value-type="string" calcext:value-type="string">
            <text:p>Castro, Michael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0/21</text:p>
          </table:table-cell>
          <table:table-cell table:style-name="ce2" table:number-columns-repeated="3"/>
        </table:table-row>
        <table:table-row table:style-name="ro2">
          <table:table-cell office:value-type="string" calcext:value-type="string">
            <text:p>Adamson</text:p>
          </table:table-cell>
          <table:table-cell office:value-type="float" office:value="200919690" calcext:value-type="float">
            <text:p>200919690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08409869" xlink:type="simple">https://scratch.mit.edu/projects/208409869</text:a></text:p>
          </table:table-cell>
          <table:table-cell table:style-name="ce2"/>
          <table:table-cell office:value-type="string" calcext:value-type="string">
            <text:p>Ivymaiaemma</text:p>
          </table:table-cell>
          <table:table-cell office:value-type="string" calcext:value-type="string">
            <text:p>Mints, Maia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698" calcext:value-type="float">
            <text:p>200919698</text:p>
          </table:table-cell>
          <table:table-cell office:value-type="float" office:value="212769760" calcext:value-type="float">
            <text:p>212769760</text:p>
          </table:table-cell>
          <table:table-cell office:value-type="string" calcext:value-type="string">
            <text:p><text:a xlink:href="https://scratch.mit.edu/projects/212769760" xlink:type="simple">https://scratch.mit.edu/projects/212769760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4audreyfinn</text:p>
          </table:table-cell>
          <table:table-cell office:value-type="string" calcext:value-type="string">
            <text:p>Burke, Finnegan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700" calcext:value-type="float">
            <text:p>200919700</text:p>
          </table:table-cell>
          <table:table-cell office:value-type="float" office:value="208918047" calcext:value-type="float">
            <text:p>208918047</text:p>
          </table:table-cell>
          <table:table-cell office:value-type="string" calcext:value-type="string">
            <text:p><text:a xlink:href="https://scratch.mit.edu/projects/208918047" xlink:type="simple">https://scratch.mit.edu/projects/208918047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sivangwenyth</text:p>
          </table:table-cell>
          <table:table-cell office:value-type="string" calcext:value-type="string">
            <text:p>Danziger, Sivan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damson</text:p>
          </table:table-cell>
          <table:table-cell office:value-type="float" office:value="200919708" calcext:value-type="float">
            <text:p>200919708</text:p>
          </table:table-cell>
          <table:table-cell office:value-type="float" office:value="209394160" calcext:value-type="float">
            <text:p>209394160</text:p>
          </table:table-cell>
          <table:table-cell office:value-type="string" calcext:value-type="string">
            <text:p><text:a xlink:href="https://scratch.mit.edu/projects/209392563" xlink:type="simple">https://scratch.mit.edu/projects/209392563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uchejustin</text:p>
          </table:table-cell>
          <table:table-cell office:value-type="string" calcext:value-type="string">
            <text:p>Okonkwo, Uchechukwu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6/21</text:p>
          </table:table-cell>
          <table:table-cell table:style-name="ce2"/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713" calcext:value-type="float">
            <text:p>200919713</text:p>
          </table:table-cell>
          <table:table-cell office:value-type="float" office:value="209449922" calcext:value-type="float">
            <text:p>209449922</text:p>
          </table:table-cell>
          <table:table-cell office:value-type="string" calcext:value-type="string">
            <text:p><text:a xlink:href="https://scratch.mit.edu/projects/209449922" xlink:type="simple">https://scratch.mit.edu/projects/209449922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lexiharrison</text:p>
          </table:table-cell>
          <table:table-cell office:value-type="string" calcext:value-type="string">
            <text:p>Hathaway, Harrison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714" calcext:value-type="float">
            <text:p>200919714</text:p>
          </table:table-cell>
          <table:table-cell office:value-type="float" office:value="209424892" calcext:value-type="float">
            <text:p>209424892</text:p>
          </table:table-cell>
          <table:table-cell office:value-type="string" calcext:value-type="string">
            <text:p><text:a xlink:href="https://scratch.mit.edu/projects/209424892" xlink:type="simple">https://scratch.mit.edu/projects/209424892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1evansebastian</text:p>
          </table:table-cell>
          <table:table-cell office:value-type="string" calcext:value-type="string">
            <text:p>Grimm, Eva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table:style-name="ce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715" calcext:value-type="float">
            <text:p>200919715</text:p>
          </table:table-cell>
          <table:table-cell office:value-type="float" office:value="209392563" calcext:value-type="float">
            <text:p>209392563</text:p>
          </table:table-cell>
          <table:table-cell office:value-type="string" calcext:value-type="string">
            <text:p><text:a xlink:href="https://scratch.mit.edu/projects/209432579" xlink:type="simple">https://scratch.mit.edu/projects/209432579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WillAndrew</text:p>
          </table:table-cell>
          <table:table-cell office:value-type="string" calcext:value-type="string">
            <text:p>Heespelink, William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716" calcext:value-type="float">
            <text:p>200919716</text:p>
          </table:table-cell>
          <table:table-cell office:value-type="float" office:value="208966547" calcext:value-type="float">
            <text:p>208966547</text:p>
          </table:table-cell>
          <table:table-cell office:value-type="string" calcext:value-type="string">
            <text:p><text:a xlink:href="https://scratch.mit.edu/projects/208966547" xlink:type="simple">https://scratch.mit.edu/projects/208966547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1ethansean</text:p>
          </table:table-cell>
          <table:table-cell office:value-type="string" calcext:value-type="string">
            <text:p>Riak, Etha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0/21</text:p>
          </table:table-cell>
          <table:table-cell table:style-name="ce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717" calcext:value-type="float">
            <text:p>200919717</text:p>
          </table:table-cell>
          <table:table-cell table:style-name="ce2" table:number-columns-repeated="4"/>
          <table:table-cell office:value-type="string" calcext:value-type="string">
            <text:p>Helfrich-Tapia, Olivia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table:style-name="ce2" table:number-columns-repeated="4"/>
        </table:table-row>
        <table:table-row table:style-name="ro6">
          <table:table-cell office:value-type="string" calcext:value-type="string">
            <text:p>Adamson</text:p>
          </table:table-cell>
          <table:table-cell office:value-type="float" office:value="200919718" calcext:value-type="float">
            <text:p>200919718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13188337" xlink:type="simple">https://scratch.mit.edu/projects/213188337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1micahcolin</text:p>
          </table:table-cell>
          <table:table-cell office:value-type="string" calcext:value-type="string">
            <text:p>Sampson, Coli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merican Indian or Alaskan Native,White</text:p>
          </table:table-cell>
          <table:table-cell table:style-name="ce2" table:number-columns-repeated="2"/>
          <table:table-cell table:number-columns-repeated="2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Adamson</text:p>
          </table:table-cell>
          <table:table-cell office:value-type="float" office:value="200919725" calcext:value-type="float">
            <text:p>200919725</text:p>
          </table:table-cell>
          <table:table-cell office:value-type="float" office:value="209449947" calcext:value-type="float">
            <text:p>209449947</text:p>
          </table:table-cell>
          <table:table-cell office:value-type="string" calcext:value-type="string">
            <text:p><text:a xlink:href="https://scratch.mit.edu/projects/209449947" xlink:type="simple">https://scratch.mit.edu/projects/209449947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2AlecWill</text:p>
          </table:table-cell>
          <table:table-cell office:value-type="string" calcext:value-type="string">
            <text:p>Stern, Alec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734" calcext:value-type="float">
            <text:p>200919734</text:p>
          </table:table-cell>
          <table:table-cell office:value-type="float" office:value="209520961" calcext:value-type="float">
            <text:p>209520961</text:p>
          </table:table-cell>
          <table:table-cell office:value-type="string" calcext:value-type="string">
            <text:p><text:a xlink:href="https://scratch.mit.edu/projects/209520961" xlink:type="simple">https://scratch.mit.edu/projects/209520961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1marselaava</text:p>
          </table:table-cell>
          <table:table-cell office:value-type="string" calcext:value-type="string">
            <text:p>Carino, Ava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5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744" calcext:value-type="float">
            <text:p>200919744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10229592" xlink:type="simple">https://scratch.mit.edu/projects/210229592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simonpeter</text:p>
          </table:table-cell>
          <table:table-cell office:value-type="string" calcext:value-type="string">
            <text:p>Dukakis, Peter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table:style-name="ce2"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755" calcext:value-type="float">
            <text:p>200919755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09394160" xlink:type="simple">https://scratch.mit.edu/projects/209394160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tisyacalvin</text:p>
          </table:table-cell>
          <table:table-cell office:value-type="string" calcext:value-type="string">
            <text:p>Milley, Calvin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759" calcext:value-type="float">
            <text:p>200919759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09463442" xlink:type="simple">https://scratch.mit.edu/projects/209463442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oliviaemily</text:p>
          </table:table-cell>
          <table:table-cell office:value-type="string" calcext:value-type="string">
            <text:p>Craven, Emily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796" calcext:value-type="float">
            <text:p>200919796</text:p>
          </table:table-cell>
          <table:table-cell office:value-type="float" office:value="210224485" calcext:value-type="float">
            <text:p>210224485</text:p>
          </table:table-cell>
          <table:table-cell office:value-type="string" calcext:value-type="string">
            <text:p><text:a xlink:href="https://scratch.mit.edu/projects/210224485" xlink:type="simple">https://scratch.mit.edu/projects/210224485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abbyamira</text:p>
          </table:table-cell>
          <table:table-cell office:value-type="string" calcext:value-type="string">
            <text:p>Zuniga, Amira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,Other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799" calcext:value-type="float">
            <text:p>200919799</text:p>
          </table:table-cell>
          <table:table-cell office:value-type="float" office:value="209425452" calcext:value-type="float">
            <text:p>209425452</text:p>
          </table:table-cell>
          <table:table-cell office:value-type="string" calcext:value-type="string">
            <text:p><text:a xlink:href="https://scratch.mit.edu/projects/209425452" xlink:type="simple">https://scratch.mit.edu/projects/209425452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1johndrew</text:p>
          </table:table-cell>
          <table:table-cell office:value-type="string" calcext:value-type="string">
            <text:p>Willis, Joh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7/21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804" calcext:value-type="float">
            <text:p>200919804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08409869" xlink:type="simple">https://scratch.mit.edu/projects/208409869</text:a></text:p>
          </table:table-cell>
          <table:table-cell table:style-name="ce2"/>
          <table:table-cell office:value-type="string" calcext:value-type="string">
            <text:p>Ivymaiaemma</text:p>
          </table:table-cell>
          <table:table-cell office:value-type="string" calcext:value-type="string">
            <text:p>Vorbau, Emma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806" calcext:value-type="float">
            <text:p>200919806</text:p>
          </table:table-cell>
          <table:table-cell office:value-type="string" calcext:value-type="string">
            <text:p><text:a xlink:href="https://scratch.mit.edu/projects/209451652" xlink:type="simple">209451652</text:a></text:p>
          </table:table-cell>
          <table:table-cell office:value-type="string" calcext:value-type="string">
            <text:p><text:a xlink:href="https://scratch.mit.edu/projects/209451652" xlink:type="simple">https://scratch.mit.edu/projects/209451652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alexjonathan</text:p>
          </table:table-cell>
          <table:table-cell office:value-type="string" calcext:value-type="string">
            <text:p>Yue, Jonathan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White</text:p>
          </table:table-cell>
          <table:table-cell office:value-type="string" calcext:value-type="string">
            <text:p>17/21</text:p>
          </table:table-cell>
          <table:table-cell table:style-name="ce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19842" calcext:value-type="float">
            <text:p>200919842</text:p>
          </table:table-cell>
          <table:table-cell office:value-type="float" office:value="208966547" calcext:value-type="float">
            <text:p>208966547</text:p>
          </table:table-cell>
          <table:table-cell office:value-type="string" calcext:value-type="string">
            <text:p><text:a xlink:href="https://scratch.mit.edu/projects/208966547" xlink:type="simple">https://scratch.mit.edu/projects/208966547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1ethansean</text:p>
          </table:table-cell>
          <table:table-cell office:value-type="string" calcext:value-type="string">
            <text:p>Curtin, Sea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0/21</text:p>
          </table:table-cell>
          <table:table-cell table:style-name="ce2"/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20067" calcext:value-type="float">
            <text:p>200920067</text:p>
          </table:table-cell>
          <table:table-cell office:value-type="float" office:value="208949481" calcext:value-type="float">
            <text:p>208949481</text:p>
          </table:table-cell>
          <table:table-cell office:value-type="string" calcext:value-type="string">
            <text:p><text:a xlink:href="https://scratch.mit.edu/projects/208949481" xlink:type="simple">https://scratch.mit.edu/projects/208949481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4nicoleryo</text:p>
          </table:table-cell>
          <table:table-cell office:value-type="string" calcext:value-type="string">
            <text:p>Vanderpool, Ryo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5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20083" calcext:value-type="float">
            <text:p>200920083</text:p>
          </table:table-cell>
          <table:table-cell office:value-type="float" office:value="210224485" calcext:value-type="float">
            <text:p>210224485</text:p>
          </table:table-cell>
          <table:table-cell office:value-type="string" calcext:value-type="string">
            <text:p><text:a xlink:href="https://scratch.mit.edu/projects/210224485" xlink:type="simple">https://scratch.mit.edu/projects/210224485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abbyamira</text:p>
          </table:table-cell>
          <table:table-cell office:value-type="string" calcext:value-type="string">
            <text:p>Caputo, Abigail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20085" calcext:value-type="float">
            <text:p>200920085</text:p>
          </table:table-cell>
          <table:table-cell office:value-type="float" office:value="210799305" calcext:value-type="float">
            <text:p>210799305</text:p>
          </table:table-cell>
          <table:table-cell office:value-type="string" calcext:value-type="string">
            <text:p><text:a xlink:href="https://scratch.mit.edu/projects/210799305" xlink:type="simple">https://scratch.mit.edu/projects/210799305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marionava</text:p>
          </table:table-cell>
          <table:table-cell office:value-type="string" calcext:value-type="string">
            <text:p>Carter, Marion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20092" calcext:value-type="float">
            <text:p>200920092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11041136" xlink:type="simple">https://scratch.mit.edu/projects/211041136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maggiedanielle</text:p>
          </table:table-cell>
          <table:table-cell office:value-type="string" calcext:value-type="string">
            <text:p>Condon, Margaret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,Multiracial</text:p>
          </table:table-cell>
          <table:table-cell table:style-name="ce2"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20106" calcext:value-type="float">
            <text:p>200920106</text:p>
          </table:table-cell>
          <table:table-cell office:value-type="float" office:value="209397342" calcext:value-type="float">
            <text:p>209397342</text:p>
          </table:table-cell>
          <table:table-cell office:value-type="string" calcext:value-type="string">
            <text:p><text:a xlink:href="https://scratch.mit.edu/projects/209397342" xlink:type="simple">https://scratch.mit.edu/projects/209397342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gloriaselina</text:p>
          </table:table-cell>
          <table:table-cell office:value-type="string" calcext:value-type="string">
            <text:p>Lin, Selina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3" office:value-type="string" calcext:value-type="string">
            <text:p>11/21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20132" calcext:value-type="float">
            <text:p>200920132</text:p>
          </table:table-cell>
          <table:table-cell office:value-type="float" office:value="209462986" calcext:value-type="float">
            <text:p>209462986</text:p>
          </table:table-cell>
          <table:table-cell office:value-type="string" calcext:value-type="string">
            <text:p><text:a xlink:href="https://scratch.mit.edu/projects/209462986" xlink:type="simple">https://scratch.mit.edu/projects/209462986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LornaMorgan</text:p>
          </table:table-cell>
          <table:table-cell office:value-type="string" calcext:value-type="string">
            <text:p>Gallivan, Morgan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20187" calcext:value-type="float">
            <text:p>200920187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11233509" xlink:type="simple">https://scratch.mit.edu/projects/211233509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matthewmax</text:p>
          </table:table-cell>
          <table:table-cell office:value-type="string" calcext:value-type="string">
            <text:p>Klein, Maxwell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20217" calcext:value-type="float">
            <text:p>200920217</text:p>
          </table:table-cell>
          <table:table-cell office:value-type="float" office:value="209464637" calcext:value-type="float">
            <text:p>209464637</text:p>
          </table:table-cell>
          <table:table-cell office:value-type="string" calcext:value-type="string">
            <text:p><text:a xlink:href="https://scratch.mit.edu/projects/209464637" xlink:type="simple">https://scratch.mit.edu/projects/209464637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chersebastian</text:p>
          </table:table-cell>
          <table:table-cell office:value-type="string" calcext:value-type="string">
            <text:p>Nielsen, Sebastian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table:style-name="ce2"/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20258" calcext:value-type="float">
            <text:p>200920258</text:p>
          </table:table-cell>
          <table:table-cell table:style-name="ce2" table:number-columns-repeated="4"/>
          <table:table-cell office:value-type="string" calcext:value-type="string">
            <text:p>Vosker, Zachary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20283" calcext:value-type="float">
            <text:p>200920283</text:p>
          </table:table-cell>
          <table:table-cell office:value-type="float" office:value="209449922" calcext:value-type="float">
            <text:p>209449922</text:p>
          </table:table-cell>
          <table:table-cell office:value-type="string" calcext:value-type="string">
            <text:p><text:a xlink:href="https://scratch.mit.edu/projects/209449922" xlink:type="simple">https://scratch.mit.edu/projects/209449922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lexiharrison</text:p>
          </table:table-cell>
          <table:table-cell office:value-type="string" calcext:value-type="string">
            <text:p>Mastroianni, Alexia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20373" calcext:value-type="float">
            <text:p>200920373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11233509" xlink:type="simple">https://scratch.mit.edu/projects/211233509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matthewmax</text:p>
          </table:table-cell>
          <table:table-cell office:value-type="string" calcext:value-type="string">
            <text:p>Wolf, Matthew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20377" calcext:value-type="float">
            <text:p>200920377</text:p>
          </table:table-cell>
          <table:table-cell office:value-type="float" office:value="210475569" calcext:value-type="float">
            <text:p>210475569</text:p>
          </table:table-cell>
          <table:table-cell office:value-type="string" calcext:value-type="string">
            <text:p><text:a xlink:href="https://scratch.mit.edu/projects/210475569" xlink:type="simple">https://scratch.mit.edu/projects/210475569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1liamthomas</text:p>
          </table:table-cell>
          <table:table-cell office:value-type="string" calcext:value-type="string">
            <text:p>Keblin, Liam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table:style-name="ce2"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Adamson</text:p>
          </table:table-cell>
          <table:table-cell office:value-type="float" office:value="200920406" calcext:value-type="float">
            <text:p>200920406</text:p>
          </table:table-cell>
          <table:table-cell office:value-type="float" office:value="209448331" calcext:value-type="float">
            <text:p>209448331</text:p>
          </table:table-cell>
          <table:table-cell office:value-type="string" calcext:value-type="string">
            <text:p><text:a xlink:href="https://scratch.mit.edu/projects/209448331" xlink:type="simple">https://scratch.mit.edu/projects/209448331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akashadrien</text:p>
          </table:table-cell>
          <table:table-cell office:value-type="string" calcext:value-type="string">
            <text:p>Sahadevan, Akash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merican Indian or Alaskan Nativ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20410" calcext:value-type="float">
            <text:p>200920410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11041136" xlink:type="simple">https://scratch.mit.edu/projects/211041136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maggiedanielle</text:p>
          </table:table-cell>
          <table:table-cell office:value-type="string" calcext:value-type="string">
            <text:p>Sinay, Danielle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20433" calcext:value-type="float">
            <text:p>200920433</text:p>
          </table:table-cell>
          <table:table-cell table:style-name="ce2" table:number-columns-repeated="4"/>
          <table:table-cell office:value-type="string" calcext:value-type="string">
            <text:p>Yens, Sebastian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Adamson</text:p>
          </table:table-cell>
          <table:table-cell office:value-type="float" office:value="200920462" calcext:value-type="float">
            <text:p>200920462</text:p>
          </table:table-cell>
          <table:table-cell office:value-type="float" office:value="209465937" calcext:value-type="float">
            <text:p>209465937</text:p>
          </table:table-cell>
          <table:table-cell office:value-type="string" calcext:value-type="string">
            <text:p><text:a xlink:href="https://scratch.mit.edu/projects/209465937" xlink:type="simple">https://scratch.mit.edu/projects/209465937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NeelElis</text:p>
          </table:table-cell>
          <table:table-cell office:value-type="string" calcext:value-type="string">
            <text:p>Kristo, Elis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20648" calcext:value-type="float">
            <text:p>200920648</text:p>
          </table:table-cell>
          <table:table-cell office:value-type="float" office:value="208963537" calcext:value-type="float">
            <text:p>208963537</text:p>
          </table:table-cell>
          <table:table-cell office:value-type="string" calcext:value-type="string">
            <text:p><text:a xlink:href="https://scratch.mit.edu/projects/208963537" xlink:type="simple">https://scratch.mit.edu/projects/208963537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1hannahsam</text:p>
          </table:table-cell>
          <table:table-cell office:value-type="string" calcext:value-type="string">
            <text:p>Mealey, Samantha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6">
          <table:table-cell office:value-type="string" calcext:value-type="string">
            <text:p>Adamson</text:p>
          </table:table-cell>
          <table:table-cell office:value-type="float" office:value="200920742" calcext:value-type="float">
            <text:p>200920742</text:p>
          </table:table-cell>
          <table:table-cell office:value-type="float" office:value="210203780" calcext:value-type="float">
            <text:p>210203780</text:p>
          </table:table-cell>
          <table:table-cell office:value-type="string" calcext:value-type="string">
            <text:p><text:a xlink:href="https://scratch.mit.edu/projects/210203780" xlink:type="simple">https://scratch.mit.edu/projects/210203780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leoaiden</text:p>
          </table:table-cell>
          <table:table-cell office:value-type="string" calcext:value-type="string">
            <text:p>Lovelace, Aiden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,White,Multiracial</text:p>
          </table:table-cell>
          <table:table-cell office:value-type="string" calcext:value-type="string">
            <text:p>13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0920866" calcext:value-type="float">
            <text:p>200920866</text:p>
          </table:table-cell>
          <table:table-cell office:value-type="float" office:value="209464024" calcext:value-type="float">
            <text:p>209464024</text:p>
          </table:table-cell>
          <table:table-cell office:value-type="string" calcext:value-type="string">
            <text:p><text:a xlink:href="https://scratch.mit.edu/projects/209464024" xlink:type="simple">https://scratch.mit.edu/projects/209464024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VeronicaMia</text:p>
          </table:table-cell>
          <table:table-cell office:value-type="string" calcext:value-type="string">
            <text:p>Lu, Veronica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022539" calcext:value-type="float">
            <text:p>201022539</text:p>
          </table:table-cell>
          <table:table-cell office:value-type="float" office:value="210203625" calcext:value-type="float">
            <text:p>210203625</text:p>
          </table:table-cell>
          <table:table-cell office:value-type="string" calcext:value-type="string">
            <text:p><text:a xlink:href="https://scratch.mit.edu/projects/210203625" xlink:type="simple">https://scratch.mit.edu/projects/210203625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marlenakyle</text:p>
          </table:table-cell>
          <table:table-cell office:value-type="string" calcext:value-type="string">
            <text:p>Bovell, Kyle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ce2" table:number-columns-repeated="2"/>
          <table:table-cell table:style-name="ce3" office:value-type="string" calcext:value-type="string">
            <text:p>10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022613" calcext:value-type="float">
            <text:p>201022613</text:p>
          </table:table-cell>
          <table:table-cell office:value-type="float" office:value="209453883" calcext:value-type="float">
            <text:p>209453883</text:p>
          </table:table-cell>
          <table:table-cell office:value-type="string" calcext:value-type="string">
            <text:p><text:a xlink:href="https://scratch.mit.edu/projects/209453883" xlink:type="simple">https://scratch.mit.edu/projects/209453883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joshuadaniel</text:p>
          </table:table-cell>
          <table:table-cell office:value-type="string" calcext:value-type="string">
            <text:p>Tackie, Joshua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022922" calcext:value-type="float">
            <text:p>201022922</text:p>
          </table:table-cell>
          <table:table-cell office:value-type="float" office:value="208949481" calcext:value-type="float">
            <text:p>208949481</text:p>
          </table:table-cell>
          <table:table-cell office:value-type="string" calcext:value-type="string">
            <text:p><text:a xlink:href="https://scratch.mit.edu/projects/208949481" xlink:type="simple">https://scratch.mit.edu/projects/208949481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4nicoleryo</text:p>
          </table:table-cell>
          <table:table-cell office:value-type="string" calcext:value-type="string">
            <text:p>Semenoff, Nicole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022949" calcext:value-type="float">
            <text:p>201022949</text:p>
          </table:table-cell>
          <table:table-cell office:value-type="float" office:value="210203625" calcext:value-type="float">
            <text:p>210203625</text:p>
          </table:table-cell>
          <table:table-cell office:value-type="string" calcext:value-type="string">
            <text:p><text:a xlink:href="https://scratch.mit.edu/projects/210203625" xlink:type="simple">https://scratch.mit.edu/projects/210203625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marlenakyle</text:p>
          </table:table-cell>
          <table:table-cell office:value-type="string" calcext:value-type="string">
            <text:p>Spataro, Marlena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ce2" table:number-columns-repeated="2"/>
          <table:table-cell table:style-name="ce3" office:value-type="string" calcext:value-type="string">
            <text:p>10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023000" calcext:value-type="float">
            <text:p>201023000</text:p>
          </table:table-cell>
          <table:table-cell office:value-type="float" office:value="209453746" calcext:value-type="float">
            <text:p>209453746</text:p>
          </table:table-cell>
          <table:table-cell office:value-type="string" calcext:value-type="string">
            <text:p><text:a xlink:href="https://scratch.mit.edu/projects/209453746" xlink:type="simple">https://scratch.mit.edu/projects/209453746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jamestyler</text:p>
          </table:table-cell>
          <table:table-cell office:value-type="string" calcext:value-type="string">
            <text:p>Bean, Tyler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023161" calcext:value-type="float">
            <text:p>201023161</text:p>
          </table:table-cell>
          <table:table-cell office:value-type="float" office:value="210209493" calcext:value-type="float">
            <text:p>210209493</text:p>
          </table:table-cell>
          <table:table-cell office:value-type="string" calcext:value-type="string">
            <text:p><text:a xlink:href="https://scratch.mit.edu/projects/210209493" xlink:type="simple">https://scratch.mit.edu/projects/210209493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2NickAlex</text:p>
          </table:table-cell>
          <table:table-cell office:value-type="string" calcext:value-type="string">
            <text:p>Rivas-Ianelli, Alexander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6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124850" calcext:value-type="float">
            <text:p>201124850</text:p>
          </table:table-cell>
          <table:table-cell office:value-type="float" office:value="210799305" calcext:value-type="float">
            <text:p>210799305</text:p>
          </table:table-cell>
          <table:table-cell office:value-type="string" calcext:value-type="string">
            <text:p><text:a xlink:href="https://scratch.mit.edu/projects/210799305" xlink:type="simple">https://scratch.mit.edu/projects/210799305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marionava</text:p>
          </table:table-cell>
          <table:table-cell office:value-type="string" calcext:value-type="string">
            <text:p>Guzman, Ava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125023" calcext:value-type="float">
            <text:p>201125023</text:p>
          </table:table-cell>
          <table:table-cell office:value-type="float" office:value="209394160" calcext:value-type="float">
            <text:p>209394160</text:p>
          </table:table-cell>
          <table:table-cell office:value-type="string" calcext:value-type="string">
            <text:p><text:a xlink:href="https://scratch.mit.edu/projects/209392563" xlink:type="simple">https://scratch.mit.edu/projects/209392563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uchejustin</text:p>
          </table:table-cell>
          <table:table-cell office:value-type="string" calcext:value-type="string">
            <text:p>Li, Justin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125130" calcext:value-type="float">
            <text:p>201125130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09394160" xlink:type="simple">https://scratch.mit.edu/projects/209394160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tisyacalvin</text:p>
          </table:table-cell>
          <table:table-cell office:value-type="string" calcext:value-type="string">
            <text:p>Singh, Tisya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table:style-name="ce2" table:number-columns-repeated="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226420" calcext:value-type="float">
            <text:p>201226420</text:p>
          </table:table-cell>
          <table:table-cell office:value-type="float" office:value="212769760" calcext:value-type="float">
            <text:p>212769760</text:p>
          </table:table-cell>
          <table:table-cell office:value-type="string" calcext:value-type="string">
            <text:p><text:a xlink:href="https://scratch.mit.edu/projects/212769760" xlink:type="simple">https://scratch.mit.edu/projects/212769760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4audreyfinn</text:p>
          </table:table-cell>
          <table:table-cell office:value-type="string" calcext:value-type="string">
            <text:p>Rougeaux, Audrey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227009" calcext:value-type="float">
            <text:p>201227009</text:p>
          </table:table-cell>
          <table:table-cell office:value-type="float" office:value="208948112" calcext:value-type="float">
            <text:p>208948112</text:p>
          </table:table-cell>
          <table:table-cell office:value-type="string" calcext:value-type="string">
            <text:p><text:a xlink:href="https://scratch.mit.edu/projects/208948112" xlink:type="simple">https://scratch.mit.edu/projects/208948112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riasarah</text:p>
          </table:table-cell>
          <table:table-cell office:value-type="string" calcext:value-type="string">
            <text:p>O'Reilly, Sarah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227477" calcext:value-type="float">
            <text:p>201227477</text:p>
          </table:table-cell>
          <table:table-cell office:value-type="string" calcext:value-type="string">
            <text:p><text:a xlink:href="https://scratch.mit.edu/projects/209451652" xlink:type="simple">209451652</text:a></text:p>
          </table:table-cell>
          <table:table-cell office:value-type="string" calcext:value-type="string">
            <text:p><text:a xlink:href="https://scratch.mit.edu/projects/209451652" xlink:type="simple">https://scratch.mit.edu/projects/209451652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alexjonathan</text:p>
          </table:table-cell>
          <table:table-cell office:value-type="string" calcext:value-type="string">
            <text:p>Zhang, Alex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7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227513" calcext:value-type="float">
            <text:p>201227513</text:p>
          </table:table-cell>
          <table:table-cell office:value-type="float" office:value="209464637" calcext:value-type="float">
            <text:p>209464637</text:p>
          </table:table-cell>
          <table:table-cell office:value-type="string" calcext:value-type="string">
            <text:p><text:a xlink:href="https://scratch.mit.edu/projects/209464637" xlink:type="simple">https://scratch.mit.edu/projects/209464637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chersebastian</text:p>
          </table:table-cell>
          <table:table-cell office:value-type="string" calcext:value-type="string">
            <text:p>Li, Cher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7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327942" calcext:value-type="float">
            <text:p>201327942</text:p>
          </table:table-cell>
          <table:table-cell office:value-type="float" office:value="209425452" calcext:value-type="float">
            <text:p>209425452</text:p>
          </table:table-cell>
          <table:table-cell office:value-type="string" calcext:value-type="string">
            <text:p><text:a xlink:href="https://scratch.mit.edu/projects/209425452" xlink:type="simple">https://scratch.mit.edu/projects/209425452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1johndrew</text:p>
          </table:table-cell>
          <table:table-cell office:value-type="string" calcext:value-type="string">
            <text:p>Lunz, Andrew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328324" calcext:value-type="float">
            <text:p>201328324</text:p>
          </table:table-cell>
          <table:table-cell office:value-type="float" office:value="209463290" calcext:value-type="float">
            <text:p>209463290</text:p>
          </table:table-cell>
          <table:table-cell office:value-type="string" calcext:value-type="string">
            <text:p><text:a xlink:href="https://scratch.mit.edu/projects/209463290" xlink:type="simple">https://scratch.mit.edu/projects/209463290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NaregDavid</text:p>
          </table:table-cell>
          <table:table-cell office:value-type="string" calcext:value-type="string">
            <text:p>Minassian, Nareg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7/21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damson</text:p>
          </table:table-cell>
          <table:table-cell office:value-type="float" office:value="201329749" calcext:value-type="float">
            <text:p>201329749</text:p>
          </table:table-cell>
          <table:table-cell office:value-type="float" office:value="208948112" calcext:value-type="float">
            <text:p>208948112</text:p>
          </table:table-cell>
          <table:table-cell office:value-type="string" calcext:value-type="string">
            <text:p><text:a xlink:href="https://scratch.mit.edu/projects/208948112" xlink:type="simple">https://scratch.mit.edu/projects/208948112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riasarah</text:p>
          </table:table-cell>
          <table:table-cell office:value-type="string" calcext:value-type="string">
            <text:p>Mehrotra, Ria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7/21</text:p>
          </table:table-cell>
          <table:table-cell table:style-name="ce2"/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330352" calcext:value-type="float">
            <text:p>201330352</text:p>
          </table:table-cell>
          <table:table-cell office:value-type="float" office:value="209464024" calcext:value-type="float">
            <text:p>209464024</text:p>
          </table:table-cell>
          <table:table-cell office:value-type="string" calcext:value-type="string">
            <text:p><text:a xlink:href="https://scratch.mit.edu/projects/209464024" xlink:type="simple">https://scratch.mit.edu/projects/209464024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VeronicaMia</text:p>
          </table:table-cell>
          <table:table-cell office:value-type="string" calcext:value-type="string">
            <text:p>Long, Mia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534277" calcext:value-type="float">
            <text:p>201534277</text:p>
          </table:table-cell>
          <table:table-cell office:value-type="float" office:value="209427136" calcext:value-type="float">
            <text:p>209427136</text:p>
          </table:table-cell>
          <table:table-cell office:value-type="string" calcext:value-type="string">
            <text:p><text:a xlink:href="https://scratch.mit.edu/projects/209427136" xlink:type="simple">https://scratch.mit.edu/projects/209427136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1oliviaalice</text:p>
          </table:table-cell>
          <table:table-cell office:value-type="string" calcext:value-type="string">
            <text:p>Evans, Olivia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534749" calcext:value-type="float">
            <text:p>201534749</text:p>
          </table:table-cell>
          <table:table-cell office:value-type="float" office:value="209432579" calcext:value-type="float">
            <text:p>209432579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ec2jasonandmars</text:p>
          </table:table-cell>
          <table:table-cell office:value-type="string" calcext:value-type="string">
            <text:p>Perez, Jaso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600137" calcext:value-type="float">
            <text:p>201600137</text:p>
          </table:table-cell>
          <table:table-cell table:style-name="ce2" table:number-columns-repeated="4"/>
          <table:table-cell office:value-type="string" calcext:value-type="string">
            <text:p>Kushkov, Oleksandr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Adamson</text:p>
          </table:table-cell>
          <table:table-cell office:value-type="float" office:value="201601241" calcext:value-type="float">
            <text:p>201601241</text:p>
          </table:table-cell>
          <table:table-cell office:value-type="float" office:value="210475569" calcext:value-type="float">
            <text:p>210475569</text:p>
          </table:table-cell>
          <table:table-cell office:value-type="string" calcext:value-type="string">
            <text:p><text:a xlink:href="https://scratch.mit.edu/projects/210475569" xlink:type="simple">https://scratch.mit.edu/projects/210475569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1liamthomas</text:p>
          </table:table-cell>
          <table:table-cell office:value-type="string" calcext:value-type="string">
            <text:p>Sargent, Thomas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table:style-name="ce2"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601463" calcext:value-type="float">
            <text:p>201601463</text:p>
          </table:table-cell>
          <table:table-cell office:value-type="float" office:value="209427136" calcext:value-type="float">
            <text:p>209427136</text:p>
          </table:table-cell>
          <table:table-cell office:value-type="string" calcext:value-type="string">
            <text:p><text:a xlink:href="https://scratch.mit.edu/projects/209427136" xlink:type="simple">https://scratch.mit.edu/projects/209427136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1oliviaalice</text:p>
          </table:table-cell>
          <table:table-cell office:value-type="string" calcext:value-type="string">
            <text:p>Renzetti, Alic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601527" calcext:value-type="float">
            <text:p>201601527</text:p>
          </table:table-cell>
          <table:table-cell office:value-type="float" office:value="209453883" calcext:value-type="float">
            <text:p>209453883</text:p>
          </table:table-cell>
          <table:table-cell office:value-type="string" calcext:value-type="string">
            <text:p><text:a xlink:href="https://scratch.mit.edu/projects/209453883" xlink:type="simple">https://scratch.mit.edu/projects/209453883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joshuadaniel</text:p>
          </table:table-cell>
          <table:table-cell office:value-type="string" calcext:value-type="string">
            <text:p>Cui, Daniel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601532" calcext:value-type="float">
            <text:p>201601532</text:p>
          </table:table-cell>
          <table:table-cell office:value-type="float" office:value="209448331" calcext:value-type="float">
            <text:p>209448331</text:p>
          </table:table-cell>
          <table:table-cell office:value-type="string" calcext:value-type="string">
            <text:p><text:a xlink:href="https://scratch.mit.edu/projects/209448331" xlink:type="simple">https://scratch.mit.edu/projects/209448331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s2akashadrien</text:p>
          </table:table-cell>
          <table:table-cell office:value-type="string" calcext:value-type="string">
            <text:p>Leung, Adrien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table:style-name="ce2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601897" calcext:value-type="float">
            <text:p>201601897</text:p>
          </table:table-cell>
          <table:table-cell office:value-type="float" office:value="209466901" calcext:value-type="float">
            <text:p>209466901</text:p>
          </table:table-cell>
          <table:table-cell office:value-type="string" calcext:value-type="string">
            <text:p><text:a xlink:href="https://scratch.mit.edu/projects/209466901" xlink:type="simple">https://scratch.mit.edu/projects/209466901</text:a></text:p>
          </table:table-cell>
          <table:table-cell office:value-type="string" calcext:value-type="string">
            <text:p><text:a xlink:href="https://na01.safelinks.protection.outlook.com/?url=https%3A%2F%2Fscratch.mit.edu%2Fstudios%2F4888497%2F&amp;data=02%7C01%7Celi_tucker-raymond%40terc.edu%7C720d1853440645219cd508d58d9cd12e%7C322d5924eb17485dad2e5078894cc39a%7C0%7C0%7C636570627069108904&amp;sdata=Br4bPH8eV7kmSwj7vI2G8ohqCLrEunYZAIZ104MjEvk%3D&amp;reserved=0" xlink:type="simple">https://scratch.mit.edu/studios/4888497/</text:a></text:p>
          </table:table-cell>
          <table:table-cell office:value-type="string" calcext:value-type="string">
            <text:p>Ivys3michaelnassor</text:p>
          </table:table-cell>
          <table:table-cell office:value-type="string" calcext:value-type="string">
            <text:p>Noel, Nassor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7/2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601938" calcext:value-type="float">
            <text:p>201601938</text:p>
          </table:table-cell>
          <table:table-cell office:value-type="float" office:value="209393657" calcext:value-type="float">
            <text:p>209393657</text:p>
          </table:table-cell>
          <table:table-cell office:value-type="string" calcext:value-type="string">
            <text:p><text:a xlink:href="https://scratch.mit.edu/projects/209393657" xlink:type="simple">https://scratch.mit.edu/projects/209393657</text:a></text:p>
          </table:table-cell>
          <table:table-cell office:value-type="string" calcext:value-type="string">
            <text:p><text:a xlink:href="https://scratch.mit.edu/studios/4888502/" xlink:type="simple">https://scratch.mit.edu/studios/4888502/</text:a></text:p>
          </table:table-cell>
          <table:table-cell office:value-type="string" calcext:value-type="string">
            <text:p>Ivys4connorwill</text:p>
          </table:table-cell>
          <table:table-cell office:value-type="string" calcext:value-type="string">
            <text:p>Gibson, Connor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table:style-name="ce2"/>
          <table:table-cell table:number-columns-repeated="2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Adamson</text:p>
          </table:table-cell>
          <table:table-cell office:value-type="float" office:value="201700624" calcext:value-type="float">
            <text:p>201700624</text:p>
          </table:table-cell>
          <table:table-cell office:value-type="float" office:value="210209493" calcext:value-type="float">
            <text:p>210209493</text:p>
          </table:table-cell>
          <table:table-cell office:value-type="string" calcext:value-type="string">
            <text:p><text:a xlink:href="https://scratch.mit.edu/projects/210209493" xlink:type="simple">https://scratch.mit.edu/projects/210209493</text:a></text:p>
          </table:table-cell>
          <table:table-cell office:value-type="string" calcext:value-type="string">
            <text:p><text:a xlink:href="https://scratch.mit.edu/studios/4888495/" xlink:type="simple">https://scratch.mit.edu/studios/4888495/</text:a></text:p>
          </table:table-cell>
          <table:table-cell office:value-type="string" calcext:value-type="string">
            <text:p>Ivy2NickAlex</text:p>
          </table:table-cell>
          <table:table-cell office:value-type="string" calcext:value-type="string">
            <text:p>Richemond, Nicholas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table:style-name="ce3" office:value-type="string" calcext:value-type="string">
            <text:p>6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amson</text:p>
          </table:table-cell>
          <table:table-cell office:value-type="float" office:value="201701140" calcext:value-type="float">
            <text:p>201701140</text:p>
          </table:table-cell>
          <table:table-cell office:value-type="float" office:value="209427643" calcext:value-type="float">
            <text:p>209427643</text:p>
          </table:table-cell>
          <table:table-cell office:value-type="string" calcext:value-type="string">
            <text:p><text:a xlink:href="https://scratch.mit.edu/projects/209427643" xlink:type="simple">https://scratch.mit.edu/projects/209427643</text:a></text:p>
          </table:table-cell>
          <table:table-cell office:value-type="string" calcext:value-type="string">
            <text:p><text:a xlink:href="https://scratch.mit.edu/studios/4888494/" xlink:type="simple">https://scratch.mit.edu/studios/4888494/</text:a></text:p>
          </table:table-cell>
          <table:table-cell office:value-type="string" calcext:value-type="string">
            <text:p>Ivys1victoriarachel</text:p>
          </table:table-cell>
          <table:table-cell office:value-type="string" calcext:value-type="string">
            <text:p>Espinoza, Victoria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4/21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715282" calcext:value-type="float">
            <text:p>200715282</text:p>
          </table:table-cell>
          <table:table-cell office:value-type="float" office:value="210545250" calcext:value-type="float">
            <text:p>210545250</text:p>
          </table:table-cell>
          <table:table-cell office:value-type="string" calcext:value-type="string">
            <text:p><text:a xlink:href="https://scratch.mit.edu/projects/210545250" xlink:type="simple">https://scratch.mit.edu/projects/210545250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TheEarthIsFlat</text:p>
          </table:table-cell>
          <table:table-cell office:value-type="string" calcext:value-type="string">
            <text:p>McNally, William S.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9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715352" calcext:value-type="float">
            <text:p>200715352</text:p>
          </table:table-cell>
          <table:table-cell office:value-type="float" office:value="210270265" calcext:value-type="float">
            <text:p>210270265</text:p>
          </table:table-cell>
          <table:table-cell office:value-type="string" calcext:value-type="string">
            <text:p><text:a xlink:href="https://scratch.mit.edu/projects/210270265" xlink:type="simple">https://scratch.mit.edu/projects/210270265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Qwert4uiopb</text:p>
          </table:table-cell>
          <table:table-cell office:value-type="string" calcext:value-type="string">
            <text:p>Mooradian, Peter L.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716115" calcext:value-type="float">
            <text:p>200716115</text:p>
          </table:table-cell>
          <table:table-cell office:value-type="float" office:value="210543223" calcext:value-type="float">
            <text:p>210543223</text:p>
          </table:table-cell>
          <table:table-cell office:value-type="string" calcext:value-type="string">
            <text:p><text:a xlink:href="https://scratch.mit.edu/projects/210543223" xlink:type="simple">https://scratch.mit.edu/projects/210543223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Scratchticketgames</text:p>
          </table:table-cell>
          <table:table-cell office:value-type="string" calcext:value-type="string">
            <text:p>McPherson, Henry J. 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Action/Maz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0716848" calcext:value-type="float">
            <text:p>200716848</text:p>
          </table:table-cell>
          <table:table-cell office:value-type="float" office:value="210274428" calcext:value-type="float">
            <text:p>210274428</text:p>
          </table:table-cell>
          <table:table-cell office:value-type="string" calcext:value-type="string">
            <text:p><text:a xlink:href="https://scratch.mit.edu/projects/210274428" xlink:type="simple">https://scratch.mit.edu/projects/210274428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landfillsrus</text:p>
          </table:table-cell>
          <table:table-cell office:value-type="string" calcext:value-type="string">
            <text:p>Alexander-Latta, Matthew C.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19301" calcext:value-type="float">
            <text:p>200919301</text:p>
          </table:table-cell>
          <table:table-cell office:value-type="float" office:value="210561152" calcext:value-type="float">
            <text:p>210561152</text:p>
          </table:table-cell>
          <table:table-cell office:value-type="string" calcext:value-type="string">
            <text:p><text:a xlink:href="https://scratch.mit.edu/projects/210561152" xlink:type="simple">https://scratch.mit.edu/projects/210561152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victoryroaleI</text:p>
          </table:table-cell>
          <table:table-cell office:value-type="string" calcext:value-type="string">
            <text:p>Kearney, Matthew B.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19563" calcext:value-type="float">
            <text:p>200919563</text:p>
          </table:table-cell>
          <table:table-cell office:value-type="float" office:value="210546104" calcext:value-type="float">
            <text:p>210546104</text:p>
          </table:table-cell>
          <table:table-cell office:value-type="string" calcext:value-type="string">
            <text:p><text:a xlink:href="https://scratch.mit.edu/projects/210546104" xlink:type="simple">https://scratch.mit.edu/projects/210546104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Inertia27</text:p>
          </table:table-cell>
          <table:table-cell office:value-type="string" calcext:value-type="string">
            <text:p>Cao, Julia (Meimei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office:value-type="string" calcext:value-type="string">
            <text:p>15/21</text:p>
          </table:table-cell>
          <table:table-cell table:style-name="ce2" table:number-columns-repeated="3"/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0919767" calcext:value-type="float">
            <text:p>200919767</text:p>
          </table:table-cell>
          <table:table-cell office:value-type="float" office:value="210533073" calcext:value-type="float">
            <text:p>210533073</text:p>
          </table:table-cell>
          <table:table-cell office:value-type="string" calcext:value-type="string">
            <text:p><text:a xlink:href="https://scratch.mit.edu/projects/210533073" xlink:type="simple">https://scratch.mit.edu/projects/210533073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TheGreenTeam2</text:p>
          </table:table-cell>
          <table:table-cell office:value-type="string" calcext:value-type="string">
            <text:p>Fabry, Madeline A. 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1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0919825" calcext:value-type="float">
            <text:p>200919825</text:p>
          </table:table-cell>
          <table:table-cell office:value-type="float" office:value="210533073" calcext:value-type="float">
            <text:p>210533073</text:p>
          </table:table-cell>
          <table:table-cell office:value-type="string" calcext:value-type="string">
            <text:p><text:a xlink:href="https://scratch.mit.edu/projects/210533073" xlink:type="simple">https://scratch.mit.edu/projects/210533073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TheGreenTeam2</text:p>
          </table:table-cell>
          <table:table-cell office:value-type="string" calcext:value-type="string">
            <text:p>Maher, Ella M. 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1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0919861" calcext:value-type="float">
            <text:p>200919861</text:p>
          </table:table-cell>
          <table:table-cell office:value-type="float" office:value="210551034" calcext:value-type="float">
            <text:p>210551034</text:p>
          </table:table-cell>
          <table:table-cell office:value-type="string" calcext:value-type="string">
            <text:p><text:a xlink:href="https://scratch.mit.edu/projects/210551034" xlink:type="simple">https://scratch.mit.edu/projects/210551034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NourBeatrice</text:p>
          </table:table-cell>
          <table:table-cell office:value-type="string" calcext:value-type="string">
            <text:p>Beatrice, Sophia M. 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torytelling/Decision Maki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19864" calcext:value-type="float">
            <text:p>200919864</text:p>
          </table:table-cell>
          <table:table-cell office:value-type="float" office:value="208431667" calcext:value-type="float">
            <text:p>208431667</text:p>
          </table:table-cell>
          <table:table-cell office:value-type="string" calcext:value-type="string">
            <text:p><text:a xlink:href="https://scratch.mit.edu/projects/208431667" xlink:type="simple">https://scratch.mit.edu/projects/208431667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WeDontKnowWhatToDo</text:p>
          </table:table-cell>
          <table:table-cell office:value-type="string" calcext:value-type="string">
            <text:p>Eidus, Mark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Pong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19882" calcext:value-type="float">
            <text:p>200919882</text:p>
          </table:table-cell>
          <table:table-cell office:value-type="float" office:value="210272031" calcext:value-type="float">
            <text:p>210272031</text:p>
          </table:table-cell>
          <table:table-cell office:value-type="string" calcext:value-type="string">
            <text:p><text:a xlink:href="https://scratch.mit.edu/projects/210272031" xlink:type="simple">https://scratch.mit.edu/projects/210272031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salvatorebrotherss</text:p>
          </table:table-cell>
          <table:table-cell office:value-type="string" calcext:value-type="string">
            <text:p>Gainsboro, Ella D.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19887" calcext:value-type="float">
            <text:p>200919887</text:p>
          </table:table-cell>
          <table:table-cell office:value-type="float" office:value="210270265" calcext:value-type="float">
            <text:p>210270265</text:p>
          </table:table-cell>
          <table:table-cell office:value-type="string" calcext:value-type="string">
            <text:p><text:a xlink:href="https://scratch.mit.edu/projects/210270265" xlink:type="simple">https://scratch.mit.edu/projects/210270265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Qwert4uiopb</text:p>
          </table:table-cell>
          <table:table-cell office:value-type="string" calcext:value-type="string">
            <text:p>Thomas, Rhys W.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White,Multiracial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19900" calcext:value-type="float">
            <text:p>200919900</text:p>
          </table:table-cell>
          <table:table-cell office:value-type="float" office:value="210231409" calcext:value-type="float">
            <text:p>210231409</text:p>
          </table:table-cell>
          <table:table-cell office:value-type="string" calcext:value-type="string">
            <text:p><text:a xlink:href="https://scratch.mit.edu/projects/210231409" xlink:type="simple">https://scratch.mit.edu/projects/210231409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ClimateChangeIsFake</text:p>
          </table:table-cell>
          <table:table-cell office:value-type="string" calcext:value-type="string">
            <text:p>Tembelopoulos, Ioanna H.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19908" calcext:value-type="float">
            <text:p>200919908</text:p>
          </table:table-cell>
          <table:table-cell office:value-type="float" office:value="210564768" calcext:value-type="float">
            <text:p>210564768</text:p>
          </table:table-cell>
          <table:table-cell office:value-type="string" calcext:value-type="string">
            <text:p><text:a xlink:href="https://scratch.mit.edu/projects/210564768" xlink:type="simple">https://scratch.mit.edu/projects/210564768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monkcat</text:p>
          </table:table-cell>
          <table:table-cell office:value-type="string" calcext:value-type="string">
            <text:p>Chuong, Serena B.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Pong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19912" calcext:value-type="float">
            <text:p>200919912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MOGZ_Science</text:p>
          </table:table-cell>
          <table:table-cell office:value-type="string" calcext:value-type="string">
            <text:p>Greenwold, Molly A. 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Action/Maze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19919" calcext:value-type="float">
            <text:p>200919919</text:p>
          </table:table-cell>
          <table:table-cell office:value-type="float" office:value="210270408" calcext:value-type="float">
            <text:p>210270408</text:p>
          </table:table-cell>
          <table:table-cell office:value-type="string" calcext:value-type="string">
            <text:p><text:a xlink:href="https://scratch.mit.edu/projects/210270408" xlink:type="simple">https://scratch.mit.edu/projects/210270408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CatMazeDESTROYERS</text:p>
          </table:table-cell>
          <table:table-cell office:value-type="string" calcext:value-type="string">
            <text:p>Raker, Riley M.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8/21</text:p>
          </table:table-cell>
          <table:table-cell office:value-type="string" calcext:value-type="string">
            <text:p>Simulation/Pet-Raisi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19920" calcext:value-type="float">
            <text:p>200919920</text:p>
          </table:table-cell>
          <table:table-cell office:value-type="float" office:value="208431667" calcext:value-type="float">
            <text:p>208431667</text:p>
          </table:table-cell>
          <table:table-cell office:value-type="string" calcext:value-type="string">
            <text:p><text:a xlink:href="https://scratch.mit.edu/projects/208431667" xlink:type="simple">https://scratch.mit.edu/projects/208431667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WeDontKnowWhatToDo</text:p>
          </table:table-cell>
          <table:table-cell office:value-type="string" calcext:value-type="string">
            <text:p>Ratin, Benjamin J.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,Other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Pon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19995" calcext:value-type="float">
            <text:p>200919995</text:p>
          </table:table-cell>
          <table:table-cell office:value-type="float" office:value="213082768" calcext:value-type="float">
            <text:p>213082768</text:p>
          </table:table-cell>
          <table:table-cell office:value-type="string" calcext:value-type="string">
            <text:p><text:a xlink:href="https://scratch.mit.edu/projects/213082768" xlink:type="simple">https://scratch.mit.edu/projects/213082768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dumb_cow</text:p>
          </table:table-cell>
          <table:table-cell office:value-type="string" calcext:value-type="string">
            <text:p>Heneghan, William J. 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office:value-type="string" calcext:value-type="string">
            <text:p>Action/Maz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Hoffman</text:p>
          </table:table-cell>
          <table:table-cell office:value-type="float" office:value="200919999" calcext:value-type="float">
            <text:p>200919999</text:p>
          </table:table-cell>
          <table:table-cell office:value-type="float" office:value="210561152" calcext:value-type="float">
            <text:p>210561152</text:p>
          </table:table-cell>
          <table:table-cell office:value-type="string" calcext:value-type="string">
            <text:p><text:a xlink:href="https://scratch.mit.edu/projects/210561152" xlink:type="simple">https://scratch.mit.edu/projects/210561152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victoryroaleI</text:p>
          </table:table-cell>
          <table:table-cell office:value-type="string" calcext:value-type="string">
            <text:p>Judge, Kyle S.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table:style-name="ce2"/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010" calcext:value-type="float">
            <text:p>200920010</text:p>
          </table:table-cell>
          <table:table-cell office:value-type="float" office:value="210560736" calcext:value-type="float">
            <text:p>210560736</text:p>
          </table:table-cell>
          <table:table-cell office:value-type="string" calcext:value-type="string">
            <text:p><text:a xlink:href="https://scratch.mit.edu/projects/210560736" xlink:type="simple">https://scratch.mit.edu/projects/210560736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Fortnite69420</text:p>
          </table:table-cell>
          <table:table-cell office:value-type="string" calcext:value-type="string">
            <text:p>Murphy, Joseph J.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Pong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0920035" calcext:value-type="float">
            <text:p>200920035</text:p>
          </table:table-cell>
          <table:table-cell office:value-type="float" office:value="210270414" calcext:value-type="float">
            <text:p>210270414</text:p>
          </table:table-cell>
          <table:table-cell office:value-type="string" calcext:value-type="string">
            <text:p><text:a xlink:href="https://scratch.mit.edu/projects/210270414" xlink:type="simple">https://scratch.mit.edu/projects/210270414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climategames</text:p>
          </table:table-cell>
          <table:table-cell office:value-type="string" calcext:value-type="string">
            <text:p>Yolen, Ella R.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036" calcext:value-type="float">
            <text:p>200920036</text:p>
          </table:table-cell>
          <table:table-cell office:value-type="float" office:value="210545250" calcext:value-type="float">
            <text:p>210545250</text:p>
          </table:table-cell>
          <table:table-cell office:value-type="string" calcext:value-type="string">
            <text:p><text:a xlink:href="https://scratch.mit.edu/projects/210545250" xlink:type="simple">https://scratch.mit.edu/projects/210545250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TheEarthIsFlat</text:p>
          </table:table-cell>
          <table:table-cell office:value-type="string" calcext:value-type="string">
            <text:p>Drake, William R.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0920072" calcext:value-type="float">
            <text:p>200920072</text:p>
          </table:table-cell>
          <table:table-cell office:value-type="float" office:value="210270414" calcext:value-type="float">
            <text:p>210270414</text:p>
          </table:table-cell>
          <table:table-cell office:value-type="string" calcext:value-type="string">
            <text:p><text:a xlink:href="https://scratch.mit.edu/projects/210270414" xlink:type="simple">https://scratch.mit.edu/projects/210270414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climategames</text:p>
          </table:table-cell>
          <table:table-cell office:value-type="string" calcext:value-type="string">
            <text:p>Ormes, Owen D.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076" calcext:value-type="float">
            <text:p>200920076</text:p>
          </table:table-cell>
          <table:table-cell office:value-type="float" office:value="210529326" calcext:value-type="float">
            <text:p>210529326</text:p>
          </table:table-cell>
          <table:table-cell office:value-type="string" calcext:value-type="string">
            <text:p><text:a xlink:href="https://scratch.mit.edu/projects/210529326" xlink:type="simple">https://scratch.mit.edu/projects/210529326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doublems</text:p>
          </table:table-cell>
          <table:table-cell office:value-type="string" calcext:value-type="string">
            <text:p>Hiranandani, Marc 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172" calcext:value-type="float">
            <text:p>200920172</text:p>
          </table:table-cell>
          <table:table-cell office:value-type="float" office:value="210531801" calcext:value-type="float">
            <text:p>210531801</text:p>
          </table:table-cell>
          <table:table-cell office:value-type="string" calcext:value-type="string">
            <text:p><text:a xlink:href="https://scratch.mit.edu/projects/210531801" xlink:type="simple">https://scratch.mit.edu/projects/210531801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Ciencia22</text:p>
          </table:table-cell>
          <table:table-cell office:value-type="string" calcext:value-type="string">
            <text:p>Belhouchet, Marat 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8/21</text:p>
          </table:table-cell>
          <table:table-cell office:value-type="string" calcext:value-type="string">
            <text:p>Action/Snak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182" calcext:value-type="float">
            <text:p>200920182</text:p>
          </table:table-cell>
          <table:table-cell office:value-type="float" office:value="210560441" calcext:value-type="float">
            <text:p>210560441</text:p>
          </table:table-cell>
          <table:table-cell office:value-type="string" calcext:value-type="string">
            <text:p><text:a xlink:href="https://scratch.mit.edu/projects/210560441" xlink:type="simple">https://scratch.mit.edu/projects/210560441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drewneela</text:p>
          </table:table-cell>
          <table:table-cell office:value-type="string" calcext:value-type="string">
            <text:p>Fitzgerald, Drew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/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Pon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197" calcext:value-type="float">
            <text:p>200920197</text:p>
          </table:table-cell>
          <table:table-cell office:value-type="float" office:value="210272031" calcext:value-type="float">
            <text:p>210272031</text:p>
          </table:table-cell>
          <table:table-cell office:value-type="string" calcext:value-type="string">
            <text:p><text:a xlink:href="https://scratch.mit.edu/projects/210272031" xlink:type="simple">https://scratch.mit.edu/projects/210272031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salvatorebrotherss</text:p>
          </table:table-cell>
          <table:table-cell office:value-type="string" calcext:value-type="string">
            <text:p>Huckabone, Annie R. 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198" calcext:value-type="float">
            <text:p>200920198</text:p>
          </table:table-cell>
          <table:table-cell office:value-type="float" office:value="210231409" calcext:value-type="float">
            <text:p>210231409</text:p>
          </table:table-cell>
          <table:table-cell office:value-type="string" calcext:value-type="string">
            <text:p><text:a xlink:href="https://scratch.mit.edu/projects/210231409" xlink:type="simple">https://scratch.mit.edu/projects/210231409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ClimateChangeIsFake</text:p>
          </table:table-cell>
          <table:table-cell office:value-type="string" calcext:value-type="string">
            <text:p>Kogan-Spivack, Mia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0920367" calcext:value-type="float">
            <text:p>200920367</text:p>
          </table:table-cell>
          <table:table-cell office:value-type="float" office:value="210560736" calcext:value-type="float">
            <text:p>210560736</text:p>
          </table:table-cell>
          <table:table-cell office:value-type="string" calcext:value-type="string">
            <text:p><text:a xlink:href="https://scratch.mit.edu/projects/210560736" xlink:type="simple">https://scratch.mit.edu/projects/210560736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Fortnite69420</text:p>
          </table:table-cell>
          <table:table-cell office:value-type="string" calcext:value-type="string">
            <text:p>Bryan, Elijah E.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Pong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370" calcext:value-type="float">
            <text:p>200920370</text:p>
          </table:table-cell>
          <table:table-cell office:value-type="float" office:value="210560441" calcext:value-type="float">
            <text:p>210560441</text:p>
          </table:table-cell>
          <table:table-cell office:value-type="string" calcext:value-type="string">
            <text:p><text:a xlink:href="https://scratch.mit.edu/projects/210560441" xlink:type="simple">https://scratch.mit.edu/projects/210560441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drewneela</text:p>
          </table:table-cell>
          <table:table-cell office:value-type="string" calcext:value-type="string">
            <text:p>Sullivan, Neela W.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Pong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412" calcext:value-type="float">
            <text:p>200920412</text:p>
          </table:table-cell>
          <table:table-cell office:value-type="float" office:value="210529410" calcext:value-type="float">
            <text:p>210529410</text:p>
          </table:table-cell>
          <table:table-cell office:value-type="string" calcext:value-type="string">
            <text:p><text:a xlink:href="https://scratch.mit.edu/projects/210529410" xlink:type="simple">https://scratch.mit.edu/projects/210529410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cowsarebad</text:p>
          </table:table-cell>
          <table:table-cell office:value-type="string" calcext:value-type="string">
            <text:p>Chakalis, Evangeline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471" calcext:value-type="float">
            <text:p>200920471</text:p>
          </table:table-cell>
          <table:table-cell office:value-type="float" office:value="210544814" calcext:value-type="float">
            <text:p>210544814</text:p>
          </table:table-cell>
          <table:table-cell office:value-type="string" calcext:value-type="string">
            <text:p><text:a xlink:href="https://scratch.mit.edu/projects/210544814" xlink:type="simple">https://scratch.mit.edu/projects/210544814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SeaOhToo</text:p>
          </table:table-cell>
          <table:table-cell office:value-type="string" calcext:value-type="string">
            <text:p>Flint, Fiona C.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Action/Click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Hoffman</text:p>
          </table:table-cell>
          <table:table-cell office:value-type="float" office:value="200920472" calcext:value-type="float">
            <text:p>200920472</text:p>
          </table:table-cell>
          <table:table-cell office:value-type="float" office:value="210564768" calcext:value-type="float">
            <text:p>210564768</text:p>
          </table:table-cell>
          <table:table-cell office:value-type="string" calcext:value-type="string">
            <text:p><text:a xlink:href="https://scratch.mit.edu/projects/210564768" xlink:type="simple">https://scratch.mit.edu/projects/210564768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monkcat</text:p>
          </table:table-cell>
          <table:table-cell office:value-type="string" calcext:value-type="string">
            <text:p>Corr, Julia H.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Po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511" calcext:value-type="float">
            <text:p>200920511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MOGZ_Science</text:p>
          </table:table-cell>
          <table:table-cell office:value-type="string" calcext:value-type="string">
            <text:p>Zeng, Oscar C.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number-columns-repeated="3"/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0920523" calcext:value-type="float">
            <text:p>200920523</text:p>
          </table:table-cell>
          <table:table-cell office:value-type="float" office:value="210275724" calcext:value-type="float">
            <text:p>210275724</text:p>
          </table:table-cell>
          <table:table-cell office:value-type="string" calcext:value-type="string">
            <text:p><text:a xlink:href="https://scratch.mit.edu/projects/210275724" xlink:type="simple">https://scratch.mit.edu/projects/210275724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GG_Grapefruit</text:p>
          </table:table-cell>
          <table:table-cell office:value-type="string" calcext:value-type="string">
            <text:p>Vogel, Gabrielle E.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561" calcext:value-type="float">
            <text:p>200920561</text:p>
          </table:table-cell>
          <table:table-cell office:value-type="float" office:value="210531801" calcext:value-type="float">
            <text:p>210531801</text:p>
          </table:table-cell>
          <table:table-cell office:value-type="string" calcext:value-type="string">
            <text:p><text:a xlink:href="https://scratch.mit.edu/projects/210531801" xlink:type="simple">https://scratch.mit.edu/projects/210531801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Ciencia22</text:p>
          </table:table-cell>
          <table:table-cell office:value-type="string" calcext:value-type="string">
            <text:p>Mahboubi, Younes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2"/>
          <table:table-cell office:value-type="string" calcext:value-type="string">
            <text:p>18/21</text:p>
          </table:table-cell>
          <table:table-cell office:value-type="string" calcext:value-type="string">
            <text:p>Action/Snak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622" calcext:value-type="float">
            <text:p>200920622</text:p>
          </table:table-cell>
          <table:table-cell office:value-type="float" office:value="210531356" calcext:value-type="float">
            <text:p>210531356</text:p>
          </table:table-cell>
          <table:table-cell office:value-type="string" calcext:value-type="string">
            <text:p><text:a xlink:href="https://scratch.mit.edu/projects/210531356" xlink:type="simple">https://scratch.mit.edu/projects/210531356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Poniesandicecream</text:p>
          </table:table-cell>
          <table:table-cell office:value-type="string" calcext:value-type="string">
            <text:p>Osmani, Nigah A. 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Hoffman</text:p>
          </table:table-cell>
          <table:table-cell office:value-type="float" office:value="200920782" calcext:value-type="float">
            <text:p>200920782</text:p>
          </table:table-cell>
          <table:table-cell office:value-type="float" office:value="210274428" calcext:value-type="float">
            <text:p>210274428</text:p>
          </table:table-cell>
          <table:table-cell office:value-type="string" calcext:value-type="string">
            <text:p><text:a xlink:href="https://scratch.mit.edu/projects/210274428" xlink:type="simple">https://scratch.mit.edu/projects/210274428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landfillsrus</text:p>
          </table:table-cell>
          <table:table-cell office:value-type="string" calcext:value-type="string">
            <text:p>Furman, Dina 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962" calcext:value-type="float">
            <text:p>200920962</text:p>
          </table:table-cell>
          <table:table-cell office:value-type="float" office:value="210531527" calcext:value-type="float">
            <text:p>210531527</text:p>
          </table:table-cell>
          <table:table-cell office:value-type="string" calcext:value-type="string">
            <text:p><text:a xlink:href="https://scratch.mit.edu/projects/210531527" xlink:type="simple">https://scratch.mit.edu/projects/210531527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The Intellectuals</text:p>
          </table:table-cell>
          <table:table-cell office:value-type="string" calcext:value-type="string">
            <text:p>Moughan, Anna C. 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021655" calcext:value-type="float">
            <text:p>201021655</text:p>
          </table:table-cell>
          <table:table-cell office:value-type="float" office:value="213082768" calcext:value-type="float">
            <text:p>213082768</text:p>
          </table:table-cell>
          <table:table-cell office:value-type="string" calcext:value-type="string">
            <text:p><text:a xlink:href="https://scratch.mit.edu/projects/213082768" xlink:type="simple">https://scratch.mit.edu/projects/213082768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dumb_cow</text:p>
          </table:table-cell>
          <table:table-cell office:value-type="string" calcext:value-type="string">
            <text:p>Votta, Courtney 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021724" calcext:value-type="float">
            <text:p>201021724</text:p>
          </table:table-cell>
          <table:table-cell office:value-type="float" office:value="210207543" calcext:value-type="float">
            <text:p>210207543</text:p>
          </table:table-cell>
          <table:table-cell office:value-type="string" calcext:value-type="string">
            <text:p><text:a xlink:href="https://scratch.mit.edu/projects/210207543" xlink:type="simple">https://scratch.mit.edu/projects/210207543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DanCamDC</text:p>
          </table:table-cell>
          <table:table-cell office:value-type="string" calcext:value-type="string">
            <text:p>Gliksberg, Daniel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number-columns-repeated="2"/>
          <table:table-cell office:value-type="string" calcext:value-type="string">
            <text:p>19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022601" calcext:value-type="float">
            <text:p>201022601</text:p>
          </table:table-cell>
          <table:table-cell office:value-type="float" office:value="210531527" calcext:value-type="float">
            <text:p>210531527</text:p>
          </table:table-cell>
          <table:table-cell office:value-type="string" calcext:value-type="string">
            <text:p><text:a xlink:href="https://scratch.mit.edu/projects/210531527" xlink:type="simple">https://scratch.mit.edu/projects/210531527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The Intellectuals</text:p>
          </table:table-cell>
          <table:table-cell office:value-type="string" calcext:value-type="string">
            <text:p>Monteiro, Dilsa G. 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1022731" calcext:value-type="float">
            <text:p>201022731</text:p>
          </table:table-cell>
          <table:table-cell office:value-type="float" office:value="210549995" calcext:value-type="float">
            <text:p>210549995</text:p>
          </table:table-cell>
          <table:table-cell office:value-type="string" calcext:value-type="string">
            <text:p><text:a xlink:href="https://scratch.mit.edu/projects/210549995" xlink:type="simple">https://scratch.mit.edu/projects/210549995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ASDFGHJKLLKJHGFDSA0</text:p>
          </table:table-cell>
          <table:table-cell office:value-type="string" calcext:value-type="string">
            <text:p>Romain Pierre Louis, Jowan K.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Black or African American</text:p>
          </table:table-cell>
          <table:table-cell office:value-type="string" calcext:value-type="string">
            <text:p>19/22</text:p>
          </table:table-cell>
          <table:table-cell office:value-type="string" calcext:value-type="string">
            <text:p>Storytelling/Decision Maki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023349" calcext:value-type="float">
            <text:p>201023349</text:p>
          </table:table-cell>
          <table:table-cell office:value-type="float" office:value="212113712" calcext:value-type="float">
            <text:p>212113712</text:p>
          </table:table-cell>
          <table:table-cell office:value-type="string" calcext:value-type="string">
            <text:p><text:a xlink:href="https://scratch.mit.edu/projects/212113712" xlink:type="simple">https://scratch.mit.edu/projects/212113712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seabreazejam1</text:p>
          </table:table-cell>
          <table:table-cell office:value-type="string" calcext:value-type="string">
            <text:p>Fein, Jonah A.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1124855" calcext:value-type="float">
            <text:p>201124855</text:p>
          </table:table-cell>
          <table:table-cell office:value-type="float" office:value="210549995" calcext:value-type="float">
            <text:p>210549995</text:p>
          </table:table-cell>
          <table:table-cell office:value-type="string" calcext:value-type="string">
            <text:p><text:a xlink:href="https://scratch.mit.edu/projects/210549995" xlink:type="simple">https://scratch.mit.edu/projects/210549995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ASDFGHJKLLKJHGFDSA0</text:p>
          </table:table-cell>
          <table:table-cell office:value-type="string" calcext:value-type="string">
            <text:p>Rattanavijai, Luke K.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1125008" calcext:value-type="float">
            <text:p>201125008</text:p>
          </table:table-cell>
          <table:table-cell office:value-type="float" office:value="210546104" calcext:value-type="float">
            <text:p>210546104</text:p>
          </table:table-cell>
          <table:table-cell office:value-type="string" calcext:value-type="string">
            <text:p><text:a xlink:href="https://scratch.mit.edu/projects/210546104" xlink:type="simple">https://scratch.mit.edu/projects/210546104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Inertia27</text:p>
          </table:table-cell>
          <table:table-cell office:value-type="string" calcext:value-type="string">
            <text:p>Holt-Doucette, Nicholas Z.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125618" calcext:value-type="float">
            <text:p>201125618</text:p>
          </table:table-cell>
          <table:table-cell office:value-type="float" office:value="212113712" calcext:value-type="float">
            <text:p>212113712</text:p>
          </table:table-cell>
          <table:table-cell office:value-type="string" calcext:value-type="string">
            <text:p><text:a xlink:href="https://scratch.mit.edu/projects/212113712" xlink:type="simple">https://scratch.mit.edu/projects/212113712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seabreazejam1</text:p>
          </table:table-cell>
          <table:table-cell office:value-type="string" calcext:value-type="string">
            <text:p>Braithwaite, Samuel J.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226065" calcext:value-type="float">
            <text:p>201226065</text:p>
          </table:table-cell>
          <table:table-cell office:value-type="float" office:value="210207543" calcext:value-type="float">
            <text:p>210207543</text:p>
          </table:table-cell>
          <table:table-cell office:value-type="string" calcext:value-type="string">
            <text:p><text:a xlink:href="https://scratch.mit.edu/projects/210207543" xlink:type="simple">https://scratch.mit.edu/projects/210207543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DanCamDC</text:p>
          </table:table-cell>
          <table:table-cell office:value-type="string" calcext:value-type="string">
            <text:p>Kouroriez, Camille F.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2"/>
          <table:table-cell office:value-type="string" calcext:value-type="string">
            <text:p>19/21</text:p>
          </table:table-cell>
          <table:table-cell office:value-type="string" calcext:value-type="string">
            <text:p>Action/Pong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226067" calcext:value-type="float">
            <text:p>201226067</text:p>
          </table:table-cell>
          <table:table-cell office:value-type="float" office:value="210230491" calcext:value-type="float">
            <text:p>210230491</text:p>
          </table:table-cell>
          <table:table-cell office:value-type="string" calcext:value-type="string">
            <text:p><text:a xlink:href="https://scratch.mit.edu/projects/210230491" xlink:type="simple">https://scratch.mit.edu/projects/210230491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The_Earth_Is_Hollow</text:p>
          </table:table-cell>
          <table:table-cell office:value-type="string" calcext:value-type="string">
            <text:p>Kouroriez, Charlotte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Shoot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1227283" calcext:value-type="float">
            <text:p>201227283</text:p>
          </table:table-cell>
          <table:table-cell office:value-type="float" office:value="210275724" calcext:value-type="float">
            <text:p>210275724</text:p>
          </table:table-cell>
          <table:table-cell office:value-type="string" calcext:value-type="string">
            <text:p><text:a xlink:href="https://scratch.mit.edu/projects/210275724" xlink:type="simple">https://scratch.mit.edu/projects/210275724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GG_Grapefruit</text:p>
          </table:table-cell>
          <table:table-cell office:value-type="string" calcext:value-type="string">
            <text:p>Doherty, Grace B.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227285" calcext:value-type="float">
            <text:p>201227285</text:p>
          </table:table-cell>
          <table:table-cell office:value-type="float" office:value="210210873" calcext:value-type="float">
            <text:p>210210873</text:p>
          </table:table-cell>
          <table:table-cell office:value-type="string" calcext:value-type="string">
            <text:p><text:a xlink:href="https://scratch.mit.edu/projects/210210873" xlink:type="simple">https://scratch.mit.edu/projects/210210873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science_789</text:p>
          </table:table-cell>
          <table:table-cell office:value-type="string" calcext:value-type="string">
            <text:p>Doherty, Olivia R. 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1/21</text:p>
          </table:table-cell>
          <table:table-cell office:value-type="string" calcext:value-type="string">
            <text:p>Action/Pong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227342" calcext:value-type="float">
            <text:p>201227342</text:p>
          </table:table-cell>
          <table:table-cell office:value-type="float" office:value="210270408" calcext:value-type="float">
            <text:p>210270408</text:p>
          </table:table-cell>
          <table:table-cell office:value-type="string" calcext:value-type="string">
            <text:p><text:a xlink:href="https://scratch.mit.edu/projects/210270408" xlink:type="simple">https://scratch.mit.edu/projects/210270408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CatMazeDESTROYERS</text:p>
          </table:table-cell>
          <table:table-cell office:value-type="string" calcext:value-type="string">
            <text:p>Fine, Nora M.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8/21</text:p>
          </table:table-cell>
          <table:table-cell office:value-type="string" calcext:value-type="string">
            <text:p>Simulation/Pet-Raising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1227608" calcext:value-type="float">
            <text:p>201227608</text:p>
          </table:table-cell>
          <table:table-cell office:value-type="float" office:value="210551034" calcext:value-type="float">
            <text:p>210551034</text:p>
          </table:table-cell>
          <table:table-cell office:value-type="string" calcext:value-type="string">
            <text:p><text:a xlink:href="https://scratch.mit.edu/projects/210551034" xlink:type="simple">https://scratch.mit.edu/projects/210551034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NourBeatrice</text:p>
          </table:table-cell>
          <table:table-cell office:value-type="string" calcext:value-type="string">
            <text:p>Shoura, Nourhan M. 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4/21</text:p>
          </table:table-cell>
          <table:table-cell office:value-type="string" calcext:value-type="string">
            <text:p>Storytelling/Decision Maki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329912" calcext:value-type="float">
            <text:p>201329912</text:p>
          </table:table-cell>
          <table:table-cell office:value-type="float" office:value="210230491" calcext:value-type="float">
            <text:p>210230491</text:p>
          </table:table-cell>
          <table:table-cell office:value-type="string" calcext:value-type="string">
            <text:p><text:a xlink:href="https://scratch.mit.edu/projects/210230491" xlink:type="simple">https://scratch.mit.edu/projects/210230491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The_Earth_Is_Hollow</text:p>
          </table:table-cell>
          <table:table-cell office:value-type="string" calcext:value-type="string">
            <text:p>Pereira, Kayky A. 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Shoot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330260" calcext:value-type="float">
            <text:p>201330260</text:p>
          </table:table-cell>
          <table:table-cell office:value-type="float" office:value="210210873" calcext:value-type="float">
            <text:p>210210873</text:p>
          </table:table-cell>
          <table:table-cell office:value-type="string" calcext:value-type="string">
            <text:p><text:a xlink:href="https://scratch.mit.edu/projects/210210873" xlink:type="simple">https://scratch.mit.edu/projects/210210873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science_789</text:p>
          </table:table-cell>
          <table:table-cell office:value-type="string" calcext:value-type="string">
            <text:p>Courtney, Polina C. 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1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1431606" calcext:value-type="float">
            <text:p>201431606</text:p>
          </table:table-cell>
          <table:table-cell office:value-type="float" office:value="212119350" calcext:value-type="float">
            <text:p>212119350</text:p>
          </table:table-cell>
          <table:table-cell office:value-type="string" calcext:value-type="string">
            <text:p><text:a xlink:href="https://scratch.mit.edu/projects/212119350" xlink:type="simple">https://scratch.mit.edu/projects/212119350</text:a></text:p>
          </table:table-cell>
          <table:table-cell office:value-type="string" calcext:value-type="string">
            <text:p><text:a xlink:href="https://na01.safelinks.protection.outlook.com/?url=https%3A%2F%2Fscratch.mit.edu%2Fstudios%2F4911772%2F&amp;data=02%7C01%7Celi_tucker-raymond%40terc.edu%7C30bd917e0bb74563ac5b08d58da4b363%7C322d5924eb17485dad2e5078894cc39a%7C0%7C0%7C636570660897966971&amp;sdata=Z2igPv5o6x%2BcF2sX5oQbl4pOZRU8ZwF5Ig1Qt8DKYeA%3D&amp;reserved=0" xlink:type="simple">https://scratch.mit.edu/studios/4911772/</text:a></text:p>
          </table:table-cell>
          <table:table-cell office:value-type="string" calcext:value-type="string">
            <text:p>TheEliteDima</text:p>
          </table:table-cell>
          <table:table-cell office:value-type="string" calcext:value-type="string">
            <text:p>Shcherbakov, Dmytro (Dima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Pong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534415" calcext:value-type="float">
            <text:p>201534415</text:p>
          </table:table-cell>
          <table:table-cell office:value-type="float" office:value="210543223" calcext:value-type="float">
            <text:p>210543223</text:p>
          </table:table-cell>
          <table:table-cell office:value-type="string" calcext:value-type="string">
            <text:p><text:a xlink:href="https://scratch.mit.edu/projects/210543223" xlink:type="simple">https://scratch.mit.edu/projects/210543223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Scratchticketgames</text:p>
          </table:table-cell>
          <table:table-cell office:value-type="string" calcext:value-type="string">
            <text:p>Wu, Cedric-Sebastian 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Action/Maz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534699" calcext:value-type="float">
            <text:p>201534699</text:p>
          </table:table-cell>
          <table:table-cell office:value-type="float" office:value="210551510" calcext:value-type="float">
            <text:p>210551510</text:p>
          </table:table-cell>
          <table:table-cell office:value-type="string" calcext:value-type="string">
            <text:p><text:a xlink:href="https://scratch.mit.edu/projects/210551510" xlink:type="simple">https://scratch.mit.edu/projects/210551510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Mr_A_Beard</text:p>
          </table:table-cell>
          <table:table-cell office:value-type="string" calcext:value-type="string">
            <text:p>Sanchez, Dante A.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Unplayable/n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601239" calcext:value-type="float">
            <text:p>201601239</text:p>
          </table:table-cell>
          <table:table-cell office:value-type="float" office:value="211789615" calcext:value-type="float">
            <text:p>211789615</text:p>
          </table:table-cell>
          <table:table-cell office:value-type="string" calcext:value-type="string">
            <text:p><text:a xlink:href="https://scratch.mit.edu/projects/211789615" xlink:type="simple">https://scratch.mit.edu/projects/211789615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PLANTSONLY</text:p>
          </table:table-cell>
          <table:table-cell office:value-type="string" calcext:value-type="string">
            <text:p>Adrianza, Ana-Karina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1601260" calcext:value-type="float">
            <text:p>201601260</text:p>
          </table:table-cell>
          <table:table-cell office:value-type="float" office:value="210544814" calcext:value-type="float">
            <text:p>210544814</text:p>
          </table:table-cell>
          <table:table-cell office:value-type="string" calcext:value-type="string">
            <text:p><text:a xlink:href="https://scratch.mit.edu/projects/210544814" xlink:type="simple">https://scratch.mit.edu/projects/210544814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SeaOhToo</text:p>
          </table:table-cell>
          <table:table-cell office:value-type="string" calcext:value-type="string">
            <text:p>Abden, Sherif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Action/Clicker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601552" calcext:value-type="float">
            <text:p>201601552</text:p>
          </table:table-cell>
          <table:table-cell office:value-type="float" office:value="213082768" calcext:value-type="float">
            <text:p>213082768</text:p>
          </table:table-cell>
          <table:table-cell office:value-type="string" calcext:value-type="string">
            <text:p><text:a xlink:href="https://scratch.mit.edu/projects/213082768" xlink:type="simple">https://scratch.mit.edu/projects/213082768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dumb_cow</text:p>
          </table:table-cell>
          <table:table-cell office:value-type="string" calcext:value-type="string">
            <text:p>Ma, Qiyuan (MOVING)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1601593" calcext:value-type="float">
            <text:p>201601593</text:p>
          </table:table-cell>
          <table:table-cell office:value-type="float" office:value="210551510" calcext:value-type="float">
            <text:p>210551510</text:p>
          </table:table-cell>
          <table:table-cell office:value-type="string" calcext:value-type="string">
            <text:p><text:a xlink:href="https://scratch.mit.edu/projects/210551510" xlink:type="simple">https://scratch.mit.edu/projects/210551510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Mr_A_Beard</text:p>
          </table:table-cell>
          <table:table-cell office:value-type="string" calcext:value-type="string">
            <text:p>Vaskes Pimentel, Sebastian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Unplayable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700594" calcext:value-type="float">
            <text:p>201700594</text:p>
          </table:table-cell>
          <table:table-cell office:value-type="float" office:value="211789615" calcext:value-type="float">
            <text:p>211789615</text:p>
          </table:table-cell>
          <table:table-cell office:value-type="string" calcext:value-type="string">
            <text:p><text:a xlink:href="https://scratch.mit.edu/projects/211789615" xlink:type="simple">https://scratch.mit.edu/projects/211789615</text:a></text:p>
          </table:table-cell>
          <table:table-cell office:value-type="string" calcext:value-type="string">
            <text:p><text:a xlink:href="https://scratch.mit.edu/studios/4911770/" xlink:type="simple">https://scratch.mit.edu/studios/4911770/</text:a></text:p>
          </table:table-cell>
          <table:table-cell office:value-type="string" calcext:value-type="string">
            <text:p>PLANTSONLY</text:p>
          </table:table-cell>
          <table:table-cell office:value-type="string" calcext:value-type="string">
            <text:p>Hautefeuille, Nathan 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700859" calcext:value-type="float">
            <text:p>201700859</text:p>
          </table:table-cell>
          <table:table-cell office:value-type="float" office:value="210529326" calcext:value-type="float">
            <text:p>210529326</text:p>
          </table:table-cell>
          <table:table-cell office:value-type="string" calcext:value-type="string">
            <text:p><text:a xlink:href="https://scratch.mit.edu/projects/210529326" xlink:type="simple">https://scratch.mit.edu/projects/210529326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doublems</text:p>
          </table:table-cell>
          <table:table-cell office:value-type="string" calcext:value-type="string">
            <text:p>de Medeiros, Melvin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Quiz/nan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700876" calcext:value-type="float">
            <text:p>201700876</text:p>
          </table:table-cell>
          <table:table-cell office:value-type="float" office:value="210531801" calcext:value-type="float">
            <text:p>210531801</text:p>
          </table:table-cell>
          <table:table-cell office:value-type="string" calcext:value-type="string">
            <text:p><text:a xlink:href="https://scratch.mit.edu/projects/210531801" xlink:type="simple">https://scratch.mit.edu/projects/210531801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Ciencia22</text:p>
          </table:table-cell>
          <table:table-cell office:value-type="string" calcext:value-type="string">
            <text:p>Duan, Yinyao (MOVING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2"/>
          <table:table-cell office:value-type="string" calcext:value-type="string">
            <text:p>18/21</text:p>
          </table:table-cell>
          <table:table-cell office:value-type="string" calcext:value-type="string">
            <text:p>Action/Snake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1700956" calcext:value-type="float">
            <text:p>201700956</text:p>
          </table:table-cell>
          <table:table-cell office:value-type="float" office:value="209376529" calcext:value-type="float">
            <text:p>209376529</text:p>
          </table:table-cell>
          <table:table-cell office:value-type="string" calcext:value-type="string">
            <text:p><text:a xlink:href="https://scratch.mit.edu/projects/209376529" xlink:type="simple">https://scratch.mit.edu/projects/209376529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The_Malokas126</text:p>
          </table:table-cell>
          <table:table-cell office:value-type="string" calcext:value-type="string">
            <text:p>De Aguiar Ferreira, Riquelme H.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701000" calcext:value-type="float">
            <text:p>201701000</text:p>
          </table:table-cell>
          <table:table-cell office:value-type="float" office:value="210531356" calcext:value-type="float">
            <text:p>210531356</text:p>
          </table:table-cell>
          <table:table-cell office:value-type="string" calcext:value-type="string">
            <text:p><text:a xlink:href="https://scratch.mit.edu/projects/210531356" xlink:type="simple">https://scratch.mit.edu/projects/210531356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Poniesandicecream</text:p>
          </table:table-cell>
          <table:table-cell office:value-type="string" calcext:value-type="string">
            <text:p>Williams, Isaiah J.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701036" calcext:value-type="float">
            <text:p>201701036</text:p>
          </table:table-cell>
          <table:table-cell office:value-type="float" office:value="209376529" calcext:value-type="float">
            <text:p>209376529</text:p>
          </table:table-cell>
          <table:table-cell office:value-type="string" calcext:value-type="string">
            <text:p><text:a xlink:href="https://scratch.mit.edu/projects/209376529" xlink:type="simple">https://scratch.mit.edu/projects/209376529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The_Malokas126</text:p>
          </table:table-cell>
          <table:table-cell office:value-type="string" calcext:value-type="string">
            <text:p>Dos Santos, Matheus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701100" calcext:value-type="float">
            <text:p>201701100</text:p>
          </table:table-cell>
          <table:table-cell office:value-type="float" office:value="210531356" calcext:value-type="float">
            <text:p>210531356</text:p>
          </table:table-cell>
          <table:table-cell office:value-type="string" calcext:value-type="string">
            <text:p><text:a xlink:href="https://scratch.mit.edu/projects/210531356" xlink:type="simple">https://scratch.mit.edu/projects/210531356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Poniesandicecream</text:p>
          </table:table-cell>
          <table:table-cell office:value-type="string" calcext:value-type="string">
            <text:p>Cosier, Emily A.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Hoffman</text:p>
          </table:table-cell>
          <table:table-cell office:value-type="float" office:value="201701202" calcext:value-type="float">
            <text:p>201701202</text:p>
          </table:table-cell>
          <table:table-cell office:value-type="float" office:value="210529410" calcext:value-type="float">
            <text:p>210529410</text:p>
          </table:table-cell>
          <table:table-cell office:value-type="string" calcext:value-type="string">
            <text:p><text:a xlink:href="https://scratch.mit.edu/projects/210529410" xlink:type="simple">https://scratch.mit.edu/projects/210529410</text:a></text:p>
          </table:table-cell>
          <table:table-cell office:value-type="string" calcext:value-type="string">
            <text:p><text:a xlink:href="https://na01.safelinks.protection.outlook.com/?url=https%3A%2F%2Fscratch.mit.edu%2Fstudios%2F4911769%2F&amp;data=02%7C01%7Celi_tucker-raymond%40terc.edu%7C30bd917e0bb74563ac5b08d58da4b363%7C322d5924eb17485dad2e5078894cc39a%7C0%7C0%7C636570660897966971&amp;sdata=iJJZbTyXkvEpXLA1qGmnaa7hQ0keSHIo3xbrHwzPMd8%3D&amp;reserved=0" xlink:type="simple">https://scratch.mit.edu/studios/4911769/</text:a></text:p>
          </table:table-cell>
          <table:table-cell office:value-type="string" calcext:value-type="string">
            <text:p>cowsarebad</text:p>
          </table:table-cell>
          <table:table-cell office:value-type="string" calcext:value-type="string">
            <text:p>Eroglu, Dilara 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0919913" calcext:value-type="float">
            <text:p>200919913</text:p>
          </table:table-cell>
          <table:table-cell office:value-type="float" office:value="211022187" calcext:value-type="float">
            <text:p>211022187</text:p>
          </table:table-cell>
          <table:table-cell office:value-type="string" calcext:value-type="string">
            <text:p><text:a xlink:href="https://scratch.mit.edu/projects/211022187" xlink:type="simple">https://scratch.mit.edu/projects/211022187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11rheanny11</text:p>
          </table:table-cell>
          <table:table-cell office:value-type="string" calcext:value-type="string">
            <text:p>Mehta, Rheona N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19963" calcext:value-type="float">
            <text:p>200919963</text:p>
          </table:table-cell>
          <table:table-cell office:value-type="float" office:value="211028901" calcext:value-type="float">
            <text:p>211028901</text:p>
          </table:table-cell>
          <table:table-cell office:value-type="string" calcext:value-type="string">
            <text:p><text:a xlink:href="https://scratch.mit.edu/projects/211028901" xlink:type="simple">https://scratch.mit.edu/projects/211028901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AbbyLindsay2</text:p>
          </table:table-cell>
          <table:table-cell office:value-type="string" calcext:value-type="string">
            <text:p>Bialecki, Lindsay E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2"/>
          <table:table-cell table:style-name="ce3" office:value-type="string" calcext:value-type="string">
            <text:p>12/2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033" calcext:value-type="float">
            <text:p>200920033</text:p>
          </table:table-cell>
          <table:table-cell office:value-type="float" office:value="211028901" calcext:value-type="float">
            <text:p>211028901</text:p>
          </table:table-cell>
          <table:table-cell office:value-type="string" calcext:value-type="string">
            <text:p><text:a xlink:href="https://scratch.mit.edu/projects/211028901" xlink:type="simple">https://scratch.mit.edu/projects/211028901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AbbyLindsay2</text:p>
          </table:table-cell>
          <table:table-cell office:value-type="string" calcext:value-type="string">
            <text:p>Gallagher, Abby L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039" calcext:value-type="float">
            <text:p>200920039</text:p>
          </table:table-cell>
          <table:table-cell office:value-type="float" office:value="211023152" calcext:value-type="float">
            <text:p>211023152</text:p>
          </table:table-cell>
          <table:table-cell office:value-type="string" calcext:value-type="string">
            <text:p><text:a xlink:href="https://scratch.mit.edu/projects/211023152" xlink:type="simple">https://scratch.mit.edu/projects/211023152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SolarpowerGuy</text:p>
          </table:table-cell>
          <table:table-cell office:value-type="string" calcext:value-type="string">
            <text:p>McGinn, Caroline N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Fighting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Hoffman</text:p>
          </table:table-cell>
          <table:table-cell office:value-type="float" office:value="200920133" calcext:value-type="float">
            <text:p>200920133</text:p>
          </table:table-cell>
          <table:table-cell office:value-type="float" office:value="210506668" calcext:value-type="float">
            <text:p>210506668</text:p>
          </table:table-cell>
          <table:table-cell office:value-type="string" calcext:value-type="string">
            <text:p><text:a xlink:href="https://scratch.mit.edu/projects/210506668" xlink:type="simple">https://scratch.mit.edu/projects/210506668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ethadi</text:p>
          </table:table-cell>
          <table:table-cell office:value-type="string" calcext:value-type="string">
            <text:p>Situ, Ethan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ce3" office:value-type="string" calcext:value-type="string">
            <text:p>10/21</text:p>
          </table:table-cell>
          <table:table-cell office:value-type="string" calcext:value-type="string">
            <text:p>Action/Snake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171" calcext:value-type="float">
            <text:p>200920171</text:p>
          </table:table-cell>
          <table:table-cell office:value-type="float" office:value="210505586" calcext:value-type="float">
            <text:p>210505586</text:p>
          </table:table-cell>
          <table:table-cell office:value-type="string" calcext:value-type="string">
            <text:p><text:a xlink:href="https://scratch.mit.edu/projects/210505586" xlink:type="simple">https://scratch.mit.edu/projects/210505586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TennisDae</text:p>
          </table:table-cell>
          <table:table-cell office:value-type="string" calcext:value-type="string">
            <text:p>Ryabin, Dennis A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3/21</text:p>
          </table:table-cell>
          <table:table-cell office:value-type="string" calcext:value-type="string">
            <text:p>Action/Pong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204" calcext:value-type="float">
            <text:p>200920204</text:p>
          </table:table-cell>
          <table:table-cell office:value-type="float" office:value="210195646" calcext:value-type="float">
            <text:p>210195646</text:p>
          </table:table-cell>
          <table:table-cell office:value-type="string" calcext:value-type="string">
            <text:p><text:a xlink:href="https://scratch.mit.edu/projects/210195646" xlink:type="simple">https://scratch.mit.edu/projects/210195646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oliviaellakatie1</text:p>
          </table:table-cell>
          <table:table-cell office:value-type="string" calcext:value-type="string">
            <text:p>Pozen, Olivia M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Clicker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205" calcext:value-type="float">
            <text:p>200920205</text:p>
          </table:table-cell>
          <table:table-cell office:value-type="float" office:value="211947416" calcext:value-type="float">
            <text:p>211947416</text:p>
          </table:table-cell>
          <table:table-cell office:value-type="string" calcext:value-type="string">
            <text:p><text:a xlink:href="https://scratch.mit.edu/projects/211947416" xlink:type="simple">https://scratch.mit.edu/projects/211947416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DangelWoach</text:p>
          </table:table-cell>
          <table:table-cell office:value-type="string" calcext:value-type="string">
            <text:p>Roach, Dani C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Clicker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211" calcext:value-type="float">
            <text:p>200920211</text:p>
          </table:table-cell>
          <table:table-cell office:value-type="float" office:value="210195646" calcext:value-type="float">
            <text:p>210195646</text:p>
          </table:table-cell>
          <table:table-cell office:value-type="string" calcext:value-type="string">
            <text:p><text:a xlink:href="https://scratch.mit.edu/projects/210195646" xlink:type="simple">https://scratch.mit.edu/projects/210195646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oliviaellakatie1</text:p>
          </table:table-cell>
          <table:table-cell office:value-type="string" calcext:value-type="string">
            <text:p>Tobin, Katie A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Click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267" calcext:value-type="float">
            <text:p>200920267</text:p>
          </table:table-cell>
          <table:table-cell office:value-type="float" office:value="210195646" calcext:value-type="float">
            <text:p>210195646</text:p>
          </table:table-cell>
          <table:table-cell office:value-type="string" calcext:value-type="string">
            <text:p><text:a xlink:href="https://scratch.mit.edu/projects/210195646" xlink:type="simple">https://scratch.mit.edu/projects/210195646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oliviaellakatie1</text:p>
          </table:table-cell>
          <table:table-cell office:value-type="string" calcext:value-type="string">
            <text:p>Duchnowska, Ella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Click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0294" calcext:value-type="float">
            <text:p>200920294</text:p>
          </table:table-cell>
          <table:table-cell office:value-type="float" office:value="211947416" calcext:value-type="float">
            <text:p>211947416</text:p>
          </table:table-cell>
          <table:table-cell office:value-type="string" calcext:value-type="string">
            <text:p><text:a xlink:href="https://scratch.mit.edu/projects/211947416" xlink:type="simple">https://scratch.mit.edu/projects/211947416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DangelWoach</text:p>
          </table:table-cell>
          <table:table-cell office:value-type="string" calcext:value-type="string">
            <text:p>Wan, Angel Q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Action/Clicker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0921062" calcext:value-type="float">
            <text:p>200921062</text:p>
          </table:table-cell>
          <table:table-cell office:value-type="float" office:value="210505904" calcext:value-type="float">
            <text:p>210505904</text:p>
          </table:table-cell>
          <table:table-cell office:value-type="string" calcext:value-type="string">
            <text:p><text:a xlink:href="https://scratch.mit.edu/projects/210505904" xlink:type="simple">https://scratch.mit.edu/projects/210505904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ajscience1</text:p>
          </table:table-cell>
          <table:table-cell office:value-type="string" calcext:value-type="string">
            <text:p>McNew, Jason S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021343" calcext:value-type="float">
            <text:p>201021343</text:p>
          </table:table-cell>
          <table:table-cell office:value-type="float" office:value="210198043" calcext:value-type="float">
            <text:p>210198043</text:p>
          </table:table-cell>
          <table:table-cell office:value-type="string" calcext:value-type="string">
            <text:p><text:a xlink:href="https://scratch.mit.edu/projects/210198043" xlink:type="simple">https://scratch.mit.edu/projects/210198043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amifa</text:p>
          </table:table-cell>
          <table:table-cell office:value-type="string" calcext:value-type="string">
            <text:p>Puig, Sofia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Clicke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1022599" calcext:value-type="float">
            <text:p>201022599</text:p>
          </table:table-cell>
          <table:table-cell office:value-type="float" office:value="210504816" calcext:value-type="float">
            <text:p>210504816</text:p>
          </table:table-cell>
          <table:table-cell office:value-type="string" calcext:value-type="string">
            <text:p><text:a xlink:href="https://scratch.mit.edu/projects/210504816" xlink:type="simple">https://scratch.mit.edu/projects/210504816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LMM130</text:p>
          </table:table-cell>
          <table:table-cell office:value-type="string" calcext:value-type="string">
            <text:p>Orlandy, Maryam A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022633" calcext:value-type="float">
            <text:p>201022633</text:p>
          </table:table-cell>
          <table:table-cell office:value-type="float" office:value="210504816" calcext:value-type="float">
            <text:p>210504816</text:p>
          </table:table-cell>
          <table:table-cell office:value-type="string" calcext:value-type="string">
            <text:p><text:a xlink:href="https://scratch.mit.edu/projects/210504816" xlink:type="simple">https://scratch.mit.edu/projects/210504816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LMM130</text:p>
          </table:table-cell>
          <table:table-cell office:value-type="string" calcext:value-type="string">
            <text:p>Ross, Luka N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125074" calcext:value-type="float">
            <text:p>201125074</text:p>
          </table:table-cell>
          <table:table-cell office:value-type="float" office:value="210506668" calcext:value-type="float">
            <text:p>210506668</text:p>
          </table:table-cell>
          <table:table-cell office:value-type="string" calcext:value-type="string">
            <text:p><text:a xlink:href="https://scratch.mit.edu/projects/210506668" xlink:type="simple">https://scratch.mit.edu/projects/210506668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ethadi</text:p>
          </table:table-cell>
          <table:table-cell office:value-type="string" calcext:value-type="string">
            <text:p>Hume, Madison L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0/21</text:p>
          </table:table-cell>
          <table:table-cell office:value-type="string" calcext:value-type="string">
            <text:p>Action/Snake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125079" calcext:value-type="float">
            <text:p>201125079</text:p>
          </table:table-cell>
          <table:table-cell office:value-type="float" office:value="210505586" calcext:value-type="float">
            <text:p>210505586</text:p>
          </table:table-cell>
          <table:table-cell office:value-type="string" calcext:value-type="string">
            <text:p><text:a xlink:href="https://scratch.mit.edu/projects/210505586" xlink:type="simple">https://scratch.mit.edu/projects/210505586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TennisDae</text:p>
          </table:table-cell>
          <table:table-cell office:value-type="string" calcext:value-type="string">
            <text:p>Smith, Tae Sung H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3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125145" calcext:value-type="float">
            <text:p>201125145</text:p>
          </table:table-cell>
          <table:table-cell office:value-type="float" office:value="211022471" calcext:value-type="float">
            <text:p>211022471</text:p>
          </table:table-cell>
          <table:table-cell office:value-type="string" calcext:value-type="string">
            <text:p><text:a xlink:href="https://scratch.mit.edu/projects/211022471" xlink:type="simple">https://scratch.mit.edu/projects/211022471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Jayla1510</text:p>
          </table:table-cell>
          <table:table-cell office:value-type="string" calcext:value-type="string">
            <text:p>Monet-Viera, Layla E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table:style-name="ce3" office:value-type="string" calcext:value-type="string">
            <text:p>10/21</text:p>
          </table:table-cell>
          <table:table-cell office:value-type="string" calcext:value-type="string">
            <text:p>Action/Pong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227381" calcext:value-type="float">
            <text:p>201227381</text:p>
          </table:table-cell>
          <table:table-cell office:value-type="float" office:value="211023152" calcext:value-type="float">
            <text:p>211023152</text:p>
          </table:table-cell>
          <table:table-cell office:value-type="string" calcext:value-type="string">
            <text:p><text:a xlink:href="https://scratch.mit.edu/projects/211023152" xlink:type="simple">https://scratch.mit.edu/projects/211023152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SolarpowerGuy</text:p>
          </table:table-cell>
          <table:table-cell office:value-type="string" calcext:value-type="string">
            <text:p>Greenwald, Samuel J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office:value-type="string" calcext:value-type="string">
            <text:p>Action/Fighti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227470" calcext:value-type="float">
            <text:p>201227470</text:p>
          </table:table-cell>
          <table:table-cell office:value-type="float" office:value="210198043" calcext:value-type="float">
            <text:p>210198043</text:p>
          </table:table-cell>
          <table:table-cell office:value-type="string" calcext:value-type="string">
            <text:p><text:a xlink:href="https://scratch.mit.edu/projects/210198043" xlink:type="simple">https://scratch.mit.edu/projects/210198043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amifa</text:p>
          </table:table-cell>
          <table:table-cell office:value-type="string" calcext:value-type="string">
            <text:p>Lagasse, Amir M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Click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329221" calcext:value-type="float">
            <text:p>201329221</text:p>
          </table:table-cell>
          <table:table-cell office:value-type="float" office:value="210505904" calcext:value-type="float">
            <text:p>210505904</text:p>
          </table:table-cell>
          <table:table-cell office:value-type="string" calcext:value-type="string">
            <text:p><text:a xlink:href="https://scratch.mit.edu/projects/210505904" xlink:type="simple">https://scratch.mit.edu/projects/210505904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ajscience1</text:p>
          </table:table-cell>
          <table:table-cell office:value-type="string" calcext:value-type="string">
            <text:p>Sun, Athena W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201432225" calcext:value-type="float">
            <text:p>201432225</text:p>
          </table:table-cell>
          <table:table-cell office:value-type="float" office:value="211022471" calcext:value-type="float">
            <text:p>211022471</text:p>
          </table:table-cell>
          <table:table-cell office:value-type="string" calcext:value-type="string">
            <text:p><text:a xlink:href="https://scratch.mit.edu/projects/211022471" xlink:type="simple">https://scratch.mit.edu/projects/211022471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Jayla1510</text:p>
          </table:table-cell>
          <table:table-cell office:value-type="string" calcext:value-type="string">
            <text:p>Carias, Jayden A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table:style-name="ce2"/>
          <table:table-cell table:style-name="ce3" office:value-type="string" calcext:value-type="string">
            <text:p>10/21</text:p>
          </table:table-cell>
          <table:table-cell office:value-type="string" calcext:value-type="string">
            <text:p>Action/Pong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1534106" calcext:value-type="float">
            <text:p>201534106</text:p>
          </table:table-cell>
          <table:table-cell office:value-type="float" office:value="211022187" calcext:value-type="float">
            <text:p>211022187</text:p>
          </table:table-cell>
          <table:table-cell office:value-type="string" calcext:value-type="string">
            <text:p><text:a xlink:href="https://scratch.mit.edu/projects/211022187" xlink:type="simple">https://scratch.mit.edu/projects/211022187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11rheanny11</text:p>
          </table:table-cell>
          <table:table-cell office:value-type="string" calcext:value-type="string">
            <text:p>Barber, Daniel C.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torytelling/Decision Making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Hoffman</text:p>
          </table:table-cell>
          <table:table-cell office:value-type="float" office:value="201534515" calcext:value-type="float">
            <text:p>201534515</text:p>
          </table:table-cell>
          <table:table-cell office:value-type="float" office:value="210504816" calcext:value-type="float">
            <text:p>210504816</text:p>
          </table:table-cell>
          <table:table-cell office:value-type="string" calcext:value-type="string">
            <text:p><text:a xlink:href="https://scratch.mit.edu/projects/210504816" xlink:type="simple">https://scratch.mit.edu/projects/210504816</text:a></text:p>
          </table:table-cell>
          <table:table-cell office:value-type="string" calcext:value-type="string">
            <text:p><text:a xlink:href="https://na01.safelinks.protection.outlook.com/?url=https%3A%2F%2Fscratch.mit.edu%2Fstudios%2F4911763%2F&amp;data=02%7C01%7Celi_tucker-raymond%40terc.edu%7C30bd917e0bb74563ac5b08d58da4b363%7C322d5924eb17485dad2e5078894cc39a%7C0%7C0%7C636570660897966971&amp;sdata=TU2BLXU3dIFpT7sh3sYDYQDtTb8fgKY3iR5PH%2FFvmXw%3D&amp;reserved=0" xlink:type="simple">https://scratch.mit.edu/studios/4911763/</text:a></text:p>
          </table:table-cell>
          <table:table-cell office:value-type="string" calcext:value-type="string">
            <text:p>LMM130</text:p>
          </table:table-cell>
          <table:table-cell office:value-type="string" calcext:value-type="string">
            <text:p>Besitskaya, Maria (Masha)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,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Peters</text:p>
          </table:table-cell>
          <table:table-cell office:value-type="float" office:value="20064540" calcext:value-type="float">
            <text:p>20064540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12052871/" xlink:type="simple">https://scratch.mit.edu/projects/212052871/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table:style-name="ce2"/>
          <table:table-cell office:value-type="string" calcext:value-type="string">
            <text:p>Lee, Matth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6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716581" calcext:value-type="float">
            <text:p>200716581</text:p>
          </table:table-cell>
          <table:table-cell office:value-type="float" office:value="212049312" calcext:value-type="float">
            <text:p>212049312</text:p>
          </table:table-cell>
          <table:table-cell office:value-type="string" calcext:value-type="string">
            <text:p><text:a xlink:href="https://scratch.mit.edu/projects/212049312" xlink:type="simple">https://scratch.mit.edu/projects/212049312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office:value-type="string" calcext:value-type="string">
            <text:p>jlee2018</text:p>
          </table:table-cell>
          <table:table-cell office:value-type="string" calcext:value-type="string">
            <text:p>Gunnarson, Tanya Li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Unplayable/n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Peters</text:p>
          </table:table-cell>
          <table:table-cell office:value-type="float" office:value="200716718" calcext:value-type="float">
            <text:p>200716718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11032239/" xlink:type="simple">https://scratch.mit.edu/projects/211032239/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table:style-name="ce2"/>
          <table:table-cell office:value-type="string" calcext:value-type="string">
            <text:p>Yee, Thom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ce2" table:number-columns-repeated="2"/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Peters</text:p>
          </table:table-cell>
          <table:table-cell office:value-type="float" office:value="200818966" calcext:value-type="float">
            <text:p>200818966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table:style-name="ce2"/>
          <table:table-cell office:value-type="string" calcext:value-type="string">
            <text:p>Farrell, Jessi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table:number-columns-repeated="2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0919765" calcext:value-type="float">
            <text:p>200919765</text:p>
          </table:table-cell>
          <table:table-cell office:value-type="float" office:value="212046035" calcext:value-type="float">
            <text:p>212046035</text:p>
          </table:table-cell>
          <table:table-cell office:value-type="string" calcext:value-type="string">
            <text:p><text:a xlink:href="https://scratch.mit.edu/projects/212046035" xlink:type="simple">https://scratch.mit.edu/projects/212046035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office:value-type="string" calcext:value-type="string">
            <text:p>jcmiller2018</text:p>
          </table:table-cell>
          <table:table-cell office:value-type="string" calcext:value-type="string">
            <text:p>Bissanti, Forre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0919772" calcext:value-type="float">
            <text:p>200919772</text:p>
          </table:table-cell>
          <table:table-cell office:value-type="float" office:value="212046035" calcext:value-type="float">
            <text:p>212046035</text:p>
          </table:table-cell>
          <table:table-cell office:value-type="string" calcext:value-type="string">
            <text:p><text:a xlink:href="https://scratch.mit.edu/projects/212046035" xlink:type="simple">https://scratch.mit.edu/projects/212046035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office:value-type="string" calcext:value-type="string">
            <text:p>jcmiller2018</text:p>
          </table:table-cell>
          <table:table-cell office:value-type="string" calcext:value-type="string">
            <text:p>Miller, Jul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0919929" calcext:value-type="float">
            <text:p>200919929</text:p>
          </table:table-cell>
          <table:table-cell office:value-type="float" office:value="212046067" calcext:value-type="float">
            <text:p>212046067</text:p>
          </table:table-cell>
          <table:table-cell office:value-type="string" calcext:value-type="string">
            <text:p><text:a xlink:href="https://scratch.mit.edu/projects/212046067" xlink:type="simple">https://scratch.mit.edu/projects/212046067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office:value-type="string" calcext:value-type="string">
            <text:p>aSteinbok18</text:p>
          </table:table-cell>
          <table:table-cell office:value-type="string" calcext:value-type="string">
            <text:p>Ozer-Gortikov, Dann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Click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0920029" calcext:value-type="float">
            <text:p>200920029</text:p>
          </table:table-cell>
          <table:table-cell office:value-type="float" office:value="212048123" calcext:value-type="float">
            <text:p>212048123</text:p>
          </table:table-cell>
          <table:table-cell office:value-type="string" calcext:value-type="string">
            <text:p><text:a xlink:href="https://scratch.mit.edu/projects/212048123" xlink:type="simple">https://scratch.mit.edu/projects/212048123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office:value-type="string" calcext:value-type="string">
            <text:p>htucker2018</text:p>
          </table:table-cell>
          <table:table-cell office:value-type="string" calcext:value-type="string">
            <text:p>Tucker, Hanna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20037" calcext:value-type="float">
            <text:p>200920037</text:p>
          </table:table-cell>
          <table:table-cell office:value-type="float" office:value="212046387" calcext:value-type="float">
            <text:p>212046387</text:p>
          </table:table-cell>
          <table:table-cell office:value-type="string" calcext:value-type="string">
            <text:p><text:a xlink:href="https://scratch.mit.edu/projects/212046387" xlink:type="simple">https://scratch.mit.edu/projects/212046387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office:value-type="string" calcext:value-type="string">
            <text:p>mcasajuana2018</text:p>
          </table:table-cell>
          <table:table-cell office:value-type="string" calcext:value-type="string">
            <text:p>Bacanurschi, Sophi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0920169" calcext:value-type="float">
            <text:p>200920169</text:p>
          </table:table-cell>
          <table:table-cell office:value-type="float" office:value="212048465" calcext:value-type="float">
            <text:p>212048465</text:p>
          </table:table-cell>
          <table:table-cell office:value-type="string" calcext:value-type="string">
            <text:p><text:a xlink:href="https://scratch.mit.edu/projects/212048465" xlink:type="simple">https://scratch.mit.edu/projects/212048465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office:value-type="string" calcext:value-type="string">
            <text:p>sihaam2018</text:p>
          </table:table-cell>
          <table:table-cell office:value-type="string" calcext:value-type="string">
            <text:p>Tibaleka, Siha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Adventure/Text Adventur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20173" calcext:value-type="float">
            <text:p>200920173</text:p>
          </table:table-cell>
          <table:table-cell office:value-type="float" office:value="212055319" calcext:value-type="float">
            <text:p>212055319</text:p>
          </table:table-cell>
          <table:table-cell office:value-type="string" calcext:value-type="string">
            <text:p><text:a xlink:href="https://scratch.mit.edu/projects/212055319" xlink:type="simple">https://scratch.mit.edu/projects/212055319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office:value-type="string" calcext:value-type="string">
            <text:p>mmirzoev2018</text:p>
          </table:table-cell>
          <table:table-cell office:value-type="string" calcext:value-type="string">
            <text:p>Mirzoev, Mad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office:value-type="string" calcext:value-type="string">
            <text:p>Unplayable/n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6">
          <table:table-cell office:value-type="string" calcext:value-type="string">
            <text:p>Peters</text:p>
          </table:table-cell>
          <table:table-cell office:value-type="float" office:value="200920399" calcext:value-type="float">
            <text:p>200920399</text:p>
          </table:table-cell>
          <table:table-cell office:value-type="float" office:value="212048465" calcext:value-type="float">
            <text:p>212048465</text:p>
          </table:table-cell>
          <table:table-cell office:value-type="string" calcext:value-type="string">
            <text:p><text:a xlink:href="https://scratch.mit.edu/projects/212048465" xlink:type="simple">https://scratch.mit.edu/projects/212048465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office:value-type="string" calcext:value-type="string">
            <text:p>sihaam2018</text:p>
          </table:table-cell>
          <table:table-cell office:value-type="string" calcext:value-type="string">
            <text:p>Bryant-Sadick, (David) Christ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Adventure/Text Adventur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1023098" calcext:value-type="float">
            <text:p>201023098</text:p>
          </table:table-cell>
          <table:table-cell office:value-type="float" office:value="212046387" calcext:value-type="float">
            <text:p>212046387</text:p>
          </table:table-cell>
          <table:table-cell office:value-type="string" calcext:value-type="string">
            <text:p><text:a xlink:href="https://scratch.mit.edu/projects/212046387" xlink:type="simple">https://scratch.mit.edu/projects/212046387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office:value-type="string" calcext:value-type="string">
            <text:p>mcasajuana2018</text:p>
          </table:table-cell>
          <table:table-cell office:value-type="string" calcext:value-type="string">
            <text:p>Casajuana, M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Peters</text:p>
          </table:table-cell>
          <table:table-cell office:value-type="float" office:value="201123448" calcext:value-type="float">
            <text:p>201123448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table:style-name="ce2"/>
          <table:table-cell office:value-type="string" calcext:value-type="string">
            <text:p>Pacca, Ped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table:style-name="ce2" table:number-columns-repeated="4"/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1125190" calcext:value-type="float">
            <text:p>201125190</text:p>
          </table:table-cell>
          <table:table-cell office:value-type="float" office:value="212047693" calcext:value-type="float">
            <text:p>212047693</text:p>
          </table:table-cell>
          <table:table-cell office:value-type="string" calcext:value-type="string">
            <text:p><text:a xlink:href="https://scratch.mit.edu/projects/212047693" xlink:type="simple">https://scratch.mit.edu/projects/212047693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office:value-type="string" calcext:value-type="string">
            <text:p>MZampieri2018</text:p>
          </table:table-cell>
          <table:table-cell office:value-type="string" calcext:value-type="string">
            <text:p>Zucchero, (Michael) Mi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Multiracial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dventure/Text Adventur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1227666" calcext:value-type="float">
            <text:p>201227666</text:p>
          </table:table-cell>
          <table:table-cell office:value-type="float" office:value="212055319" calcext:value-type="float">
            <text:p>212055319</text:p>
          </table:table-cell>
          <table:table-cell office:value-type="string" calcext:value-type="string">
            <text:p><text:a xlink:href="https://scratch.mit.edu/projects/212055319" xlink:type="simple">https://scratch.mit.edu/projects/212055319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office:value-type="string" calcext:value-type="string">
            <text:p>mmirzoev2018</text:p>
          </table:table-cell>
          <table:table-cell office:value-type="string" calcext:value-type="string">
            <text:p>Delva, Meridi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table:style-name="ce3" office:value-type="string" calcext:value-type="string">
            <text:p>11/21</text:p>
          </table:table-cell>
          <table:table-cell office:value-type="string" calcext:value-type="string">
            <text:p>Unplayable/na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1227708" calcext:value-type="float">
            <text:p>201227708</text:p>
          </table:table-cell>
          <table:table-cell office:value-type="float" office:value="212046067" calcext:value-type="float">
            <text:p>212046067</text:p>
          </table:table-cell>
          <table:table-cell office:value-type="string" calcext:value-type="string">
            <text:p><text:a xlink:href="https://scratch.mit.edu/projects/212046067" xlink:type="simple">https://scratch.mit.edu/projects/212046067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office:value-type="string" calcext:value-type="string">
            <text:p>aSteinbok18</text:p>
          </table:table-cell>
          <table:table-cell office:value-type="string" calcext:value-type="string">
            <text:p>Steinbok, Achill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Clicker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1329769" calcext:value-type="float">
            <text:p>201329769</text:p>
          </table:table-cell>
          <table:table-cell office:value-type="float" office:value="212049312" calcext:value-type="float">
            <text:p>212049312</text:p>
          </table:table-cell>
          <table:table-cell office:value-type="string" calcext:value-type="string">
            <text:p><text:a xlink:href="https://scratch.mit.edu/projects/212049312" xlink:type="simple">https://scratch.mit.edu/projects/212049312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office:value-type="string" calcext:value-type="string">
            <text:p>jlee2018</text:p>
          </table:table-cell>
          <table:table-cell office:value-type="string" calcext:value-type="string">
            <text:p>Lee, Ja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Unplayable/n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1329858" calcext:value-type="float">
            <text:p>201329858</text:p>
          </table:table-cell>
          <table:table-cell office:value-type="float" office:value="212048123" calcext:value-type="float">
            <text:p>212048123</text:p>
          </table:table-cell>
          <table:table-cell office:value-type="string" calcext:value-type="string">
            <text:p><text:a xlink:href="https://scratch.mit.edu/projects/212048123" xlink:type="simple">https://scratch.mit.edu/projects/212048123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office:value-type="string" calcext:value-type="string">
            <text:p>htucker2018</text:p>
          </table:table-cell>
          <table:table-cell office:value-type="string" calcext:value-type="string">
            <text:p>Carpenter, (Amber) Id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/>
          <table:table-cell office:value-type="string" calcext:value-type="string">
            <text:p>White,Multiracial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torytelling/Decision Making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1600005" calcext:value-type="float">
            <text:p>201600005</text:p>
          </table:table-cell>
          <table:table-cell office:value-type="float" office:value="212047693" calcext:value-type="float">
            <text:p>212047693</text:p>
          </table:table-cell>
          <table:table-cell office:value-type="string" calcext:value-type="string">
            <text:p><text:a xlink:href="https://scratch.mit.edu/projects/212047693" xlink:type="simple">https://scratch.mit.edu/projects/212047693</text:a></text:p>
          </table:table-cell>
          <table:table-cell office:value-type="string" calcext:value-type="string">
            <text:p><text:a xlink:href="https://scratch.mit.edu/studios/4934969/" xlink:type="simple">https://scratch.mit.edu/studios/4934969/</text:a></text:p>
          </table:table-cell>
          <table:table-cell office:value-type="string" calcext:value-type="string">
            <text:p>MZampieri2018</text:p>
          </table:table-cell>
          <table:table-cell office:value-type="string" calcext:value-type="string">
            <text:p>Zampieri, Mich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2"/>
          <table:table-cell office:value-type="string" calcext:value-type="string">
            <text:p>17/21</text:p>
          </table:table-cell>
          <table:table-cell office:value-type="string" calcext:value-type="string">
            <text:p>Adventure/Text Adventur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714641" calcext:value-type="float">
            <text:p>200714641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12065626/" xlink:type="simple">https://scratch.mit.edu/projects/212065626/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table:style-name="ce2"/>
          <table:table-cell office:value-type="string" calcext:value-type="string">
            <text:p>Gomez, Ricardo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table:style-name="ce2" table:number-columns-repeated="3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715358" calcext:value-type="float">
            <text:p>200715358</text:p>
          </table:table-cell>
          <table:table-cell office:value-type="float" office:value="212066984" calcext:value-type="float">
            <text:p>212066984</text:p>
          </table:table-cell>
          <table:table-cell office:value-type="string" calcext:value-type="string">
            <text:p><text:a xlink:href="https://scratch.mit.edu/projects/212066984" xlink:type="simple">https://scratch.mit.edu/projects/212066984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office:value-type="string" calcext:value-type="string">
            <text:p>Denisl2018</text:p>
          </table:table-cell>
          <table:table-cell office:value-type="string" calcext:value-type="string">
            <text:p>Levinsky, Deni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716714" calcext:value-type="float">
            <text:p>200716714</text:p>
          </table:table-cell>
          <table:table-cell office:value-type="float" office:value="212063189" calcext:value-type="float">
            <text:p>212063189</text:p>
          </table:table-cell>
          <table:table-cell office:value-type="string" calcext:value-type="string">
            <text:p><text:a xlink:href="https://scratch.mit.edu/projects/212063189" xlink:type="simple">https://scratch.mit.edu/projects/212063189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office:value-type="string" calcext:value-type="string">
            <text:p>dborhegyi2018</text:p>
          </table:table-cell>
          <table:table-cell office:value-type="string" calcext:value-type="string">
            <text:p>Tong, Eric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818383" calcext:value-type="float">
            <text:p>200818383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table:style-name="ce2"/>
          <table:table-cell office:value-type="string" calcext:value-type="string">
            <text:p>Rothstein, S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6">
          <table:table-cell office:value-type="string" calcext:value-type="string">
            <text:p>Peters</text:p>
          </table:table-cell>
          <table:table-cell office:value-type="float" office:value="200919224" calcext:value-type="float">
            <text:p>200919224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table:style-name="ce2"/>
          <table:table-cell office:value-type="string" calcext:value-type="string">
            <text:p>Avila, Jonath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,Othe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19695" calcext:value-type="float">
            <text:p>200919695</text:p>
          </table:table-cell>
          <table:table-cell office:value-type="float" office:value="212063189" calcext:value-type="float">
            <text:p>212063189</text:p>
          </table:table-cell>
          <table:table-cell office:value-type="string" calcext:value-type="string">
            <text:p><text:a xlink:href="https://scratch.mit.edu/projects/212063189" xlink:type="simple">https://scratch.mit.edu/projects/212063189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office:value-type="string" calcext:value-type="string">
            <text:p>dborhegyi2018</text:p>
          </table:table-cell>
          <table:table-cell office:value-type="string" calcext:value-type="string">
            <text:p>Borhegyi, Dani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19770" calcext:value-type="float">
            <text:p>200919770</text:p>
          </table:table-cell>
          <table:table-cell office:value-type="float" office:value="212062186" calcext:value-type="float">
            <text:p>212062186</text:p>
          </table:table-cell>
          <table:table-cell office:value-type="string" calcext:value-type="string">
            <text:p><text:a xlink:href="https://scratch.mit.edu/projects/212062186" xlink:type="simple">https://scratch.mit.edu/projects/212062186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office:value-type="string" calcext:value-type="string">
            <text:p>rachelk2018</text:p>
          </table:table-cell>
          <table:table-cell office:value-type="string" calcext:value-type="string">
            <text:p>Hoitash, El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Peters</text:p>
          </table:table-cell>
          <table:table-cell office:value-type="float" office:value="200919822" calcext:value-type="float">
            <text:p>200919822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table:style-name="ce2"/>
          <table:table-cell office:value-type="string" calcext:value-type="string">
            <text:p>Cline, Brenn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19896" calcext:value-type="float">
            <text:p>200919896</text:p>
          </table:table-cell>
          <table:table-cell office:value-type="float" office:value="212064038" calcext:value-type="float">
            <text:p>212064038</text:p>
          </table:table-cell>
          <table:table-cell office:value-type="string" calcext:value-type="string">
            <text:p><text:a xlink:href="https://scratch.mit.edu/projects/212064038" xlink:type="simple">https://scratch.mit.edu/projects/212064038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office:value-type="string" calcext:value-type="string">
            <text:p>victoriak2018</text:p>
          </table:table-cell>
          <table:table-cell office:value-type="string" calcext:value-type="string">
            <text:p>Kugener, Victori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Quiz/na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19897" calcext:value-type="float">
            <text:p>200919897</text:p>
          </table:table-cell>
          <table:table-cell office:value-type="float" office:value="212062186" calcext:value-type="float">
            <text:p>212062186</text:p>
          </table:table-cell>
          <table:table-cell office:value-type="string" calcext:value-type="string">
            <text:p><text:a xlink:href="https://scratch.mit.edu/projects/212062186" xlink:type="simple">https://scratch.mit.edu/projects/212062186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office:value-type="string" calcext:value-type="string">
            <text:p>rachelk2018</text:p>
          </table:table-cell>
          <table:table-cell office:value-type="string" calcext:value-type="string">
            <text:p>Kimball, Rachel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Clicker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0920194" calcext:value-type="float">
            <text:p>200920194</text:p>
          </table:table-cell>
          <table:table-cell office:value-type="float" office:value="211872315" calcext:value-type="float">
            <text:p>211872315</text:p>
          </table:table-cell>
          <table:table-cell office:value-type="string" calcext:value-type="string">
            <text:p><text:a xlink:href="https://scratch.mit.edu/projects/211872315" xlink:type="simple">https://scratch.mit.edu/projects/211872315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office:value-type="string" calcext:value-type="string">
            <text:p>ioannag2018</text:p>
          </table:table-cell>
          <table:table-cell office:value-type="string" calcext:value-type="string">
            <text:p>Giannakopoulos, Ioann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Storytelling/Decision Maki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20209" calcext:value-type="float">
            <text:p>200920209</text:p>
          </table:table-cell>
          <table:table-cell office:value-type="float" office:value="211872439" calcext:value-type="float">
            <text:p>211872439</text:p>
          </table:table-cell>
          <table:table-cell office:value-type="string" calcext:value-type="string">
            <text:p><text:a xlink:href="https://scratch.mit.edu/projects/211872439" xlink:type="simple">https://scratch.mit.edu/projects/211872439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office:value-type="string" calcext:value-type="string">
            <text:p>abbys2018</text:p>
          </table:table-cell>
          <table:table-cell office:value-type="string" calcext:value-type="string">
            <text:p>Slater, Abby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20266" calcext:value-type="float">
            <text:p>200920266</text:p>
          </table:table-cell>
          <table:table-cell office:value-type="float" office:value="212068226" calcext:value-type="float">
            <text:p>212068226</text:p>
          </table:table-cell>
          <table:table-cell office:value-type="string" calcext:value-type="string">
            <text:p><text:a xlink:href="https://scratch.mit.edu/projects/212068226" xlink:type="simple">https://scratch.mit.edu/projects/212068226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office:value-type="string" calcext:value-type="string">
            <text:p>ianc2018</text:p>
          </table:table-cell>
          <table:table-cell office:value-type="string" calcext:value-type="string">
            <text:p>Cotter, I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2"/>
          <table:table-cell office:value-type="string" calcext:value-type="string">
            <text:p>20/21</text:p>
          </table:table-cell>
          <table:table-cell office:value-type="string" calcext:value-type="string">
            <text:p>Action/Shooter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20451" calcext:value-type="float">
            <text:p>200920451</text:p>
          </table:table-cell>
          <table:table-cell office:value-type="float" office:value="212068226" calcext:value-type="float">
            <text:p>212068226</text:p>
          </table:table-cell>
          <table:table-cell office:value-type="string" calcext:value-type="string">
            <text:p><text:a xlink:href="https://scratch.mit.edu/projects/212068226" xlink:type="simple">https://scratch.mit.edu/projects/212068226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office:value-type="string" calcext:value-type="string">
            <text:p>ianc2018</text:p>
          </table:table-cell>
          <table:table-cell office:value-type="string" calcext:value-type="string">
            <text:p>Eng, Spenc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20/21</text:p>
          </table:table-cell>
          <table:table-cell office:value-type="string" calcext:value-type="string">
            <text:p>Action/Shoot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1021214" calcext:value-type="float">
            <text:p>201021214</text:p>
          </table:table-cell>
          <table:table-cell office:value-type="float" office:value="212064371" calcext:value-type="float">
            <text:p>212064371</text:p>
          </table:table-cell>
          <table:table-cell office:value-type="string" calcext:value-type="string">
            <text:p><text:a xlink:href="https://scratch.mit.edu/projects/212064371" xlink:type="simple">https://scratch.mit.edu/projects/212064371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office:value-type="string" calcext:value-type="string">
            <text:p>condoleezzaz2018</text:p>
          </table:table-cell>
          <table:table-cell office:value-type="string" calcext:value-type="string">
            <text:p>Zeng, Condoleezz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1021874" calcext:value-type="float">
            <text:p>201021874</text:p>
          </table:table-cell>
          <table:table-cell office:value-type="float" office:value="211872439" calcext:value-type="float">
            <text:p>211872439</text:p>
          </table:table-cell>
          <table:table-cell office:value-type="string" calcext:value-type="string">
            <text:p><text:a xlink:href="https://scratch.mit.edu/projects/211872439" xlink:type="simple">https://scratch.mit.edu/projects/211872439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office:value-type="string" calcext:value-type="string">
            <text:p>abbys2018</text:p>
          </table:table-cell>
          <table:table-cell office:value-type="string" calcext:value-type="string">
            <text:p>Davis, Gra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1022877" calcext:value-type="float">
            <text:p>201022877</text:p>
          </table:table-cell>
          <table:table-cell office:value-type="float" office:value="212062186" calcext:value-type="float">
            <text:p>212062186</text:p>
          </table:table-cell>
          <table:table-cell office:value-type="string" calcext:value-type="string">
            <text:p><text:a xlink:href="https://scratch.mit.edu/projects/212062186" xlink:type="simple">https://scratch.mit.edu/projects/212062186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office:value-type="string" calcext:value-type="string">
            <text:p>rachelk2018</text:p>
          </table:table-cell>
          <table:table-cell office:value-type="string" calcext:value-type="string">
            <text:p>Lyons, Mi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1023256" calcext:value-type="float">
            <text:p>201023256</text:p>
          </table:table-cell>
          <table:table-cell office:value-type="float" office:value="212064518" calcext:value-type="float">
            <text:p>212064518</text:p>
          </table:table-cell>
          <table:table-cell office:value-type="string" calcext:value-type="string">
            <text:p><text:a xlink:href="https://scratch.mit.edu/projects/212064518" xlink:type="simple">https://scratch.mit.edu/projects/212064518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office:value-type="string" calcext:value-type="string">
            <text:p>kaiam2018</text:p>
          </table:table-cell>
          <table:table-cell office:value-type="string" calcext:value-type="string">
            <text:p>Smythe, Betty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1125075" calcext:value-type="float">
            <text:p>201125075</text:p>
          </table:table-cell>
          <table:table-cell office:value-type="float" office:value="212064518" calcext:value-type="float">
            <text:p>212064518</text:p>
          </table:table-cell>
          <table:table-cell office:value-type="string" calcext:value-type="string">
            <text:p><text:a xlink:href="https://scratch.mit.edu/projects/212064518" xlink:type="simple">https://scratch.mit.edu/projects/212064518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office:value-type="string" calcext:value-type="string">
            <text:p>kaiam2018</text:p>
          </table:table-cell>
          <table:table-cell office:value-type="string" calcext:value-type="string">
            <text:p>Martin, Kai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3/21</text:p>
          </table:table-cell>
          <table:table-cell office:value-type="string" calcext:value-type="string">
            <text:p>Storytelling/Decision Making</text:p>
          </table:table-cell>
          <table:table-cell table:style-name="ce2" table:number-columns-repeated="2"/>
        </table:table-row>
        <table:table-row table:style-name="ro10">
          <table:table-cell office:value-type="string" calcext:value-type="string">
            <text:p>Peters</text:p>
          </table:table-cell>
          <table:table-cell office:value-type="float" office:value="201125186" calcext:value-type="float">
            <text:p>201125186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table:style-name="ce2"/>
          <table:table-cell office:value-type="string" calcext:value-type="string">
            <text:p>Carney, Nyno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merican Indian or Alaskan Native,Black or African American,Othe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1533447" calcext:value-type="float">
            <text:p>201533447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table:style-name="ce2"/>
          <table:table-cell office:value-type="string" calcext:value-type="string">
            <text:p>Meador, Brayde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Peters</text:p>
          </table:table-cell>
          <table:table-cell office:value-type="float" office:value="201534281" calcext:value-type="float">
            <text:p>201534281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table:style-name="ce2"/>
          <table:table-cell office:value-type="string" calcext:value-type="string">
            <text:p>Chu, Derri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1600904" calcext:value-type="float">
            <text:p>201600904</text:p>
          </table:table-cell>
          <table:table-cell office:value-type="float" office:value="212064371" calcext:value-type="float">
            <text:p>212064371</text:p>
          </table:table-cell>
          <table:table-cell office:value-type="string" calcext:value-type="string">
            <text:p><text:a xlink:href="https://scratch.mit.edu/projects/212064371" xlink:type="simple">https://scratch.mit.edu/projects/212064371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office:value-type="string" calcext:value-type="string">
            <text:p>condoleezzaz2018</text:p>
          </table:table-cell>
          <table:table-cell office:value-type="string" calcext:value-type="string">
            <text:p>Gu, Hel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1700890" calcext:value-type="float">
            <text:p>201700890</text:p>
          </table:table-cell>
          <table:table-cell office:value-type="float" office:value="212064038" calcext:value-type="float">
            <text:p>212064038</text:p>
          </table:table-cell>
          <table:table-cell office:value-type="string" calcext:value-type="string">
            <text:p><text:a xlink:href="https://scratch.mit.edu/projects/212064038" xlink:type="simple">https://scratch.mit.edu/projects/212064038</text:a></text:p>
          </table:table-cell>
          <table:table-cell office:value-type="string" calcext:value-type="string">
            <text:p><text:a xlink:href="https://scratch.mit.edu/studios/4934971/" xlink:type="simple">https://scratch.mit.edu/studios/4934971/</text:a></text:p>
          </table:table-cell>
          <table:table-cell office:value-type="string" calcext:value-type="string">
            <text:p>victoriak2018</text:p>
          </table:table-cell>
          <table:table-cell office:value-type="string" calcext:value-type="string">
            <text:p>Petrulakis, Elizabe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Peters</text:p>
          </table:table-cell>
          <table:table-cell office:value-type="float" office:value="200919763" calcext:value-type="float">
            <text:p>200919763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12568478/" xlink:type="simple">https://scratch.mit.edu/projects/212568478/</text:a></text:p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table:style-name="ce2"/>
          <table:table-cell office:value-type="string" calcext:value-type="string">
            <text:p>Baxter, Ine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,White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19802" calcext:value-type="float">
            <text:p>200919802</text:p>
          </table:table-cell>
          <table:table-cell office:value-type="float" office:value="212569382" calcext:value-type="float">
            <text:p>212569382</text:p>
          </table:table-cell>
          <table:table-cell office:value-type="string" calcext:value-type="string">
            <text:p><text:a xlink:href="https://scratch.mit.edu/projects/212569382" xlink:type="simple">https://scratch.mit.edu/projects/212569382</text:a></text:p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office:value-type="string" calcext:value-type="string">
            <text:p><text:a xlink:href="https://scratch.mit.edu/users/zglickmacalalad2018" xlink:type="simple">zglickmacalalad2018</text:a></text:p>
          </table:table-cell>
          <table:table-cell office:value-type="string" calcext:value-type="string">
            <text:p>Simpson, Nathaniel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3/21</text:p>
          </table:table-cell>
          <table:table-cell office:value-type="string" calcext:value-type="string">
            <text:p>Action/Click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19848" calcext:value-type="float">
            <text:p>200919848</text:p>
          </table:table-cell>
          <table:table-cell office:value-type="float" office:value="212087668" calcext:value-type="float">
            <text:p>212087668</text:p>
          </table:table-cell>
          <table:table-cell office:value-type="string" calcext:value-type="string">
            <text:p><text:a xlink:href="https://scratch.mit.edu/projects/212087668" xlink:type="simple">https://scratch.mit.edu/projects/212087668</text:a></text:p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office:value-type="string" calcext:value-type="string">
            <text:p><text:a xlink:href="https://scratch.mit.edu/users/anielsen2018" xlink:type="simple">anielsen2018</text:a></text:p>
          </table:table-cell>
          <table:table-cell office:value-type="string" calcext:value-type="string">
            <text:p>Hargens, Hollan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Maze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19859" calcext:value-type="float">
            <text:p>200919859</text:p>
          </table:table-cell>
          <table:table-cell office:value-type="float" office:value="212568712" calcext:value-type="float">
            <text:p>212568712</text:p>
          </table:table-cell>
          <table:table-cell office:value-type="string" calcext:value-type="string">
            <text:p><text:a xlink:href="https://scratch.mit.edu/projects/212568712" xlink:type="simple">https://scratch.mit.edu/projects/212568712</text:a></text:p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office:value-type="string" calcext:value-type="string">
            <text:p><text:a xlink:href="https://scratch.mit.edu/users/adumphy-manfredi2018" xlink:type="simple">adumphy-manfredi2018</text:a></text:p>
          </table:table-cell>
          <table:table-cell office:value-type="string" calcext:value-type="string">
            <text:p>Boris, Julian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Quiz/nan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19898" calcext:value-type="float">
            <text:p>200919898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12086177/" xlink:type="simple">https://scratch.mit.edu/projects/212086177/</text:a></text:p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table:style-name="ce2"/>
          <table:table-cell office:value-type="string" calcext:value-type="string">
            <text:p>Kimball, Hanna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19901" calcext:value-type="float">
            <text:p>200919901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table:style-name="ce2"/>
          <table:table-cell office:value-type="string" calcext:value-type="string">
            <text:p>Staunton, Am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eters</text:p>
          </table:table-cell>
          <table:table-cell office:value-type="float" office:value="200919915" calcext:value-type="float">
            <text:p>200919915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table:style-name="ce2"/>
          <table:table-cell office:value-type="string" calcext:value-type="string">
            <text:p>Pemstein, T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eters</text:p>
          </table:table-cell>
          <table:table-cell office:value-type="float" office:value="200920004" calcext:value-type="float">
            <text:p>200920004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table:style-name="ce2"/>
          <table:table-cell office:value-type="string" calcext:value-type="string">
            <text:p>Howell, Av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0920195" calcext:value-type="float">
            <text:p>200920195</text:p>
          </table:table-cell>
          <table:table-cell office:value-type="float" office:value="212569382" calcext:value-type="float">
            <text:p>212569382</text:p>
          </table:table-cell>
          <table:table-cell office:value-type="string" calcext:value-type="string">
            <text:p><text:a xlink:href="https://scratch.mit.edu/projects/212569382" xlink:type="simple">https://scratch.mit.edu/projects/212569382</text:a></text:p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office:value-type="string" calcext:value-type="string">
            <text:p><text:a xlink:href="https://scratch.mit.edu/users/zglickmacalalad2018" xlink:type="simple">zglickmacalalad2018</text:a></text:p>
          </table:table-cell>
          <table:table-cell office:value-type="string" calcext:value-type="string">
            <text:p>Glick-Macalalad, Zak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20203" calcext:value-type="float">
            <text:p>200920203</text:p>
          </table:table-cell>
          <table:table-cell office:value-type="float" office:value="212086035" calcext:value-type="float">
            <text:p>212086035</text:p>
          </table:table-cell>
          <table:table-cell office:value-type="string" calcext:value-type="string">
            <text:p><text:a xlink:href="https://scratch.mit.edu/projects/212086035" xlink:type="simple">https://scratch.mit.edu/projects/212086035</text:a></text:p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office:value-type="string" calcext:value-type="string">
            <text:p><text:a xlink:href="https://scratch.mit.edu/users/noneill20180" xlink:type="simple">noneill20180</text:a></text:p>
          </table:table-cell>
          <table:table-cell office:value-type="string" calcext:value-type="string">
            <text:p>O'Neill, No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7/21</text:p>
          </table:table-cell>
          <table:table-cell office:value-type="string" calcext:value-type="string">
            <text:p>Action/Clicker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20272" calcext:value-type="float">
            <text:p>200920272</text:p>
          </table:table-cell>
          <table:table-cell office:value-type="float" office:value="212086035" calcext:value-type="float">
            <text:p>212086035</text:p>
          </table:table-cell>
          <table:table-cell office:value-type="string" calcext:value-type="string">
            <text:p><text:a xlink:href="https://scratch.mit.edu/projects/212086035" xlink:type="simple">https://scratch.mit.edu/projects/212086035</text:a></text:p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office:value-type="string" calcext:value-type="string">
            <text:p><text:a xlink:href="https://scratch.mit.edu/users/noneill20180" xlink:type="simple">noneill20180</text:a></text:p>
          </table:table-cell>
          <table:table-cell office:value-type="string" calcext:value-type="string">
            <text:p>Pollack, Sage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Peters</text:p>
          </table:table-cell>
          <table:table-cell office:value-type="float" office:value="200920443" calcext:value-type="float">
            <text:p>200920443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table:style-name="ce2"/>
          <table:table-cell office:value-type="string" calcext:value-type="string">
            <text:p>Blumkin, Eli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0920518" calcext:value-type="float">
            <text:p>200920518</text:p>
          </table:table-cell>
          <table:table-cell office:value-type="float" office:value="212568712" calcext:value-type="float">
            <text:p>212568712</text:p>
          </table:table-cell>
          <table:table-cell office:value-type="string" calcext:value-type="string">
            <text:p><text:a xlink:href="https://scratch.mit.edu/projects/212568712" xlink:type="simple">https://scratch.mit.edu/projects/212568712</text:a></text:p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office:value-type="string" calcext:value-type="string">
            <text:p><text:a xlink:href="https://scratch.mit.edu/users/adumphy-manfredi2018" xlink:type="simple">adumphy-manfredi2018</text:a></text:p>
          </table:table-cell>
          <table:table-cell office:value-type="string" calcext:value-type="string">
            <text:p>Dumphy-Manfredi, Ameli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Quiz/n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eters</text:p>
          </table:table-cell>
          <table:table-cell office:value-type="float" office:value="200920754" calcext:value-type="float">
            <text:p>200920754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table:style-name="ce2"/>
          <table:table-cell office:value-type="string" calcext:value-type="string">
            <text:p>Ryan, Grady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1022583" calcext:value-type="float">
            <text:p>201022583</text:p>
          </table:table-cell>
          <table:table-cell office:value-type="float" office:value="212568185" calcext:value-type="float">
            <text:p>212568185</text:p>
          </table:table-cell>
          <table:table-cell office:value-type="string" calcext:value-type="string">
            <text:p><text:a xlink:href="https://scratch.mit.edu/projects/212568185" xlink:type="simple">https://scratch.mit.edu/projects/212568185</text:a></text:p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office:value-type="string" calcext:value-type="string">
            <text:p><text:a xlink:href="https://scratch.mit.edu/users/tdyett2018" xlink:type="simple">tdyett2018</text:a></text:p>
          </table:table-cell>
          <table:table-cell office:value-type="string" calcext:value-type="string">
            <text:p>Castillo, Alejandro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3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1124834" calcext:value-type="float">
            <text:p>201124834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13047633/" xlink:type="simple">https://scratch.mit.edu/projects/213047633/</text:a></text:p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table:style-name="ce2"/>
          <table:table-cell office:value-type="string" calcext:value-type="string">
            <text:p>Sawicka, Natali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eters</text:p>
          </table:table-cell>
          <table:table-cell office:value-type="float" office:value="201124936" calcext:value-type="float">
            <text:p>201124936</text:p>
          </table:table-cell>
          <table:table-cell office:value-type="float" office:value="212086261" calcext:value-type="float">
            <text:p>212086261</text:p>
          </table:table-cell>
          <table:table-cell office:value-type="string" calcext:value-type="string">
            <text:p><text:a xlink:href="https://scratch.mit.edu/projects/212086261" xlink:type="simple">https://scratch.mit.edu/projects/212086261</text:a></text:p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office:value-type="string" calcext:value-type="string">
            <text:p><text:a xlink:href="https://scratch.mit.edu/users/omak2018" xlink:type="simple">omak2018</text:a></text:p>
          </table:table-cell>
          <table:table-cell office:value-type="string" calcext:value-type="string">
            <text:p>Odwyer, Oisin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Unclear/nan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1601263" calcext:value-type="float">
            <text:p>201601263</text:p>
          </table:table-cell>
          <table:table-cell office:value-type="float" office:value="212086261" calcext:value-type="float">
            <text:p>212086261</text:p>
          </table:table-cell>
          <table:table-cell office:value-type="string" calcext:value-type="string">
            <text:p><text:a xlink:href="https://scratch.mit.edu/projects/212086261" xlink:type="simple">https://scratch.mit.edu/projects/212086261</text:a></text:p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office:value-type="string" calcext:value-type="string">
            <text:p><text:a xlink:href="https://scratch.mit.edu/users/omak2018" xlink:type="simple">omak2018</text:a></text:p>
          </table:table-cell>
          <table:table-cell office:value-type="string" calcext:value-type="string">
            <text:p>Onwubiko, Ma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Unclear/nan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1601549" calcext:value-type="float">
            <text:p>201601549</text:p>
          </table:table-cell>
          <table:table-cell office:value-type="float" office:value="212568185" calcext:value-type="float">
            <text:p>212568185</text:p>
          </table:table-cell>
          <table:table-cell office:value-type="string" calcext:value-type="string">
            <text:p><text:a xlink:href="https://scratch.mit.edu/projects/212568185" xlink:type="simple">https://scratch.mit.edu/projects/212568185</text:a></text:p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office:value-type="string" calcext:value-type="string">
            <text:p><text:a xlink:href="https://scratch.mit.edu/users/tdyett2018" xlink:type="simple">tdyett2018</text:a></text:p>
          </table:table-cell>
          <table:table-cell office:value-type="string" calcext:value-type="string">
            <text:p>Dyett, Thoma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Storytelling/Decision Maki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11224639" calcext:value-type="float">
            <text:p>2011224639</text:p>
          </table:table-cell>
          <table:table-cell office:value-type="float" office:value="212087668" calcext:value-type="float">
            <text:p>212087668</text:p>
          </table:table-cell>
          <table:table-cell office:value-type="string" calcext:value-type="string">
            <text:p><text:a xlink:href="https://scratch.mit.edu/projects/212087668" xlink:type="simple">https://scratch.mit.edu/projects/212087668</text:a></text:p>
          </table:table-cell>
          <table:table-cell office:value-type="string" calcext:value-type="string">
            <text:p><text:a xlink:href="https://scratch.mit.edu/studios/4934973/" xlink:type="simple">https://scratch.mit.edu/studios/4934973/</text:a></text:p>
          </table:table-cell>
          <table:table-cell office:value-type="string" calcext:value-type="string">
            <text:p><text:a xlink:href="https://scratch.mit.edu/users/anielsen2018" xlink:type="simple">anielsen2018</text:a></text:p>
          </table:table-cell>
          <table:table-cell office:value-type="string" calcext:value-type="string">
            <text:p>Nielsen, Andre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818056" calcext:value-type="float">
            <text:p>200818056</text:p>
          </table:table-cell>
          <table:table-cell office:value-type="float" office:value="212122582" calcext:value-type="float">
            <text:p>212122582</text:p>
          </table:table-cell>
          <table:table-cell office:value-type="string" calcext:value-type="string">
            <text:p><text:a xlink:href="https://scratch.mit.edu/projects/212122582" xlink:type="simple">https://scratch.mit.edu/projects/212122582</text:a></text:p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office:value-type="string" calcext:value-type="string">
            <text:p><text:a xlink:href="https://scratch.mit.edu/users/arobinson2018" xlink:type="simple">arobinson2018</text:a></text:p>
          </table:table-cell>
          <table:table-cell office:value-type="string" calcext:value-type="string">
            <text:p>Robinson, May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Maz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818563" calcext:value-type="float">
            <text:p>200818563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table:style-name="ce2"/>
          <table:table-cell office:value-type="string" calcext:value-type="string">
            <text:p>Machado, Juli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Female</text:p>
          </table:table-cell>
          <table:table-cell table:style-name="ce2"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818923" calcext:value-type="float">
            <text:p>200818923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table:style-name="ce2"/>
          <table:table-cell office:value-type="string" calcext:value-type="string">
            <text:p>McMillen, Tomm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19849" calcext:value-type="float">
            <text:p>200919849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table:style-name="ce2"/>
          <table:table-cell office:value-type="string" calcext:value-type="string">
            <text:p>Cerone, Ashle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19923" calcext:value-type="float">
            <text:p>200919923</text:p>
          </table:table-cell>
          <table:table-cell office:value-type="float" office:value="212123716" calcext:value-type="float">
            <text:p>212123716</text:p>
          </table:table-cell>
          <table:table-cell office:value-type="string" calcext:value-type="string">
            <text:p><text:a xlink:href="https://scratch.mit.edu/projects/212123716" xlink:type="simple">https://scratch.mit.edu/projects/212123716</text:a></text:p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office:value-type="string" calcext:value-type="string">
            <text:p><text:a xlink:href="https://scratch.mit.edu/users/jkurland2018" xlink:type="simple">jkurland2018</text:a></text:p>
          </table:table-cell>
          <table:table-cell office:value-type="string" calcext:value-type="string">
            <text:p>Wong, Alec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0919954" calcext:value-type="float">
            <text:p>200919954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table:style-name="ce2"/>
          <table:table-cell office:value-type="string" calcext:value-type="string">
            <text:p>Alpert-Wisnia, Rache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eters</text:p>
          </table:table-cell>
          <table:table-cell office:value-type="float" office:value="200920017" calcext:value-type="float">
            <text:p>200920017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table:style-name="ce2"/>
          <table:table-cell office:value-type="string" calcext:value-type="string">
            <text:p>Schultz, Adl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table:style-name="ce2"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20191" calcext:value-type="float">
            <text:p>200920191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12588502/" xlink:type="simple">https://scratch.mit.edu/projects/212588502/</text:a></text:p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table:style-name="ce2"/>
          <table:table-cell office:value-type="string" calcext:value-type="string">
            <text:p>Gardner-Matviak, Zo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20196" calcext:value-type="float">
            <text:p>200920196</text:p>
          </table:table-cell>
          <table:table-cell office:value-type="float" office:value="212582972" calcext:value-type="float">
            <text:p>212582972</text:p>
          </table:table-cell>
          <table:table-cell office:value-type="string" calcext:value-type="string">
            <text:p><text:a xlink:href="https://scratch.mit.edu/projects/212582972" xlink:type="simple">https://scratch.mit.edu/projects/212582972</text:a></text:p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office:value-type="string" calcext:value-type="string">
            <text:p><text:a xlink:href="https://scratch.mit.edu/users/hhicks2018" xlink:type="simple">hhicks2018</text:a></text:p>
          </table:table-cell>
          <table:table-cell office:value-type="string" calcext:value-type="string">
            <text:p>Hicks, Hannah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Maz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20200" calcext:value-type="float">
            <text:p>200920200</text:p>
          </table:table-cell>
          <table:table-cell office:value-type="float" office:value="212585806" calcext:value-type="float">
            <text:p>212585806</text:p>
          </table:table-cell>
          <table:table-cell office:value-type="string" calcext:value-type="string">
            <text:p><text:a xlink:href="https://scratch.mit.edu/projects/212585806" xlink:type="simple">https://scratch.mit.edu/projects/212585806</text:a></text:p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office:value-type="string" calcext:value-type="string">
            <text:p><text:a xlink:href="https://scratch.mit.edu/users/alannery2018" xlink:type="simple">alannery2018</text:a></text:p>
          </table:table-cell>
          <table:table-cell office:value-type="string" calcext:value-type="string">
            <text:p>LeRou, Lil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Storytelling/Click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20229" calcext:value-type="float">
            <text:p>200920229</text:p>
          </table:table-cell>
          <table:table-cell office:value-type="float" office:value="212585806" calcext:value-type="float">
            <text:p>212585806</text:p>
          </table:table-cell>
          <table:table-cell office:value-type="string" calcext:value-type="string">
            <text:p><text:a xlink:href="https://scratch.mit.edu/projects/212585806" xlink:type="simple">https://scratch.mit.edu/projects/212585806</text:a></text:p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office:value-type="string" calcext:value-type="string">
            <text:p><text:a xlink:href="https://scratch.mit.edu/users/alannery2018" xlink:type="simple">alannery2018</text:a></text:p>
          </table:table-cell>
          <table:table-cell office:value-type="string" calcext:value-type="string">
            <text:p>Lannery, 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Storytelling/Click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20826" calcext:value-type="float">
            <text:p>200920826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12581136/" xlink:type="simple">https://scratch.mit.edu/projects/212581136/</text:a></text:p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table:style-name="ce2"/>
          <table:table-cell office:value-type="string" calcext:value-type="string">
            <text:p>Loumbrinis, Georg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0921010" calcext:value-type="float">
            <text:p>200921010</text:p>
          </table:table-cell>
          <table:table-cell office:value-type="float" office:value="212121956" calcext:value-type="float">
            <text:p>212121956</text:p>
          </table:table-cell>
          <table:table-cell office:value-type="string" calcext:value-type="string">
            <text:p><text:a xlink:href="https://scratch.mit.edu/projects/212121956" xlink:type="simple">https://scratch.mit.edu/projects/212121956</text:a></text:p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office:value-type="string" calcext:value-type="string">
            <text:p><text:a xlink:href="https://scratch.mit.edu/users/Zsakai2018" xlink:type="simple">Zsakai2018</text:a></text:p>
          </table:table-cell>
          <table:table-cell office:value-type="string" calcext:value-type="string">
            <text:p>Flores, Emi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3"/>
          <table:table-cell office:value-type="string" calcext:value-type="string">
            <text:p>Unplayable/nan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Peters</text:p>
          </table:table-cell>
          <table:table-cell office:value-type="float" office:value="201021681" calcext:value-type="float">
            <text:p>201021681</text:p>
          </table:table-cell>
          <table:table-cell office:value-type="float" office:value="212122582" calcext:value-type="float">
            <text:p>212122582</text:p>
          </table:table-cell>
          <table:table-cell office:value-type="string" calcext:value-type="string">
            <text:p><text:a xlink:href="https://scratch.mit.edu/projects/212122582" xlink:type="simple">https://scratch.mit.edu/projects/212122582</text:a></text:p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office:value-type="string" calcext:value-type="string">
            <text:p><text:a xlink:href="https://scratch.mit.edu/users/arobinson2018" xlink:type="simple">arobinson2018</text:a></text:p>
          </table:table-cell>
          <table:table-cell office:value-type="string" calcext:value-type="string">
            <text:p>Krieger, Kael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5/21</text:p>
          </table:table-cell>
          <table:table-cell office:value-type="string" calcext:value-type="string">
            <text:p>Action/Maz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1022554" calcext:value-type="float">
            <text:p>201022554</text:p>
          </table:table-cell>
          <table:table-cell office:value-type="float" office:value="212123716" calcext:value-type="float">
            <text:p>212123716</text:p>
          </table:table-cell>
          <table:table-cell office:value-type="string" calcext:value-type="string">
            <text:p><text:a xlink:href="https://scratch.mit.edu/projects/212123716" xlink:type="simple">https://scratch.mit.edu/projects/212123716</text:a></text:p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office:value-type="string" calcext:value-type="string">
            <text:p><text:a xlink:href="https://scratch.mit.edu/users/jkurland2018" xlink:type="simple">jkurland2018</text:a></text:p>
          </table:table-cell>
          <table:table-cell office:value-type="string" calcext:value-type="string">
            <text:p>Kurland, Jos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Peters</text:p>
          </table:table-cell>
          <table:table-cell office:value-type="float" office:value="201022585" calcext:value-type="float">
            <text:p>201022585</text:p>
          </table:table-cell>
          <table:table-cell office:value-type="float" office:value="212748264" calcext:value-type="float">
            <text:p>212748264</text:p>
          </table:table-cell>
          <table:table-cell office:value-type="string" calcext:value-type="string">
            <text:p><text:a xlink:href="https://scratch.mit.edu/projects/212748264" xlink:type="simple">https://scratch.mit.edu/projects/212748264</text:a></text:p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office:value-type="string" calcext:value-type="string">
            <text:p><text:a xlink:href="https://scratch.mit.edu/users/jortiz2018" xlink:type="simple">jortiz2018</text:a></text:p>
          </table:table-cell>
          <table:table-cell office:value-type="string" calcext:value-type="string">
            <text:p>Le-Ngo, Sam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ce3" office:value-type="string" calcext:value-type="string">
            <text:p>11/21</text:p>
          </table:table-cell>
          <table:table-cell office:value-type="string" calcext:value-type="string">
            <text:p>Action/Snak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1124726" calcext:value-type="float">
            <text:p>201124726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table:style-name="ce2"/>
          <table:table-cell office:value-type="string" calcext:value-type="string">
            <text:p>Sharon, Avigai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table:style-name="ce2"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1329918" calcext:value-type="float">
            <text:p>201329918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table:style-name="ce2"/>
          <table:table-cell office:value-type="string" calcext:value-type="string">
            <text:p>Kontaridis, Allie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1533834" calcext:value-type="float">
            <text:p>201533834</text:p>
          </table:table-cell>
          <table:table-cell office:value-type="float" office:value="212582972" calcext:value-type="float">
            <text:p>212582972</text:p>
          </table:table-cell>
          <table:table-cell office:value-type="string" calcext:value-type="string">
            <text:p><text:a xlink:href="https://scratch.mit.edu/projects/212582972" xlink:type="simple">https://scratch.mit.edu/projects/212582972</text:a></text:p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office:value-type="string" calcext:value-type="string">
            <text:p><text:a xlink:href="https://scratch.mit.edu/users/hhicks2018" xlink:type="simple">hhicks2018</text:a></text:p>
          </table:table-cell>
          <table:table-cell office:value-type="string" calcext:value-type="string">
            <text:p>Fredberg, Sophi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Maz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eters</text:p>
          </table:table-cell>
          <table:table-cell office:value-type="float" office:value="201600123" calcext:value-type="float">
            <text:p>201600123</text:p>
          </table:table-cell>
          <table:table-cell office:value-type="float" office:value="212748264" calcext:value-type="float">
            <text:p>212748264</text:p>
          </table:table-cell>
          <table:table-cell office:value-type="string" calcext:value-type="string">
            <text:p><text:a xlink:href="https://scratch.mit.edu/projects/212748264" xlink:type="simple">https://scratch.mit.edu/projects/212748264</text:a></text:p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office:value-type="string" calcext:value-type="string">
            <text:p><text:a xlink:href="https://scratch.mit.edu/users/jortiz2018" xlink:type="simple">jortiz2018</text:a></text:p>
          </table:table-cell>
          <table:table-cell office:value-type="string" calcext:value-type="string">
            <text:p>Ortiz, Jam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office:value-type="string" calcext:value-type="string">
            <text:p>Action/Snak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eters</text:p>
          </table:table-cell>
          <table:table-cell office:value-type="float" office:value="201601611" calcext:value-type="float">
            <text:p>201601611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projects/213015923/" xlink:type="simple">https://scratch.mit.edu/projects/213015923/</text:a></text:p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table:style-name="ce2"/>
          <table:table-cell office:value-type="string" calcext:value-type="string">
            <text:p>Wakefield, Emar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table:style-name="ce2"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1700535" calcext:value-type="float">
            <text:p>201700535</text:p>
          </table:table-cell>
          <table:table-cell office:value-type="float" office:value="212121956" calcext:value-type="float">
            <text:p>212121956</text:p>
          </table:table-cell>
          <table:table-cell office:value-type="string" calcext:value-type="string">
            <text:p><text:a xlink:href="https://scratch.mit.edu/projects/212121956" xlink:type="simple">https://scratch.mit.edu/projects/212121956</text:a></text:p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office:value-type="string" calcext:value-type="string">
            <text:p><text:a xlink:href="https://scratch.mit.edu/users/Zsakai2018" xlink:type="simple">Zsakai2018</text:a></text:p>
          </table:table-cell>
          <table:table-cell office:value-type="string" calcext:value-type="string">
            <text:p>Sakai, Zero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table:style-name="ce2"/>
          <table:table-cell office:value-type="string" calcext:value-type="string">
            <text:p>Unplayable/nan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float" office:value="201701317" calcext:value-type="float">
            <text:p>201701317</text:p>
          </table:table-cell>
          <table:table-cell office:value-type="float" office:value="212121956" calcext:value-type="float">
            <text:p>212121956</text:p>
          </table:table-cell>
          <table:table-cell office:value-type="string" calcext:value-type="string">
            <text:p><text:a xlink:href="https://scratch.mit.edu/projects/212121956" xlink:type="simple">https://scratch.mit.edu/projects/212121956</text:a></text:p>
          </table:table-cell>
          <table:table-cell office:value-type="string" calcext:value-type="string">
            <text:p><text:a xlink:href="https://scratch.mit.edu/studios/4934975/" xlink:type="simple">https://scratch.mit.edu/studios/4934975/</text:a></text:p>
          </table:table-cell>
          <table:table-cell office:value-type="string" calcext:value-type="string">
            <text:p><text:a xlink:href="https://scratch.mit.edu/users/Zsakai2018" xlink:type="simple">Zsakai2018</text:a></text:p>
          </table:table-cell>
          <table:table-cell office:value-type="string" calcext:value-type="string">
            <text:p>Zhang, Esther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Unplayable/n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601710" calcext:value-type="float">
            <text:p>201601710</text:p>
          </table:table-cell>
          <table:table-cell office:value-type="float" office:value="215223802" calcext:value-type="float">
            <text:p>215223802</text:p>
          </table:table-cell>
          <table:table-cell office:value-type="string" calcext:value-type="string">
            <text:p><text:a xlink:href="https://scratch.mit.edu/projects/215223802" xlink:type="simple">https://scratch.mit.edu/projects/215223802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<text:a xlink:href="https://scratch.mit.edu/users/BigEggNoLike/" xlink:type="simple">BigEggNoLike</text:a></text:p>
          </table:table-cell>
          <table:table-cell office:value-type="string" calcext:value-type="string">
            <text:p>Cansu Saydam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Huh? What is Scratch?</text:p>
          </table:table-cell>
          <table:table-cell table:style-name="ce1" office:value-type="string" calcext:value-type="string">
            <text:p>7th</text:p>
          </table:table-cell>
          <table:table-cell table:style-name="ce2" table:number-columns-repeated="2"/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227784" calcext:value-type="float">
            <text:p>201227784</text:p>
          </table:table-cell>
          <table:table-cell office:value-type="float" office:value="215453878" calcext:value-type="float">
            <text:p>215453878</text:p>
          </table:table-cell>
          <table:table-cell office:value-type="string" calcext:value-type="string">
            <text:p><text:a xlink:href="https://scratch.mit.edu/projects/215453878" xlink:type="simple">https://scratch.mit.edu/projects/215453878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purple233</text:p>
          </table:table-cell>
          <table:table-cell office:value-type="string" calcext:value-type="string">
            <text:p>Jimmy Lin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Huh? What is Scratch?</text:p>
          </table:table-cell>
          <table:table-cell table:style-name="ce1" office:value-type="string" calcext:value-type="string">
            <text:p>6th</text:p>
          </table:table-cell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1601734" calcext:value-type="float">
            <text:p>201601734</text:p>
          </table:table-cell>
          <table:table-cell office:value-type="float" office:value="215218088" calcext:value-type="float">
            <text:p>215218088</text:p>
          </table:table-cell>
          <table:table-cell office:value-type="string" calcext:value-type="string">
            <text:p><text:a xlink:href="https://scratch.mit.edu/projects/215218088" xlink:type="simple">https://scratch.mit.edu/projects/215218088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Emeraldscience444</text:p>
          </table:table-cell>
          <table:table-cell office:value-type="string" calcext:value-type="string">
            <text:p>john joubi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have a lot of experience in Scratch.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Puzzle/nan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8975" calcext:value-type="float">
            <text:p>200818975</text:p>
          </table:table-cell>
          <table:table-cell office:value-type="float" office:value="215218088" calcext:value-type="float">
            <text:p>215218088</text:p>
          </table:table-cell>
          <table:table-cell office:value-type="string" calcext:value-type="string">
            <text:p><text:a xlink:href="https://scratch.mit.edu/projects/215218088" xlink:type="simple">https://scratch.mit.edu/projects/215218088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Emeraldscience444</text:p>
          </table:table-cell>
          <table:table-cell office:value-type="string" calcext:value-type="string">
            <text:p>Tia Joseph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have a lot of experience in Scratch.</text:p>
          </table:table-cell>
          <table:table-cell table:style-name="ce1" office:value-type="string" calcext:value-type="string">
            <text:p>5th</text:p>
          </table:table-cell>
          <table:table-cell table:style-name="ce2" table:number-columns-repeated="2"/>
          <table:table-cell office:value-type="string" calcext:value-type="string">
            <text:p>14/21</text:p>
          </table:table-cell>
          <table:table-cell office:value-type="string" calcext:value-type="string">
            <text:p>Puzzle/na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920215" calcext:value-type="float">
            <text:p>200920215</text:p>
          </table:table-cell>
          <table:table-cell office:value-type="float" office:value="215217940" calcext:value-type="float">
            <text:p>215217940</text:p>
          </table:table-cell>
          <table:table-cell office:value-type="string" calcext:value-type="string">
            <text:p><text:a xlink:href="https://scratch.mit.edu/projects/215217940" xlink:type="simple">https://scratch.mit.edu/projects/215217940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<text:a xlink:href="https://scratch.mit.edu/users/Scratch__Gods/" xlink:type="simple">Scratch__Gods</text:a></text:p>
          </table:table-cell>
          <table:table-cell office:value-type="string" calcext:value-type="string">
            <text:p>Vincent Mastroianni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have a lot of experience in Scratch.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1022574" calcext:value-type="float">
            <text:p>201022574</text:p>
          </table:table-cell>
          <table:table-cell office:value-type="float" office:value="215454940" calcext:value-type="float">
            <text:p>215454940</text:p>
          </table:table-cell>
          <table:table-cell office:value-type="string" calcext:value-type="string">
            <text:p><text:a xlink:href="https://scratch.mit.edu/projects/215454940" xlink:type="simple">https://scratch.mit.edu/projects/215454940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shubbyuri</text:p>
          </table:table-cell>
          <table:table-cell office:value-type="string" calcext:value-type="string">
            <text:p>Subomi Soyoye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have created a project in Scratch.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Simulation/nan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1601879" calcext:value-type="float">
            <text:p>201601879</text:p>
          </table:table-cell>
          <table:table-cell office:value-type="float" office:value="215454940" calcext:value-type="float">
            <text:p>215454940</text:p>
          </table:table-cell>
          <table:table-cell office:value-type="string" calcext:value-type="string">
            <text:p><text:a xlink:href="https://scratch.mit.edu/projects/215454940" xlink:type="simple">https://scratch.mit.edu/projects/215454940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shubbyuri</text:p>
          </table:table-cell>
          <table:table-cell office:value-type="string" calcext:value-type="string">
            <text:p>Yurika Tarui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Simulation/nan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716771" calcext:value-type="float">
            <text:p>200716771</text:p>
          </table:table-cell>
          <table:table-cell office:value-type="float" office:value="215453615" calcext:value-type="float">
            <text:p>215453615</text:p>
          </table:table-cell>
          <table:table-cell office:value-type="string" calcext:value-type="string">
            <text:p><text:a xlink:href="https://scratch.mit.edu/projects/215453615" xlink:type="simple">https://scratch.mit.edu/projects/215453615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heymynamestrey</text:p>
          </table:table-cell>
          <table:table-cell office:value-type="string" calcext:value-type="string">
            <text:p>Rebecca Yao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have created a project in Scratch.</text:p>
          </table:table-cell>
          <table:table-cell table:style-name="ce1" office:value-type="string" calcext:value-type="string">
            <text:p>3rd, 4th, 5th, 6th, 7th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Pong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920244" calcext:value-type="float">
            <text:p>200920244</text:p>
          </table:table-cell>
          <table:table-cell office:value-type="float" office:value="215453615" calcext:value-type="float">
            <text:p>215453615</text:p>
          </table:table-cell>
          <table:table-cell office:value-type="string" calcext:value-type="string">
            <text:p><text:a xlink:href="https://scratch.mit.edu/projects/215453615" xlink:type="simple">https://scratch.mit.edu/projects/215453615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heymynamestrey</text:p>
          </table:table-cell>
          <table:table-cell office:value-type="string" calcext:value-type="string">
            <text:p>Sauria Stewart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have created a project in Scratch.</text:p>
          </table:table-cell>
          <table:table-cell table:style-name="ce1" office:value-type="string" calcext:value-type="string">
            <text:p>3, 4, 5, 6, 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Pong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8">
          <table:table-cell office:value-type="string" calcext:value-type="string">
            <text:p>Carlin</text:p>
          </table:table-cell>
          <table:table-cell office:value-type="float" office:value="201432204" calcext:value-type="float">
            <text:p>201432204</text:p>
          </table:table-cell>
          <table:table-cell office:value-type="float" office:value="215217940" calcext:value-type="float">
            <text:p>215217940</text:p>
          </table:table-cell>
          <table:table-cell office:value-type="string" calcext:value-type="string">
            <text:p><text:a xlink:href="https://scratch.mit.edu/projects/215217940" xlink:type="simple">https://scratch.mit.edu/projects/215217940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<text:a xlink:href="https://scratch.mit.edu/users/Scratch__Gods/" xlink:type="simple">Scratch__Gods</text:a></text:p>
          </table:table-cell>
          <table:table-cell office:value-type="string" calcext:value-type="string">
            <text:p>Aayush Koirala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have created a project in Scratch., I have a lot of experience in Scratch.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19855" calcext:value-type="float">
            <text:p>200919855</text:p>
          </table:table-cell>
          <table:table-cell office:value-type="float" office:value="215216889" calcext:value-type="float">
            <text:p>215216889</text:p>
          </table:table-cell>
          <table:table-cell office:value-type="string" calcext:value-type="string">
            <text:p><text:a xlink:href="https://scratch.mit.edu/projects/215216889" xlink:type="simple">https://scratch.mit.edu/projects/215216889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<text:a xlink:href="https://scratch.mit.edu/users/nickcaleb/" xlink:type="simple">nickcaleb</text:a></text:p>
          </table:table-cell>
          <table:table-cell office:value-type="string" calcext:value-type="string">
            <text:p>Caleb Cornelius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age 12 grade 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19530" calcext:value-type="float">
            <text:p>200919530</text:p>
          </table:table-cell>
          <table:table-cell office:value-type="float" office:value="215220680" calcext:value-type="float">
            <text:p>215220680</text:p>
          </table:table-cell>
          <table:table-cell office:value-type="string" calcext:value-type="string">
            <text:p><text:a xlink:href="https://scratch.mit.edu/projects/215220680" xlink:type="simple">https://scratch.mit.edu/projects/215220680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jassec</text:p>
          </table:table-cell>
          <table:table-cell office:value-type="string" calcext:value-type="string">
            <text:p>Sarah Collier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6 and 7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1125487" calcext:value-type="float">
            <text:p>201125487</text:p>
          </table:table-cell>
          <table:table-cell office:value-type="float" office:value="215218459" calcext:value-type="float">
            <text:p>215218459</text:p>
          </table:table-cell>
          <table:table-cell office:value-type="string" calcext:value-type="string">
            <text:p><text:a xlink:href="https://scratch.mit.edu/projects/215218459" xlink:type="simple">https://scratch.mit.edu/projects/215218459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<text:a xlink:href="https://scratch.mit.edu/users/sciences1/" xlink:type="simple">sciences1</text:a></text:p>
          </table:table-cell>
          <table:table-cell office:value-type="string" calcext:value-type="string">
            <text:p>Catherine Silva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6th</text:p>
          </table:table-cell>
          <table:table-cell office:value-type="string" calcext:value-type="string">
            <text:p>Female</text:p>
          </table:table-cell>
          <table:table-cell table:style-name="ce2" table:number-columns-repeated="2"/>
          <table:table-cell office:value-type="string" calcext:value-type="string">
            <text:p>Unplayable/n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1328111" calcext:value-type="float">
            <text:p>201328111</text:p>
          </table:table-cell>
          <table:table-cell office:value-type="float" office:value="215216889" calcext:value-type="float">
            <text:p>215216889</text:p>
          </table:table-cell>
          <table:table-cell office:value-type="string" calcext:value-type="string">
            <text:p><text:a xlink:href="https://scratch.mit.edu/projects/215216889" xlink:type="simple">https://scratch.mit.edu/projects/215216889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<text:a xlink:href="https://scratch.mit.edu/users/nickcaleb/" xlink:type="simple">nickcaleb</text:a></text:p>
          </table:table-cell>
          <table:table-cell office:value-type="string" calcext:value-type="string">
            <text:p>Nick Li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13 Grade 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Action/Pong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20051" calcext:value-type="float">
            <text:p>200920051</text:p>
          </table:table-cell>
          <table:table-cell office:value-type="float" office:value="215453878" calcext:value-type="float">
            <text:p>215453878</text:p>
          </table:table-cell>
          <table:table-cell office:value-type="string" calcext:value-type="string">
            <text:p><text:a xlink:href="https://scratch.mit.edu/projects/215453878" xlink:type="simple">https://scratch.mit.edu/projects/215453878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purple233</text:p>
          </table:table-cell>
          <table:table-cell office:value-type="string" calcext:value-type="string">
            <text:p>Hex Love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19191" calcext:value-type="float">
            <text:p>200919191</text:p>
          </table:table-cell>
          <table:table-cell office:value-type="float" office:value="215220680" calcext:value-type="float">
            <text:p>215220680</text:p>
          </table:table-cell>
          <table:table-cell office:value-type="string" calcext:value-type="string">
            <text:p><text:a xlink:href="https://scratch.mit.edu/projects/215220680" xlink:type="simple">https://scratch.mit.edu/projects/215220680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jassec</text:p>
          </table:table-cell>
          <table:table-cell office:value-type="string" calcext:value-type="string">
            <text:p>Johnny Saralidze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5th gr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1124799" calcext:value-type="float">
            <text:p>201124799</text:p>
          </table:table-cell>
          <table:table-cell office:value-type="float" office:value="215457652" calcext:value-type="float">
            <text:p>215457652</text:p>
          </table:table-cell>
          <table:table-cell office:value-type="string" calcext:value-type="string">
            <text:p><text:a xlink:href="https://scratch.mit.edu/projects/215457652" xlink:type="simple">https://scratch.mit.edu/projects/215457652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lilsherlock</text:p>
          </table:table-cell>
          <table:table-cell office:value-type="string" calcext:value-type="string">
            <text:p>Alicia Munroe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i dont know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table:style-name="ce3" office:value-type="string" calcext:value-type="string">
            <text:p>11/21</text:p>
          </table:table-cell>
          <table:table-cell table:style-name="ce2" table:number-columns-repeated="3"/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20127" calcext:value-type="float">
            <text:p>200920127</text:p>
          </table:table-cell>
          <table:table-cell office:value-type="float" office:value="215218459" calcext:value-type="float">
            <text:p>215218459</text:p>
          </table:table-cell>
          <table:table-cell office:value-type="string" calcext:value-type="string">
            <text:p><text:a xlink:href="https://scratch.mit.edu/projects/215218459" xlink:type="simple">https://scratch.mit.edu/projects/215218459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<text:a xlink:href="https://scratch.mit.edu/users/sciences1/" xlink:type="simple">sciences1</text:a></text:p>
          </table:table-cell>
          <table:table-cell office:value-type="string" calcext:value-type="string">
            <text:p>Anders Erlandsen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3, 4, 5, 6, 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Unplayable/n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19652" calcext:value-type="float">
            <text:p>200919652</text:p>
          </table:table-cell>
          <table:table-cell office:value-type="float" office:value="215457652" calcext:value-type="float">
            <text:p>215457652</text:p>
          </table:table-cell>
          <table:table-cell office:value-type="string" calcext:value-type="string">
            <text:p><text:a xlink:href="https://scratch.mit.edu/projects/215457652" xlink:type="simple">https://scratch.mit.edu/projects/215457652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lilsherlock</text:p>
          </table:table-cell>
          <table:table-cell office:value-type="string" calcext:value-type="string">
            <text:p>Gustavo Woodward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13 8th gr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table:style-name="ce3" office:value-type="string" calcext:value-type="string">
            <text:p>11/21</text:p>
          </table:table-cell>
          <table:table-cell table:style-name="ce2" table:number-columns-repeated="3"/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1227783" calcext:value-type="float">
            <text:p>201227783</text:p>
          </table:table-cell>
          <table:table-cell office:value-type="float" office:value="215223802" calcext:value-type="float">
            <text:p>215223802</text:p>
          </table:table-cell>
          <table:table-cell office:value-type="string" calcext:value-type="string">
            <text:p><text:a xlink:href="https://scratch.mit.edu/projects/215223802" xlink:type="simple">https://scratch.mit.edu/projects/215223802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<text:a xlink:href="https://scratch.mit.edu/users/BigEggNoLike/" xlink:type="simple">BigEggNoLike</text:a></text:p>
          </table:table-cell>
          <table:table-cell office:value-type="string" calcext:value-type="string">
            <text:p>Tommy Lin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F.A Day Middle Schoo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601591" calcext:value-type="float">
            <text:p>201601591</text:p>
          </table:table-cell>
          <table:table-cell office:value-type="float" office:value="215453878" calcext:value-type="float">
            <text:p>215453878</text:p>
          </table:table-cell>
          <table:table-cell office:value-type="string" calcext:value-type="string">
            <text:p><text:a xlink:href="https://scratch.mit.edu/projects/215453878" xlink:type="simple">https://scratch.mit.edu/projects/215453878</text:a></text:p>
          </table:table-cell>
          <table:table-cell office:value-type="string" calcext:value-type="string">
            <text:p><text:a xlink:href="https://scratch.mit.edu/studios/4913311/" xlink:type="simple">https://scratch.mit.edu/studios/4913311/</text:a></text:p>
          </table:table-cell>
          <table:table-cell office:value-type="string" calcext:value-type="string">
            <text:p>purple233</text:p>
          </table:table-cell>
          <table:table-cell office:value-type="string" calcext:value-type="string">
            <text:p>Lautaro Merlino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I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920425" calcext:value-type="float">
            <text:p>200920425</text:p>
          </table:table-cell>
          <table:table-cell office:value-type="float" office:value="215466659" calcext:value-type="float">
            <text:p>215466659</text:p>
          </table:table-cell>
          <table:table-cell office:value-type="string" calcext:value-type="string">
            <text:p><text:a xlink:href="https://scratch.mit.edu/projects/215466659" xlink:type="simple">https://scratch.mit.edu/projects/215466659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XxDTAJxX</text:p>
          </table:table-cell>
          <table:table-cell office:value-type="string" calcext:value-type="string">
            <text:p>Alba Jordan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Simulation/nan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919850" calcext:value-type="float">
            <text:p>200919850</text:p>
          </table:table-cell>
          <table:table-cell office:value-type="float" office:value="215791299" calcext:value-type="float">
            <text:p>215791299</text:p>
          </table:table-cell>
          <table:table-cell office:value-type="string" calcext:value-type="string">
            <text:p><text:a xlink:href="https://scratch.mit.edu/projects/215791299" xlink:type="simple">https://scratch.mit.edu/projects/215791299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Ashlude</text:p>
          </table:table-cell>
          <table:table-cell office:value-type="string" calcext:value-type="string">
            <text:p>Jude Aber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Huh? What is Scratch?, I've heard of it.</text:p>
          </table:table-cell>
          <table:table-cell table:style-name="ce1" office:value-type="string" calcext:value-type="string">
            <text:p>nah fam</text:p>
          </table:table-cell>
          <table:table-cell table:style-name="ce2" table:number-columns-repeated="2"/>
          <table:table-cell office:value-type="string" calcext:value-type="string">
            <text:p>17/21</text:p>
          </table:table-cell>
          <table:table-cell office:value-type="string" calcext:value-type="string">
            <text:p>Action/Swipe Eliminatio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818457" calcext:value-type="float">
            <text:p>200818457</text:p>
          </table:table-cell>
          <table:table-cell office:value-type="float" office:value="215466926" calcext:value-type="float">
            <text:p>215466926</text:p>
          </table:table-cell>
          <table:table-cell office:value-type="string" calcext:value-type="string">
            <text:p><text:a xlink:href="https://scratch.mit.edu/projects/215466926" xlink:type="simple">https://scratch.mit.edu/projects/215466926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Captain-Huggy-Face</text:p>
          </table:table-cell>
          <table:table-cell office:value-type="string" calcext:value-type="string">
            <text:p>Hunter Young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have a lot of experience in Scratch.</text:p>
          </table:table-cell>
          <table:table-cell table:style-name="ce1" office:value-type="float" office:value="14" calcext:value-type="float">
            <text:p>14</text:p>
          </table:table-cell>
          <table:table-cell table:style-name="ce2" table:number-columns-repeated="3"/>
          <table:table-cell office:value-type="string" calcext:value-type="string">
            <text:p>Simulation/nan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1023253" calcext:value-type="float">
            <text:p>201023253</text:p>
          </table:table-cell>
          <table:table-cell office:value-type="float" office:value="215469946" calcext:value-type="float">
            <text:p>215469946</text:p>
          </table:table-cell>
          <table:table-cell office:value-type="string" calcext:value-type="string">
            <text:p><text:a xlink:href="https://scratch.mit.edu/projects/215469946" xlink:type="simple">https://scratch.mit.edu/projects/215469946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leric101</text:p>
          </table:table-cell>
          <table:table-cell office:value-type="string" calcext:value-type="string">
            <text:p>Eric Yu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have a lot of experience in Scratch.</text:p>
          </table:table-cell>
          <table:table-cell table:style-name="ce1" office:value-type="string" calcext:value-type="string">
            <text:p>9 years old, 4th gr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Simulation/n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920232" calcext:value-type="float">
            <text:p>200920232</text:p>
          </table:table-cell>
          <table:table-cell office:value-type="float" office:value="215260697" calcext:value-type="float">
            <text:p>215260697</text:p>
          </table:table-cell>
          <table:table-cell office:value-type="string" calcext:value-type="string">
            <text:p><text:a xlink:href="https://scratch.mit.edu/projects/215260697" xlink:type="simple">https://scratch.mit.edu/projects/215260697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<text:a xlink:href="https://scratch.mit.edu/users/Naniel420/" xlink:type="simple">Naniel420</text:a></text:p>
          </table:table-cell>
          <table:table-cell office:value-type="string" calcext:value-type="string">
            <text:p>Daniel Salemme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have a lot of experience in Scratch.</text:p>
          </table:table-cell>
          <table:table-cell table:style-name="ce1" office:value-type="float" office:value="12" calcext:value-type="float">
            <text:p>12</text:p>
          </table:table-cell>
          <table:table-cell table:style-name="ce2" table:number-columns-repeated="2"/>
          <table:table-cell office:value-type="string" calcext:value-type="string">
            <text:p>17/21</text:p>
          </table:table-cell>
          <table:table-cell office:value-type="string" calcext:value-type="string">
            <text:p>Simulation/nan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919505" calcext:value-type="float">
            <text:p>200919505</text:p>
          </table:table-cell>
          <table:table-cell office:value-type="float" office:value="215260697" calcext:value-type="float">
            <text:p>215260697</text:p>
          </table:table-cell>
          <table:table-cell office:value-type="string" calcext:value-type="string">
            <text:p><text:a xlink:href="https://scratch.mit.edu/projects/215260697" xlink:type="simple">https://scratch.mit.edu/projects/215260697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<text:a xlink:href="https://scratch.mit.edu/users/Naniel420/" xlink:type="simple">Naniel420</text:a></text:p>
          </table:table-cell>
          <table:table-cell office:value-type="string" calcext:value-type="string">
            <text:p>Nicolas Hart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Simulation/nan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19186" calcext:value-type="float">
            <text:p>200919186</text:p>
          </table:table-cell>
          <table:table-cell office:value-type="float" office:value="215466104" calcext:value-type="float">
            <text:p>215466104</text:p>
          </table:table-cell>
          <table:table-cell office:value-type="string" calcext:value-type="string">
            <text:p><text:a xlink:href="https://scratch.mit.edu/projects/215466104" xlink:type="simple">https://scratch.mit.edu/projects/215466104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LetsChangeTheWorld</text:p>
          </table:table-cell>
          <table:table-cell office:value-type="string" calcext:value-type="string">
            <text:p>Lilly Ranalli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6th, and 7th gra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Puzzle/na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715792" calcext:value-type="float">
            <text:p>200715792</text:p>
          </table:table-cell>
          <table:table-cell office:value-type="float" office:value="215468136" calcext:value-type="float">
            <text:p>215468136</text:p>
          </table:table-cell>
          <table:table-cell office:value-type="string" calcext:value-type="string">
            <text:p><text:a xlink:href="https://scratch.mit.edu/projects/215468136" xlink:type="simple">https://scratch.mit.edu/projects/215468136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<text:a xlink:href="https://scratch.mit.edu/users/ThomasStephanie/" xlink:type="simple">ThomasStephanie</text:a></text:p>
          </table:table-cell>
          <table:table-cell office:value-type="string" calcext:value-type="string">
            <text:p>Thomas Wang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Simulation/nan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19644" calcext:value-type="float">
            <text:p>200919644</text:p>
          </table:table-cell>
          <table:table-cell office:value-type="float" office:value="215466104" calcext:value-type="float">
            <text:p>215466104</text:p>
          </table:table-cell>
          <table:table-cell office:value-type="string" calcext:value-type="string">
            <text:p><text:a xlink:href="https://scratch.mit.edu/projects/215466104" xlink:type="simple">https://scratch.mit.edu/projects/215466104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LetsChangeTheWorld</text:p>
          </table:table-cell>
          <table:table-cell office:value-type="string" calcext:value-type="string">
            <text:p>emily wang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6th gra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Puzzle/n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20233" calcext:value-type="float">
            <text:p>200920233</text:p>
          </table:table-cell>
          <table:table-cell office:value-type="float" office:value="215465910" calcext:value-type="float">
            <text:p>215465910</text:p>
          </table:table-cell>
          <table:table-cell office:value-type="string" calcext:value-type="string">
            <text:p><text:a xlink:href="https://scratch.mit.edu/projects/215465910" xlink:type="simple">https://scratch.mit.edu/projects/215465910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kinahobby</text:p>
          </table:table-cell>
          <table:table-cell office:value-type="string" calcext:value-type="string">
            <text:p>Kianna Hill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Grade 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,White,Multiracial</text:p>
          </table:table-cell>
          <table:table-cell table:style-name="ce2"/>
          <table:table-cell office:value-type="string" calcext:value-type="string">
            <text:p>Quiz/n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715372" calcext:value-type="float">
            <text:p>200715372</text:p>
          </table:table-cell>
          <table:table-cell office:value-type="float" office:value="215468136" calcext:value-type="float">
            <text:p>215468136</text:p>
          </table:table-cell>
          <table:table-cell office:value-type="string" calcext:value-type="string">
            <text:p><text:a xlink:href="https://scratch.mit.edu/projects/215468136" xlink:type="simple">https://scratch.mit.edu/projects/215468136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<text:a xlink:href="https://scratch.mit.edu/users/ThomasStephanie/" xlink:type="simple">ThomasStephanie</text:a></text:p>
          </table:table-cell>
          <table:table-cell office:value-type="string" calcext:value-type="string">
            <text:p>Stephanie Svedloff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5th Gra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,White</text:p>
          </table:table-cell>
          <table:table-cell table:style-name="ce2"/>
          <table:table-cell office:value-type="string" calcext:value-type="string">
            <text:p>Simulation/nan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20369" calcext:value-type="float">
            <text:p>200920369</text:p>
          </table:table-cell>
          <table:table-cell office:value-type="float" office:value="215468847" calcext:value-type="float">
            <text:p>215468847</text:p>
          </table:table-cell>
          <table:table-cell office:value-type="string" calcext:value-type="string">
            <text:p><text:a xlink:href="https://scratch.mit.edu/projects/215468847" xlink:type="simple">https://scratch.mit.edu/projects/215468847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RuonohEsor</text:p>
          </table:table-cell>
          <table:table-cell office:value-type="string" calcext:value-type="string">
            <text:p>Rose Giroux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i do not know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Simulation/nan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1432236" calcext:value-type="float">
            <text:p>201432236</text:p>
          </table:table-cell>
          <table:table-cell office:value-type="float" office:value="215465200" calcext:value-type="float">
            <text:p>215465200</text:p>
          </table:table-cell>
          <table:table-cell office:value-type="string" calcext:value-type="string">
            <text:p><text:a xlink:href="https://scratch.mit.edu/projects/215465200" xlink:type="simple">https://scratch.mit.edu/projects/215465200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<text:a xlink:href="https://scratch.mit.edu/users/Cilly99/" xlink:type="simple">Cilly99</text:a></text:p>
          </table:table-cell>
          <table:table-cell office:value-type="string" calcext:value-type="string">
            <text:p>Billy Blumenthal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5th Gr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Pong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920156" calcext:value-type="float">
            <text:p>200920156</text:p>
          </table:table-cell>
          <table:table-cell office:value-type="float" office:value="215465200" calcext:value-type="float">
            <text:p>215465200</text:p>
          </table:table-cell>
          <table:table-cell office:value-type="string" calcext:value-type="string">
            <text:p><text:a xlink:href="https://scratch.mit.edu/projects/215465200" xlink:type="simple">https://scratch.mit.edu/projects/215465200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<text:a xlink:href="https://scratch.mit.edu/users/Cilly99/" xlink:type="simple">Cilly99</text:a></text:p>
          </table:table-cell>
          <table:table-cell office:value-type="string" calcext:value-type="string">
            <text:p>Cameron Lowe</text:p>
          </table:table-cell>
          <table:table-cell office:value-type="string" calcext:value-type="string">
            <text:p>Section 2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Pong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19514" calcext:value-type="float">
            <text:p>200919514</text:p>
          </table:table-cell>
          <table:table-cell office:value-type="float" office:value="215466394" calcext:value-type="float">
            <text:p>215466394</text:p>
          </table:table-cell>
          <table:table-cell office:value-type="string" calcext:value-type="string">
            <text:p><text:a xlink:href="https://scratch.mit.edu/projects/215466394" xlink:type="simple">https://scratch.mit.edu/projects/215466394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GraceNathanArjun</text:p>
          </table:table-cell>
          <table:table-cell office:value-type="string" calcext:value-type="string">
            <text:p>Grace Campbell Maillet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5,6, and 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Simulation/City-Building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19555" calcext:value-type="float">
            <text:p>200919555</text:p>
          </table:table-cell>
          <table:table-cell office:value-type="float" office:value="215465910" calcext:value-type="float">
            <text:p>215465910</text:p>
          </table:table-cell>
          <table:table-cell office:value-type="string" calcext:value-type="string">
            <text:p><text:a xlink:href="https://scratch.mit.edu/projects/215465910" xlink:type="simple">https://scratch.mit.edu/projects/215465910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kinahobby</text:p>
          </table:table-cell>
          <table:table-cell office:value-type="string" calcext:value-type="string">
            <text:p>Nina Bobby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4-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Quiz/n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19168" calcext:value-type="float">
            <text:p>200919168</text:p>
          </table:table-cell>
          <table:table-cell office:value-type="float" office:value="215468847" calcext:value-type="float">
            <text:p>215468847</text:p>
          </table:table-cell>
          <table:table-cell office:value-type="string" calcext:value-type="string">
            <text:p><text:a xlink:href="https://scratch.mit.edu/projects/215468847" xlink:type="simple">https://scratch.mit.edu/projects/215468847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RuonohEsor</text:p>
          </table:table-cell>
          <table:table-cell office:value-type="string" calcext:value-type="string">
            <text:p>Honour Dufresne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4th-7th gra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Simulation/nan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1">
          <table:table-cell office:value-type="string" calcext:value-type="string">
            <text:p>Carlin</text:p>
          </table:table-cell>
          <table:table-cell office:value-type="float" office:value="200919909" calcext:value-type="float">
            <text:p>200919909</text:p>
          </table:table-cell>
          <table:table-cell office:value-type="float" office:value="215466926" calcext:value-type="float">
            <text:p>215466926</text:p>
          </table:table-cell>
          <table:table-cell office:value-type="string" calcext:value-type="string">
            <text:p><text:a xlink:href="https://scratch.mit.edu/projects/215466926" xlink:type="simple">https://scratch.mit.edu/projects/215466926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Captain-Huggy-Face</text:p>
          </table:table-cell>
          <table:table-cell office:value-type="string" calcext:value-type="string">
            <text:p>Matthew Kodgis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used Scratch during Hour of Code in previous years., I have created a project in Scratch., I have a lot of experience in Scratch.</text:p>
          </table:table-cell>
          <table:table-cell table:style-name="ce1" office:value-type="string" calcext:value-type="string">
            <text:p>5,6 grade (i think)</text:p>
          </table:table-cell>
          <table:table-cell office:value-type="string" calcext:value-type="string">
            <text:p>Male</text:p>
          </table:table-cell>
          <table:table-cell table:style-name="ce2" table:number-columns-repeated="2"/>
          <table:table-cell office:value-type="string" calcext:value-type="string">
            <text:p>Simulation/n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1">
          <table:table-cell office:value-type="string" calcext:value-type="string">
            <text:p>Carlin</text:p>
          </table:table-cell>
          <table:table-cell office:value-type="float" office:value="200716660" calcext:value-type="float">
            <text:p>200716660</text:p>
          </table:table-cell>
          <table:table-cell office:value-type="float" office:value="215469946" calcext:value-type="float">
            <text:p>215469946</text:p>
          </table:table-cell>
          <table:table-cell office:value-type="string" calcext:value-type="string">
            <text:p><text:a xlink:href="https://scratch.mit.edu/projects/215469946" xlink:type="simple">https://scratch.mit.edu/projects/215469946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leric101</text:p>
          </table:table-cell>
          <table:table-cell office:value-type="string" calcext:value-type="string">
            <text:p>Lily Renneker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used Scratch during Hour of Code in previous years., I have created a project in Scratch., I have a lot of experience in Scratch.</text:p>
          </table:table-cell>
          <table:table-cell table:style-name="ce1" office:value-type="string" calcext:value-type="string">
            <text:p>1st-8th</text:p>
          </table:table-cell>
          <table:table-cell table:style-name="ce2"/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Simulation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919846" calcext:value-type="float">
            <text:p>200919846</text:p>
          </table:table-cell>
          <table:table-cell office:value-type="float" office:value="219283149" calcext:value-type="float">
            <text:p>219283149</text:p>
          </table:table-cell>
          <table:table-cell office:value-type="string" calcext:value-type="string">
            <text:p><text:a xlink:href="https://scratch.mit.edu/projects/219283149" xlink:type="simple">https://scratch.mit.edu/projects/219283149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M_D_S_M2</text:p>
          </table:table-cell>
          <table:table-cell office:value-type="string" calcext:value-type="string">
            <text:p>Sam Melville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've heard of it.</text:p>
          </table:table-cell>
          <table:table-cell table:style-name="ce1" office:value-type="string" calcext:value-type="string">
            <text:p>Nev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Puzzle/nan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920339" calcext:value-type="float">
            <text:p>200920339</text:p>
          </table:table-cell>
          <table:table-cell office:value-type="float" office:value="215791299" calcext:value-type="float">
            <text:p>215791299</text:p>
          </table:table-cell>
          <table:table-cell office:value-type="string" calcext:value-type="string">
            <text:p><text:a xlink:href="https://scratch.mit.edu/projects/215791299" xlink:type="simple">https://scratch.mit.edu/projects/215791299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Ashlude</text:p>
          </table:table-cell>
          <table:table-cell office:value-type="string" calcext:value-type="string">
            <text:p>Ashlynn Saint-Preux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Swipe Eliminatio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021909" calcext:value-type="float">
            <text:p>201021909</text:p>
          </table:table-cell>
          <table:table-cell office:value-type="float" office:value="219283149" calcext:value-type="float">
            <text:p>219283149</text:p>
          </table:table-cell>
          <table:table-cell office:value-type="string" calcext:value-type="string">
            <text:p><text:a xlink:href="https://scratch.mit.edu/projects/219283149" xlink:type="simple">https://scratch.mit.edu/projects/219283149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M_D_S_M2</text:p>
          </table:table-cell>
          <table:table-cell office:value-type="string" calcext:value-type="string">
            <text:p>Molly Delahunty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Puzzle/n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1227806" calcext:value-type="float">
            <text:p>201227806</text:p>
          </table:table-cell>
          <table:table-cell office:value-type="float" office:value="215466394" calcext:value-type="float">
            <text:p>215466394</text:p>
          </table:table-cell>
          <table:table-cell office:value-type="string" calcext:value-type="string">
            <text:p><text:a xlink:href="https://scratch.mit.edu/projects/215466394" xlink:type="simple">https://scratch.mit.edu/projects/215466394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GraceNathanArjun</text:p>
          </table:table-cell>
          <table:table-cell office:value-type="string" calcext:value-type="string">
            <text:p>Arjun Shatkin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White,Multiracial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Simulation/City-Building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920117" calcext:value-type="float">
            <text:p>200920117</text:p>
          </table:table-cell>
          <table:table-cell office:value-type="float" office:value="215466659" calcext:value-type="float">
            <text:p>215466659</text:p>
          </table:table-cell>
          <table:table-cell office:value-type="string" calcext:value-type="string">
            <text:p><text:a xlink:href="https://scratch.mit.edu/projects/215466659" xlink:type="simple">https://scratch.mit.edu/projects/215466659</text:a></text:p>
          </table:table-cell>
          <table:table-cell office:value-type="string" calcext:value-type="string">
            <text:p><text:a xlink:href="https://scratch.mit.edu/studios/4913315/" xlink:type="simple">https://scratch.mit.edu/studios/4913315/</text:a></text:p>
          </table:table-cell>
          <table:table-cell office:value-type="string" calcext:value-type="string">
            <text:p>XxDTAJxX</text:p>
          </table:table-cell>
          <table:table-cell office:value-type="string" calcext:value-type="string">
            <text:p>Danilo Talisayon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've heard of it.</text:p>
          </table:table-cell>
          <table:table-cell table:style-name="ce1" office:value-type="string" calcext:value-type="string">
            <text:p>I've never used Scrat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Simulation/n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227895" calcext:value-type="float">
            <text:p>201227895</text:p>
          </table:table-cell>
          <table:table-cell office:value-type="float" office:value="215171897" calcext:value-type="float">
            <text:p>215171897</text:p>
          </table:table-cell>
          <table:table-cell office:value-type="string" calcext:value-type="string">
            <text:p><text:a xlink:href="https://scratch.mit.edu/projects/215171897" xlink:type="simple">https://scratch.mit.edu/projects/215171897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gsram</text:p>
          </table:table-cell>
          <table:table-cell office:value-type="string" calcext:value-type="string">
            <text:p>Anya Mishenina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Huh? What is Scratch?</text:p>
          </table:table-cell>
          <table:table-cell table:style-name="ce1" office:value-type="string" calcext:value-type="string">
            <text:p>6th grade</text:p>
          </table:table-cell>
          <table:table-cell table:style-name="ce2" table:number-columns-repeated="2"/>
          <table:table-cell office:value-type="string" calcext:value-type="string">
            <text:p>14/21</text:p>
          </table:table-cell>
          <table:table-cell office:value-type="string" calcext:value-type="string">
            <text:p>Puzzle/n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919697" calcext:value-type="float">
            <text:p>200919697</text:p>
          </table:table-cell>
          <table:table-cell office:value-type="float" office:value="218633044" calcext:value-type="float">
            <text:p>218633044</text:p>
          </table:table-cell>
          <table:table-cell office:value-type="string" calcext:value-type="string">
            <text:p><text:a xlink:href="https://scratch.mit.edu/projects/218633044" xlink:type="simple">https://scratch.mit.edu/projects/218633044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TheWiggles44</text:p>
          </table:table-cell>
          <table:table-cell office:value-type="string" calcext:value-type="string">
            <text:p>Sam Bronstein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have a lot of experience in Scratch.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Puzzle/n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1227658" calcext:value-type="float">
            <text:p>201227658</text:p>
          </table:table-cell>
          <table:table-cell office:value-type="float" office:value="218633044" calcext:value-type="float">
            <text:p>218633044</text:p>
          </table:table-cell>
          <table:table-cell office:value-type="string" calcext:value-type="string">
            <text:p><text:a xlink:href="https://scratch.mit.edu/projects/218633044" xlink:type="simple">https://scratch.mit.edu/projects/218633044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TheWiggles44</text:p>
          </table:table-cell>
          <table:table-cell office:value-type="string" calcext:value-type="string">
            <text:p>Harrison Ho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have a lot of experience in Scratch.</text:p>
          </table:table-cell>
          <table:table-cell table:style-name="ce1" office:value-type="string" calcext:value-type="string">
            <text:p>8th gr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Puzzle/n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920108" calcext:value-type="float">
            <text:p>200920108</text:p>
          </table:table-cell>
          <table:table-cell office:value-type="float" office:value="215166252" calcext:value-type="float">
            <text:p>215166252</text:p>
          </table:table-cell>
          <table:table-cell office:value-type="string" calcext:value-type="string">
            <text:p><text:a xlink:href="https://scratch.mit.edu/projects/215166252" xlink:type="simple">https://scratch.mit.edu/projects/215166252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very_silly_man</text:p>
          </table:table-cell>
          <table:table-cell office:value-type="string" calcext:value-type="string">
            <text:p>Max Goldman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have a lot of experience in Scratch.</text:p>
          </table:table-cell>
          <table:table-cell table:style-name="ce1" office:value-type="string" calcext:value-type="string">
            <text:p>10 years old in 5th gr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Action/Platform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919621" calcext:value-type="float">
            <text:p>200919621</text:p>
          </table:table-cell>
          <table:table-cell office:value-type="float" office:value="215170784" calcext:value-type="float">
            <text:p>215170784</text:p>
          </table:table-cell>
          <table:table-cell office:value-type="string" calcext:value-type="string">
            <text:p><text:a xlink:href="https://scratch.mit.edu/projects/215170784" xlink:type="simple">https://scratch.mit.edu/projects/215170784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a_escience</text:p>
          </table:table-cell>
          <table:table-cell office:value-type="string" calcext:value-type="string">
            <text:p>Emily Sheier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have a lot of experience in Scratch.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Pong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Carlin</text:p>
          </table:table-cell>
          <table:table-cell office:value-type="float" office:value="200920386" calcext:value-type="float">
            <text:p>200920386</text:p>
          </table:table-cell>
          <table:table-cell office:value-type="float" office:value="215166252" calcext:value-type="float">
            <text:p>215166252</text:p>
          </table:table-cell>
          <table:table-cell office:value-type="string" calcext:value-type="string">
            <text:p><text:a xlink:href="https://scratch.mit.edu/projects/215166252" xlink:type="simple">https://scratch.mit.edu/projects/215166252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very_silly_man</text:p>
          </table:table-cell>
          <table:table-cell office:value-type="string" calcext:value-type="string">
            <text:p>Chris Gagnon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have created a project in Scratch., I have a lot of experience in Scratch.</text:p>
          </table:table-cell>
          <table:table-cell table:style-name="ce1" office:value-type="string" calcext:value-type="string">
            <text:p>I was 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Action/Platform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1225796" calcext:value-type="float">
            <text:p>201225796</text:p>
          </table:table-cell>
          <table:table-cell office:value-type="float" office:value="215908750" calcext:value-type="float">
            <text:p>215908750</text:p>
          </table:table-cell>
          <table:table-cell office:value-type="string" calcext:value-type="string">
            <text:p><text:a xlink:href="https://scratch.mit.edu/projects/215908750" xlink:type="simple">https://scratch.mit.edu/projects/215908750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hackzer</text:p>
          </table:table-cell>
          <table:table-cell office:value-type="string" calcext:value-type="string">
            <text:p>Frank Fang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5th gr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Pong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819002" calcext:value-type="float">
            <text:p>200819002</text:p>
          </table:table-cell>
          <table:table-cell office:value-type="float" office:value="218636262" calcext:value-type="float">
            <text:p>218636262</text:p>
          </table:table-cell>
          <table:table-cell office:value-type="string" calcext:value-type="string">
            <text:p><text:a xlink:href="https://scratch.mit.edu/projects/218636262" xlink:type="simple">https://scratch.mit.edu/projects/218636262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Noah_Shoshi</text:p>
          </table:table-cell>
          <table:table-cell office:value-type="string" calcext:value-type="string">
            <text:p>Shoshi Tanowitz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7th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Maz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1329884" calcext:value-type="float">
            <text:p>201329884</text:p>
          </table:table-cell>
          <table:table-cell office:value-type="float" office:value="215479903" calcext:value-type="float">
            <text:p>215479903</text:p>
          </table:table-cell>
          <table:table-cell office:value-type="string" calcext:value-type="string">
            <text:p><text:a xlink:href="https://scratch.mit.edu/projects/215479903" xlink:type="simple">https://scratch.mit.edu/projects/215479903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the-third-eye</text:p>
          </table:table-cell>
          <table:table-cell office:value-type="string" calcext:value-type="string">
            <text:p>Nadav Loewy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10i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,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Swipe Eliminatio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1329604" calcext:value-type="float">
            <text:p>201329604</text:p>
          </table:table-cell>
          <table:table-cell office:value-type="float" office:value="218636262" calcext:value-type="float">
            <text:p>218636262</text:p>
          </table:table-cell>
          <table:table-cell office:value-type="string" calcext:value-type="string">
            <text:p><text:a xlink:href="https://scratch.mit.edu/projects/218636262" xlink:type="simple">https://scratch.mit.edu/projects/218636262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Noah_Shoshi</text:p>
          </table:table-cell>
          <table:table-cell office:value-type="string" calcext:value-type="string">
            <text:p>Noah Goldman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5th</text:p>
          </table:table-cell>
          <table:table-cell table:style-name="ce2" table:number-columns-repeated="2"/>
          <table:table-cell office:value-type="string" calcext:value-type="string">
            <text:p>17/21</text:p>
          </table:table-cell>
          <table:table-cell office:value-type="string" calcext:value-type="string">
            <text:p>Action/Maz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19503" calcext:value-type="float">
            <text:p>200919503</text:p>
          </table:table-cell>
          <table:table-cell office:value-type="float" office:value="215171414" calcext:value-type="float">
            <text:p>215171414</text:p>
          </table:table-cell>
          <table:table-cell office:value-type="string" calcext:value-type="string">
            <text:p><text:a xlink:href="https://scratch.mit.edu/projects/215171414" xlink:type="simple">https://scratch.mit.edu/projects/215171414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scratch1tj</text:p>
          </table:table-cell>
          <table:table-cell office:value-type="string" calcext:value-type="string">
            <text:p>James Dun Rappaport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9/21</text:p>
          </table:table-cell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19783" calcext:value-type="float">
            <text:p>200919783</text:p>
          </table:table-cell>
          <table:table-cell office:value-type="float" office:value="215171414" calcext:value-type="float">
            <text:p>215171414</text:p>
          </table:table-cell>
          <table:table-cell office:value-type="string" calcext:value-type="string">
            <text:p><text:a xlink:href="https://scratch.mit.edu/projects/215171414" xlink:type="simple">https://scratch.mit.edu/projects/215171414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scratch1tj</text:p>
          </table:table-cell>
          <table:table-cell office:value-type="string" calcext:value-type="string">
            <text:p>Talie Membrino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9/21</text:p>
          </table:table-cell>
          <table:table-cell office:value-type="string" calcext:value-type="string">
            <text:p>Quiz/n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19149" calcext:value-type="float">
            <text:p>200919149</text:p>
          </table:table-cell>
          <table:table-cell office:value-type="float" office:value="215908750" calcext:value-type="float">
            <text:p>215908750</text:p>
          </table:table-cell>
          <table:table-cell office:value-type="string" calcext:value-type="string">
            <text:p><text:a xlink:href="https://scratch.mit.edu/projects/215908750" xlink:type="simple">https://scratch.mit.edu/projects/215908750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hackzer</text:p>
          </table:table-cell>
          <table:table-cell office:value-type="string" calcext:value-type="string">
            <text:p>Jason Antonellis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10 years old.</text:p>
          </table:table-cell>
          <table:table-cell table:style-name="ce2"/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Pong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19694" calcext:value-type="float">
            <text:p>200919694</text:p>
          </table:table-cell>
          <table:table-cell office:value-type="float" office:value="215479207" calcext:value-type="float">
            <text:p>215479207</text:p>
          </table:table-cell>
          <table:table-cell office:value-type="string" calcext:value-type="string">
            <text:p><text:a xlink:href="https://scratch.mit.edu/projects/215479207" xlink:type="simple">https://scratch.mit.edu/projects/215479207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anavocado</text:p>
          </table:table-cell>
          <table:table-cell office:value-type="string" calcext:value-type="string">
            <text:p>Ruby Bakal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4-7 gra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Platform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023315" calcext:value-type="float">
            <text:p>201023315</text:p>
          </table:table-cell>
          <table:table-cell office:value-type="float" office:value="215479207" calcext:value-type="float">
            <text:p>215479207</text:p>
          </table:table-cell>
          <table:table-cell office:value-type="string" calcext:value-type="string">
            <text:p><text:a xlink:href="https://scratch.mit.edu/projects/215479207" xlink:type="simple">https://scratch.mit.edu/projects/215479207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anavocado</text:p>
          </table:table-cell>
          <table:table-cell office:value-type="string" calcext:value-type="string">
            <text:p>Rose Ishaq</text:p>
          </table:table-cell>
          <table:table-cell office:value-type="string" calcext:value-type="string">
            <text:p>Section 3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Platfor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Carlin</text:p>
          </table:table-cell>
          <table:table-cell office:value-type="float" office:value="200919146" calcext:value-type="float">
            <text:p>200919146</text:p>
          </table:table-cell>
          <table:table-cell office:value-type="float" office:value="215170784" calcext:value-type="float">
            <text:p>215170784</text:p>
          </table:table-cell>
          <table:table-cell office:value-type="string" calcext:value-type="string">
            <text:p><text:a xlink:href="https://scratch.mit.edu/projects/215170784" xlink:type="simple">https://scratch.mit.edu/projects/215170784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a_escience</text:p>
          </table:table-cell>
          <table:table-cell office:value-type="string" calcext:value-type="string">
            <text:p>Aliyah Ferreira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 used Scratch during Hour of Code in previous years., I have created a project in Scratch.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,Other</text:p>
          </table:table-cell>
          <table:table-cell table:style-name="ce2"/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124106" calcext:value-type="float">
            <text:p>201124106</text:p>
          </table:table-cell>
          <table:table-cell office:value-type="float" office:value="215167214" calcext:value-type="float">
            <text:p>215167214</text:p>
          </table:table-cell>
          <table:table-cell office:value-type="string" calcext:value-type="string">
            <text:p><text:a xlink:href="https://scratch.mit.edu/projects/215167214" xlink:type="simple">https://scratch.mit.edu/projects/215167214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bubbygumtree</text:p>
          </table:table-cell>
          <table:table-cell office:value-type="string" calcext:value-type="string">
            <text:p>Jason Jiang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 table:style-name="ce1" office:value-type="string" calcext:value-type="string">
            <text:p>we didn't use scrat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Simulation/nan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919617" calcext:value-type="float">
            <text:p>200919617</text:p>
          </table:table-cell>
          <table:table-cell office:value-type="float" office:value="215168798" calcext:value-type="float">
            <text:p>215168798</text:p>
          </table:table-cell>
          <table:table-cell office:value-type="string" calcext:value-type="string">
            <text:p><text:a xlink:href="https://scratch.mit.edu/projects/215168798" xlink:type="simple">https://scratch.mit.edu/projects/215168798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Enceladus6</text:p>
          </table:table-cell>
          <table:table-cell office:value-type="string" calcext:value-type="string">
            <text:p>Alex Olhava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 table:style-name="ce1" office:value-type="string" calcext:value-type="string">
            <text:p>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Simulation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919775" calcext:value-type="float">
            <text:p>200919775</text:p>
          </table:table-cell>
          <table:table-cell office:value-type="float" office:value="215168798" calcext:value-type="float">
            <text:p>215168798</text:p>
          </table:table-cell>
          <table:table-cell office:value-type="string" calcext:value-type="string">
            <text:p><text:a xlink:href="https://scratch.mit.edu/projects/215168798" xlink:type="simple">https://scratch.mit.edu/projects/215168798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Enceladus6</text:p>
          </table:table-cell>
          <table:table-cell office:value-type="string" calcext:value-type="string">
            <text:p>Charles Li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6/21</text:p>
          </table:table-cell>
          <table:table-cell office:value-type="string" calcext:value-type="string">
            <text:p>Simulation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022721" calcext:value-type="float">
            <text:p>201022721</text:p>
          </table:table-cell>
          <table:table-cell office:value-type="float" office:value="215171897" calcext:value-type="float">
            <text:p>215171897</text:p>
          </table:table-cell>
          <table:table-cell office:value-type="string" calcext:value-type="string">
            <text:p><text:a xlink:href="https://scratch.mit.edu/projects/215171897" xlink:type="simple">https://scratch.mit.edu/projects/215171897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gsram</text:p>
          </table:table-cell>
          <table:table-cell office:value-type="string" calcext:value-type="string">
            <text:p>Giuliana Sardi Rogines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Puzzle/nan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920324" calcext:value-type="float">
            <text:p>200920324</text:p>
          </table:table-cell>
          <table:table-cell office:value-type="float" office:value="215167214" calcext:value-type="float">
            <text:p>215167214</text:p>
          </table:table-cell>
          <table:table-cell office:value-type="string" calcext:value-type="string">
            <text:p><text:a xlink:href="https://scratch.mit.edu/projects/215167214" xlink:type="simple">https://scratch.mit.edu/projects/215167214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bubbygumtree</text:p>
          </table:table-cell>
          <table:table-cell office:value-type="string" calcext:value-type="string">
            <text:p>Taison Cassidy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table:style-name="ce2"/>
          <table:table-cell office:value-type="string" calcext:value-type="string">
            <text:p>Simulation/na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021671" calcext:value-type="float">
            <text:p>201021671</text:p>
          </table:table-cell>
          <table:table-cell office:value-type="float" office:value="215168918" calcext:value-type="float">
            <text:p>215168918</text:p>
          </table:table-cell>
          <table:table-cell office:value-type="string" calcext:value-type="string">
            <text:p><text:a xlink:href="https://scratch.mit.edu/projects/215168918" xlink:type="simple">https://scratch.mit.edu/projects/215168918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BronsonandJacek</text:p>
          </table:table-cell>
          <table:table-cell office:value-type="string" calcext:value-type="string">
            <text:p>Bronson Baskin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919867" calcext:value-type="float">
            <text:p>200919867</text:p>
          </table:table-cell>
          <table:table-cell office:value-type="float" office:value="215168918" calcext:value-type="float">
            <text:p>215168918</text:p>
          </table:table-cell>
          <table:table-cell office:value-type="string" calcext:value-type="string">
            <text:p><text:a xlink:href="https://scratch.mit.edu/projects/215168918" xlink:type="simple">https://scratch.mit.edu/projects/215168918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BronsonandJacek</text:p>
          </table:table-cell>
          <table:table-cell office:value-type="string" calcext:value-type="string">
            <text:p>Jacek Pratt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table:number-columns-repeated="2" office:value-type="float" office:value="13" calcext:value-type="float">
            <text:p>13</text:p>
          </table:table-cell>
        </table:table-row>
        <table:table-row table:style-name="ro10">
          <table:table-cell office:value-type="string" calcext:value-type="string">
            <text:p>Carlin</text:p>
          </table:table-cell>
          <table:table-cell office:value-type="float" office:value="200920348" calcext:value-type="float">
            <text:p>200920348</text:p>
          </table:table-cell>
          <table:table-cell office:value-type="float" office:value="215479903" calcext:value-type="float">
            <text:p>215479903</text:p>
          </table:table-cell>
          <table:table-cell office:value-type="string" calcext:value-type="string">
            <text:p><text:a xlink:href="https://scratch.mit.edu/projects/215479903" xlink:type="simple">https://scratch.mit.edu/projects/215479903</text:a></text:p>
          </table:table-cell>
          <table:table-cell office:value-type="string" calcext:value-type="string">
            <text:p><text:a xlink:href="https://scratch.mit.edu/studios/4913316/" xlink:type="simple">https://scratch.mit.edu/studios/4913316/</text:a></text:p>
          </table:table-cell>
          <table:table-cell office:value-type="string" calcext:value-type="string">
            <text:p>the-third-eye</text:p>
          </table:table-cell>
          <table:table-cell office:value-type="string" calcext:value-type="string">
            <text:p>Tiana Lugo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I've heard of it., I used Scratch during Hour of Code in previous years.</text:p>
          </table:table-cell>
          <table:table-cell table:style-name="ce1" office:value-type="string" calcext:value-type="string">
            <text:p>Around 3rd grade at Cabot School</text:p>
          </table:table-cell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4/21</text:p>
          </table:table-cell>
          <table:table-cell office:value-type="string" calcext:value-type="string">
            <text:p>Action/Swipe Elimination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919702" calcext:value-type="float">
            <text:p>200919702</text:p>
          </table:table-cell>
          <table:table-cell office:value-type="float" office:value="215511693" calcext:value-type="float">
            <text:p>215511693</text:p>
          </table:table-cell>
          <table:table-cell office:value-type="string" calcext:value-type="string">
            <text:p><text:a xlink:href="https://scratch.mit.edu/projects/215511693" xlink:type="simple">https://scratch.mit.edu/projects/215511693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1VictoryRoyale</text:p>
          </table:table-cell>
          <table:table-cell office:value-type="string" calcext:value-type="string">
            <text:p>Ethan Ecsedy 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Huh? What is Scratch?</text:p>
          </table:table-cell>
          <table:table-cell table:style-name="ce1" office:value-type="string" calcext:value-type="string">
            <text:p>Grade 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Unplayable/nan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919789" calcext:value-type="float">
            <text:p>200919789</text:p>
          </table:table-cell>
          <table:table-cell office:value-type="float" office:value="215513522" calcext:value-type="float">
            <text:p>215513522</text:p>
          </table:table-cell>
          <table:table-cell office:value-type="string" calcext:value-type="string">
            <text:p><text:a xlink:href="https://scratch.mit.edu/projects/215513522" xlink:type="simple">https://scratch.mit.edu/projects/215513522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JVmoneyy</text:p>
          </table:table-cell>
          <table:table-cell office:value-type="string" calcext:value-type="string">
            <text:p>Vanessa Phan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Huh? What is Scratch?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Unplayable/nan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227706" calcext:value-type="float">
            <text:p>201227706</text:p>
          </table:table-cell>
          <table:table-cell office:value-type="float" office:value="215513522" calcext:value-type="float">
            <text:p>215513522</text:p>
          </table:table-cell>
          <table:table-cell office:value-type="string" calcext:value-type="string">
            <text:p><text:a xlink:href="https://scratch.mit.edu/projects/215513522" xlink:type="simple">https://scratch.mit.edu/projects/215513522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JVmoneyy</text:p>
          </table:table-cell>
          <table:table-cell office:value-type="string" calcext:value-type="string">
            <text:p>Johnathan Bereket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Unplayable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919762" calcext:value-type="float">
            <text:p>200919762</text:p>
          </table:table-cell>
          <table:table-cell office:value-type="float" office:value="215511294" calcext:value-type="float">
            <text:p>215511294</text:p>
          </table:table-cell>
          <table:table-cell office:value-type="string" calcext:value-type="string">
            <text:p><text:a xlink:href="https://scratch.mit.edu/projects/215511294" xlink:type="simple">https://scratch.mit.edu/projects/215511294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Fortnite113</text:p>
          </table:table-cell>
          <table:table-cell office:value-type="string" calcext:value-type="string">
            <text:p>Emiliano Gisholt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Huh? What is Scratch?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table:style-name="ce2" table:number-columns-repeated="2"/>
          <table:table-cell office:value-type="string" calcext:value-type="string">
            <text:p>Action/Swipe Eliminatio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329522" calcext:value-type="float">
            <text:p>201329522</text:p>
          </table:table-cell>
          <table:table-cell office:value-type="float" office:value="215510929" calcext:value-type="float">
            <text:p>215510929</text:p>
          </table:table-cell>
          <table:table-cell office:value-type="string" calcext:value-type="string">
            <text:p><text:a xlink:href="https://scratch.mit.edu/projects/215510929" xlink:type="simple">https://scratch.mit.edu/projects/215510929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RemiPHaileyK</text:p>
          </table:table-cell>
          <table:table-cell office:value-type="string" calcext:value-type="string">
            <text:p>Hailey Kaufman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Huh? What is Scratch?</text:p>
          </table:table-cell>
          <table:table-cell table:style-name="ce1" office:value-type="string" calcext:value-type="string">
            <text:p>13/8th gra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,Other</text:p>
          </table:table-cell>
          <table:table-cell table:style-name="ce2"/>
          <table:table-cell office:value-type="string" calcext:value-type="string">
            <text:p>Action/Pon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920404" calcext:value-type="float">
            <text:p>200920404</text:p>
          </table:table-cell>
          <table:table-cell office:value-type="float" office:value="215212824" calcext:value-type="float">
            <text:p>215212824</text:p>
          </table:table-cell>
          <table:table-cell office:value-type="string" calcext:value-type="string">
            <text:p><text:a xlink:href="https://scratch.mit.edu/projects/215212824" xlink:type="simple">https://scratch.mit.edu/projects/215212824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anthonyandtom</text:p>
          </table:table-cell>
          <table:table-cell office:value-type="string" calcext:value-type="string">
            <text:p>Anthony Wang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have a lot of experience in Scratch.</text:p>
          </table:table-cell>
          <table:table-cell table:style-name="ce1" office:value-type="string" calcext:value-type="string">
            <text:p>6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Action/Shooter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920376" calcext:value-type="float">
            <text:p>200920376</text:p>
          </table:table-cell>
          <table:table-cell office:value-type="float" office:value="215212824" calcext:value-type="float">
            <text:p>215212824</text:p>
          </table:table-cell>
          <table:table-cell office:value-type="string" calcext:value-type="string">
            <text:p><text:a xlink:href="https://scratch.mit.edu/projects/215212824" xlink:type="simple">https://scratch.mit.edu/projects/215212824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anthonyandtom</text:p>
          </table:table-cell>
          <table:table-cell office:value-type="string" calcext:value-type="string">
            <text:p>Tom Kisiel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have created a project in Scratch.</text:p>
          </table:table-cell>
          <table:table-cell table:style-name="ce1" office:value-type="string" calcext:value-type="string">
            <text:p>5th Gr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Shoot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Carlin</text:p>
          </table:table-cell>
          <table:table-cell office:value-type="float" office:value="200919501" calcext:value-type="float">
            <text:p>200919501</text:p>
          </table:table-cell>
          <table:table-cell office:value-type="float" office:value="215212013" calcext:value-type="float">
            <text:p>215212013</text:p>
          </table:table-cell>
          <table:table-cell office:value-type="string" calcext:value-type="string">
            <text:p><text:a xlink:href="https://scratch.mit.edu/projects/215212013" xlink:type="simple">https://scratch.mit.edu/projects/215212013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Jeffy4Prezzy</text:p>
          </table:table-cell>
          <table:table-cell office:value-type="string" calcext:value-type="string">
            <text:p>Griffin Bond 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have created a project in Scratch.</text:p>
          </table:table-cell>
          <table:table-cell table:style-name="ce1" office:value-type="string" calcext:value-type="string">
            <text:p>6th gr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Maze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8">
          <table:table-cell office:value-type="string" calcext:value-type="string">
            <text:p>Carlin</text:p>
          </table:table-cell>
          <table:table-cell office:value-type="float" office:value="200919750" calcext:value-type="float">
            <text:p>200919750</text:p>
          </table:table-cell>
          <table:table-cell office:value-type="float" office:value="215215089" calcext:value-type="float">
            <text:p>215215089</text:p>
          </table:table-cell>
          <table:table-cell office:value-type="string" calcext:value-type="string">
            <text:p><text:a xlink:href="https://scratch.mit.edu/projects/215215089" xlink:type="simple">https://scratch.mit.edu/projects/215215089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chloeandsteven</text:p>
          </table:table-cell>
          <table:table-cell office:value-type="string" calcext:value-type="string">
            <text:p>Chloe Coenraets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have created a project in Scratch., I have a lot of experience in Scratch.</text:p>
          </table:table-cell>
          <table:table-cell table:style-name="ce1" office:value-type="string" calcext:value-type="string">
            <text:p>3,4,5,6,7 gra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,White,Multiracial</text:p>
          </table:table-cell>
          <table:table-cell table:style-name="ce2"/>
          <table:table-cell office:value-type="string" calcext:value-type="string">
            <text:p>Action/Pong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20235" calcext:value-type="float">
            <text:p>200920235</text:p>
          </table:table-cell>
          <table:table-cell office:value-type="float" office:value="215211155" calcext:value-type="float">
            <text:p>215211155</text:p>
          </table:table-cell>
          <table:table-cell office:value-type="string" calcext:value-type="string">
            <text:p><text:a xlink:href="https://scratch.mit.edu/projects/215211155/" xlink:type="simple">https://scratch.mit.edu/projects/215211155/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ScienceAccount123</text:p>
          </table:table-cell>
          <table:table-cell office:value-type="string" calcext:value-type="string">
            <text:p>Andy Park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Quiz/nan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1022940" calcext:value-type="float">
            <text:p>201022940</text:p>
          </table:table-cell>
          <table:table-cell office:value-type="float" office:value="215211155" calcext:value-type="float">
            <text:p>215211155</text:p>
          </table:table-cell>
          <table:table-cell office:value-type="string" calcext:value-type="string">
            <text:p><text:a xlink:href="https://scratch.mit.edu/projects/215211155/" xlink:type="simple">https://scratch.mit.edu/projects/215211155/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ScienceAccount123</text:p>
          </table:table-cell>
          <table:table-cell office:value-type="string" calcext:value-type="string">
            <text:p>Grace Li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13, 7th Grade</text:p>
          </table:table-cell>
          <table:table-cell office:value-type="string" calcext:value-type="string">
            <text:p>Female</text:p>
          </table:table-cell>
          <table:table-cell table:style-name="ce2" table:number-columns-repeated="2"/>
          <table:table-cell office:value-type="string" calcext:value-type="string">
            <text:p>Quiz/n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1534986" calcext:value-type="float">
            <text:p>201534986</text:p>
          </table:table-cell>
          <table:table-cell office:value-type="float" office:value="215512701" calcext:value-type="float">
            <text:p>215512701</text:p>
          </table:table-cell>
          <table:table-cell office:value-type="string" calcext:value-type="string">
            <text:p><text:a xlink:href="https://scratch.mit.edu/projects/215512701" xlink:type="simple">https://scratch.mit.edu/projects/215512701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AJ_Osox</text:p>
          </table:table-cell>
          <table:table-cell office:value-type="string" calcext:value-type="string">
            <text:p>anthony osorio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table:style-name="ce2" table:number-columns-repeated="2"/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21025" calcext:value-type="float">
            <text:p>200921025</text:p>
          </table:table-cell>
          <table:table-cell office:value-type="float" office:value="215466394" calcext:value-type="float">
            <text:p>215466394</text:p>
          </table:table-cell>
          <table:table-cell office:value-type="string" calcext:value-type="string">
            <text:p><text:a xlink:href="https://scratch.mit.edu/projects/215466394/" xlink:type="simple">https://scratch.mit.edu/projects/215466394/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GraceNathanArjun</text:p>
          </table:table-cell>
          <table:table-cell office:value-type="string" calcext:value-type="string">
            <text:p>Nathan Klugman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idk</text:p>
          </table:table-cell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Simulation/City-Building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rlin</text:p>
          </table:table-cell>
          <table:table-cell office:value-type="float" office:value="200920438" calcext:value-type="float">
            <text:p>200920438</text:p>
          </table:table-cell>
          <table:table-cell office:value-type="float" office:value="215512701" calcext:value-type="float">
            <text:p>215512701</text:p>
          </table:table-cell>
          <table:table-cell office:value-type="string" calcext:value-type="string">
            <text:p><text:a xlink:href="https://scratch.mit.edu/projects/215512701" xlink:type="simple">https://scratch.mit.edu/projects/215512701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AJ_Osox</text:p>
          </table:table-cell>
          <table:table-cell office:value-type="string" calcext:value-type="string">
            <text:p>TJ Cox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used Scratch during Hour of Code in previous years.</text:p>
          </table:table-cell>
          <table:table-cell table:style-name="ce1" office:value-type="string" calcext:value-type="string">
            <text:p>11-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Clicker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1">
          <table:table-cell office:value-type="string" calcext:value-type="string">
            <text:p>Carlin</text:p>
          </table:table-cell>
          <table:table-cell office:value-type="float" office:value="200919559" calcext:value-type="float">
            <text:p>200919559</text:p>
          </table:table-cell>
          <table:table-cell office:value-type="float" office:value="215215089" calcext:value-type="float">
            <text:p>215215089</text:p>
          </table:table-cell>
          <table:table-cell office:value-type="string" calcext:value-type="string">
            <text:p><text:a xlink:href="https://scratch.mit.edu/projects/215215089" xlink:type="simple">https://scratch.mit.edu/projects/215215089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chloeandsteven</text:p>
          </table:table-cell>
          <table:table-cell office:value-type="string" calcext:value-type="string">
            <text:p>Steven Gao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 used Scratch during Hour of Code in previous years., I have created a project in Scratch., I have a lot of experience in Scratch.</text:p>
          </table:table-cell>
          <table:table-cell table:style-name="ce1" office:value-type="string" calcext:value-type="string">
            <text:p>Grade 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Action/Pong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920192" calcext:value-type="float">
            <text:p>200920192</text:p>
          </table:table-cell>
          <table:table-cell office:value-type="float" office:value="215510573" calcext:value-type="float">
            <text:p>215510573</text:p>
          </table:table-cell>
          <table:table-cell office:value-type="string" calcext:value-type="string">
            <text:p><text:a xlink:href="https://scratch.mit.edu/projects/215510573" xlink:type="simple">https://scratch.mit.edu/projects/215510573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JAemerald18</text:p>
          </table:table-cell>
          <table:table-cell office:value-type="string" calcext:value-type="string">
            <text:p>Anna Francis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,Other</text:p>
          </table:table-cell>
          <table:table-cell table:style-name="ce2"/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125546" calcext:value-type="float">
            <text:p>201125546</text:p>
          </table:table-cell>
          <table:table-cell office:value-type="float" office:value="215511693" calcext:value-type="float">
            <text:p>215511693</text:p>
          </table:table-cell>
          <table:table-cell office:value-type="string" calcext:value-type="string">
            <text:p><text:a xlink:href="https://scratch.mit.edu/projects/215511693" xlink:type="simple">https://scratch.mit.edu/projects/215511693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1VictoryRoyale</text:p>
          </table:table-cell>
          <table:table-cell office:value-type="string" calcext:value-type="string">
            <text:p>Catherine Meza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've heard of it.</text:p>
          </table:table-cell>
          <table:table-cell table:style-name="ce1" office:value-type="string" calcext:value-type="string">
            <text:p>5th grade?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table:style-name="ce2"/>
          <table:table-cell office:value-type="string" calcext:value-type="string">
            <text:p>Unplayable/nan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0919192" calcext:value-type="float">
            <text:p>200919192</text:p>
          </table:table-cell>
          <table:table-cell office:value-type="float" office:value="215511294" calcext:value-type="float">
            <text:p>215511294</text:p>
          </table:table-cell>
          <table:table-cell office:value-type="string" calcext:value-type="string">
            <text:p><text:a xlink:href="https://scratch.mit.edu/projects/215511294" xlink:type="simple">https://scratch.mit.edu/projects/215511294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Fortnite113</text:p>
          </table:table-cell>
          <table:table-cell office:value-type="string" calcext:value-type="string">
            <text:p>Jillian Solari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Swipe Elimination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float" office:value="201432357" calcext:value-type="float">
            <text:p>201432357</text:p>
          </table:table-cell>
          <table:table-cell office:value-type="float" office:value="215510929" calcext:value-type="float">
            <text:p>215510929</text:p>
          </table:table-cell>
          <table:table-cell office:value-type="string" calcext:value-type="string">
            <text:p><text:a xlink:href="https://scratch.mit.edu/projects/215510929" xlink:type="simple">https://scratch.mit.edu/projects/215510929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RemiPHaileyK</text:p>
          </table:table-cell>
          <table:table-cell office:value-type="string" calcext:value-type="string">
            <text:p>Remi Pennel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've heard of it.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Pong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0">
          <table:table-cell office:value-type="string" calcext:value-type="string">
            <text:p>Carlin</text:p>
          </table:table-cell>
          <table:table-cell office:value-type="float" office:value="201700583" calcext:value-type="float">
            <text:p>201700583</text:p>
          </table:table-cell>
          <table:table-cell office:value-type="float" office:value="215510573" calcext:value-type="float">
            <text:p>215510573</text:p>
          </table:table-cell>
          <table:table-cell office:value-type="string" calcext:value-type="string">
            <text:p><text:a xlink:href="https://scratch.mit.edu/projects/215510573" xlink:type="simple">https://scratch.mit.edu/projects/215510573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JAemerald18</text:p>
          </table:table-cell>
          <table:table-cell office:value-type="string" calcext:value-type="string">
            <text:p>Jade O'Hearn</text:p>
          </table:table-cell>
          <table:table-cell office:value-type="string" calcext:value-type="string">
            <text:p>Section 4</text:p>
          </table:table-cell>
          <table:table-cell office:value-type="string" calcext:value-type="string">
            <text:p>I've heard of it., I used Scratch during Hour of Code in previous years.</text:p>
          </table:table-cell>
          <table:table-cell table:style-name="ce1" office:value-type="string" calcext:value-type="string">
            <text:p>6th grade/ 11 years old</text:p>
          </table:table-cell>
          <table:table-cell table:style-name="ce2" table:number-columns-repeated="3"/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Carlin</text:p>
          </table:table-cell>
          <table:table-cell office:value-type="float" office:value="201226698" calcext:value-type="float">
            <text:p>201226698</text:p>
          </table:table-cell>
          <table:table-cell office:value-type="float" office:value="215212013" calcext:value-type="float">
            <text:p>215212013</text:p>
          </table:table-cell>
          <table:table-cell office:value-type="string" calcext:value-type="string">
            <text:p><text:a xlink:href="https://scratch.mit.edu/projects/215212013" xlink:type="simple">https://scratch.mit.edu/projects/215212013</text:a></text:p>
          </table:table-cell>
          <table:table-cell office:value-type="string" calcext:value-type="string">
            <text:p><text:a xlink:href="https://scratch.mit.edu/studios/4913317/" xlink:type="simple">https://scratch.mit.edu/studios/4913317/</text:a></text:p>
          </table:table-cell>
          <table:table-cell office:value-type="string" calcext:value-type="string">
            <text:p>Jeffy4Prezzy</text:p>
          </table:table-cell>
          <table:table-cell office:value-type="string" calcext:value-type="string">
            <text:p>David Feng</text:p>
          </table:table-cell>
          <table:table-cell office:value-type="string" calcext:value-type="string">
            <text:p>Section 4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Maz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329466" calcext:value-type="float">
            <text:p>201329466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DempseyA11</text:p>
            <text:p>/ DempseyA1</text:p>
          </table:table-cell>
          <table:table-cell office:value-type="string" calcext:value-type="string">
            <text:p>Boschetti, Daniel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table:style-name="ce2"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0919817" calcext:value-type="float">
            <text:p>200919817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table:style-name="ce2"/>
          <table:table-cell office:value-type="string" calcext:value-type="string">
            <text:p>Cheu, Xia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227282" calcext:value-type="float">
            <text:p>201227282</text:p>
          </table:table-cell>
          <table:table-cell office:value-type="float" office:value="213801555" calcext:value-type="float">
            <text:p>213801555</text:p>
          </table:table-cell>
          <table:table-cell office:value-type="string" calcext:value-type="string">
            <text:p><text:a xlink:href="https://scratch.mit.edu/projects/213801555" xlink:type="simple">https://scratch.mit.edu/projects/213801555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ChoWalshA</text:p>
          </table:table-cell>
          <table:table-cell office:value-type="string" calcext:value-type="string">
            <text:p>Cho, Eujin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Dempsey</text:p>
          </table:table-cell>
          <table:table-cell office:value-type="float" office:value="201227933" calcext:value-type="float">
            <text:p>201227933</text:p>
          </table:table-cell>
          <table:table-cell office:value-type="float" office:value="213802560" calcext:value-type="float">
            <text:p>213802560</text:p>
          </table:table-cell>
          <table:table-cell office:value-type="string" calcext:value-type="string">
            <text:p><text:a xlink:href="https://scratch.mit.edu/projects/213802560" xlink:type="simple">https://scratch.mit.edu/projects/213802560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DempseyA6</text:p>
          </table:table-cell>
          <table:table-cell office:value-type="string" calcext:value-type="string">
            <text:p>Chu, Lucy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Action, Storytelling/Pong, Clicker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1601546" calcext:value-type="float">
            <text:p>201601546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table:style-name="ce2"/>
          <table:table-cell office:value-type="string" calcext:value-type="string">
            <text:p>Chu, Wenxin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1700876" calcext:value-type="float">
            <text:p>201700876</text:p>
          </table:table-cell>
          <table:table-cell office:value-type="float" office:value="213801964" calcext:value-type="float">
            <text:p>213801964</text:p>
          </table:table-cell>
          <table:table-cell office:value-type="string" calcext:value-type="string">
            <text:p><text:a xlink:href="https://scratch.mit.edu/projects/213801964" xlink:type="simple">https://scratch.mit.edu/projects/213801964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YinyaoA</text:p>
          </table:table-cell>
          <table:table-cell office:value-type="string" calcext:value-type="string">
            <text:p>Duan, Yinyao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817318" calcext:value-type="float">
            <text:p>200817318</text:p>
          </table:table-cell>
          <table:table-cell office:value-type="float" office:value="213801064" calcext:value-type="float">
            <text:p>213801064</text:p>
          </table:table-cell>
          <table:table-cell office:value-type="string" calcext:value-type="string">
            <text:p><text:a xlink:href="https://scratch.mit.edu/projects/213801064" xlink:type="simple">https://scratch.mit.edu/projects/213801064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DempseyA3</text:p>
          </table:table-cell>
          <table:table-cell office:value-type="string" calcext:value-type="string">
            <text:p>Epstein, Brady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Shoote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empsey</text:p>
          </table:table-cell>
          <table:table-cell office:value-type="float" office:value="200919921" calcext:value-type="float">
            <text:p>200919921</text:p>
          </table:table-cell>
          <table:table-cell office:value-type="float" office:value="213801338" calcext:value-type="float">
            <text:p>213801338</text:p>
          </table:table-cell>
          <table:table-cell office:value-type="string" calcext:value-type="string">
            <text:p><text:a xlink:href="https://scratch.mit.edu/projects/213801338" xlink:type="simple">https://scratch.mit.edu/projects/213801338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DempseyA11</text:p>
          </table:table-cell>
          <table:table-cell office:value-type="string" calcext:value-type="string">
            <text:p>Foster, Ruben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torytelling/Decision Making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Dempsey</text:p>
          </table:table-cell>
          <table:table-cell office:value-type="float" office:value="201432381" calcext:value-type="float">
            <text:p>201432381</text:p>
          </table:table-cell>
          <table:table-cell office:value-type="float" office:value="213801338" calcext:value-type="float">
            <text:p>213801338</text:p>
          </table:table-cell>
          <table:table-cell office:value-type="string" calcext:value-type="string">
            <text:p><text:a xlink:href="https://scratch.mit.edu/projects/213801338" xlink:type="simple">https://scratch.mit.edu/projects/213801338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DempseyA11</text:p>
          </table:table-cell>
          <table:table-cell office:value-type="string" calcext:value-type="string">
            <text:p>Hajibayova, Minaya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226046" calcext:value-type="float">
            <text:p>201226046</text:p>
          </table:table-cell>
          <table:table-cell office:value-type="float" office:value="213802022" calcext:value-type="float">
            <text:p>213802022</text:p>
          </table:table-cell>
          <table:table-cell office:value-type="string" calcext:value-type="string">
            <text:p><text:a xlink:href="https://scratch.mit.edu/projects/213802022" xlink:type="simple">https://scratch.mit.edu/projects/213802022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DempseyA5</text:p>
          </table:table-cell>
          <table:table-cell office:value-type="string" calcext:value-type="string">
            <text:p>Herrera, Harrison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,Multiracial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601920" calcext:value-type="float">
            <text:p>201601920</text:p>
          </table:table-cell>
          <table:table-cell office:value-type="float" office:value="213801082" calcext:value-type="float">
            <text:p>213801082</text:p>
          </table:table-cell>
          <table:table-cell office:value-type="string" calcext:value-type="string">
            <text:p><text:a xlink:href="https://scratch.mit.edu/projects/213801082" xlink:type="simple">https://scratch.mit.edu/projects/213801082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DempseyA9</text:p>
          </table:table-cell>
          <table:table-cell office:value-type="string" calcext:value-type="string">
            <text:p>Iinishi, Tsukasa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3/2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714589" calcext:value-type="float">
            <text:p>200714589</text:p>
          </table:table-cell>
          <table:table-cell office:value-type="float" office:value="213801132" calcext:value-type="float">
            <text:p>213801132</text:p>
          </table:table-cell>
          <table:table-cell office:value-type="string" calcext:value-type="string">
            <text:p><text:a xlink:href="https://scratch.mit.edu/projects/213801132" xlink:type="simple">https://scratch.mit.edu/projects/213801132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DempseyAD7</text:p>
          </table:table-cell>
          <table:table-cell office:value-type="string" calcext:value-type="string">
            <text:p>Joseph, Daniella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022909" calcext:value-type="float">
            <text:p>201022909</text:p>
          </table:table-cell>
          <table:table-cell office:value-type="float" office:value="213801132" calcext:value-type="float">
            <text:p>213801132</text:p>
          </table:table-cell>
          <table:table-cell office:value-type="string" calcext:value-type="string">
            <text:p><text:a xlink:href="https://scratch.mit.edu/projects/213801132" xlink:type="simple">https://scratch.mit.edu/projects/213801132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DempseyAD7</text:p>
          </table:table-cell>
          <table:table-cell office:value-type="string" calcext:value-type="string">
            <text:p>Kelley, Sydney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,Multiracial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1022943" calcext:value-type="float">
            <text:p>201022943</text:p>
          </table:table-cell>
          <table:table-cell office:value-type="float" office:value="213802022" calcext:value-type="float">
            <text:p>213802022</text:p>
          </table:table-cell>
          <table:table-cell office:value-type="string" calcext:value-type="string">
            <text:p><text:a xlink:href="https://scratch.mit.edu/projects/213802022" xlink:type="simple">https://scratch.mit.edu/projects/213802022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DempseyA5</text:p>
          </table:table-cell>
          <table:table-cell office:value-type="string" calcext:value-type="string">
            <text:p>Kim, John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Dempsey</text:p>
          </table:table-cell>
          <table:table-cell office:value-type="float" office:value="200919595" calcext:value-type="float">
            <text:p>200919595</text:p>
          </table:table-cell>
          <table:table-cell office:value-type="float" office:value="213254704" calcext:value-type="float">
            <text:p>213254704</text:p>
          </table:table-cell>
          <table:table-cell office:value-type="string" calcext:value-type="string">
            <text:p><text:a xlink:href="https://scratch.mit.edu/projects/213254704" xlink:type="simple">https://scratch.mit.edu/projects/213254704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DempseyA2</text:p>
          </table:table-cell>
          <table:table-cell office:value-type="string" calcext:value-type="string">
            <text:p>Lieber, Brooke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Storytelling/Decision Maki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716813" calcext:value-type="float">
            <text:p>200716813</text:p>
          </table:table-cell>
          <table:table-cell office:value-type="float" office:value="213801285" calcext:value-type="float">
            <text:p>213801285</text:p>
          </table:table-cell>
          <table:table-cell office:value-type="string" calcext:value-type="string">
            <text:p><text:a xlink:href="https://scratch.mit.edu/projects/213801285" xlink:type="simple">https://scratch.mit.edu/projects/213801285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DempseyA10</text:p>
          </table:table-cell>
          <table:table-cell office:value-type="string" calcext:value-type="string">
            <text:p>MacDonald, Jack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19535" calcext:value-type="float">
            <text:p>200919535</text:p>
          </table:table-cell>
          <table:table-cell office:value-type="float" office:value="213801285" calcext:value-type="float">
            <text:p>213801285</text:p>
          </table:table-cell>
          <table:table-cell office:value-type="string" calcext:value-type="string">
            <text:p><text:a xlink:href="https://scratch.mit.edu/projects/213801285" xlink:type="simple">https://scratch.mit.edu/projects/213801285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DempseyA10</text:p>
          </table:table-cell>
          <table:table-cell office:value-type="string" calcext:value-type="string">
            <text:p>Meurer, Zachary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Dempsey</text:p>
          </table:table-cell>
          <table:table-cell office:value-type="float" office:value="201022908" calcext:value-type="float">
            <text:p>201022908</text:p>
          </table:table-cell>
          <table:table-cell office:value-type="float" office:value="213254704" calcext:value-type="float">
            <text:p>213254704</text:p>
          </table:table-cell>
          <table:table-cell office:value-type="string" calcext:value-type="string">
            <text:p><text:a xlink:href="https://scratch.mit.edu/projects/213254704" xlink:type="simple">https://scratch.mit.edu/projects/213254704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DempseyA2</text:p>
          </table:table-cell>
          <table:table-cell office:value-type="string" calcext:value-type="string">
            <text:p>Roberts Nouel, Miranda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Storytelling/Decision Maki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432488" calcext:value-type="float">
            <text:p>201432488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DempseyA11</text:p>
            <text:p>/ DempseyA1</text:p>
          </table:table-cell>
          <table:table-cell office:value-type="string" calcext:value-type="string">
            <text:p>Schwartzman, Daniel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4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1601536" calcext:value-type="float">
            <text:p>201601536</text:p>
          </table:table-cell>
          <table:table-cell office:value-type="float" office:value="213801082" calcext:value-type="float">
            <text:p>213801082</text:p>
          </table:table-cell>
          <table:table-cell office:value-type="string" calcext:value-type="string">
            <text:p><text:a xlink:href="https://scratch.mit.edu/projects/213801082" xlink:type="simple">https://scratch.mit.edu/projects/213801082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DempseyA9</text:p>
          </table:table-cell>
          <table:table-cell office:value-type="string" calcext:value-type="string">
            <text:p>Sereda, Artem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432160" calcext:value-type="float">
            <text:p>201432160</text:p>
          </table:table-cell>
          <table:table-cell office:value-type="float" office:value="213801064" calcext:value-type="float">
            <text:p>213801064</text:p>
          </table:table-cell>
          <table:table-cell office:value-type="string" calcext:value-type="string">
            <text:p><text:a xlink:href="https://scratch.mit.edu/projects/213801064" xlink:type="simple">https://scratch.mit.edu/projects/213801064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DempseyA3</text:p>
          </table:table-cell>
          <table:table-cell office:value-type="string" calcext:value-type="string">
            <text:p>Singh, Aman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Shoot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022606" calcext:value-type="float">
            <text:p>201022606</text:p>
          </table:table-cell>
          <table:table-cell office:value-type="float" office:value="213801555" calcext:value-type="float">
            <text:p>213801555</text:p>
          </table:table-cell>
          <table:table-cell office:value-type="string" calcext:value-type="string">
            <text:p><text:a xlink:href="https://scratch.mit.edu/projects/213801555" xlink:type="simple">https://scratch.mit.edu/projects/213801555</text:a></text:p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office:value-type="string" calcext:value-type="string">
            <text:p>ChoWalshA</text:p>
          </table:table-cell>
          <table:table-cell office:value-type="string" calcext:value-type="string">
            <text:p>Walsh, Julia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1431887" calcext:value-type="float">
            <text:p>201431887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2/" xlink:type="simple">https://scratch.mit.edu/studios/4953682/</text:a></text:p>
          </table:table-cell>
          <table:table-cell table:style-name="ce2"/>
          <table:table-cell office:value-type="string" calcext:value-type="string">
            <text:p>Ye, Xiaotong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3">
          <table:table-cell office:value-type="string" calcext:value-type="string">
            <text:p>Dempsey</text:p>
          </table:table-cell>
          <table:table-cell office:value-type="float" office:value="200919677" calcext:value-type="float">
            <text:p>200919677</text:p>
          </table:table-cell>
          <table:table-cell office:value-type="float" office:value="213808713" calcext:value-type="float">
            <text:p>213808713</text:p>
          </table:table-cell>
          <table:table-cell office:value-type="string" calcext:value-type="string">
            <text:p><text:a xlink:href="https://scratch.mit.edu/projects/213808713" xlink:type="simple">https://scratch.mit.edu/projects/213808713</text:a></text:p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office:value-type="string" calcext:value-type="string">
            <text:p>DempseyB6</text:p>
          </table:table-cell>
          <table:table-cell office:value-type="string" calcext:value-type="string">
            <text:p>Basile-Maslowe, Rhea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Dempsey</text:p>
          </table:table-cell>
          <table:table-cell office:value-type="float" office:value="200919892" calcext:value-type="float">
            <text:p>200919892</text:p>
          </table:table-cell>
          <table:table-cell office:value-type="float" office:value="213808713" calcext:value-type="float">
            <text:p>213808713</text:p>
          </table:table-cell>
          <table:table-cell office:value-type="string" calcext:value-type="string">
            <text:p><text:a xlink:href="https://scratch.mit.edu/projects/213808713" xlink:type="simple">https://scratch.mit.edu/projects/213808713</text:a></text:p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office:value-type="string" calcext:value-type="string">
            <text:p>DempseyB6</text:p>
          </table:table-cell>
          <table:table-cell office:value-type="string" calcext:value-type="string">
            <text:p>Bonegio, Isabelle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227303" calcext:value-type="float">
            <text:p>201227303</text:p>
          </table:table-cell>
          <table:table-cell office:value-type="float" office:value="213639656" calcext:value-type="float">
            <text:p>213639656</text:p>
          </table:table-cell>
          <table:table-cell office:value-type="string" calcext:value-type="string">
            <text:p><text:a xlink:href="https://scratch.mit.edu/projects/213639656" xlink:type="simple">https://scratch.mit.edu/projects/213639656</text:a></text:p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office:value-type="string" calcext:value-type="string">
            <text:p>DempseyB7</text:p>
          </table:table-cell>
          <table:table-cell office:value-type="string" calcext:value-type="string">
            <text:p>Braverman, Sophia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5/21</text:p>
          </table:table-cell>
          <table:table-cell office:value-type="string" calcext:value-type="string">
            <text:p>Action/Swipe Eliminatio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19904" calcext:value-type="float">
            <text:p>200919904</text:p>
          </table:table-cell>
          <table:table-cell office:value-type="float" office:value="213639656" calcext:value-type="float">
            <text:p>213639656</text:p>
          </table:table-cell>
          <table:table-cell office:value-type="string" calcext:value-type="string">
            <text:p><text:a xlink:href="https://scratch.mit.edu/projects/213639656" xlink:type="simple">https://scratch.mit.edu/projects/213639656</text:a></text:p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office:value-type="string" calcext:value-type="string">
            <text:p>DempseyB7</text:p>
          </table:table-cell>
          <table:table-cell office:value-type="string" calcext:value-type="string">
            <text:p>Fordyce, Madeleine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Swipe Elimination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1801574" calcext:value-type="float">
            <text:p>201801574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table:style-name="ce2"/>
          <table:table-cell office:value-type="string" calcext:value-type="string">
            <text:p>Freitas, Kevin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1700817" calcext:value-type="float">
            <text:p>201700817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table:style-name="ce2"/>
          <table:table-cell office:value-type="string" calcext:value-type="string">
            <text:p>Fu, Dongyuan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700704" calcext:value-type="float">
            <text:p>201700704</text:p>
          </table:table-cell>
          <table:table-cell office:value-type="float" office:value="213808655" calcext:value-type="float">
            <text:p>213808655</text:p>
          </table:table-cell>
          <table:table-cell office:value-type="string" calcext:value-type="string">
            <text:p><text:a xlink:href="https://scratch.mit.edu/projects/213808655" xlink:type="simple">https://scratch.mit.edu/projects/213808655</text:a></text:p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office:value-type="string" calcext:value-type="string">
            <text:p>DempseyB4</text:p>
          </table:table-cell>
          <table:table-cell office:value-type="string" calcext:value-type="string">
            <text:p>Gundogdu, Ahmet Tarik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table:style-name="ce2"/>
          <table:table-cell table:style-name="ce3" office:value-type="string" calcext:value-type="string">
            <text:p>11/21</text:p>
          </table:table-cell>
          <table:table-cell office:value-type="string" calcext:value-type="string">
            <text:p>Action/Maz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19998" calcext:value-type="float">
            <text:p>200919998</text:p>
          </table:table-cell>
          <table:table-cell office:value-type="float" office:value="213808709" calcext:value-type="float">
            <text:p>213808709</text:p>
          </table:table-cell>
          <table:table-cell office:value-type="string" calcext:value-type="string">
            <text:p><text:a xlink:href="https://scratch.mit.edu/projects/213808709" xlink:type="simple">https://scratch.mit.edu/projects/213808709</text:a></text:p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office:value-type="string" calcext:value-type="string">
            <text:p>DempseyB3</text:p>
          </table:table-cell>
          <table:table-cell office:value-type="string" calcext:value-type="string">
            <text:p>Hayashida, Natsuka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Maze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700737" calcext:value-type="float">
            <text:p>201700737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table:style-name="ce2"/>
          <table:table-cell office:value-type="string" calcext:value-type="string">
            <text:p>Lazaridis, Ionathan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table:style-name="ce2" table:number-columns-repeated="4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600058" calcext:value-type="float">
            <text:p>201600058</text:p>
          </table:table-cell>
          <table:table-cell office:value-type="float" office:value="213808905" calcext:value-type="float">
            <text:p>213808905</text:p>
          </table:table-cell>
          <table:table-cell office:value-type="string" calcext:value-type="string">
            <text:p><text:a xlink:href="https://scratch.mit.edu/projects/213808905" xlink:type="simple">https://scratch.mit.edu/projects/213808905</text:a></text:p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office:value-type="string" calcext:value-type="string">
            <text:p>DempseyB9</text:p>
          </table:table-cell>
          <table:table-cell office:value-type="string" calcext:value-type="string">
            <text:p>Li, Houze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Action/Click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600004" calcext:value-type="float">
            <text:p>201600004</text:p>
          </table:table-cell>
          <table:table-cell office:value-type="float" office:value="213808905" calcext:value-type="float">
            <text:p>213808905</text:p>
          </table:table-cell>
          <table:table-cell office:value-type="string" calcext:value-type="string">
            <text:p><text:a xlink:href="https://scratch.mit.edu/projects/213808905" xlink:type="simple">https://scratch.mit.edu/projects/213808905</text:a></text:p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office:value-type="string" calcext:value-type="string">
            <text:p>DempseyB9</text:p>
          </table:table-cell>
          <table:table-cell office:value-type="string" calcext:value-type="string">
            <text:p>Mar, Glanzer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table:style-name="ce2"/>
          <table:table-cell office:value-type="string" calcext:value-type="string">
            <text:p>Action/Click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432510" calcext:value-type="float">
            <text:p>20143251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table:style-name="ce2"/>
          <table:table-cell office:value-type="string" calcext:value-type="string">
            <text:p>Mirafzali, Seyed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700485" calcext:value-type="float">
            <text:p>201700485</text:p>
          </table:table-cell>
          <table:table-cell office:value-type="float" office:value="213639918" calcext:value-type="float">
            <text:p>213639918</text:p>
          </table:table-cell>
          <table:table-cell office:value-type="string" calcext:value-type="string">
            <text:p><text:a xlink:href="https://scratch.mit.edu/projects/213639918" xlink:type="simple">https://scratch.mit.edu/projects/213639918</text:a></text:p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office:value-type="string" calcext:value-type="string">
            <text:p>DempseyB10</text:p>
          </table:table-cell>
          <table:table-cell office:value-type="string" calcext:value-type="string">
            <text:p>Reichert, Tom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0/21</text:p>
          </table:table-cell>
          <table:table-cell office:value-type="string" calcext:value-type="string">
            <text:p>Strategy/City-Building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Dempsey</text:p>
          </table:table-cell>
          <table:table-cell office:value-type="float" office:value="201329893" calcext:value-type="float">
            <text:p>201329893</text:p>
          </table:table-cell>
          <table:table-cell office:value-type="float" office:value="213808713" calcext:value-type="float">
            <text:p>213808713</text:p>
          </table:table-cell>
          <table:table-cell office:value-type="string" calcext:value-type="string">
            <text:p><text:a xlink:href="https://scratch.mit.edu/projects/213808713" xlink:type="simple">https://scratch.mit.edu/projects/213808713</text:a></text:p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office:value-type="string" calcext:value-type="string">
            <text:p>DempseyB6</text:p>
          </table:table-cell>
          <table:table-cell office:value-type="string" calcext:value-type="string">
            <text:p>Salim, Leila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mpsey</text:p>
          </table:table-cell>
          <table:table-cell office:value-type="float" office:value="201700923" calcext:value-type="float">
            <text:p>201700923</text:p>
          </table:table-cell>
          <table:table-cell office:value-type="float" office:value="213808709" calcext:value-type="float">
            <text:p>213808709</text:p>
          </table:table-cell>
          <table:table-cell office:value-type="string" calcext:value-type="string">
            <text:p><text:a xlink:href="https://scratch.mit.edu/projects/213808709" xlink:type="simple">https://scratch.mit.edu/projects/213808709</text:a></text:p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office:value-type="string" calcext:value-type="string">
            <text:p>DempseyB3</text:p>
          </table:table-cell>
          <table:table-cell office:value-type="string" calcext:value-type="string">
            <text:p>Sloan-Mitchell, Jaycee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Maz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0921113" calcext:value-type="float">
            <text:p>200921113</text:p>
          </table:table-cell>
          <table:table-cell office:value-type="float" office:value="213639545" calcext:value-type="float">
            <text:p>213639545</text:p>
          </table:table-cell>
          <table:table-cell office:value-type="string" calcext:value-type="string">
            <text:p><text:a xlink:href="https://scratch.mit.edu/projects/213639545" xlink:type="simple">https://scratch.mit.edu/projects/213639545</text:a></text:p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office:value-type="string" calcext:value-type="string">
            <text:p>DempseyB2</text:p>
          </table:table-cell>
          <table:table-cell office:value-type="string" calcext:value-type="string">
            <text:p>Ulu, Umut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Maze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1601455" calcext:value-type="float">
            <text:p>201601455</text:p>
          </table:table-cell>
          <table:table-cell office:value-type="float" office:value="213808655" calcext:value-type="float">
            <text:p>213808655</text:p>
          </table:table-cell>
          <table:table-cell office:value-type="string" calcext:value-type="string">
            <text:p><text:a xlink:href="https://scratch.mit.edu/projects/213808655" xlink:type="simple">https://scratch.mit.edu/projects/213808655</text:a></text:p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office:value-type="string" calcext:value-type="string">
            <text:p>DempseyB4</text:p>
          </table:table-cell>
          <table:table-cell office:value-type="string" calcext:value-type="string">
            <text:p>Ungar, Ofer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table:style-name="ce2"/>
          <table:table-cell table:style-name="ce3" office:value-type="string" calcext:value-type="string">
            <text:p>11/21</text:p>
          </table:table-cell>
          <table:table-cell office:value-type="string" calcext:value-type="string">
            <text:p>Action/Maz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1534927" calcext:value-type="float">
            <text:p>201534927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table:style-name="ce2"/>
          <table:table-cell office:value-type="string" calcext:value-type="string">
            <text:p>Wang, Tingyu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20139" calcext:value-type="float">
            <text:p>200920139</text:p>
          </table:table-cell>
          <table:table-cell office:value-type="float" office:value="213639545" calcext:value-type="float">
            <text:p>213639545</text:p>
          </table:table-cell>
          <table:table-cell office:value-type="string" calcext:value-type="string">
            <text:p><text:a xlink:href="https://scratch.mit.edu/projects/213639545" xlink:type="simple">https://scratch.mit.edu/projects/213639545</text:a></text:p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office:value-type="string" calcext:value-type="string">
            <text:p>DempseyB2</text:p>
          </table:table-cell>
          <table:table-cell office:value-type="string" calcext:value-type="string">
            <text:p>Weiner, Gabriel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Maze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20141" calcext:value-type="float">
            <text:p>200920141</text:p>
          </table:table-cell>
          <table:table-cell office:value-type="float" office:value="213809012" calcext:value-type="float">
            <text:p>213809012</text:p>
          </table:table-cell>
          <table:table-cell office:value-type="string" calcext:value-type="string">
            <text:p><text:a xlink:href="https://scratch.mit.edu/projects/213809012" xlink:type="simple">https://scratch.mit.edu/projects/213809012</text:a></text:p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office:value-type="string" calcext:value-type="string">
            <text:p>DempseyB1</text:p>
          </table:table-cell>
          <table:table-cell office:value-type="string" calcext:value-type="string">
            <text:p>Whitney, Michael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White</text:p>
          </table:table-cell>
          <table:table-cell table:style-name="ce2"/>
          <table:table-cell office:value-type="string" calcext:value-type="string">
            <text:p>Action/Maz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431885" calcext:value-type="float">
            <text:p>201431885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table:style-name="ce2"/>
          <table:table-cell office:value-type="string" calcext:value-type="string">
            <text:p>Ye, Bingcheng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227025" calcext:value-type="float">
            <text:p>201227025</text:p>
          </table:table-cell>
          <table:table-cell office:value-type="float" office:value="213808709" calcext:value-type="float">
            <text:p>213808709</text:p>
          </table:table-cell>
          <table:table-cell office:value-type="string" calcext:value-type="string">
            <text:p><text:a xlink:href="https://scratch.mit.edu/projects/213808709" xlink:type="simple">https://scratch.mit.edu/projects/213808709</text:a></text:p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office:value-type="string" calcext:value-type="string">
            <text:p>DempseyB3</text:p>
          </table:table-cell>
          <table:table-cell office:value-type="string" calcext:value-type="string">
            <text:p>Zekavat, Melica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Maz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700925" calcext:value-type="float">
            <text:p>201700925</text:p>
          </table:table-cell>
          <table:table-cell office:value-type="float" office:value="213809105" calcext:value-type="float">
            <text:p>213809105</text:p>
          </table:table-cell>
          <table:table-cell office:value-type="string" calcext:value-type="string">
            <text:p><text:a xlink:href="https://scratch.mit.edu/projects/213809105" xlink:type="simple">https://scratch.mit.edu/projects/213809105</text:a></text:p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office:value-type="string" calcext:value-type="string">
            <text:p>DempseyB5</text:p>
          </table:table-cell>
          <table:table-cell office:value-type="string" calcext:value-type="string">
            <text:p>Zikalala, Neo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table:style-name="ce2" table:number-columns-repeated="2"/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Clicke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1534407" calcext:value-type="float">
            <text:p>201534407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3/" xlink:type="simple">https://scratch.mit.edu/studios/4953683/</text:a></text:p>
          </table:table-cell>
          <table:table-cell table:style-name="ce2"/>
          <table:table-cell office:value-type="string" calcext:value-type="string">
            <text:p>Zou, Zhixin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ce2" table:number-columns-repeated="2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432670" calcext:value-type="float">
            <text:p>201432670</text:p>
          </table:table-cell>
          <table:table-cell office:value-type="float" office:value="215916073" calcext:value-type="float">
            <text:p>215916073</text:p>
          </table:table-cell>
          <table:table-cell office:value-type="string" calcext:value-type="string">
            <text:p><text:a xlink:href="https://scratch.mit.edu/projects/215916073" xlink:type="simple">https://scratch.mit.edu/projects/215916073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5" xlink:type="simple">DempseyG5</text:a></text:p>
          </table:table-cell>
          <table:table-cell office:value-type="string" calcext:value-type="string">
            <text:p>Bornstein, Drew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Action/Platform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226843" calcext:value-type="float">
            <text:p>201226843</text:p>
          </table:table-cell>
          <table:table-cell office:value-type="float" office:value="213124175" calcext:value-type="float">
            <text:p>213124175</text:p>
          </table:table-cell>
          <table:table-cell office:value-type="string" calcext:value-type="string">
            <text:p><text:a xlink:href="https://scratch.mit.edu/projects/213124175" xlink:type="simple">https://scratch.mit.edu/projects/213124175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10" xlink:type="simple">DempseyG10</text:a></text:p>
          </table:table-cell>
          <table:table-cell office:value-type="string" calcext:value-type="string">
            <text:p>Borokhov, Sarita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table:style-name="ce2"/>
          <table:table-cell office:value-type="string" calcext:value-type="string">
            <text:p>Multiracial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Platform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19827" calcext:value-type="float">
            <text:p>200919827</text:p>
          </table:table-cell>
          <table:table-cell office:value-type="float" office:value="214026300" calcext:value-type="float">
            <text:p>214026300</text:p>
          </table:table-cell>
          <table:table-cell office:value-type="string" calcext:value-type="string">
            <text:p><text:a xlink:href="https://scratch.mit.edu/projects/214026300" xlink:type="simple">https://scratch.mit.edu/projects/214026300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11" xlink:type="simple">DempseyG11</text:a></text:p>
          </table:table-cell>
          <table:table-cell office:value-type="string" calcext:value-type="string">
            <text:p>Ertel, Tess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Unplayable/nan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Dempsey</text:p>
          </table:table-cell>
          <table:table-cell office:value-type="float" office:value="200716489" calcext:value-type="float">
            <text:p>200716489</text:p>
          </table:table-cell>
          <table:table-cell office:value-type="float" office:value="213229165" calcext:value-type="float">
            <text:p>213229165</text:p>
          </table:table-cell>
          <table:table-cell office:value-type="string" calcext:value-type="string">
            <text:p><text:a xlink:href="https://scratch.mit.edu/projects/213229165" xlink:type="simple">https://scratch.mit.edu/projects/213229165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6" xlink:type="simple">DempseyG6</text:a></text:p>
          </table:table-cell>
          <table:table-cell office:value-type="string" calcext:value-type="string">
            <text:p>Foley, Patrick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Action/Platform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715920" calcext:value-type="float">
            <text:p>200715920</text:p>
          </table:table-cell>
          <table:table-cell office:value-type="float" office:value="213223641" calcext:value-type="float">
            <text:p>213223641</text:p>
          </table:table-cell>
          <table:table-cell office:value-type="string" calcext:value-type="string">
            <text:p><text:a xlink:href="https://scratch.mit.edu/projects/213223641" xlink:type="simple">https://scratch.mit.edu/projects/213223641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3" xlink:type="simple">DempseyG3</text:a></text:p>
          </table:table-cell>
          <table:table-cell office:value-type="string" calcext:value-type="string">
            <text:p>Goetzler, Nathan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Unplayable/na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19938" calcext:value-type="float">
            <text:p>200919938</text:p>
          </table:table-cell>
          <table:table-cell office:value-type="float" office:value="213225568" calcext:value-type="float">
            <text:p>213225568</text:p>
          </table:table-cell>
          <table:table-cell office:value-type="string" calcext:value-type="string">
            <text:p><text:a xlink:href="https://scratch.mit.edu/projects/213225568" xlink:type="simple">https://scratch.mit.edu/projects/213225568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2" xlink:type="simple">DempseyG2</text:a></text:p>
          </table:table-cell>
          <table:table-cell office:value-type="string" calcext:value-type="string">
            <text:p>Gomez, Brian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9/21</text:p>
          </table:table-cell>
          <table:table-cell office:value-type="string" calcext:value-type="string">
            <text:p>Strategy/City-Building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19553" calcext:value-type="float">
            <text:p>200919553</text:p>
          </table:table-cell>
          <table:table-cell office:value-type="float" office:value="214943557" calcext:value-type="float">
            <text:p>214943557</text:p>
          </table:table-cell>
          <table:table-cell office:value-type="string" calcext:value-type="string">
            <text:p><text:a xlink:href="https://scratch.mit.edu/projects/214943557" xlink:type="simple">https://scratch.mit.edu/projects/214943557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4" xlink:type="simple">DempseyG4</text:a></text:p>
          </table:table-cell>
          <table:table-cell office:value-type="string" calcext:value-type="string">
            <text:p>Grutman, Karine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Platform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021804" calcext:value-type="float">
            <text:p>201021804</text:p>
          </table:table-cell>
          <table:table-cell office:value-type="float" office:value="213865726" calcext:value-type="float">
            <text:p>213865726</text:p>
          </table:table-cell>
          <table:table-cell office:value-type="string" calcext:value-type="string">
            <text:p><text:a xlink:href="https://scratch.mit.edu/projects/213865726" xlink:type="simple">https://scratch.mit.edu/projects/213865726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7" xlink:type="simple">DempseyG7</text:a></text:p>
          </table:table-cell>
          <table:table-cell office:value-type="string" calcext:value-type="string">
            <text:p>Handelsman, Zachary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Pong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021900" calcext:value-type="float">
            <text:p>201021900</text:p>
          </table:table-cell>
          <table:table-cell office:value-type="float" office:value="213225568" calcext:value-type="float">
            <text:p>213225568</text:p>
          </table:table-cell>
          <table:table-cell office:value-type="string" calcext:value-type="string">
            <text:p><text:a xlink:href="https://scratch.mit.edu/projects/213225568" xlink:type="simple">https://scratch.mit.edu/projects/213225568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2" xlink:type="simple">DempseyG2</text:a></text:p>
          </table:table-cell>
          <table:table-cell office:value-type="string" calcext:value-type="string">
            <text:p>Harsham, Kyle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Strategy/City-Building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19544" calcext:value-type="float">
            <text:p>200919544</text:p>
          </table:table-cell>
          <table:table-cell office:value-type="float" office:value="213865726" calcext:value-type="float">
            <text:p>213865726</text:p>
          </table:table-cell>
          <table:table-cell office:value-type="string" calcext:value-type="string">
            <text:p><text:a xlink:href="https://scratch.mit.edu/projects/213865726" xlink:type="simple">https://scratch.mit.edu/projects/213865726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7" xlink:type="simple">DempseyG7</text:a></text:p>
          </table:table-cell>
          <table:table-cell office:value-type="string" calcext:value-type="string">
            <text:p>Hensch, Nicola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,Multiracial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Pong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1532775" calcext:value-type="float">
            <text:p>201532775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table:style-name="ce2"/>
          <table:table-cell office:value-type="string" calcext:value-type="string">
            <text:p>Jia, Margaret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700627" calcext:value-type="float">
            <text:p>201700627</text:p>
          </table:table-cell>
          <table:table-cell office:value-type="float" office:value="213867156" calcext:value-type="float">
            <text:p>213867156</text:p>
          </table:table-cell>
          <table:table-cell office:value-type="string" calcext:value-type="string">
            <text:p><text:a xlink:href="https://scratch.mit.edu/projects/213867156" xlink:type="simple">https://scratch.mit.edu/projects/213867156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9" xlink:type="simple">DempseyG9</text:a></text:p>
          </table:table-cell>
          <table:table-cell office:value-type="string" calcext:value-type="string">
            <text:p>Kasana, Shveni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table:style-name="ce3" office:value-type="string" calcext:value-type="string">
            <text:p>11/21</text:p>
          </table:table-cell>
          <table:table-cell office:value-type="string" calcext:value-type="string">
            <text:p>Storytelling/Clicke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432741" calcext:value-type="float">
            <text:p>201432741</text:p>
          </table:table-cell>
          <table:table-cell office:value-type="float" office:value="214943557" calcext:value-type="float">
            <text:p>214943557</text:p>
          </table:table-cell>
          <table:table-cell office:value-type="string" calcext:value-type="string">
            <text:p><text:a xlink:href="https://scratch.mit.edu/projects/214943557" xlink:type="simple">https://scratch.mit.edu/projects/214943557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4" xlink:type="simple">DempseyG4</text:a></text:p>
          </table:table-cell>
          <table:table-cell office:value-type="string" calcext:value-type="string">
            <text:p>Kay, Lance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Action/Platform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19543" calcext:value-type="float">
            <text:p>200919543</text:p>
          </table:table-cell>
          <table:table-cell office:value-type="float" office:value="213009936" calcext:value-type="float">
            <text:p>213009936</text:p>
          </table:table-cell>
          <table:table-cell office:value-type="string" calcext:value-type="string">
            <text:p><text:a xlink:href="https://scratch.mit.edu/projects/213009936" xlink:type="simple">https://scratch.mit.edu/projects/213009936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1" xlink:type="simple">DempseyG1</text:a></text:p>
          </table:table-cell>
          <table:table-cell office:value-type="string" calcext:value-type="string">
            <text:p>Kuo, Alexandria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Action/Pong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Dempsey</text:p>
          </table:table-cell>
          <table:table-cell office:value-type="float" office:value="200920045" calcext:value-type="float">
            <text:p>200920045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table:style-name="ce2"/>
          <table:table-cell office:value-type="string" calcext:value-type="string">
            <text:p>Liftman, Gabriel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merican Indian or Alaskan Native,White,Multiracial</text:p>
          </table:table-cell>
          <table:table-cell table:style-name="ce2"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0919536" calcext:value-type="float">
            <text:p>200919536</text:p>
          </table:table-cell>
          <table:table-cell office:value-type="float" office:value="213009936" calcext:value-type="float">
            <text:p>213009936</text:p>
          </table:table-cell>
          <table:table-cell office:value-type="string" calcext:value-type="string">
            <text:p><text:a xlink:href="https://scratch.mit.edu/projects/213009936" xlink:type="simple">https://scratch.mit.edu/projects/213009936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1" xlink:type="simple">DempseyG1</text:a></text:p>
          </table:table-cell>
          <table:table-cell office:value-type="string" calcext:value-type="string">
            <text:p>Lu, Sammie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Action/Pong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empsey</text:p>
          </table:table-cell>
          <table:table-cell office:value-type="float" office:value="200919668" calcext:value-type="float">
            <text:p>200919668</text:p>
          </table:table-cell>
          <table:table-cell office:value-type="float" office:value="213866206" calcext:value-type="float">
            <text:p>213866206</text:p>
          </table:table-cell>
          <table:table-cell office:value-type="string" calcext:value-type="string">
            <text:p><text:a xlink:href="https://scratch.mit.edu/projects/213866206" xlink:type="simple">https://scratch.mit.edu/projects/213866206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8" xlink:type="simple">DempseyG8</text:a></text:p>
          </table:table-cell>
          <table:table-cell office:value-type="string" calcext:value-type="string">
            <text:p>Masoud, Latifah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Dempsey</text:p>
          </table:table-cell>
          <table:table-cell office:value-type="float" office:value="200920150" calcext:value-type="float">
            <text:p>200920150</text:p>
          </table:table-cell>
          <table:table-cell office:value-type="float" office:value="213866206" calcext:value-type="float">
            <text:p>213866206</text:p>
          </table:table-cell>
          <table:table-cell office:value-type="string" calcext:value-type="string">
            <text:p><text:a xlink:href="https://scratch.mit.edu/projects/213866206" xlink:type="simple">https://scratch.mit.edu/projects/213866206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8" xlink:type="simple">DempseyG8</text:a></text:p>
          </table:table-cell>
          <table:table-cell office:value-type="string" calcext:value-type="string">
            <text:p>Mestchian, Ava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328995" calcext:value-type="float">
            <text:p>201328995</text:p>
          </table:table-cell>
          <table:table-cell office:value-type="float" office:value="213229165" calcext:value-type="float">
            <text:p>213229165</text:p>
          </table:table-cell>
          <table:table-cell office:value-type="string" calcext:value-type="string">
            <text:p><text:a xlink:href="https://scratch.mit.edu/projects/213229165" xlink:type="simple">https://scratch.mit.edu/projects/213229165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6" xlink:type="simple">DempseyG6</text:a></text:p>
          </table:table-cell>
          <table:table-cell office:value-type="string" calcext:value-type="string">
            <text:p>Mo, Elaine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9/21</text:p>
          </table:table-cell>
          <table:table-cell office:value-type="string" calcext:value-type="string">
            <text:p>Action/Platfor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700666" calcext:value-type="float">
            <text:p>201700666</text:p>
          </table:table-cell>
          <table:table-cell office:value-type="float" office:value="213229470" calcext:value-type="float">
            <text:p>213229470</text:p>
          </table:table-cell>
          <table:table-cell office:value-type="string" calcext:value-type="string">
            <text:p><text:a xlink:href="https://scratch.mit.edu/projects/213229470" xlink:type="simple">https://scratch.mit.edu/projects/213229470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5" xlink:type="simple">DempseyG5</text:a></text:p>
          </table:table-cell>
          <table:table-cell office:value-type="string" calcext:value-type="string">
            <text:p>Mylnikov, Alexander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table:style-name="ce2"/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Platform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19880" calcext:value-type="float">
            <text:p>200919880</text:p>
          </table:table-cell>
          <table:table-cell office:value-type="float" office:value="213866206" calcext:value-type="float">
            <text:p>213866206</text:p>
          </table:table-cell>
          <table:table-cell office:value-type="string" calcext:value-type="string">
            <text:p><text:a xlink:href="https://scratch.mit.edu/projects/213866206" xlink:type="simple">https://scratch.mit.edu/projects/213866206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8" xlink:type="simple">DempseyG8</text:a></text:p>
          </table:table-cell>
          <table:table-cell office:value-type="string" calcext:value-type="string">
            <text:p>Nagarajan, Sophie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,White,Multiracial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20069" calcext:value-type="float">
            <text:p>200920069</text:p>
          </table:table-cell>
          <table:table-cell office:value-type="float" office:value="214026300" calcext:value-type="float">
            <text:p>214026300</text:p>
          </table:table-cell>
          <table:table-cell office:value-type="string" calcext:value-type="string">
            <text:p><text:a xlink:href="https://scratch.mit.edu/projects/214026300" xlink:type="simple">https://scratch.mit.edu/projects/214026300</text:a></text:p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office:value-type="string" calcext:value-type="string">
            <text:p><text:a xlink:href="https://scratch.mit.edu/users/DempseyG11" xlink:type="simple">DempseyG11</text:a></text:p>
          </table:table-cell>
          <table:table-cell office:value-type="string" calcext:value-type="string">
            <text:p>Ossipian, Nicole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Unplayable/nan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1534392" calcext:value-type="float">
            <text:p>201534392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table:style-name="ce2"/>
          <table:table-cell office:value-type="string" calcext:value-type="string">
            <text:p>Wei, Jessica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2">
          <table:table-cell office:value-type="string" calcext:value-type="string">
            <text:p>Dempsey</text:p>
          </table:table-cell>
          <table:table-cell office:value-type="float" office:value="201432385" calcext:value-type="float">
            <text:p>201432385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7/" xlink:type="simple">https://scratch.mit.edu/studios/4953687/</text:a></text:p>
          </table:table-cell>
          <table:table-cell table:style-name="ce2"/>
          <table:table-cell office:value-type="string" calcext:value-type="string">
            <text:p>Yeung, Ho Wang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merican Indian or Alaskan Native,Asian,Black or African American,Native Hawaiian or other Pacific Islander,White,Multiracial,Other</text:p>
          </table:table-cell>
          <table:table-cell table:style-name="ce2"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19785" calcext:value-type="float">
            <text:p>200919785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table:style-name="ce2"/>
          <table:table-cell office:value-type="string" calcext:value-type="string">
            <text:p>Canton, Jocelyn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19820" calcext:value-type="float">
            <text:p>200919820</text:p>
          </table:table-cell>
          <table:table-cell office:value-type="float" office:value="213855492" calcext:value-type="float">
            <text:p>213855492</text:p>
          </table:table-cell>
          <table:table-cell office:value-type="string" calcext:value-type="string">
            <text:p><text:a xlink:href="https://scratch.mit.edu/projects/213855492" xlink:type="simple">https://scratch.mit.edu/projects/213855492</text:a></text:p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office:value-type="string" calcext:value-type="string">
            <text:p><text:a xlink:href="https://scratch.mit.edu/users/DempseyF12" xlink:type="simple">DempseyF12</text:a></text:p>
          </table:table-cell>
          <table:table-cell office:value-type="string" calcext:value-type="string">
            <text:p>Dozortsev, Rebecca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3/21</text:p>
          </table:table-cell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1432714" calcext:value-type="float">
            <text:p>201432714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table:style-name="ce2"/>
          <table:table-cell office:value-type="string" calcext:value-type="string">
            <text:p>Foster, Jack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19937" calcext:value-type="float">
            <text:p>200919937</text:p>
          </table:table-cell>
          <table:table-cell office:value-type="float" office:value="213854902" calcext:value-type="float">
            <text:p>213854902</text:p>
          </table:table-cell>
          <table:table-cell office:value-type="string" calcext:value-type="string">
            <text:p><text:a xlink:href="https://scratch.mit.edu/projects/213854902" xlink:type="simple">https://scratch.mit.edu/projects/213854902</text:a></text:p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office:value-type="string" calcext:value-type="string">
            <text:p><text:a xlink:href="https://scratch.mit.edu/users/DempseyF5" xlink:type="simple">DempseyF5</text:a></text:p>
          </table:table-cell>
          <table:table-cell office:value-type="string" calcext:value-type="string">
            <text:p>Gee, Erik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20/21</text:p>
          </table:table-cell>
          <table:table-cell office:value-type="string" calcext:value-type="string">
            <text:p>Unplayable/nan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715921" calcext:value-type="float">
            <text:p>200715921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table:style-name="ce2"/>
          <table:table-cell office:value-type="string" calcext:value-type="string">
            <text:p>Goetzler, Mark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19552" calcext:value-type="float">
            <text:p>200919552</text:p>
          </table:table-cell>
          <table:table-cell office:value-type="float" office:value="213213910" calcext:value-type="float">
            <text:p>213213910</text:p>
          </table:table-cell>
          <table:table-cell office:value-type="string" calcext:value-type="string">
            <text:p><text:a xlink:href="https://scratch.mit.edu/projects/213213910" xlink:type="simple">https://scratch.mit.edu/projects/213213910</text:a></text:p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office:value-type="string" calcext:value-type="string">
            <text:p><text:a xlink:href="https://scratch.mit.edu/users/DempseyF3" xlink:type="simple">DempseyF3</text:a></text:p>
          </table:table-cell>
          <table:table-cell office:value-type="string" calcext:value-type="string">
            <text:p>Guermazi, Elias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,Other</text:p>
          </table:table-cell>
          <table:table-cell table:style-name="ce2"/>
          <table:table-cell office:value-type="string" calcext:value-type="string">
            <text:p>Action/Fighting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123695" calcext:value-type="float">
            <text:p>201123695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table:style-name="ce2"/>
          <table:table-cell office:value-type="string" calcext:value-type="string">
            <text:p>Hennessy, Elizabeth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20040" calcext:value-type="float">
            <text:p>200920040</text:p>
          </table:table-cell>
          <table:table-cell office:value-type="float" office:value="213854902" calcext:value-type="float">
            <text:p>213854902</text:p>
          </table:table-cell>
          <table:table-cell office:value-type="string" calcext:value-type="string">
            <text:p><text:a xlink:href="https://scratch.mit.edu/projects/213854902" xlink:type="simple">https://scratch.mit.edu/projects/213854902</text:a></text:p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office:value-type="string" calcext:value-type="string">
            <text:p><text:a xlink:href="https://scratch.mit.edu/users/DempseyF5" xlink:type="simple">DempseyF5</text:a></text:p>
          </table:table-cell>
          <table:table-cell office:value-type="string" calcext:value-type="string">
            <text:p>Keler, Erez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20/21</text:p>
          </table:table-cell>
          <table:table-cell office:value-type="string" calcext:value-type="string">
            <text:p>Unplayable/n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329913" calcext:value-type="float">
            <text:p>201329913</text:p>
          </table:table-cell>
          <table:table-cell office:value-type="float" office:value="214107029" calcext:value-type="float">
            <text:p>214107029</text:p>
          </table:table-cell>
          <table:table-cell office:value-type="string" calcext:value-type="string">
            <text:p><text:a xlink:href="https://scratch.mit.edu/projects/214107029" xlink:type="simple">https://scratch.mit.edu/projects/214107029</text:a></text:p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office:value-type="string" calcext:value-type="string">
            <text:p>Dempseyj7</text:p>
          </table:table-cell>
          <table:table-cell office:value-type="string" calcext:value-type="string">
            <text:p>Kim, Allison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table:style-name="ce2" table:number-columns-repeated="2"/>
          <table:table-cell office:value-type="string" calcext:value-type="string">
            <text:p>Strategy/City-Building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19869" calcext:value-type="float">
            <text:p>200919869</text:p>
          </table:table-cell>
          <table:table-cell office:value-type="float" office:value="212995824" calcext:value-type="float">
            <text:p>212995824</text:p>
          </table:table-cell>
          <table:table-cell office:value-type="string" calcext:value-type="string">
            <text:p><text:a xlink:href="https://scratch.mit.edu/projects/212995824" xlink:type="simple">https://scratch.mit.edu/projects/212995824</text:a></text:p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office:value-type="string" calcext:value-type="string">
            <text:p><text:a xlink:href="https://scratch.mit.edu/users/DempseyF9" xlink:type="simple">DempseyF9</text:a></text:p>
          </table:table-cell>
          <table:table-cell office:value-type="string" calcext:value-type="string">
            <text:p>Lanzillo, Isabella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Maze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0919182" calcext:value-type="float">
            <text:p>200919182</text:p>
          </table:table-cell>
          <table:table-cell office:value-type="float" office:value="213213851" calcext:value-type="float">
            <text:p>213213851</text:p>
          </table:table-cell>
          <table:table-cell office:value-type="string" calcext:value-type="string">
            <text:p><text:a xlink:href="https://scratch.mit.edu/projects/213213851" xlink:type="simple">https://scratch.mit.edu/projects/213213851</text:a></text:p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office:value-type="string" calcext:value-type="string">
            <text:p>DempseyF4</text:p>
          </table:table-cell>
          <table:table-cell office:value-type="string" calcext:value-type="string">
            <text:p>Maregni, Ava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table:style-name="ce3" office:value-type="string" calcext:value-type="string">
            <text:p>8/21</text:p>
          </table:table-cell>
          <table:table-cell office:value-type="string" calcext:value-type="string">
            <text:p>Action/Pon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20070" calcext:value-type="float">
            <text:p>20092007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table:style-name="ce2"/>
          <table:table-cell office:value-type="string" calcext:value-type="string">
            <text:p>Marple, Eloise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0919741" calcext:value-type="float">
            <text:p>200919741</text:p>
          </table:table-cell>
          <table:table-cell office:value-type="float" office:value="213856322" calcext:value-type="float">
            <text:p>213856322</text:p>
          </table:table-cell>
          <table:table-cell office:value-type="string" calcext:value-type="string">
            <text:p><text:a xlink:href="https://scratch.mit.edu/projects/213856322" xlink:type="simple">https://scratch.mit.edu/projects/213856322</text:a></text:p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office:value-type="string" calcext:value-type="string">
            <text:p><text:a xlink:href="https://scratch.mit.edu/users/DempseyF8" xlink:type="simple">DempseyF8</text:a></text:p>
          </table:table-cell>
          <table:table-cell office:value-type="string" calcext:value-type="string">
            <text:p>Martin, Sean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125200" calcext:value-type="float">
            <text:p>201125200</text:p>
          </table:table-cell>
          <table:table-cell office:value-type="float" office:value="213214442" calcext:value-type="float">
            <text:p>213214442</text:p>
          </table:table-cell>
          <table:table-cell office:value-type="string" calcext:value-type="string">
            <text:p><text:a xlink:href="https://scratch.mit.edu/projects/213214442" xlink:type="simple">https://scratch.mit.edu/projects/213214442</text:a></text:p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office:value-type="string" calcext:value-type="string">
            <text:p><text:a xlink:href="https://scratch.mit.edu/users/DempseyF10" xlink:type="simple">DempseyF10</text:a></text:p>
          </table:table-cell>
          <table:table-cell office:value-type="string" calcext:value-type="string">
            <text:p>Miller-Licon, Jeremy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table:style-name="ce2"/>
          <table:table-cell office:value-type="string" calcext:value-type="string">
            <text:p>Action/Click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19877" calcext:value-type="float">
            <text:p>200919877</text:p>
          </table:table-cell>
          <table:table-cell office:value-type="float" office:value="213215093" calcext:value-type="float">
            <text:p>213215093</text:p>
          </table:table-cell>
          <table:table-cell office:value-type="string" calcext:value-type="string">
            <text:p><text:a xlink:href="https://scratch.mit.edu/projects/213215093" xlink:type="simple">https://scratch.mit.edu/projects/213215093</text:a></text:p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office:value-type="string" calcext:value-type="string">
            <text:p><text:a xlink:href="https://scratch.mit.edu/users/DempseyF6" xlink:type="simple">DempseyF6</text:a></text:p>
          </table:table-cell>
          <table:table-cell office:value-type="string" calcext:value-type="string">
            <text:p>Nagarajan, Natasha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20073" calcext:value-type="float">
            <text:p>200920073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table:style-name="ce2"/>
          <table:table-cell office:value-type="string" calcext:value-type="string">
            <text:p>Peller, Jocelyn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table:style-name="ce2"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20062" calcext:value-type="float">
            <text:p>200920062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table:style-name="ce2"/>
          <table:table-cell office:value-type="string" calcext:value-type="string">
            <text:p>Possick, Harrison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table:style-name="ce2"/>
          <table:table-cell office:value-type="string" calcext:value-type="string">
            <text:p>Asian,White,Other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0919565" calcext:value-type="float">
            <text:p>200919565</text:p>
          </table:table-cell>
          <table:table-cell office:value-type="float" office:value="213855875" calcext:value-type="float">
            <text:p>213855875</text:p>
          </table:table-cell>
          <table:table-cell office:value-type="string" calcext:value-type="string">
            <text:p><text:a xlink:href="https://scratch.mit.edu/projects/213855875" xlink:type="simple">https://scratch.mit.edu/projects/213855875</text:a></text:p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office:value-type="string" calcext:value-type="string">
            <text:p>DempseyF11</text:p>
          </table:table-cell>
          <table:table-cell office:value-type="string" calcext:value-type="string">
            <text:p>Saada, Talia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,Other</text:p>
          </table:table-cell>
          <table:table-cell table:style-name="ce2"/>
          <table:table-cell office:value-type="string" calcext:value-type="string">
            <text:p>Action/Po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empsey</text:p>
          </table:table-cell>
          <table:table-cell office:value-type="float" office:value="200919831" calcext:value-type="float">
            <text:p>200919831</text:p>
          </table:table-cell>
          <table:table-cell office:value-type="float" office:value="213856322" calcext:value-type="float">
            <text:p>213856322</text:p>
          </table:table-cell>
          <table:table-cell office:value-type="string" calcext:value-type="string">
            <text:p><text:a xlink:href="https://scratch.mit.edu/projects/213856322" xlink:type="simple">https://scratch.mit.edu/projects/213856322</text:a></text:p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office:value-type="string" calcext:value-type="string">
            <text:p><text:a xlink:href="https://scratch.mit.edu/users/DempseyF8" xlink:type="simple">DempseyF8</text:a></text:p>
          </table:table-cell>
          <table:table-cell office:value-type="string" calcext:value-type="string">
            <text:p>Scott, Joshua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19624" calcext:value-type="float">
            <text:p>200919624</text:p>
          </table:table-cell>
          <table:table-cell office:value-type="float" office:value="213213910" calcext:value-type="float">
            <text:p>213213910</text:p>
          </table:table-cell>
          <table:table-cell office:value-type="string" calcext:value-type="string">
            <text:p><text:a xlink:href="https://scratch.mit.edu/projects/213213910" xlink:type="simple">https://scratch.mit.edu/projects/213213910</text:a></text:p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office:value-type="string" calcext:value-type="string">
            <text:p><text:a xlink:href="https://scratch.mit.edu/users/DempseyF3" xlink:type="simple">DempseyF3</text:a></text:p>
          </table:table-cell>
          <table:table-cell office:value-type="string" calcext:value-type="string">
            <text:p>Turok, Daniel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table:style-name="ce2" table:number-columns-repeated="2"/>
          <table:table-cell office:value-type="string" calcext:value-type="string">
            <text:p>Action/Fighting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1023218" calcext:value-type="float">
            <text:p>201023218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table:style-name="ce2"/>
          <table:table-cell office:value-type="string" calcext:value-type="string">
            <text:p>Unger, Harrison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White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19519" calcext:value-type="float">
            <text:p>200919519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table:style-name="ce2"/>
          <table:table-cell office:value-type="string" calcext:value-type="string">
            <text:p>Weaver, Elizabeth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table:style-name="ce2"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mpsey</text:p>
          </table:table-cell>
          <table:table-cell office:value-type="float" office:value="200920158" calcext:value-type="float">
            <text:p>200920158</text:p>
          </table:table-cell>
          <table:table-cell office:value-type="float" office:value="213212934" calcext:value-type="float">
            <text:p>213212934</text:p>
          </table:table-cell>
          <table:table-cell office:value-type="string" calcext:value-type="string">
            <text:p><text:a xlink:href="https://scratch.mit.edu/projects/213212934" xlink:type="simple">https://scratch.mit.edu/projects/213212934</text:a></text:p>
          </table:table-cell>
          <table:table-cell office:value-type="string" calcext:value-type="string">
            <text:p><text:a xlink:href="https://scratch.mit.edu/studios/4953685/" xlink:type="simple">https://scratch.mit.edu/studios/4953685/</text:a></text:p>
          </table:table-cell>
          <table:table-cell office:value-type="string" calcext:value-type="string">
            <text:p><text:a xlink:href="https://scratch.mit.edu/users/DempseyF2" xlink:type="simple">DempseyF2</text:a></text:p>
          </table:table-cell>
          <table:table-cell office:value-type="string" calcext:value-type="string">
            <text:p>Zacharakis, Constantinos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Pong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1022910" calcext:value-type="float">
            <text:p>20102291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1</text:p>
          </table:table-cell>
          <table:table-cell office:value-type="string" calcext:value-type="string">
            <text:p>Alexandra Nikas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table:style-name="ce2"/>
          <table:table-cell office:value-type="string" calcext:value-type="string">
            <text:p>Unplayable/n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919650" calcext:value-type="float">
            <text:p>20091965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4</text:p>
          </table:table-cell>
          <table:table-cell office:value-type="string" calcext:value-type="string">
            <text:p>Angela Peri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Huh? What is Scratch? 8th grade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Pong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0919643" calcext:value-type="float">
            <text:p>200919643</text:p>
          </table:table-cell>
          <table:table-cell office:value-type="float" office:value="213257497" calcext:value-type="float">
            <text:p>213257497</text:p>
          </table:table-cell>
          <table:table-cell office:value-type="string" calcext:value-type="string">
            <text:p><text:a xlink:href="https://scratch.mit.edu/projects/213257497" xlink:type="simple">https://scratch.mit.edu/projects/213257497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12</text:p>
          </table:table-cell>
          <table:table-cell office:value-type="string" calcext:value-type="string">
            <text:p>Anjali Rampartap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Action/Maz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919574" calcext:value-type="float">
            <text:p>200919574</text:p>
          </table:table-cell>
          <table:table-cell office:value-type="float" office:value="213497977" calcext:value-type="float">
            <text:p>213497977</text:p>
          </table:table-cell>
          <table:table-cell office:value-type="string" calcext:value-type="string">
            <text:p><text:a xlink:href="https://scratch.mit.edu/projects/213497977" xlink:type="simple">https://scratch.mit.edu/projects/213497977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11</text:p>
          </table:table-cell>
          <table:table-cell office:value-type="string" calcext:value-type="string">
            <text:p>Audrey Kim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Strategy/Clicker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1123602" calcext:value-type="float">
            <text:p>201123602</text:p>
          </table:table-cell>
          <table:table-cell office:value-type="float" office:value="213255457" calcext:value-type="float">
            <text:p>213255457</text:p>
          </table:table-cell>
          <table:table-cell office:value-type="string" calcext:value-type="string">
            <text:p><text:a xlink:href="https://scratch.mit.edu/projects/213255457" xlink:type="simple">https://scratch.mit.edu/projects/213255457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2</text:p>
          </table:table-cell>
          <table:table-cell office:value-type="string" calcext:value-type="string">
            <text:p>Celia Chen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Swipe Eliminatio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1021533" calcext:value-type="float">
            <text:p>201021533</text:p>
          </table:table-cell>
          <table:table-cell office:value-type="float" office:value="213256032" calcext:value-type="float">
            <text:p>213256032</text:p>
          </table:table-cell>
          <table:table-cell office:value-type="string" calcext:value-type="string">
            <text:p><text:a xlink:href="https://scratch.mit.edu/projects/213256032" xlink:type="simple">https://scratch.mit.edu/projects/213256032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8</text:p>
          </table:table-cell>
          <table:table-cell office:value-type="string" calcext:value-type="string">
            <text:p>Chase Cubia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919899" calcext:value-type="float">
            <text:p>200919899</text:p>
          </table:table-cell>
          <table:table-cell office:value-type="float" office:value="213691584" calcext:value-type="float">
            <text:p>213691584</text:p>
          </table:table-cell>
          <table:table-cell office:value-type="string" calcext:value-type="string">
            <text:p><text:a xlink:href="https://scratch.mit.edu/projects/213691584" xlink:type="simple">https://scratch.mit.edu/projects/213691584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3</text:p>
          </table:table-cell>
          <table:table-cell office:value-type="string" calcext:value-type="string">
            <text:p>Daniel Stolow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I have created a project in Scratch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RPG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1123601" calcext:value-type="float">
            <text:p>201123601</text:p>
          </table:table-cell>
          <table:table-cell office:value-type="float" office:value="213689745" calcext:value-type="float">
            <text:p>213689745</text:p>
          </table:table-cell>
          <table:table-cell office:value-type="string" calcext:value-type="string">
            <text:p><text:a xlink:href="https://scratch.mit.edu/projects/213689745" xlink:type="simple">https://scratch.mit.edu/projects/213689745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6</text:p>
          </table:table-cell>
          <table:table-cell office:value-type="string" calcext:value-type="string">
            <text:p>David Smith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I have a lot of experience in Scratch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1124666" calcext:value-type="float">
            <text:p>201124666</text:p>
          </table:table-cell>
          <table:table-cell office:value-type="float" office:value="213690592" calcext:value-type="float">
            <text:p>213690592</text:p>
          </table:table-cell>
          <table:table-cell office:value-type="string" calcext:value-type="string">
            <text:p><text:a xlink:href="https://scratch.mit.edu/projects/213690592" xlink:type="simple">https://scratch.mit.edu/projects/213690592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9</text:p>
          </table:table-cell>
          <table:table-cell office:value-type="string" calcext:value-type="string">
            <text:p>Eszter Gyuris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Storytelling/Decision Making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19891" calcext:value-type="float">
            <text:p>200919891</text:p>
          </table:table-cell>
          <table:table-cell office:value-type="float" office:value="213257375" calcext:value-type="float">
            <text:p>213257375</text:p>
          </table:table-cell>
          <table:table-cell office:value-type="string" calcext:value-type="string">
            <text:p><text:a xlink:href="https://scratch.mit.edu/projects/213257375" xlink:type="simple">https://scratch.mit.edu/projects/213257375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10</text:p>
          </table:table-cell>
          <table:table-cell office:value-type="string" calcext:value-type="string">
            <text:p>Evan Stotsky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White,Multiracial</text:p>
          </table:table-cell>
          <table:table-cell table:style-name="ce3" office:value-type="string" calcext:value-type="string">
            <text:p>11/21</text:p>
          </table:table-cell>
          <table:table-cell office:value-type="string" calcext:value-type="string">
            <text:p>Storytelling/Decision Making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19738" calcext:value-type="float">
            <text:p>200919738</text:p>
          </table:table-cell>
          <table:table-cell office:value-type="float" office:value="213497977" calcext:value-type="float">
            <text:p>213497977</text:p>
          </table:table-cell>
          <table:table-cell office:value-type="string" calcext:value-type="string">
            <text:p><text:a xlink:href="https://scratch.mit.edu/projects/213497977" xlink:type="simple">https://scratch.mit.edu/projects/213497977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11</text:p>
          </table:table-cell>
          <table:table-cell office:value-type="string" calcext:value-type="string">
            <text:p>Heewon Chang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Strategy/Clicker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0919780" calcext:value-type="float">
            <text:p>200919780</text:p>
          </table:table-cell>
          <table:table-cell office:value-type="float" office:value="213690593" calcext:value-type="float">
            <text:p>213690593</text:p>
          </table:table-cell>
          <table:table-cell office:value-type="string" calcext:value-type="string">
            <text:p><text:a xlink:href="https://scratch.mit.edu/projects/213690593" xlink:type="simple">https://scratch.mit.edu/projects/213690593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5</text:p>
          </table:table-cell>
          <table:table-cell office:value-type="string" calcext:value-type="string">
            <text:p>Isabel Frassica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Unplayable/nan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1225707" calcext:value-type="float">
            <text:p>201225707</text:p>
          </table:table-cell>
          <table:table-cell office:value-type="float" office:value="213690592" calcext:value-type="float">
            <text:p>213690592</text:p>
          </table:table-cell>
          <table:table-cell office:value-type="string" calcext:value-type="string">
            <text:p><text:a xlink:href="https://scratch.mit.edu/projects/213690592" xlink:type="simple">https://scratch.mit.edu/projects/213690592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9</text:p>
          </table:table-cell>
          <table:table-cell office:value-type="string" calcext:value-type="string">
            <text:p>Jordan Smith-Michaels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Storytelling/Decision Maki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0919547" calcext:value-type="float">
            <text:p>200919547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4</text:p>
          </table:table-cell>
          <table:table-cell office:value-type="string" calcext:value-type="string">
            <text:p>Kate Butts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Pong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table:style-name="ce2"/>
          <table:table-cell office:value-type="float" office:value="213257497" calcext:value-type="float">
            <text:p>213257497</text:p>
          </table:table-cell>
          <table:table-cell office:value-type="string" calcext:value-type="string">
            <text:p><text:a xlink:href="https://scratch.mit.edu/projects/213257497" xlink:type="simple">https://scratch.mit.edu/projects/213257497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12</text:p>
          </table:table-cell>
          <table:table-cell office:value-type="string" calcext:value-type="string">
            <text:p>Mariana Kugell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9/21</text:p>
          </table:table-cell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0919527" calcext:value-type="float">
            <text:p>200919527</text:p>
          </table:table-cell>
          <table:table-cell office:value-type="float" office:value="213690593" calcext:value-type="float">
            <text:p>213690593</text:p>
          </table:table-cell>
          <table:table-cell office:value-type="string" calcext:value-type="string">
            <text:p><text:a xlink:href="https://scratch.mit.edu/projects/213690593" xlink:type="simple">https://scratch.mit.edu/projects/213690593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5</text:p>
          </table:table-cell>
          <table:table-cell office:value-type="string" calcext:value-type="string">
            <text:p>Masha Labun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Unplayable/nan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1021375" calcext:value-type="float">
            <text:p>201021375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1</text:p>
          </table:table-cell>
          <table:table-cell office:value-type="string" calcext:value-type="string">
            <text:p>Michael Farquharson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Unplayable/n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919630" calcext:value-type="float">
            <text:p>200919630</text:p>
          </table:table-cell>
          <table:table-cell office:value-type="float" office:value="213257375" calcext:value-type="float">
            <text:p>213257375</text:p>
          </table:table-cell>
          <table:table-cell office:value-type="string" calcext:value-type="string">
            <text:p><text:a xlink:href="https://scratch.mit.edu/projects/213257375" xlink:type="simple">https://scratch.mit.edu/projects/213257375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10</text:p>
          </table:table-cell>
          <table:table-cell office:value-type="string" calcext:value-type="string">
            <text:p>Mitchell Gordon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table:style-name="ce3" office:value-type="string" calcext:value-type="string">
            <text:p>11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20043" calcext:value-type="float">
            <text:p>200920043</text:p>
          </table:table-cell>
          <table:table-cell office:value-type="float" office:value="213256316" calcext:value-type="float">
            <text:p>213256316</text:p>
          </table:table-cell>
          <table:table-cell office:value-type="string" calcext:value-type="string">
            <text:p><text:a xlink:href="https://scratch.mit.edu/projects/213256316" xlink:type="simple">https://scratch.mit.edu/projects/213256316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7</text:p>
          </table:table-cell>
          <table:table-cell office:value-type="string" calcext:value-type="string">
            <text:p>Patrick Sullivan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1534401" calcext:value-type="float">
            <text:p>201534401</text:p>
          </table:table-cell>
          <table:table-cell office:value-type="float" office:value="213689745" calcext:value-type="float">
            <text:p>213689745</text:p>
          </table:table-cell>
          <table:table-cell office:value-type="string" calcext:value-type="string">
            <text:p><text:a xlink:href="https://scratch.mit.edu/projects/213689745" xlink:type="simple">https://scratch.mit.edu/projects/213689745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6</text:p>
          </table:table-cell>
          <table:table-cell office:value-type="string" calcext:value-type="string">
            <text:p>Peter Nikas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919573" calcext:value-type="float">
            <text:p>200919573</text:p>
          </table:table-cell>
          <table:table-cell office:value-type="float" office:value="213256316" calcext:value-type="float">
            <text:p>213256316</text:p>
          </table:table-cell>
          <table:table-cell office:value-type="string" calcext:value-type="string">
            <text:p><text:a xlink:href="https://scratch.mit.edu/projects/213256316" xlink:type="simple">https://scratch.mit.edu/projects/213256316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7</text:p>
          </table:table-cell>
          <table:table-cell office:value-type="string" calcext:value-type="string">
            <text:p>Sawyer Cohen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0">
          <table:table-cell office:value-type="string" calcext:value-type="string">
            <text:p>Cadigan</text:p>
          </table:table-cell>
          <table:table-cell office:value-type="float" office:value="201022698" calcext:value-type="float">
            <text:p>201022698</text:p>
          </table:table-cell>
          <table:table-cell office:value-type="float" office:value="213691584" calcext:value-type="float">
            <text:p>213691584</text:p>
          </table:table-cell>
          <table:table-cell office:value-type="string" calcext:value-type="string">
            <text:p><text:a xlink:href="https://scratch.mit.edu/projects/213691584" xlink:type="simple">https://scratch.mit.edu/projects/213691584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3</text:p>
          </table:table-cell>
          <table:table-cell office:value-type="string" calcext:value-type="string">
            <text:p>Scott Riseberg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merican Indian or Alaskan Native,Black or African American,Multiracial</text:p>
          </table:table-cell>
          <table:table-cell table:style-name="ce2"/>
          <table:table-cell office:value-type="string" calcext:value-type="string">
            <text:p>Action/RPG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919589" calcext:value-type="float">
            <text:p>200919589</text:p>
          </table:table-cell>
          <table:table-cell office:value-type="float" office:value="213255457" calcext:value-type="float">
            <text:p>213255457</text:p>
          </table:table-cell>
          <table:table-cell office:value-type="string" calcext:value-type="string">
            <text:p><text:a xlink:href="https://scratch.mit.edu/projects/213255457" xlink:type="simple">https://scratch.mit.edu/projects/213255457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2</text:p>
          </table:table-cell>
          <table:table-cell office:value-type="string" calcext:value-type="string">
            <text:p>Talia Manchester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Swipe Eliminatio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19890" calcext:value-type="float">
            <text:p>200919890</text:p>
          </table:table-cell>
          <table:table-cell office:value-type="float" office:value="213256032" calcext:value-type="float">
            <text:p>213256032</text:p>
          </table:table-cell>
          <table:table-cell office:value-type="string" calcext:value-type="string">
            <text:p><text:a xlink:href="https://scratch.mit.edu/projects/213256032" xlink:type="simple">https://scratch.mit.edu/projects/213256032</text:a></text:p>
          </table:table-cell>
          <table:table-cell office:value-type="string" calcext:value-type="string">
            <text:p><text:a xlink:href="https://scratch.mit.edu/studios/4938872/" xlink:type="simple">https://scratch.mit.edu/studios/4938872/</text:a></text:p>
          </table:table-cell>
          <table:table-cell office:value-type="string" calcext:value-type="string">
            <text:p>CadiganA8</text:p>
          </table:table-cell>
          <table:table-cell office:value-type="string" calcext:value-type="string">
            <text:p>Zachary Wagner</text:p>
          </table:table-cell>
          <table:table-cell office:value-type="string" calcext:value-type="string">
            <text:p>A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20143" calcext:value-type="float">
            <text:p>200920143</text:p>
          </table:table-cell>
          <table:table-cell office:value-type="float" office:value="213264335" calcext:value-type="float">
            <text:p>213264335</text:p>
          </table:table-cell>
          <table:table-cell office:value-type="string" calcext:value-type="string">
            <text:p><text:a xlink:href="https://scratch.mit.edu/projects/213264335" xlink:type="simple">https://scratch.mit.edu/projects/213264335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5</text:p>
          </table:table-cell>
          <table:table-cell office:value-type="string" calcext:value-type="string">
            <text:p>Ajibola Falade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Clicker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20151" calcext:value-type="float">
            <text:p>200920151</text:p>
          </table:table-cell>
          <table:table-cell office:value-type="float" office:value="213635263" calcext:value-type="float">
            <text:p>213635263</text:p>
          </table:table-cell>
          <table:table-cell office:value-type="string" calcext:value-type="string">
            <text:p><text:a xlink:href="https://scratch.mit.edu/projects/213635263" xlink:type="simple">https://scratch.mit.edu/projects/213635263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10</text:p>
          </table:table-cell>
          <table:table-cell office:value-type="string" calcext:value-type="string">
            <text:p>Alana Tantisira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1534686" calcext:value-type="float">
            <text:p>201534686</text:p>
          </table:table-cell>
          <table:table-cell office:value-type="float" office:value="213263195" calcext:value-type="float">
            <text:p>213263195</text:p>
          </table:table-cell>
          <table:table-cell office:value-type="string" calcext:value-type="string">
            <text:p><text:a xlink:href="https://scratch.mit.edu/projects/213263195" xlink:type="simple">https://scratch.mit.edu/projects/213263195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9</text:p>
          </table:table-cell>
          <table:table-cell office:value-type="string" calcext:value-type="string">
            <text:p>Aris Vu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0919829" calcext:value-type="float">
            <text:p>200919829</text:p>
          </table:table-cell>
          <table:table-cell office:value-type="float" office:value="213635651" calcext:value-type="float">
            <text:p>213635651</text:p>
          </table:table-cell>
          <table:table-cell office:value-type="string" calcext:value-type="string">
            <text:p><text:a xlink:href="https://scratch.mit.edu/projects/213635651" xlink:type="simple">https://scratch.mit.edu/projects/213635651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2</text:p>
          </table:table-cell>
          <table:table-cell office:value-type="string" calcext:value-type="string">
            <text:p>Benjamin Turner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Click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1431850" calcext:value-type="float">
            <text:p>201431850</text:p>
          </table:table-cell>
          <table:table-cell office:value-type="float" office:value="213266148" calcext:value-type="float">
            <text:p>213266148</text:p>
          </table:table-cell>
          <table:table-cell office:value-type="string" calcext:value-type="string">
            <text:p><text:a xlink:href="https://scratch.mit.edu/projects/213266148" xlink:type="simple">https://scratch.mit.edu/projects/213266148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3</text:p>
          </table:table-cell>
          <table:table-cell office:value-type="string" calcext:value-type="string">
            <text:p>Guy Linden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7/21</text:p>
          </table:table-cell>
          <table:table-cell office:value-type="string" calcext:value-type="string">
            <text:p>Action/Clicker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19736" calcext:value-type="float">
            <text:p>200919736</text:p>
          </table:table-cell>
          <table:table-cell office:value-type="float" office:value="213266628" calcext:value-type="float">
            <text:p>213266628</text:p>
          </table:table-cell>
          <table:table-cell office:value-type="string" calcext:value-type="string">
            <text:p><text:a xlink:href="https://scratch.mit.edu/projects/213266628" xlink:type="simple">https://scratch.mit.edu/projects/213266628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4</text:p>
          </table:table-cell>
          <table:table-cell office:value-type="string" calcext:value-type="string">
            <text:p>Isaiah Johnson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Simulation/Clicker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920065" calcext:value-type="float">
            <text:p>200920065</text:p>
          </table:table-cell>
          <table:table-cell office:value-type="float" office:value="213264335" calcext:value-type="float">
            <text:p>213264335</text:p>
          </table:table-cell>
          <table:table-cell office:value-type="string" calcext:value-type="string">
            <text:p><text:a xlink:href="https://scratch.mit.edu/projects/213264335" xlink:type="simple">https://scratch.mit.edu/projects/213264335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5</text:p>
          </table:table-cell>
          <table:table-cell office:value-type="string" calcext:value-type="string">
            <text:p>Jesu Kim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Clicker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1534402" calcext:value-type="float">
            <text:p>201534402</text:p>
          </table:table-cell>
          <table:table-cell office:value-type="float" office:value="213265372" calcext:value-type="float">
            <text:p>213265372</text:p>
          </table:table-cell>
          <table:table-cell office:value-type="string" calcext:value-type="string">
            <text:p><text:a xlink:href="https://scratch.mit.edu/projects/213265372" xlink:type="simple">https://scratch.mit.edu/projects/213265372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7</text:p>
          </table:table-cell>
          <table:table-cell office:value-type="string" calcext:value-type="string">
            <text:p>Julia Nasisi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Swipe Elimination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919824" calcext:value-type="float">
            <text:p>200919824</text:p>
          </table:table-cell>
          <table:table-cell office:value-type="float" office:value="213635651" calcext:value-type="float">
            <text:p>213635651</text:p>
          </table:table-cell>
          <table:table-cell office:value-type="string" calcext:value-type="string">
            <text:p><text:a xlink:href="https://scratch.mit.edu/projects/213635651" xlink:type="simple">https://scratch.mit.edu/projects/213635651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2</text:p>
          </table:table-cell>
          <table:table-cell office:value-type="string" calcext:value-type="string">
            <text:p>Kendel Yancey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Click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19636" calcext:value-type="float">
            <text:p>200919636</text:p>
          </table:table-cell>
          <table:table-cell office:value-type="float" office:value="213263614" calcext:value-type="float">
            <text:p>213263614</text:p>
          </table:table-cell>
          <table:table-cell office:value-type="string" calcext:value-type="string">
            <text:p><text:a xlink:href="https://scratch.mit.edu/projects/213263614" xlink:type="simple">https://scratch.mit.edu/projects/213263614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11</text:p>
          </table:table-cell>
          <table:table-cell office:value-type="string" calcext:value-type="string">
            <text:p>Lucy Powdermaker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Unplayable/n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19518" calcext:value-type="float">
            <text:p>200919518</text:p>
          </table:table-cell>
          <table:table-cell office:value-type="float" office:value="213263614" calcext:value-type="float">
            <text:p>213263614</text:p>
          </table:table-cell>
          <table:table-cell office:value-type="string" calcext:value-type="string">
            <text:p><text:a xlink:href="https://scratch.mit.edu/projects/213263614" xlink:type="simple">https://scratch.mit.edu/projects/213263614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11</text:p>
          </table:table-cell>
          <table:table-cell office:value-type="string" calcext:value-type="string">
            <text:p>Maya Yacovi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Unplayable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digan</text:p>
          </table:table-cell>
          <table:table-cell table:style-name="ce2"/>
          <table:table-cell office:value-type="float" office:value="213265372" calcext:value-type="float">
            <text:p>213265372</text:p>
          </table:table-cell>
          <table:table-cell office:value-type="string" calcext:value-type="string">
            <text:p><text:a xlink:href="https://scratch.mit.edu/projects/213265372" xlink:type="simple">https://scratch.mit.edu/projects/213265372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7</text:p>
          </table:table-cell>
          <table:table-cell office:value-type="string" calcext:value-type="string">
            <text:p>Meri Talvitie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table:style-name="ce2" table:number-columns-repeated="2"/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Swipe Elimination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920031" calcext:value-type="float">
            <text:p>200920031</text:p>
          </table:table-cell>
          <table:table-cell office:value-type="float" office:value="213266628" calcext:value-type="float">
            <text:p>213266628</text:p>
          </table:table-cell>
          <table:table-cell office:value-type="string" calcext:value-type="string">
            <text:p><text:a xlink:href="https://scratch.mit.edu/projects/213266628" xlink:type="simple">https://scratch.mit.edu/projects/213266628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4</text:p>
          </table:table-cell>
          <table:table-cell office:value-type="string" calcext:value-type="string">
            <text:p>Nelson Mendez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Simulation/Clicker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816998" calcext:value-type="float">
            <text:p>200816998</text:p>
          </table:table-cell>
          <table:table-cell office:value-type="float" office:value="213268412" calcext:value-type="float">
            <text:p>213268412</text:p>
          </table:table-cell>
          <table:table-cell office:value-type="string" calcext:value-type="string">
            <text:p><text:a xlink:href="https://scratch.mit.edu/projects/213268412" xlink:type="simple">https://scratch.mit.edu/projects/213268412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1</text:p>
          </table:table-cell>
          <table:table-cell office:value-type="string" calcext:value-type="string">
            <text:p>Nora Jackson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 have a lot of experience in Scratch.</text:p>
          </table:table-cell>
          <table:table-cell/>
          <table:table-cell table:style-name="ce2"/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Shoote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1534228" calcext:value-type="float">
            <text:p>201534228</text:p>
          </table:table-cell>
          <table:table-cell office:value-type="float" office:value="213263195" calcext:value-type="float">
            <text:p>213263195</text:p>
          </table:table-cell>
          <table:table-cell office:value-type="string" calcext:value-type="string">
            <text:p><text:a xlink:href="https://scratch.mit.edu/projects/213263195" xlink:type="simple">https://scratch.mit.edu/projects/213263195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9</text:p>
          </table:table-cell>
          <table:table-cell office:value-type="string" calcext:value-type="string">
            <text:p>Rana Moeinzad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,Other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20075" calcext:value-type="float">
            <text:p>200920075</text:p>
          </table:table-cell>
          <table:table-cell office:value-type="float" office:value="213635263" calcext:value-type="float">
            <text:p>213635263</text:p>
          </table:table-cell>
          <table:table-cell office:value-type="string" calcext:value-type="string">
            <text:p><text:a xlink:href="https://scratch.mit.edu/projects/213635263" xlink:type="simple">https://scratch.mit.edu/projects/213635263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10</text:p>
          </table:table-cell>
          <table:table-cell office:value-type="string" calcext:value-type="string">
            <text:p>Rebecca Stotsky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920068" calcext:value-type="float">
            <text:p>200920068</text:p>
          </table:table-cell>
          <table:table-cell office:value-type="float" office:value="213268412" calcext:value-type="float">
            <text:p>213268412</text:p>
          </table:table-cell>
          <table:table-cell office:value-type="string" calcext:value-type="string">
            <text:p><text:a xlink:href="https://scratch.mit.edu/projects/213268412" xlink:type="simple">https://scratch.mit.edu/projects/213268412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1</text:p>
          </table:table-cell>
          <table:table-cell office:value-type="string" calcext:value-type="string">
            <text:p>Sage Widder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 have a lot of experience in Scratch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Shoot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1601388" calcext:value-type="float">
            <text:p>201601388</text:p>
          </table:table-cell>
          <table:table-cell office:value-type="float" office:value="213261417" calcext:value-type="float">
            <text:p>213261417</text:p>
          </table:table-cell>
          <table:table-cell office:value-type="string" calcext:value-type="string">
            <text:p><text:a xlink:href="https://scratch.mit.edu/projects/213261417" xlink:type="simple">https://scratch.mit.edu/projects/213261417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6</text:p>
          </table:table-cell>
          <table:table-cell office:value-type="string" calcext:value-type="string">
            <text:p>Samuel Gordon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8</text:p>
          </table:table-cell>
          <table:table-cell office:value-type="string" calcext:value-type="string">
            <text:p>Shelby Rosenhahn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Unplayable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digan</text:p>
          </table:table-cell>
          <table:table-cell table:style-name="ce2"/>
          <table:table-cell office:value-type="float" office:value="213636381" calcext:value-type="float">
            <text:p>213636381</text:p>
          </table:table-cell>
          <table:table-cell office:value-type="string" calcext:value-type="string">
            <text:p><text:a xlink:href="https://scratch.mit.edu/projects/213636381" xlink:type="simple">https://scratch.mit.edu/projects/213636381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12</text:p>
          </table:table-cell>
          <table:table-cell office:value-type="string" calcext:value-type="string">
            <text:p>Sofi Sobczak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7/21</text:p>
          </table:table-cell>
          <table:table-cell office:value-type="string" calcext:value-type="string">
            <text:p>Action/Fighting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1600007" calcext:value-type="float">
            <text:p>201600007</text:p>
          </table:table-cell>
          <table:table-cell office:value-type="float" office:value="213266148" calcext:value-type="float">
            <text:p>213266148</text:p>
          </table:table-cell>
          <table:table-cell office:value-type="string" calcext:value-type="string">
            <text:p><text:a xlink:href="https://scratch.mit.edu/projects/213266148" xlink:type="simple">https://scratch.mit.edu/projects/213266148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3</text:p>
          </table:table-cell>
          <table:table-cell office:value-type="string" calcext:value-type="string">
            <text:p>Sonia Liao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've heard of it., I used Scratch during Hour of Code in pre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Clicker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1022591" calcext:value-type="float">
            <text:p>201022591</text:p>
          </table:table-cell>
          <table:table-cell office:value-type="float" office:value="213637026" calcext:value-type="float">
            <text:p>213637026</text:p>
          </table:table-cell>
          <table:table-cell office:value-type="string" calcext:value-type="string">
            <text:p><text:a xlink:href="https://scratch.mit.edu/projects/213637026" xlink:type="simple">https://scratch.mit.edu/projects/213637026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13</text:p>
          </table:table-cell>
          <table:table-cell office:value-type="string" calcext:value-type="string">
            <text:p>Sydney Finkelstein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Unplayable/nan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table:style-name="ce2"/>
          <table:table-cell office:value-type="float" office:value="213261417" calcext:value-type="float">
            <text:p>213261417</text:p>
          </table:table-cell>
          <table:table-cell office:value-type="string" calcext:value-type="string">
            <text:p><text:a xlink:href="https://scratch.mit.edu/projects/213261417" xlink:type="simple">https://scratch.mit.edu/projects/213261417</text:a></text:p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6</text:p>
          </table:table-cell>
          <table:table-cell office:value-type="string" calcext:value-type="string">
            <text:p>Sydney Forristall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Cadigan</text:p>
          </table:table-cell>
          <table:table-cell office:value-type="float" office:value="200920326" calcext:value-type="float">
            <text:p>200920326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8875/" xlink:type="simple">https://scratch.mit.edu/studios/4938875/</text:a></text:p>
          </table:table-cell>
          <table:table-cell office:value-type="string" calcext:value-type="string">
            <text:p>CadiganB8</text:p>
          </table:table-cell>
          <table:table-cell office:value-type="string" calcext:value-type="string">
            <text:p>Zoya Achildiyev</text:p>
          </table:table-cell>
          <table:table-cell office:value-type="string" calcext:value-type="string">
            <text:p>B Block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,Multiracial</text:p>
          </table:table-cell>
          <table:table-cell table:style-name="ce2"/>
          <table:table-cell office:value-type="string" calcext:value-type="string">
            <text:p>Unplayable/na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1023039" calcext:value-type="float">
            <text:p>201023039</text:p>
          </table:table-cell>
          <table:table-cell office:value-type="float" office:value="213213786" calcext:value-type="float">
            <text:p>213213786</text:p>
          </table:table-cell>
          <table:table-cell office:value-type="string" calcext:value-type="string">
            <text:p><text:a xlink:href="https://scratch.mit.edu/projects/213213786" xlink:type="simple">https://scratch.mit.edu/projects/213213786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9" xlink:type="simple">CadiganF9</text:a></text:p>
          </table:table-cell>
          <table:table-cell office:value-type="string" calcext:value-type="string">
            <text:p>Andrew Massoff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Storytelling/Decision Making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919575" calcext:value-type="float">
            <text:p>200919575</text:p>
          </table:table-cell>
          <table:table-cell office:value-type="float" office:value="213213786" calcext:value-type="float">
            <text:p>213213786</text:p>
          </table:table-cell>
          <table:table-cell office:value-type="string" calcext:value-type="string">
            <text:p><text:a xlink:href="https://scratch.mit.edu/projects/213213786" xlink:type="simple">https://scratch.mit.edu/projects/213213786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9" xlink:type="simple">CadiganF9</text:a></text:p>
          </table:table-cell>
          <table:table-cell office:value-type="string" calcext:value-type="string">
            <text:p>Arinze Anigbogu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920341" calcext:value-type="float">
            <text:p>200920341</text:p>
          </table:table-cell>
          <table:table-cell office:value-type="float" office:value="215828354" calcext:value-type="float">
            <text:p>215828354</text:p>
          </table:table-cell>
          <table:table-cell office:value-type="string" calcext:value-type="string">
            <text:p><text:a xlink:href="https://scratch.mit.edu/projects/215828354" xlink:type="simple">https://scratch.mit.edu/projects/215828354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2" xlink:type="simple">CadiganF2</text:a></text:p>
          </table:table-cell>
          <table:table-cell office:value-type="string" calcext:value-type="string">
            <text:p>Austin Jacobson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table:style-name="ce2"/>
          <table:table-cell office:value-type="string" calcext:value-type="string">
            <text:p>Simulation/Decision Maki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0920342" calcext:value-type="float">
            <text:p>200920342</text:p>
          </table:table-cell>
          <table:table-cell office:value-type="float" office:value="213212821" calcext:value-type="float">
            <text:p>213212821</text:p>
          </table:table-cell>
          <table:table-cell office:value-type="string" calcext:value-type="string">
            <text:p><text:a xlink:href="https://scratch.mit.edu/projects/213212821" xlink:type="simple">https://scratch.mit.edu/projects/213212821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10" xlink:type="simple">CadiganF10</text:a></text:p>
          </table:table-cell>
          <table:table-cell office:value-type="string" calcext:value-type="string">
            <text:p>Brendan Mogan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1125092" calcext:value-type="float">
            <text:p>201125092</text:p>
          </table:table-cell>
          <table:table-cell office:value-type="float" office:value="213217064" calcext:value-type="float">
            <text:p>213217064</text:p>
          </table:table-cell>
          <table:table-cell office:value-type="string" calcext:value-type="string">
            <text:p><text:a xlink:href="https://scratch.mit.edu/projects/213217064" xlink:type="simple">https://scratch.mit.edu/projects/213217064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7" xlink:type="simple">CadiganF7</text:a></text:p>
          </table:table-cell>
          <table:table-cell office:value-type="string" calcext:value-type="string">
            <text:p>Bryan Bailey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Action/Pon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1534688" calcext:value-type="float">
            <text:p>201534688</text:p>
          </table:table-cell>
          <table:table-cell office:value-type="float" office:value="212988310" calcext:value-type="float">
            <text:p>212988310</text:p>
          </table:table-cell>
          <table:table-cell office:value-type="string" calcext:value-type="string">
            <text:p><text:a xlink:href="https://scratch.mit.edu/projects/212988310" xlink:type="simple">https://scratch.mit.edu/projects/212988310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5" xlink:type="simple">CadiganF5</text:a></text:p>
          </table:table-cell>
          <table:table-cell office:value-type="string" calcext:value-type="string">
            <text:p>Charlie Morris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table:style-name="ce2" table:number-columns-repeated="2"/>
          <table:table-cell office:value-type="string" calcext:value-type="string">
            <text:p>15/21</text:p>
          </table:table-cell>
          <table:table-cell office:value-type="string" calcext:value-type="string">
            <text:p>Action/Swipe Eliminatio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20513" calcext:value-type="float">
            <text:p>200920513</text:p>
          </table:table-cell>
          <table:table-cell office:value-type="float" office:value="213213330" calcext:value-type="float">
            <text:p>213213330</text:p>
          </table:table-cell>
          <table:table-cell office:value-type="string" calcext:value-type="string">
            <text:p><text:a xlink:href="https://scratch.mit.edu/projects/213213330" xlink:type="simple">https://scratch.mit.edu/projects/213213330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3" xlink:type="simple">CadiganF3</text:a></text:p>
          </table:table-cell>
          <table:table-cell office:value-type="string" calcext:value-type="string">
            <text:p>Chima Ibebunjo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Fighting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716684" calcext:value-type="float">
            <text:p>200716684</text:p>
          </table:table-cell>
          <table:table-cell office:value-type="float" office:value="215828354" calcext:value-type="float">
            <text:p>215828354</text:p>
          </table:table-cell>
          <table:table-cell office:value-type="string" calcext:value-type="string">
            <text:p><text:a xlink:href="https://scratch.mit.edu/projects/215828354" xlink:type="simple">https://scratch.mit.edu/projects/215828354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2" xlink:type="simple">CadiganF2</text:a></text:p>
          </table:table-cell>
          <table:table-cell office:value-type="string" calcext:value-type="string">
            <text:p>Clarence Cheung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 have a lot of experience in Scratch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Simulation/Decision Making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19735" calcext:value-type="float">
            <text:p>200919735</text:p>
          </table:table-cell>
          <table:table-cell office:value-type="float" office:value="213216839" calcext:value-type="float">
            <text:p>213216839</text:p>
          </table:table-cell>
          <table:table-cell office:value-type="string" calcext:value-type="string">
            <text:p><text:a xlink:href="https://scratch.mit.edu/projects/213216839" xlink:type="simple">https://scratch.mit.edu/projects/213216839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8" xlink:type="simple">CadiganF8</text:a></text:p>
          </table:table-cell>
          <table:table-cell office:value-type="string" calcext:value-type="string">
            <text:p>Elena Robles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table:style-name="ce2"/>
          <table:table-cell office:value-type="string" calcext:value-type="string">
            <text:p>Action/Swipe Eliminatio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1601521" calcext:value-type="float">
            <text:p>201601521</text:p>
          </table:table-cell>
          <table:table-cell office:value-type="float" office:value="213215827" calcext:value-type="float">
            <text:p>213215827</text:p>
          </table:table-cell>
          <table:table-cell office:value-type="string" calcext:value-type="string">
            <text:p><text:a xlink:href="https://scratch.mit.edu/projects/213215827" xlink:type="simple">https://scratch.mit.edu/projects/213215827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12" xlink:type="simple">CadiganF12</text:a></text:p>
          </table:table-cell>
          <table:table-cell office:value-type="string" calcext:value-type="string">
            <text:p>Emily Schoen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919546" calcext:value-type="float">
            <text:p>200919546</text:p>
          </table:table-cell>
          <table:table-cell office:value-type="float" office:value="216524029" calcext:value-type="float">
            <text:p>216524029</text:p>
          </table:table-cell>
          <table:table-cell office:value-type="string" calcext:value-type="string">
            <text:p><text:a xlink:href="https://scratch.mit.edu/projects/216524029" xlink:type="simple">https://scratch.mit.edu/projects/216524029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CadiganF1</text:p>
          </table:table-cell>
          <table:table-cell office:value-type="string" calcext:value-type="string">
            <text:p>Erin Cunningham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 have a lot of experience in Scratch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Action/Pong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0919523" calcext:value-type="float">
            <text:p>200919523</text:p>
          </table:table-cell>
          <table:table-cell office:value-type="float" office:value="213216839" calcext:value-type="float">
            <text:p>213216839</text:p>
          </table:table-cell>
          <table:table-cell office:value-type="string" calcext:value-type="string">
            <text:p><text:a xlink:href="https://scratch.mit.edu/projects/213216839" xlink:type="simple">https://scratch.mit.edu/projects/213216839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8" xlink:type="simple">CadiganF8</text:a></text:p>
          </table:table-cell>
          <table:table-cell office:value-type="string" calcext:value-type="string">
            <text:p>Francesca Toro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Swipe Elimination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1534389" calcext:value-type="float">
            <text:p>201534389</text:p>
          </table:table-cell>
          <table:table-cell office:value-type="float" office:value="213215827" calcext:value-type="float">
            <text:p>213215827</text:p>
          </table:table-cell>
          <table:table-cell office:value-type="string" calcext:value-type="string">
            <text:p><text:a xlink:href="https://scratch.mit.edu/projects/213215827" xlink:type="simple">https://scratch.mit.edu/projects/213215827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12" xlink:type="simple">CadiganF12</text:a></text:p>
          </table:table-cell>
          <table:table-cell office:value-type="string" calcext:value-type="string">
            <text:p>Haley Knapp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1534395" calcext:value-type="float">
            <text:p>201534395</text:p>
          </table:table-cell>
          <table:table-cell office:value-type="float" office:value="213212821" calcext:value-type="float">
            <text:p>213212821</text:p>
          </table:table-cell>
          <table:table-cell office:value-type="string" calcext:value-type="string">
            <text:p><text:a xlink:href="https://scratch.mit.edu/projects/213212821" xlink:type="simple">https://scratch.mit.edu/projects/213212821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10" xlink:type="simple">CadiganF10</text:a></text:p>
          </table:table-cell>
          <table:table-cell office:value-type="string" calcext:value-type="string">
            <text:p>Hallel Vogel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1021808" calcext:value-type="float">
            <text:p>201021808</text:p>
          </table:table-cell>
          <table:table-cell office:value-type="float" office:value="213215629" calcext:value-type="float">
            <text:p>213215629</text:p>
          </table:table-cell>
          <table:table-cell office:value-type="string" calcext:value-type="string">
            <text:p><text:a xlink:href="https://scratch.mit.edu/projects/213215629" xlink:type="simple">https://scratch.mit.edu/projects/213215629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4" xlink:type="simple">CadiganF4</text:a></text:p>
          </table:table-cell>
          <table:table-cell office:value-type="string" calcext:value-type="string">
            <text:p>Jenny He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Storytelling/Decision Making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614295" calcext:value-type="float">
            <text:p>200614295</text:p>
          </table:table-cell>
          <table:table-cell office:value-type="float" office:value="212988310" calcext:value-type="float">
            <text:p>212988310</text:p>
          </table:table-cell>
          <table:table-cell office:value-type="string" calcext:value-type="string">
            <text:p><text:a xlink:href="https://scratch.mit.edu/projects/212988310" xlink:type="simple">https://scratch.mit.edu/projects/212988310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5" xlink:type="simple">CadiganF5</text:a></text:p>
          </table:table-cell>
          <table:table-cell office:value-type="string" calcext:value-type="string">
            <text:p>Joe Toyias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Swipe Elimination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19907" calcext:value-type="float">
            <text:p>200919907</text:p>
          </table:table-cell>
          <table:table-cell office:value-type="float" office:value="216524029" calcext:value-type="float">
            <text:p>216524029</text:p>
          </table:table-cell>
          <table:table-cell office:value-type="string" calcext:value-type="string">
            <text:p><text:a xlink:href="https://scratch.mit.edu/projects/216524029" xlink:type="simple">https://scratch.mit.edu/projects/216524029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CadiganF1</text:p>
          </table:table-cell>
          <table:table-cell office:value-type="string" calcext:value-type="string">
            <text:p>Leyla Surmeli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Pong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919743" calcext:value-type="float">
            <text:p>200919743</text:p>
          </table:table-cell>
          <table:table-cell office:value-type="float" office:value="213214439" calcext:value-type="float">
            <text:p>213214439</text:p>
          </table:table-cell>
          <table:table-cell office:value-type="string" calcext:value-type="string">
            <text:p><text:a xlink:href="https://scratch.mit.edu/projects/213214439" xlink:type="simple">https://scratch.mit.edu/projects/213214439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11" xlink:type="simple">CadiganF11</text:a></text:p>
          </table:table-cell>
          <table:table-cell office:value-type="string" calcext:value-type="string">
            <text:p>Lilli Helmling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Quiz/Decision Makin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20886" calcext:value-type="float">
            <text:p>200920886</text:p>
          </table:table-cell>
          <table:table-cell office:value-type="float" office:value="213215629" calcext:value-type="float">
            <text:p>213215629</text:p>
          </table:table-cell>
          <table:table-cell office:value-type="string" calcext:value-type="string">
            <text:p><text:a xlink:href="https://scratch.mit.edu/projects/213215629" xlink:type="simple">https://scratch.mit.edu/projects/213215629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4" xlink:type="simple">CadiganF4</text:a></text:p>
          </table:table-cell>
          <table:table-cell office:value-type="string" calcext:value-type="string">
            <text:p>Mariam Khamaj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table:style-name="ce2" table:number-columns-repeated="3"/>
          <table:table-cell office:value-type="string" calcext:value-type="string">
            <text:p>Storytelling/Decision Making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20137" calcext:value-type="float">
            <text:p>200920137</text:p>
          </table:table-cell>
          <table:table-cell office:value-type="float" office:value="213217064" calcext:value-type="float">
            <text:p>213217064</text:p>
          </table:table-cell>
          <table:table-cell office:value-type="string" calcext:value-type="string">
            <text:p><text:a xlink:href="https://scratch.mit.edu/projects/213217064" xlink:type="simple">https://scratch.mit.edu/projects/213217064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7" xlink:type="simple">CadiganF7</text:a></text:p>
          </table:table-cell>
          <table:table-cell office:value-type="string" calcext:value-type="string">
            <text:p>Mark Chudnovsky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Action/Pon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1329609" calcext:value-type="float">
            <text:p>201329609</text:p>
          </table:table-cell>
          <table:table-cell office:value-type="float" office:value="213213786" calcext:value-type="float">
            <text:p>213213786</text:p>
          </table:table-cell>
          <table:table-cell office:value-type="string" calcext:value-type="string">
            <text:p><text:a xlink:href="https://scratch.mit.edu/projects/213213786" xlink:type="simple">https://scratch.mit.edu/projects/213213786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9" xlink:type="simple">CadiganF9</text:a></text:p>
          </table:table-cell>
          <table:table-cell office:value-type="string" calcext:value-type="string">
            <text:p>Nayla Raouf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Storytelling/Decision Making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1330338" calcext:value-type="float">
            <text:p>201330338</text:p>
          </table:table-cell>
          <table:table-cell office:value-type="float" office:value="213213330" calcext:value-type="float">
            <text:p>213213330</text:p>
          </table:table-cell>
          <table:table-cell office:value-type="string" calcext:value-type="string">
            <text:p><text:a xlink:href="https://scratch.mit.edu/projects/213213330" xlink:type="simple">https://scratch.mit.edu/projects/213213330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3" xlink:type="simple">CadiganF3</text:a></text:p>
          </table:table-cell>
          <table:table-cell office:value-type="string" calcext:value-type="string">
            <text:p>Nolan Anthony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Fighti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digan</text:p>
          </table:table-cell>
          <table:table-cell table:style-name="ce2"/>
          <table:table-cell office:value-type="float" office:value="213214439" calcext:value-type="float">
            <text:p>213214439</text:p>
          </table:table-cell>
          <table:table-cell office:value-type="string" calcext:value-type="string">
            <text:p><text:a xlink:href="https://scratch.mit.edu/projects/213214439" xlink:type="simple">https://scratch.mit.edu/projects/213214439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11" xlink:type="simple">CadiganF11</text:a></text:p>
          </table:table-cell>
          <table:table-cell office:value-type="string" calcext:value-type="string">
            <text:p>Shanae Venter</text:p>
          </table:table-cell>
          <table:table-cell office:value-type="string" calcext:value-type="string">
            <text:p>F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office:value-type="string" calcext:value-type="string">
            <text:p>Quiz/Decision Making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1021627" calcext:value-type="float">
            <text:p>201021627</text:p>
          </table:table-cell>
          <table:table-cell office:value-type="float" office:value="213213786" calcext:value-type="float">
            <text:p>213213786</text:p>
          </table:table-cell>
          <table:table-cell office:value-type="string" calcext:value-type="string">
            <text:p><text:a xlink:href="https://scratch.mit.edu/projects/213213786" xlink:type="simple">https://scratch.mit.edu/projects/213213786</text:a></text:p>
          </table:table-cell>
          <table:table-cell office:value-type="string" calcext:value-type="string">
            <text:p><text:a xlink:href="https://scratch.mit.edu/studios/4938876/" xlink:type="simple">https://scratch.mit.edu/studios/4938876/</text:a></text:p>
          </table:table-cell>
          <table:table-cell office:value-type="string" calcext:value-type="string">
            <text:p><text:a xlink:href="https://scratch.mit.edu/users/CadiganF9" xlink:type="simple">CadiganF9</text:a></text:p>
          </table:table-cell>
          <table:table-cell office:value-type="string" calcext:value-type="string">
            <text:p>Sydra Shapiro</text:p>
          </table:table-cell>
          <table:table-cell office:value-type="string" calcext:value-type="string">
            <text:p>F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Storytelling/Decision Making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table:style-name="ce2"/>
          <table:table-cell office:value-type="float" office:value="213865007" calcext:value-type="float">
            <text:p>213865007</text:p>
          </table:table-cell>
          <table:table-cell office:value-type="string" calcext:value-type="string">
            <text:p><text:a xlink:href="https://scratch.mit.edu/projects/213865007" xlink:type="simple">https://scratch.mit.edu/projects/213865007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3</text:p>
          </table:table-cell>
          <table:table-cell office:value-type="string" calcext:value-type="string">
            <text:p>Amanda Cohen-Oliveira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3/21</text:p>
          </table:table-cell>
          <table:table-cell office:value-type="string" calcext:value-type="string">
            <text:p>Quiz/Decision making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Cadigan</text:p>
          </table:table-cell>
          <table:table-cell office:value-type="float" office:value="200919647" calcext:value-type="float">
            <text:p>200919647</text:p>
          </table:table-cell>
          <table:table-cell office:value-type="float" office:value="216032062" calcext:value-type="float">
            <text:p>216032062</text:p>
          </table:table-cell>
          <table:table-cell office:value-type="string" calcext:value-type="string">
            <text:p><text:a xlink:href="https://scratch.mit.edu/projects/216032062" xlink:type="simple">https://scratch.mit.edu/projects/216032062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7</text:p>
          </table:table-cell>
          <table:table-cell office:value-type="string" calcext:value-type="string">
            <text:p>Andrew Murray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,Multiracial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Pon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0920042" calcext:value-type="float">
            <text:p>200920042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5</text:p>
          </table:table-cell>
          <table:table-cell office:value-type="string" calcext:value-type="string">
            <text:p>Anna Tkebuchava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iton/Pong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1700987" calcext:value-type="float">
            <text:p>201700987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6</text:p>
          </table:table-cell>
          <table:table-cell office:value-type="string" calcext:value-type="string">
            <text:p>Craig Williams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merican Indian or Alaskan Native</text:p>
          </table:table-cell>
          <table:table-cell table:style-name="ce2"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1022598" calcext:value-type="float">
            <text:p>201022598</text:p>
          </table:table-cell>
          <table:table-cell office:value-type="float" office:value="213864987" calcext:value-type="float">
            <text:p>213864987</text:p>
          </table:table-cell>
          <table:table-cell office:value-type="string" calcext:value-type="string">
            <text:p><text:a xlink:href="https://scratch.mit.edu/projects/213864987" xlink:type="simple">https://scratch.mit.edu/projects/213864987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2</text:p>
          </table:table-cell>
          <table:table-cell office:value-type="string" calcext:value-type="string">
            <text:p>Esha Yousaf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Unplayable/nan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table:style-name="ce2"/>
          <table:table-cell office:value-type="float" office:value="213227292" calcext:value-type="float">
            <text:p>213227292</text:p>
          </table:table-cell>
          <table:table-cell office:value-type="string" calcext:value-type="string">
            <text:p><text:a xlink:href="https://scratch.mit.edu/projects/213227292" xlink:type="simple">https://scratch.mit.edu/projects/213227292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8</text:p>
          </table:table-cell>
          <table:table-cell office:value-type="string" calcext:value-type="string">
            <text:p>Ethan-Henry Witty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table:style-name="ce2" table:number-columns-repeated="2"/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Shoot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digan</text:p>
          </table:table-cell>
          <table:table-cell table:style-name="ce2"/>
          <table:table-cell office:value-type="float" office:value="213864764" calcext:value-type="float">
            <text:p>213864764</text:p>
          </table:table-cell>
          <table:table-cell office:value-type="string" calcext:value-type="string">
            <text:p><text:a xlink:href="https://scratch.mit.edu/projects/213864764" xlink:type="simple">https://scratch.mit.edu/projects/213864764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12</text:p>
          </table:table-cell>
          <table:table-cell office:value-type="string" calcext:value-type="string">
            <text:p>GC arteaga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Huh? What is Scratch?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5/21</text:p>
          </table:table-cell>
          <table:table-cell office:value-type="string" calcext:value-type="string">
            <text:p>Unplayable/nan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19874" calcext:value-type="float">
            <text:p>200919874</text:p>
          </table:table-cell>
          <table:table-cell office:value-type="float" office:value="213223998" calcext:value-type="float">
            <text:p>213223998</text:p>
          </table:table-cell>
          <table:table-cell office:value-type="string" calcext:value-type="string">
            <text:p><text:a xlink:href="https://scratch.mit.edu/projects/213223998" xlink:type="simple">https://scratch.mit.edu/projects/213223998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10</text:p>
          </table:table-cell>
          <table:table-cell office:value-type="string" calcext:value-type="string">
            <text:p>Gil Avieli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Maz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920097" calcext:value-type="float">
            <text:p>200920097</text:p>
          </table:table-cell>
          <table:table-cell office:value-type="float" office:value="213228009" calcext:value-type="float">
            <text:p>213228009</text:p>
          </table:table-cell>
          <table:table-cell office:value-type="string" calcext:value-type="string">
            <text:p><text:a xlink:href="https://scratch.mit.edu/projects/213228009" xlink:type="simple">https://scratch.mit.edu/projects/213228009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11</text:p>
          </table:table-cell>
          <table:table-cell office:value-type="string" calcext:value-type="string">
            <text:p>Hagar Yosfan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920044" calcext:value-type="float">
            <text:p>200920044</text:p>
          </table:table-cell>
          <table:table-cell office:value-type="float" office:value="216032062" calcext:value-type="float">
            <text:p>216032062</text:p>
          </table:table-cell>
          <table:table-cell office:value-type="string" calcext:value-type="string">
            <text:p><text:a xlink:href="https://scratch.mit.edu/projects/216032062" xlink:type="simple">https://scratch.mit.edu/projects/216032062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7</text:p>
          </table:table-cell>
          <table:table-cell office:value-type="string" calcext:value-type="string">
            <text:p>Hannah Stober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Pong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1021357" calcext:value-type="float">
            <text:p>201021357</text:p>
          </table:table-cell>
          <table:table-cell office:value-type="float" office:value="213225226" calcext:value-type="float">
            <text:p>213225226</text:p>
          </table:table-cell>
          <table:table-cell office:value-type="string" calcext:value-type="string">
            <text:p><text:a xlink:href="https://scratch.mit.edu/projects/213225226" xlink:type="simple">https://scratch.mit.edu/projects/213225226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4</text:p>
          </table:table-cell>
          <table:table-cell office:value-type="string" calcext:value-type="string">
            <text:p>Isabella Bianchi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White,Multiracial,Other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Pong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1227322" calcext:value-type="float">
            <text:p>201227322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5</text:p>
          </table:table-cell>
          <table:table-cell office:value-type="string" calcext:value-type="string">
            <text:p>Jaidin Russell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iton/Pong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1700877" calcext:value-type="float">
            <text:p>201700877</text:p>
          </table:table-cell>
          <table:table-cell office:value-type="float" office:value="213003292" calcext:value-type="float">
            <text:p>213003292</text:p>
          </table:table-cell>
          <table:table-cell office:value-type="string" calcext:value-type="string">
            <text:p><text:a xlink:href="https://scratch.mit.edu/projects/213003292" xlink:type="simple">https://scratch.mit.edu/projects/213003292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9</text:p>
          </table:table-cell>
          <table:table-cell office:value-type="string" calcext:value-type="string">
            <text:p>Jeff Grabowski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I have created a project in Scratch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1022866" calcext:value-type="float">
            <text:p>201022866</text:p>
          </table:table-cell>
          <table:table-cell office:value-type="float" office:value="213865007" calcext:value-type="float">
            <text:p>213865007</text:p>
          </table:table-cell>
          <table:table-cell office:value-type="string" calcext:value-type="string">
            <text:p><text:a xlink:href="https://scratch.mit.edu/projects/213865007" xlink:type="simple">https://scratch.mit.edu/projects/213865007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3</text:p>
          </table:table-cell>
          <table:table-cell office:value-type="string" calcext:value-type="string">
            <text:p>Joyce Lee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3/21</text:p>
          </table:table-cell>
          <table:table-cell office:value-type="string" calcext:value-type="string">
            <text:p>Quiz/Decision making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0919875" calcext:value-type="float">
            <text:p>200919875</text:p>
          </table:table-cell>
          <table:table-cell office:value-type="float" office:value="213864764" calcext:value-type="float">
            <text:p>213864764</text:p>
          </table:table-cell>
          <table:table-cell office:value-type="string" calcext:value-type="string">
            <text:p><text:a xlink:href="https://scratch.mit.edu/projects/213864764" xlink:type="simple">https://scratch.mit.edu/projects/213864764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12</text:p>
          </table:table-cell>
          <table:table-cell office:value-type="string" calcext:value-type="string">
            <text:p>Kael Merritt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,Other</text:p>
          </table:table-cell>
          <table:table-cell table:style-name="ce3" office:value-type="string" calcext:value-type="string">
            <text:p>5/21</text:p>
          </table:table-cell>
          <table:table-cell office:value-type="string" calcext:value-type="string">
            <text:p>Unplayable/n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Cadigan</text:p>
          </table:table-cell>
          <table:table-cell office:value-type="float" office:value="200920877" calcext:value-type="float">
            <text:p>200920877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6</text:p>
          </table:table-cell>
          <table:table-cell office:value-type="string" calcext:value-type="string">
            <text:p>Noah Autor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I have created a project in Scratch.</text:p>
          </table:table-cell>
          <table:table-cell/>
          <table:table-cell table:style-name="ce2"/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0817686" calcext:value-type="float">
            <text:p>200817686</text:p>
          </table:table-cell>
          <table:table-cell office:value-type="float" office:value="213864894" calcext:value-type="float">
            <text:p>213864894</text:p>
          </table:table-cell>
          <table:table-cell office:value-type="string" calcext:value-type="string">
            <text:p><text:a xlink:href="https://scratch.mit.edu/projects/213864894" xlink:type="simple">https://scratch.mit.edu/projects/213864894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1</text:p>
          </table:table-cell>
          <table:table-cell office:value-type="string" calcext:value-type="string">
            <text:p>Rebecca Kriensky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Huh? What is Scratch?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,Multiracial</text:p>
          </table:table-cell>
          <table:table-cell table:style-name="ce3" office:value-type="string" calcext:value-type="string">
            <text:p>11/21</text:p>
          </table:table-cell>
          <table:table-cell office:value-type="string" calcext:value-type="string">
            <text:p>Action/Swipe Eliminatio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818053" calcext:value-type="float">
            <text:p>200818053</text:p>
          </table:table-cell>
          <table:table-cell office:value-type="float" office:value="213227292" calcext:value-type="float">
            <text:p>213227292</text:p>
          </table:table-cell>
          <table:table-cell office:value-type="string" calcext:value-type="string">
            <text:p><text:a xlink:href="https://scratch.mit.edu/projects/213227292" xlink:type="simple">https://scratch.mit.edu/projects/213227292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8</text:p>
          </table:table-cell>
          <table:table-cell office:value-type="string" calcext:value-type="string">
            <text:p>Roberto Figuereo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Shooter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20311" calcext:value-type="float">
            <text:p>200920311</text:p>
          </table:table-cell>
          <table:table-cell office:value-type="float" office:value="213223998" calcext:value-type="float">
            <text:p>213223998</text:p>
          </table:table-cell>
          <table:table-cell office:value-type="string" calcext:value-type="string">
            <text:p><text:a xlink:href="https://scratch.mit.edu/projects/213223998" xlink:type="simple">https://scratch.mit.edu/projects/213223998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10</text:p>
          </table:table-cell>
          <table:table-cell office:value-type="string" calcext:value-type="string">
            <text:p>Sam Atalla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Maze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table:style-name="ce2"/>
          <table:table-cell office:value-type="float" office:value="213228009" calcext:value-type="float">
            <text:p>213228009</text:p>
          </table:table-cell>
          <table:table-cell office:value-type="string" calcext:value-type="string">
            <text:p><text:a xlink:href="https://scratch.mit.edu/projects/213228009" xlink:type="simple">https://scratch.mit.edu/projects/213228009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11</text:p>
          </table:table-cell>
          <table:table-cell office:value-type="string" calcext:value-type="string">
            <text:p>Sephora Beauvoir</text:p>
          </table:table-cell>
          <table:table-cell office:value-type="string" calcext:value-type="string">
            <text:p>G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20338" calcext:value-type="float">
            <text:p>200920338</text:p>
          </table:table-cell>
          <table:table-cell office:value-type="float" office:value="213003292" calcext:value-type="float">
            <text:p>213003292</text:p>
          </table:table-cell>
          <table:table-cell office:value-type="string" calcext:value-type="string">
            <text:p><text:a xlink:href="https://scratch.mit.edu/projects/213003292" xlink:type="simple">https://scratch.mit.edu/projects/213003292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9</text:p>
          </table:table-cell>
          <table:table-cell office:value-type="string" calcext:value-type="string">
            <text:p>Shayan Bakhtyari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0920327" calcext:value-type="float">
            <text:p>200920327</text:p>
          </table:table-cell>
          <table:table-cell office:value-type="float" office:value="213864894" calcext:value-type="float">
            <text:p>213864894</text:p>
          </table:table-cell>
          <table:table-cell office:value-type="string" calcext:value-type="string">
            <text:p><text:a xlink:href="https://scratch.mit.edu/projects/213864894" xlink:type="simple">https://scratch.mit.edu/projects/213864894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1</text:p>
          </table:table-cell>
          <table:table-cell office:value-type="string" calcext:value-type="string">
            <text:p>Yuval Nadler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table:style-name="ce2"/>
          <table:table-cell table:style-name="ce3" office:value-type="string" calcext:value-type="string">
            <text:p>11/21</text:p>
          </table:table-cell>
          <table:table-cell office:value-type="string" calcext:value-type="string">
            <text:p>Action/Swipe Eliminatio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adigan</text:p>
          </table:table-cell>
          <table:table-cell office:value-type="float" office:value="200920114" calcext:value-type="float">
            <text:p>200920114</text:p>
          </table:table-cell>
          <table:table-cell office:value-type="float" office:value="213864987" calcext:value-type="float">
            <text:p>213864987</text:p>
          </table:table-cell>
          <table:table-cell office:value-type="string" calcext:value-type="string">
            <text:p><text:a xlink:href="https://scratch.mit.edu/projects/213864987" xlink:type="simple">https://scratch.mit.edu/projects/213864987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2</text:p>
          </table:table-cell>
          <table:table-cell office:value-type="string" calcext:value-type="string">
            <text:p>Yvonne Ortiz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I've heard of it.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Unplayable/n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Cadigan</text:p>
          </table:table-cell>
          <table:table-cell office:value-type="float" office:value="200920142" calcext:value-type="float">
            <text:p>200920142</text:p>
          </table:table-cell>
          <table:table-cell office:value-type="float" office:value="213225226" calcext:value-type="float">
            <text:p>213225226</text:p>
          </table:table-cell>
          <table:table-cell office:value-type="string" calcext:value-type="string">
            <text:p><text:a xlink:href="https://scratch.mit.edu/projects/213225226" xlink:type="simple">https://scratch.mit.edu/projects/213225226</text:a></text:p>
          </table:table-cell>
          <table:table-cell office:value-type="string" calcext:value-type="string">
            <text:p><text:a xlink:href="https://scratch.mit.edu/studios/4938877/" xlink:type="simple">https://scratch.mit.edu/studios/4938877/</text:a></text:p>
          </table:table-cell>
          <table:table-cell office:value-type="string" calcext:value-type="string">
            <text:p>CadiganG4</text:p>
          </table:table-cell>
          <table:table-cell office:value-type="string" calcext:value-type="string">
            <text:p>Zhimin Zheng</text:p>
          </table:table-cell>
          <table:table-cell office:value-type="string" calcext:value-type="string">
            <text:p>G Block</text:p>
          </table:table-cell>
          <table:table-cell office:value-type="string" calcext:value-type="string">
            <text:p>I used Scratch during Hour of Code in previous years.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3313" calcext:value-type="float">
            <text:p>53313</text:p>
          </table:table-cell>
          <table:table-cell office:value-type="float" office:value="185588421" calcext:value-type="float">
            <text:p>185588421</text:p>
          </table:table-cell>
          <table:table-cell office:value-type="string" calcext:value-type="string">
            <text:p><text:a xlink:href="https://scratch.mit.edu/projects/185588421" xlink:type="simple">https://scratch.mit.edu/projects/185588421</text:a></text:p>
          </table:table-cell>
          <table:table-cell office:value-type="string" calcext:value-type="string">
            <text:p><text:a xlink:href="https://scratch.mit.edu/studios/4414628/" xlink:type="simple">https://scratch.mit.edu/studios/4414628/</text:a></text:p>
          </table:table-cell>
          <table:table-cell office:value-type="string" calcext:value-type="string">
            <text:p>mikaylajachaewms</text:p>
          </table:table-cell>
          <table:table-cell office:value-type="string" calcext:value-type="string">
            <text:p>Russ, Mikayl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 office:value-type="string" calcext:value-type="string">
            <text:p>Quiz/na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3324" calcext:value-type="float">
            <text:p>53324</text:p>
          </table:table-cell>
          <table:table-cell table:style-name="ce2" table:number-columns-repeated="4"/>
          <table:table-cell office:value-type="string" calcext:value-type="string">
            <text:p>Norton, Joseph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4065" calcext:value-type="float">
            <text:p>54065</text:p>
          </table:table-cell>
          <table:table-cell table:style-name="ce2" table:number-columns-repeated="4"/>
          <table:table-cell office:value-type="string" calcext:value-type="string">
            <text:p>Leskiewicz, Mathew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4066" calcext:value-type="float">
            <text:p>54066</text:p>
          </table:table-cell>
          <table:table-cell table:style-name="ce2" table:number-columns-repeated="4"/>
          <table:table-cell office:value-type="string" calcext:value-type="string">
            <text:p>Johston, Cameron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4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4067" calcext:value-type="float">
            <text:p>54067</text:p>
          </table:table-cell>
          <table:table-cell office:value-type="float" office:value="183527987" calcext:value-type="float">
            <text:p>183527987</text:p>
          </table:table-cell>
          <table:table-cell office:value-type="string" calcext:value-type="string">
            <text:p><text:a xlink:href="https://scratch.mit.edu/projects/183527987" xlink:type="simple">https://scratch.mit.edu/projects/183527987</text:a></text:p>
          </table:table-cell>
          <table:table-cell office:value-type="string" calcext:value-type="string">
            <text:p><text:a xlink:href="https://scratch.mit.edu/studios/4414631/" xlink:type="simple">https://scratch.mit.edu/studios/4414631/</text:a></text:p>
          </table:table-cell>
          <table:table-cell office:value-type="string" calcext:value-type="string">
            <text:p>alexchristianwms</text:p>
          </table:table-cell>
          <table:table-cell office:value-type="string" calcext:value-type="string">
            <text:p>Zaveri, Christi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0/21</text:p>
          </table:table-cell>
          <table:table-cell office:value-type="string" calcext:value-type="string">
            <text:p>Quiz/n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4076" calcext:value-type="float">
            <text:p>54076</text:p>
          </table:table-cell>
          <table:table-cell table:style-name="ce2" table:number-columns-repeated="4"/>
          <table:table-cell office:value-type="string" calcext:value-type="string">
            <text:p>Pranjeta, Andre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4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4588" calcext:value-type="float">
            <text:p>54588</text:p>
          </table:table-cell>
          <table:table-cell office:value-type="float" office:value="184542509" calcext:value-type="float">
            <text:p>184542509</text:p>
          </table:table-cell>
          <table:table-cell office:value-type="string" calcext:value-type="string">
            <text:p><text:a xlink:href="https://scratch.mit.edu/projects/184542509" xlink:type="simple">https://scratch.mit.edu/projects/184542509</text:a></text:p>
          </table:table-cell>
          <table:table-cell office:value-type="string" calcext:value-type="string">
            <text:p><text:a xlink:href="https://scratch.mit.edu/studios/4414632/" xlink:type="simple">https://scratch.mit.edu/studios/4414632/</text:a></text:p>
          </table:table-cell>
          <table:table-cell office:value-type="string" calcext:value-type="string">
            <text:p>ninaalyssawms</text:p>
          </table:table-cell>
          <table:table-cell office:value-type="string" calcext:value-type="string">
            <text:p>Jajcanin, Ni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Action/Clicker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4744" calcext:value-type="float">
            <text:p>54744</text:p>
          </table:table-cell>
          <table:table-cell office:value-type="float" office:value="186054262" calcext:value-type="float">
            <text:p>186054262</text:p>
          </table:table-cell>
          <table:table-cell office:value-type="string" calcext:value-type="string">
            <text:p><text:a xlink:href="https://scratch.mit.edu/projects/186054262" xlink:type="simple">https://scratch.mit.edu/projects/186054262</text:a></text:p>
          </table:table-cell>
          <table:table-cell office:value-type="string" calcext:value-type="string">
            <text:p><text:a xlink:href="https://scratch.mit.edu/studios/4414628/" xlink:type="simple">https://scratch.mit.edu/studios/4414628/</text:a></text:p>
          </table:table-cell>
          <table:table-cell office:value-type="string" calcext:value-type="string">
            <text:p>brycemamadouwms</text:p>
          </table:table-cell>
          <table:table-cell office:value-type="string" calcext:value-type="string">
            <text:p>Mausar, Bry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 office:value-type="string" calcext:value-type="string">
            <text:p>Action/Platform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4808" calcext:value-type="float">
            <text:p>54808</text:p>
          </table:table-cell>
          <table:table-cell office:value-type="float" office:value="184012808" calcext:value-type="float">
            <text:p>184012808</text:p>
          </table:table-cell>
          <table:table-cell office:value-type="string" calcext:value-type="string">
            <text:p><text:a xlink:href="https://scratch.mit.edu/projects/184012808" xlink:type="simple">https://scratch.mit.edu/projects/184012808</text:a></text:p>
          </table:table-cell>
          <table:table-cell office:value-type="string" calcext:value-type="string">
            <text:p><text:a xlink:href="https://scratch.mit.edu/studios/4414628/" xlink:type="simple">https://scratch.mit.edu/studios/4414628/</text:a></text:p>
          </table:table-cell>
          <table:table-cell office:value-type="string" calcext:value-type="string">
            <text:p>parisdegernarrawms</text:p>
          </table:table-cell>
          <table:table-cell office:value-type="string" calcext:value-type="string">
            <text:p>Holmes, DeGernarr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Action/Pong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5293" calcext:value-type="float">
            <text:p>55293</text:p>
          </table:table-cell>
          <table:table-cell office:value-type="float" office:value="183746615" calcext:value-type="float">
            <text:p>183746615</text:p>
          </table:table-cell>
          <table:table-cell office:value-type="string" calcext:value-type="string">
            <text:p><text:a xlink:href="https://scratch.mit.edu/projects/183746615" xlink:type="simple">https://scratch.mit.edu/projects/183746615</text:a></text:p>
          </table:table-cell>
          <table:table-cell office:value-type="string" calcext:value-type="string">
            <text:p><text:a xlink:href="https://scratch.mit.edu/studios/4414628/" xlink:type="simple">https://scratch.mit.edu/studios/4414628/</text:a></text:p>
          </table:table-cell>
          <table:table-cell office:value-type="string" calcext:value-type="string">
            <text:p>jackjoshwms</text:p>
          </table:table-cell>
          <table:table-cell office:value-type="string" calcext:value-type="string">
            <text:p>Owens, Joshu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Maz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5390" calcext:value-type="float">
            <text:p>55390</text:p>
          </table:table-cell>
          <table:table-cell table:style-name="ce2" table:number-columns-repeated="4"/>
          <table:table-cell office:value-type="string" calcext:value-type="string">
            <text:p>Vittori, Dominic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5393" calcext:value-type="float">
            <text:p>55393</text:p>
          </table:table-cell>
          <table:table-cell table:style-name="ce2" table:number-columns-repeated="4"/>
          <table:table-cell office:value-type="string" calcext:value-type="string">
            <text:p>Vittori, Alexander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table:style-name="ce2" table:number-columns-repeated="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5490" calcext:value-type="float">
            <text:p>55490</text:p>
          </table:table-cell>
          <table:table-cell office:value-type="float" office:value="183501411" calcext:value-type="float">
            <text:p>183501411</text:p>
          </table:table-cell>
          <table:table-cell office:value-type="string" calcext:value-type="string">
            <text:p><text:a xlink:href="https://scratch.mit.edu/projects/183501411" xlink:type="simple">https://scratch.mit.edu/projects/183501411</text:a></text:p>
          </table:table-cell>
          <table:table-cell office:value-type="string" calcext:value-type="string">
            <text:p><text:a xlink:href="https://scratch.mit.edu/studios/4414628/" xlink:type="simple">https://scratch.mit.edu/studios/4414628/</text:a></text:p>
          </table:table-cell>
          <table:table-cell office:value-type="string" calcext:value-type="string">
            <text:p>abbyanabellawms</text:p>
          </table:table-cell>
          <table:table-cell office:value-type="string" calcext:value-type="string">
            <text:p>O' Hern, Abb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9/21</text:p>
          </table:table-cell>
          <table:table-cell office:value-type="string" calcext:value-type="string">
            <text:p>Puzzle/na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5941" calcext:value-type="float">
            <text:p>55941</text:p>
          </table:table-cell>
          <table:table-cell office:value-type="float" office:value="186054262" calcext:value-type="float">
            <text:p>186054262</text:p>
          </table:table-cell>
          <table:table-cell office:value-type="string" calcext:value-type="string">
            <text:p><text:a xlink:href="https://scratch.mit.edu/projects/186054262" xlink:type="simple">https://scratch.mit.edu/projects/186054262</text:a></text:p>
          </table:table-cell>
          <table:table-cell office:value-type="string" calcext:value-type="string">
            <text:p><text:a xlink:href="https://scratch.mit.edu/studios/4414628/" xlink:type="simple">https://scratch.mit.edu/studios/4414628/</text:a></text:p>
          </table:table-cell>
          <table:table-cell office:value-type="string" calcext:value-type="string">
            <text:p>brycemamadouwms</text:p>
          </table:table-cell>
          <table:table-cell office:value-type="string" calcext:value-type="string">
            <text:p>Sy, Mamadou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Action/Platfor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373" calcext:value-type="float">
            <text:p>56373</text:p>
          </table:table-cell>
          <table:table-cell office:value-type="float" office:value="183568869" calcext:value-type="float">
            <text:p>183568869</text:p>
          </table:table-cell>
          <table:table-cell office:value-type="string" calcext:value-type="string">
            <text:p><text:a xlink:href="https://scratch.mit.edu/projects/183568869" xlink:type="simple">https://scratch.mit.edu/projects/183568869</text:a></text:p>
          </table:table-cell>
          <table:table-cell office:value-type="string" calcext:value-type="string">
            <text:p><text:a xlink:href="https://scratch.mit.edu/studios/4414634/" xlink:type="simple">https://scratch.mit.edu/studios/4414634/</text:a></text:p>
          </table:table-cell>
          <table:table-cell office:value-type="string" calcext:value-type="string">
            <text:p>brennenwillwms</text:p>
          </table:table-cell>
          <table:table-cell office:value-type="string" calcext:value-type="string">
            <text:p>Bittner, Brenne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378" calcext:value-type="float">
            <text:p>56378</text:p>
          </table:table-cell>
          <table:table-cell office:value-type="float" office:value="185856569" calcext:value-type="float">
            <text:p>185856569</text:p>
          </table:table-cell>
          <table:table-cell office:value-type="string" calcext:value-type="string">
            <text:p><text:a xlink:href="https://scratch.mit.edu/projects/185856569" xlink:type="simple">https://scratch.mit.edu/projects/185856569</text:a></text:p>
          </table:table-cell>
          <table:table-cell office:value-type="string" calcext:value-type="string">
            <text:p><text:a xlink:href="https://scratch.mit.edu/studios/4414634/" xlink:type="simple">https://scratch.mit.edu/studios/4414634/</text:a></text:p>
          </table:table-cell>
          <table:table-cell office:value-type="string" calcext:value-type="string">
            <text:p>kylenathanwms</text:p>
          </table:table-cell>
          <table:table-cell office:value-type="string" calcext:value-type="string">
            <text:p>Johnson, Nathanae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3"/>
          <table:table-cell office:value-type="string" calcext:value-type="string">
            <text:p>Simulation/Strateg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56381" calcext:value-type="float">
            <text:p>56381</text:p>
          </table:table-cell>
          <table:table-cell table:style-name="ce2" table:number-columns-repeated="4"/>
          <table:table-cell office:value-type="string" calcext:value-type="string">
            <text:p>Berman, Tyler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6"/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56496" calcext:value-type="float">
            <text:p>56496</text:p>
          </table:table-cell>
          <table:table-cell table:style-name="ce2" table:number-columns-repeated="4"/>
          <table:table-cell office:value-type="string" calcext:value-type="string">
            <text:p>Bailey, Jason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table:style-name="ce2" table:number-columns-repeated="4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56504" calcext:value-type="float">
            <text:p>56504</text:p>
          </table:table-cell>
          <table:table-cell table:style-name="ce2" table:number-columns-repeated="4"/>
          <table:table-cell office:value-type="string" calcext:value-type="string">
            <text:p>Boyd, Ryan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529" calcext:value-type="float">
            <text:p>56529</text:p>
          </table:table-cell>
          <table:table-cell table:style-name="ce2" table:number-columns-repeated="4"/>
          <table:table-cell office:value-type="string" calcext:value-type="string">
            <text:p>Cardarella, Dominic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534" calcext:value-type="float">
            <text:p>56534</text:p>
          </table:table-cell>
          <table:table-cell office:value-type="float" office:value="183526864" calcext:value-type="float">
            <text:p>183526864</text:p>
          </table:table-cell>
          <table:table-cell office:value-type="string" calcext:value-type="string">
            <text:p><text:a xlink:href="https://scratch.mit.edu/projects/183526864" xlink:type="simple">https://scratch.mit.edu/projects/183526864</text:a></text:p>
          </table:table-cell>
          <table:table-cell office:value-type="string" calcext:value-type="string">
            <text:p><text:a xlink:href="https://scratch.mit.edu/studios/4414631/" xlink:type="simple">https://scratch.mit.edu/studios/4414631/</text:a></text:p>
          </table:table-cell>
          <table:table-cell office:value-type="string" calcext:value-type="string">
            <text:p>owenalvinwms</text:p>
          </table:table-cell>
          <table:table-cell office:value-type="string" calcext:value-type="string">
            <text:p>Johnson, Ow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Action/Platform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537" calcext:value-type="float">
            <text:p>56537</text:p>
          </table:table-cell>
          <table:table-cell table:style-name="ce2" table:number-columns-repeated="4"/>
          <table:table-cell office:value-type="string" calcext:value-type="string">
            <text:p>McCabe, Kayl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4"/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541" calcext:value-type="float">
            <text:p>56541</text:p>
          </table:table-cell>
          <table:table-cell office:value-type="float" office:value="184481993" calcext:value-type="float">
            <text:p>184481993</text:p>
          </table:table-cell>
          <table:table-cell office:value-type="string" calcext:value-type="string">
            <text:p><text:a xlink:href="https://scratch.mit.edu/projects/184481993" xlink:type="simple">https://scratch.mit.edu/projects/184481993</text:a></text:p>
          </table:table-cell>
          <table:table-cell office:value-type="string" calcext:value-type="string">
            <text:p><text:a xlink:href="https://scratch.mit.edu/studios/4414628/" xlink:type="simple">https://scratch.mit.edu/studios/4414628/</text:a></text:p>
          </table:table-cell>
          <table:table-cell office:value-type="string" calcext:value-type="string">
            <text:p>hannaholiviawms</text:p>
          </table:table-cell>
          <table:table-cell office:value-type="string" calcext:value-type="string">
            <text:p>Siferd, Olivi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Quiz/na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544" calcext:value-type="float">
            <text:p>56544</text:p>
          </table:table-cell>
          <table:table-cell table:style-name="ce2" table:number-columns-repeated="4"/>
          <table:table-cell office:value-type="string" calcext:value-type="string">
            <text:p>Smith, Andrew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548" calcext:value-type="float">
            <text:p>56548</text:p>
          </table:table-cell>
          <table:table-cell table:style-name="ce2" table:number-columns-repeated="4"/>
          <table:table-cell office:value-type="string" calcext:value-type="string">
            <text:p>Woodcock, Grace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table:style-name="ce2" table:number-columns-repeated="4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566" calcext:value-type="float">
            <text:p>56566</text:p>
          </table:table-cell>
          <table:table-cell office:value-type="float" office:value="183830596" calcext:value-type="float">
            <text:p>183830596</text:p>
          </table:table-cell>
          <table:table-cell office:value-type="string" calcext:value-type="string">
            <text:p><text:a xlink:href="https://scratch.mit.edu/projects/183830596" xlink:type="simple">https://scratch.mit.edu/projects/183830596</text:a></text:p>
          </table:table-cell>
          <table:table-cell office:value-type="string" calcext:value-type="string">
            <text:p><text:a xlink:href="https://scratch.mit.edu/studios/4414634/" xlink:type="simple">https://scratch.mit.edu/studios/4414634/</text:a></text:p>
          </table:table-cell>
          <table:table-cell office:value-type="string" calcext:value-type="string">
            <text:p>ellaaniyawms</text:p>
          </table:table-cell>
          <table:table-cell office:value-type="string" calcext:value-type="string">
            <text:p>Gallagher, Ell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9/21</text:p>
          </table:table-cell>
          <table:table-cell office:value-type="string" calcext:value-type="string">
            <text:p>Quiz/na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575" calcext:value-type="float">
            <text:p>56575</text:p>
          </table:table-cell>
          <table:table-cell office:value-type="float" office:value="184326510" calcext:value-type="float">
            <text:p>184326510</text:p>
          </table:table-cell>
          <table:table-cell office:value-type="string" calcext:value-type="string">
            <text:p><text:a xlink:href="https://scratch.mit.edu/projects/184326510" xlink:type="simple">https://scratch.mit.edu/projects/184326510</text:a></text:p>
          </table:table-cell>
          <table:table-cell office:value-type="string" calcext:value-type="string">
            <text:p><text:a xlink:href="https://scratch.mit.edu/studios/4414632/" xlink:type="simple">https://scratch.mit.edu/studios/4414632/</text:a></text:p>
          </table:table-cell>
          <table:table-cell office:value-type="string" calcext:value-type="string">
            <text:p>verajuliewms</text:p>
          </table:table-cell>
          <table:table-cell office:value-type="string" calcext:value-type="string">
            <text:p>Jarmuskiewicz, Ver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 office:value-type="string" calcext:value-type="string">
            <text:p>Action/Click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576" calcext:value-type="float">
            <text:p>56576</text:p>
          </table:table-cell>
          <table:table-cell table:style-name="ce2" table:number-columns-repeated="4"/>
          <table:table-cell office:value-type="string" calcext:value-type="string">
            <text:p>Mastroianni, Nicholas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table:style-name="ce2" table:number-columns-repeated="6"/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577" calcext:value-type="float">
            <text:p>56577</text:p>
          </table:table-cell>
          <table:table-cell office:value-type="float" office:value="183486903" calcext:value-type="float">
            <text:p>183486903</text:p>
          </table:table-cell>
          <table:table-cell office:value-type="string" calcext:value-type="string">
            <text:p><text:a xlink:href="https://scratch.mit.edu/projects/183486903" xlink:type="simple">https://scratch.mit.edu/projects/183486903</text:a></text:p>
          </table:table-cell>
          <table:table-cell office:value-type="string" calcext:value-type="string">
            <text:p><text:a xlink:href="https://scratch.mit.edu/studios/4414621/" xlink:type="simple">https://scratch.mit.edu/studios/4414621/</text:a></text:p>
          </table:table-cell>
          <table:table-cell office:value-type="string" calcext:value-type="string">
            <text:p><text:a xlink:href="https://scratch.mit.edu/users/paigekellywms" xlink:type="simple">paigekellywms</text:a></text:p>
          </table:table-cell>
          <table:table-cell office:value-type="string" calcext:value-type="string">
            <text:p>Johson, Paig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578" calcext:value-type="float">
            <text:p>56578</text:p>
          </table:table-cell>
          <table:table-cell table:style-name="ce2" table:number-columns-repeated="4"/>
          <table:table-cell office:value-type="string" calcext:value-type="string">
            <text:p>Kehres, William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583" calcext:value-type="float">
            <text:p>56583</text:p>
          </table:table-cell>
          <table:table-cell table:style-name="ce2" table:number-columns-repeated="4"/>
          <table:table-cell office:value-type="string" calcext:value-type="string">
            <text:p>Lavrisha, Joseph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4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585" calcext:value-type="float">
            <text:p>56585</text:p>
          </table:table-cell>
          <table:table-cell office:value-type="float" office:value="183526146" calcext:value-type="float">
            <text:p>183526146</text:p>
          </table:table-cell>
          <table:table-cell office:value-type="string" calcext:value-type="string">
            <text:p><text:a xlink:href="https://scratch.mit.edu/projects/183526146" xlink:type="simple">https://scratch.mit.edu/projects/183526146</text:a></text:p>
          </table:table-cell>
          <table:table-cell office:value-type="string" calcext:value-type="string">
            <text:p><text:a xlink:href="https://scratch.mit.edu/studios/4414631/" xlink:type="simple">https://scratch.mit.edu/studios/4414631/</text:a></text:p>
          </table:table-cell>
          <table:table-cell office:value-type="string" calcext:value-type="string">
            <text:p>mklaneymariawms</text:p>
          </table:table-cell>
          <table:table-cell office:value-type="string" calcext:value-type="string">
            <text:p>Mastriano, Delane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Action/Pong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589" calcext:value-type="float">
            <text:p>56589</text:p>
          </table:table-cell>
          <table:table-cell table:style-name="ce2" table:number-columns-repeated="4"/>
          <table:table-cell office:value-type="string" calcext:value-type="string">
            <text:p>Montgomery, Alexander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4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56592" calcext:value-type="float">
            <text:p>56592</text:p>
          </table:table-cell>
          <table:table-cell table:style-name="ce2" table:number-columns-repeated="4"/>
          <table:table-cell office:value-type="string" calcext:value-type="string">
            <text:p>Spooner, John</text:p>
          </table:table-cell>
          <table:table-cell table:style-name="ce2" table:number-columns-repeated="2"/>
          <table:table-cell/>
          <table:table-cell table:style-name="ce2"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56593" calcext:value-type="float">
            <text:p>56593</text:p>
          </table:table-cell>
          <table:table-cell table:style-name="ce2" table:number-columns-repeated="4"/>
          <table:table-cell office:value-type="string" calcext:value-type="string">
            <text:p>Renaud, Jason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table:style-name="ce2" table:number-columns-repeated="4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597" calcext:value-type="float">
            <text:p>56597</text:p>
          </table:table-cell>
          <table:table-cell office:value-type="float" office:value="185092101" calcext:value-type="float">
            <text:p>185092101</text:p>
          </table:table-cell>
          <table:table-cell office:value-type="string" calcext:value-type="string">
            <text:p><text:a xlink:href="https://scratch.mit.edu/projects/185092101" xlink:type="simple">https://scratch.mit.edu/projects/185092101</text:a></text:p>
          </table:table-cell>
          <table:table-cell office:value-type="string" calcext:value-type="string">
            <text:p><text:a xlink:href="https://scratch.mit.edu/studios/4414632/" xlink:type="simple">https://scratch.mit.edu/studios/4414632/</text:a></text:p>
          </table:table-cell>
          <table:table-cell office:value-type="string" calcext:value-type="string">
            <text:p>jamesfranciswms</text:p>
          </table:table-cell>
          <table:table-cell office:value-type="string" calcext:value-type="string">
            <text:p>Tran, Franci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Action/Clicke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56598" calcext:value-type="float">
            <text:p>56598</text:p>
          </table:table-cell>
          <table:table-cell office:value-type="float" office:value="183317539" calcext:value-type="float">
            <text:p>183317539</text:p>
          </table:table-cell>
          <table:table-cell office:value-type="string" calcext:value-type="string">
            <text:p><text:a xlink:href="https://scratch.mit.edu/projects/183317539" xlink:type="simple">https://scratch.mit.edu/projects/183317539</text:a></text:p>
          </table:table-cell>
          <table:table-cell office:value-type="string" calcext:value-type="string">
            <text:p><text:a xlink:href="https://scratch.mit.edu/studios/4414631/" xlink:type="simple">https://scratch.mit.edu/studios/4414631/</text:a></text:p>
          </table:table-cell>
          <table:table-cell office:value-type="string" calcext:value-type="string">
            <text:p>jamesjakewms</text:p>
          </table:table-cell>
          <table:table-cell office:value-type="string" calcext:value-type="string">
            <text:p>Staas, Jak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Puzzle/na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56601" calcext:value-type="float">
            <text:p>56601</text:p>
          </table:table-cell>
          <table:table-cell office:value-type="float" office:value="183526193" calcext:value-type="float">
            <text:p>183526193</text:p>
          </table:table-cell>
          <table:table-cell office:value-type="string" calcext:value-type="string">
            <text:p><text:a xlink:href="https://scratch.mit.edu/projects/183526193" xlink:type="simple">https://scratch.mit.edu/projects/183526193</text:a></text:p>
          </table:table-cell>
          <table:table-cell office:value-type="string" calcext:value-type="string">
            <text:p><text:a xlink:href="https://scratch.mit.edu/studios/4414631/" xlink:type="simple">https://scratch.mit.edu/studios/4414631/</text:a></text:p>
          </table:table-cell>
          <table:table-cell office:value-type="string" calcext:value-type="string">
            <text:p>juliaabbywms</text:p>
          </table:table-cell>
          <table:table-cell office:value-type="string" calcext:value-type="string">
            <text:p>Brown, Jul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office:value-type="string" calcext:value-type="string">
            <text:p>13/21</text:p>
          </table:table-cell>
          <table:table-cell office:value-type="string" calcext:value-type="string">
            <text:p>Action/Pong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607" calcext:value-type="float">
            <text:p>56607</text:p>
          </table:table-cell>
          <table:table-cell office:value-type="float" office:value="183556719" calcext:value-type="float">
            <text:p>183556719</text:p>
          </table:table-cell>
          <table:table-cell office:value-type="string" calcext:value-type="string">
            <text:p><text:a xlink:href="https://scratch.mit.edu/projects/183556719" xlink:type="simple">https://scratch.mit.edu/projects/183556719</text:a></text:p>
          </table:table-cell>
          <table:table-cell office:value-type="string" calcext:value-type="string">
            <text:p><text:a xlink:href="https://scratch.mit.edu/studios/4414632/" xlink:type="simple">https://scratch.mit.edu/studios/4414632/</text:a></text:p>
          </table:table-cell>
          <table:table-cell office:value-type="string" calcext:value-type="string">
            <text:p>dominicrenwms</text:p>
          </table:table-cell>
          <table:table-cell office:value-type="string" calcext:value-type="string">
            <text:p>Trumphour, R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1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609" calcext:value-type="float">
            <text:p>56609</text:p>
          </table:table-cell>
          <table:table-cell office:value-type="float" office:value="183568881" calcext:value-type="float">
            <text:p>183568881</text:p>
          </table:table-cell>
          <table:table-cell office:value-type="string" calcext:value-type="string">
            <text:p><text:a xlink:href="https://scratch.mit.edu/projects/183568881" xlink:type="simple">https://scratch.mit.edu/projects/183568881</text:a></text:p>
          </table:table-cell>
          <table:table-cell office:value-type="string" calcext:value-type="string">
            <text:p><text:a xlink:href="https://scratch.mit.edu/studios/4414634/" xlink:type="simple">https://scratch.mit.edu/studios/4414634/</text:a></text:p>
          </table:table-cell>
          <table:table-cell office:value-type="string" calcext:value-type="string">
            <text:p>jasmynemmawms</text:p>
          </table:table-cell>
          <table:table-cell office:value-type="string" calcext:value-type="string">
            <text:p>Vilosky, Jasmyn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office:value-type="string" calcext:value-type="string">
            <text:p>Puzzle/n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611" calcext:value-type="float">
            <text:p>56611</text:p>
          </table:table-cell>
          <table:table-cell table:style-name="ce2" table:number-columns-repeated="4"/>
          <table:table-cell office:value-type="string" calcext:value-type="string">
            <text:p>Meholim, Madalyn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614" calcext:value-type="float">
            <text:p>56614</text:p>
          </table:table-cell>
          <table:table-cell office:value-type="float" office:value="183486903" calcext:value-type="float">
            <text:p>183486903</text:p>
          </table:table-cell>
          <table:table-cell office:value-type="string" calcext:value-type="string">
            <text:p><text:a xlink:href="https://scratch.mit.edu/projects/183486903" xlink:type="simple">https://scratch.mit.edu/projects/183486903</text:a></text:p>
          </table:table-cell>
          <table:table-cell office:value-type="string" calcext:value-type="string">
            <text:p><text:a xlink:href="https://scratch.mit.edu/studios/4414621/" xlink:type="simple">https://scratch.mit.edu/studios/4414621/</text:a></text:p>
          </table:table-cell>
          <table:table-cell office:value-type="string" calcext:value-type="string">
            <text:p><text:a xlink:href="https://scratch.mit.edu/users/paigekellywms" xlink:type="simple">paigekellywms</text:a></text:p>
          </table:table-cell>
          <table:table-cell office:value-type="string" calcext:value-type="string">
            <text:p>Schulte, Kel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56617" calcext:value-type="float">
            <text:p>56617</text:p>
          </table:table-cell>
          <table:table-cell table:style-name="ce2" table:number-columns-repeated="4"/>
          <table:table-cell office:value-type="string" calcext:value-type="string">
            <text:p>Gainar, Grace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4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618" calcext:value-type="float">
            <text:p>56618</text:p>
          </table:table-cell>
          <table:table-cell table:style-name="ce2" table:number-columns-repeated="4"/>
          <table:table-cell office:value-type="string" calcext:value-type="string">
            <text:p>Garry, Mary Kate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table:style-name="ce2" table:number-columns-repeated="4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623" calcext:value-type="float">
            <text:p>56623</text:p>
          </table:table-cell>
          <table:table-cell table:style-name="ce2" table:number-columns-repeated="4"/>
          <table:table-cell office:value-type="string" calcext:value-type="string">
            <text:p>Patrizi, Samuel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table:style-name="ce2" table:number-columns-repeated="4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626" calcext:value-type="float">
            <text:p>56626</text:p>
          </table:table-cell>
          <table:table-cell table:style-name="ce2" table:number-columns-repeated="4"/>
          <table:table-cell office:value-type="string" calcext:value-type="string">
            <text:p>Dondrea, Ryan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4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56632" calcext:value-type="float">
            <text:p>56632</text:p>
          </table:table-cell>
          <table:table-cell table:style-name="ce2" table:number-columns-repeated="4"/>
          <table:table-cell office:value-type="string" calcext:value-type="string">
            <text:p>Smith, Tyler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/>
          <table:table-cell table:style-name="ce2" table:number-columns-repeated="4"/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56636" calcext:value-type="float">
            <text:p>56636</text:p>
          </table:table-cell>
          <table:table-cell office:value-type="float" office:value="185060045" calcext:value-type="float">
            <text:p>185060045</text:p>
          </table:table-cell>
          <table:table-cell office:value-type="string" calcext:value-type="string">
            <text:p><text:a xlink:href="https://scratch.mit.edu/projects/185060045" xlink:type="simple">https://scratch.mit.edu/projects/185060045</text:a></text:p>
          </table:table-cell>
          <table:table-cell office:value-type="string" calcext:value-type="string">
            <text:p><text:a xlink:href="https://scratch.mit.edu/studios/4414631/" xlink:type="simple">https://scratch.mit.edu/studios/4414631/</text:a></text:p>
          </table:table-cell>
          <table:table-cell office:value-type="string" calcext:value-type="string">
            <text:p>tylerpeterwms</text:p>
          </table:table-cell>
          <table:table-cell office:value-type="string" calcext:value-type="string">
            <text:p>Winkler, Pet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Puzzle/na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637" calcext:value-type="float">
            <text:p>56637</text:p>
          </table:table-cell>
          <table:table-cell office:value-type="float" office:value="183484560" calcext:value-type="float">
            <text:p>183484560</text:p>
          </table:table-cell>
          <table:table-cell office:value-type="string" calcext:value-type="string">
            <text:p><text:a xlink:href="https://scratch.mit.edu/projects/183484560" xlink:type="simple">https://scratch.mit.edu/projects/183484560</text:a></text:p>
          </table:table-cell>
          <table:table-cell office:value-type="string" calcext:value-type="string">
            <text:p><text:a xlink:href="https://scratch.mit.edu/studios/4414621/" xlink:type="simple">https://scratch.mit.edu/studios/4414621/</text:a></text:p>
          </table:table-cell>
          <table:table-cell office:value-type="string" calcext:value-type="string">
            <text:p><text:a xlink:href="https://scratch.mit.edu/users/hayleykristenwms" xlink:type="simple">hayleykristenwms</text:a></text:p>
          </table:table-cell>
          <table:table-cell office:value-type="string" calcext:value-type="string">
            <text:p>Burrington, Hayl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Action/Click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638" calcext:value-type="float">
            <text:p>56638</text:p>
          </table:table-cell>
          <table:table-cell table:style-name="ce2" table:number-columns-repeated="4"/>
          <table:table-cell office:value-type="string" calcext:value-type="string">
            <text:p>Wrayno, Kaden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639" calcext:value-type="float">
            <text:p>56639</text:p>
          </table:table-cell>
          <table:table-cell office:value-type="float" office:value="183568748" calcext:value-type="float">
            <text:p>183568748</text:p>
          </table:table-cell>
          <table:table-cell office:value-type="string" calcext:value-type="string">
            <text:p><text:a xlink:href="https://scratch.mit.edu/projects/183568748" xlink:type="simple">https://scratch.mit.edu/projects/183568748</text:a></text:p>
          </table:table-cell>
          <table:table-cell office:value-type="string" calcext:value-type="string">
            <text:p><text:a xlink:href="https://scratch.mit.edu/studios/4414634/" xlink:type="simple">https://scratch.mit.edu/studios/4414634/</text:a></text:p>
          </table:table-cell>
          <table:table-cell office:value-type="string" calcext:value-type="string">
            <text:p>carsonrickywms</text:p>
          </table:table-cell>
          <table:table-cell office:value-type="string" calcext:value-type="string">
            <text:p>Miller Jr, Rick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647" calcext:value-type="float">
            <text:p>56647</text:p>
          </table:table-cell>
          <table:table-cell table:style-name="ce2" table:number-columns-repeated="4"/>
          <table:table-cell office:value-type="string" calcext:value-type="string">
            <text:p>Madormo, Nicholas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4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56658" calcext:value-type="float">
            <text:p>56658</text:p>
          </table:table-cell>
          <table:table-cell table:style-name="ce2" table:number-columns-repeated="4"/>
          <table:table-cell office:value-type="string" calcext:value-type="string">
            <text:p>Vrabec, Kayla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/>
          <table:table-cell table:style-name="ce2" table:number-columns-repeated="4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660" calcext:value-type="float">
            <text:p>56660</text:p>
          </table:table-cell>
          <table:table-cell office:value-type="float" office:value="183568748" calcext:value-type="float">
            <text:p>183568748</text:p>
          </table:table-cell>
          <table:table-cell office:value-type="string" calcext:value-type="string">
            <text:p><text:a xlink:href="https://scratch.mit.edu/projects/183568748" xlink:type="simple">https://scratch.mit.edu/projects/183568748</text:a></text:p>
          </table:table-cell>
          <table:table-cell office:value-type="string" calcext:value-type="string">
            <text:p><text:a xlink:href="https://scratch.mit.edu/studios/4414634/" xlink:type="simple">https://scratch.mit.edu/studios/4414634/</text:a></text:p>
          </table:table-cell>
          <table:table-cell office:value-type="string" calcext:value-type="string">
            <text:p>carsonrickywms</text:p>
          </table:table-cell>
          <table:table-cell office:value-type="string" calcext:value-type="string">
            <text:p>VonSeggem, Cars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671" calcext:value-type="float">
            <text:p>56671</text:p>
          </table:table-cell>
          <table:table-cell office:value-type="float" office:value="185856569" calcext:value-type="float">
            <text:p>185856569</text:p>
          </table:table-cell>
          <table:table-cell office:value-type="string" calcext:value-type="string">
            <text:p><text:a xlink:href="https://scratch.mit.edu/projects/185856569" xlink:type="simple">https://scratch.mit.edu/projects/185856569</text:a></text:p>
          </table:table-cell>
          <table:table-cell office:value-type="string" calcext:value-type="string">
            <text:p><text:a xlink:href="https://scratch.mit.edu/studios/4414634/" xlink:type="simple">https://scratch.mit.edu/studios/4414634/</text:a></text:p>
          </table:table-cell>
          <table:table-cell office:value-type="string" calcext:value-type="string">
            <text:p>kylenathanwms</text:p>
          </table:table-cell>
          <table:table-cell office:value-type="string" calcext:value-type="string">
            <text:p>Brancatelli, Ky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Simulation/Strateg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701" calcext:value-type="float">
            <text:p>56701</text:p>
          </table:table-cell>
          <table:table-cell office:value-type="float" office:value="185577679" calcext:value-type="float">
            <text:p>185577679</text:p>
          </table:table-cell>
          <table:table-cell office:value-type="string" calcext:value-type="string">
            <text:p><text:a xlink:href="https://scratch.mit.edu/projects/185577679" xlink:type="simple">https://scratch.mit.edu/projects/185577679</text:a></text:p>
          </table:table-cell>
          <table:table-cell office:value-type="string" calcext:value-type="string">
            <text:p><text:a xlink:href="https://scratch.mit.edu/studios/4414621/" xlink:type="simple">https://scratch.mit.edu/studios/4414621/</text:a></text:p>
          </table:table-cell>
          <table:table-cell office:value-type="string" calcext:value-type="string">
            <text:p><text:a xlink:href="https://scratch.mit.edu/users/mollyalishbawms" xlink:type="simple">mollyalishbawms</text:a></text:p>
          </table:table-cell>
          <table:table-cell office:value-type="string" calcext:value-type="string">
            <text:p>Qasim, Alishb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Storytelling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725" calcext:value-type="float">
            <text:p>56725</text:p>
          </table:table-cell>
          <table:table-cell office:value-type="float" office:value="183640395" calcext:value-type="float">
            <text:p>183640395</text:p>
          </table:table-cell>
          <table:table-cell office:value-type="string" calcext:value-type="string">
            <text:p><text:a xlink:href="https://scratch.mit.edu/projects/183640395" xlink:type="simple">https://scratch.mit.edu/projects/183640395</text:a></text:p>
          </table:table-cell>
          <table:table-cell office:value-type="string" calcext:value-type="string">
            <text:p><text:a xlink:href="https://scratch.mit.edu/studios/4414631/" xlink:type="simple">https://scratch.mit.edu/studios/4414631/</text:a></text:p>
          </table:table-cell>
          <table:table-cell office:value-type="string" calcext:value-type="string">
            <text:p>seanpaulcarterwms</text:p>
          </table:table-cell>
          <table:table-cell office:value-type="string" calcext:value-type="string">
            <text:p>Douglas, Cart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742" calcext:value-type="float">
            <text:p>56742</text:p>
          </table:table-cell>
          <table:table-cell table:style-name="ce2" table:number-columns-repeated="4"/>
          <table:table-cell office:value-type="string" calcext:value-type="string">
            <text:p>Brodowski, James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6"/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56756" calcext:value-type="float">
            <text:p>56756</text:p>
          </table:table-cell>
          <table:table-cell table:style-name="ce2" table:number-columns-repeated="4"/>
          <table:table-cell office:value-type="string" calcext:value-type="string">
            <text:p>Sulik, Kaylee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6"/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765" calcext:value-type="float">
            <text:p>56765</text:p>
          </table:table-cell>
          <table:table-cell office:value-type="float" office:value="183484569" calcext:value-type="float">
            <text:p>183484569</text:p>
          </table:table-cell>
          <table:table-cell office:value-type="string" calcext:value-type="string">
            <text:p><text:a xlink:href="https://scratch.mit.edu/projects/183484569" xlink:type="simple">https://scratch.mit.edu/projects/183484569</text:a></text:p>
          </table:table-cell>
          <table:table-cell office:value-type="string" calcext:value-type="string">
            <text:p><text:a xlink:href="https://scratch.mit.edu/studios/4414621/" xlink:type="simple">https://scratch.mit.edu/studios/4414621/</text:a></text:p>
          </table:table-cell>
          <table:table-cell office:value-type="string" calcext:value-type="string">
            <text:p><text:a xlink:href="https://scratch.mit.edu/users/hannahlaurenwms" xlink:type="simple">hannahlaurenwms</text:a></text:p>
          </table:table-cell>
          <table:table-cell office:value-type="string" calcext:value-type="string">
            <text:p>McNeill, Laure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1/21</text:p>
          </table:table-cell>
          <table:table-cell office:value-type="string" calcext:value-type="string">
            <text:p>Action/Click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56769" calcext:value-type="float">
            <text:p>56769</text:p>
          </table:table-cell>
          <table:table-cell table:style-name="ce2" table:number-columns-repeated="4"/>
          <table:table-cell office:value-type="string" calcext:value-type="string">
            <text:p>Ruko, Emm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772" calcext:value-type="float">
            <text:p>56772</text:p>
          </table:table-cell>
          <table:table-cell table:style-name="ce2" table:number-columns-repeated="4"/>
          <table:table-cell office:value-type="string" calcext:value-type="string">
            <text:p>Workman, Corban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775" calcext:value-type="float">
            <text:p>56775</text:p>
          </table:table-cell>
          <table:table-cell office:value-type="float" office:value="183993269" calcext:value-type="float">
            <text:p>183993269</text:p>
          </table:table-cell>
          <table:table-cell office:value-type="string" calcext:value-type="string">
            <text:p><text:a xlink:href="https://scratch.mit.edu/projects/183993269" xlink:type="simple">https://scratch.mit.edu/projects/183993269</text:a></text:p>
          </table:table-cell>
          <table:table-cell office:value-type="string" calcext:value-type="string">
            <text:p><text:a xlink:href="https://scratch.mit.edu/studios/4414621/" xlink:type="simple">https://scratch.mit.edu/studios/4414621/</text:a></text:p>
          </table:table-cell>
          <table:table-cell office:value-type="string" calcext:value-type="string">
            <text:p><text:a xlink:href="https://scratch.mit.edu/users/kadenjackkadenwms" xlink:type="simple">kadenjackkadenwms</text:a></text:p>
          </table:table-cell>
          <table:table-cell office:value-type="string" calcext:value-type="string">
            <text:p>Fiorello, Jack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table:number-columns-repeated="3"/>
          <table:table-cell office:value-type="string" calcext:value-type="string">
            <text:p>Action/Click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788" calcext:value-type="float">
            <text:p>56788</text:p>
          </table:table-cell>
          <table:table-cell table:style-name="ce2" table:number-columns-repeated="4"/>
          <table:table-cell office:value-type="string" calcext:value-type="string">
            <text:p>Hollerbach, Nicholas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4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790" calcext:value-type="float">
            <text:p>56790</text:p>
          </table:table-cell>
          <table:table-cell office:value-type="float" office:value="184542509" calcext:value-type="float">
            <text:p>184542509</text:p>
          </table:table-cell>
          <table:table-cell office:value-type="string" calcext:value-type="string">
            <text:p><text:a xlink:href="https://scratch.mit.edu/projects/184542509" xlink:type="simple">https://scratch.mit.edu/projects/184542509</text:a></text:p>
          </table:table-cell>
          <table:table-cell office:value-type="string" calcext:value-type="string">
            <text:p><text:a xlink:href="https://scratch.mit.edu/studios/4414632/" xlink:type="simple">https://scratch.mit.edu/studios/4414632/</text:a></text:p>
          </table:table-cell>
          <table:table-cell office:value-type="string" calcext:value-type="string">
            <text:p>ninaalyssawms</text:p>
          </table:table-cell>
          <table:table-cell office:value-type="string" calcext:value-type="string">
            <text:p>Tekavec, Alyss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Action/Click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797" calcext:value-type="float">
            <text:p>56797</text:p>
          </table:table-cell>
          <table:table-cell office:value-type="float" office:value="183493097" calcext:value-type="float">
            <text:p>183493097</text:p>
          </table:table-cell>
          <table:table-cell office:value-type="string" calcext:value-type="string">
            <text:p><text:a xlink:href="https://scratch.mit.edu/projects/183493097" xlink:type="simple">https://scratch.mit.edu/projects/183493097</text:a></text:p>
          </table:table-cell>
          <table:table-cell office:value-type="string" calcext:value-type="string">
            <text:p><text:a xlink:href="https://scratch.mit.edu/studios/4414621/" xlink:type="simple">https://scratch.mit.edu/studios/4414621/</text:a></text:p>
          </table:table-cell>
          <table:table-cell office:value-type="string" calcext:value-type="string">
            <text:p><text:a xlink:href="https://scratch.mit.edu/users/alexajocelynwms" xlink:type="simple">alexajocelynwms</text:a></text:p>
          </table:table-cell>
          <table:table-cell office:value-type="string" calcext:value-type="string">
            <text:p>Martin, Jocely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Action/Click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56826" calcext:value-type="float">
            <text:p>56826</text:p>
          </table:table-cell>
          <table:table-cell table:style-name="ce2" table:number-columns-repeated="4"/>
          <table:table-cell office:value-type="string" calcext:value-type="string">
            <text:p>Turk, Abigail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table:style-name="ce2" table:number-columns-repeated="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843" calcext:value-type="float">
            <text:p>56843</text:p>
          </table:table-cell>
          <table:table-cell office:value-type="float" office:value="183569358" calcext:value-type="float">
            <text:p>183569358</text:p>
          </table:table-cell>
          <table:table-cell office:value-type="string" calcext:value-type="string">
            <text:p><text:a xlink:href="https://scratch.mit.edu/projects/183569358" xlink:type="simple">https://scratch.mit.edu/projects/183569358</text:a></text:p>
          </table:table-cell>
          <table:table-cell office:value-type="string" calcext:value-type="string">
            <text:p><text:a xlink:href="https://scratch.mit.edu/studios/4414634/" xlink:type="simple">https://scratch.mit.edu/studios/4414634/</text:a></text:p>
          </table:table-cell>
          <table:table-cell office:value-type="string" calcext:value-type="string">
            <text:p>aweyssamwms</text:p>
          </table:table-cell>
          <table:table-cell office:value-type="string" calcext:value-type="string">
            <text:p>Kharraz, Awey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6845" calcext:value-type="float">
            <text:p>56845</text:p>
          </table:table-cell>
          <table:table-cell office:value-type="float" office:value="183555637" calcext:value-type="float">
            <text:p>183555637</text:p>
          </table:table-cell>
          <table:table-cell office:value-type="string" calcext:value-type="string">
            <text:p><text:a xlink:href="https://scratch.mit.edu/projects/183555637" xlink:type="simple">https://scratch.mit.edu/projects/183555637</text:a></text:p>
          </table:table-cell>
          <table:table-cell office:value-type="string" calcext:value-type="string">
            <text:p><text:a xlink:href="https://scratch.mit.edu/studios/4414632/" xlink:type="simple">https://scratch.mit.edu/studios/4414632/</text:a></text:p>
          </table:table-cell>
          <table:table-cell office:value-type="string" calcext:value-type="string">
            <text:p>caitlinirenewms</text:p>
          </table:table-cell>
          <table:table-cell office:value-type="string" calcext:value-type="string">
            <text:p>Rozenberg, Irene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number-columns-repeated="2"/>
          <table:table-cell office:value-type="string" calcext:value-type="string">
            <text:p>18/21</text:p>
          </table:table-cell>
          <table:table-cell office:value-type="string" calcext:value-type="string">
            <text:p>Action/Clicker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57005" calcext:value-type="float">
            <text:p>57005</text:p>
          </table:table-cell>
          <table:table-cell office:value-type="float" office:value="185348974" calcext:value-type="float">
            <text:p>185348974</text:p>
          </table:table-cell>
          <table:table-cell office:value-type="string" calcext:value-type="string">
            <text:p><text:a xlink:href="https://scratch.mit.edu/projects/185348974" xlink:type="simple">https://scratch.mit.edu/projects/185348974</text:a></text:p>
          </table:table-cell>
          <table:table-cell office:value-type="string" calcext:value-type="string">
            <text:p><text:a xlink:href="https://scratch.mit.edu/studios/4414631/" xlink:type="simple">https://scratch.mit.edu/studios/4414631/</text:a></text:p>
          </table:table-cell>
          <table:table-cell office:value-type="string" calcext:value-type="string">
            <text:p>coleryanwms</text:p>
          </table:table-cell>
          <table:table-cell office:value-type="string" calcext:value-type="string">
            <text:p>Barcza, C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 office:value-type="string" calcext:value-type="string">
            <text:p>Action/Pong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7262" calcext:value-type="float">
            <text:p>57262</text:p>
          </table:table-cell>
          <table:table-cell office:value-type="float" office:value="183501411" calcext:value-type="float">
            <text:p>183501411</text:p>
          </table:table-cell>
          <table:table-cell office:value-type="string" calcext:value-type="string">
            <text:p><text:a xlink:href="https://scratch.mit.edu/projects/183501411" xlink:type="simple">https://scratch.mit.edu/projects/183501411</text:a></text:p>
          </table:table-cell>
          <table:table-cell office:value-type="string" calcext:value-type="string">
            <text:p><text:a xlink:href="https://scratch.mit.edu/studios/4414628/" xlink:type="simple">https://scratch.mit.edu/studios/4414628/</text:a></text:p>
          </table:table-cell>
          <table:table-cell office:value-type="string" calcext:value-type="string">
            <text:p>abbyanabellawms</text:p>
          </table:table-cell>
          <table:table-cell office:value-type="string" calcext:value-type="string">
            <text:p>Noel, Anabell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9/21</text:p>
          </table:table-cell>
          <table:table-cell office:value-type="string" calcext:value-type="string">
            <text:p>Puzzle/nan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57367" calcext:value-type="float">
            <text:p>57367</text:p>
          </table:table-cell>
          <table:table-cell table:style-name="ce2" table:number-columns-repeated="4"/>
          <table:table-cell office:value-type="string" calcext:value-type="string">
            <text:p>Preseren, Lol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7565" calcext:value-type="float">
            <text:p>57565</text:p>
          </table:table-cell>
          <table:table-cell office:value-type="float" office:value="183526864" calcext:value-type="float">
            <text:p>183526864</text:p>
          </table:table-cell>
          <table:table-cell office:value-type="string" calcext:value-type="string">
            <text:p><text:a xlink:href="https://scratch.mit.edu/projects/183526864" xlink:type="simple">https://scratch.mit.edu/projects/183526864</text:a></text:p>
          </table:table-cell>
          <table:table-cell office:value-type="string" calcext:value-type="string">
            <text:p><text:a xlink:href="https://scratch.mit.edu/studios/4414631/" xlink:type="simple">https://scratch.mit.edu/studios/4414631/</text:a></text:p>
          </table:table-cell>
          <table:table-cell office:value-type="string" calcext:value-type="string">
            <text:p>owenalvinwms</text:p>
          </table:table-cell>
          <table:table-cell office:value-type="string" calcext:value-type="string">
            <text:p>Scales III, Alvin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Action/Platform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7600" calcext:value-type="float">
            <text:p>57600</text:p>
          </table:table-cell>
          <table:table-cell table:style-name="ce2" table:number-columns-repeated="4"/>
          <table:table-cell office:value-type="string" calcext:value-type="string">
            <text:p>Beecham, Nicholas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4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7722" calcext:value-type="float">
            <text:p>57722</text:p>
          </table:table-cell>
          <table:table-cell office:value-type="float" office:value="183484560" calcext:value-type="float">
            <text:p>183484560</text:p>
          </table:table-cell>
          <table:table-cell office:value-type="string" calcext:value-type="string">
            <text:p><text:a xlink:href="https://scratch.mit.edu/projects/183484560" xlink:type="simple">https://scratch.mit.edu/projects/183484560</text:a></text:p>
          </table:table-cell>
          <table:table-cell office:value-type="string" calcext:value-type="string">
            <text:p><text:a xlink:href="https://scratch.mit.edu/studios/4414621/" xlink:type="simple">https://scratch.mit.edu/studios/4414621/</text:a></text:p>
          </table:table-cell>
          <table:table-cell office:value-type="string" calcext:value-type="string">
            <text:p><text:a xlink:href="https://scratch.mit.edu/users/hayleykristenwms" xlink:type="simple">hayleykristenwms</text:a></text:p>
          </table:table-cell>
          <table:table-cell office:value-type="string" calcext:value-type="string">
            <text:p>Oliveto, Krist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7723" calcext:value-type="float">
            <text:p>57723</text:p>
          </table:table-cell>
          <table:table-cell table:style-name="ce2" table:number-columns-repeated="4"/>
          <table:table-cell office:value-type="string" calcext:value-type="string">
            <text:p>Oliveto, Kaylee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7847" calcext:value-type="float">
            <text:p>57847</text:p>
          </table:table-cell>
          <table:table-cell office:value-type="float" office:value="184012808" calcext:value-type="float">
            <text:p>184012808</text:p>
          </table:table-cell>
          <table:table-cell office:value-type="string" calcext:value-type="string">
            <text:p><text:a xlink:href="https://scratch.mit.edu/projects/184012808" xlink:type="simple">https://scratch.mit.edu/projects/184012808</text:a></text:p>
          </table:table-cell>
          <table:table-cell office:value-type="string" calcext:value-type="string">
            <text:p><text:a xlink:href="https://scratch.mit.edu/studios/4414628/" xlink:type="simple">https://scratch.mit.edu/studios/4414628/</text:a></text:p>
          </table:table-cell>
          <table:table-cell office:value-type="string" calcext:value-type="string">
            <text:p>parisdegernarrawms</text:p>
          </table:table-cell>
          <table:table-cell office:value-type="string" calcext:value-type="string">
            <text:p>Jones, Pari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Action/Pong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7877" calcext:value-type="float">
            <text:p>57877</text:p>
          </table:table-cell>
          <table:table-cell table:style-name="ce2" table:number-columns-repeated="4"/>
          <table:table-cell office:value-type="string" calcext:value-type="string">
            <text:p>Bahramand, Nikkie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7899" calcext:value-type="float">
            <text:p>57899</text:p>
          </table:table-cell>
          <table:table-cell office:value-type="float" office:value="184326510" calcext:value-type="float">
            <text:p>184326510</text:p>
          </table:table-cell>
          <table:table-cell office:value-type="string" calcext:value-type="string">
            <text:p><text:a xlink:href="https://scratch.mit.edu/projects/184326510" xlink:type="simple">https://scratch.mit.edu/projects/184326510</text:a></text:p>
          </table:table-cell>
          <table:table-cell office:value-type="string" calcext:value-type="string">
            <text:p><text:a xlink:href="https://scratch.mit.edu/studios/4414632/" xlink:type="simple">https://scratch.mit.edu/studios/4414632/</text:a></text:p>
          </table:table-cell>
          <table:table-cell office:value-type="string" calcext:value-type="string">
            <text:p>verajuliewms</text:p>
          </table:table-cell>
          <table:table-cell office:value-type="string" calcext:value-type="string">
            <text:p>Laird, Julie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number-columns-repeated="3"/>
          <table:table-cell office:value-type="string" calcext:value-type="string">
            <text:p>Action/Clicker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8337" calcext:value-type="float">
            <text:p>58337</text:p>
          </table:table-cell>
          <table:table-cell office:value-type="float" office:value="184535028" calcext:value-type="float">
            <text:p>184535028</text:p>
          </table:table-cell>
          <table:table-cell office:value-type="string" calcext:value-type="string">
            <text:p><text:a xlink:href="https://scratch.mit.edu/projects/184535028" xlink:type="simple">https://scratch.mit.edu/projects/184535028</text:a></text:p>
          </table:table-cell>
          <table:table-cell office:value-type="string" calcext:value-type="string">
            <text:p><text:a xlink:href="https://scratch.mit.edu/studios/4414632/" xlink:type="simple">https://scratch.mit.edu/studios/4414632/</text:a></text:p>
          </table:table-cell>
          <table:table-cell office:value-type="string" calcext:value-type="string">
            <text:p>tylerjustinwms</text:p>
          </table:table-cell>
          <table:table-cell office:value-type="string" calcext:value-type="string">
            <text:p>Rosales, Justin Pa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Action/Pon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8480" calcext:value-type="float">
            <text:p>58480</text:p>
          </table:table-cell>
          <table:table-cell table:style-name="ce2" table:number-columns-repeated="4"/>
          <table:table-cell office:value-type="string" calcext:value-type="string">
            <text:p>Johnson, James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White,Multiracial</text:p>
          </table:table-cell>
          <table:table-cell table:style-name="ce2"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8524" calcext:value-type="float">
            <text:p>58524</text:p>
          </table:table-cell>
          <table:table-cell office:value-type="float" office:value="183569152" calcext:value-type="float">
            <text:p>183569152</text:p>
          </table:table-cell>
          <table:table-cell office:value-type="string" calcext:value-type="string">
            <text:p><text:a xlink:href="https://scratch.mit.edu/projects/183569152" xlink:type="simple">https://scratch.mit.edu/projects/183569152</text:a></text:p>
          </table:table-cell>
          <table:table-cell office:value-type="string" calcext:value-type="string">
            <text:p><text:a xlink:href="https://scratch.mit.edu/studios/4414634/" xlink:type="simple">https://scratch.mit.edu/studios/4414634/</text:a></text:p>
          </table:table-cell>
          <table:table-cell office:value-type="string" calcext:value-type="string">
            <text:p>shannonmaddiwms</text:p>
          </table:table-cell>
          <table:table-cell office:value-type="string" calcext:value-type="string">
            <text:p>Yahner, Shann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7/21</text:p>
          </table:table-cell>
          <table:table-cell office:value-type="string" calcext:value-type="string">
            <text:p>Action/Pong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58703" calcext:value-type="float">
            <text:p>58703</text:p>
          </table:table-cell>
          <table:table-cell table:style-name="ce2" table:number-columns-repeated="4"/>
          <table:table-cell office:value-type="string" calcext:value-type="string">
            <text:p>Petz, Andrew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8708" calcext:value-type="float">
            <text:p>58708</text:p>
          </table:table-cell>
          <table:table-cell office:value-type="float" office:value="183526146" calcext:value-type="float">
            <text:p>183526146</text:p>
          </table:table-cell>
          <table:table-cell office:value-type="string" calcext:value-type="string">
            <text:p><text:a xlink:href="https://scratch.mit.edu/projects/183526146" xlink:type="simple">https://scratch.mit.edu/projects/183526146</text:a></text:p>
          </table:table-cell>
          <table:table-cell office:value-type="string" calcext:value-type="string">
            <text:p><text:a xlink:href="https://scratch.mit.edu/studios/4414631/" xlink:type="simple">https://scratch.mit.edu/studios/4414631/</text:a></text:p>
          </table:table-cell>
          <table:table-cell office:value-type="string" calcext:value-type="string">
            <text:p>mklaneymariawms</text:p>
          </table:table-cell>
          <table:table-cell office:value-type="string" calcext:value-type="string">
            <text:p>Smialek, Mari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Action/Po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8724" calcext:value-type="float">
            <text:p>58724</text:p>
          </table:table-cell>
          <table:table-cell table:style-name="ce2" table:number-columns-repeated="4"/>
          <table:table-cell office:value-type="string" calcext:value-type="string">
            <text:p>Woolnough, Emma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table:style-name="ce2" table:number-columns-repeated="4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8784" calcext:value-type="float">
            <text:p>58784</text:p>
          </table:table-cell>
          <table:table-cell table:style-name="ce2" table:number-columns-repeated="4"/>
          <table:table-cell office:value-type="string" calcext:value-type="string">
            <text:p>Valerian, Alexander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9040" calcext:value-type="float">
            <text:p>59040</text:p>
          </table:table-cell>
          <table:table-cell office:value-type="float" office:value="183485661" calcext:value-type="float">
            <text:p>183485661</text:p>
          </table:table-cell>
          <table:table-cell office:value-type="string" calcext:value-type="string">
            <text:p><text:a xlink:href="https://scratch.mit.edu/projects/183485661" xlink:type="simple">https://scratch.mit.edu/projects/183485661</text:a></text:p>
          </table:table-cell>
          <table:table-cell office:value-type="string" calcext:value-type="string">
            <text:p><text:a xlink:href="https://scratch.mit.edu/studios/4414621/" xlink:type="simple">https://scratch.mit.edu/studios/4414621/</text:a></text:p>
          </table:table-cell>
          <table:table-cell office:value-type="string" calcext:value-type="string">
            <text:p><text:a xlink:href="https://scratch.mit.edu/users/kayladaishanaywms" xlink:type="simple">kayladaishanaywms</text:a></text:p>
          </table:table-cell>
          <table:table-cell office:value-type="string" calcext:value-type="string">
            <text:p>Williams, Daishan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Action/Swipe Eliminatio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59428" calcext:value-type="float">
            <text:p>59428</text:p>
          </table:table-cell>
          <table:table-cell office:value-type="float" office:value="185622433" calcext:value-type="float">
            <text:p>185622433</text:p>
          </table:table-cell>
          <table:table-cell office:value-type="string" calcext:value-type="string">
            <text:p><text:a xlink:href="https://scratch.mit.edu/projects/185622433" xlink:type="simple">https://scratch.mit.edu/projects/185622433</text:a></text:p>
          </table:table-cell>
          <table:table-cell office:value-type="string" calcext:value-type="string">
            <text:p><text:a xlink:href="https://scratch.mit.edu/studios/4414628/" xlink:type="simple">https://scratch.mit.edu/studios/4414628/</text:a></text:p>
          </table:table-cell>
          <table:table-cell office:value-type="string" calcext:value-type="string">
            <text:p>aliabrijeanewms</text:p>
          </table:table-cell>
          <table:table-cell office:value-type="string" calcext:value-type="string">
            <text:p>Al-Rousan, Al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 office:value-type="string" calcext:value-type="string">
            <text:p>Puzzle/na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0662" calcext:value-type="float">
            <text:p>70662</text:p>
          </table:table-cell>
          <table:table-cell office:value-type="float" office:value="185033345" calcext:value-type="float">
            <text:p>185033345</text:p>
          </table:table-cell>
          <table:table-cell office:value-type="string" calcext:value-type="string">
            <text:p><text:a xlink:href="https://scratch.mit.edu/projects/185033345" xlink:type="simple">https://scratch.mit.edu/projects/185033345</text:a></text:p>
          </table:table-cell>
          <table:table-cell office:value-type="string" calcext:value-type="string">
            <text:p><text:a xlink:href="https://scratch.mit.edu/studios/4414628/" xlink:type="simple">https://scratch.mit.edu/studios/4414628/</text:a></text:p>
          </table:table-cell>
          <table:table-cell office:value-type="string" calcext:value-type="string">
            <text:p>aarondevinwms</text:p>
          </table:table-cell>
          <table:table-cell office:value-type="string" calcext:value-type="string">
            <text:p>Rivera, Aar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0719" calcext:value-type="float">
            <text:p>70719</text:p>
          </table:table-cell>
          <table:table-cell table:style-name="ce2" table:number-columns-repeated="4"/>
          <table:table-cell office:value-type="string" calcext:value-type="string">
            <text:p>Dureiko, Ryan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/>
          <table:table-cell table:style-name="ce2"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0858" calcext:value-type="float">
            <text:p>70858</text:p>
          </table:table-cell>
          <table:table-cell office:value-type="float" office:value="184540208" calcext:value-type="float">
            <text:p>184540208</text:p>
          </table:table-cell>
          <table:table-cell office:value-type="string" calcext:value-type="string">
            <text:p><text:a xlink:href="https://scratch.mit.edu/projects/184540208" xlink:type="simple">https://scratch.mit.edu/projects/184540208</text:a></text:p>
          </table:table-cell>
          <table:table-cell office:value-type="string" calcext:value-type="string">
            <text:p><text:a xlink:href="https://scratch.mit.edu/studios/4414632/" xlink:type="simple">https://scratch.mit.edu/studios/4414632/</text:a></text:p>
          </table:table-cell>
          <table:table-cell office:value-type="string" calcext:value-type="string">
            <text:p>wellerryanwms</text:p>
          </table:table-cell>
          <table:table-cell office:value-type="string" calcext:value-type="string">
            <text:p>Boeman, Well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 office:value-type="string" calcext:value-type="string">
            <text:p>Action/Platform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amber</text:p>
          </table:table-cell>
          <table:table-cell office:value-type="float" office:value="70875" calcext:value-type="float">
            <text:p>70875</text:p>
          </table:table-cell>
          <table:table-cell table:style-name="ce2" table:number-columns-repeated="4"/>
          <table:table-cell office:value-type="string" calcext:value-type="string">
            <text:p>Pridanova, Ev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,White,Multiracial,Other</text:p>
          </table:table-cell>
          <table:table-cell table:style-name="ce2"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1065" calcext:value-type="float">
            <text:p>71065</text:p>
          </table:table-cell>
          <table:table-cell office:value-type="float" office:value="183640395" calcext:value-type="float">
            <text:p>183640395</text:p>
          </table:table-cell>
          <table:table-cell office:value-type="string" calcext:value-type="string">
            <text:p><text:a xlink:href="https://scratch.mit.edu/projects/183640395" xlink:type="simple">https://scratch.mit.edu/projects/183640395</text:a></text:p>
          </table:table-cell>
          <table:table-cell office:value-type="string" calcext:value-type="string">
            <text:p><text:a xlink:href="https://scratch.mit.edu/studios/4414631/" xlink:type="simple">https://scratch.mit.edu/studios/4414631/</text:a></text:p>
          </table:table-cell>
          <table:table-cell office:value-type="string" calcext:value-type="string">
            <text:p>seanpaulcarterwms</text:p>
          </table:table-cell>
          <table:table-cell office:value-type="string" calcext:value-type="string">
            <text:p>Billups, Sean Pau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2045" calcext:value-type="float">
            <text:p>72045</text:p>
          </table:table-cell>
          <table:table-cell table:style-name="ce2" table:number-columns-repeated="4"/>
          <table:table-cell office:value-type="string" calcext:value-type="string">
            <text:p>Martin, Zachary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6"/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2193" calcext:value-type="float">
            <text:p>72193</text:p>
          </table:table-cell>
          <table:table-cell office:value-type="float" office:value="183319452" calcext:value-type="float">
            <text:p>183319452</text:p>
          </table:table-cell>
          <table:table-cell office:value-type="string" calcext:value-type="string">
            <text:p><text:a xlink:href="https://scratch.mit.edu/projects/183319452" xlink:type="simple">https://scratch.mit.edu/projects/183319452</text:a></text:p>
          </table:table-cell>
          <table:table-cell office:value-type="string" calcext:value-type="string">
            <text:p><text:a xlink:href="https://scratch.mit.edu/studios/4414631/" xlink:type="simple">https://scratch.mit.edu/studios/4414631/</text:a></text:p>
          </table:table-cell>
          <table:table-cell office:value-type="string" calcext:value-type="string">
            <text:p>stephaniekayleewms</text:p>
          </table:table-cell>
          <table:table-cell office:value-type="string" calcext:value-type="string">
            <text:p>Figueroa, Stephanie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Pong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72462" calcext:value-type="float">
            <text:p>72462</text:p>
          </table:table-cell>
          <table:table-cell table:style-name="ce2" table:number-columns-repeated="4"/>
          <table:table-cell office:value-type="string" calcext:value-type="string">
            <text:p>Erak, Hannah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4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2798" calcext:value-type="float">
            <text:p>72798</text:p>
          </table:table-cell>
          <table:table-cell office:value-type="float" office:value="184477898" calcext:value-type="float">
            <text:p>184477898</text:p>
          </table:table-cell>
          <table:table-cell office:value-type="string" calcext:value-type="string">
            <text:p><text:a xlink:href="https://scratch.mit.edu/projects/184477898" xlink:type="simple">https://scratch.mit.edu/projects/184477898</text:a></text:p>
          </table:table-cell>
          <table:table-cell office:value-type="string" calcext:value-type="string">
            <text:p><text:a xlink:href="https://scratch.mit.edu/studios/4414628/" xlink:type="simple">https://scratch.mit.edu/studios/4414628/</text:a></text:p>
          </table:table-cell>
          <table:table-cell office:value-type="string" calcext:value-type="string">
            <text:p>jessemingweiwms</text:p>
          </table:table-cell>
          <table:table-cell office:value-type="string" calcext:value-type="string">
            <text:p>Banks III, Jes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table:style-name="ce2"/>
          <table:table-cell office:value-type="string" calcext:value-type="string">
            <text:p>Action/Maze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2891" calcext:value-type="float">
            <text:p>72891</text:p>
          </table:table-cell>
          <table:table-cell table:style-name="ce2" table:number-columns-repeated="4"/>
          <table:table-cell office:value-type="string" calcext:value-type="string">
            <text:p>Baker, Abigail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6"/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73849" calcext:value-type="float">
            <text:p>73849</text:p>
          </table:table-cell>
          <table:table-cell table:style-name="ce2" table:number-columns-repeated="4"/>
          <table:table-cell office:value-type="string" calcext:value-type="string">
            <text:p>Aidja, Elias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4780" calcext:value-type="float">
            <text:p>74780</text:p>
          </table:table-cell>
          <table:table-cell office:value-type="float" office:value="183575766" calcext:value-type="float">
            <text:p>183575766</text:p>
          </table:table-cell>
          <table:table-cell office:value-type="string" calcext:value-type="string">
            <text:p><text:a xlink:href="https://scratch.mit.edu/projects/183575766" xlink:type="simple">https://scratch.mit.edu/projects/183575766</text:a></text:p>
          </table:table-cell>
          <table:table-cell office:value-type="string" calcext:value-type="string">
            <text:p><text:a xlink:href="https://scratch.mit.edu/studios/4414634/" xlink:type="simple">https://scratch.mit.edu/studios/4414634/</text:a></text:p>
          </table:table-cell>
          <table:table-cell office:value-type="string" calcext:value-type="string">
            <text:p>alycenemmawms</text:p>
          </table:table-cell>
          <table:table-cell office:value-type="string" calcext:value-type="string">
            <text:p>Radolovic, Alyc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2/21</text:p>
          </table:table-cell>
          <table:table-cell office:value-type="string" calcext:value-type="string">
            <text:p>Quiz/nan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4785" calcext:value-type="float">
            <text:p>74785</text:p>
          </table:table-cell>
          <table:table-cell table:style-name="ce2" table:number-columns-repeated="4"/>
          <table:table-cell office:value-type="string" calcext:value-type="string">
            <text:p>Petrich, Kaden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4"/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4817" calcext:value-type="float">
            <text:p>74817</text:p>
          </table:table-cell>
          <table:table-cell office:value-type="float" office:value="185105836" calcext:value-type="float">
            <text:p>185105836</text:p>
          </table:table-cell>
          <table:table-cell office:value-type="string" calcext:value-type="string">
            <text:p><text:a xlink:href="https://scratch.mit.edu/projects/185105836" xlink:type="simple">https://scratch.mit.edu/projects/185105836</text:a></text:p>
          </table:table-cell>
          <table:table-cell office:value-type="string" calcext:value-type="string">
            <text:p><text:a xlink:href="https://scratch.mit.edu/studios/4414634/" xlink:type="simple">https://scratch.mit.edu/studios/4414634/</text:a></text:p>
          </table:table-cell>
          <table:table-cell office:value-type="string" calcext:value-type="string">
            <text:p>abbymaddiewms</text:p>
          </table:table-cell>
          <table:table-cell office:value-type="string" calcext:value-type="string">
            <text:p>Whitticar, Madeline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Action/Po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amber</text:p>
          </table:table-cell>
          <table:table-cell office:value-type="float" office:value="74868" calcext:value-type="float">
            <text:p>74868</text:p>
          </table:table-cell>
          <table:table-cell table:style-name="ce2" table:number-columns-repeated="4"/>
          <table:table-cell office:value-type="string" calcext:value-type="string">
            <text:p>Adkins, Alexa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4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amber</text:p>
          </table:table-cell>
          <table:table-cell office:value-type="float" office:value="74916" calcext:value-type="float">
            <text:p>74916</text:p>
          </table:table-cell>
          <table:table-cell office:value-type="float" office:value="183555637" calcext:value-type="float">
            <text:p>183555637</text:p>
          </table:table-cell>
          <table:table-cell office:value-type="string" calcext:value-type="string">
            <text:p><text:a xlink:href="https://scratch.mit.edu/projects/183555637" xlink:type="simple">https://scratch.mit.edu/projects/183555637</text:a></text:p>
          </table:table-cell>
          <table:table-cell office:value-type="string" calcext:value-type="string">
            <text:p><text:a xlink:href="https://scratch.mit.edu/studios/4414632/" xlink:type="simple">https://scratch.mit.edu/studios/4414632/</text:a></text:p>
          </table:table-cell>
          <table:table-cell office:value-type="string" calcext:value-type="string">
            <text:p>caitlinirenewms</text:p>
          </table:table-cell>
          <table:table-cell office:value-type="string" calcext:value-type="string">
            <text:p>Gilber-Nielsen, Caitl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office:value-type="string" calcext:value-type="string">
            <text:p>18/21</text:p>
          </table:table-cell>
          <table:table-cell office:value-type="string" calcext:value-type="string">
            <text:p>Action/Clicke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6410" calcext:value-type="float">
            <text:p>76410</text:p>
          </table:table-cell>
          <table:table-cell office:value-type="float" office:value="184477898" calcext:value-type="float">
            <text:p>184477898</text:p>
          </table:table-cell>
          <table:table-cell office:value-type="string" calcext:value-type="string">
            <text:p><text:a xlink:href="https://scratch.mit.edu/projects/184477898" xlink:type="simple">https://scratch.mit.edu/projects/184477898</text:a></text:p>
          </table:table-cell>
          <table:table-cell office:value-type="string" calcext:value-type="string">
            <text:p><text:a xlink:href="https://scratch.mit.edu/studios/4414628/" xlink:type="simple">https://scratch.mit.edu/studios/4414628/</text:a></text:p>
          </table:table-cell>
          <table:table-cell office:value-type="string" calcext:value-type="string">
            <text:p>jessemingweiwms</text:p>
          </table:table-cell>
          <table:table-cell office:value-type="string" calcext:value-type="string">
            <text:p>You, Mingwei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Action/Maz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6633" calcext:value-type="float">
            <text:p>76633</text:p>
          </table:table-cell>
          <table:table-cell table:style-name="ce2" table:number-columns-repeated="4"/>
          <table:table-cell office:value-type="string" calcext:value-type="string">
            <text:p>Schwarz, Alexis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6"/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7255" calcext:value-type="float">
            <text:p>77255</text:p>
          </table:table-cell>
          <table:table-cell table:style-name="ce2" table:number-columns-repeated="4"/>
          <table:table-cell office:value-type="string" calcext:value-type="string">
            <text:p>Boogaart, Alor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7351" calcext:value-type="float">
            <text:p>77351</text:p>
          </table:table-cell>
          <table:table-cell office:value-type="float" office:value="185577679" calcext:value-type="float">
            <text:p>185577679</text:p>
          </table:table-cell>
          <table:table-cell office:value-type="string" calcext:value-type="string">
            <text:p><text:a xlink:href="https://scratch.mit.edu/projects/185577679" xlink:type="simple">https://scratch.mit.edu/projects/185577679</text:a></text:p>
          </table:table-cell>
          <table:table-cell office:value-type="string" calcext:value-type="string">
            <text:p><text:a xlink:href="https://scratch.mit.edu/studios/4414621/" xlink:type="simple">https://scratch.mit.edu/studios/4414621/</text:a></text:p>
          </table:table-cell>
          <table:table-cell office:value-type="string" calcext:value-type="string">
            <text:p><text:a xlink:href="https://scratch.mit.edu/users/mollyalishbawms" xlink:type="simple">mollyalishbawms</text:a></text:p>
          </table:table-cell>
          <table:table-cell office:value-type="string" calcext:value-type="string">
            <text:p>McLaughlin, Mol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Storytelling/n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7923" calcext:value-type="float">
            <text:p>77923</text:p>
          </table:table-cell>
          <table:table-cell table:style-name="ce2" table:number-columns-repeated="4"/>
          <table:table-cell office:value-type="string" calcext:value-type="string">
            <text:p>Naer, Angelena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table:style-name="ce2" table:number-columns-repeated="4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8359" calcext:value-type="float">
            <text:p>78359</text:p>
          </table:table-cell>
          <table:table-cell office:value-type="float" office:value="185033345" calcext:value-type="float">
            <text:p>185033345</text:p>
          </table:table-cell>
          <table:table-cell office:value-type="string" calcext:value-type="string">
            <text:p><text:a xlink:href="https://scratch.mit.edu/projects/185033345" xlink:type="simple">https://scratch.mit.edu/projects/185033345</text:a></text:p>
          </table:table-cell>
          <table:table-cell office:value-type="string" calcext:value-type="string">
            <text:p><text:a xlink:href="https://scratch.mit.edu/studios/4414628/" xlink:type="simple">https://scratch.mit.edu/studios/4414628/</text:a></text:p>
          </table:table-cell>
          <table:table-cell office:value-type="string" calcext:value-type="string">
            <text:p>aarondevinwms</text:p>
          </table:table-cell>
          <table:table-cell office:value-type="string" calcext:value-type="string">
            <text:p>Willis, Dev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number-columns-repeated="3"/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8880" calcext:value-type="float">
            <text:p>78880</text:p>
          </table:table-cell>
          <table:table-cell office:value-type="float" office:value="185588421" calcext:value-type="float">
            <text:p>185588421</text:p>
          </table:table-cell>
          <table:table-cell office:value-type="string" calcext:value-type="string">
            <text:p><text:a xlink:href="https://scratch.mit.edu/projects/185588421" xlink:type="simple">https://scratch.mit.edu/projects/185588421</text:a></text:p>
          </table:table-cell>
          <table:table-cell office:value-type="string" calcext:value-type="string">
            <text:p><text:a xlink:href="https://scratch.mit.edu/studios/4414628/" xlink:type="simple">https://scratch.mit.edu/studios/4414628/</text:a></text:p>
          </table:table-cell>
          <table:table-cell office:value-type="string" calcext:value-type="string">
            <text:p>mikaylajachaewms</text:p>
          </table:table-cell>
          <table:table-cell office:value-type="string" calcext:value-type="string">
            <text:p>Powers, Jacha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number-columns-repeated="3"/>
          <table:table-cell office:value-type="string" calcext:value-type="string">
            <text:p>Quiz/nan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8896" calcext:value-type="float">
            <text:p>78896</text:p>
          </table:table-cell>
          <table:table-cell office:value-type="float" office:value="185622433" calcext:value-type="float">
            <text:p>185622433</text:p>
          </table:table-cell>
          <table:table-cell office:value-type="string" calcext:value-type="string">
            <text:p><text:a xlink:href="https://scratch.mit.edu/projects/185622433" xlink:type="simple">https://scratch.mit.edu/projects/185622433</text:a></text:p>
          </table:table-cell>
          <table:table-cell office:value-type="string" calcext:value-type="string">
            <text:p><text:a xlink:href="https://scratch.mit.edu/studios/4414628/" xlink:type="simple">https://scratch.mit.edu/studios/4414628/</text:a></text:p>
          </table:table-cell>
          <table:table-cell office:value-type="string" calcext:value-type="string">
            <text:p>aliabrijeanewms</text:p>
          </table:table-cell>
          <table:table-cell office:value-type="string" calcext:value-type="string">
            <text:p>Green, BriJea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 office:value-type="string" calcext:value-type="string">
            <text:p>Puzzle/nan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8907" calcext:value-type="float">
            <text:p>78907</text:p>
          </table:table-cell>
          <table:table-cell table:style-name="ce2" table:number-columns-repeated="4"/>
          <table:table-cell office:value-type="string" calcext:value-type="string">
            <text:p>Owatoye, Hannah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4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9168" calcext:value-type="float">
            <text:p>79168</text:p>
          </table:table-cell>
          <table:table-cell office:value-type="float" office:value="183503321" calcext:value-type="float">
            <text:p>183503321</text:p>
          </table:table-cell>
          <table:table-cell office:value-type="string" calcext:value-type="string">
            <text:p><text:a xlink:href="https://scratch.mit.edu/projects/183503321" xlink:type="simple">https://scratch.mit.edu/projects/183503321</text:a></text:p>
          </table:table-cell>
          <table:table-cell office:value-type="string" calcext:value-type="string">
            <text:p><text:a xlink:href="https://scratch.mit.edu/studios/4414628/" xlink:type="simple">https://scratch.mit.edu/studios/4414628/</text:a></text:p>
          </table:table-cell>
          <table:table-cell office:value-type="string" calcext:value-type="string">
            <text:p>makhiyaangelinawms</text:p>
          </table:table-cell>
          <table:table-cell office:value-type="string" calcext:value-type="string">
            <text:p>Garner, Makhiy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Maz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9237" calcext:value-type="float">
            <text:p>79237</text:p>
          </table:table-cell>
          <table:table-cell office:value-type="float" office:value="183830596" calcext:value-type="float">
            <text:p>183830596</text:p>
          </table:table-cell>
          <table:table-cell office:value-type="string" calcext:value-type="string">
            <text:p><text:a xlink:href="https://scratch.mit.edu/projects/183830596" xlink:type="simple">https://scratch.mit.edu/projects/183830596</text:a></text:p>
          </table:table-cell>
          <table:table-cell office:value-type="string" calcext:value-type="string">
            <text:p><text:a xlink:href="https://scratch.mit.edu/studios/4414634/" xlink:type="simple">https://scratch.mit.edu/studios/4414634/</text:a></text:p>
          </table:table-cell>
          <table:table-cell office:value-type="string" calcext:value-type="string">
            <text:p>ellaaniyawms</text:p>
          </table:table-cell>
          <table:table-cell office:value-type="string" calcext:value-type="string">
            <text:p>Thomas, A'Niya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table:style-name="ce3" office:value-type="string" calcext:value-type="string">
            <text:p>9/21</text:p>
          </table:table-cell>
          <table:table-cell office:value-type="string" calcext:value-type="string">
            <text:p>Quiz/na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mber</text:p>
          </table:table-cell>
          <table:table-cell office:value-type="float" office:value="79240" calcext:value-type="float">
            <text:p>79240</text:p>
          </table:table-cell>
          <table:table-cell table:style-name="ce2" table:number-columns-repeated="4"/>
          <table:table-cell office:value-type="string" calcext:value-type="string">
            <text:p>Anderson, Madyson</text:p>
          </table:table-cell>
          <table:table-cell table:style-name="ce2" table:number-columns-repeated="2"/>
          <table:table-cell/>
          <table:table-cell table:style-name="ce2" table:number-columns-repeated="6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714599" calcext:value-type="float">
            <text:p>200714599</text:p>
          </table:table-cell>
          <table:table-cell office:value-type="float" office:value="216044242" calcext:value-type="float">
            <text:p>216044242</text:p>
          </table:table-cell>
          <table:table-cell office:value-type="string" calcext:value-type="string">
            <text:p><text:a xlink:href="https://scratch.mit.edu/projects/216044242" xlink:type="simple">https://scratch.mit.edu/projects/216044242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f</text:p>
          </table:table-cell>
          <table:table-cell office:value-type="string" calcext:value-type="string">
            <text:p>Julian Bosc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Click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715368" calcext:value-type="float">
            <text:p>200715368</text:p>
          </table:table-cell>
          <table:table-cell office:value-type="float" office:value="218168859" calcext:value-type="float">
            <text:p>218168859</text:p>
          </table:table-cell>
          <table:table-cell office:value-type="string" calcext:value-type="string">
            <text:p><text:a xlink:href="https://scratch.mit.edu/projects/218168859" xlink:type="simple">https://scratch.mit.edu/projects/218168859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j</text:p>
          </table:table-cell>
          <table:table-cell office:value-type="string" calcext:value-type="string">
            <text:p>Nathan Nephtal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Action/Platfor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716685" calcext:value-type="float">
            <text:p>200716685</text:p>
          </table:table-cell>
          <table:table-cell office:value-type="float" office:value="215798662" calcext:value-type="float">
            <text:p>215798662</text:p>
          </table:table-cell>
          <table:table-cell office:value-type="string" calcext:value-type="string">
            <text:p><text:a xlink:href="https://scratch.mit.edu/projects/215798662" xlink:type="simple">https://scratch.mit.edu/projects/215798662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i</text:p>
          </table:table-cell>
          <table:table-cell office:value-type="string" calcext:value-type="string">
            <text:p>Alex Kat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2"/>
          <table:table-cell office:value-type="string" calcext:value-type="string">
            <text:p>17/21</text:p>
          </table:table-cell>
          <table:table-cell office:value-type="string" calcext:value-type="string">
            <text:p>Action/Platfor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716803" calcext:value-type="float">
            <text:p>200716803</text:p>
          </table:table-cell>
          <table:table-cell office:value-type="float" office:value="216061437" calcext:value-type="float">
            <text:p>216061437</text:p>
          </table:table-cell>
          <table:table-cell office:value-type="string" calcext:value-type="string">
            <text:p><text:a xlink:href="https://scratch.mit.edu/projects/216061437" xlink:type="simple">https://scratch.mit.edu/projects/216061437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h</text:p>
          </table:table-cell>
          <table:table-cell office:value-type="string" calcext:value-type="string">
            <text:p>Josh Thomp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Maze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716824" calcext:value-type="float">
            <text:p>200716824</text:p>
          </table:table-cell>
          <table:table-cell office:value-type="float" office:value="216061381" calcext:value-type="float">
            <text:p>216061381</text:p>
          </table:table-cell>
          <table:table-cell office:value-type="string" calcext:value-type="string">
            <text:p><text:a xlink:href="https://scratch.mit.edu/projects/216061381" xlink:type="simple">https://scratch.mit.edu/projects/216061381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a</text:p>
          </table:table-cell>
          <table:table-cell office:value-type="string" calcext:value-type="string">
            <text:p>Erin Blou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office:value-type="string" calcext:value-type="string">
            <text:p>Quiz/n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817252" calcext:value-type="float">
            <text:p>200817252</text:p>
          </table:table-cell>
          <table:table-cell office:value-type="float" office:value="216044242" calcext:value-type="float">
            <text:p>216044242</text:p>
          </table:table-cell>
          <table:table-cell office:value-type="string" calcext:value-type="string">
            <text:p><text:a xlink:href="https://scratch.mit.edu/projects/216044242" xlink:type="simple">https://scratch.mit.edu/projects/216044242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f</text:p>
          </table:table-cell>
          <table:table-cell office:value-type="string" calcext:value-type="string">
            <text:p>Aidan O'Nei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Click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817280" calcext:value-type="float">
            <text:p>200817280</text:p>
          </table:table-cell>
          <table:table-cell office:value-type="float" office:value="218372757" calcext:value-type="float">
            <text:p>218372757</text:p>
          </table:table-cell>
          <table:table-cell office:value-type="string" calcext:value-type="string">
            <text:p><text:a xlink:href="https://scratch.mit.edu/projects/218372757" xlink:type="simple">https://scratch.mit.edu/projects/218372757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j</text:p>
          </table:table-cell>
          <table:table-cell office:value-type="string" calcext:value-type="string">
            <text:p>finn skerlj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,Other</text:p>
          </table:table-cell>
          <table:table-cell table:style-name="ce2"/>
          <table:table-cell office:value-type="string" calcext:value-type="string">
            <text:p>Action/Pong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818458" calcext:value-type="float">
            <text:p>200818458</text:p>
          </table:table-cell>
          <table:table-cell office:value-type="float" office:value="216097803" calcext:value-type="float">
            <text:p>216097803</text:p>
          </table:table-cell>
          <table:table-cell office:value-type="string" calcext:value-type="string">
            <text:p><text:a xlink:href="https://scratch.mit.edu/projects/216097803" xlink:type="simple">https://scratch.mit.edu/projects/216097803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g</text:p>
          </table:table-cell>
          <table:table-cell office:value-type="string" calcext:value-type="string">
            <text:p>Kira You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Quiz/n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818461" calcext:value-type="float">
            <text:p>200818461</text:p>
          </table:table-cell>
          <table:table-cell office:value-type="float" office:value="216061381" calcext:value-type="float">
            <text:p>216061381</text:p>
          </table:table-cell>
          <table:table-cell office:value-type="string" calcext:value-type="string">
            <text:p><text:a xlink:href="https://scratch.mit.edu/projects/216061381" xlink:type="simple">https://scratch.mit.edu/projects/216061381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a</text:p>
          </table:table-cell>
          <table:table-cell office:value-type="string" calcext:value-type="string">
            <text:p>Natalie Ta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1/21</text:p>
          </table:table-cell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818469" calcext:value-type="float">
            <text:p>200818469</text:p>
          </table:table-cell>
          <table:table-cell office:value-type="float" office:value="215754730" calcext:value-type="float">
            <text:p>215754730</text:p>
          </table:table-cell>
          <table:table-cell office:value-type="string" calcext:value-type="string">
            <text:p><text:a xlink:href="https://scratch.mit.edu/projects/215754730" xlink:type="simple">https://scratch.mit.edu/projects/215754730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g</text:p>
          </table:table-cell>
          <table:table-cell office:value-type="string" calcext:value-type="string">
            <text:p>Jack Kelle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Platform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819018" calcext:value-type="float">
            <text:p>200819018</text:p>
          </table:table-cell>
          <table:table-cell office:value-type="float" office:value="215752728" calcext:value-type="float">
            <text:p>215752728</text:p>
          </table:table-cell>
          <table:table-cell office:value-type="string" calcext:value-type="string">
            <text:p><text:a xlink:href="https://scratch.mit.edu/projects/215752728" xlink:type="simple">https://scratch.mit.edu/projects/215752728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f</text:p>
          </table:table-cell>
          <table:table-cell office:value-type="string" calcext:value-type="string">
            <text:p>Alexander Wrigh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2"/>
          <table:table-cell office:value-type="string" calcext:value-type="string">
            <text:p>18/21</text:p>
          </table:table-cell>
          <table:table-cell office:value-type="string" calcext:value-type="string">
            <text:p>Puzzle/n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166" calcext:value-type="float">
            <text:p>200919166</text:p>
          </table:table-cell>
          <table:table-cell office:value-type="float" office:value="218184771" calcext:value-type="float">
            <text:p>218184771</text:p>
          </table:table-cell>
          <table:table-cell office:value-type="string" calcext:value-type="string">
            <text:p><text:a xlink:href="https://scratch.mit.edu/projects/218184771" xlink:type="simple">https://scratch.mit.edu/projects/218184771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e</text:p>
          </table:table-cell>
          <table:table-cell office:value-type="string" calcext:value-type="string">
            <text:p>Rebecca Cho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Shooter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172" calcext:value-type="float">
            <text:p>200919172</text:p>
          </table:table-cell>
          <table:table-cell office:value-type="float" office:value="219798860" calcext:value-type="float">
            <text:p>219798860</text:p>
          </table:table-cell>
          <table:table-cell office:value-type="string" calcext:value-type="string">
            <text:p><text:a xlink:href="https://scratch.mit.edu/projects/219798860" xlink:type="simple">https://scratch.mit.edu/projects/219798860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l</text:p>
          </table:table-cell>
          <table:table-cell office:value-type="string" calcext:value-type="string">
            <text:p>Theo Hofman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Maze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193" calcext:value-type="float">
            <text:p>200919193</text:p>
          </table:table-cell>
          <table:table-cell office:value-type="float" office:value="216016892" calcext:value-type="float">
            <text:p>216016892</text:p>
          </table:table-cell>
          <table:table-cell office:value-type="string" calcext:value-type="string">
            <text:p><text:a xlink:href="https://scratch.mit.edu/projects/216016892" xlink:type="simple">https://scratch.mit.edu/projects/216016892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j</text:p>
          </table:table-cell>
          <table:table-cell office:value-type="string" calcext:value-type="string">
            <text:p>Celia Viscomi Sole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203" calcext:value-type="float">
            <text:p>200919203</text:p>
          </table:table-cell>
          <table:table-cell office:value-type="float" office:value="216016892" calcext:value-type="float">
            <text:p>216016892</text:p>
          </table:table-cell>
          <table:table-cell office:value-type="string" calcext:value-type="string">
            <text:p><text:a xlink:href="https://scratch.mit.edu/projects/216016892" xlink:type="simple">https://scratch.mit.edu/projects/216016892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j</text:p>
          </table:table-cell>
          <table:table-cell office:value-type="string" calcext:value-type="string">
            <text:p>Emma Vaugh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210" calcext:value-type="float">
            <text:p>200919210</text:p>
          </table:table-cell>
          <table:table-cell office:value-type="float" office:value="216098444" calcext:value-type="float">
            <text:p>216098444</text:p>
          </table:table-cell>
          <table:table-cell office:value-type="string" calcext:value-type="string">
            <text:p><text:a xlink:href="https://scratch.mit.edu/projects/216098444" xlink:type="simple">https://scratch.mit.edu/projects/216098444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b</text:p>
          </table:table-cell>
          <table:table-cell office:value-type="string" calcext:value-type="string">
            <text:p>Hussain Zaid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Multiracial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Platform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557" calcext:value-type="float">
            <text:p>200919557</text:p>
          </table:table-cell>
          <table:table-cell office:value-type="float" office:value="216019783" calcext:value-type="float">
            <text:p>216019783</text:p>
          </table:table-cell>
          <table:table-cell office:value-type="string" calcext:value-type="string">
            <text:p><text:a xlink:href="https://scratch.mit.edu/projects/216019783" xlink:type="simple">https://scratch.mit.edu/projects/216019783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f</text:p>
          </table:table-cell>
          <table:table-cell office:value-type="string" calcext:value-type="string">
            <text:p>Ava Botti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latform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657" calcext:value-type="float">
            <text:p>200919657</text:p>
          </table:table-cell>
          <table:table-cell office:value-type="float" office:value="215739233" calcext:value-type="float">
            <text:p>215739233</text:p>
          </table:table-cell>
          <table:table-cell office:value-type="string" calcext:value-type="string">
            <text:p><text:a xlink:href="https://scratch.mit.edu/projects/215739233" xlink:type="simple">https://scratch.mit.edu/projects/215739233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e</text:p>
          </table:table-cell>
          <table:table-cell office:value-type="string" calcext:value-type="string">
            <text:p>Nico Cochran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Po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671" calcext:value-type="float">
            <text:p>200919671</text:p>
          </table:table-cell>
          <table:table-cell office:value-type="float" office:value="216097215" calcext:value-type="float">
            <text:p>216097215</text:p>
          </table:table-cell>
          <table:table-cell office:value-type="string" calcext:value-type="string">
            <text:p><text:a xlink:href="https://scratch.mit.edu/projects/216097215" xlink:type="simple">https://scratch.mit.edu/projects/216097215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f</text:p>
          </table:table-cell>
          <table:table-cell office:value-type="string" calcext:value-type="string">
            <text:p>Leo Bertolam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Quiz/nan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686" calcext:value-type="float">
            <text:p>200919686</text:p>
          </table:table-cell>
          <table:table-cell office:value-type="float" office:value="220525125" calcext:value-type="float">
            <text:p>220525125</text:p>
          </table:table-cell>
          <table:table-cell office:value-type="string" calcext:value-type="string">
            <text:p><text:a xlink:href="https://scratch.mit.edu/projects/220525125" xlink:type="simple">https://scratch.mit.edu/projects/220525125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h</text:p>
          </table:table-cell>
          <table:table-cell office:value-type="string" calcext:value-type="string">
            <text:p>Aden Abramowit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3"/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711" calcext:value-type="float">
            <text:p>200919711</text:p>
          </table:table-cell>
          <table:table-cell office:value-type="float" office:value="215739598" calcext:value-type="float">
            <text:p>215739598</text:p>
          </table:table-cell>
          <table:table-cell office:value-type="string" calcext:value-type="string">
            <text:p><text:a xlink:href="https://scratch.mit.edu/projects/215739598" xlink:type="simple">https://scratch.mit.edu/projects/215739598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g</text:p>
          </table:table-cell>
          <table:table-cell office:value-type="string" calcext:value-type="string">
            <text:p>Audrey Gagn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712" calcext:value-type="float">
            <text:p>200919712</text:p>
          </table:table-cell>
          <table:table-cell office:value-type="float" office:value="216097215" calcext:value-type="float">
            <text:p>216097215</text:p>
          </table:table-cell>
          <table:table-cell office:value-type="string" calcext:value-type="string">
            <text:p><text:a xlink:href="https://scratch.mit.edu/projects/216097215" xlink:type="simple">https://scratch.mit.edu/projects/216097215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f</text:p>
          </table:table-cell>
          <table:table-cell office:value-type="string" calcext:value-type="string">
            <text:p>Nathaniel Pulson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723" calcext:value-type="float">
            <text:p>200919723</text:p>
          </table:table-cell>
          <table:table-cell office:value-type="float" office:value="218164279" calcext:value-type="float">
            <text:p>218164279</text:p>
          </table:table-cell>
          <table:table-cell office:value-type="string" calcext:value-type="string">
            <text:p><text:a xlink:href="https://scratch.mit.edu/projects/218164279" xlink:type="simple">https://scratch.mit.edu/projects/218164279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a</text:p>
          </table:table-cell>
          <table:table-cell office:value-type="string" calcext:value-type="string">
            <text:p>Aidan Vah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Quiz/n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727" calcext:value-type="float">
            <text:p>200919727</text:p>
          </table:table-cell>
          <table:table-cell office:value-type="float" office:value="215739233" calcext:value-type="float">
            <text:p>215739233</text:p>
          </table:table-cell>
          <table:table-cell office:value-type="string" calcext:value-type="string">
            <text:p><text:a xlink:href="https://scratch.mit.edu/projects/215739233" xlink:type="simple">https://scratch.mit.edu/projects/215739233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e</text:p>
          </table:table-cell>
          <table:table-cell office:value-type="string" calcext:value-type="string">
            <text:p>Manny Hutter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Pong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729" calcext:value-type="float">
            <text:p>200919729</text:p>
          </table:table-cell>
          <table:table-cell office:value-type="float" office:value="216062843" calcext:value-type="float">
            <text:p>216062843</text:p>
          </table:table-cell>
          <table:table-cell office:value-type="string" calcext:value-type="string">
            <text:p><text:a xlink:href="https://scratch.mit.edu/projects/216062843" xlink:type="simple">https://scratch.mit.edu/projects/216062843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c</text:p>
          </table:table-cell>
          <table:table-cell office:value-type="string" calcext:value-type="string">
            <text:p>MJ Marsh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table:style-name="ce2"/>
          <table:table-cell table:style-name="ce3" office:value-type="string" calcext:value-type="string">
            <text:p>10/21</text:p>
          </table:table-cell>
          <table:table-cell office:value-type="string" calcext:value-type="string">
            <text:p>Action/Snak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739" calcext:value-type="float">
            <text:p>200919739</text:p>
          </table:table-cell>
          <table:table-cell office:value-type="float" office:value="219798860" calcext:value-type="float">
            <text:p>219798860</text:p>
          </table:table-cell>
          <table:table-cell office:value-type="string" calcext:value-type="string">
            <text:p><text:a xlink:href="https://scratch.mit.edu/projects/219798860" xlink:type="simple">https://scratch.mit.edu/projects/219798860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l</text:p>
          </table:table-cell>
          <table:table-cell office:value-type="string" calcext:value-type="string">
            <text:p>Gavin Ste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Maz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742" calcext:value-type="float">
            <text:p>200919742</text:p>
          </table:table-cell>
          <table:table-cell office:value-type="float" office:value="216064894" calcext:value-type="float">
            <text:p>216064894</text:p>
          </table:table-cell>
          <table:table-cell office:value-type="string" calcext:value-type="string">
            <text:p><text:a xlink:href="https://scratch.mit.edu/projects/216064894" xlink:type="simple">https://scratch.mit.edu/projects/216064894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e</text:p>
          </table:table-cell>
          <table:table-cell office:value-type="string" calcext:value-type="string">
            <text:p>Lily Auclai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745" calcext:value-type="float">
            <text:p>200919745</text:p>
          </table:table-cell>
          <table:table-cell office:value-type="float" office:value="216049586" calcext:value-type="float">
            <text:p>216049586</text:p>
          </table:table-cell>
          <table:table-cell office:value-type="string" calcext:value-type="string">
            <text:p><text:a xlink:href="https://scratch.mit.edu/projects/216049586" xlink:type="simple">https://scratch.mit.edu/projects/216049586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a</text:p>
          </table:table-cell>
          <table:table-cell office:value-type="string" calcext:value-type="string">
            <text:p>Rialto janair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/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Simulation/n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752" calcext:value-type="float">
            <text:p>200919752</text:p>
          </table:table-cell>
          <table:table-cell office:value-type="float" office:value="216063814" calcext:value-type="float">
            <text:p>216063814</text:p>
          </table:table-cell>
          <table:table-cell office:value-type="string" calcext:value-type="string">
            <text:p><text:a xlink:href="https://scratch.mit.edu/projects/216063814" xlink:type="simple">https://scratch.mit.edu/projects/216063814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d</text:p>
          </table:table-cell>
          <table:table-cell office:value-type="string" calcext:value-type="string">
            <text:p>Dani Kingsl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2"/>
          <table:table-cell office:value-type="string" calcext:value-type="string">
            <text:p>13/21</text:p>
          </table:table-cell>
          <table:table-cell office:value-type="string" calcext:value-type="string">
            <text:p>Simulation/Click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757" calcext:value-type="float">
            <text:p>200919757</text:p>
          </table:table-cell>
          <table:table-cell office:value-type="float" office:value="215739268" calcext:value-type="float">
            <text:p>215739268</text:p>
          </table:table-cell>
          <table:table-cell office:value-type="string" calcext:value-type="string">
            <text:p><text:a xlink:href="https://scratch.mit.edu/projects/215739268" xlink:type="simple">https://scratch.mit.edu/projects/215739268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b</text:p>
          </table:table-cell>
          <table:table-cell office:value-type="string" calcext:value-type="string">
            <text:p>Maya Ra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,Multiracial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764" calcext:value-type="float">
            <text:p>200919764</text:p>
          </table:table-cell>
          <table:table-cell office:value-type="float" office:value="216047817" calcext:value-type="float">
            <text:p>216047817</text:p>
          </table:table-cell>
          <table:table-cell office:value-type="string" calcext:value-type="string">
            <text:p><text:a xlink:href="https://scratch.mit.edu/projects/216047817" xlink:type="simple">https://scratch.mit.edu/projects/216047817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c</text:p>
          </table:table-cell>
          <table:table-cell office:value-type="string" calcext:value-type="string">
            <text:p>Ellie McBrid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Clicker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786" calcext:value-type="float">
            <text:p>200919786</text:p>
          </table:table-cell>
          <table:table-cell office:value-type="float" office:value="216062843" calcext:value-type="float">
            <text:p>216062843</text:p>
          </table:table-cell>
          <table:table-cell office:value-type="string" calcext:value-type="string">
            <text:p><text:a xlink:href="https://scratch.mit.edu/projects/216062843" xlink:type="simple">https://scratch.mit.edu/projects/216062843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c</text:p>
          </table:table-cell>
          <table:table-cell office:value-type="string" calcext:value-type="string">
            <text:p>matt moyl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0/21</text:p>
          </table:table-cell>
          <table:table-cell office:value-type="string" calcext:value-type="string">
            <text:p>Action/Snak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792" calcext:value-type="float">
            <text:p>200919792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h</text:p>
          </table:table-cell>
          <table:table-cell office:value-type="string" calcext:value-type="string">
            <text:p>Naomi Wolf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903" calcext:value-type="float">
            <text:p>200919903</text:p>
          </table:table-cell>
          <table:table-cell office:value-type="float" office:value="216063814" calcext:value-type="float">
            <text:p>216063814</text:p>
          </table:table-cell>
          <table:table-cell office:value-type="string" calcext:value-type="string">
            <text:p><text:a xlink:href="https://scratch.mit.edu/projects/216063814" xlink:type="simple">https://scratch.mit.edu/projects/216063814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d</text:p>
          </table:table-cell>
          <table:table-cell office:value-type="string" calcext:value-type="string">
            <text:p>Nicole Duo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Simulation/Click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910" calcext:value-type="float">
            <text:p>200919910</text:p>
          </table:table-cell>
          <table:table-cell office:value-type="float" office:value="216098444" calcext:value-type="float">
            <text:p>216098444</text:p>
          </table:table-cell>
          <table:table-cell office:value-type="string" calcext:value-type="string">
            <text:p><text:a xlink:href="https://scratch.mit.edu/projects/216098444" xlink:type="simple">https://scratch.mit.edu/projects/216098444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b</text:p>
          </table:table-cell>
          <table:table-cell office:value-type="string" calcext:value-type="string">
            <text:p>Jp Nort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Platform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932" calcext:value-type="float">
            <text:p>200919932</text:p>
          </table:table-cell>
          <table:table-cell office:value-type="float" office:value="216047108" calcext:value-type="float">
            <text:p>216047108</text:p>
          </table:table-cell>
          <table:table-cell office:value-type="string" calcext:value-type="string">
            <text:p><text:a xlink:href="https://scratch.mit.edu/projects/216047108" xlink:type="simple">https://scratch.mit.edu/projects/216047108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d</text:p>
          </table:table-cell>
          <table:table-cell office:value-type="string" calcext:value-type="string">
            <text:p>Avery Co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Quiz/nan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941" calcext:value-type="float">
            <text:p>200919941</text:p>
          </table:table-cell>
          <table:table-cell office:value-type="float" office:value="218372757" calcext:value-type="float">
            <text:p>218372757</text:p>
          </table:table-cell>
          <table:table-cell office:value-type="string" calcext:value-type="string">
            <text:p><text:a xlink:href="https://scratch.mit.edu/projects/218372757" xlink:type="simple">https://scratch.mit.edu/projects/218372757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j</text:p>
          </table:table-cell>
          <table:table-cell office:value-type="string" calcext:value-type="string">
            <text:p>Diego Espin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table:number-columns-repeated="3"/>
          <table:table-cell office:value-type="string" calcext:value-type="string">
            <text:p>Action/Po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19949" calcext:value-type="float">
            <text:p>200919949</text:p>
          </table:table-cell>
          <table:table-cell office:value-type="float" office:value="215739598" calcext:value-type="float">
            <text:p>215739598</text:p>
          </table:table-cell>
          <table:table-cell office:value-type="string" calcext:value-type="string">
            <text:p><text:a xlink:href="https://scratch.mit.edu/projects/215739598" xlink:type="simple">https://scratch.mit.edu/projects/215739598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g</text:p>
          </table:table-cell>
          <table:table-cell office:value-type="string" calcext:value-type="string">
            <text:p>Kasey Froh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084" calcext:value-type="float">
            <text:p>200920084</text:p>
          </table:table-cell>
          <table:table-cell office:value-type="float" office:value="216047787" calcext:value-type="float">
            <text:p>216047787</text:p>
          </table:table-cell>
          <table:table-cell office:value-type="string" calcext:value-type="string">
            <text:p><text:a xlink:href="https://scratch.mit.edu/projects/216047787" xlink:type="simple">https://scratch.mit.edu/projects/216047787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i</text:p>
          </table:table-cell>
          <table:table-cell office:value-type="string" calcext:value-type="string">
            <text:p>Gwen Car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Snak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103" calcext:value-type="float">
            <text:p>200920103</text:p>
          </table:table-cell>
          <table:table-cell office:value-type="float" office:value="216047787" calcext:value-type="float">
            <text:p>216047787</text:p>
          </table:table-cell>
          <table:table-cell office:value-type="string" calcext:value-type="string">
            <text:p><text:a xlink:href="https://scratch.mit.edu/projects/216047787" xlink:type="simple">https://scratch.mit.edu/projects/216047787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i</text:p>
          </table:table-cell>
          <table:table-cell office:value-type="string" calcext:value-type="string">
            <text:p>Shihui Angela Zou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Snak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119" calcext:value-type="float">
            <text:p>200920119</text:p>
          </table:table-cell>
          <table:table-cell office:value-type="float" office:value="215739268" calcext:value-type="float">
            <text:p>215739268</text:p>
          </table:table-cell>
          <table:table-cell office:value-type="string" calcext:value-type="string">
            <text:p><text:a xlink:href="https://scratch.mit.edu/projects/215739268" xlink:type="simple">https://scratch.mit.edu/projects/215739268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b</text:p>
          </table:table-cell>
          <table:table-cell office:value-type="string" calcext:value-type="string">
            <text:p>Tia Lev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ong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122" calcext:value-type="float">
            <text:p>200920122</text:p>
          </table:table-cell>
          <table:table-cell office:value-type="float" office:value="218954749" calcext:value-type="float">
            <text:p>218954749</text:p>
          </table:table-cell>
          <table:table-cell office:value-type="string" calcext:value-type="string">
            <text:p><text:a xlink:href="https://scratch.mit.edu/projects/218954749" xlink:type="simple">https://scratch.mit.edu/projects/218954749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c</text:p>
          </table:table-cell>
          <table:table-cell office:value-type="string" calcext:value-type="string">
            <text:p>cece doherty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Pong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129" calcext:value-type="float">
            <text:p>200920129</text:p>
          </table:table-cell>
          <table:table-cell office:value-type="float" office:value="216064894" calcext:value-type="float">
            <text:p>216064894</text:p>
          </table:table-cell>
          <table:table-cell office:value-type="string" calcext:value-type="string">
            <text:p><text:a xlink:href="https://scratch.mit.edu/projects/216064894" xlink:type="simple">https://scratch.mit.edu/projects/216064894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e</text:p>
          </table:table-cell>
          <table:table-cell office:value-type="string" calcext:value-type="string">
            <text:p>meredith Fli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Clicke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135" calcext:value-type="float">
            <text:p>200920135</text:p>
          </table:table-cell>
          <table:table-cell office:value-type="float" office:value="215798662" calcext:value-type="float">
            <text:p>215798662</text:p>
          </table:table-cell>
          <table:table-cell office:value-type="string" calcext:value-type="string">
            <text:p><text:a xlink:href="https://scratch.mit.edu/projects/215798662" xlink:type="simple">https://scratch.mit.edu/projects/215798662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i</text:p>
          </table:table-cell>
          <table:table-cell office:value-type="string" calcext:value-type="string">
            <text:p>Nicholas Grebli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Action/Platform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138" calcext:value-type="float">
            <text:p>200920138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i</text:p>
          </table:table-cell>
          <table:table-cell office:value-type="string" calcext:value-type="string">
            <text:p>kaela heinstei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6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188" calcext:value-type="float">
            <text:p>200920188</text:p>
          </table:table-cell>
          <table:table-cell office:value-type="float" office:value="215880282" calcext:value-type="float">
            <text:p>215880282</text:p>
          </table:table-cell>
          <table:table-cell office:value-type="string" calcext:value-type="string">
            <text:p><text:a xlink:href="https://scratch.mit.edu/projects/215880282" xlink:type="simple">https://scratch.mit.edu/projects/215880282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b</text:p>
          </table:table-cell>
          <table:table-cell office:value-type="string" calcext:value-type="string">
            <text:p>Timothy Kwartl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Simulation/Strategy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212" calcext:value-type="float">
            <text:p>200920212</text:p>
          </table:table-cell>
          <table:table-cell office:value-type="float" office:value="216097803" calcext:value-type="float">
            <text:p>216097803</text:p>
          </table:table-cell>
          <table:table-cell office:value-type="string" calcext:value-type="string">
            <text:p><text:a xlink:href="https://scratch.mit.edu/projects/216097803" xlink:type="simple">https://scratch.mit.edu/projects/216097803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g</text:p>
          </table:table-cell>
          <table:table-cell office:value-type="string" calcext:value-type="string">
            <text:p>Daniel Mart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231" calcext:value-type="float">
            <text:p>200920231</text:p>
          </table:table-cell>
          <table:table-cell office:value-type="float" office:value="215754730" calcext:value-type="float">
            <text:p>215754730</text:p>
          </table:table-cell>
          <table:table-cell office:value-type="string" calcext:value-type="string">
            <text:p><text:a xlink:href="https://scratch.mit.edu/projects/215754730" xlink:type="simple">https://scratch.mit.edu/projects/215754730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g</text:p>
          </table:table-cell>
          <table:table-cell office:value-type="string" calcext:value-type="string">
            <text:p>Jacob Harris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office:value-type="string" calcext:value-type="string">
            <text:p>Action/Platform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243" calcext:value-type="float">
            <text:p>200920243</text:p>
          </table:table-cell>
          <table:table-cell office:value-type="float" office:value="216018957" calcext:value-type="float">
            <text:p>216018957</text:p>
          </table:table-cell>
          <table:table-cell office:value-type="string" calcext:value-type="string">
            <text:p><text:a xlink:href="https://scratch.mit.edu/projects/216018957" xlink:type="simple">https://scratch.mit.edu/projects/216018957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h</text:p>
          </table:table-cell>
          <table:table-cell office:value-type="string" calcext:value-type="string">
            <text:p>Samantha Stew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,White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Simulation/n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251" calcext:value-type="float">
            <text:p>200920251</text:p>
          </table:table-cell>
          <table:table-cell office:value-type="float" office:value="216094292" calcext:value-type="float">
            <text:p>216094292</text:p>
          </table:table-cell>
          <table:table-cell office:value-type="string" calcext:value-type="string">
            <text:p><text:a xlink:href="https://scratch.mit.edu/projects/216094292" xlink:type="simple">https://scratch.mit.edu/projects/216094292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d</text:p>
          </table:table-cell>
          <table:table-cell office:value-type="string" calcext:value-type="string">
            <text:p>Julia Tulimier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Maze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263" calcext:value-type="float">
            <text:p>200920263</text:p>
          </table:table-cell>
          <table:table-cell office:value-type="float" office:value="216021570" calcext:value-type="float">
            <text:p>216021570</text:p>
          </table:table-cell>
          <table:table-cell office:value-type="string" calcext:value-type="string">
            <text:p><text:a xlink:href="https://scratch.mit.edu/projects/216021570" xlink:type="simple">https://scratch.mit.edu/projects/216021570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k</text:p>
          </table:table-cell>
          <table:table-cell office:value-type="string" calcext:value-type="string">
            <text:p>Nikolas Wastcoat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Murphy</text:p>
          </table:table-cell>
          <table:table-cell office:value-type="float" office:value="200920330" calcext:value-type="float">
            <text:p>200920330</text:p>
          </table:table-cell>
          <table:table-cell office:value-type="float" office:value="216094292" calcext:value-type="float">
            <text:p>216094292</text:p>
          </table:table-cell>
          <table:table-cell office:value-type="string" calcext:value-type="string">
            <text:p><text:a xlink:href="https://scratch.mit.edu/projects/216094292" xlink:type="simple">https://scratch.mit.edu/projects/216094292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d</text:p>
          </table:table-cell>
          <table:table-cell office:value-type="string" calcext:value-type="string">
            <text:p>Jamilah Val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Maz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371" calcext:value-type="float">
            <text:p>200920371</text:p>
          </table:table-cell>
          <table:table-cell office:value-type="float" office:value="216047241" calcext:value-type="float">
            <text:p>216047241</text:p>
          </table:table-cell>
          <table:table-cell office:value-type="string" calcext:value-type="string">
            <text:p><text:a xlink:href="https://scratch.mit.edu/projects/216047241" xlink:type="simple">https://scratch.mit.edu/projects/216047241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k</text:p>
          </table:table-cell>
          <table:table-cell office:value-type="string" calcext:value-type="string">
            <text:p>Francesca Tapp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table:style-name="ce2"/>
          <table:table-cell office:value-type="string" calcext:value-type="string">
            <text:p>Action/Pong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375" calcext:value-type="float">
            <text:p>200920375</text:p>
          </table:table-cell>
          <table:table-cell office:value-type="float" office:value="216050183" calcext:value-type="float">
            <text:p>216050183</text:p>
          </table:table-cell>
          <table:table-cell office:value-type="string" calcext:value-type="string">
            <text:p><text:a xlink:href="https://scratch.mit.edu/projects/216050183" xlink:type="simple">https://scratch.mit.edu/projects/216050183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j</text:p>
          </table:table-cell>
          <table:table-cell office:value-type="string" calcext:value-type="string">
            <text:p>Janade Nolan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Murphy</text:p>
          </table:table-cell>
          <table:table-cell office:value-type="float" office:value="200920378" calcext:value-type="float">
            <text:p>200920378</text:p>
          </table:table-cell>
          <table:table-cell office:value-type="float" office:value="216103839" calcext:value-type="float">
            <text:p>216103839</text:p>
          </table:table-cell>
          <table:table-cell office:value-type="string" calcext:value-type="string">
            <text:p><text:a xlink:href="https://scratch.mit.edu/projects/216103839" xlink:type="simple">https://scratch.mit.edu/projects/216103839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e</text:p>
          </table:table-cell>
          <table:table-cell office:value-type="string" calcext:value-type="string">
            <text:p>Chase Jaco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Platform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387" calcext:value-type="float">
            <text:p>200920387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Logan Couep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6"/>
        </table:table-row>
        <table:table-row table:style-name="ro3">
          <table:table-cell office:value-type="string" calcext:value-type="string">
            <text:p>Murphy</text:p>
          </table:table-cell>
          <table:table-cell office:value-type="float" office:value="200920400" calcext:value-type="float">
            <text:p>200920400</text:p>
          </table:table-cell>
          <table:table-cell office:value-type="float" office:value="216021570" calcext:value-type="float">
            <text:p>216021570</text:p>
          </table:table-cell>
          <table:table-cell office:value-type="string" calcext:value-type="string">
            <text:p><text:a xlink:href="https://scratch.mit.edu/projects/216021570" xlink:type="simple">https://scratch.mit.edu/projects/216021570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k</text:p>
          </table:table-cell>
          <table:table-cell office:value-type="string" calcext:value-type="string">
            <text:p>Aiden Wrigh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urphy</text:p>
          </table:table-cell>
          <table:table-cell office:value-type="float" office:value="200920534" calcext:value-type="float">
            <text:p>200920534</text:p>
          </table:table-cell>
          <table:table-cell office:value-type="float" office:value="218168859" calcext:value-type="float">
            <text:p>218168859</text:p>
          </table:table-cell>
          <table:table-cell office:value-type="string" calcext:value-type="string">
            <text:p><text:a xlink:href="https://scratch.mit.edu/projects/218168859" xlink:type="simple">https://scratch.mit.edu/projects/218168859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j</text:p>
          </table:table-cell>
          <table:table-cell office:value-type="string" calcext:value-type="string">
            <text:p>Robbie Thurst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9/21</text:p>
          </table:table-cell>
          <table:table-cell office:value-type="string" calcext:value-type="string">
            <text:p>Action/Platfor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651" calcext:value-type="float">
            <text:p>200920651</text:p>
          </table:table-cell>
          <table:table-cell office:value-type="float" office:value="218184771" calcext:value-type="float">
            <text:p>218184771</text:p>
          </table:table-cell>
          <table:table-cell office:value-type="string" calcext:value-type="string">
            <text:p><text:a xlink:href="https://scratch.mit.edu/projects/218184771" xlink:type="simple">https://scratch.mit.edu/projects/218184771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e</text:p>
          </table:table-cell>
          <table:table-cell office:value-type="string" calcext:value-type="string">
            <text:p>Selena Li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Shooter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729" calcext:value-type="float">
            <text:p>200920729</text:p>
          </table:table-cell>
          <table:table-cell office:value-type="float" office:value="216018957" calcext:value-type="float">
            <text:p>216018957</text:p>
          </table:table-cell>
          <table:table-cell office:value-type="string" calcext:value-type="string">
            <text:p><text:a xlink:href="https://scratch.mit.edu/projects/216018957" xlink:type="simple">https://scratch.mit.edu/projects/216018957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h</text:p>
          </table:table-cell>
          <table:table-cell office:value-type="string" calcext:value-type="string">
            <text:p>Emily Joy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Simulation/n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0920737" calcext:value-type="float">
            <text:p>200920737</text:p>
          </table:table-cell>
          <table:table-cell office:value-type="float" office:value="215752728" calcext:value-type="float">
            <text:p>215752728</text:p>
          </table:table-cell>
          <table:table-cell office:value-type="string" calcext:value-type="string">
            <text:p><text:a xlink:href="https://scratch.mit.edu/projects/215752728" xlink:type="simple">https://scratch.mit.edu/projects/215752728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f</text:p>
          </table:table-cell>
          <table:table-cell office:value-type="string" calcext:value-type="string">
            <text:p>Noah Ly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8/21</text:p>
          </table:table-cell>
          <table:table-cell office:value-type="string" calcext:value-type="string">
            <text:p>Puzzle/nan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022557" calcext:value-type="float">
            <text:p>201022557</text:p>
          </table:table-cell>
          <table:table-cell office:value-type="float" office:value="219659293" calcext:value-type="float">
            <text:p>219659293</text:p>
          </table:table-cell>
          <table:table-cell office:value-type="string" calcext:value-type="string">
            <text:p><text:a xlink:href="https://scratch.mit.edu/projects/219659293" xlink:type="simple">https://scratch.mit.edu/projects/219659293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i</text:p>
          </table:table-cell>
          <table:table-cell office:value-type="string" calcext:value-type="string">
            <text:p>Jade Da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Action/Clicker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022750" calcext:value-type="float">
            <text:p>201022750</text:p>
          </table:table-cell>
          <table:table-cell office:value-type="float" office:value="216016892" calcext:value-type="float">
            <text:p>216016892</text:p>
          </table:table-cell>
          <table:table-cell office:value-type="string" calcext:value-type="string">
            <text:p><text:a xlink:href="https://scratch.mit.edu/projects/216016892" xlink:type="simple">https://scratch.mit.edu/projects/216016892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j</text:p>
          </table:table-cell>
          <table:table-cell office:value-type="string" calcext:value-type="string">
            <text:p>Kathy Mitchell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022771" calcext:value-type="float">
            <text:p>201022771</text:p>
          </table:table-cell>
          <table:table-cell office:value-type="float" office:value="218182764" calcext:value-type="float">
            <text:p>218182764</text:p>
          </table:table-cell>
          <table:table-cell office:value-type="string" calcext:value-type="string">
            <text:p><text:a xlink:href="https://scratch.mit.edu/projects/218182764" xlink:type="simple">https://scratch.mit.edu/projects/218182764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g</text:p>
          </table:table-cell>
          <table:table-cell office:value-type="string" calcext:value-type="string">
            <text:p>Nathan Adam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022772" calcext:value-type="float">
            <text:p>201022772</text:p>
          </table:table-cell>
          <table:table-cell office:value-type="float" office:value="218182764" calcext:value-type="float">
            <text:p>218182764</text:p>
          </table:table-cell>
          <table:table-cell office:value-type="string" calcext:value-type="string">
            <text:p><text:a xlink:href="https://scratch.mit.edu/projects/218182764" xlink:type="simple">https://scratch.mit.edu/projects/218182764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g</text:p>
          </table:table-cell>
          <table:table-cell office:value-type="string" calcext:value-type="string">
            <text:p>Paul Adam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023030" calcext:value-type="float">
            <text:p>201023030</text:p>
          </table:table-cell>
          <table:table-cell office:value-type="float" office:value="216096385" calcext:value-type="float">
            <text:p>216096385</text:p>
          </table:table-cell>
          <table:table-cell office:value-type="string" calcext:value-type="string">
            <text:p><text:a xlink:href="https://scratch.mit.edu/projects/216096385" xlink:type="simple">https://scratch.mit.edu/projects/216096385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k</text:p>
          </table:table-cell>
          <table:table-cell office:value-type="string" calcext:value-type="string">
            <text:p>Luke Hovagimi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Pong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023213" calcext:value-type="float">
            <text:p>201023213</text:p>
          </table:table-cell>
          <table:table-cell office:value-type="float" office:value="216061381" calcext:value-type="float">
            <text:p>216061381</text:p>
          </table:table-cell>
          <table:table-cell office:value-type="string" calcext:value-type="string">
            <text:p><text:a xlink:href="https://scratch.mit.edu/projects/216061381" xlink:type="simple">https://scratch.mit.edu/projects/216061381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a</text:p>
          </table:table-cell>
          <table:table-cell office:value-type="string" calcext:value-type="string">
            <text:p>Katherine Low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1/21</text:p>
          </table:table-cell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123663" calcext:value-type="float">
            <text:p>201123663</text:p>
          </table:table-cell>
          <table:table-cell office:value-type="float" office:value="216019700" calcext:value-type="float">
            <text:p>216019700</text:p>
          </table:table-cell>
          <table:table-cell office:value-type="string" calcext:value-type="string">
            <text:p><text:a xlink:href="https://scratch.mit.edu/projects/216019700" xlink:type="simple">https://scratch.mit.edu/projects/216019700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a</text:p>
          </table:table-cell>
          <table:table-cell office:value-type="string" calcext:value-type="string">
            <text:p>Cameron MacKenz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urphy</text:p>
          </table:table-cell>
          <table:table-cell office:value-type="float" office:value="201124914" calcext:value-type="float">
            <text:p>201124914</text:p>
          </table:table-cell>
          <table:table-cell office:value-type="float" office:value="216047817" calcext:value-type="float">
            <text:p>216047817</text:p>
          </table:table-cell>
          <table:table-cell office:value-type="string" calcext:value-type="string">
            <text:p><text:a xlink:href="https://scratch.mit.edu/projects/216047817" xlink:type="simple">https://scratch.mit.edu/projects/216047817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c</text:p>
          </table:table-cell>
          <table:table-cell office:value-type="string" calcext:value-type="string">
            <text:p>Sophia Ma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3/21</text:p>
          </table:table-cell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125015" calcext:value-type="float">
            <text:p>201125015</text:p>
          </table:table-cell>
          <table:table-cell office:value-type="float" office:value="216096385" calcext:value-type="float">
            <text:p>216096385</text:p>
          </table:table-cell>
          <table:table-cell office:value-type="string" calcext:value-type="string">
            <text:p><text:a xlink:href="https://scratch.mit.edu/projects/216096385" xlink:type="simple">https://scratch.mit.edu/projects/216096385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k</text:p>
          </table:table-cell>
          <table:table-cell office:value-type="string" calcext:value-type="string">
            <text:p>Javier Bonill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Action/Pong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125024" calcext:value-type="float">
            <text:p>201125024</text:p>
          </table:table-cell>
          <table:table-cell office:value-type="float" office:value="215880282" calcext:value-type="float">
            <text:p>215880282</text:p>
          </table:table-cell>
          <table:table-cell office:value-type="string" calcext:value-type="string">
            <text:p><text:a xlink:href="https://scratch.mit.edu/projects/215880282" xlink:type="simple">https://scratch.mit.edu/projects/215880282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b</text:p>
          </table:table-cell>
          <table:table-cell office:value-type="string" calcext:value-type="string">
            <text:p>Jason L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3"/>
          <table:table-cell office:value-type="string" calcext:value-type="string">
            <text:p>Simulation/Strategy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226977" calcext:value-type="float">
            <text:p>201226977</text:p>
          </table:table-cell>
          <table:table-cell office:value-type="float" office:value="216047108" calcext:value-type="float">
            <text:p>216047108</text:p>
          </table:table-cell>
          <table:table-cell office:value-type="string" calcext:value-type="string">
            <text:p><text:a xlink:href="https://scratch.mit.edu/projects/216047108" xlink:type="simple">https://scratch.mit.edu/projects/216047108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d</text:p>
          </table:table-cell>
          <table:table-cell office:value-type="string" calcext:value-type="string">
            <text:p>Isabelle Azzol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Quiz/nan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227778" calcext:value-type="float">
            <text:p>201227778</text:p>
          </table:table-cell>
          <table:table-cell office:value-type="float" office:value="216019700" calcext:value-type="float">
            <text:p>216019700</text:p>
          </table:table-cell>
          <table:table-cell office:value-type="string" calcext:value-type="string">
            <text:p><text:a xlink:href="https://scratch.mit.edu/projects/216019700" xlink:type="simple">https://scratch.mit.edu/projects/216019700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a</text:p>
          </table:table-cell>
          <table:table-cell office:value-type="string" calcext:value-type="string">
            <text:p>Mark Frankl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Action/Clicker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328420" calcext:value-type="float">
            <text:p>201328420</text:p>
          </table:table-cell>
          <table:table-cell office:value-type="float" office:value="216103839" calcext:value-type="float">
            <text:p>216103839</text:p>
          </table:table-cell>
          <table:table-cell office:value-type="string" calcext:value-type="string">
            <text:p><text:a xlink:href="https://scratch.mit.edu/projects/216103839" xlink:type="simple">https://scratch.mit.edu/projects/216103839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e</text:p>
          </table:table-cell>
          <table:table-cell office:value-type="string" calcext:value-type="string">
            <text:p>Florian Kuech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2"/>
          <table:table-cell office:value-type="string" calcext:value-type="string">
            <text:p>13/21</text:p>
          </table:table-cell>
          <table:table-cell office:value-type="string" calcext:value-type="string">
            <text:p>Action/Platform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6">
          <table:table-cell office:value-type="string" calcext:value-type="string">
            <text:p>Murphy</text:p>
          </table:table-cell>
          <table:table-cell office:value-type="float" office:value="201328679" calcext:value-type="float">
            <text:p>201328679</text:p>
          </table:table-cell>
          <table:table-cell office:value-type="float" office:value="216019783" calcext:value-type="float">
            <text:p>216019783</text:p>
          </table:table-cell>
          <table:table-cell office:value-type="string" calcext:value-type="string">
            <text:p><text:a xlink:href="https://scratch.mit.edu/projects/216019783" xlink:type="simple">https://scratch.mit.edu/projects/216019783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f</text:p>
          </table:table-cell>
          <table:table-cell office:value-type="string" calcext:value-type="string">
            <text:p>Siya Pat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merican Indian or Alaskan Native,Asian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Action/Platfor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432158" calcext:value-type="float">
            <text:p>201432158</text:p>
          </table:table-cell>
          <table:table-cell office:value-type="float" office:value="216018959" calcext:value-type="float">
            <text:p>216018959</text:p>
          </table:table-cell>
          <table:table-cell office:value-type="string" calcext:value-type="string">
            <text:p><text:a xlink:href="https://scratch.mit.edu/projects/216018959" xlink:type="simple">https://scratch.mit.edu/projects/216018959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d</text:p>
          </table:table-cell>
          <table:table-cell office:value-type="string" calcext:value-type="string">
            <text:p>Amanda Furbacher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Action/Maze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432332" calcext:value-type="float">
            <text:p>201432332</text:p>
          </table:table-cell>
          <table:table-cell office:value-type="float" office:value="220525125" calcext:value-type="float">
            <text:p>220525125</text:p>
          </table:table-cell>
          <table:table-cell office:value-type="string" calcext:value-type="string">
            <text:p><text:a xlink:href="https://scratch.mit.edu/projects/220525125" xlink:type="simple">https://scratch.mit.edu/projects/220525125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h</text:p>
          </table:table-cell>
          <table:table-cell office:value-type="string" calcext:value-type="string">
            <text:p>Alex Wats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3"/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432692" calcext:value-type="float">
            <text:p>201432692</text:p>
          </table:table-cell>
          <table:table-cell office:value-type="float" office:value="218164279" calcext:value-type="float">
            <text:p>218164279</text:p>
          </table:table-cell>
          <table:table-cell office:value-type="string" calcext:value-type="string">
            <text:p><text:a xlink:href="https://scratch.mit.edu/projects/218164279" xlink:type="simple">https://scratch.mit.edu/projects/218164279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a</text:p>
          </table:table-cell>
          <table:table-cell office:value-type="string" calcext:value-type="string">
            <text:p>Ashley Ta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2/21</text:p>
          </table:table-cell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432700" calcext:value-type="float">
            <text:p>20143270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b</text:p>
          </table:table-cell>
          <table:table-cell office:value-type="string" calcext:value-type="string">
            <text:p>Allison Orella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table:style-name="ce2"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432739" calcext:value-type="float">
            <text:p>201432739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h</text:p>
          </table:table-cell>
          <table:table-cell office:value-type="string" calcext:value-type="string">
            <text:p>Liam Stevens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number-columns-repeated="6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534925" calcext:value-type="float">
            <text:p>201534925</text:p>
          </table:table-cell>
          <table:table-cell office:value-type="float" office:value="218184096" calcext:value-type="float">
            <text:p>218184096</text:p>
          </table:table-cell>
          <table:table-cell office:value-type="string" calcext:value-type="string">
            <text:p><text:a xlink:href="https://scratch.mit.edu/projects/218184096" xlink:type="simple">https://scratch.mit.edu/projects/218184096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c</text:p>
          </table:table-cell>
          <table:table-cell office:value-type="string" calcext:value-type="string">
            <text:p>Olivia Yohannan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Action/Platfor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600102" calcext:value-type="float">
            <text:p>201600102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i</text:p>
          </table:table-cell>
          <table:table-cell office:value-type="string" calcext:value-type="string">
            <text:p>Sarah Legaul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601677" calcext:value-type="float">
            <text:p>201601677</text:p>
          </table:table-cell>
          <table:table-cell office:value-type="float" office:value="216047241" calcext:value-type="float">
            <text:p>216047241</text:p>
          </table:table-cell>
          <table:table-cell office:value-type="string" calcext:value-type="string">
            <text:p><text:a xlink:href="https://scratch.mit.edu/projects/216047241" xlink:type="simple">https://scratch.mit.edu/projects/216047241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k</text:p>
          </table:table-cell>
          <table:table-cell office:value-type="string" calcext:value-type="string">
            <text:p>Ashley Lopez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table:style-name="ce2" table:number-columns-repeated="2"/>
          <table:table-cell office:value-type="string" calcext:value-type="string">
            <text:p>Action/Pong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700268" calcext:value-type="float">
            <text:p>201700268</text:p>
          </table:table-cell>
          <table:table-cell office:value-type="float" office:value="216018959" calcext:value-type="float">
            <text:p>216018959</text:p>
          </table:table-cell>
          <table:table-cell office:value-type="string" calcext:value-type="string">
            <text:p><text:a xlink:href="https://scratch.mit.edu/projects/216018959" xlink:type="simple">https://scratch.mit.edu/projects/216018959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d</text:p>
          </table:table-cell>
          <table:table-cell office:value-type="string" calcext:value-type="string">
            <text:p>Indi Ch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3"/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701160" calcext:value-type="float">
            <text:p>201701160</text:p>
          </table:table-cell>
          <table:table-cell office:value-type="float" office:value="216050183" calcext:value-type="float">
            <text:p>216050183</text:p>
          </table:table-cell>
          <table:table-cell office:value-type="string" calcext:value-type="string">
            <text:p><text:a xlink:href="https://scratch.mit.edu/projects/216050183" xlink:type="simple">https://scratch.mit.edu/projects/216050183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j</text:p>
          </table:table-cell>
          <table:table-cell office:value-type="string" calcext:value-type="string">
            <text:p>Yumeng Ouyang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3/21</text:p>
          </table:table-cell>
          <table:table-cell office:value-type="string" calcext:value-type="string">
            <text:p>Action/Po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float" office:value="201701260" calcext:value-type="float">
            <text:p>201701260</text:p>
          </table:table-cell>
          <table:table-cell office:value-type="float" office:value="219659293" calcext:value-type="float">
            <text:p>219659293</text:p>
          </table:table-cell>
          <table:table-cell office:value-type="string" calcext:value-type="string">
            <text:p><text:a xlink:href="https://scratch.mit.edu/projects/219659293" xlink:type="simple">https://scratch.mit.edu/projects/219659293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i</text:p>
          </table:table-cell>
          <table:table-cell office:value-type="string" calcext:value-type="string">
            <text:p>Lucy Po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table:style-name="ce2" table:number-columns-repeated="2"/>
          <table:table-cell office:value-type="string" calcext:value-type="string">
            <text:p>Action/Cli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--</text:p>
          </table:table-cell>
          <table:table-cell office:value-type="float" office:value="216049586" calcext:value-type="float">
            <text:p>216049586</text:p>
          </table:table-cell>
          <table:table-cell office:value-type="string" calcext:value-type="string">
            <text:p><text:a xlink:href="https://scratch.mit.edu/projects/216049586" xlink:type="simple">https://scratch.mit.edu/projects/216049586</text:a></text:p>
          </table:table-cell>
          <table:table-cell office:value-type="string" calcext:value-type="string">
            <text:p><text:a xlink:href="https://scratch.mit.edu/studios/5040803/" xlink:type="simple">https://scratch.mit.edu/studios/5040803/</text:a></text:p>
          </table:table-cell>
          <table:table-cell office:value-type="string" calcext:value-type="string">
            <text:p>Evergreen184a</text:p>
          </table:table-cell>
          <table:table-cell office:value-type="string" calcext:value-type="string">
            <text:p>Nate Szpak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office:value-type="string" calcext:value-type="string">
            <text:p>Simulation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--</text:p>
          </table:table-cell>
          <table:table-cell office:value-type="float" office:value="216061437" calcext:value-type="float">
            <text:p>216061437</text:p>
          </table:table-cell>
          <table:table-cell office:value-type="string" calcext:value-type="string">
            <text:p><text:a xlink:href="https://scratch.mit.edu/projects/216061437" xlink:type="simple">https://scratch.mit.edu/projects/216061437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h</text:p>
          </table:table-cell>
          <table:table-cell office:value-type="string" calcext:value-type="string">
            <text:p>James Bombara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5/21</text:p>
          </table:table-cell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--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b</text:p>
          </table:table-cell>
          <table:table-cell office:value-type="string" calcext:value-type="string">
            <text:p>Kevin Castillo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--</text:p>
          </table:table-cell>
          <table:table-cell office:value-type="float" office:value="218372757" calcext:value-type="float">
            <text:p>218372757</text:p>
          </table:table-cell>
          <table:table-cell office:value-type="string" calcext:value-type="string">
            <text:p><text:a xlink:href="https://scratch.mit.edu/projects/218372757" xlink:type="simple">https://scratch.mit.edu/projects/218372757</text:a></text:p>
          </table:table-cell>
          <table:table-cell office:value-type="string" calcext:value-type="string">
            <text:p><text:a xlink:href="https://scratch.mit.edu/studios/5040466/" xlink:type="simple">https://scratch.mit.edu/studios/5040466/</text:a></text:p>
          </table:table-cell>
          <table:table-cell office:value-type="string" calcext:value-type="string">
            <text:p>Evergreen181j</text:p>
          </table:table-cell>
          <table:table-cell office:value-type="string" calcext:value-type="string">
            <text:p>Marco Maloney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--</text:p>
          </table:table-cell>
          <table:table-cell office:value-type="float" office:value="218954749" calcext:value-type="float">
            <text:p>218954749</text:p>
          </table:table-cell>
          <table:table-cell office:value-type="string" calcext:value-type="string">
            <text:p><text:a xlink:href="https://scratch.mit.edu/projects/218954749" xlink:type="simple">https://scratch.mit.edu/projects/218954749</text:a></text:p>
          </table:table-cell>
          <table:table-cell office:value-type="string" calcext:value-type="string">
            <text:p><text:a xlink:href="https://scratch.mit.edu/studios/5040471/" xlink:type="simple">https://scratch.mit.edu/studios/5040471/</text:a></text:p>
          </table:table-cell>
          <table:table-cell office:value-type="string" calcext:value-type="string">
            <text:p>Evergreen182c</text:p>
          </table:table-cell>
          <table:table-cell office:value-type="string" calcext:value-type="string">
            <text:p>Elysha Brown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Action/Po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--</text:p>
          </table:table-cell>
          <table:table-cell office:value-type="float" office:value="218184096" calcext:value-type="float">
            <text:p>218184096</text:p>
          </table:table-cell>
          <table:table-cell office:value-type="string" calcext:value-type="string">
            <text:p><text:a xlink:href="https://scratch.mit.edu/projects/218184096" xlink:type="simple">https://scratch.mit.edu/projects/218184096</text:a></text:p>
          </table:table-cell>
          <table:table-cell office:value-type="string" calcext:value-type="string">
            <text:p><text:a xlink:href="https://scratch.mit.edu/studios/5040477/" xlink:type="simple">https://scratch.mit.edu/studios/5040477/</text:a></text:p>
          </table:table-cell>
          <table:table-cell office:value-type="string" calcext:value-type="string">
            <text:p>Evergreen183c</text:p>
          </table:table-cell>
          <table:table-cell office:value-type="string" calcext:value-type="string">
            <text:p>Colton Chu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Action/Platform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715790" calcext:value-type="float">
            <text:p>200715790</text:p>
          </table:table-cell>
          <table:table-cell office:value-type="float" office:value="210193236" calcext:value-type="float">
            <text:p>210193236</text:p>
          </table:table-cell>
          <table:table-cell office:value-type="string" calcext:value-type="string">
            <text:p><text:a xlink:href="https://scratch.mit.edu/projects/210193236" xlink:type="simple">https://scratch.mit.edu/projects/210193236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brennanbryce</text:p>
          </table:table-cell>
          <table:table-cell office:value-type="string" calcext:value-type="string">
            <text:p>Bryce Bus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818459" calcext:value-type="float">
            <text:p>200818459</text:p>
          </table:table-cell>
          <table:table-cell office:value-type="float" office:value="210997416" calcext:value-type="float">
            <text:p>210997416</text:p>
          </table:table-cell>
          <table:table-cell office:value-type="string" calcext:value-type="string">
            <text:p><text:a xlink:href="https://scratch.mit.edu/projects/210997416" xlink:type="simple">https://scratch.mit.edu/projects/210997416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AnthonySloane</text:p>
          </table:table-cell>
          <table:table-cell office:value-type="string" calcext:value-type="string">
            <text:p>Anthony 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Action/Shoot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919635" calcext:value-type="float">
            <text:p>200919635</text:p>
          </table:table-cell>
          <table:table-cell office:value-type="float" office:value="211278289" calcext:value-type="float">
            <text:p>211278289</text:p>
          </table:table-cell>
          <table:table-cell office:value-type="string" calcext:value-type="string">
            <text:p><text:a xlink:href="https://scratch.mit.edu/projects/211278289" xlink:type="simple">https://scratch.mit.edu/projects/211278289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JackShayna</text:p>
          </table:table-cell>
          <table:table-cell office:value-type="string" calcext:value-type="string">
            <text:p>Jack Sokhos Drud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919663" calcext:value-type="float">
            <text:p>200919663</text:p>
          </table:table-cell>
          <table:table-cell office:value-type="float" office:value="210487350" calcext:value-type="float">
            <text:p>210487350</text:p>
          </table:table-cell>
          <table:table-cell office:value-type="string" calcext:value-type="string">
            <text:p><text:a xlink:href="https://scratch.mit.edu/projects/210487350" xlink:type="simple">https://scratch.mit.edu/projects/210487350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RahymDylan</text:p>
          </table:table-cell>
          <table:table-cell office:value-type="string" calcext:value-type="string">
            <text:p>Dylan Baile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White</text:p>
          </table:table-cell>
          <table:table-cell table:style-name="ce2"/>
          <table:table-cell office:value-type="string" calcext:value-type="string">
            <text:p>Quiz/nan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919747" calcext:value-type="float">
            <text:p>200919747</text:p>
          </table:table-cell>
          <table:table-cell office:value-type="float" office:value="210193236" calcext:value-type="float">
            <text:p>210193236</text:p>
          </table:table-cell>
          <table:table-cell office:value-type="string" calcext:value-type="string">
            <text:p><text:a xlink:href="https://scratch.mit.edu/projects/210193236" xlink:type="simple">https://scratch.mit.edu/projects/210193236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brennanbryce</text:p>
          </table:table-cell>
          <table:table-cell office:value-type="string" calcext:value-type="string">
            <text:p>Brennan Redmo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Maz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919774" calcext:value-type="float">
            <text:p>200919774</text:p>
          </table:table-cell>
          <table:table-cell office:value-type="float" office:value="210996712" calcext:value-type="float">
            <text:p>210996712</text:p>
          </table:table-cell>
          <table:table-cell office:value-type="string" calcext:value-type="string">
            <text:p><text:a xlink:href="https://scratch.mit.edu/projects/210996712" xlink:type="simple">https://scratch.mit.edu/projects/210996712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KatrinaTaylor</text:p>
          </table:table-cell>
          <table:table-cell office:value-type="string" calcext:value-type="string">
            <text:p>Katrina Jo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919781" calcext:value-type="float">
            <text:p>200919781</text:p>
          </table:table-cell>
          <table:table-cell office:value-type="float" office:value="210478812" calcext:value-type="float">
            <text:p>210478812</text:p>
          </table:table-cell>
          <table:table-cell office:value-type="string" calcext:value-type="string">
            <text:p><text:a xlink:href="https://scratch.mit.edu/projects/210478812" xlink:type="simple">https://scratch.mit.edu/projects/210478812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DestinyGrace</text:p>
          </table:table-cell>
          <table:table-cell office:value-type="string" calcext:value-type="string">
            <text:p>Gra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Unplayable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919791" calcext:value-type="float">
            <text:p>200919791</text:p>
          </table:table-cell>
          <table:table-cell office:value-type="float" office:value="210478520" calcext:value-type="float">
            <text:p>210478520</text:p>
          </table:table-cell>
          <table:table-cell office:value-type="string" calcext:value-type="string">
            <text:p><text:a xlink:href="https://scratch.mit.edu/projects/210478520" xlink:type="simple">https://scratch.mit.edu/projects/210478520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AnaKeila</text:p>
          </table:table-cell>
          <table:table-cell office:value-type="string" calcext:value-type="string">
            <text:p>Ana Tri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table:style-name="ce2" table:number-columns-repeated="2"/>
          <table:table-cell office:value-type="string" calcext:value-type="string">
            <text:p>Action/Maz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920416" calcext:value-type="float">
            <text:p>200920416</text:p>
          </table:table-cell>
          <table:table-cell office:value-type="float" office:value="210996712" calcext:value-type="float">
            <text:p>210996712</text:p>
          </table:table-cell>
          <table:table-cell office:value-type="string" calcext:value-type="string">
            <text:p><text:a xlink:href="https://scratch.mit.edu/projects/210996712" xlink:type="simple">https://scratch.mit.edu/projects/210996712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KatrinaTaylor</text:p>
          </table:table-cell>
          <table:table-cell office:value-type="string" calcext:value-type="string">
            <text:p>Taylor Stazesk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,Multiracial</text:p>
          </table:table-cell>
          <table:table-cell table:style-name="ce2"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920749" calcext:value-type="float">
            <text:p>200920749</text:p>
          </table:table-cell>
          <table:table-cell office:value-type="float" office:value="210189023" calcext:value-type="float">
            <text:p>210189023</text:p>
          </table:table-cell>
          <table:table-cell office:value-type="string" calcext:value-type="string">
            <text:p><text:a xlink:href="https://scratch.mit.edu/projects/210189023" xlink:type="simple">https://scratch.mit.edu/projects/210189023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RobinAntonio</text:p>
          </table:table-cell>
          <table:table-cell office:value-type="string" calcext:value-type="string">
            <text:p>Robin Steve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3"/>
          <table:table-cell office:value-type="string" calcext:value-type="string">
            <text:p>Action/Platfor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ecker</text:p>
          </table:table-cell>
          <table:table-cell office:value-type="float" office:value="200920995" calcext:value-type="float">
            <text:p>200920995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aiyanaoliviah</text:p>
          </table:table-cell>
          <table:table-cell office:value-type="string" calcext:value-type="string">
            <text:p>Oliviah Espad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,Black or African America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1022603" calcext:value-type="float">
            <text:p>201022603</text:p>
          </table:table-cell>
          <table:table-cell office:value-type="float" office:value="210478812" calcext:value-type="float">
            <text:p>210478812</text:p>
          </table:table-cell>
          <table:table-cell office:value-type="string" calcext:value-type="string">
            <text:p><text:a xlink:href="https://scratch.mit.edu/projects/210478812" xlink:type="simple">https://scratch.mit.edu/projects/210478812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DestinyGrace</text:p>
          </table:table-cell>
          <table:table-cell office:value-type="string" calcext:value-type="string">
            <text:p>Destiny Brow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table:style-name="ce2"/>
          <table:table-cell office:value-type="string" calcext:value-type="string">
            <text:p>Unplayable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1123465" calcext:value-type="float">
            <text:p>201123465</text:p>
          </table:table-cell>
          <table:table-cell office:value-type="float" office:value="210477642" calcext:value-type="float">
            <text:p>210477642</text:p>
          </table:table-cell>
          <table:table-cell office:value-type="string" calcext:value-type="string">
            <text:p><text:a xlink:href="https://scratch.mit.edu/projects/210477642" xlink:type="simple">https://scratch.mit.edu/projects/210477642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NatJonathan</text:p>
          </table:table-cell>
          <table:table-cell office:value-type="string" calcext:value-type="string">
            <text:p>Nathaniel Bloo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Maz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1125532" calcext:value-type="float">
            <text:p>201125532</text:p>
          </table:table-cell>
          <table:table-cell office:value-type="float" office:value="210487350" calcext:value-type="float">
            <text:p>210487350</text:p>
          </table:table-cell>
          <table:table-cell office:value-type="string" calcext:value-type="string">
            <text:p><text:a xlink:href="https://scratch.mit.edu/projects/210487350" xlink:type="simple">https://scratch.mit.edu/projects/210487350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RahymDylan</text:p>
          </table:table-cell>
          <table:table-cell office:value-type="string" calcext:value-type="string">
            <text:p>Rahym Seidov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White,Other</text:p>
          </table:table-cell>
          <table:table-cell table:style-name="ce2"/>
          <table:table-cell office:value-type="string" calcext:value-type="string">
            <text:p>Quiz/nan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1227172" calcext:value-type="float">
            <text:p>201227172</text:p>
          </table:table-cell>
          <table:table-cell office:value-type="float" office:value="212627980" calcext:value-type="float">
            <text:p>212627980</text:p>
          </table:table-cell>
          <table:table-cell office:value-type="string" calcext:value-type="string">
            <text:p><text:a xlink:href="https://scratch.mit.edu/projects/212627980" xlink:type="simple">https://scratch.mit.edu/projects/212627980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thaliajehan</text:p>
          </table:table-cell>
          <table:table-cell office:value-type="string" calcext:value-type="string">
            <text:p>Jehan dos santos rami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table:style-name="ce2"/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Becker</text:p>
          </table:table-cell>
          <table:table-cell office:value-type="float" office:value="201227682" calcext:value-type="float">
            <text:p>201227682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aiyanaoliviah</text:p>
          </table:table-cell>
          <table:table-cell office:value-type="string" calcext:value-type="string">
            <text:p>Aiyana Hender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merican Indian or Alaskan Native,Black or African American,Native Hawaiian or other Pacific Islande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1329516" calcext:value-type="float">
            <text:p>201329516</text:p>
          </table:table-cell>
          <table:table-cell office:value-type="float" office:value="211278289" calcext:value-type="float">
            <text:p>211278289</text:p>
          </table:table-cell>
          <table:table-cell office:value-type="string" calcext:value-type="string">
            <text:p><text:a xlink:href="https://scratch.mit.edu/projects/211278289" xlink:type="simple">https://scratch.mit.edu/projects/211278289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JackShayna</text:p>
          </table:table-cell>
          <table:table-cell office:value-type="string" calcext:value-type="string">
            <text:p>Shayna Whi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Clicker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1601525" calcext:value-type="float">
            <text:p>201601525</text:p>
          </table:table-cell>
          <table:table-cell office:value-type="float" office:value="210478520" calcext:value-type="float">
            <text:p>210478520</text:p>
          </table:table-cell>
          <table:table-cell office:value-type="string" calcext:value-type="string">
            <text:p><text:a xlink:href="https://scratch.mit.edu/projects/210478520" xlink:type="simple">https://scratch.mit.edu/projects/210478520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AnaKeila</text:p>
          </table:table-cell>
          <table:table-cell office:value-type="string" calcext:value-type="string">
            <text:p>Kelia Hered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table:style-name="ce2"/>
          <table:table-cell office:value-type="string" calcext:value-type="string">
            <text:p>Action/Maze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1601857" calcext:value-type="float">
            <text:p>201601857</text:p>
          </table:table-cell>
          <table:table-cell office:value-type="float" office:value="210189023" calcext:value-type="float">
            <text:p>210189023</text:p>
          </table:table-cell>
          <table:table-cell office:value-type="string" calcext:value-type="string">
            <text:p><text:a xlink:href="https://scratch.mit.edu/projects/210189023" xlink:type="simple">https://scratch.mit.edu/projects/210189023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RobinAntonio</text:p>
          </table:table-cell>
          <table:table-cell office:value-type="string" calcext:value-type="string">
            <text:p>Antonio Dalt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table:style-name="ce2"/>
          <table:table-cell office:value-type="string" calcext:value-type="string">
            <text:p>Action/Platfor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string" calcext:value-type="string">
            <text:p>--</text:p>
          </table:table-cell>
          <table:table-cell office:value-type="float" office:value="210997416" calcext:value-type="float">
            <text:p>210997416</text:p>
          </table:table-cell>
          <table:table-cell office:value-type="string" calcext:value-type="string">
            <text:p><text:a xlink:href="https://scratch.mit.edu/projects/210997416" xlink:type="simple">https://scratch.mit.edu/projects/210997416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AnthonySloane</text:p>
          </table:table-cell>
          <table:table-cell office:value-type="string" calcext:value-type="string">
            <text:p>Sloane Beck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number-columns-repeated="3"/>
          <table:table-cell office:value-type="string" calcext:value-type="string">
            <text:p>Action/Shoote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string" calcext:value-type="string">
            <text:p>--</text:p>
          </table:table-cell>
          <table:table-cell office:value-type="float" office:value="212627980" calcext:value-type="float">
            <text:p>212627980</text:p>
          </table:table-cell>
          <table:table-cell office:value-type="string" calcext:value-type="string">
            <text:p><text:a xlink:href="https://scratch.mit.edu/projects/212627980" xlink:type="simple">https://scratch.mit.edu/projects/212627980</text:a></text:p>
          </table:table-cell>
          <table:table-cell office:value-type="string" calcext:value-type="string">
            <text:p><text:a xlink:href="https://scratch.mit.edu/studios/4911444/" xlink:type="simple">https://scratch.mit.edu/studios/4911444/</text:a></text:p>
          </table:table-cell>
          <table:table-cell office:value-type="string" calcext:value-type="string">
            <text:p>SAGEs1thaliajehan</text:p>
          </table:table-cell>
          <table:table-cell office:value-type="string" calcext:value-type="string">
            <text:p>Thalia Shepa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table:number-columns-repeated="3"/>
          <table:table-cell office:value-type="string" calcext:value-type="string">
            <text:p>Action/Clicker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715806" calcext:value-type="float">
            <text:p>200715806</text:p>
          </table:table-cell>
          <table:table-cell office:value-type="float" office:value="210542830" calcext:value-type="float">
            <text:p>210542830</text:p>
          </table:table-cell>
          <table:table-cell office:value-type="string" calcext:value-type="string">
            <text:p><text:a xlink:href="https://scratch.mit.edu/projects/210542830" xlink:type="simple">https://scratch.mit.edu/projects/210542830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AndrewJack</text:p>
          </table:table-cell>
          <table:table-cell office:value-type="string" calcext:value-type="string">
            <text:p>Jack Soni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Unplayable/nan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716705" calcext:value-type="float">
            <text:p>200716705</text:p>
          </table:table-cell>
          <table:table-cell office:value-type="float" office:value="210541332" calcext:value-type="float">
            <text:p>210541332</text:p>
          </table:table-cell>
          <table:table-cell office:value-type="string" calcext:value-type="string">
            <text:p><text:a xlink:href="https://scratch.mit.edu/projects/210541332" xlink:type="simple">https://scratch.mit.edu/projects/210541332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zacben</text:p>
          </table:table-cell>
          <table:table-cell office:value-type="string" calcext:value-type="string">
            <text:p>Ben Ta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ce2"/>
          <table:table-cell office:value-type="string" calcext:value-type="string">
            <text:p>Simulation/Strategy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716750" calcext:value-type="float">
            <text:p>200716750</text:p>
          </table:table-cell>
          <table:table-cell office:value-type="float" office:value="210544376" calcext:value-type="float">
            <text:p>210544376</text:p>
          </table:table-cell>
          <table:table-cell office:value-type="string" calcext:value-type="string">
            <text:p><text:a xlink:href="https://scratch.mit.edu/projects/210544376" xlink:type="simple">https://scratch.mit.edu/projects/210544376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katiederin</text:p>
          </table:table-cell>
          <table:table-cell office:value-type="string" calcext:value-type="string">
            <text:p>Katie McGarv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Unplayable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716796" calcext:value-type="float">
            <text:p>200716796</text:p>
          </table:table-cell>
          <table:table-cell office:value-type="float" office:value="210546161" calcext:value-type="float">
            <text:p>210546161</text:p>
          </table:table-cell>
          <table:table-cell office:value-type="string" calcext:value-type="string">
            <text:p><text:a xlink:href="https://scratch.mit.edu/projects/210546161" xlink:type="simple">https://scratch.mit.edu/projects/210546161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abbyangelina</text:p>
          </table:table-cell>
          <table:table-cell office:value-type="string" calcext:value-type="string">
            <text:p>Abby Minel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,Other</text:p>
          </table:table-cell>
          <table:table-cell table:style-name="ce2"/>
          <table:table-cell office:value-type="string" calcext:value-type="string">
            <text:p>Quiz/n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818333" calcext:value-type="float">
            <text:p>200818333</text:p>
          </table:table-cell>
          <table:table-cell office:value-type="float" office:value="210548704" calcext:value-type="float">
            <text:p>210548704</text:p>
          </table:table-cell>
          <table:table-cell office:value-type="string" calcext:value-type="string">
            <text:p><text:a xlink:href="https://scratch.mit.edu/projects/210548704" xlink:type="simple">https://scratch.mit.edu/projects/210548704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lilystacehenr</text:p>
          </table:table-cell>
          <table:table-cell office:value-type="string" calcext:value-type="string">
            <text:p>Stacey Low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919189" calcext:value-type="float">
            <text:p>200919189</text:p>
          </table:table-cell>
          <table:table-cell office:value-type="float" office:value="210542187" calcext:value-type="float">
            <text:p>210542187</text:p>
          </table:table-cell>
          <table:table-cell office:value-type="string" calcext:value-type="string">
            <text:p><text:a xlink:href="https://scratch.mit.edu/projects/210542187" xlink:type="simple">https://scratch.mit.edu/projects/210542187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maevenathan</text:p>
          </table:table-cell>
          <table:table-cell office:value-type="string" calcext:value-type="string">
            <text:p>Nathan Leone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Action/Po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919513" calcext:value-type="float">
            <text:p>200919513</text:p>
          </table:table-cell>
          <table:table-cell office:value-type="float" office:value="210541332" calcext:value-type="float">
            <text:p>210541332</text:p>
          </table:table-cell>
          <table:table-cell office:value-type="string" calcext:value-type="string">
            <text:p><text:a xlink:href="https://scratch.mit.edu/projects/210541332" xlink:type="simple">https://scratch.mit.edu/projects/210541332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zacben</text:p>
          </table:table-cell>
          <table:table-cell office:value-type="string" calcext:value-type="string">
            <text:p>Zachary Lob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Simulation/Strategy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919662" calcext:value-type="float">
            <text:p>200919662</text:p>
          </table:table-cell>
          <table:table-cell office:value-type="float" office:value="210541102" calcext:value-type="float">
            <text:p>210541102</text:p>
          </table:table-cell>
          <table:table-cell office:value-type="string" calcext:value-type="string">
            <text:p><text:a xlink:href="https://scratch.mit.edu/projects/210541102" xlink:type="simple">https://scratch.mit.edu/projects/210541102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JacksonNatalie</text:p>
          </table:table-cell>
          <table:table-cell office:value-type="string" calcext:value-type="string">
            <text:p>Natalie Ottavia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919705" calcext:value-type="float">
            <text:p>200919705</text:p>
          </table:table-cell>
          <table:table-cell office:value-type="float" office:value="210544292" calcext:value-type="float">
            <text:p>210544292</text:p>
          </table:table-cell>
          <table:table-cell office:value-type="string" calcext:value-type="string">
            <text:p><text:a xlink:href="https://scratch.mit.edu/projects/210544292" xlink:type="simple">https://scratch.mit.edu/projects/210544292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S3williammatheus</text:p>
          </table:table-cell>
          <table:table-cell office:value-type="string" calcext:value-type="string">
            <text:p>William Eldredg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919749" calcext:value-type="float">
            <text:p>200919749</text:p>
          </table:table-cell>
          <table:table-cell office:value-type="float" office:value="210542830" calcext:value-type="float">
            <text:p>210542830</text:p>
          </table:table-cell>
          <table:table-cell office:value-type="string" calcext:value-type="string">
            <text:p><text:a xlink:href="https://scratch.mit.edu/projects/210542830" xlink:type="simple">https://scratch.mit.edu/projects/210542830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AndrewJack</text:p>
          </table:table-cell>
          <table:table-cell office:value-type="string" calcext:value-type="string">
            <text:p>Andrew Hirshberg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Unplayable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919782" calcext:value-type="float">
            <text:p>200919782</text:p>
          </table:table-cell>
          <table:table-cell office:value-type="float" office:value="210548704" calcext:value-type="float">
            <text:p>210548704</text:p>
          </table:table-cell>
          <table:table-cell office:value-type="string" calcext:value-type="string">
            <text:p><text:a xlink:href="https://scratch.mit.edu/projects/210548704" xlink:type="simple">https://scratch.mit.edu/projects/210548704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lilystacehenr</text:p>
          </table:table-cell>
          <table:table-cell office:value-type="string" calcext:value-type="string">
            <text:p>Henri Rich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920193" calcext:value-type="float">
            <text:p>200920193</text:p>
          </table:table-cell>
          <table:table-cell office:value-type="float" office:value="210947890" calcext:value-type="float">
            <text:p>210947890</text:p>
          </table:table-cell>
          <table:table-cell office:value-type="string" calcext:value-type="string">
            <text:p><text:a xlink:href="https://scratch.mit.edu/projects/210947890" xlink:type="simple">https://scratch.mit.edu/projects/210947890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colinluke</text:p>
          </table:table-cell>
          <table:table-cell office:value-type="string" calcext:value-type="string">
            <text:p>Luke LeBru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table:style-name="ce2" table:number-columns-repeated="2"/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0920473" calcext:value-type="float">
            <text:p>200920473</text:p>
          </table:table-cell>
          <table:table-cell office:value-type="float" office:value="210947890" calcext:value-type="float">
            <text:p>210947890</text:p>
          </table:table-cell>
          <table:table-cell office:value-type="string" calcext:value-type="string">
            <text:p><text:a xlink:href="https://scratch.mit.edu/projects/210947890" xlink:type="simple">https://scratch.mit.edu/projects/210947890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colinluke</text:p>
          </table:table-cell>
          <table:table-cell office:value-type="string" calcext:value-type="string">
            <text:p>Colin LaRosee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office:value-type="string" calcext:value-type="string">
            <text:p>Quiz/nan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Becker</text:p>
          </table:table-cell>
          <table:table-cell office:value-type="float" office:value="201022568" calcext:value-type="float">
            <text:p>201022568</text:p>
          </table:table-cell>
          <table:table-cell office:value-type="float" office:value="210544376" calcext:value-type="float">
            <text:p>210544376</text:p>
          </table:table-cell>
          <table:table-cell office:value-type="string" calcext:value-type="string">
            <text:p><text:a xlink:href="https://scratch.mit.edu/projects/210544376" xlink:type="simple">https://scratch.mit.edu/projects/210544376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katiederin</text:p>
          </table:table-cell>
          <table:table-cell office:value-type="string" calcext:value-type="string">
            <text:p>Derin Soyoy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table:style-name="ce2"/>
          <table:table-cell office:value-type="string" calcext:value-type="string">
            <text:p>Unplayable/nan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1022605" calcext:value-type="float">
            <text:p>201022605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ClintonPaul</text:p>
          </table:table-cell>
          <table:table-cell office:value-type="string" calcext:value-type="string">
            <text:p>Clinton Jacob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number-columns-repeated="6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1022668" calcext:value-type="float">
            <text:p>201022668</text:p>
          </table:table-cell>
          <table:table-cell office:value-type="float" office:value="210541569" calcext:value-type="float">
            <text:p>210541569</text:p>
          </table:table-cell>
          <table:table-cell office:value-type="string" calcext:value-type="string">
            <text:p><text:a xlink:href="https://scratch.mit.edu/projects/210541569" xlink:type="simple">https://scratch.mit.edu/projects/210541569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AveryJoe</text:p>
          </table:table-cell>
          <table:table-cell office:value-type="string" calcext:value-type="string">
            <text:p>Avery Lau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number-columns-repeated="6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1227595" calcext:value-type="float">
            <text:p>201227595</text:p>
          </table:table-cell>
          <table:table-cell office:value-type="float" office:value="210546161" calcext:value-type="float">
            <text:p>210546161</text:p>
          </table:table-cell>
          <table:table-cell office:value-type="string" calcext:value-type="string">
            <text:p><text:a xlink:href="https://scratch.mit.edu/projects/210546161" xlink:type="simple">https://scratch.mit.edu/projects/210546161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abbyangelina</text:p>
          </table:table-cell>
          <table:table-cell office:value-type="string" calcext:value-type="string">
            <text:p>Angelina Kekhi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emale</text:p>
          </table:table-cell>
          <table:table-cell table:style-name="ce2" table:number-columns-repeated="2"/>
          <table:table-cell office:value-type="string" calcext:value-type="string">
            <text:p>Quiz/nan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1600068" calcext:value-type="float">
            <text:p>201600068</text:p>
          </table:table-cell>
          <table:table-cell office:value-type="float" office:value="210542187" calcext:value-type="float">
            <text:p>210542187</text:p>
          </table:table-cell>
          <table:table-cell office:value-type="string" calcext:value-type="string">
            <text:p><text:a xlink:href="https://scratch.mit.edu/projects/210542187" xlink:type="simple">https://scratch.mit.edu/projects/210542187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maevenathan</text:p>
          </table:table-cell>
          <table:table-cell office:value-type="string" calcext:value-type="string">
            <text:p>Maeve Rua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 office:value-type="string" calcext:value-type="string">
            <text:p>Action/Po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1601510" calcext:value-type="float">
            <text:p>201601510</text:p>
          </table:table-cell>
          <table:table-cell office:value-type="float" office:value="210541569" calcext:value-type="float">
            <text:p>210541569</text:p>
          </table:table-cell>
          <table:table-cell office:value-type="string" calcext:value-type="string">
            <text:p><text:a xlink:href="https://scratch.mit.edu/projects/210541569" xlink:type="simple">https://scratch.mit.edu/projects/210541569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AveryJoe</text:p>
          </table:table-cell>
          <table:table-cell office:value-type="string" calcext:value-type="string">
            <text:p>Joe Saraceni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201701324" calcext:value-type="float">
            <text:p>201701324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ClintonPaul</text:p>
          </table:table-cell>
          <table:table-cell office:value-type="string" calcext:value-type="string">
            <text:p>Paul Bisho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6"/>
        </table:table-row>
        <table:table-row table:style-name="ro1">
          <table:table-cell office:value-type="string" calcext:value-type="string">
            <text:p>Becker</text:p>
          </table:table-cell>
          <table:table-cell office:value-type="string" calcext:value-type="string">
            <text:p>--</text:p>
          </table:table-cell>
          <table:table-cell office:value-type="float" office:value="210541102" calcext:value-type="float">
            <text:p>210541102</text:p>
          </table:table-cell>
          <table:table-cell office:value-type="string" calcext:value-type="string">
            <text:p><text:a xlink:href="https://scratch.mit.edu/projects/210541102" xlink:type="simple">https://scratch.mit.edu/projects/210541102</text:a></text:p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office:value-type="string" calcext:value-type="string">
            <text:p>Sages3JacksonNatalie</text:p>
          </table:table-cell>
          <table:table-cell office:value-type="string" calcext:value-type="string">
            <text:p>Jackson Sequi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6"/>
        </table:table-row>
        <table:table-row table:style-name="ro2">
          <table:table-cell office:value-type="string" calcext:value-type="string">
            <text:p>Becker</text:p>
          </table:table-cell>
          <table:table-cell office:value-type="string" calcext:value-type="string">
            <text:p>--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11448/" xlink:type="simple">https://scratch.mit.edu/studios/4911448/</text:a></text:p>
          </table:table-cell>
          <table:table-cell table:style-name="ce2"/>
          <table:table-cell office:value-type="string" calcext:value-type="string">
            <text:p>Mr Clea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number-columns-repeated="6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634" calcext:value-type="float">
            <text:p>200919634</text:p>
          </table:table-cell>
          <table:table-cell office:value-type="float" office:value="218171960" calcext:value-type="float">
            <text:p>218171960</text:p>
          </table:table-cell>
          <table:table-cell office:value-type="string" calcext:value-type="string">
            <text:p><text:a xlink:href="https://scratch.mit.edu/projects/218171960" xlink:type="simple">https://scratch.mit.edu/projects/218171960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6</text:p>
          </table:table-cell>
          <table:table-cell office:value-type="string" calcext:value-type="string">
            <text:p>Corcoran, Christine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81" calcext:value-type="float">
            <text:p>200919981</text:p>
          </table:table-cell>
          <table:table-cell office:value-type="float" office:value="218170610" calcext:value-type="float">
            <text:p>218170610</text:p>
          </table:table-cell>
          <table:table-cell office:value-type="string" calcext:value-type="string">
            <text:p><text:a xlink:href="https://scratch.mit.edu/projects/218170610" xlink:type="simple">https://scratch.mit.edu/projects/218170610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2</text:p>
          </table:table-cell>
          <table:table-cell office:value-type="string" calcext:value-type="string">
            <text:p>Friedes, Johanna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124807" calcext:value-type="float">
            <text:p>201124807</text:p>
          </table:table-cell>
          <table:table-cell office:value-type="float" office:value="218170610" calcext:value-type="float">
            <text:p>218170610</text:p>
          </table:table-cell>
          <table:table-cell office:value-type="string" calcext:value-type="string">
            <text:p><text:a xlink:href="https://scratch.mit.edu/projects/218170610" xlink:type="simple">https://scratch.mit.edu/projects/218170610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2</text:p>
          </table:table-cell>
          <table:table-cell office:value-type="string" calcext:value-type="string">
            <text:p>Gant, Robert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2"/>
          <table:table-cell table:style-name="ce3" office:value-type="string" calcext:value-type="string">
            <text:p>11/21</text:p>
          </table:table-cell>
          <table:table-cell table:style-name="ce2"/>
          <table:table-cell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700707" calcext:value-type="float">
            <text:p>201700707</text:p>
          </table:table-cell>
          <table:table-cell office:value-type="float" office:value="218171351" calcext:value-type="float">
            <text:p>218171351</text:p>
          </table:table-cell>
          <table:table-cell office:value-type="string" calcext:value-type="string">
            <text:p><text:a xlink:href="https://scratch.mit.edu/projects/218171351" xlink:type="simple">https://scratch.mit.edu/projects/218171351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9</text:p>
          </table:table-cell>
          <table:table-cell office:value-type="string" calcext:value-type="string">
            <text:p>Greenstein, Eli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2"/>
          <table:table-cell table:style-name="ce3" office:value-type="string" calcext:value-type="string">
            <text:p>9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91" calcext:value-type="float">
            <text:p>200919991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table:style-name="ce2"/>
          <table:table-cell office:value-type="string" calcext:value-type="string">
            <text:p>Grinspoon, Isabel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5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125176" calcext:value-type="float">
            <text:p>201125176</text:p>
          </table:table-cell>
          <table:table-cell office:value-type="float" office:value="218171018" calcext:value-type="float">
            <text:p>218171018</text:p>
          </table:table-cell>
          <table:table-cell office:value-type="string" calcext:value-type="string">
            <text:p><text:a xlink:href="https://scratch.mit.edu/projects/218171018" xlink:type="simple">https://scratch.mit.edu/projects/218171018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3</text:p>
          </table:table-cell>
          <table:table-cell office:value-type="string" calcext:value-type="string">
            <text:p>Guo, Joshua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3/21</text:p>
          </table:table-cell>
          <table:table-cell table:style-name="ce2"/>
          <table:table-cell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541" calcext:value-type="float">
            <text:p>200919541</text:p>
          </table:table-cell>
          <table:table-cell office:value-type="float" office:value="218171483" calcext:value-type="float">
            <text:p>218171483</text:p>
          </table:table-cell>
          <table:table-cell office:value-type="string" calcext:value-type="string">
            <text:p><text:a xlink:href="https://scratch.mit.edu/projects/218171483" xlink:type="simple">https://scratch.mit.edu/projects/218171483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1</text:p>
          </table:table-cell>
          <table:table-cell office:value-type="string" calcext:value-type="string">
            <text:p>Hart, Amanda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023170" calcext:value-type="float">
            <text:p>201023170</text:p>
          </table:table-cell>
          <table:table-cell office:value-type="float" office:value="218172335" calcext:value-type="float">
            <text:p>218172335</text:p>
          </table:table-cell>
          <table:table-cell office:value-type="string" calcext:value-type="string">
            <text:p><text:a xlink:href="https://scratch.mit.edu/projects/218172335" xlink:type="simple">https://scratch.mit.edu/projects/218172335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4</text:p>
          </table:table-cell>
          <table:table-cell office:value-type="string" calcext:value-type="string">
            <text:p>Kim, Myung Jin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509" calcext:value-type="float">
            <text:p>200919509</text:p>
          </table:table-cell>
          <table:table-cell office:value-type="float" office:value="218172335" calcext:value-type="float">
            <text:p>218172335</text:p>
          </table:table-cell>
          <table:table-cell office:value-type="string" calcext:value-type="string">
            <text:p><text:a xlink:href="https://scratch.mit.edu/projects/218172335" xlink:type="simple">https://scratch.mit.edu/projects/218172335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4</text:p>
          </table:table-cell>
          <table:table-cell office:value-type="string" calcext:value-type="string">
            <text:p>Lawton, Julia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672" calcext:value-type="float">
            <text:p>200919672</text:p>
          </table:table-cell>
          <table:table-cell office:value-type="float" office:value="218171351" calcext:value-type="float">
            <text:p>218171351</text:p>
          </table:table-cell>
          <table:table-cell office:value-type="string" calcext:value-type="string">
            <text:p><text:a xlink:href="https://scratch.mit.edu/projects/218171351" xlink:type="simple">https://scratch.mit.edu/projects/218171351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9</text:p>
          </table:table-cell>
          <table:table-cell office:value-type="string" calcext:value-type="string">
            <text:p>Liu, Clark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2"/>
          <table:table-cell table:style-name="ce3" office:value-type="string" calcext:value-type="string">
            <text:p>9/21</text:p>
          </table:table-cell>
          <table:table-cell table:style-name="ce2"/>
          <table:table-cell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716829" calcext:value-type="float">
            <text:p>200716829</text:p>
          </table:table-cell>
          <table:table-cell office:value-type="float" office:value="220243615" calcext:value-type="float">
            <text:p>220243615</text:p>
          </table:table-cell>
          <table:table-cell office:value-type="string" calcext:value-type="string">
            <text:p><text:a xlink:href="https://scratch.mit.edu/projects/220243615" xlink:type="simple">https://scratch.mit.edu/projects/220243615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5</text:p>
          </table:table-cell>
          <table:table-cell office:value-type="string" calcext:value-type="string">
            <text:p>Matsuyasu, Alexander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style-name="ce2" table:number-columns-repeated="2"/>
          <table:table-cell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71" calcext:value-type="float">
            <text:p>200919971</text:p>
          </table:table-cell>
          <table:table-cell office:value-type="float" office:value="218171018" calcext:value-type="float">
            <text:p>218171018</text:p>
          </table:table-cell>
          <table:table-cell office:value-type="string" calcext:value-type="string">
            <text:p><text:a xlink:href="https://scratch.mit.edu/projects/218171018" xlink:type="simple">https://scratch.mit.edu/projects/218171018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3</text:p>
          </table:table-cell>
          <table:table-cell office:value-type="string" calcext:value-type="string">
            <text:p>Najafi, Omeed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3/21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601393" calcext:value-type="float">
            <text:p>201601393</text:p>
          </table:table-cell>
          <table:table-cell office:value-type="float" office:value="220243615" calcext:value-type="float">
            <text:p>220243615</text:p>
          </table:table-cell>
          <table:table-cell office:value-type="string" calcext:value-type="string">
            <text:p><text:a xlink:href="https://scratch.mit.edu/projects/220243615" xlink:type="simple">https://scratch.mit.edu/projects/220243615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5</text:p>
          </table:table-cell>
          <table:table-cell office:value-type="string" calcext:value-type="string">
            <text:p>Padmanaban, Siddharth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4"/>
          <table:table-cell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640" calcext:value-type="float">
            <text:p>200919640</text:p>
          </table:table-cell>
          <table:table-cell office:value-type="float" office:value="218172949" calcext:value-type="float">
            <text:p>218172949</text:p>
          </table:table-cell>
          <table:table-cell office:value-type="string" calcext:value-type="string">
            <text:p><text:a xlink:href="https://scratch.mit.edu/projects/218172949" xlink:type="simple">https://scratch.mit.edu/projects/218172949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11</text:p>
          </table:table-cell>
          <table:table-cell office:value-type="string" calcext:value-type="string">
            <text:p>Parsons, Ian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2"/>
          <table:table-cell table:style-name="ce3" office:value-type="string" calcext:value-type="string">
            <text:p>10/21</text:p>
          </table:table-cell>
          <table:table-cell table:style-name="ce2" table:number-columns-repeated="2"/>
          <table:table-cell table:style-name="Default"/>
        </table:table-row>
        <table:table-row table:style-name="ro3">
          <table:table-cell office:value-type="string" calcext:value-type="string">
            <text:p>Fox</text:p>
          </table:table-cell>
          <table:table-cell office:value-type="float" office:value="200716953" calcext:value-type="float">
            <text:p>200716953</text:p>
          </table:table-cell>
          <table:table-cell office:value-type="float" office:value="218171128" calcext:value-type="float">
            <text:p>218171128</text:p>
          </table:table-cell>
          <table:table-cell office:value-type="string" calcext:value-type="string">
            <text:p><text:a xlink:href="https://scratch.mit.edu/projects/218171128" xlink:type="simple">https://scratch.mit.edu/projects/218171128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10</text:p>
          </table:table-cell>
          <table:table-cell office:value-type="string" calcext:value-type="string">
            <text:p>Rivers, Wesley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4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72" calcext:value-type="float">
            <text:p>200919972</text:p>
          </table:table-cell>
          <table:table-cell office:value-type="float" office:value="218171700" calcext:value-type="float">
            <text:p>218171700</text:p>
          </table:table-cell>
          <table:table-cell office:value-type="string" calcext:value-type="string">
            <text:p><text:a xlink:href="https://scratch.mit.edu/projects/218171700" xlink:type="simple">https://scratch.mit.edu/projects/218171700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8</text:p>
          </table:table-cell>
          <table:table-cell office:value-type="string" calcext:value-type="string">
            <text:p>Rosen, Rebecca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3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601194" calcext:value-type="float">
            <text:p>201601194</text:p>
          </table:table-cell>
          <table:table-cell office:value-type="float" office:value="218183736" calcext:value-type="float">
            <text:p>218183736</text:p>
          </table:table-cell>
          <table:table-cell office:value-type="string" calcext:value-type="string">
            <text:p><text:a xlink:href="https://scratch.mit.edu/projects/218183736" xlink:type="simple">https://scratch.mit.edu/projects/218183736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7</text:p>
          </table:table-cell>
          <table:table-cell office:value-type="string" calcext:value-type="string">
            <text:p>Schiff, Kaden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5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582" calcext:value-type="float">
            <text:p>200919582</text:p>
          </table:table-cell>
          <table:table-cell office:value-type="float" office:value="218171128" calcext:value-type="float">
            <text:p>218171128</text:p>
          </table:table-cell>
          <table:table-cell office:value-type="string" calcext:value-type="string">
            <text:p><text:a xlink:href="https://scratch.mit.edu/projects/218171128" xlink:type="simple">https://scratch.mit.edu/projects/218171128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10</text:p>
          </table:table-cell>
          <table:table-cell office:value-type="string" calcext:value-type="string">
            <text:p>Sepe, Gino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table:style-name="ce2" table:number-columns-repeated="2"/>
          <table:table-cell table:style-name="Default"/>
        </table:table-row>
        <table:table-row table:style-name="ro3">
          <table:table-cell office:value-type="string" calcext:value-type="string">
            <text:p>Fox</text:p>
          </table:table-cell>
          <table:table-cell office:value-type="float" office:value="200920247" calcext:value-type="float">
            <text:p>200920247</text:p>
          </table:table-cell>
          <table:table-cell office:value-type="float" office:value="218172949" calcext:value-type="float">
            <text:p>218172949</text:p>
          </table:table-cell>
          <table:table-cell office:value-type="string" calcext:value-type="string">
            <text:p><text:a xlink:href="https://scratch.mit.edu/projects/218172949" xlink:type="simple">https://scratch.mit.edu/projects/218172949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11</text:p>
          </table:table-cell>
          <table:table-cell office:value-type="string" calcext:value-type="string">
            <text:p>Trinidad Gonzalez, Amelicha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table:style-name="ce3" office:value-type="string" calcext:value-type="string">
            <text:p>10/21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20252" calcext:value-type="float">
            <text:p>200920252</text:p>
          </table:table-cell>
          <table:table-cell office:value-type="float" office:value="218171700" calcext:value-type="float">
            <text:p>218171700</text:p>
          </table:table-cell>
          <table:table-cell office:value-type="string" calcext:value-type="string">
            <text:p><text:a xlink:href="https://scratch.mit.edu/projects/218171700" xlink:type="simple">https://scratch.mit.edu/projects/218171700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8</text:p>
          </table:table-cell>
          <table:table-cell office:value-type="string" calcext:value-type="string">
            <text:p>Vamvakaris, Ava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3"/>
          <table:table-cell table:style-name="Default"/>
        </table:table-row>
        <table:table-row table:style-name="ro3">
          <table:table-cell office:value-type="string" calcext:value-type="string">
            <text:p>Fox</text:p>
          </table:table-cell>
          <table:table-cell office:value-type="float" office:value="201022588" calcext:value-type="float">
            <text:p>201022588</text:p>
          </table:table-cell>
          <table:table-cell office:value-type="float" office:value="218183736" calcext:value-type="float">
            <text:p>218183736</text:p>
          </table:table-cell>
          <table:table-cell office:value-type="string" calcext:value-type="string">
            <text:p><text:a xlink:href="https://scratch.mit.edu/projects/218183736" xlink:type="simple">https://scratch.mit.edu/projects/218183736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7</text:p>
          </table:table-cell>
          <table:table-cell office:value-type="string" calcext:value-type="string">
            <text:p>Wachman-Goncalves, Jonas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5/21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329550" calcext:value-type="float">
            <text:p>201329550</text:p>
          </table:table-cell>
          <table:table-cell office:value-type="float" office:value="218171960" calcext:value-type="float">
            <text:p>218171960</text:p>
          </table:table-cell>
          <table:table-cell office:value-type="string" calcext:value-type="string">
            <text:p><text:a xlink:href="https://scratch.mit.edu/projects/218171960" xlink:type="simple">https://scratch.mit.edu/projects/218171960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6</text:p>
          </table:table-cell>
          <table:table-cell office:value-type="string" calcext:value-type="string">
            <text:p>Willins, Daniel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88" calcext:value-type="float">
            <text:p>200919988</text:p>
          </table:table-cell>
          <table:table-cell office:value-type="float" office:value="218171483" calcext:value-type="float">
            <text:p>218171483</text:p>
          </table:table-cell>
          <table:table-cell office:value-type="string" calcext:value-type="string">
            <text:p><text:a xlink:href="https://scratch.mit.edu/projects/218171483" xlink:type="simple">https://scratch.mit.edu/projects/218171483</text:a></text:p>
          </table:table-cell>
          <table:table-cell office:value-type="string" calcext:value-type="string">
            <text:p><text:a xlink:href="https://scratch.mit.edu/studios/4950055" xlink:type="simple">https://scratch.mit.edu/studios/4950055</text:a></text:p>
          </table:table-cell>
          <table:table-cell office:value-type="string" calcext:value-type="string">
            <text:p>Maroon2018A1</text:p>
          </table:table-cell>
          <table:table-cell office:value-type="string" calcext:value-type="string">
            <text:p>Zaitsev, Ludmila</text:p>
          </table:table-cell>
          <table:table-cell office:value-type="string" calcext:value-type="string">
            <text:p>A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table:style-name="ce2"/>
          <table:table-cell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021690" calcext:value-type="float">
            <text:p>201021690</text:p>
          </table:table-cell>
          <table:table-cell office:value-type="float" office:value="218191920" calcext:value-type="float">
            <text:p>218191920</text:p>
          </table:table-cell>
          <table:table-cell office:value-type="string" calcext:value-type="string">
            <text:p><text:a xlink:href="https://scratch.mit.edu/projects/218191920" xlink:type="simple">https://scratch.mit.edu/projects/218191920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7</text:p>
          </table:table-cell>
          <table:table-cell office:value-type="string" calcext:value-type="string">
            <text:p>Bantikyan, Tigran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432421" calcext:value-type="float">
            <text:p>201432421</text:p>
          </table:table-cell>
          <table:table-cell table:style-name="ce2" table:number-columns-repeated="4"/>
          <table:table-cell office:value-type="string" calcext:value-type="string">
            <text:p>Boutros Eid Guirguis,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table:style-name="ce2" table:number-columns-repeated="4"/>
          <table:table-cell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20424" calcext:value-type="float">
            <text:p>200920424</text:p>
          </table:table-cell>
          <table:table-cell office:value-type="float" office:value="218191920" calcext:value-type="float">
            <text:p>218191920</text:p>
          </table:table-cell>
          <table:table-cell office:value-type="string" calcext:value-type="string">
            <text:p><text:a xlink:href="https://scratch.mit.edu/projects/218191920" xlink:type="simple">https://scratch.mit.edu/projects/218191920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7</text:p>
          </table:table-cell>
          <table:table-cell office:value-type="string" calcext:value-type="string">
            <text:p>Bradbury-Roy, David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5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67" calcext:value-type="float">
            <text:p>200919967</text:p>
          </table:table-cell>
          <table:table-cell office:value-type="float" office:value="218191416" calcext:value-type="float">
            <text:p>218191416</text:p>
          </table:table-cell>
          <table:table-cell office:value-type="string" calcext:value-type="string">
            <text:p><text:a xlink:href="https://scratch.mit.edu/projects/218191416" xlink:type="simple">https://scratch.mit.edu/projects/218191416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10</text:p>
          </table:table-cell>
          <table:table-cell office:value-type="string" calcext:value-type="string">
            <text:p>Burstein, Antonia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6/21</text:p>
          </table:table-cell>
          <table:table-cell table:style-name="ce2" table:number-columns-repeated="2"/>
          <table:table-cell table:style-name="Default"/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919699" calcext:value-type="float">
            <text:p>200919699</text:p>
          </table:table-cell>
          <table:table-cell office:value-type="float" office:value="218191352" calcext:value-type="float">
            <text:p>218191352</text:p>
          </table:table-cell>
          <table:table-cell office:value-type="string" calcext:value-type="string">
            <text:p><text:a xlink:href="https://scratch.mit.edu/projects/218191352" xlink:type="simple">https://scratch.mit.edu/projects/218191352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2</text:p>
          </table:table-cell>
          <table:table-cell office:value-type="string" calcext:value-type="string">
            <text:p>Cherukuri, Leela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merican Indian or Alaskan Native</text:p>
          </table:table-cell>
          <table:table-cell office:value-type="string" calcext:value-type="string">
            <text:p>18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51" calcext:value-type="float">
            <text:p>200919951</text:p>
          </table:table-cell>
          <table:table-cell office:value-type="float" office:value="218191857" calcext:value-type="float">
            <text:p>218191857</text:p>
          </table:table-cell>
          <table:table-cell office:value-type="string" calcext:value-type="string">
            <text:p><text:a xlink:href="https://scratch.mit.edu/projects/218191857" xlink:type="simple">https://scratch.mit.edu/projects/218191857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9</text:p>
          </table:table-cell>
          <table:table-cell office:value-type="string" calcext:value-type="string">
            <text:p>Cosgrove, Elizabeth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022900" calcext:value-type="float">
            <text:p>201022900</text:p>
          </table:table-cell>
          <table:table-cell office:value-type="float" office:value="218191766" calcext:value-type="float">
            <text:p>218191766</text:p>
          </table:table-cell>
          <table:table-cell office:value-type="string" calcext:value-type="string">
            <text:p><text:a xlink:href="https://scratch.mit.edu/projects/218191766" xlink:type="simple">https://scratch.mit.edu/projects/218191766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1</text:p>
          </table:table-cell>
          <table:table-cell office:value-type="string" calcext:value-type="string">
            <text:p>Fairchild, Martha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ce2"/>
          <table:table-cell office:value-type="float" office:value="14" calcext:value-type="float">
            <text:p>14</text:p>
          </table:table-cell>
          <table:table-cell table:style-name="Default"/>
        </table:table-row>
        <table:table-row table:style-name="ro3">
          <table:table-cell office:value-type="string" calcext:value-type="string">
            <text:p>Fox</text:p>
          </table:table-cell>
          <table:table-cell office:value-type="float" office:value="201124899" calcext:value-type="float">
            <text:p>201124899</text:p>
          </table:table-cell>
          <table:table-cell office:value-type="float" office:value="218191738" calcext:value-type="float">
            <text:p>218191738</text:p>
          </table:table-cell>
          <table:table-cell office:value-type="string" calcext:value-type="string">
            <text:p><text:a xlink:href="https://scratch.mit.edu/projects/218191738" xlink:type="simple">https://scratch.mit.edu/projects/218191738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5</text:p>
          </table:table-cell>
          <table:table-cell office:value-type="string" calcext:value-type="string">
            <text:p>Harnett, Davion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94" calcext:value-type="float">
            <text:p>200919994</text:p>
          </table:table-cell>
          <table:table-cell office:value-type="float" office:value="218191766" calcext:value-type="float">
            <text:p>218191766</text:p>
          </table:table-cell>
          <table:table-cell office:value-type="string" calcext:value-type="string">
            <text:p><text:a xlink:href="https://scratch.mit.edu/projects/218191766" xlink:type="simple">https://scratch.mit.edu/projects/218191766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1</text:p>
          </table:table-cell>
          <table:table-cell office:value-type="string" calcext:value-type="string">
            <text:p>Holston, Sabine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table:style-name="Default"/>
        </table:table-row>
        <table:table-row table:style-name="ro3">
          <table:table-cell office:value-type="string" calcext:value-type="string">
            <text:p>Fox</text:p>
          </table:table-cell>
          <table:table-cell office:value-type="float" office:value="200920079" calcext:value-type="float">
            <text:p>200920079</text:p>
          </table:table-cell>
          <table:table-cell office:value-type="float" office:value="218191088" calcext:value-type="float">
            <text:p>218191088</text:p>
          </table:table-cell>
          <table:table-cell office:value-type="string" calcext:value-type="string">
            <text:p><text:a xlink:href="https://scratch.mit.edu/projects/218191088" xlink:type="simple">https://scratch.mit.edu/projects/218191088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8</text:p>
          </table:table-cell>
          <table:table-cell office:value-type="string" calcext:value-type="string">
            <text:p>Jackson, Joshua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table:style-name="ce3" office:value-type="string" calcext:value-type="string">
            <text:p>12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761" calcext:value-type="float">
            <text:p>200919761</text:p>
          </table:table-cell>
          <table:table-cell office:value-type="float" office:value="218192272" calcext:value-type="float">
            <text:p>218192272</text:p>
          </table:table-cell>
          <table:table-cell office:value-type="string" calcext:value-type="string">
            <text:p><text:a xlink:href="https://scratch.mit.edu/projects/218192272" xlink:type="simple">https://scratch.mit.edu/projects/218192272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11</text:p>
          </table:table-cell>
          <table:table-cell office:value-type="string" calcext:value-type="string">
            <text:p>Jacunski, Garrett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21141" calcext:value-type="float">
            <text:p>200921141</text:p>
          </table:table-cell>
          <table:table-cell office:value-type="float" office:value="218191738" calcext:value-type="float">
            <text:p>218191738</text:p>
          </table:table-cell>
          <table:table-cell office:value-type="string" calcext:value-type="string">
            <text:p><text:a xlink:href="https://scratch.mit.edu/projects/218191738" xlink:type="simple">https://scratch.mit.edu/projects/218191738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5</text:p>
          </table:table-cell>
          <table:table-cell office:value-type="string" calcext:value-type="string">
            <text:p>Javaloyes, Nicolas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table:style-name="ce2" table:number-columns-repeated="3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20000" calcext:value-type="float">
            <text:p>200920000</text:p>
          </table:table-cell>
          <table:table-cell office:value-type="float" office:value="218195365" calcext:value-type="float">
            <text:p>218195365</text:p>
          </table:table-cell>
          <table:table-cell office:value-type="string" calcext:value-type="string">
            <text:p><text:a xlink:href="https://scratch.mit.edu/projects/218195365" xlink:type="simple">https://scratch.mit.edu/projects/218195365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6</text:p>
          </table:table-cell>
          <table:table-cell office:value-type="string" calcext:value-type="string">
            <text:p>Kroger, Katharine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8" calcext:value-type="float">
            <text:p>8</text:p>
          </table:table-cell>
          <table:table-cell table:style-name="Default"/>
        </table:table-row>
        <table:table-row table:style-name="ro3">
          <table:table-cell office:value-type="string" calcext:value-type="string">
            <text:p>Fox</text:p>
          </table:table-cell>
          <table:table-cell office:value-type="float" office:value="200919502" calcext:value-type="float">
            <text:p>200919502</text:p>
          </table:table-cell>
          <table:table-cell office:value-type="float" office:value="218192272" calcext:value-type="float">
            <text:p>218192272</text:p>
          </table:table-cell>
          <table:table-cell office:value-type="string" calcext:value-type="string">
            <text:p><text:a xlink:href="https://scratch.mit.edu/projects/218192272" xlink:type="simple">https://scratch.mit.edu/projects/218192272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11</text:p>
          </table:table-cell>
          <table:table-cell office:value-type="string" calcext:value-type="string">
            <text:p>Levy, Justin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20746" calcext:value-type="float">
            <text:p>200920746</text:p>
          </table:table-cell>
          <table:table-cell office:value-type="float" office:value="218191352" calcext:value-type="float">
            <text:p>218191352</text:p>
          </table:table-cell>
          <table:table-cell office:value-type="string" calcext:value-type="string">
            <text:p><text:a xlink:href="https://scratch.mit.edu/projects/218191352" xlink:type="simple">https://scratch.mit.edu/projects/218191352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2</text:p>
          </table:table-cell>
          <table:table-cell office:value-type="string" calcext:value-type="string">
            <text:p>Li, Benjamin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8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20011" calcext:value-type="float">
            <text:p>200920011</text:p>
          </table:table-cell>
          <table:table-cell office:value-type="float" office:value="218191416" calcext:value-type="float">
            <text:p>218191416</text:p>
          </table:table-cell>
          <table:table-cell office:value-type="string" calcext:value-type="string">
            <text:p><text:a xlink:href="https://scratch.mit.edu/projects/218191416" xlink:type="simple">https://scratch.mit.edu/projects/218191416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10</text:p>
          </table:table-cell>
          <table:table-cell office:value-type="string" calcext:value-type="string">
            <text:p>Nesta, Elisabeth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716810" calcext:value-type="float">
            <text:p>200716810</text:p>
          </table:table-cell>
          <table:table-cell office:value-type="float" office:value="219950563" calcext:value-type="float">
            <text:p>219950563</text:p>
          </table:table-cell>
          <table:table-cell office:value-type="string" calcext:value-type="string">
            <text:p><text:a xlink:href="https://scratch.mit.edu/projects/219950563" xlink:type="simple">https://scratch.mit.edu/projects/219950563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12</text:p>
          </table:table-cell>
          <table:table-cell office:value-type="string" calcext:value-type="string">
            <text:p>Podufaly, Anne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863" calcext:value-type="float">
            <text:p>200919863</text:p>
          </table:table-cell>
          <table:table-cell office:value-type="float" office:value="214328497" calcext:value-type="float">
            <text:p>214328497</text:p>
          </table:table-cell>
          <table:table-cell office:value-type="string" calcext:value-type="string">
            <text:p><text:a xlink:href="https://scratch.mit.edu/projects/214328497" xlink:type="simple">https://scratch.mit.edu/projects/214328497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3</text:p>
          </table:table-cell>
          <table:table-cell office:value-type="string" calcext:value-type="string">
            <text:p>Shikh, Nathan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24" calcext:value-type="float">
            <text:p>200919924</text:p>
          </table:table-cell>
          <table:table-cell office:value-type="float" office:value="218191088" calcext:value-type="float">
            <text:p>218191088</text:p>
          </table:table-cell>
          <table:table-cell office:value-type="string" calcext:value-type="string">
            <text:p><text:a xlink:href="https://scratch.mit.edu/projects/218191088" xlink:type="simple">https://scratch.mit.edu/projects/218191088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8</text:p>
          </table:table-cell>
          <table:table-cell office:value-type="string" calcext:value-type="string">
            <text:p>Volpe, Paxton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125072" calcext:value-type="float">
            <text:p>201125072</text:p>
          </table:table-cell>
          <table:table-cell office:value-type="float" office:value="219950563" calcext:value-type="float">
            <text:p>219950563</text:p>
          </table:table-cell>
          <table:table-cell office:value-type="string" calcext:value-type="string">
            <text:p><text:a xlink:href="https://scratch.mit.edu/projects/219950563" xlink:type="simple">https://scratch.mit.edu/projects/219950563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12</text:p>
          </table:table-cell>
          <table:table-cell office:value-type="string" calcext:value-type="string">
            <text:p>Walensky, Joshua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819027" calcext:value-type="float">
            <text:p>200819027</text:p>
          </table:table-cell>
          <table:table-cell office:value-type="float" office:value="214328497" calcext:value-type="float">
            <text:p>214328497</text:p>
          </table:table-cell>
          <table:table-cell office:value-type="string" calcext:value-type="string">
            <text:p><text:a xlink:href="https://scratch.mit.edu/projects/214328497" xlink:type="simple">https://scratch.mit.edu/projects/214328497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3</text:p>
          </table:table-cell>
          <table:table-cell office:value-type="string" calcext:value-type="string">
            <text:p>Wong, Ethan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9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227083" calcext:value-type="float">
            <text:p>201227083</text:p>
          </table:table-cell>
          <table:table-cell office:value-type="float" office:value="218191857" calcext:value-type="float">
            <text:p>218191857</text:p>
          </table:table-cell>
          <table:table-cell office:value-type="string" calcext:value-type="string">
            <text:p><text:a xlink:href="https://scratch.mit.edu/projects/218191857" xlink:type="simple">https://scratch.mit.edu/projects/218191857</text:a></text:p>
          </table:table-cell>
          <table:table-cell office:value-type="string" calcext:value-type="string">
            <text:p><text:a xlink:href="https://scratch.mit.edu/studios/4950058/" xlink:type="simple">https://scratch.mit.edu/studios/4950058/</text:a></text:p>
          </table:table-cell>
          <table:table-cell office:value-type="string" calcext:value-type="string">
            <text:p>Maroon2018B9</text:p>
          </table:table-cell>
          <table:table-cell office:value-type="string" calcext:value-type="string">
            <text:p>Yuen, Sydney</text:p>
          </table:table-cell>
          <table:table-cell office:value-type="string" calcext:value-type="string">
            <text:p>B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55" calcext:value-type="float">
            <text:p>200919955</text:p>
          </table:table-cell>
          <table:table-cell office:value-type="float" office:value="219046349" calcext:value-type="float">
            <text:p>219046349</text:p>
          </table:table-cell>
          <table:table-cell office:value-type="string" calcext:value-type="string">
            <text:p><text:a xlink:href="https://scratch.mit.edu/projects/219046349" xlink:type="simple">https://scratch.mit.edu/projects/219046349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8</text:p>
          </table:table-cell>
          <table:table-cell office:value-type="string" calcext:value-type="string">
            <text:p>Axelrod-Freed, Dari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table:style-name="ce2" table:number-columns-repeated="4"/>
          <table:table-cell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600001" calcext:value-type="float">
            <text:p>201600001</text:p>
          </table:table-cell>
          <table:table-cell office:value-type="float" office:value="218378379" calcext:value-type="float">
            <text:p>218378379</text:p>
          </table:table-cell>
          <table:table-cell office:value-type="string" calcext:value-type="string">
            <text:p><text:a xlink:href="https://scratch.mit.edu/projects/218378379" xlink:type="simple">https://scratch.mit.edu/projects/218378379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10</text:p>
          </table:table-cell>
          <table:table-cell office:value-type="string" calcext:value-type="string">
            <text:p>Bryan, Michael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table:style-name="ce2" table:number-columns-repeated="4"/>
          <table:table-cell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529" calcext:value-type="float">
            <text:p>200919529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table:style-name="ce2"/>
          <table:table-cell office:value-type="string" calcext:value-type="string">
            <text:p>Bulczynski, Elizabeth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46" calcext:value-type="float">
            <text:p>200919946</text:p>
          </table:table-cell>
          <table:table-cell office:value-type="float" office:value="218377291" calcext:value-type="float">
            <text:p>218377291</text:p>
          </table:table-cell>
          <table:table-cell office:value-type="string" calcext:value-type="string">
            <text:p><text:a xlink:href="https://scratch.mit.edu/projects/218377291" xlink:type="simple">https://scratch.mit.edu/projects/218377291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6</text:p>
          </table:table-cell>
          <table:table-cell office:value-type="string" calcext:value-type="string">
            <text:p>Cohen, Nathan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39" calcext:value-type="float">
            <text:p>200919939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table:style-name="ce2"/>
          <table:table-cell office:value-type="string" calcext:value-type="string">
            <text:p>Efimova, Katherina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818894" calcext:value-type="float">
            <text:p>200818894</text:p>
          </table:table-cell>
          <table:table-cell office:value-type="float" office:value="218377717" calcext:value-type="float">
            <text:p>218377717</text:p>
          </table:table-cell>
          <table:table-cell office:value-type="string" calcext:value-type="string">
            <text:p><text:a xlink:href="https://scratch.mit.edu/projects/218377717" xlink:type="simple">https://scratch.mit.edu/projects/218377717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7</text:p>
          </table:table-cell>
          <table:table-cell office:value-type="string" calcext:value-type="string">
            <text:p>Foong, Phillip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9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82" calcext:value-type="float">
            <text:p>200919982</text:p>
          </table:table-cell>
          <table:table-cell office:value-type="float" office:value="218377658" calcext:value-type="float">
            <text:p>218377658</text:p>
          </table:table-cell>
          <table:table-cell office:value-type="string" calcext:value-type="string">
            <text:p><text:a xlink:href="https://scratch.mit.edu/projects/218377658" xlink:type="simple">https://scratch.mit.edu/projects/218377658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12</text:p>
          </table:table-cell>
          <table:table-cell office:value-type="string" calcext:value-type="string">
            <text:p>Gage, Jackson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84" calcext:value-type="float">
            <text:p>200919984</text:p>
          </table:table-cell>
          <table:table-cell office:value-type="float" office:value="218377471" calcext:value-type="float">
            <text:p>218377471</text:p>
          </table:table-cell>
          <table:table-cell office:value-type="string" calcext:value-type="string">
            <text:p><text:a xlink:href="https://scratch.mit.edu/projects/218377471" xlink:type="simple">https://scratch.mit.edu/projects/218377471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5</text:p>
          </table:table-cell>
          <table:table-cell office:value-type="string" calcext:value-type="string">
            <text:p>GiglioDirga, Liv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20088" calcext:value-type="float">
            <text:p>200920088</text:p>
          </table:table-cell>
          <table:table-cell office:value-type="float" office:value="218377602" calcext:value-type="float">
            <text:p>218377602</text:p>
          </table:table-cell>
          <table:table-cell office:value-type="string" calcext:value-type="string">
            <text:p><text:a xlink:href="https://scratch.mit.edu/projects/218377602" xlink:type="simple">https://scratch.mit.edu/projects/218377602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1</text:p>
          </table:table-cell>
          <table:table-cell office:value-type="string" calcext:value-type="string">
            <text:p>Khorshidi, Hannah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693" calcext:value-type="float">
            <text:p>200919693</text:p>
          </table:table-cell>
          <table:table-cell office:value-type="float" office:value="215504396" calcext:value-type="float">
            <text:p>215504396</text:p>
          </table:table-cell>
          <table:table-cell office:value-type="string" calcext:value-type="string">
            <text:p><text:a xlink:href="https://scratch.mit.edu/projects/215504396" xlink:type="simple">https://scratch.mit.edu/projects/215504396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11</text:p>
          </table:table-cell>
          <table:table-cell office:value-type="string" calcext:value-type="string">
            <text:p>Klee, Arno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ce2"/>
          <table:table-cell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330087" calcext:value-type="float">
            <text:p>201330087</text:p>
          </table:table-cell>
          <table:table-cell office:value-type="float" office:value="218378379" calcext:value-type="float">
            <text:p>218378379</text:p>
          </table:table-cell>
          <table:table-cell office:value-type="string" calcext:value-type="string">
            <text:p><text:a xlink:href="https://scratch.mit.edu/projects/218378379" xlink:type="simple">https://scratch.mit.edu/projects/218378379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10</text:p>
          </table:table-cell>
          <table:table-cell office:value-type="string" calcext:value-type="string">
            <text:p>Levy, Jacob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3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021684" calcext:value-type="float">
            <text:p>201021684</text:p>
          </table:table-cell>
          <table:table-cell office:value-type="float" office:value="218377900" calcext:value-type="float">
            <text:p>218377900</text:p>
          </table:table-cell>
          <table:table-cell office:value-type="string" calcext:value-type="string">
            <text:p><text:a xlink:href="https://scratch.mit.edu/projects/218377900" xlink:type="simple">https://scratch.mit.edu/projects/218377900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2</text:p>
          </table:table-cell>
          <table:table-cell office:value-type="string" calcext:value-type="string">
            <text:p>Lookner, Cheri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123426" calcext:value-type="float">
            <text:p>201123426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table:style-name="ce2"/>
          <table:table-cell office:value-type="string" calcext:value-type="string">
            <text:p>Luciano, Antonio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600136" calcext:value-type="float">
            <text:p>201600136</text:p>
          </table:table-cell>
          <table:table-cell office:value-type="float" office:value="218377419" calcext:value-type="float">
            <text:p>218377419</text:p>
          </table:table-cell>
          <table:table-cell office:value-type="string" calcext:value-type="string">
            <text:p><text:a xlink:href="https://scratch.mit.edu/projects/218377419" xlink:type="simple">https://scratch.mit.edu/projects/218377419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9</text:p>
          </table:table-cell>
          <table:table-cell office:value-type="string" calcext:value-type="string">
            <text:p>Odero, Jaz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table:style-name="ce3" office:value-type="string" calcext:value-type="string">
            <text:p>12/21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style-name="Default"/>
        </table:table-row>
        <table:table-row table:style-name="ro3">
          <table:table-cell office:value-type="string" calcext:value-type="string">
            <text:p>Fox</text:p>
          </table:table-cell>
          <table:table-cell office:value-type="float" office:value="200920465" calcext:value-type="float">
            <text:p>200920465</text:p>
          </table:table-cell>
          <table:table-cell office:value-type="float" office:value="218377658" calcext:value-type="float">
            <text:p>218377658</text:p>
          </table:table-cell>
          <table:table-cell office:value-type="string" calcext:value-type="string">
            <text:p><text:a xlink:href="https://scratch.mit.edu/projects/218377658" xlink:type="simple">https://scratch.mit.edu/projects/218377658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12</text:p>
          </table:table-cell>
          <table:table-cell office:value-type="string" calcext:value-type="string">
            <text:p>Robinson, Quentin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4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20685" calcext:value-type="float">
            <text:p>200920685</text:p>
          </table:table-cell>
          <table:table-cell office:value-type="float" office:value="218377717" calcext:value-type="float">
            <text:p>218377717</text:p>
          </table:table-cell>
          <table:table-cell office:value-type="string" calcext:value-type="string">
            <text:p><text:a xlink:href="https://scratch.mit.edu/projects/218377717" xlink:type="simple">https://scratch.mit.edu/projects/218377717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7</text:p>
          </table:table-cell>
          <table:table-cell office:value-type="string" calcext:value-type="string">
            <text:p>Sun, Michael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9/21</text:p>
          </table:table-cell>
          <table:table-cell table:style-name="ce2"/>
          <table:table-cell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021371" calcext:value-type="float">
            <text:p>201021371</text:p>
          </table:table-cell>
          <table:table-cell office:value-type="float" office:value="218377471" calcext:value-type="float">
            <text:p>218377471</text:p>
          </table:table-cell>
          <table:table-cell office:value-type="string" calcext:value-type="string">
            <text:p><text:a xlink:href="https://scratch.mit.edu/projects/218377471" xlink:type="simple">https://scratch.mit.edu/projects/218377471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5</text:p>
          </table:table-cell>
          <table:table-cell office:value-type="string" calcext:value-type="string">
            <text:p>Tinkjian, Rose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4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86" calcext:value-type="float">
            <text:p>200919986</text:p>
          </table:table-cell>
          <table:table-cell office:value-type="float" office:value="215504396" calcext:value-type="float">
            <text:p>215504396</text:p>
          </table:table-cell>
          <table:table-cell office:value-type="string" calcext:value-type="string">
            <text:p><text:a xlink:href="https://scratch.mit.edu/projects/215504396" xlink:type="simple">https://scratch.mit.edu/projects/215504396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11</text:p>
          </table:table-cell>
          <table:table-cell office:value-type="string" calcext:value-type="string">
            <text:p>Uribe, Hope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5/21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226978" calcext:value-type="float">
            <text:p>201226978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table:style-name="ce2"/>
          <table:table-cell office:value-type="string" calcext:value-type="string">
            <text:p>Utin, Katherine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3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022576" calcext:value-type="float">
            <text:p>201022576</text:p>
          </table:table-cell>
          <table:table-cell office:value-type="float" office:value="218377419" calcext:value-type="float">
            <text:p>218377419</text:p>
          </table:table-cell>
          <table:table-cell office:value-type="string" calcext:value-type="string">
            <text:p><text:a xlink:href="https://scratch.mit.edu/projects/218377419" xlink:type="simple">https://scratch.mit.edu/projects/218377419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9</text:p>
          </table:table-cell>
          <table:table-cell office:value-type="string" calcext:value-type="string">
            <text:p>Vasquez, Edgar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table:style-name="ce2" table:number-columns-repeated="2"/>
          <table:table-cell table:style-name="ce3" office:value-type="string" calcext:value-type="string">
            <text:p>12/21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20253" calcext:value-type="float">
            <text:p>200920253</text:p>
          </table:table-cell>
          <table:table-cell office:value-type="float" office:value="218377291" calcext:value-type="float">
            <text:p>218377291</text:p>
          </table:table-cell>
          <table:table-cell office:value-type="string" calcext:value-type="string">
            <text:p><text:a xlink:href="https://scratch.mit.edu/projects/218377291" xlink:type="simple">https://scratch.mit.edu/projects/218377291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6</text:p>
          </table:table-cell>
          <table:table-cell office:value-type="string" calcext:value-type="string">
            <text:p>Weissel, Brendan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600047" calcext:value-type="float">
            <text:p>201600047</text:p>
          </table:table-cell>
          <table:table-cell office:value-type="float" office:value="218376517" calcext:value-type="float">
            <text:p>218376517</text:p>
          </table:table-cell>
          <table:table-cell office:value-type="string" calcext:value-type="string">
            <text:p><text:a xlink:href="https://scratch.mit.edu/projects/218376517" xlink:type="simple">https://scratch.mit.edu/projects/218376517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4</text:p>
          </table:table-cell>
          <table:table-cell office:value-type="string" calcext:value-type="string">
            <text:p>White, Nicholas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534615" calcext:value-type="float">
            <text:p>201534615</text:p>
          </table:table-cell>
          <table:table-cell office:value-type="float" office:value="218377602" calcext:value-type="float">
            <text:p>218377602</text:p>
          </table:table-cell>
          <table:table-cell office:value-type="string" calcext:value-type="string">
            <text:p><text:a xlink:href="https://scratch.mit.edu/projects/218377602" xlink:type="simple">https://scratch.mit.edu/projects/218377602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1</text:p>
          </table:table-cell>
          <table:table-cell office:value-type="string" calcext:value-type="string">
            <text:p>Wu, Jocelyn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620" calcext:value-type="float">
            <text:p>200919620</text:p>
          </table:table-cell>
          <table:table-cell office:value-type="float" office:value="218378396" calcext:value-type="float">
            <text:p>218378396</text:p>
          </table:table-cell>
          <table:table-cell office:value-type="string" calcext:value-type="string">
            <text:p><text:a xlink:href="https://scratch.mit.edu/projects/218378396" xlink:type="simple">https://scratch.mit.edu/projects/218378396</text:a></text:p>
          </table:table-cell>
          <table:table-cell office:value-type="string" calcext:value-type="string">
            <text:p><text:a xlink:href="https://scratch.mit.edu/studios/4950059" xlink:type="simple">https://scratch.mit.edu/studios/4950059</text:a></text:p>
          </table:table-cell>
          <table:table-cell office:value-type="string" calcext:value-type="string">
            <text:p>Maroon2018C3</text:p>
          </table:table-cell>
          <table:table-cell office:value-type="string" calcext:value-type="string">
            <text:p>Zagorianakos, Liza</text:p>
          </table:table-cell>
          <table:table-cell office:value-type="string" calcext:value-type="string">
            <text:p>C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59" calcext:value-type="float">
            <text:p>200919959</text:p>
          </table:table-cell>
          <table:table-cell office:value-type="float" office:value="218090387" calcext:value-type="float">
            <text:p>218090387</text:p>
          </table:table-cell>
          <table:table-cell office:value-type="string" calcext:value-type="string">
            <text:p><text:a xlink:href="https://scratch.mit.edu/projects/218090387" xlink:type="simple">https://scratch.mit.edu/projects/218090387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8</text:p>
          </table:table-cell>
          <table:table-cell office:value-type="string" calcext:value-type="string">
            <text:p>Agar, Xantine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601246" calcext:value-type="float">
            <text:p>201601246</text:p>
          </table:table-cell>
          <table:table-cell office:value-type="float" office:value="214923362" calcext:value-type="float">
            <text:p>214923362</text:p>
          </table:table-cell>
          <table:table-cell office:value-type="string" calcext:value-type="string">
            <text:p><text:a xlink:href="https://scratch.mit.edu/projects/214923362" xlink:type="simple">https://scratch.mit.edu/projects/214923362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4</text:p>
          </table:table-cell>
          <table:table-cell office:value-type="string" calcext:value-type="string">
            <text:p>Allen, Ellie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7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62" calcext:value-type="float">
            <text:p>200919962</text:p>
          </table:table-cell>
          <table:table-cell office:value-type="float" office:value="218090350" calcext:value-type="float">
            <text:p>218090350</text:p>
          </table:table-cell>
          <table:table-cell office:value-type="string" calcext:value-type="string">
            <text:p><text:a xlink:href="https://scratch.mit.edu/projects/218090350" xlink:type="simple">https://scratch.mit.edu/projects/218090350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7</text:p>
          </table:table-cell>
          <table:table-cell office:value-type="string" calcext:value-type="string">
            <text:p>Belanger, Daniel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02" calcext:value-type="float">
            <text:p>200919902</text:p>
          </table:table-cell>
          <table:table-cell office:value-type="float" office:value="218091402" calcext:value-type="float">
            <text:p>218091402</text:p>
          </table:table-cell>
          <table:table-cell office:value-type="string" calcext:value-type="string">
            <text:p><text:a xlink:href="https://scratch.mit.edu/projects/218091402" xlink:type="simple">https://scratch.mit.edu/projects/218091402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11</text:p>
          </table:table-cell>
          <table:table-cell office:value-type="string" calcext:value-type="string">
            <text:p>Betzalel, Beth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4" calcext:value-type="float">
            <text:p>14</text:p>
          </table:table-cell>
          <table:table-cell table:style-name="Default"/>
        </table:table-row>
        <table:table-row table:style-name="ro3">
          <table:table-cell office:value-type="string" calcext:value-type="string">
            <text:p>Fox</text:p>
          </table:table-cell>
          <table:table-cell office:value-type="float" office:value="201432424" calcext:value-type="float">
            <text:p>201432424</text:p>
          </table:table-cell>
          <table:table-cell office:value-type="float" office:value="218091745" calcext:value-type="float">
            <text:p>218091745</text:p>
          </table:table-cell>
          <table:table-cell office:value-type="string" calcext:value-type="string">
            <text:p><text:a xlink:href="https://scratch.mit.edu/projects/218091745" xlink:type="simple">https://scratch.mit.edu/projects/218091745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5</text:p>
          </table:table-cell>
          <table:table-cell office:value-type="string" calcext:value-type="string">
            <text:p>Boutros Eid Guirguis, Dana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3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022709" calcext:value-type="float">
            <text:p>201022709</text:p>
          </table:table-cell>
          <table:table-cell office:value-type="float" office:value="218091745" calcext:value-type="float">
            <text:p>218091745</text:p>
          </table:table-cell>
          <table:table-cell office:value-type="string" calcext:value-type="string">
            <text:p><text:a xlink:href="https://scratch.mit.edu/projects/218091745" xlink:type="simple">https://scratch.mit.edu/projects/218091745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5</text:p>
          </table:table-cell>
          <table:table-cell office:value-type="string" calcext:value-type="string">
            <text:p>DeJohn, Madeline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 table:number-columns-repeated="2"/>
          <table:table-cell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613496" calcext:value-type="float">
            <text:p>200613496</text:p>
          </table:table-cell>
          <table:table-cell office:value-type="float" office:value="218089798" calcext:value-type="float">
            <text:p>218089798</text:p>
          </table:table-cell>
          <table:table-cell office:value-type="string" calcext:value-type="string">
            <text:p><text:a xlink:href="https://scratch.mit.edu/projects/218089798" xlink:type="simple">https://scratch.mit.edu/projects/218089798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12</text:p>
          </table:table-cell>
          <table:table-cell office:value-type="string" calcext:value-type="string">
            <text:p>DeMoor, Andreas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022903" calcext:value-type="float">
            <text:p>201022903</text:p>
          </table:table-cell>
          <table:table-cell office:value-type="float" office:value="218090039" calcext:value-type="float">
            <text:p>218090039</text:p>
          </table:table-cell>
          <table:table-cell office:value-type="string" calcext:value-type="string">
            <text:p><text:a xlink:href="https://scratch.mit.edu/projects/218090039" xlink:type="simple">https://scratch.mit.edu/projects/218090039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1</text:p>
          </table:table-cell>
          <table:table-cell office:value-type="string" calcext:value-type="string">
            <text:p>Fairchild, Elizabeth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20052" calcext:value-type="float">
            <text:p>200920052</text:p>
          </table:table-cell>
          <table:table-cell office:value-type="float" office:value="214492452" calcext:value-type="float">
            <text:p>214492452</text:p>
          </table:table-cell>
          <table:table-cell office:value-type="string" calcext:value-type="string">
            <text:p><text:a xlink:href="https://scratch.mit.edu/projects/214492452" xlink:type="simple">https://scratch.mit.edu/projects/214492452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9</text:p>
          </table:table-cell>
          <table:table-cell office:value-type="string" calcext:value-type="string">
            <text:p>Fitzpatrick, Liam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20055" calcext:value-type="float">
            <text:p>200920055</text:p>
          </table:table-cell>
          <table:table-cell office:value-type="float" office:value="216021451" calcext:value-type="float">
            <text:p>216021451</text:p>
          </table:table-cell>
          <table:table-cell office:value-type="string" calcext:value-type="string">
            <text:p><text:a xlink:href="https://scratch.mit.edu/projects/216021451" xlink:type="simple">https://scratch.mit.edu/projects/216021451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3</text:p>
          </table:table-cell>
          <table:table-cell office:value-type="string" calcext:value-type="string">
            <text:p>Flannery, Logan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992" calcext:value-type="float">
            <text:p>200919992</text:p>
          </table:table-cell>
          <table:table-cell office:value-type="float" office:value="214931729" calcext:value-type="float">
            <text:p>214931729</text:p>
          </table:table-cell>
          <table:table-cell office:value-type="string" calcext:value-type="string">
            <text:p><text:a xlink:href="https://scratch.mit.edu/projects/214931729" xlink:type="simple">https://scratch.mit.edu/projects/214931729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2</text:p>
          </table:table-cell>
          <table:table-cell office:value-type="string" calcext:value-type="string">
            <text:p>Hart, Spencer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432208" calcext:value-type="float">
            <text:p>201432208</text:p>
          </table:table-cell>
          <table:table-cell office:value-type="float" office:value="214492452" calcext:value-type="float">
            <text:p>214492452</text:p>
          </table:table-cell>
          <table:table-cell office:value-type="string" calcext:value-type="string">
            <text:p><text:a xlink:href="https://scratch.mit.edu/projects/214492452" xlink:type="simple">https://scratch.mit.edu/projects/214492452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9</text:p>
          </table:table-cell>
          <table:table-cell office:value-type="string" calcext:value-type="string">
            <text:p>Hegarty, Sam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table:style-name="ce2" table:number-columns-repeated="2"/>
          <table:table-cell table:style-name="ce3" office:value-type="string" calcext:value-type="string">
            <text:p>12/21</text:p>
          </table:table-cell>
          <table:table-cell table:style-name="ce2" table:number-columns-repeated="2"/>
          <table:table-cell table:style-name="Default"/>
        </table:table-row>
        <table:table-row table:style-name="ro6">
          <table:table-cell office:value-type="string" calcext:value-type="string">
            <text:p>Fox</text:p>
          </table:table-cell>
          <table:table-cell office:value-type="float" office:value="200920061" calcext:value-type="float">
            <text:p>200920061</text:p>
          </table:table-cell>
          <table:table-cell office:value-type="float" office:value="218390724" calcext:value-type="float">
            <text:p>218390724</text:p>
          </table:table-cell>
          <table:table-cell office:value-type="string" calcext:value-type="string">
            <text:p><text:a xlink:href="https://scratch.mit.edu/projects/218390724" xlink:type="simple">https://scratch.mit.edu/projects/218390724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6</text:p>
          </table:table-cell>
          <table:table-cell office:value-type="string" calcext:value-type="string">
            <text:p>Henderson, Ava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,Multiracial</text:p>
          </table:table-cell>
          <table:table-cell table:style-name="ce3" office:value-type="string" calcext:value-type="string">
            <text:p>12/21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table:style-name="Default"/>
        </table:table-row>
        <table:table-row table:style-name="ro3">
          <table:table-cell office:value-type="string" calcext:value-type="string">
            <text:p>Fox</text:p>
          </table:table-cell>
          <table:table-cell office:value-type="float" office:value="201123694" calcext:value-type="float">
            <text:p>201123694</text:p>
          </table:table-cell>
          <table:table-cell office:value-type="float" office:value="218090387" calcext:value-type="float">
            <text:p>218090387</text:p>
          </table:table-cell>
          <table:table-cell office:value-type="string" calcext:value-type="string">
            <text:p><text:a xlink:href="https://scratch.mit.edu/projects/218090387" xlink:type="simple">https://scratch.mit.edu/projects/218090387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8</text:p>
          </table:table-cell>
          <table:table-cell office:value-type="string" calcext:value-type="string">
            <text:p>Isabelle, Simone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</text:p>
          </table:table-cell>
          <table:table-cell office:value-type="string" calcext:value-type="string">
            <text:p>15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023393" calcext:value-type="float">
            <text:p>201023393</text:p>
          </table:table-cell>
          <table:table-cell office:value-type="float" office:value="218089798" calcext:value-type="float">
            <text:p>218089798</text:p>
          </table:table-cell>
          <table:table-cell office:value-type="string" calcext:value-type="string">
            <text:p><text:a xlink:href="https://scratch.mit.edu/projects/218089798" xlink:type="simple">https://scratch.mit.edu/projects/218089798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12</text:p>
          </table:table-cell>
          <table:table-cell office:value-type="string" calcext:value-type="string">
            <text:p>Khlystov, Nicolay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15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700633" calcext:value-type="float">
            <text:p>201700633</text:p>
          </table:table-cell>
          <table:table-cell office:value-type="float" office:value="218390724" calcext:value-type="float">
            <text:p>218390724</text:p>
          </table:table-cell>
          <table:table-cell office:value-type="string" calcext:value-type="string">
            <text:p><text:a xlink:href="https://scratch.mit.edu/projects/218390724" xlink:type="simple">https://scratch.mit.edu/projects/218390724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6</text:p>
          </table:table-cell>
          <table:table-cell office:value-type="string" calcext:value-type="string">
            <text:p>Killeen, Bethan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20152" calcext:value-type="float">
            <text:p>200920152</text:p>
          </table:table-cell>
          <table:table-cell office:value-type="float" office:value="218091402" calcext:value-type="float">
            <text:p>218091402</text:p>
          </table:table-cell>
          <table:table-cell office:value-type="string" calcext:value-type="string">
            <text:p><text:a xlink:href="https://scratch.mit.edu/projects/218091402" xlink:type="simple">https://scratch.mit.edu/projects/218091402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11</text:p>
          </table:table-cell>
          <table:table-cell office:value-type="string" calcext:value-type="string">
            <text:p>Laughlin, Sarah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494" calcext:value-type="float">
            <text:p>200919494</text:p>
          </table:table-cell>
          <table:table-cell office:value-type="float" office:value="218090974" calcext:value-type="float">
            <text:p>218090974</text:p>
          </table:table-cell>
          <table:table-cell office:value-type="string" calcext:value-type="string">
            <text:p><text:a xlink:href="https://scratch.mit.edu/projects/218090974" xlink:type="simple">https://scratch.mit.edu/projects/218090974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10</text:p>
          </table:table-cell>
          <table:table-cell office:value-type="string" calcext:value-type="string">
            <text:p>Michael, Adrian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564" calcext:value-type="float">
            <text:p>200919564</text:p>
          </table:table-cell>
          <table:table-cell office:value-type="float" office:value="214931729" calcext:value-type="float">
            <text:p>214931729</text:p>
          </table:table-cell>
          <table:table-cell office:value-type="string" calcext:value-type="string">
            <text:p><text:a xlink:href="https://scratch.mit.edu/projects/214931729" xlink:type="simple">https://scratch.mit.edu/projects/214931729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2</text:p>
          </table:table-cell>
          <table:table-cell office:value-type="string" calcext:value-type="string">
            <text:p>Nelson, Maximo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225686" calcext:value-type="float">
            <text:p>201225686</text:p>
          </table:table-cell>
          <table:table-cell office:value-type="float" office:value="218090350" calcext:value-type="float">
            <text:p>218090350</text:p>
          </table:table-cell>
          <table:table-cell office:value-type="string" calcext:value-type="string">
            <text:p><text:a xlink:href="https://scratch.mit.edu/projects/218090350" xlink:type="simple">https://scratch.mit.edu/projects/218090350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7</text:p>
          </table:table-cell>
          <table:table-cell office:value-type="string" calcext:value-type="string">
            <text:p>Sakuma, Hiromu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20018" calcext:value-type="float">
            <text:p>200920018</text:p>
          </table:table-cell>
          <table:table-cell office:value-type="float" office:value="218090974" calcext:value-type="float">
            <text:p>218090974</text:p>
          </table:table-cell>
          <table:table-cell office:value-type="string" calcext:value-type="string">
            <text:p><text:a xlink:href="https://scratch.mit.edu/projects/218090974" xlink:type="simple">https://scratch.mit.edu/projects/218090974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10</text:p>
          </table:table-cell>
          <table:table-cell office:value-type="string" calcext:value-type="string">
            <text:p>Sengupta, Eitan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ultiracial</text:p>
          </table:table-cell>
          <table:table-cell office:value-type="string" calcext:value-type="string">
            <text:p>16/21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19588" calcext:value-type="float">
            <text:p>200919588</text:p>
          </table:table-cell>
          <table:table-cell office:value-type="float" office:value="214923362" calcext:value-type="float">
            <text:p>214923362</text:p>
          </table:table-cell>
          <table:table-cell office:value-type="string" calcext:value-type="string">
            <text:p><text:a xlink:href="https://scratch.mit.edu/projects/214923362" xlink:type="simple">https://scratch.mit.edu/projects/214923362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4</text:p>
          </table:table-cell>
          <table:table-cell office:value-type="string" calcext:value-type="string">
            <text:p>Sharp, Sydney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7/21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1329824" calcext:value-type="float">
            <text:p>201329824</text:p>
          </table:table-cell>
          <table:table-cell office:value-type="float" office:value="216021451" calcext:value-type="float">
            <text:p>216021451</text:p>
          </table:table-cell>
          <table:table-cell office:value-type="string" calcext:value-type="string">
            <text:p><text:a xlink:href="https://scratch.mit.edu/projects/216021451" xlink:type="simple">https://scratch.mit.edu/projects/216021451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3</text:p>
          </table:table-cell>
          <table:table-cell office:value-type="string" calcext:value-type="string">
            <text:p>Sullivan, Braiden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00920034" calcext:value-type="float">
            <text:p>200920034</text:p>
          </table:table-cell>
          <table:table-cell office:value-type="float" office:value="218090039" calcext:value-type="float">
            <text:p>218090039</text:p>
          </table:table-cell>
          <table:table-cell office:value-type="string" calcext:value-type="string">
            <text:p><text:a xlink:href="https://scratch.mit.edu/projects/218090039" xlink:type="simple">https://scratch.mit.edu/projects/218090039</text:a></text:p>
          </table:table-cell>
          <table:table-cell office:value-type="string" calcext:value-type="string">
            <text:p><text:a xlink:href="https://scratch.mit.edu/studios/4950060" xlink:type="simple">https://scratch.mit.edu/studios/4950060</text:a></text:p>
          </table:table-cell>
          <table:table-cell office:value-type="string" calcext:value-type="string">
            <text:p>Maroon2018D1</text:p>
          </table:table-cell>
          <table:table-cell office:value-type="string" calcext:value-type="string">
            <text:p>Wong, Olivia</text:p>
          </table:table-cell>
          <table:table-cell office:value-type="string" calcext:value-type="string">
            <text:p>D Block</text:p>
          </table:table-cell>
          <table:table-cell table:style-name="ce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4/21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table:style-name="Default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73930" calcext:value-type="float">
            <text:p>73930</text:p>
          </table:table-cell>
          <table:table-cell office:value-type="float" office:value="183007824" calcext:value-type="float">
            <text:p>183007824</text:p>
          </table:table-cell>
          <table:table-cell office:value-type="string" calcext:value-type="string">
            <text:p><text:a xlink:href="https://scratch.mit.edu/projects/183007824/" xlink:type="simple">https://scratch.mit.edu/projects/183007824/</text:a></text:p>
          </table:table-cell>
          <table:table-cell table:style-name="ce2"/>
          <table:table-cell office:value-type="string" calcext:value-type="string">
            <text:p>albasergalletti</text:p>
          </table:table-cell>
          <table:table-cell office:value-type="string" calcext:value-type="string">
            <text:p>Ali Albaser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670" calcext:value-type="float">
            <text:p>56670</text:p>
          </table:table-cell>
          <table:table-cell office:value-type="float" office:value="183007824" calcext:value-type="float">
            <text:p>183007824</text:p>
          </table:table-cell>
          <table:table-cell office:value-type="string" calcext:value-type="string">
            <text:p><text:a xlink:href="https://scratch.mit.edu/projects/183007824/" xlink:type="simple">https://scratch.mit.edu/projects/183007824/</text:a></text:p>
          </table:table-cell>
          <table:table-cell table:style-name="ce2"/>
          <table:table-cell office:value-type="string" calcext:value-type="string">
            <text:p>albasergalletti</text:p>
          </table:table-cell>
          <table:table-cell office:value-type="string" calcext:value-type="string">
            <text:p>Kalvin Galletti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649" calcext:value-type="float">
            <text:p>56649</text:p>
          </table:table-cell>
          <table:table-cell office:value-type="float" office:value="183093660" calcext:value-type="float">
            <text:p>183093660</text:p>
          </table:table-cell>
          <table:table-cell office:value-type="string" calcext:value-type="string">
            <text:p><text:a xlink:href="https://scratch.mit.edu/projects/183093660/" xlink:type="simple">https://scratch.mit.edu/projects/183093660/</text:a></text:p>
          </table:table-cell>
          <table:table-cell table:style-name="ce2"/>
          <table:table-cell office:value-type="string" calcext:value-type="string">
            <text:p>augustahammond</text:p>
          </table:table-cell>
          <table:table-cell office:value-type="string" calcext:value-type="string">
            <text:p>Olivia Augusta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785" calcext:value-type="float">
            <text:p>56785</text:p>
          </table:table-cell>
          <table:table-cell office:value-type="float" office:value="183093660" calcext:value-type="float">
            <text:p>183093660</text:p>
          </table:table-cell>
          <table:table-cell office:value-type="string" calcext:value-type="string">
            <text:p><text:a xlink:href="https://scratch.mit.edu/projects/183093660/" xlink:type="simple">https://scratch.mit.edu/projects/183093660/</text:a></text:p>
          </table:table-cell>
          <table:table-cell table:style-name="ce2"/>
          <table:table-cell office:value-type="string" calcext:value-type="string">
            <text:p>augustahammond</text:p>
          </table:table-cell>
          <table:table-cell office:value-type="string" calcext:value-type="string">
            <text:p>Mitchell Hammond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table:style-name="ce3" office:value-type="string" calcext:value-type="string">
            <text:p>11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799" calcext:value-type="float">
            <text:p>56799</text:p>
          </table:table-cell>
          <table:table-cell office:value-type="float" office:value="183093675" calcext:value-type="float">
            <text:p>183093675</text:p>
          </table:table-cell>
          <table:table-cell office:value-type="string" calcext:value-type="string">
            <text:p><text:a xlink:href="https://scratch.mit.edu/projects/183093675/" xlink:type="simple">https://scratch.mit.edu/projects/183093675/</text:a></text:p>
          </table:table-cell>
          <table:table-cell table:style-name="ce2"/>
          <table:table-cell office:value-type="string" calcext:value-type="string">
            <text:p>barnerbaer</text:p>
          </table:table-cell>
          <table:table-cell office:value-type="string" calcext:value-type="string">
            <text:p>Matthew Barner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659" calcext:value-type="float">
            <text:p>56659</text:p>
          </table:table-cell>
          <table:table-cell office:value-type="float" office:value="183093675" calcext:value-type="float">
            <text:p>183093675</text:p>
          </table:table-cell>
          <table:table-cell office:value-type="string" calcext:value-type="string">
            <text:p><text:a xlink:href="https://scratch.mit.edu/projects/183093675/" xlink:type="simple">https://scratch.mit.edu/projects/183093675/</text:a></text:p>
          </table:table-cell>
          <table:table-cell table:style-name="ce2"/>
          <table:table-cell office:value-type="string" calcext:value-type="string">
            <text:p>barnerbaer</text:p>
          </table:table-cell>
          <table:table-cell office:value-type="string" calcext:value-type="string">
            <text:p>Ryan Baer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8124" calcext:value-type="float">
            <text:p>78124</text:p>
          </table:table-cell>
          <table:table-cell office:value-type="float" office:value="182594691" calcext:value-type="float">
            <text:p>182594691</text:p>
          </table:table-cell>
          <table:table-cell office:value-type="string" calcext:value-type="string">
            <text:p><text:a xlink:href="https://scratch.mit.edu/projects/182594691/" xlink:type="simple">https://scratch.mit.edu/projects/182594691/</text:a></text:p>
          </table:table-cell>
          <table:table-cell table:style-name="ce2"/>
          <table:table-cell office:value-type="string" calcext:value-type="string">
            <text:p>brooksbrainard</text:p>
          </table:table-cell>
          <table:table-cell office:value-type="string" calcext:value-type="string">
            <text:p>Lily Brook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879" calcext:value-type="float">
            <text:p>56879</text:p>
          </table:table-cell>
          <table:table-cell office:value-type="float" office:value="182594691" calcext:value-type="float">
            <text:p>182594691</text:p>
          </table:table-cell>
          <table:table-cell office:value-type="string" calcext:value-type="string">
            <text:p><text:a xlink:href="https://scratch.mit.edu/projects/182594691/" xlink:type="simple">https://scratch.mit.edu/projects/182594691/</text:a></text:p>
          </table:table-cell>
          <table:table-cell table:style-name="ce2"/>
          <table:table-cell office:value-type="string" calcext:value-type="string">
            <text:p>brooksbrainard</text:p>
          </table:table-cell>
          <table:table-cell office:value-type="string" calcext:value-type="string">
            <text:p>Mia Braina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739" calcext:value-type="float">
            <text:p>56739</text:p>
          </table:table-cell>
          <table:table-cell office:value-type="float" office:value="182686934" calcext:value-type="float">
            <text:p>182686934</text:p>
          </table:table-cell>
          <table:table-cell office:value-type="string" calcext:value-type="string">
            <text:p><text:a xlink:href="https://scratch.mit.edu/projects/182686934/" xlink:type="simple">https://scratch.mit.edu/projects/182686934/</text:a></text:p>
          </table:table-cell>
          <table:table-cell table:style-name="ce2"/>
          <table:table-cell office:value-type="string" calcext:value-type="string">
            <text:p>brumbleyrosin</text:p>
          </table:table-cell>
          <table:table-cell office:value-type="string" calcext:value-type="string">
            <text:p>Brianna Brumly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814" calcext:value-type="float">
            <text:p>56814</text:p>
          </table:table-cell>
          <table:table-cell office:value-type="float" office:value="182686934" calcext:value-type="float">
            <text:p>182686934</text:p>
          </table:table-cell>
          <table:table-cell office:value-type="string" calcext:value-type="string">
            <text:p><text:a xlink:href="https://scratch.mit.edu/projects/182686934/" xlink:type="simple">https://scratch.mit.edu/projects/182686934/</text:a></text:p>
          </table:table-cell>
          <table:table-cell table:style-name="ce2"/>
          <table:table-cell office:value-type="string" calcext:value-type="string">
            <text:p>brumbleyrosin</text:p>
          </table:table-cell>
          <table:table-cell office:value-type="string" calcext:value-type="string">
            <text:p>Makenna Rosin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714" calcext:value-type="float">
            <text:p>56714</text:p>
          </table:table-cell>
          <table:table-cell office:value-type="float" office:value="183021388" calcext:value-type="float">
            <text:p>183021388</text:p>
          </table:table-cell>
          <table:table-cell office:value-type="string" calcext:value-type="string">
            <text:p><text:a xlink:href="https://scratch.mit.edu/projects/183021388" xlink:type="simple">https://scratch.mit.edu/projects/183021388</text:a></text:p>
          </table:table-cell>
          <table:table-cell table:style-name="ce2"/>
          <table:table-cell office:value-type="string" calcext:value-type="string">
            <text:p>cantrellsnoddy</text:p>
          </table:table-cell>
          <table:table-cell office:value-type="string" calcext:value-type="string">
            <text:p>Camden Candrell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,Other</text:p>
          </table:table-cell>
          <table:table-cell table:style-name="ce3" office:value-type="string" calcext:value-type="string">
            <text:p>11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4767" calcext:value-type="float">
            <text:p>74767</text:p>
          </table:table-cell>
          <table:table-cell office:value-type="float" office:value="183021388" calcext:value-type="float">
            <text:p>183021388</text:p>
          </table:table-cell>
          <table:table-cell office:value-type="string" calcext:value-type="string">
            <text:p><text:a xlink:href="https://scratch.mit.edu/projects/183021388" xlink:type="simple">https://scratch.mit.edu/projects/183021388</text:a></text:p>
          </table:table-cell>
          <table:table-cell table:style-name="ce2"/>
          <table:table-cell office:value-type="string" calcext:value-type="string">
            <text:p>cantrellsnoddy</text:p>
          </table:table-cell>
          <table:table-cell office:value-type="string" calcext:value-type="string">
            <text:p>Anthony Snoddy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table:style-name="ce2"/>
          <table:table-cell table:style-name="ce3" office:value-type="string" calcext:value-type="string">
            <text:p>11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552" calcext:value-type="float">
            <text:p>56552</text:p>
          </table:table-cell>
          <table:table-cell office:value-type="float" office:value="183021216" calcext:value-type="float">
            <text:p>183021216</text:p>
          </table:table-cell>
          <table:table-cell office:value-type="string" calcext:value-type="string">
            <text:p><text:a xlink:href="https://scratch.mit.edu/projects/183021216/" xlink:type="simple">https://scratch.mit.edu/projects/183021216/</text:a></text:p>
          </table:table-cell>
          <table:table-cell table:style-name="ce2"/>
          <table:table-cell office:value-type="string" calcext:value-type="string">
            <text:p>castanofester</text:p>
          </table:table-cell>
          <table:table-cell office:value-type="string" calcext:value-type="string">
            <text:p>Madison Castano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7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532" calcext:value-type="float">
            <text:p>56532</text:p>
          </table:table-cell>
          <table:table-cell office:value-type="float" office:value="183021216" calcext:value-type="float">
            <text:p>183021216</text:p>
          </table:table-cell>
          <table:table-cell office:value-type="string" calcext:value-type="string">
            <text:p><text:a xlink:href="https://scratch.mit.edu/projects/183021216/" xlink:type="simple">https://scratch.mit.edu/projects/183021216/</text:a></text:p>
          </table:table-cell>
          <table:table-cell table:style-name="ce2"/>
          <table:table-cell office:value-type="string" calcext:value-type="string">
            <text:p>castanofester</text:p>
          </table:table-cell>
          <table:table-cell office:value-type="string" calcext:value-type="string">
            <text:p>Autumn Fester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7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667" calcext:value-type="float">
            <text:p>56667</text:p>
          </table:table-cell>
          <table:table-cell office:value-type="float" office:value="183021117" calcext:value-type="float">
            <text:p>183021117</text:p>
          </table:table-cell>
          <table:table-cell office:value-type="string" calcext:value-type="string">
            <text:p><text:a xlink:href="https://scratch.mit.edu/projects/183021117/" xlink:type="simple">https://scratch.mit.edu/projects/183021117/</text:a></text:p>
          </table:table-cell>
          <table:table-cell table:style-name="ce2"/>
          <table:table-cell office:value-type="string" calcext:value-type="string">
            <text:p>cirinokocin</text:p>
          </table:table-cell>
          <table:table-cell office:value-type="string" calcext:value-type="string">
            <text:p>Anthony Cirino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746" calcext:value-type="float">
            <text:p>56746</text:p>
          </table:table-cell>
          <table:table-cell office:value-type="float" office:value="183021117" calcext:value-type="float">
            <text:p>183021117</text:p>
          </table:table-cell>
          <table:table-cell office:value-type="string" calcext:value-type="string">
            <text:p><text:a xlink:href="https://scratch.mit.edu/projects/183021117/" xlink:type="simple">https://scratch.mit.edu/projects/183021117/</text:a></text:p>
          </table:table-cell>
          <table:table-cell table:style-name="ce2"/>
          <table:table-cell office:value-type="string" calcext:value-type="string">
            <text:p>cirinokocin</text:p>
          </table:table-cell>
          <table:table-cell office:value-type="string" calcext:value-type="string">
            <text:p>Kaden Kocin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table:style-name="ce3" office:value-type="string" calcext:value-type="string">
            <text:p>11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853" calcext:value-type="float">
            <text:p>56853</text:p>
          </table:table-cell>
          <table:table-cell office:value-type="float" office:value="182647869" calcext:value-type="float">
            <text:p>182647869</text:p>
          </table:table-cell>
          <table:table-cell office:value-type="string" calcext:value-type="string">
            <text:p><text:a xlink:href="https://scratch.mit.edu/projects/182647869/" xlink:type="simple">https://scratch.mit.edu/projects/182647869/</text:a></text:p>
          </table:table-cell>
          <table:table-cell table:style-name="ce2"/>
          <table:table-cell office:value-type="string" calcext:value-type="string">
            <text:p>dongdougherty</text:p>
          </table:table-cell>
          <table:table-cell office:value-type="string" calcext:value-type="string">
            <text:p>Nathan Dong 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13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669" calcext:value-type="float">
            <text:p>56669</text:p>
          </table:table-cell>
          <table:table-cell office:value-type="float" office:value="182647869" calcext:value-type="float">
            <text:p>182647869</text:p>
          </table:table-cell>
          <table:table-cell office:value-type="string" calcext:value-type="string">
            <text:p><text:a xlink:href="https://scratch.mit.edu/projects/182647869/" xlink:type="simple">https://scratch.mit.edu/projects/182647869/</text:a></text:p>
          </table:table-cell>
          <table:table-cell table:style-name="ce2"/>
          <table:table-cell office:value-type="string" calcext:value-type="string">
            <text:p>dongdougherty</text:p>
          </table:table-cell>
          <table:table-cell office:value-type="string" calcext:value-type="string">
            <text:p>Austin Dougherty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4057" calcext:value-type="float">
            <text:p>74057</text:p>
          </table:table-cell>
          <table:table-cell office:value-type="float" office:value="184535838" calcext:value-type="float">
            <text:p>184535838</text:p>
          </table:table-cell>
          <table:table-cell office:value-type="string" calcext:value-type="string">
            <text:p><text:a xlink:href="https://scratch.mit.edu/projects/184535838/" xlink:type="simple">https://scratch.mit.edu/projects/184535838/</text:a></text:p>
          </table:table-cell>
          <table:table-cell table:style-name="ce2"/>
          <table:table-cell office:value-type="string" calcext:value-type="string">
            <text:p>enwallgamiere</text:p>
          </table:table-cell>
          <table:table-cell office:value-type="string" calcext:value-type="string">
            <text:p>Anthony Enwall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674" calcext:value-type="float">
            <text:p>56674</text:p>
          </table:table-cell>
          <table:table-cell office:value-type="float" office:value="184535838" calcext:value-type="float">
            <text:p>184535838</text:p>
          </table:table-cell>
          <table:table-cell office:value-type="string" calcext:value-type="string">
            <text:p><text:a xlink:href="https://scratch.mit.edu/projects/184535838/" xlink:type="simple">https://scratch.mit.edu/projects/184535838/</text:a></text:p>
          </table:table-cell>
          <table:table-cell table:style-name="ce2"/>
          <table:table-cell office:value-type="string" calcext:value-type="string">
            <text:p>enwallgamiere</text:p>
          </table:table-cell>
          <table:table-cell office:value-type="string" calcext:value-type="string">
            <text:p>Dominic Gamiere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4">
          <table:table-cell office:value-type="string" calcext:value-type="string">
            <text:p>Hodson</text:p>
          </table:table-cell>
          <table:table-cell office:value-type="float" office:value="56736" calcext:value-type="float">
            <text:p>56736</text:p>
          </table:table-cell>
          <table:table-cell office:value-type="float" office:value="182649745" calcext:value-type="float">
            <text:p>182649745</text:p>
          </table:table-cell>
          <table:table-cell office:value-type="string" calcext:value-type="string">
            <text:p><text:a xlink:href="https://scratch.mit.edu/projects/182649745/" xlink:type="simple">https://scratch.mit.edu/projects/182649745/</text:a></text:p>
          </table:table-cell>
          <table:table-cell table:style-name="ce2"/>
          <table:table-cell office:value-type="string" calcext:value-type="string">
            <text:p>eshelmanchase</text:p>
          </table:table-cell>
          <table:table-cell office:value-type="string" calcext:value-type="string">
            <text:p>Alivia Eshelman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merican Indian or Alaskan Native,White,Multiracial</text:p>
          </table:table-cell>
          <table:table-cell table:style-name="ce3" office:value-type="string" calcext:value-type="string">
            <text:p>11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665" calcext:value-type="float">
            <text:p>56665</text:p>
          </table:table-cell>
          <table:table-cell office:value-type="float" office:value="182649745" calcext:value-type="float">
            <text:p>182649745</text:p>
          </table:table-cell>
          <table:table-cell office:value-type="string" calcext:value-type="string">
            <text:p><text:a xlink:href="https://scratch.mit.edu/projects/182649745/" xlink:type="simple">https://scratch.mit.edu/projects/182649745/</text:a></text:p>
          </table:table-cell>
          <table:table-cell table:style-name="ce2"/>
          <table:table-cell office:value-type="string" calcext:value-type="string">
            <text:p>eshelmanchase</text:p>
          </table:table-cell>
          <table:table-cell office:value-type="string" calcext:value-type="string">
            <text:p>Sarah Chase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1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5489" calcext:value-type="float">
            <text:p>55489</text:p>
          </table:table-cell>
          <table:table-cell office:value-type="float" office:value="182686529" calcext:value-type="float">
            <text:p>182686529</text:p>
          </table:table-cell>
          <table:table-cell office:value-type="string" calcext:value-type="string">
            <text:p><text:a xlink:href="https://scratch.mit.edu/projects/182686529/" xlink:type="simple">https://scratch.mit.edu/projects/182686529/</text:a></text:p>
          </table:table-cell>
          <table:table-cell table:style-name="ce2"/>
          <table:table-cell office:value-type="string" calcext:value-type="string">
            <text:p>francisgary</text:p>
          </table:table-cell>
          <table:table-cell office:value-type="string" calcext:value-type="string">
            <text:p>Gary Francis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9077" calcext:value-type="float">
            <text:p>79077</text:p>
          </table:table-cell>
          <table:table-cell office:value-type="float" office:value="183021259" calcext:value-type="float">
            <text:p>183021259</text:p>
          </table:table-cell>
          <table:table-cell office:value-type="string" calcext:value-type="string">
            <text:p><text:a xlink:href="https://scratch.mit.edu/projects/183021259/" xlink:type="simple">https://scratch.mit.edu/projects/183021259/</text:a></text:p>
          </table:table-cell>
          <table:table-cell table:style-name="ce2"/>
          <table:table-cell office:value-type="string" calcext:value-type="string">
            <text:p>gavrilovichaines</text:p>
          </table:table-cell>
          <table:table-cell office:value-type="string" calcext:value-type="string">
            <text:p>Gabrael Gavrilovic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table:style-name="ce3" office:value-type="string" calcext:value-type="string">
            <text:p>11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779" calcext:value-type="float">
            <text:p>56779</text:p>
          </table:table-cell>
          <table:table-cell office:value-type="float" office:value="183021259" calcext:value-type="float">
            <text:p>183021259</text:p>
          </table:table-cell>
          <table:table-cell office:value-type="string" calcext:value-type="string">
            <text:p><text:a xlink:href="https://scratch.mit.edu/projects/183021259/" xlink:type="simple">https://scratch.mit.edu/projects/183021259/</text:a></text:p>
          </table:table-cell>
          <table:table-cell table:style-name="ce2"/>
          <table:table-cell office:value-type="string" calcext:value-type="string">
            <text:p>gavrilovichaines</text:p>
          </table:table-cell>
          <table:table-cell office:value-type="string" calcext:value-type="string">
            <text:p>Colton Haines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166" calcext:value-type="float">
            <text:p>56166</text:p>
          </table:table-cell>
          <table:table-cell office:value-type="float" office:value="182597038" calcext:value-type="float">
            <text:p>182597038</text:p>
          </table:table-cell>
          <table:table-cell office:value-type="string" calcext:value-type="string">
            <text:p><text:a xlink:href="https://scratch.mit.edu/projects/182597038/" xlink:type="simple">https://scratch.mit.edu/projects/182597038/</text:a></text:p>
          </table:table-cell>
          <table:table-cell table:style-name="ce2"/>
          <table:table-cell office:value-type="string" calcext:value-type="string">
            <text:p>gonserhenderson</text:p>
          </table:table-cell>
          <table:table-cell office:value-type="string" calcext:value-type="string">
            <text:p>Chase Gonser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/>
          <table:table-cell table:style-name="ce2"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4738" calcext:value-type="float">
            <text:p>74738</text:p>
          </table:table-cell>
          <table:table-cell office:value-type="float" office:value="182597038" calcext:value-type="float">
            <text:p>182597038</text:p>
          </table:table-cell>
          <table:table-cell office:value-type="string" calcext:value-type="string">
            <text:p><text:a xlink:href="https://scratch.mit.edu/projects/182597038/" xlink:type="simple">https://scratch.mit.edu/projects/182597038/</text:a></text:p>
          </table:table-cell>
          <table:table-cell table:style-name="ce2"/>
          <table:table-cell office:value-type="string" calcext:value-type="string">
            <text:p>gonserhenderson</text:p>
          </table:table-cell>
          <table:table-cell office:value-type="string" calcext:value-type="string">
            <text:p>Jacob Henderson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5914" calcext:value-type="float">
            <text:p>55914</text:p>
          </table:table-cell>
          <table:table-cell office:value-type="float" office:value="183008289" calcext:value-type="float">
            <text:p>183008289</text:p>
          </table:table-cell>
          <table:table-cell office:value-type="string" calcext:value-type="string">
            <text:p><text:a xlink:href="https://scratch.mit.edu/projects/183008289/" xlink:type="simple">https://scratch.mit.edu/projects/183008289/</text:a></text:p>
          </table:table-cell>
          <table:table-cell table:style-name="ce2"/>
          <table:table-cell office:value-type="string" calcext:value-type="string">
            <text:p>grinsteadharris</text:p>
          </table:table-cell>
          <table:table-cell office:value-type="string" calcext:value-type="string">
            <text:p>Julia Grinstead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8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4733" calcext:value-type="float">
            <text:p>74733</text:p>
          </table:table-cell>
          <table:table-cell office:value-type="float" office:value="183008289" calcext:value-type="float">
            <text:p>183008289</text:p>
          </table:table-cell>
          <table:table-cell office:value-type="string" calcext:value-type="string">
            <text:p><text:a xlink:href="https://scratch.mit.edu/projects/183008289/" xlink:type="simple">https://scratch.mit.edu/projects/183008289/</text:a></text:p>
          </table:table-cell>
          <table:table-cell table:style-name="ce2"/>
          <table:table-cell office:value-type="string" calcext:value-type="string">
            <text:p>grinsteadharris</text:p>
          </table:table-cell>
          <table:table-cell office:value-type="string" calcext:value-type="string">
            <text:p>Kristen Harris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8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4678" calcext:value-type="float">
            <text:p>54678</text:p>
          </table:table-cell>
          <table:table-cell office:value-type="float" office:value="183107163" calcext:value-type="float">
            <text:p>183107163</text:p>
          </table:table-cell>
          <table:table-cell office:value-type="string" calcext:value-type="string">
            <text:p><text:a xlink:href="https://scratch.mit.edu/projects/183107163/" xlink:type="simple">https://scratch.mit.edu/projects/183107163/</text:a></text:p>
          </table:table-cell>
          <table:table-cell table:style-name="ce2"/>
          <table:table-cell office:value-type="string" calcext:value-type="string">
            <text:p>grossjudd</text:p>
          </table:table-cell>
          <table:table-cell office:value-type="string" calcext:value-type="string">
            <text:p>Alyssa Gross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/>
          <table:table-cell office:value-type="string" calcext:value-type="string">
            <text:p>Multiracial</text:p>
          </table:table-cell>
          <table:table-cell office:value-type="string" calcext:value-type="string">
            <text:p>15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796" calcext:value-type="float">
            <text:p>56796</text:p>
          </table:table-cell>
          <table:table-cell office:value-type="float" office:value="183107163" calcext:value-type="float">
            <text:p>183107163</text:p>
          </table:table-cell>
          <table:table-cell office:value-type="string" calcext:value-type="string">
            <text:p><text:a xlink:href="https://scratch.mit.edu/projects/183107163/" xlink:type="simple">https://scratch.mit.edu/projects/183107163/</text:a></text:p>
          </table:table-cell>
          <table:table-cell table:style-name="ce2"/>
          <table:table-cell office:value-type="string" calcext:value-type="string">
            <text:p>grossjudd</text:p>
          </table:table-cell>
          <table:table-cell office:value-type="string" calcext:value-type="string">
            <text:p>Jessica Judd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3213" calcext:value-type="float">
            <text:p>53213</text:p>
          </table:table-cell>
          <table:table-cell office:value-type="float" office:value="183093676" calcext:value-type="float">
            <text:p>183093676</text:p>
          </table:table-cell>
          <table:table-cell office:value-type="string" calcext:value-type="string">
            <text:p><text:a xlink:href="https://scratch.mit.edu/projects/183093676/" xlink:type="simple">https://scratch.mit.edu/projects/183093676/</text:a></text:p>
          </table:table-cell>
          <table:table-cell table:style-name="ce2"/>
          <table:table-cell office:value-type="string" calcext:value-type="string">
            <text:p>harmonicfox</text:p>
          </table:table-cell>
          <table:table-cell office:value-type="string" calcext:value-type="string">
            <text:p>Ashton Harmonic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3" office:value-type="string" calcext:value-type="string">
            <text:p>12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759" calcext:value-type="float">
            <text:p>56759</text:p>
          </table:table-cell>
          <table:table-cell office:value-type="float" office:value="183093676" calcext:value-type="float">
            <text:p>183093676</text:p>
          </table:table-cell>
          <table:table-cell office:value-type="string" calcext:value-type="string">
            <text:p><text:a xlink:href="https://scratch.mit.edu/projects/183093676/" xlink:type="simple">https://scratch.mit.edu/projects/183093676/</text:a></text:p>
          </table:table-cell>
          <table:table-cell table:style-name="ce2"/>
          <table:table-cell office:value-type="string" calcext:value-type="string">
            <text:p>harmonicfox</text:p>
          </table:table-cell>
          <table:table-cell office:value-type="string" calcext:value-type="string">
            <text:p>Bryce Fox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0869" calcext:value-type="float">
            <text:p>70869</text:p>
          </table:table-cell>
          <table:table-cell office:value-type="float" office:value="183021111" calcext:value-type="float">
            <text:p>183021111</text:p>
          </table:table-cell>
          <table:table-cell office:value-type="string" calcext:value-type="string">
            <text:p><text:a xlink:href="https://scratch.mit.edu/projects/183021111/" xlink:type="simple">https://scratch.mit.edu/projects/183021111/</text:a></text:p>
          </table:table-cell>
          <table:table-cell table:style-name="ce2"/>
          <table:table-cell office:value-type="string" calcext:value-type="string">
            <text:p>hayeslette</text:p>
          </table:table-cell>
          <table:table-cell office:value-type="string" calcext:value-type="string">
            <text:p>Madison Hayes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374" calcext:value-type="float">
            <text:p>56374</text:p>
          </table:table-cell>
          <table:table-cell office:value-type="float" office:value="183021111" calcext:value-type="float">
            <text:p>183021111</text:p>
          </table:table-cell>
          <table:table-cell office:value-type="string" calcext:value-type="string">
            <text:p><text:a xlink:href="https://scratch.mit.edu/projects/183021111/" xlink:type="simple">https://scratch.mit.edu/projects/183021111/</text:a></text:p>
          </table:table-cell>
          <table:table-cell table:style-name="ce2"/>
          <table:table-cell office:value-type="string" calcext:value-type="string">
            <text:p>hayeslette</text:p>
          </table:table-cell>
          <table:table-cell office:value-type="string" calcext:value-type="string">
            <text:p>Paige Lette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791" calcext:value-type="float">
            <text:p>56791</text:p>
          </table:table-cell>
          <table:table-cell office:value-type="float" office:value="183065692" calcext:value-type="float">
            <text:p>183065692</text:p>
          </table:table-cell>
          <table:table-cell office:value-type="string" calcext:value-type="string">
            <text:p><text:a xlink:href="https://scratch.mit.edu/projects/183065692/" xlink:type="simple">https://scratch.mit.edu/projects/183065692/</text:a></text:p>
          </table:table-cell>
          <table:table-cell table:style-name="ce2"/>
          <table:table-cell office:value-type="string" calcext:value-type="string">
            <text:p>iannettashirer</text:p>
          </table:table-cell>
          <table:table-cell office:value-type="string" calcext:value-type="string">
            <text:p>Nick Iannett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6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71048" calcext:value-type="float">
            <text:p>71048</text:p>
          </table:table-cell>
          <table:table-cell office:value-type="float" office:value="183065692" calcext:value-type="float">
            <text:p>183065692</text:p>
          </table:table-cell>
          <table:table-cell office:value-type="string" calcext:value-type="string">
            <text:p><text:a xlink:href="https://scratch.mit.edu/projects/183065692/" xlink:type="simple">https://scratch.mit.edu/projects/183065692/</text:a></text:p>
          </table:table-cell>
          <table:table-cell table:style-name="ce2"/>
          <table:table-cell office:value-type="string" calcext:value-type="string">
            <text:p>iannettashirer</text:p>
          </table:table-cell>
          <table:table-cell office:value-type="string" calcext:value-type="string">
            <text:p>Daniel Shirer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794" calcext:value-type="float">
            <text:p>56794</text:p>
          </table:table-cell>
          <table:table-cell office:value-type="float" office:value="183007674" calcext:value-type="float">
            <text:p>183007674</text:p>
          </table:table-cell>
          <table:table-cell office:value-type="string" calcext:value-type="string">
            <text:p><text:a xlink:href="https://scratch.mit.edu/projects/183007674/" xlink:type="simple">https://scratch.mit.edu/projects/183007674/</text:a></text:p>
          </table:table-cell>
          <table:table-cell table:style-name="ce2"/>
          <table:table-cell office:value-type="string" calcext:value-type="string">
            <text:p>joycearmold</text:p>
          </table:table-cell>
          <table:table-cell office:value-type="string" calcext:value-type="string">
            <text:p>Lillian Joyce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8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76264" calcext:value-type="float">
            <text:p>76264</text:p>
          </table:table-cell>
          <table:table-cell office:value-type="float" office:value="183007674" calcext:value-type="float">
            <text:p>183007674</text:p>
          </table:table-cell>
          <table:table-cell office:value-type="string" calcext:value-type="string">
            <text:p><text:a xlink:href="https://scratch.mit.edu/projects/183007674/" xlink:type="simple">https://scratch.mit.edu/projects/183007674/</text:a></text:p>
          </table:table-cell>
          <table:table-cell table:style-name="ce2"/>
          <table:table-cell office:value-type="string" calcext:value-type="string">
            <text:p>joycearmold</text:p>
          </table:table-cell>
          <table:table-cell office:value-type="string" calcext:value-type="string">
            <text:p>Kayla Armld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8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798" calcext:value-type="float">
            <text:p>56798</text:p>
          </table:table-cell>
          <table:table-cell office:value-type="float" office:value="182651885" calcext:value-type="float">
            <text:p>182651885</text:p>
          </table:table-cell>
          <table:table-cell office:value-type="string" calcext:value-type="string">
            <text:p><text:a xlink:href="https://scratch.mit.edu/projects/182651885/" xlink:type="simple">https://scratch.mit.edu/projects/182651885/</text:a></text:p>
          </table:table-cell>
          <table:table-cell table:style-name="ce2"/>
          <table:table-cell office:value-type="string" calcext:value-type="string">
            <text:p>kernsoucek</text:p>
          </table:table-cell>
          <table:table-cell office:value-type="string" calcext:value-type="string">
            <text:p>Noah Kern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7019" calcext:value-type="float">
            <text:p>57019</text:p>
          </table:table-cell>
          <table:table-cell office:value-type="float" office:value="182651885" calcext:value-type="float">
            <text:p>182651885</text:p>
          </table:table-cell>
          <table:table-cell office:value-type="string" calcext:value-type="string">
            <text:p><text:a xlink:href="https://scratch.mit.edu/projects/182651885/" xlink:type="simple">https://scratch.mit.edu/projects/182651885/</text:a></text:p>
          </table:table-cell>
          <table:table-cell table:style-name="ce2"/>
          <table:table-cell office:value-type="string" calcext:value-type="string">
            <text:p>kernsoucek</text:p>
          </table:table-cell>
          <table:table-cell office:value-type="string" calcext:value-type="string">
            <text:p>Mark Soucek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469" calcext:value-type="float">
            <text:p>56469</text:p>
          </table:table-cell>
          <table:table-cell office:value-type="float" office:value="183093633" calcext:value-type="float">
            <text:p>183093633</text:p>
          </table:table-cell>
          <table:table-cell office:value-type="string" calcext:value-type="string">
            <text:p><text:a xlink:href="https://scratch.mit.edu/projects/183093633/" xlink:type="simple">https://scratch.mit.edu/projects/183093633/</text:a></text:p>
          </table:table-cell>
          <table:table-cell table:style-name="ce2"/>
          <table:table-cell office:value-type="string" calcext:value-type="string">
            <text:p>kishstallman</text:p>
          </table:table-cell>
          <table:table-cell office:value-type="string" calcext:value-type="string">
            <text:p>Jonathan Kish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842" calcext:value-type="float">
            <text:p>56842</text:p>
          </table:table-cell>
          <table:table-cell office:value-type="float" office:value="183093633" calcext:value-type="float">
            <text:p>183093633</text:p>
          </table:table-cell>
          <table:table-cell office:value-type="string" calcext:value-type="string">
            <text:p><text:a xlink:href="https://scratch.mit.edu/projects/183093633/" xlink:type="simple">https://scratch.mit.edu/projects/183093633/</text:a></text:p>
          </table:table-cell>
          <table:table-cell table:style-name="ce2"/>
          <table:table-cell office:value-type="string" calcext:value-type="string">
            <text:p>kishstallman</text:p>
          </table:table-cell>
          <table:table-cell office:value-type="string" calcext:value-type="string">
            <text:p>Hayden Stallman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749" calcext:value-type="float">
            <text:p>56749</text:p>
          </table:table-cell>
          <table:table-cell office:value-type="float" office:value="183107160" calcext:value-type="float">
            <text:p>183107160</text:p>
          </table:table-cell>
          <table:table-cell office:value-type="string" calcext:value-type="string">
            <text:p><text:a xlink:href="https://scratch.mit.edu/projects/183107160/" xlink:type="simple">https://scratch.mit.edu/projects/183107160/</text:a></text:p>
          </table:table-cell>
          <table:table-cell table:style-name="ce2"/>
          <table:table-cell office:value-type="string" calcext:value-type="string">
            <text:p>komaramarn</text:p>
          </table:table-cell>
          <table:table-cell office:value-type="string" calcext:value-type="string">
            <text:p>Molly Komara 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748" calcext:value-type="float">
            <text:p>56748</text:p>
          </table:table-cell>
          <table:table-cell office:value-type="float" office:value="183107160" calcext:value-type="float">
            <text:p>183107160</text:p>
          </table:table-cell>
          <table:table-cell office:value-type="string" calcext:value-type="string">
            <text:p><text:a xlink:href="https://scratch.mit.edu/projects/183107160/" xlink:type="simple">https://scratch.mit.edu/projects/183107160/</text:a></text:p>
          </table:table-cell>
          <table:table-cell table:style-name="ce2"/>
          <table:table-cell office:value-type="string" calcext:value-type="string">
            <text:p>komaramarn</text:p>
          </table:table-cell>
          <table:table-cell office:value-type="string" calcext:value-type="string">
            <text:p>Carmen Marn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802" calcext:value-type="float">
            <text:p>56802</text:p>
          </table:table-cell>
          <table:table-cell office:value-type="float" office:value="184041500" calcext:value-type="float">
            <text:p>184041500</text:p>
          </table:table-cell>
          <table:table-cell office:value-type="string" calcext:value-type="string">
            <text:p><text:a xlink:href="https://scratch.mit.edu/projects/184041500/" xlink:type="simple">https://scratch.mit.edu/projects/184041500/</text:a></text:p>
          </table:table-cell>
          <table:table-cell table:style-name="ce2"/>
          <table:table-cell office:value-type="string" calcext:value-type="string">
            <text:p>kropfkron</text:p>
          </table:table-cell>
          <table:table-cell office:value-type="string" calcext:value-type="string">
            <text:p>Jessica Kropf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0938" calcext:value-type="float">
            <text:p>70938</text:p>
          </table:table-cell>
          <table:table-cell office:value-type="float" office:value="184041500" calcext:value-type="float">
            <text:p>184041500</text:p>
          </table:table-cell>
          <table:table-cell office:value-type="string" calcext:value-type="string">
            <text:p><text:a xlink:href="https://scratch.mit.edu/projects/184041500/" xlink:type="simple">https://scratch.mit.edu/projects/184041500/</text:a></text:p>
          </table:table-cell>
          <table:table-cell table:style-name="ce2"/>
          <table:table-cell office:value-type="string" calcext:value-type="string">
            <text:p>kropfkron</text:p>
          </table:table-cell>
          <table:table-cell office:value-type="string" calcext:value-type="string">
            <text:p>Gabrielle Kron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803" calcext:value-type="float">
            <text:p>56803</text:p>
          </table:table-cell>
          <table:table-cell office:value-type="float" office:value="186087089" calcext:value-type="float">
            <text:p>186087089</text:p>
          </table:table-cell>
          <table:table-cell office:value-type="string" calcext:value-type="string">
            <text:p><text:a xlink:href="https://scratch.mit.edu/projects/186087089/" xlink:type="simple">https://scratch.mit.edu/projects/186087089/</text:a></text:p>
          </table:table-cell>
          <table:table-cell table:style-name="ce2"/>
          <table:table-cell office:value-type="string" calcext:value-type="string">
            <text:p>kunsmangerland</text:p>
          </table:table-cell>
          <table:table-cell office:value-type="string" calcext:value-type="string">
            <text:p>Robert Kunsman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691" calcext:value-type="float">
            <text:p>56691</text:p>
          </table:table-cell>
          <table:table-cell office:value-type="float" office:value="186087089" calcext:value-type="float">
            <text:p>186087089</text:p>
          </table:table-cell>
          <table:table-cell office:value-type="string" calcext:value-type="string">
            <text:p><text:a xlink:href="https://scratch.mit.edu/projects/186087089/" xlink:type="simple">https://scratch.mit.edu/projects/186087089/</text:a></text:p>
          </table:table-cell>
          <table:table-cell table:style-name="ce2"/>
          <table:table-cell office:value-type="string" calcext:value-type="string">
            <text:p>kunsmangerland</text:p>
          </table:table-cell>
          <table:table-cell office:value-type="string" calcext:value-type="string">
            <text:p>Jonathan Gerland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3676" calcext:value-type="float">
            <text:p>73676</text:p>
          </table:table-cell>
          <table:table-cell office:value-type="float" office:value="183116880" calcext:value-type="float">
            <text:p>183116880</text:p>
          </table:table-cell>
          <table:table-cell office:value-type="string" calcext:value-type="string">
            <text:p><text:a xlink:href="https://scratch.mit.edu/projects/183116880/" xlink:type="simple">https://scratch.mit.edu/projects/183116880/</text:a></text:p>
          </table:table-cell>
          <table:table-cell table:style-name="ce2"/>
          <table:table-cell office:value-type="string" calcext:value-type="string">
            <text:p>lengyelperrydercole</text:p>
          </table:table-cell>
          <table:table-cell office:value-type="string" calcext:value-type="string">
            <text:p>Madison Lengyel</text:p>
          </table:table-cell>
          <table:table-cell table:style-name="ce2" table:number-columns-repeated="2"/>
          <table:table-cell/>
          <table:table-cell table:style-name="ce2"/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7847" calcext:value-type="float">
            <text:p>77847</text:p>
          </table:table-cell>
          <table:table-cell office:value-type="float" office:value="183116880" calcext:value-type="float">
            <text:p>183116880</text:p>
          </table:table-cell>
          <table:table-cell office:value-type="string" calcext:value-type="string">
            <text:p><text:a xlink:href="https://scratch.mit.edu/projects/183116880/" xlink:type="simple">https://scratch.mit.edu/projects/183116880/</text:a></text:p>
          </table:table-cell>
          <table:table-cell table:style-name="ce2"/>
          <table:table-cell office:value-type="string" calcext:value-type="string">
            <text:p>lengyelperrydercole</text:p>
          </table:table-cell>
          <table:table-cell office:value-type="string" calcext:value-type="string">
            <text:p>Katheleen Perry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460" calcext:value-type="float">
            <text:p>56460</text:p>
          </table:table-cell>
          <table:table-cell office:value-type="float" office:value="183116880" calcext:value-type="float">
            <text:p>183116880</text:p>
          </table:table-cell>
          <table:table-cell office:value-type="string" calcext:value-type="string">
            <text:p><text:a xlink:href="https://scratch.mit.edu/projects/183116880/" xlink:type="simple">https://scratch.mit.edu/projects/183116880/</text:a></text:p>
          </table:table-cell>
          <table:table-cell table:style-name="ce2"/>
          <table:table-cell office:value-type="string" calcext:value-type="string">
            <text:p>lengyelperrydercole</text:p>
          </table:table-cell>
          <table:table-cell office:value-type="string" calcext:value-type="string">
            <text:p>Makayla D'Ercole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805" calcext:value-type="float">
            <text:p>56805</text:p>
          </table:table-cell>
          <table:table-cell office:value-type="float" office:value="184079338" calcext:value-type="float">
            <text:p>184079338</text:p>
          </table:table-cell>
          <table:table-cell office:value-type="string" calcext:value-type="string">
            <text:p><text:a xlink:href="https://scratch.mit.edu/projects/184079338/" xlink:type="simple">https://scratch.mit.edu/projects/184079338/</text:a></text:p>
          </table:table-cell>
          <table:table-cell table:style-name="ce2"/>
          <table:table-cell office:value-type="string" calcext:value-type="string">
            <text:p>lyonsvolanti</text:p>
          </table:table-cell>
          <table:table-cell office:value-type="string" calcext:value-type="string">
            <text:p>Katelyn Lyons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7861" calcext:value-type="float">
            <text:p>57861</text:p>
          </table:table-cell>
          <table:table-cell office:value-type="float" office:value="184079338" calcext:value-type="float">
            <text:p>184079338</text:p>
          </table:table-cell>
          <table:table-cell office:value-type="string" calcext:value-type="string">
            <text:p><text:a xlink:href="https://scratch.mit.edu/projects/184079338/" xlink:type="simple">https://scratch.mit.edu/projects/184079338/</text:a></text:p>
          </table:table-cell>
          <table:table-cell table:style-name="ce2"/>
          <table:table-cell office:value-type="string" calcext:value-type="string">
            <text:p>lyonsvolanti</text:p>
          </table:table-cell>
          <table:table-cell office:value-type="string" calcext:value-type="string">
            <text:p>Mackenzie Volanti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ultiracial</text:p>
          </table:table-cell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0924" calcext:value-type="float">
            <text:p>70924</text:p>
          </table:table-cell>
          <table:table-cell office:value-type="float" office:value="184448055" calcext:value-type="float">
            <text:p>184448055</text:p>
          </table:table-cell>
          <table:table-cell office:value-type="string" calcext:value-type="string">
            <text:p><text:a xlink:href="https://scratch.mit.edu/projects/184448055/" xlink:type="simple">https://scratch.mit.edu/projects/184448055/</text:a></text:p>
          </table:table-cell>
          <table:table-cell table:style-name="ce2"/>
          <table:table-cell office:value-type="string" calcext:value-type="string">
            <text:p>masterszappola</text:p>
          </table:table-cell>
          <table:table-cell office:value-type="string" calcext:value-type="string">
            <text:p>Alexis Mast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5472" calcext:value-type="float">
            <text:p>55472</text:p>
          </table:table-cell>
          <table:table-cell office:value-type="float" office:value="184448055" calcext:value-type="float">
            <text:p>184448055</text:p>
          </table:table-cell>
          <table:table-cell office:value-type="string" calcext:value-type="string">
            <text:p><text:a xlink:href="https://scratch.mit.edu/projects/184448055/" xlink:type="simple">https://scratch.mit.edu/projects/184448055/</text:a></text:p>
          </table:table-cell>
          <table:table-cell table:style-name="ce2"/>
          <table:table-cell office:value-type="string" calcext:value-type="string">
            <text:p>masterszappola</text:p>
          </table:table-cell>
          <table:table-cell office:value-type="string" calcext:value-type="string">
            <text:p>Abigale Zappol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4077" calcext:value-type="float">
            <text:p>54077</text:p>
          </table:table-cell>
          <table:table-cell office:value-type="float" office:value="183093655" calcext:value-type="float">
            <text:p>183093655</text:p>
          </table:table-cell>
          <table:table-cell office:value-type="string" calcext:value-type="string">
            <text:p><text:a xlink:href="https://scratch.mit.edu/projects/183093655/" xlink:type="simple">https://scratch.mit.edu/projects/183093655/</text:a></text:p>
          </table:table-cell>
          <table:table-cell table:style-name="ce2"/>
          <table:table-cell office:value-type="string" calcext:value-type="string">
            <text:p>mcneilljennepeovic</text:p>
          </table:table-cell>
          <table:table-cell office:value-type="string" calcext:value-type="string">
            <text:p>Shannon McNeill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table:style-name="ce2"/>
          <table:table-cell table:style-name="ce3" office:value-type="string" calcext:value-type="string">
            <text:p>11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1518" calcext:value-type="float">
            <text:p>51518</text:p>
          </table:table-cell>
          <table:table-cell office:value-type="float" office:value="183093655" calcext:value-type="float">
            <text:p>183093655</text:p>
          </table:table-cell>
          <table:table-cell office:value-type="string" calcext:value-type="string">
            <text:p><text:a xlink:href="https://scratch.mit.edu/projects/183093655/" xlink:type="simple">https://scratch.mit.edu/projects/183093655/</text:a></text:p>
          </table:table-cell>
          <table:table-cell table:style-name="ce2"/>
          <table:table-cell office:value-type="string" calcext:value-type="string">
            <text:p>mcneilljennepeovic</text:p>
          </table:table-cell>
          <table:table-cell office:value-type="string" calcext:value-type="string">
            <text:p>Brianna Jenne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1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812" calcext:value-type="float">
            <text:p>56812</text:p>
          </table:table-cell>
          <table:table-cell office:value-type="float" office:value="183093655" calcext:value-type="float">
            <text:p>183093655</text:p>
          </table:table-cell>
          <table:table-cell office:value-type="string" calcext:value-type="string">
            <text:p><text:a xlink:href="https://scratch.mit.edu/projects/183093655/" xlink:type="simple">https://scratch.mit.edu/projects/183093655/</text:a></text:p>
          </table:table-cell>
          <table:table-cell table:style-name="ce2"/>
          <table:table-cell office:value-type="string" calcext:value-type="string">
            <text:p>mcneilljennepeovic</text:p>
          </table:table-cell>
          <table:table-cell office:value-type="string" calcext:value-type="string">
            <text:p>Magdalena Peovic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table:style-name="ce2"/>
          <table:table-cell table:style-name="ce3" office:value-type="string" calcext:value-type="string">
            <text:p>11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4431" calcext:value-type="float">
            <text:p>54431</text:p>
          </table:table-cell>
          <table:table-cell office:value-type="float" office:value="183021211" calcext:value-type="float">
            <text:p>183021211</text:p>
          </table:table-cell>
          <table:table-cell office:value-type="string" calcext:value-type="string">
            <text:p><text:a xlink:href="https://scratch.mit.edu/projects/183021211" xlink:type="simple">https://scratch.mit.edu/projects/183021211</text:a></text:p>
          </table:table-cell>
          <table:table-cell table:style-name="ce2"/>
          <table:table-cell office:value-type="string" calcext:value-type="string">
            <text:p>metzshabazz</text:p>
          </table:table-cell>
          <table:table-cell office:value-type="string" calcext:value-type="string">
            <text:p>Logan Metz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9/21</text:p>
          </table:table-cell>
          <table:table-cell table:style-name="Default" table:number-columns-repeated="3"/>
        </table:table-row>
        <table:table-row table:style-name="ro3">
          <table:table-cell office:value-type="string" calcext:value-type="string">
            <text:p>Hodson</text:p>
          </table:table-cell>
          <table:table-cell office:value-type="float" office:value="79182" calcext:value-type="float">
            <text:p>79182</text:p>
          </table:table-cell>
          <table:table-cell office:value-type="float" office:value="183021211" calcext:value-type="float">
            <text:p>183021211</text:p>
          </table:table-cell>
          <table:table-cell office:value-type="string" calcext:value-type="string">
            <text:p><text:a xlink:href="https://scratch.mit.edu/projects/183021211" xlink:type="simple">https://scratch.mit.edu/projects/183021211</text:a></text:p>
          </table:table-cell>
          <table:table-cell table:style-name="ce2"/>
          <table:table-cell office:value-type="string" calcext:value-type="string">
            <text:p>metzshabazz</text:p>
          </table:table-cell>
          <table:table-cell office:value-type="string" calcext:value-type="string">
            <text:p>James Shabazz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lack or African American</text:p>
          </table:table-cell>
          <table:table-cell table:style-name="ce3" office:value-type="string" calcext:value-type="string">
            <text:p>9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3850" calcext:value-type="float">
            <text:p>73850</text:p>
          </table:table-cell>
          <table:table-cell office:value-type="float" office:value="182647899" calcext:value-type="float">
            <text:p>182647899</text:p>
          </table:table-cell>
          <table:table-cell office:value-type="string" calcext:value-type="string">
            <text:p><text:a xlink:href="https://scratch.mit.edu/projects/182647899/" xlink:type="simple">https://scratch.mit.edu/projects/182647899/</text:a></text:p>
          </table:table-cell>
          <table:table-cell table:style-name="ce2"/>
          <table:table-cell office:value-type="string" calcext:value-type="string">
            <text:p>millerwolowicz</text:p>
          </table:table-cell>
          <table:table-cell office:value-type="string" calcext:value-type="string">
            <text:p>Collin Miller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384" calcext:value-type="float">
            <text:p>56384</text:p>
          </table:table-cell>
          <table:table-cell office:value-type="float" office:value="182647899" calcext:value-type="float">
            <text:p>182647899</text:p>
          </table:table-cell>
          <table:table-cell office:value-type="string" calcext:value-type="string">
            <text:p><text:a xlink:href="https://scratch.mit.edu/projects/182647899/" xlink:type="simple">https://scratch.mit.edu/projects/182647899/</text:a></text:p>
          </table:table-cell>
          <table:table-cell table:style-name="ce2"/>
          <table:table-cell office:value-type="string" calcext:value-type="string">
            <text:p>millerwolowicz</text:p>
          </table:table-cell>
          <table:table-cell office:value-type="string" calcext:value-type="string">
            <text:p>Tyler Wolowicz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5061" calcext:value-type="float">
            <text:p>55061</text:p>
          </table:table-cell>
          <table:table-cell office:value-type="float" office:value="183021228" calcext:value-type="float">
            <text:p>183021228</text:p>
          </table:table-cell>
          <table:table-cell office:value-type="string" calcext:value-type="string">
            <text:p><text:a xlink:href="https://scratch.mit.edu/projects/183021228/" xlink:type="simple">https://scratch.mit.edu/projects/183021228/</text:a></text:p>
          </table:table-cell>
          <table:table-cell table:style-name="ce2"/>
          <table:table-cell office:value-type="string" calcext:value-type="string">
            <text:p>mooneyvitale</text:p>
          </table:table-cell>
          <table:table-cell office:value-type="string" calcext:value-type="string">
            <text:p>Connor Mooney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0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780" calcext:value-type="float">
            <text:p>56780</text:p>
          </table:table-cell>
          <table:table-cell office:value-type="float" office:value="183021228" calcext:value-type="float">
            <text:p>183021228</text:p>
          </table:table-cell>
          <table:table-cell office:value-type="string" calcext:value-type="string">
            <text:p><text:a xlink:href="https://scratch.mit.edu/projects/183021228/" xlink:type="simple">https://scratch.mit.edu/projects/183021228/</text:a></text:p>
          </table:table-cell>
          <table:table-cell table:style-name="ce2"/>
          <table:table-cell office:value-type="string" calcext:value-type="string">
            <text:p>mooneyvitale</text:p>
          </table:table-cell>
          <table:table-cell office:value-type="string" calcext:value-type="string">
            <text:p>Vincent Vitale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0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1091" calcext:value-type="float">
            <text:p>71091</text:p>
          </table:table-cell>
          <table:table-cell office:value-type="float" office:value="183093639" calcext:value-type="float">
            <text:p>183093639</text:p>
          </table:table-cell>
          <table:table-cell office:value-type="string" calcext:value-type="string">
            <text:p><text:a xlink:href="https://scratch.mit.edu/projects/183093639/" xlink:type="simple">https://scratch.mit.edu/projects/183093639/</text:a></text:p>
          </table:table-cell>
          <table:table-cell table:style-name="ce2"/>
          <table:table-cell office:value-type="string" calcext:value-type="string">
            <text:p>morganmccall</text:p>
          </table:table-cell>
          <table:table-cell office:value-type="string" calcext:value-type="string">
            <text:p>Maurice Morgan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0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5958" calcext:value-type="float">
            <text:p>55958</text:p>
          </table:table-cell>
          <table:table-cell office:value-type="float" office:value="183093639" calcext:value-type="float">
            <text:p>183093639</text:p>
          </table:table-cell>
          <table:table-cell office:value-type="string" calcext:value-type="string">
            <text:p><text:a xlink:href="https://scratch.mit.edu/projects/183093639/" xlink:type="simple">https://scratch.mit.edu/projects/183093639/</text:a></text:p>
          </table:table-cell>
          <table:table-cell table:style-name="ce2"/>
          <table:table-cell office:value-type="string" calcext:value-type="string">
            <text:p>morganmccall</text:p>
          </table:table-cell>
          <table:table-cell office:value-type="string" calcext:value-type="string">
            <text:p>Michael McCall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10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622" calcext:value-type="float">
            <text:p>56622</text:p>
          </table:table-cell>
          <table:table-cell office:value-type="float" office:value="183021149" calcext:value-type="float">
            <text:p>183021149</text:p>
          </table:table-cell>
          <table:table-cell office:value-type="string" calcext:value-type="string">
            <text:p><text:a xlink:href="https://scratch.mit.edu/projects/183021149/" xlink:type="simple">https://scratch.mit.edu/projects/183021149/</text:a></text:p>
          </table:table-cell>
          <table:table-cell table:style-name="ce2"/>
          <table:table-cell office:value-type="string" calcext:value-type="string">
            <text:p>morusgarcia</text:p>
          </table:table-cell>
          <table:table-cell office:value-type="string" calcext:value-type="string">
            <text:p>Alyssa Morus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8430" calcext:value-type="float">
            <text:p>58430</text:p>
          </table:table-cell>
          <table:table-cell office:value-type="float" office:value="183021149" calcext:value-type="float">
            <text:p>183021149</text:p>
          </table:table-cell>
          <table:table-cell office:value-type="string" calcext:value-type="string">
            <text:p><text:a xlink:href="https://scratch.mit.edu/projects/183021149/" xlink:type="simple">https://scratch.mit.edu/projects/183021149/</text:a></text:p>
          </table:table-cell>
          <table:table-cell table:style-name="ce2"/>
          <table:table-cell office:value-type="string" calcext:value-type="string">
            <text:p>morusgarcia</text:p>
          </table:table-cell>
          <table:table-cell office:value-type="string" calcext:value-type="string">
            <text:p>Grecia Garci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table:style-name="ce3" office:value-type="string" calcext:value-type="string">
            <text:p>12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753" calcext:value-type="float">
            <text:p>56753</text:p>
          </table:table-cell>
          <table:table-cell office:value-type="float" office:value="183093653" calcext:value-type="float">
            <text:p>183093653</text:p>
          </table:table-cell>
          <table:table-cell office:value-type="string" calcext:value-type="string">
            <text:p><text:a xlink:href="https://scratch.mit.edu/projects/183093653/" xlink:type="simple">https://scratch.mit.edu/projects/183093653/</text:a></text:p>
          </table:table-cell>
          <table:table-cell table:style-name="ce2"/>
          <table:table-cell office:value-type="string" calcext:value-type="string">
            <text:p>muhapool</text:p>
          </table:table-cell>
          <table:table-cell office:value-type="string" calcext:value-type="string">
            <text:p>Mitchell Muha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9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3061" calcext:value-type="float">
            <text:p>53061</text:p>
          </table:table-cell>
          <table:table-cell office:value-type="float" office:value="183093653" calcext:value-type="float">
            <text:p>183093653</text:p>
          </table:table-cell>
          <table:table-cell office:value-type="string" calcext:value-type="string">
            <text:p><text:a xlink:href="https://scratch.mit.edu/projects/183093653/" xlink:type="simple">https://scratch.mit.edu/projects/183093653/</text:a></text:p>
          </table:table-cell>
          <table:table-cell table:style-name="ce2"/>
          <table:table-cell office:value-type="string" calcext:value-type="string">
            <text:p>muhapool</text:p>
          </table:table-cell>
          <table:table-cell office:value-type="string" calcext:value-type="string">
            <text:p>Nicole Pool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3" office:value-type="string" calcext:value-type="string">
            <text:p>9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7736" calcext:value-type="float">
            <text:p>57736</text:p>
          </table:table-cell>
          <table:table-cell office:value-type="float" office:value="183009696" calcext:value-type="float">
            <text:p>183009696</text:p>
          </table:table-cell>
          <table:table-cell office:value-type="string" calcext:value-type="string">
            <text:p><text:a xlink:href="https://scratch.mit.edu/projects/183009696/" xlink:type="simple">https://scratch.mit.edu/projects/183009696/</text:a></text:p>
          </table:table-cell>
          <table:table-cell table:style-name="ce2"/>
          <table:table-cell office:value-type="string" calcext:value-type="string">
            <text:p>nikolibowers</text:p>
          </table:table-cell>
          <table:table-cell office:value-type="string" calcext:value-type="string">
            <text:p>Alexandra Nikoli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6486" calcext:value-type="float">
            <text:p>76486</text:p>
          </table:table-cell>
          <table:table-cell office:value-type="float" office:value="183009696" calcext:value-type="float">
            <text:p>183009696</text:p>
          </table:table-cell>
          <table:table-cell office:value-type="string" calcext:value-type="string">
            <text:p><text:a xlink:href="https://scratch.mit.edu/projects/183009696/" xlink:type="simple">https://scratch.mit.edu/projects/183009696/</text:a></text:p>
          </table:table-cell>
          <table:table-cell table:style-name="ce2"/>
          <table:table-cell office:value-type="string" calcext:value-type="string">
            <text:p>nikolibowers</text:p>
          </table:table-cell>
          <table:table-cell office:value-type="string" calcext:value-type="string">
            <text:p>Jayden Bowers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461" calcext:value-type="float">
            <text:p>56461</text:p>
          </table:table-cell>
          <table:table-cell office:value-type="float" office:value="183093643" calcext:value-type="float">
            <text:p>183093643</text:p>
          </table:table-cell>
          <table:table-cell office:value-type="string" calcext:value-type="string">
            <text:p><text:a xlink:href="https://scratch.mit.edu/projects/183093643/" xlink:type="simple">https://scratch.mit.edu/projects/183093643/</text:a></text:p>
          </table:table-cell>
          <table:table-cell table:style-name="ce2"/>
          <table:table-cell office:value-type="string" calcext:value-type="string">
            <text:p>palladinolandi</text:p>
          </table:table-cell>
          <table:table-cell office:value-type="string" calcext:value-type="string">
            <text:p>Anthony Palladino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3836" calcext:value-type="float">
            <text:p>53836</text:p>
          </table:table-cell>
          <table:table-cell office:value-type="float" office:value="183093643" calcext:value-type="float">
            <text:p>183093643</text:p>
          </table:table-cell>
          <table:table-cell office:value-type="string" calcext:value-type="string">
            <text:p><text:a xlink:href="https://scratch.mit.edu/projects/183093643/" xlink:type="simple">https://scratch.mit.edu/projects/183093643/</text:a></text:p>
          </table:table-cell>
          <table:table-cell table:style-name="ce2"/>
          <table:table-cell office:value-type="string" calcext:value-type="string">
            <text:p>palladinolandi</text:p>
          </table:table-cell>
          <table:table-cell office:value-type="string" calcext:value-type="string">
            <text:p>Ethan Landi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3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73103" calcext:value-type="float">
            <text:p>73103</text:p>
          </table:table-cell>
          <table:table-cell office:value-type="float" office:value="183065646" calcext:value-type="float">
            <text:p>183065646</text:p>
          </table:table-cell>
          <table:table-cell office:value-type="string" calcext:value-type="string">
            <text:p><text:a xlink:href="https://scratch.mit.edu/projects/183065646/" xlink:type="simple">https://scratch.mit.edu/projects/183065646/</text:a></text:p>
          </table:table-cell>
          <table:table-cell table:style-name="ce2"/>
          <table:table-cell office:value-type="string" calcext:value-type="string">
            <text:p>paultonturk</text:p>
          </table:table-cell>
          <table:table-cell office:value-type="string" calcext:value-type="string">
            <text:p>Chad Paulton 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464" calcext:value-type="float">
            <text:p>56464</text:p>
          </table:table-cell>
          <table:table-cell office:value-type="float" office:value="183065646" calcext:value-type="float">
            <text:p>183065646</text:p>
          </table:table-cell>
          <table:table-cell office:value-type="string" calcext:value-type="string">
            <text:p><text:a xlink:href="https://scratch.mit.edu/projects/183065646/" xlink:type="simple">https://scratch.mit.edu/projects/183065646/</text:a></text:p>
          </table:table-cell>
          <table:table-cell table:style-name="ce2"/>
          <table:table-cell office:value-type="string" calcext:value-type="string">
            <text:p>paultonturk</text:p>
          </table:table-cell>
          <table:table-cell office:value-type="string" calcext:value-type="string">
            <text:p>Brian Turk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1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8737" calcext:value-type="float">
            <text:p>58737</text:p>
          </table:table-cell>
          <table:table-cell office:value-type="float" office:value="181922492" calcext:value-type="float">
            <text:p>181922492</text:p>
          </table:table-cell>
          <table:table-cell office:value-type="string" calcext:value-type="string">
            <text:p><text:a xlink:href="https://scratch.mit.edu/projects/181922492/" xlink:type="simple">https://scratch.mit.edu/projects/181922492/</text:a></text:p>
          </table:table-cell>
          <table:table-cell table:style-name="ce2"/>
          <table:table-cell office:value-type="string" calcext:value-type="string">
            <text:p>rapaszkyorloff</text:p>
          </table:table-cell>
          <table:table-cell office:value-type="string" calcext:value-type="string">
            <text:p>Thomas Rapaszky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1097" calcext:value-type="float">
            <text:p>71097</text:p>
          </table:table-cell>
          <table:table-cell office:value-type="float" office:value="181922492" calcext:value-type="float">
            <text:p>181922492</text:p>
          </table:table-cell>
          <table:table-cell office:value-type="string" calcext:value-type="string">
            <text:p><text:a xlink:href="https://scratch.mit.edu/projects/181922492/" xlink:type="simple">https://scratch.mit.edu/projects/181922492/</text:a></text:p>
          </table:table-cell>
          <table:table-cell table:style-name="ce2"/>
          <table:table-cell office:value-type="string" calcext:value-type="string">
            <text:p>rapaszkyorloff</text:p>
          </table:table-cell>
          <table:table-cell office:value-type="string" calcext:value-type="string">
            <text:p>Nicholas Orloff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sian,White</text:p>
          </table:table-cell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7276" calcext:value-type="float">
            <text:p>57276</text:p>
          </table:table-cell>
          <table:table-cell office:value-type="float" office:value="182686181" calcext:value-type="float">
            <text:p>182686181</text:p>
          </table:table-cell>
          <table:table-cell office:value-type="string" calcext:value-type="string">
            <text:p><text:a xlink:href="https://scratch.mit.edu/projects/182686181/" xlink:type="simple">https://scratch.mit.edu/projects/182686181/</text:a></text:p>
          </table:table-cell>
          <table:table-cell table:style-name="ce2"/>
          <table:table-cell office:value-type="string" calcext:value-type="string">
            <text:p>ratajczakboyd</text:p>
          </table:table-cell>
          <table:table-cell office:value-type="string" calcext:value-type="string">
            <text:p>Michael Ratajczak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6">
          <table:table-cell office:value-type="string" calcext:value-type="string">
            <text:p>Hodson</text:p>
          </table:table-cell>
          <table:table-cell office:value-type="float" office:value="58454" calcext:value-type="float">
            <text:p>58454</text:p>
          </table:table-cell>
          <table:table-cell office:value-type="float" office:value="182686181" calcext:value-type="float">
            <text:p>182686181</text:p>
          </table:table-cell>
          <table:table-cell office:value-type="string" calcext:value-type="string">
            <text:p><text:a xlink:href="https://scratch.mit.edu/projects/182686181/" xlink:type="simple">https://scratch.mit.edu/projects/182686181/</text:a></text:p>
          </table:table-cell>
          <table:table-cell table:style-name="ce2"/>
          <table:table-cell office:value-type="string" calcext:value-type="string">
            <text:p>ratajczakboyd</text:p>
          </table:table-cell>
          <table:table-cell office:value-type="string" calcext:value-type="string">
            <text:p>Patrick Boyd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merican Indian or Alaskan Nativ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466" calcext:value-type="float">
            <text:p>56466</text:p>
          </table:table-cell>
          <table:table-cell office:value-type="float" office:value="183835551" calcext:value-type="float">
            <text:p>183835551</text:p>
          </table:table-cell>
          <table:table-cell office:value-type="string" calcext:value-type="string">
            <text:p><text:a xlink:href="https://scratch.mit.edu/projects/183835551/" xlink:type="simple">https://scratch.mit.edu/projects/183835551/</text:a></text:p>
          </table:table-cell>
          <table:table-cell table:style-name="ce2"/>
          <table:table-cell office:value-type="string" calcext:value-type="string">
            <text:p>riedyoliver</text:p>
          </table:table-cell>
          <table:table-cell office:value-type="string" calcext:value-type="string">
            <text:p>Madison Riedy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8432" calcext:value-type="float">
            <text:p>58432</text:p>
          </table:table-cell>
          <table:table-cell office:value-type="float" office:value="183835551" calcext:value-type="float">
            <text:p>183835551</text:p>
          </table:table-cell>
          <table:table-cell office:value-type="string" calcext:value-type="string">
            <text:p><text:a xlink:href="https://scratch.mit.edu/projects/183835551/" xlink:type="simple">https://scratch.mit.edu/projects/183835551/</text:a></text:p>
          </table:table-cell>
          <table:table-cell table:style-name="ce2"/>
          <table:table-cell office:value-type="string" calcext:value-type="string">
            <text:p>riedyoliver</text:p>
          </table:table-cell>
          <table:table-cell office:value-type="string" calcext:value-type="string">
            <text:p>Gracelyn Oliver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442" calcext:value-type="float">
            <text:p>56442</text:p>
          </table:table-cell>
          <table:table-cell office:value-type="float" office:value="183007088" calcext:value-type="float">
            <text:p>183007088</text:p>
          </table:table-cell>
          <table:table-cell office:value-type="string" calcext:value-type="string">
            <text:p><text:a xlink:href="https://scratch.mit.edu/projects/183007088/" xlink:type="simple">https://scratch.mit.edu/projects/183007088/</text:a></text:p>
          </table:table-cell>
          <table:table-cell table:style-name="ce2"/>
          <table:table-cell office:value-type="string" calcext:value-type="string">
            <text:p>rowlandcartee</text:p>
          </table:table-cell>
          <table:table-cell office:value-type="string" calcext:value-type="string">
            <text:p>Molly Rowland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7263" calcext:value-type="float">
            <text:p>57263</text:p>
          </table:table-cell>
          <table:table-cell office:value-type="float" office:value="183007088" calcext:value-type="float">
            <text:p>183007088</text:p>
          </table:table-cell>
          <table:table-cell office:value-type="string" calcext:value-type="string">
            <text:p><text:a xlink:href="https://scratch.mit.edu/projects/183007088/" xlink:type="simple">https://scratch.mit.edu/projects/183007088/</text:a></text:p>
          </table:table-cell>
          <table:table-cell table:style-name="ce2"/>
          <table:table-cell office:value-type="string" calcext:value-type="string">
            <text:p>rowlandcartee</text:p>
          </table:table-cell>
          <table:table-cell office:value-type="string" calcext:value-type="string">
            <text:p>Miriah Cartee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3" office:value-type="string" calcext:value-type="string">
            <text:p>12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815" calcext:value-type="float">
            <text:p>56815</text:p>
          </table:table-cell>
          <table:table-cell office:value-type="float" office:value="183021196" calcext:value-type="float">
            <text:p>183021196</text:p>
          </table:table-cell>
          <table:table-cell office:value-type="string" calcext:value-type="string">
            <text:p><text:a xlink:href="https://scratch.mit.edu/projects/183021196/" xlink:type="simple">https://scratch.mit.edu/projects/183021196/</text:a></text:p>
          </table:table-cell>
          <table:table-cell table:style-name="ce2"/>
          <table:table-cell office:value-type="string" calcext:value-type="string">
            <text:p>royalsisler</text:p>
          </table:table-cell>
          <table:table-cell office:value-type="string" calcext:value-type="string">
            <text:p>Kaitlyn Royal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0/21</text:p>
          </table:table-cell>
          <table:table-cell table:style-name="Default" table:number-columns-repeated="3"/>
        </table:table-row>
        <table:table-row table:style-name="ro6">
          <table:table-cell office:value-type="string" calcext:value-type="string">
            <text:p>Hodson</text:p>
          </table:table-cell>
          <table:table-cell office:value-type="float" office:value="53299" calcext:value-type="float">
            <text:p>53299</text:p>
          </table:table-cell>
          <table:table-cell office:value-type="float" office:value="183021196" calcext:value-type="float">
            <text:p>183021196</text:p>
          </table:table-cell>
          <table:table-cell office:value-type="string" calcext:value-type="string">
            <text:p><text:a xlink:href="https://scratch.mit.edu/projects/183021196/" xlink:type="simple">https://scratch.mit.edu/projects/183021196/</text:a></text:p>
          </table:table-cell>
          <table:table-cell table:style-name="ce2"/>
          <table:table-cell office:value-type="string" calcext:value-type="string">
            <text:p>royalsisler</text:p>
          </table:table-cell>
          <table:table-cell office:value-type="string" calcext:value-type="string">
            <text:p>Mandi Sisler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merican Indian or Alaskan Native</text:p>
          </table:table-cell>
          <table:table-cell table:style-name="ce3" office:value-type="string" calcext:value-type="string">
            <text:p>10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817" calcext:value-type="float">
            <text:p>56817</text:p>
          </table:table-cell>
          <table:table-cell office:value-type="float" office:value="183021175" calcext:value-type="float">
            <text:p>183021175</text:p>
          </table:table-cell>
          <table:table-cell office:value-type="string" calcext:value-type="string">
            <text:p><text:a xlink:href="https://scratch.mit.edu/projects/183021175/" xlink:type="simple">https://scratch.mit.edu/projects/183021175/</text:a></text:p>
          </table:table-cell>
          <table:table-cell table:style-name="ce2"/>
          <table:table-cell office:value-type="string" calcext:value-type="string">
            <text:p>ryanaprile</text:p>
          </table:table-cell>
          <table:table-cell office:value-type="string" calcext:value-type="string">
            <text:p>Olivia Ryan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4705" calcext:value-type="float">
            <text:p>54705</text:p>
          </table:table-cell>
          <table:table-cell office:value-type="float" office:value="183021175" calcext:value-type="float">
            <text:p>183021175</text:p>
          </table:table-cell>
          <table:table-cell office:value-type="string" calcext:value-type="string">
            <text:p><text:a xlink:href="https://scratch.mit.edu/projects/183021175/" xlink:type="simple">https://scratch.mit.edu/projects/183021175/</text:a></text:p>
          </table:table-cell>
          <table:table-cell table:style-name="ce2"/>
          <table:table-cell office:value-type="string" calcext:value-type="string">
            <text:p>ryanaprile</text:p>
          </table:table-cell>
          <table:table-cell office:value-type="string" calcext:value-type="string">
            <text:p>Taryn Aprile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816" calcext:value-type="float">
            <text:p>56816</text:p>
          </table:table-cell>
          <table:table-cell office:value-type="float" office:value="183007123" calcext:value-type="float">
            <text:p>183007123</text:p>
          </table:table-cell>
          <table:table-cell office:value-type="string" calcext:value-type="string">
            <text:p><text:a xlink:href="https://scratch.mit.edu/projects/183007123/" xlink:type="simple">https://scratch.mit.edu/projects/183007123/</text:a></text:p>
          </table:table-cell>
          <table:table-cell table:style-name="ce2"/>
          <table:table-cell office:value-type="string" calcext:value-type="string">
            <text:p>ryankeating</text:p>
          </table:table-cell>
          <table:table-cell office:value-type="string" calcext:value-type="string">
            <text:p>Lilyanna Ry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9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5153" calcext:value-type="float">
            <text:p>75153</text:p>
          </table:table-cell>
          <table:table-cell office:value-type="float" office:value="183007123" calcext:value-type="float">
            <text:p>183007123</text:p>
          </table:table-cell>
          <table:table-cell office:value-type="string" calcext:value-type="string">
            <text:p><text:a xlink:href="https://scratch.mit.edu/projects/183007123/" xlink:type="simple">https://scratch.mit.edu/projects/183007123/</text:a></text:p>
          </table:table-cell>
          <table:table-cell table:style-name="ce2"/>
          <table:table-cell office:value-type="string" calcext:value-type="string">
            <text:p>ryankeating</text:p>
          </table:table-cell>
          <table:table-cell office:value-type="string" calcext:value-type="string">
            <text:p>Gianna Keati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9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766" calcext:value-type="float">
            <text:p>56766</text:p>
          </table:table-cell>
          <table:table-cell office:value-type="float" office:value="183093719" calcext:value-type="float">
            <text:p>183093719</text:p>
          </table:table-cell>
          <table:table-cell office:value-type="string" calcext:value-type="string">
            <text:p><text:a xlink:href="https://scratch.mit.edu/projects/183093719/" xlink:type="simple">https://scratch.mit.edu/projects/183093719/</text:a></text:p>
          </table:table-cell>
          <table:table-cell table:style-name="ce2"/>
          <table:table-cell office:value-type="string" calcext:value-type="string">
            <text:p>samsapatterson</text:p>
          </table:table-cell>
          <table:table-cell office:value-type="string" calcext:value-type="string">
            <text:p>Dylan Samsa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0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1263" calcext:value-type="float">
            <text:p>71263</text:p>
          </table:table-cell>
          <table:table-cell office:value-type="float" office:value="183093719" calcext:value-type="float">
            <text:p>183093719</text:p>
          </table:table-cell>
          <table:table-cell office:value-type="string" calcext:value-type="string">
            <text:p><text:a xlink:href="https://scratch.mit.edu/projects/183093719/" xlink:type="simple">https://scratch.mit.edu/projects/183093719/</text:a></text:p>
          </table:table-cell>
          <table:table-cell table:style-name="ce2"/>
          <table:table-cell office:value-type="string" calcext:value-type="string">
            <text:p>samsapatterson</text:p>
          </table:table-cell>
          <table:table-cell office:value-type="string" calcext:value-type="string">
            <text:p>Anthony Patterson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0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380" calcext:value-type="float">
            <text:p>56380</text:p>
          </table:table-cell>
          <table:table-cell office:value-type="float" office:value="182647882" calcext:value-type="float">
            <text:p>182647882</text:p>
          </table:table-cell>
          <table:table-cell office:value-type="string" calcext:value-type="string">
            <text:p><text:a xlink:href="https://scratch.mit.edu/projects/182647882/" xlink:type="simple">https://scratch.mit.edu/projects/182647882/</text:a></text:p>
          </table:table-cell>
          <table:table-cell table:style-name="ce2"/>
          <table:table-cell office:value-type="string" calcext:value-type="string">
            <text:p>seikaniecpuglialin</text:p>
          </table:table-cell>
          <table:table-cell office:value-type="string" calcext:value-type="string">
            <text:p>Dori Siekaniec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813" calcext:value-type="float">
            <text:p>56813</text:p>
          </table:table-cell>
          <table:table-cell office:value-type="float" office:value="182647882" calcext:value-type="float">
            <text:p>182647882</text:p>
          </table:table-cell>
          <table:table-cell office:value-type="string" calcext:value-type="string">
            <text:p><text:a xlink:href="https://scratch.mit.edu/projects/182647882/" xlink:type="simple">https://scratch.mit.edu/projects/182647882/</text:a></text:p>
          </table:table-cell>
          <table:table-cell table:style-name="ce2"/>
          <table:table-cell office:value-type="string" calcext:value-type="string">
            <text:p>seikaniecpuglialin</text:p>
          </table:table-cell>
          <table:table-cell office:value-type="string" calcext:value-type="string">
            <text:p>Samanth Pugli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7396" calcext:value-type="float">
            <text:p>57396</text:p>
          </table:table-cell>
          <table:table-cell office:value-type="float" office:value="182647882" calcext:value-type="float">
            <text:p>182647882</text:p>
          </table:table-cell>
          <table:table-cell office:value-type="string" calcext:value-type="string">
            <text:p><text:a xlink:href="https://scratch.mit.edu/projects/182647882/" xlink:type="simple">https://scratch.mit.edu/projects/182647882/</text:a></text:p>
          </table:table-cell>
          <table:table-cell table:style-name="ce2"/>
          <table:table-cell office:value-type="string" calcext:value-type="string">
            <text:p>seikaniecpuglialin</text:p>
          </table:table-cell>
          <table:table-cell office:value-type="string" calcext:value-type="string">
            <text:p>Avril Linowski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7018" calcext:value-type="float">
            <text:p>57018</text:p>
          </table:table-cell>
          <table:table-cell office:value-type="float" office:value="183107195" calcext:value-type="float">
            <text:p>183107195</text:p>
          </table:table-cell>
          <table:table-cell office:value-type="string" calcext:value-type="string">
            <text:p><text:a xlink:href="https://scratch.mit.edu/projects/183107195/" xlink:type="simple">https://scratch.mit.edu/projects/183107195/</text:a></text:p>
          </table:table-cell>
          <table:table-cell table:style-name="ce2"/>
          <table:table-cell office:value-type="string" calcext:value-type="string">
            <text:p>servegentempestelli</text:p>
          </table:table-cell>
          <table:table-cell office:value-type="string" calcext:value-type="string">
            <text:p>Robbie Sevegen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822" calcext:value-type="float">
            <text:p>56822</text:p>
          </table:table-cell>
          <table:table-cell office:value-type="float" office:value="183107195" calcext:value-type="float">
            <text:p>183107195</text:p>
          </table:table-cell>
          <table:table-cell office:value-type="string" calcext:value-type="string">
            <text:p><text:a xlink:href="https://scratch.mit.edu/projects/183107195/" xlink:type="simple">https://scratch.mit.edu/projects/183107195/</text:a></text:p>
          </table:table-cell>
          <table:table-cell table:style-name="ce2"/>
          <table:table-cell office:value-type="string" calcext:value-type="string">
            <text:p>servegentempestelli</text:p>
          </table:table-cell>
          <table:table-cell office:value-type="string" calcext:value-type="string">
            <text:p>Angelina Tempestelli</text:p>
          </table:table-cell>
          <table:table-cell table:style-name="ce2" table:number-columns-repeated="2"/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3" office:value-type="string" calcext:value-type="string">
            <text:p>12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4819" calcext:value-type="float">
            <text:p>54819</text:p>
          </table:table-cell>
          <table:table-cell office:value-type="float" office:value="183007618" calcext:value-type="float">
            <text:p>183007618</text:p>
          </table:table-cell>
          <table:table-cell office:value-type="string" calcext:value-type="string">
            <text:p><text:a xlink:href="https://scratch.mit.edu/projects/183007618/" xlink:type="simple">https://scratch.mit.edu/projects/183007618/</text:a></text:p>
          </table:table-cell>
          <table:table-cell table:style-name="ce2"/>
          <table:table-cell office:value-type="string" calcext:value-type="string">
            <text:p>seyboltgonser</text:p>
          </table:table-cell>
          <table:table-cell office:value-type="string" calcext:value-type="string">
            <text:p>Ethan Seybolt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office:value-type="string" calcext:value-type="string">
            <text:p>16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4909" calcext:value-type="float">
            <text:p>54909</text:p>
          </table:table-cell>
          <table:table-cell office:value-type="float" office:value="183007618" calcext:value-type="float">
            <text:p>183007618</text:p>
          </table:table-cell>
          <table:table-cell office:value-type="string" calcext:value-type="string">
            <text:p><text:a xlink:href="https://scratch.mit.edu/projects/183007618/" xlink:type="simple">https://scratch.mit.edu/projects/183007618/</text:a></text:p>
          </table:table-cell>
          <table:table-cell table:style-name="ce2"/>
          <table:table-cell office:value-type="string" calcext:value-type="string">
            <text:p>seyboltgonser</text:p>
          </table:table-cell>
          <table:table-cell office:value-type="string" calcext:value-type="string">
            <text:p>Caleb Gonser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6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4070" calcext:value-type="float">
            <text:p>54070</text:p>
          </table:table-cell>
          <table:table-cell office:value-type="float" office:value="183007618" calcext:value-type="float">
            <text:p>183007618</text:p>
          </table:table-cell>
          <table:table-cell office:value-type="string" calcext:value-type="string">
            <text:p><text:a xlink:href="https://scratch.mit.edu/projects/183007618/" xlink:type="simple">https://scratch.mit.edu/projects/183007618/</text:a></text:p>
          </table:table-cell>
          <table:table-cell table:style-name="ce2"/>
          <table:table-cell office:value-type="string" calcext:value-type="string">
            <text:p>seyboltgonser</text:p>
          </table:table-cell>
          <table:table-cell office:value-type="string" calcext:value-type="string">
            <text:p>Dominic Marciante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table:style-name="ce2"/>
          <table:table-cell office:value-type="string" calcext:value-type="string">
            <text:p>16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819" calcext:value-type="float">
            <text:p>56819</text:p>
          </table:table-cell>
          <table:table-cell office:value-type="float" office:value="183107171" calcext:value-type="float">
            <text:p>183107171</text:p>
          </table:table-cell>
          <table:table-cell office:value-type="string" calcext:value-type="string">
            <text:p><text:a xlink:href="https://scratch.mit.edu/projects/183107171/" xlink:type="simple">https://scratch.mit.edu/projects/183107171/</text:a></text:p>
          </table:table-cell>
          <table:table-cell table:style-name="ce2"/>
          <table:table-cell office:value-type="string" calcext:value-type="string">
            <text:p>shimmelsalexander</text:p>
          </table:table-cell>
          <table:table-cell office:value-type="string" calcext:value-type="string">
            <text:p>Alison Schimmels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525" calcext:value-type="float">
            <text:p>56525</text:p>
          </table:table-cell>
          <table:table-cell office:value-type="float" office:value="183107171" calcext:value-type="float">
            <text:p>183107171</text:p>
          </table:table-cell>
          <table:table-cell office:value-type="string" calcext:value-type="string">
            <text:p><text:a xlink:href="https://scratch.mit.edu/projects/183107171/" xlink:type="simple">https://scratch.mit.edu/projects/183107171/</text:a></text:p>
          </table:table-cell>
          <table:table-cell table:style-name="ce2"/>
          <table:table-cell office:value-type="string" calcext:value-type="string">
            <text:p>shimmelsalexander</text:p>
          </table:table-cell>
          <table:table-cell office:value-type="string" calcext:value-type="string">
            <text:p>Katie Alexander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6">
          <table:table-cell office:value-type="string" calcext:value-type="string">
            <text:p>Hodson</text:p>
          </table:table-cell>
          <table:table-cell office:value-type="float" office:value="72466" calcext:value-type="float">
            <text:p>72466</text:p>
          </table:table-cell>
          <table:table-cell office:value-type="float" office:value="183107182" calcext:value-type="float">
            <text:p>183107182</text:p>
          </table:table-cell>
          <table:table-cell office:value-type="string" calcext:value-type="string">
            <text:p><text:a xlink:href="https://scratch.mit.edu/projects/183107182/" xlink:type="simple">https://scratch.mit.edu/projects/183107182/</text:a></text:p>
          </table:table-cell>
          <table:table-cell table:style-name="ce2"/>
          <table:table-cell office:value-type="string" calcext:value-type="string">
            <text:p>smithhamilton</text:p>
          </table:table-cell>
          <table:table-cell office:value-type="string" calcext:value-type="string">
            <text:p>Chloe Smith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Black or African American,Multiracial</text:p>
          </table:table-cell>
          <table:table-cell office:value-type="string" calcext:value-type="string">
            <text:p>15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4079" calcext:value-type="float">
            <text:p>54079</text:p>
          </table:table-cell>
          <table:table-cell office:value-type="float" office:value="183107182" calcext:value-type="float">
            <text:p>183107182</text:p>
          </table:table-cell>
          <table:table-cell office:value-type="string" calcext:value-type="string">
            <text:p><text:a xlink:href="https://scratch.mit.edu/projects/183107182/" xlink:type="simple">https://scratch.mit.edu/projects/183107182/</text:a></text:p>
          </table:table-cell>
          <table:table-cell table:style-name="ce2"/>
          <table:table-cell office:value-type="string" calcext:value-type="string">
            <text:p>smithhamilton</text:p>
          </table:table-cell>
          <table:table-cell office:value-type="string" calcext:value-type="string">
            <text:p>Cecelia Hamilton 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5273" calcext:value-type="float">
            <text:p>55273</text:p>
          </table:table-cell>
          <table:table-cell office:value-type="float" office:value="183482073" calcext:value-type="float">
            <text:p>183482073</text:p>
          </table:table-cell>
          <table:table-cell office:value-type="string" calcext:value-type="string">
            <text:p><text:a xlink:href="https://scratch.mit.edu/projects/183482073/" xlink:type="simple">https://scratch.mit.edu/projects/183482073/</text:a></text:p>
          </table:table-cell>
          <table:table-cell table:style-name="ce2"/>
          <table:table-cell office:value-type="string" calcext:value-type="string">
            <text:p>soospetric</text:p>
          </table:table-cell>
          <table:table-cell office:value-type="string" calcext:value-type="string">
            <text:p>Cassandra Soos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4074" calcext:value-type="float">
            <text:p>54074</text:p>
          </table:table-cell>
          <table:table-cell office:value-type="float" office:value="183482073" calcext:value-type="float">
            <text:p>183482073</text:p>
          </table:table-cell>
          <table:table-cell office:value-type="string" calcext:value-type="string">
            <text:p><text:a xlink:href="https://scratch.mit.edu/projects/183482073/" xlink:type="simple">https://scratch.mit.edu/projects/183482073/</text:a></text:p>
          </table:table-cell>
          <table:table-cell table:style-name="ce2"/>
          <table:table-cell office:value-type="string" calcext:value-type="string">
            <text:p>soospetric</text:p>
          </table:table-cell>
          <table:table-cell office:value-type="string" calcext:value-type="string">
            <text:p>Madison Petric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3249" calcext:value-type="float">
            <text:p>53249</text:p>
          </table:table-cell>
          <table:table-cell office:value-type="float" office:value="183021113" calcext:value-type="float">
            <text:p>183021113</text:p>
          </table:table-cell>
          <table:table-cell office:value-type="string" calcext:value-type="string">
            <text:p><text:a xlink:href="https://scratch.mit.edu/projects/183021113/" xlink:type="simple">https://scratch.mit.edu/projects/183021113/</text:a></text:p>
          </table:table-cell>
          <table:table-cell table:style-name="ce2"/>
          <table:table-cell office:value-type="string" calcext:value-type="string">
            <text:p>stoutaugusta</text:p>
          </table:table-cell>
          <table:table-cell office:value-type="string" calcext:value-type="string">
            <text:p>Julia Stout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table:style-name="ce2"/>
          <table:table-cell office:value-type="string" calcext:value-type="string">
            <text:p>15/21</text:p>
          </table:table-cell>
          <table:table-cell table:style-name="Default" table:number-columns-repeated="3"/>
        </table:table-row>
        <table:table-row table:style-name="ro6">
          <table:table-cell office:value-type="string" calcext:value-type="string">
            <text:p>Hodson</text:p>
          </table:table-cell>
          <table:table-cell office:value-type="float" office:value="56653" calcext:value-type="float">
            <text:p>56653</text:p>
          </table:table-cell>
          <table:table-cell office:value-type="float" office:value="183021113" calcext:value-type="float">
            <text:p>183021113</text:p>
          </table:table-cell>
          <table:table-cell office:value-type="string" calcext:value-type="string">
            <text:p><text:a xlink:href="https://scratch.mit.edu/projects/183021113/" xlink:type="simple">https://scratch.mit.edu/projects/183021113/</text:a></text:p>
          </table:table-cell>
          <table:table-cell table:style-name="ce2"/>
          <table:table-cell office:value-type="string" calcext:value-type="string">
            <text:p>stoutaugusta</text:p>
          </table:table-cell>
          <table:table-cell office:value-type="string" calcext:value-type="string">
            <text:p>Juliana Augusta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Native Hawaiian or other Pacific Islander</text:p>
          </table:table-cell>
          <table:table-cell office:value-type="string" calcext:value-type="string">
            <text:p>15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820" calcext:value-type="float">
            <text:p>56820</text:p>
          </table:table-cell>
          <table:table-cell office:value-type="float" office:value="183007262" calcext:value-type="float">
            <text:p>183007262</text:p>
          </table:table-cell>
          <table:table-cell office:value-type="string" calcext:value-type="string">
            <text:p><text:a xlink:href="https://scratch.mit.edu/projects/183007262/" xlink:type="simple">https://scratch.mit.edu/projects/183007262/</text:a></text:p>
          </table:table-cell>
          <table:table-cell table:style-name="ce2"/>
          <table:table-cell office:value-type="string" calcext:value-type="string">
            <text:p>stuartrutkowski</text:p>
          </table:table-cell>
          <table:table-cell office:value-type="string" calcext:value-type="string">
            <text:p>Kimberly Stuart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764" calcext:value-type="float">
            <text:p>56764</text:p>
          </table:table-cell>
          <table:table-cell office:value-type="float" office:value="183007262" calcext:value-type="float">
            <text:p>183007262</text:p>
          </table:table-cell>
          <table:table-cell office:value-type="string" calcext:value-type="string">
            <text:p><text:a xlink:href="https://scratch.mit.edu/projects/183007262/" xlink:type="simple">https://scratch.mit.edu/projects/183007262/</text:a></text:p>
          </table:table-cell>
          <table:table-cell table:style-name="ce2"/>
          <table:table-cell office:value-type="string" calcext:value-type="string">
            <text:p>stuartrutkowski</text:p>
          </table:table-cell>
          <table:table-cell office:value-type="string" calcext:value-type="string">
            <text:p>Carly Rutkowski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5432" calcext:value-type="float">
            <text:p>55432</text:p>
          </table:table-cell>
          <table:table-cell office:value-type="float" office:value="183093651" calcext:value-type="float">
            <text:p>183093651</text:p>
          </table:table-cell>
          <table:table-cell office:value-type="string" calcext:value-type="string">
            <text:p><text:a xlink:href="https://scratch.mit.edu/projects/183093651/" xlink:type="simple">https://scratch.mit.edu/projects/183093651/</text:a></text:p>
          </table:table-cell>
          <table:table-cell table:style-name="ce2"/>
          <table:table-cell office:value-type="string" calcext:value-type="string">
            <text:p>summerstirabassi</text:p>
          </table:table-cell>
          <table:table-cell office:value-type="string" calcext:value-type="string">
            <text:p>Dominic Summers 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824" calcext:value-type="float">
            <text:p>56824</text:p>
          </table:table-cell>
          <table:table-cell office:value-type="float" office:value="183093651" calcext:value-type="float">
            <text:p>183093651</text:p>
          </table:table-cell>
          <table:table-cell office:value-type="string" calcext:value-type="string">
            <text:p><text:a xlink:href="https://scratch.mit.edu/projects/183093651/" xlink:type="simple">https://scratch.mit.edu/projects/183093651/</text:a></text:p>
          </table:table-cell>
          <table:table-cell table:style-name="ce2"/>
          <table:table-cell office:value-type="string" calcext:value-type="string">
            <text:p>summerstirabassi</text:p>
          </table:table-cell>
          <table:table-cell office:value-type="string" calcext:value-type="string">
            <text:p>Zachary Tirabassi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3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877" calcext:value-type="float">
            <text:p>56877</text:p>
          </table:table-cell>
          <table:table-cell office:value-type="float" office:value="182648156" calcext:value-type="float">
            <text:p>182648156</text:p>
          </table:table-cell>
          <table:table-cell office:value-type="string" calcext:value-type="string">
            <text:p><text:a xlink:href="https://scratch.mit.edu/projects/182648156/" xlink:type="simple">https://scratch.mit.edu/projects/182648156/</text:a></text:p>
          </table:table-cell>
          <table:table-cell table:style-name="ce2"/>
          <table:table-cell office:value-type="string" calcext:value-type="string">
            <text:p>susterbarney</text:p>
          </table:table-cell>
          <table:table-cell office:value-type="string" calcext:value-type="string">
            <text:p>Joey Suster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662" calcext:value-type="float">
            <text:p>56662</text:p>
          </table:table-cell>
          <table:table-cell office:value-type="float" office:value="182648156" calcext:value-type="float">
            <text:p>182648156</text:p>
          </table:table-cell>
          <table:table-cell office:value-type="string" calcext:value-type="string">
            <text:p><text:a xlink:href="https://scratch.mit.edu/projects/182648156/" xlink:type="simple">https://scratch.mit.edu/projects/182648156/</text:a></text:p>
          </table:table-cell>
          <table:table-cell table:style-name="ce2"/>
          <table:table-cell office:value-type="string" calcext:value-type="string">
            <text:p>susterbarney</text:p>
          </table:table-cell>
          <table:table-cell office:value-type="string" calcext:value-type="string">
            <text:p>Owen Barney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74774" calcext:value-type="float">
            <text:p>74774</text:p>
          </table:table-cell>
          <table:table-cell table:style-name="ce2" table:number-columns-repeated="3"/>
          <table:table-cell office:value-type="string" calcext:value-type="string">
            <text:p>tirolettoosborn</text:p>
          </table:table-cell>
          <table:table-cell office:value-type="string" calcext:value-type="string">
            <text:p>Tristan Tiroletto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table:style-name="ce2"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732" calcext:value-type="float">
            <text:p>56732</text:p>
          </table:table-cell>
          <table:table-cell table:style-name="ce2" table:number-columns-repeated="3"/>
          <table:table-cell office:value-type="string" calcext:value-type="string">
            <text:p>tirolettoosborn</text:p>
          </table:table-cell>
          <table:table-cell office:value-type="string" calcext:value-type="string">
            <text:p>Jake Orsborn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635" calcext:value-type="float">
            <text:p>56635</text:p>
          </table:table-cell>
          <table:table-cell office:value-type="float" office:value="183065640" calcext:value-type="float">
            <text:p>183065640</text:p>
          </table:table-cell>
          <table:table-cell office:value-type="string" calcext:value-type="string">
            <text:p><text:a xlink:href="https://scratch.mit.edu/projects/183065640/" xlink:type="simple">https://scratch.mit.edu/projects/183065640/</text:a></text:p>
          </table:table-cell>
          <table:table-cell table:style-name="ce2"/>
          <table:table-cell office:value-type="string" calcext:value-type="string">
            <text:p>turnerrowen</text:p>
          </table:table-cell>
          <table:table-cell office:value-type="string" calcext:value-type="string">
            <text:p>Anna Turner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825" calcext:value-type="float">
            <text:p>56825</text:p>
          </table:table-cell>
          <table:table-cell office:value-type="float" office:value="183065640" calcext:value-type="float">
            <text:p>183065640</text:p>
          </table:table-cell>
          <table:table-cell office:value-type="string" calcext:value-type="string">
            <text:p><text:a xlink:href="https://scratch.mit.edu/projects/183065640/" xlink:type="simple">https://scratch.mit.edu/projects/183065640/</text:a></text:p>
          </table:table-cell>
          <table:table-cell table:style-name="ce2"/>
          <table:table-cell office:value-type="string" calcext:value-type="string">
            <text:p>turnerrowen</text:p>
          </table:table-cell>
          <table:table-cell office:value-type="string" calcext:value-type="string">
            <text:p>Alexis Rowen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4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376" calcext:value-type="float">
            <text:p>56376</text:p>
          </table:table-cell>
          <table:table-cell office:value-type="float" office:value="182196521" calcext:value-type="float">
            <text:p>182196521</text:p>
          </table:table-cell>
          <table:table-cell office:value-type="string" calcext:value-type="string">
            <text:p><text:a xlink:href="https://scratch.mit.edu/projects/182196521/" xlink:type="simple">https://scratch.mit.edu/projects/182196521/</text:a></text:p>
          </table:table-cell>
          <table:table-cell table:style-name="ce2"/>
          <table:table-cell office:value-type="string" calcext:value-type="string">
            <text:p>vaiksnorasklinc</text:p>
          </table:table-cell>
          <table:table-cell office:value-type="string" calcext:value-type="string">
            <text:p>David Vaiksnoras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office:value-type="string" calcext:value-type="string">
            <text:p>15/2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535" calcext:value-type="float">
            <text:p>56535</text:p>
          </table:table-cell>
          <table:table-cell office:value-type="float" office:value="182196521" calcext:value-type="float">
            <text:p>182196521</text:p>
          </table:table-cell>
          <table:table-cell office:value-type="string" calcext:value-type="string">
            <text:p><text:a xlink:href="https://scratch.mit.edu/projects/182196521/" xlink:type="simple">https://scratch.mit.edu/projects/182196521/</text:a></text:p>
          </table:table-cell>
          <table:table-cell table:style-name="ce2"/>
          <table:table-cell office:value-type="string" calcext:value-type="string">
            <text:p>vaiksnorasklinc</text:p>
          </table:table-cell>
          <table:table-cell office:value-type="string" calcext:value-type="string">
            <text:p>Bernard Klinc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/2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663" calcext:value-type="float">
            <text:p>56663</text:p>
          </table:table-cell>
          <table:table-cell office:value-type="float" office:value="182188379" calcext:value-type="float">
            <text:p>182188379</text:p>
          </table:table-cell>
          <table:table-cell office:value-type="string" calcext:value-type="string">
            <text:p><text:a xlink:href="https://scratch.mit.edu/projects/182188379/" xlink:type="simple">https://scratch.mit.edu/projects/182188379/</text:a></text:p>
          </table:table-cell>
          <table:table-cell table:style-name="ce2"/>
          <table:table-cell office:value-type="string" calcext:value-type="string">
            <text:p>verriadams</text:p>
          </table:table-cell>
          <table:table-cell office:value-type="string" calcext:value-type="string">
            <text:p>Ryan Veri</text:p>
          </table:table-cell>
          <table:table-cell table:style-name="ce2" table:number-columns-repeated="2"/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5756" calcext:value-type="float">
            <text:p>55756</text:p>
          </table:table-cell>
          <table:table-cell office:value-type="float" office:value="182188379" calcext:value-type="float">
            <text:p>182188379</text:p>
          </table:table-cell>
          <table:table-cell office:value-type="string" calcext:value-type="string">
            <text:p><text:a xlink:href="https://scratch.mit.edu/projects/182188379/" xlink:type="simple">https://scratch.mit.edu/projects/182188379/</text:a></text:p>
          </table:table-cell>
          <table:table-cell table:style-name="ce2"/>
          <table:table-cell office:value-type="string" calcext:value-type="string">
            <text:p>verriadams</text:p>
          </table:table-cell>
          <table:table-cell office:value-type="string" calcext:value-type="string">
            <text:p>Dylan Adams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 table:style-name="Default" table:number-columns-repeated="3"/>
        </table:table-row>
        <table:table-row table:style-name="ro2">
          <table:table-cell office:value-type="string" calcext:value-type="string">
            <text:p>Hodson</text:p>
          </table:table-cell>
          <table:table-cell office:value-type="float" office:value="56828" calcext:value-type="float">
            <text:p>56828</text:p>
          </table:table-cell>
          <table:table-cell office:value-type="float" office:value="182376301" calcext:value-type="float">
            <text:p>182376301</text:p>
          </table:table-cell>
          <table:table-cell office:value-type="string" calcext:value-type="string">
            <text:p><text:a xlink:href="https://scratch.mit.edu/projects/182376301/" xlink:type="simple">https://scratch.mit.edu/projects/182376301/</text:a></text:p>
          </table:table-cell>
          <table:table-cell table:style-name="ce2"/>
          <table:table-cell office:value-type="string" calcext:value-type="string">
            <text:p>zelehuffman</text:p>
          </table:table-cell>
          <table:table-cell office:value-type="string" calcext:value-type="string">
            <text:p>Ethan Zele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  <table:table-row table:style-name="ro1">
          <table:table-cell office:value-type="string" calcext:value-type="string">
            <text:p>Hodson</text:p>
          </table:table-cell>
          <table:table-cell office:value-type="float" office:value="56874" calcext:value-type="float">
            <text:p>56874</text:p>
          </table:table-cell>
          <table:table-cell office:value-type="float" office:value="182376301" calcext:value-type="float">
            <text:p>182376301</text:p>
          </table:table-cell>
          <table:table-cell office:value-type="string" calcext:value-type="string">
            <text:p><text:a xlink:href="https://scratch.mit.edu/projects/182376301/" xlink:type="simple">https://scratch.mit.edu/projects/182376301/</text:a></text:p>
          </table:table-cell>
          <table:table-cell table:style-name="ce2"/>
          <table:table-cell office:value-type="string" calcext:value-type="string">
            <text:p>zelehuffman</text:p>
          </table:table-cell>
          <table:table-cell office:value-type="string" calcext:value-type="string">
            <text:p>Thomas Huffman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7:49:43.650833526</meta:creation-date>
    <dc:date>2024-07-13T08:01:01.393267346</dc:date>
    <meta:editing-duration>PT1M7S</meta:editing-duration>
    <meta:editing-cycles>1</meta:editing-cycles>
    <meta:generator>LibreOffice/7.3.7.2$Linux_X86_64 LibreOffice_project/30$Build-2</meta:generator>
    <meta:document-statistic meta:table-count="1" meta:cell-count="17189" meta:object-count="0"/>
  </office:meta>
</office:document-meta>
</file>